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svg:font-family="Inconsolata"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4965in"/>
    </style:style>
    <style:style style:name="co2" style:family="table-column">
      <style:table-column-properties fo:break-before="auto" style:column-width="0.9362in"/>
    </style:style>
    <style:style style:name="co3" style:family="table-column">
      <style:table-column-properties fo:break-before="auto" style:column-width="0.7217in"/>
    </style:style>
    <style:style style:name="co4" style:family="table-column">
      <style:table-column-properties fo:break-before="auto" style:column-width="19.4453in"/>
    </style:style>
    <style:style style:name="co5" style:family="table-column">
      <style:table-column-properties fo:break-before="auto" style:column-width="5.9429in"/>
    </style:style>
    <style:style style:name="co6" style:family="table-column">
      <style:table-column-properties fo:break-before="auto" style:column-width="1.6756in"/>
    </style:style>
    <style:style style:name="co7" style:family="table-column">
      <style:table-column-properties fo:break-before="auto" style:column-width="1.9437in"/>
    </style:style>
    <style:style style:name="co8" style:family="table-column">
      <style:table-column-properties fo:break-before="auto" style:column-width="0.889in"/>
    </style:style>
    <style:style style:name="co9" style:family="table-column">
      <style:table-column-properties fo:break-before="auto" style:column-width="0.5547in"/>
    </style:style>
    <style:style style:name="co10" style:family="table-column">
      <style:table-column-properties fo:break-before="auto" style:column-width="0.7626in"/>
    </style:style>
    <style:style style:name="co11" style:family="table-column">
      <style:table-column-properties fo:break-before="auto" style:column-width="0.7209in"/>
    </style:style>
    <style:style style:name="co12" style:family="table-column">
      <style:table-column-properties fo:break-before="auto" style:column-width="7.0882in"/>
    </style:style>
    <style:style style:name="co13" style:family="table-column">
      <style:table-column-properties fo:break-before="auto" style:column-width="5.748in"/>
    </style:style>
    <style:style style:name="co14" style:family="table-column">
      <style:table-column-properties fo:break-before="auto" style:column-width="1.6953in"/>
    </style:style>
    <style:style style:name="co15" style:family="table-column">
      <style:table-column-properties fo:break-before="auto" style:column-width="1.9543in"/>
    </style:style>
    <style:style style:name="ro1" style:family="table-row">
      <style:table-row-properties style:row-height="0.178in" fo:break-before="auto" style:use-optimal-row-height="true"/>
    </style:style>
    <style:style style:name="ro2" style:family="table-row">
      <style:table-row-properties style:row-height="0.4583in" fo:break-before="auto" style:use-optimal-row-height="true"/>
    </style:style>
    <style:style style:name="ro3" style:family="table-row">
      <style:table-row-properties style:row-height="0.7547in" fo:break-before="auto" style:use-optimal-row-height="true"/>
    </style:style>
    <style:style style:name="ro4" style:family="table-row">
      <style:table-row-properties style:row-height="0.6071in" fo:break-before="auto" style:use-optimal-row-height="true"/>
    </style:style>
    <style:style style:name="ro5" style:family="table-row">
      <style:table-row-properties style:row-height="0.3102in" fo:break-before="auto" style:use-optimal-row-height="true"/>
    </style:style>
    <style:style style:name="ro6" style:family="table-row">
      <style:table-row-properties style:row-height="1.0508in" fo:break-before="auto" style:use-optimal-row-height="true"/>
    </style:style>
    <style:style style:name="ro7" style:family="table-row">
      <style:table-row-properties style:row-height="1.3472in" fo:break-before="auto" style:use-optimal-row-height="true"/>
    </style:style>
    <style:style style:name="ro8" style:family="table-row">
      <style:table-row-properties style:row-height="0.9028in" fo:break-before="auto" style:use-optimal-row-height="true"/>
    </style:style>
    <style:style style:name="ro9" style:family="table-row">
      <style:table-row-properties style:row-height="1.1992in" fo:break-before="auto" style:use-optimal-row-height="true"/>
    </style:style>
    <style:style style:name="ro10" style:family="table-row">
      <style:table-row-properties style:row-height="1.4953in" fo:break-before="auto" style:use-optimal-row-height="true"/>
    </style:style>
    <style:style style:name="ro11" style:family="table-row">
      <style:table-row-properties style:row-height="1.642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middle"/>
      <style:text-properties style:font-name="Inconsolata"/>
    </style:style>
    <style:style style:name="ce2" style:family="table-cell" style:parent-style-name="Default">
      <style:table-cell-properties fo:wrap-option="wrap" style:vertical-align="middle"/>
      <style:text-properties style:font-name="Inconsolata"/>
    </style:style>
  </office:automatic-styles>
  <office:body>
    <office:spreadsheet>
      <table:table table:name="cp-cite-cts-100-finished-estlocus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float" office:value="21196" calcext:value-type="float">
            <text:p>21196</text:p>
          </table:table-cell>
          <table:table-cell office:value-type="string" calcext:value-type="string">
            <text:p>Italia</text:p>
          </table:table-cell>
          <table:table-cell office:value-type="string" calcext:value-type="string">
            <text:p>estlocus1</text:p>
          </table:table-cell>
          <table:table-cell office:value-type="string" calcext:value-type="string">
            <text:p>Multa enim in Italia, Galliis, Hispaniisque nostra aetate gesta sunt, quae si qualicunque stylo memoriae proderem, opere precium me facturum putaui.</text:p>
          </table:table-cell>
          <table:table-cell office:value-type="string" calcext:value-type="string">
            <text:p>urn:cts:croala:tubero.commentarii.croala-loci:body1.div1.div1.p1.s2.placeName4</text:p>
          </table:table-cell>
          <table:table-cell office:value-type="string" calcext:value-type="string">
            <text:p>urn:cite:croala:loci.21196</text:p>
          </table:table-cell>
          <table:table-cell office:value-type="string" calcext:value-type="string">
            <text:p>urn:cite:croala:loci.ana.21196</text:p>
          </table:table-cell>
        </table:table-row>
        <table:table-row table:style-name="ro1">
          <table:table-cell office:value-type="float" office:value="22082" calcext:value-type="float">
            <text:p>22082</text:p>
          </table:table-cell>
          <table:table-cell office:value-type="string" calcext:value-type="string">
            <text:p>Hungaria</text:p>
          </table:table-cell>
          <table:table-cell office:value-type="string" calcext:value-type="string">
            <text:p>estlocus1</text:p>
          </table:table-cell>
          <table:table-cell office:value-type="string" calcext:value-type="string">
            <text:p>Placuit igitur, quicquid post regis Matthiae Chugniadis Coruini excessum (inde enim historiam inchoabimus) regno per triennium dissidente in Hungaria gestum est, a caeteris rebus seiungere.</text:p>
          </table:table-cell>
          <table:table-cell office:value-type="string" calcext:value-type="string">
            <text:p>urn:cts:croala:tubero.commentarii.croala-loci:body1.div1.div1.p3.s1.placeName19</text:p>
          </table:table-cell>
          <table:table-cell office:value-type="string" calcext:value-type="string">
            <text:p>urn:cite:croala:loci.22082</text:p>
          </table:table-cell>
          <table:table-cell office:value-type="string" calcext:value-type="string">
            <text:p>urn:cite:croala:loci.ana.22082</text:p>
          </table:table-cell>
        </table:table-row>
        <table:table-row table:style-name="ro1">
          <table:table-cell office:value-type="float" office:value="23841" calcext:value-type="float">
            <text:p>23841</text:p>
          </table:table-cell>
          <table:table-cell office:value-type="string" calcext:value-type="string">
            <text:p>Pragae</text:p>
          </table:table-cell>
          <table:table-cell office:value-type="string" calcext:value-type="string">
            <text:p>estlocus1</text:p>
          </table:table-cell>
          <table:table-cell office:value-type="string" calcext:value-type="string">
            <text:p>Non ita multis post annis, Vuladislauo in expeditione aduersus Turcas suscepta interfecto, Alberthi filius regno iure sibi debito potitur, qui quum dolo suorum Pragae adolescens perisset, ad Matthiam, priuatum Iani Chuniadis filium, qui sibi Coruini nomen imposuit, opera Michaellis Selagii regnum ab Hungaris deffertur, quippe is erat Matthiae auunculus, ad eumque omnium rerum summa tunc respiciebat.</text:p>
          </table:table-cell>
          <table:table-cell office:value-type="string" calcext:value-type="string">
            <text:p>urn:cts:croala:tubero.commentarii.croala-loci:body1.div1.div2.p2.s1.placeName24</text:p>
          </table:table-cell>
          <table:table-cell office:value-type="string" calcext:value-type="string">
            <text:p>urn:cite:croala:loci.23841</text:p>
          </table:table-cell>
          <table:table-cell office:value-type="string" calcext:value-type="string">
            <text:p>urn:cite:croala:loci.ana.23841</text:p>
          </table:table-cell>
        </table:table-row>
        <table:table-row table:style-name="ro1">
          <table:table-cell office:value-type="float" office:value="25611" calcext:value-type="float">
            <text:p>25611</text:p>
          </table:table-cell>
          <table:table-cell office:value-type="string" calcext:value-type="string">
            <text:p>Viannam</text:p>
          </table:table-cell>
          <table:table-cell office:value-type="string" calcext:value-type="string">
            <text:p>estlocus1</text:p>
          </table:table-cell>
          <table:table-cell office:value-type="string" calcext:value-type="string">
            <text:p>Mattias, regium Hungarorum diadema a Friderico imperatore redimit; pretium tamen mox armata manu repetit, Viannam occupat, et ibidem e uiuis excedit.</text:p>
          </table:table-cell>
          <table:table-cell office:value-type="string" calcext:value-type="string">
            <text:p>urn:cts:croala:tubero.commentarii.croala-loci:body1.div1.div3.argument1.p1.s1.placeName15</text:p>
          </table:table-cell>
          <table:table-cell office:value-type="string" calcext:value-type="string">
            <text:p>urn:cite:croala:loci.25611</text:p>
          </table:table-cell>
          <table:table-cell office:value-type="string" calcext:value-type="string">
            <text:p>urn:cite:croala:loci.ana.25611</text:p>
          </table:table-cell>
        </table:table-row>
        <table:table-row table:style-name="ro1">
          <table:table-cell office:value-type="float" office:value="26297" calcext:value-type="float">
            <text:p>26297</text:p>
          </table:table-cell>
          <table:table-cell office:value-type="string" calcext:value-type="string">
            <text:p>Viannam</text:p>
          </table:table-cell>
          <table:table-cell office:value-type="string" calcext:value-type="string">
            <text:p>estlocus1</text:p>
          </table:table-cell>
          <table:table-cell office:value-type="string" calcext:value-type="string">
            <text:p>Nam, quamuis Caesar Viannam et Nouam Vrbem cum multis Norici ac Carnici agri oppidis eo bello amiserit, Matthias tamen, dum auidius illum persequitur, fines regni sui a Turcis uastari passus est, quos procul dubio ex Europa pulsurus fuisset, si aduersus eos bellum gerere in animum induxisset, Christianis, qui Turcarum iugo pressi erant, id uehementer optantibus, deffectionemque pollicentibus: nempe contumeliosam grauiter sustinebant Turcarum dominationem.</text:p>
          </table:table-cell>
          <table:table-cell office:value-type="string" calcext:value-type="string">
            <text:p>urn:cts:croala:tubero.commentarii.croala-loci:body1.div1.div3.p1.s5.placeName4</text:p>
          </table:table-cell>
          <table:table-cell office:value-type="string" calcext:value-type="string">
            <text:p>urn:cite:croala:loci.26297</text:p>
          </table:table-cell>
          <table:table-cell office:value-type="string" calcext:value-type="string">
            <text:p>urn:cite:croala:loci.ana.26297</text:p>
          </table:table-cell>
        </table:table-row>
        <table:table-row table:style-name="ro1">
          <table:table-cell office:value-type="float" office:value="26324" calcext:value-type="float">
            <text:p>26324</text:p>
          </table:table-cell>
          <table:table-cell office:value-type="string" calcext:value-type="string">
            <text:p>Norici</text:p>
          </table:table-cell>
          <table:table-cell office:value-type="string" calcext:value-type="string">
            <text:p>estlocus1</text:p>
          </table:table-cell>
          <table:table-cell office:value-type="string" calcext:value-type="string">
            <text:p>Nam, quamuis Caesar Viannam et Nouam Vrbem cum multis Norici ac Carnici agri oppidis eo bello amiserit, Matthias tamen, dum auidius illum persequitur, fines regni sui a Turcis uastari passus est, quos procul dubio ex Europa pulsurus fuisset, si aduersus eos bellum gerere in animum induxisset, Christianis, qui Turcarum iugo pressi erant, id uehementer optantibus, deffectionemque pollicentibus: nempe contumeliosam grauiter sustinebant Turcarum dominationem.</text:p>
          </table:table-cell>
          <table:table-cell office:value-type="string" calcext:value-type="string">
            <text:p>urn:cts:croala:tubero.commentarii.croala-loci:body1.div1.div3.p1.s5.placeName10</text:p>
          </table:table-cell>
          <table:table-cell office:value-type="string" calcext:value-type="string">
            <text:p>urn:cite:croala:loci.26324</text:p>
          </table:table-cell>
          <table:table-cell office:value-type="string" calcext:value-type="string">
            <text:p>urn:cite:croala:loci.ana.26324</text:p>
          </table:table-cell>
        </table:table-row>
        <table:table-row table:style-name="ro1">
          <table:table-cell office:value-type="float" office:value="26333" calcext:value-type="float">
            <text:p>26333</text:p>
          </table:table-cell>
          <table:table-cell office:value-type="string" calcext:value-type="string">
            <text:p>Carnici</text:p>
          </table:table-cell>
          <table:table-cell office:value-type="string" calcext:value-type="string">
            <text:p>estlocus1</text:p>
          </table:table-cell>
          <table:table-cell office:value-type="string" calcext:value-type="string">
            <text:p>Nam, quamuis Caesar Viannam et Nouam Vrbem cum multis Norici ac Carnici agri oppidis eo bello amiserit, Matthias tamen, dum auidius illum persequitur, fines regni sui a Turcis uastari passus est, quos procul dubio ex Europa pulsurus fuisset, si aduersus eos bellum gerere in animum induxisset, Christianis, qui Turcarum iugo pressi erant, id uehementer optantibus, deffectionemque pollicentibus: nempe contumeliosam grauiter sustinebant Turcarum dominationem.</text:p>
          </table:table-cell>
          <table:table-cell office:value-type="string" calcext:value-type="string">
            <text:p>urn:cts:croala:tubero.commentarii.croala-loci:body1.div1.div3.p1.s5.placeName12</text:p>
          </table:table-cell>
          <table:table-cell office:value-type="string" calcext:value-type="string">
            <text:p>urn:cite:croala:loci.26333</text:p>
          </table:table-cell>
          <table:table-cell office:value-type="string" calcext:value-type="string">
            <text:p>urn:cite:croala:loci.ana.26333</text:p>
          </table:table-cell>
        </table:table-row>
        <table:table-row table:style-name="ro1">
          <table:table-cell office:value-type="float" office:value="26446" calcext:value-type="float">
            <text:p>26446</text:p>
          </table:table-cell>
          <table:table-cell office:value-type="string" calcext:value-type="string">
            <text:p>Europa</text:p>
          </table:table-cell>
          <table:table-cell office:value-type="string" calcext:value-type="string">
            <text:p>estlocus1</text:p>
          </table:table-cell>
          <table:table-cell office:value-type="string" calcext:value-type="string">
            <text:p>Nam, quamuis Caesar Viannam et Nouam Vrbem cum multis Norici ac Carnici agri oppidis eo bello amiserit, Matthias tamen, dum auidius illum persequitur, fines regni sui a Turcis uastari passus est, quos procul dubio ex Europa pulsurus fuisset, si aduersus eos bellum gerere in animum induxisset, Christianis, qui Turcarum iugo pressi erant, id uehementer optantibus, deffectionemque pollicentibus: nempe contumeliosam grauiter sustinebant Turcarum dominationem.</text:p>
          </table:table-cell>
          <table:table-cell office:value-type="string" calcext:value-type="string">
            <text:p>urn:cts:croala:tubero.commentarii.croala-loci:body1.div1.div3.p1.s5.placeName36</text:p>
          </table:table-cell>
          <table:table-cell office:value-type="string" calcext:value-type="string">
            <text:p>urn:cite:croala:loci.26446</text:p>
          </table:table-cell>
          <table:table-cell office:value-type="string" calcext:value-type="string">
            <text:p>urn:cite:croala:loci.ana.26446</text:p>
          </table:table-cell>
        </table:table-row>
        <table:table-row table:style-name="ro1">
          <table:table-cell office:value-type="float" office:value="26624" calcext:value-type="float">
            <text:p>26624</text:p>
          </table:table-cell>
          <table:table-cell office:value-type="string" calcext:value-type="string">
            <text:p>Viannae</text:p>
          </table:table-cell>
          <table:table-cell office:value-type="string" calcext:value-type="string">
            <text:p>estlocus1</text:p>
          </table:table-cell>
          <table:table-cell office:value-type="string" calcext:value-type="string">
            <text:p>Caeterum nondum confecto Alemanico bello rex Matthias Viannae, quae quidem urbs, ut quidam asserunt, Norici est agri, ut alii, Superioris Pannoniae, quam nunc Austriam uocant, fato est functus, spe fere certa longioris uitae fraudatus, propterea quod quidam Martinus ex eo Sarmatarum genere, quos nunc Polonos dicunt, Budensium sacerdos, qui quidem matheseos peritus habebatur, regi et uite cupido, et huic uanitati admodum dedito ac omnia ad fatum referenti, facile persuaserat se decennium adhuc uicturum, licet, quum ualetudine minus prospera uteretur, nec multum curae in ea tuenda poneret, et medici illum breui interiturum existimarent.</text:p>
          </table:table-cell>
          <table:table-cell office:value-type="string" calcext:value-type="string">
            <text:p>urn:cts:croala:tubero.commentarii.croala-loci:body1.div1.div3.p2.s1.placeName8</text:p>
          </table:table-cell>
          <table:table-cell office:value-type="string" calcext:value-type="string">
            <text:p>urn:cite:croala:loci.26624</text:p>
          </table:table-cell>
          <table:table-cell office:value-type="string" calcext:value-type="string">
            <text:p>urn:cite:croala:loci.ana.26624</text:p>
          </table:table-cell>
        </table:table-row>
        <table:table-row table:style-name="ro1">
          <table:table-cell office:value-type="float" office:value="26665" calcext:value-type="float">
            <text:p>26665</text:p>
          </table:table-cell>
          <table:table-cell office:value-type="string" calcext:value-type="string">
            <text:p>Norici</text:p>
          </table:table-cell>
          <table:table-cell office:value-type="string" calcext:value-type="string">
            <text:p>estlocus1</text:p>
          </table:table-cell>
          <table:table-cell office:value-type="string" calcext:value-type="string">
            <text:p>Caeterum nondum confecto Alemanico bello rex Matthias Viannae, quae quidem urbs, ut quidam asserunt, Norici est agri, ut alii, Superioris Pannoniae, quam nunc Austriam uocant, fato est functus, spe fere certa longioris uitae fraudatus, propterea quod quidam Martinus ex eo Sarmatarum genere, quos nunc Polonos dicunt, Budensium sacerdos, qui quidem matheseos peritus habebatur, regi et uite cupido, et huic uanitati admodum dedito ac omnia ad fatum referenti, facile persuaserat se decennium adhuc uicturum, licet, quum ualetudine minus prospera uteretur, nec multum curae in ea tuenda poneret, et medici illum breui interiturum existimarent.</text:p>
          </table:table-cell>
          <table:table-cell office:value-type="string" calcext:value-type="string">
            <text:p>urn:cts:croala:tubero.commentarii.croala-loci:body1.div1.div3.p2.s1.placeName15</text:p>
          </table:table-cell>
          <table:table-cell office:value-type="string" calcext:value-type="string">
            <text:p>urn:cite:croala:loci.26665</text:p>
          </table:table-cell>
          <table:table-cell office:value-type="string" calcext:value-type="string">
            <text:p>urn:cite:croala:loci.ana.26665</text:p>
          </table:table-cell>
        </table:table-row>
        <table:table-row table:style-name="ro1">
          <table:table-cell office:value-type="float" office:value="26716" calcext:value-type="float">
            <text:p>26716</text:p>
          </table:table-cell>
          <table:table-cell office:value-type="string" calcext:value-type="string">
            <text:p>Austriam</text:p>
          </table:table-cell>
          <table:table-cell office:value-type="string" calcext:value-type="string">
            <text:p>estlocus1</text:p>
          </table:table-cell>
          <table:table-cell office:value-type="string" calcext:value-type="string">
            <text:p>Caeterum nondum confecto Alemanico bello rex Matthias Viannae, quae quidem urbs, ut quidam asserunt, Norici est agri, ut alii, Superioris Pannoniae, quam nunc Austriam uocant, fato est functus, spe fere certa longioris uitae fraudatus, propterea quod quidam Martinus ex eo Sarmatarum genere, quos nunc Polonos dicunt, Budensium sacerdos, qui quidem matheseos peritus habebatur, regi et uite cupido, et huic uanitati admodum dedito ac omnia ad fatum referenti, facile persuaserat se decennium adhuc uicturum, licet, quum ualetudine minus prospera uteretur, nec multum curae in ea tuenda poneret, et medici illum breui interiturum existimarent.</text:p>
          </table:table-cell>
          <table:table-cell office:value-type="string" calcext:value-type="string">
            <text:p>urn:cts:croala:tubero.commentarii.croala-loci:body1.div1.div3.p2.s1.placeName24</text:p>
          </table:table-cell>
          <table:table-cell office:value-type="string" calcext:value-type="string">
            <text:p>urn:cite:croala:loci.26716</text:p>
          </table:table-cell>
          <table:table-cell office:value-type="string" calcext:value-type="string">
            <text:p>urn:cite:croala:loci.ana.26716</text:p>
          </table:table-cell>
        </table:table-row>
        <table:table-row table:style-name="ro1">
          <table:table-cell office:value-type="float" office:value="27429" calcext:value-type="float">
            <text:p>27429</text:p>
          </table:table-cell>
          <table:table-cell office:value-type="string" calcext:value-type="string">
            <text:p>Albam</text:p>
          </table:table-cell>
          <table:table-cell office:value-type="string" calcext:value-type="string">
            <text:p>estlocus1</text:p>
          </table:table-cell>
          <table:table-cell office:value-type="string" calcext:value-type="string">
            <text:p>Matthiae regis uirtutes et uitia; Hungari, rebus dispositis, regium corpus Albam deferunt, mox comitia regi creando indicunt.</text:p>
          </table:table-cell>
          <table:table-cell office:value-type="string" calcext:value-type="string">
            <text:p>urn:cts:croala:tubero.commentarii.croala-loci:body1.div1.div4.argument1.p1.s1.placeName11</text:p>
          </table:table-cell>
          <table:table-cell office:value-type="string" calcext:value-type="string">
            <text:p>urn:cite:croala:loci.27429</text:p>
          </table:table-cell>
          <table:table-cell office:value-type="string" calcext:value-type="string">
            <text:p>urn:cite:croala:loci.ana.27429</text:p>
          </table:table-cell>
        </table:table-row>
        <table:table-row table:style-name="ro1">
          <table:table-cell office:value-type="float" office:value="27954" calcext:value-type="float">
            <text:p>27954</text:p>
          </table:table-cell>
          <table:table-cell office:value-type="string" calcext:value-type="string">
            <text:p>Pragae</text:p>
          </table:table-cell>
          <table:table-cell office:value-type="string" calcext:value-type="string">
            <text:p>estlocus1</text:p>
          </table:table-cell>
          <table:table-cell office:value-type="string" calcext:value-type="string">
            <text:p>Nam ut taceam fortunam eius, quae quidem illum et e carcere ad regnum extulit ― etenim Pragae in custodia erat cum rex ab Hungaris designatus est ― et insidiis suorum saepius in pericula adductum perpetua felicitate protexit, fuit uir tanti consilii ac peritiae in republica temperanda rebusque gerendis, ut nunquam ferme quicquam rei inceperit, quantumcunque id arduum fuerit, quin ei ex uoto cesserit.</text:p>
          </table:table-cell>
          <table:table-cell office:value-type="string" calcext:value-type="string">
            <text:p>urn:cts:croala:tubero.commentarii.croala-loci:body1.div1.div4.p1.s3.placeName16</text:p>
          </table:table-cell>
          <table:table-cell office:value-type="string" calcext:value-type="string">
            <text:p>urn:cite:croala:loci.27954</text:p>
          </table:table-cell>
          <table:table-cell office:value-type="string" calcext:value-type="string">
            <text:p>urn:cite:croala:loci.ana.27954</text:p>
          </table:table-cell>
        </table:table-row>
        <table:table-row table:style-name="ro1">
          <table:table-cell office:value-type="float" office:value="29051" calcext:value-type="float">
            <text:p>29051</text:p>
          </table:table-cell>
          <table:table-cell office:value-type="string" calcext:value-type="string">
            <text:p>Hungariam</text:p>
          </table:table-cell>
          <table:table-cell office:value-type="string" calcext:value-type="string">
            <text:p>estlocus1</text:p>
          </table:table-cell>
          <table:table-cell office:value-type="string" calcext:value-type="string">
            <text:p>Adeo enim Hungariam edificiis exornauit, ut Alemaniam his rebus cultissimam hac tempestate pene adaequet.</text:p>
          </table:table-cell>
          <table:table-cell office:value-type="string" calcext:value-type="string">
            <text:p>urn:cts:croala:tubero.commentarii.croala-loci:body1.div1.div4.p2.s5.placeName3</text:p>
          </table:table-cell>
          <table:table-cell office:value-type="string" calcext:value-type="string">
            <text:p>urn:cite:croala:loci.29051</text:p>
          </table:table-cell>
          <table:table-cell office:value-type="string" calcext:value-type="string">
            <text:p>urn:cite:croala:loci.ana.29051</text:p>
          </table:table-cell>
        </table:table-row>
        <table:table-row table:style-name="ro1">
          <table:table-cell office:value-type="float" office:value="29072" calcext:value-type="float">
            <text:p>29072</text:p>
          </table:table-cell>
          <table:table-cell office:value-type="string" calcext:value-type="string">
            <text:p>Alemaniam</text:p>
          </table:table-cell>
          <table:table-cell office:value-type="string" calcext:value-type="string">
            <text:p>estlocus1</text:p>
          </table:table-cell>
          <table:table-cell office:value-type="string" calcext:value-type="string">
            <text:p>Adeo enim Hungariam edificiis exornauit, ut Alemaniam his rebus cultissimam hac tempestate pene adaequet.</text:p>
          </table:table-cell>
          <table:table-cell office:value-type="string" calcext:value-type="string">
            <text:p>urn:cts:croala:tubero.commentarii.croala-loci:body1.div1.div4.p2.s5.placeName7</text:p>
          </table:table-cell>
          <table:table-cell office:value-type="string" calcext:value-type="string">
            <text:p>urn:cite:croala:loci.29072</text:p>
          </table:table-cell>
          <table:table-cell office:value-type="string" calcext:value-type="string">
            <text:p>urn:cite:croala:loci.ana.29072</text:p>
          </table:table-cell>
        </table:table-row>
        <table:table-row table:style-name="ro1">
          <table:table-cell office:value-type="float" office:value="29798" calcext:value-type="float">
            <text:p>29798</text:p>
          </table:table-cell>
          <table:table-cell office:value-type="string" calcext:value-type="string">
            <text:p>Viannae</text:p>
          </table:table-cell>
          <table:table-cell office:value-type="string" calcext:value-type="string">
            <text:p>estlocus1</text:p>
          </table:table-cell>
          <table:table-cell office:value-type="string" calcext:value-type="string">
            <text:p>Extincto Matthia proceres Hungarorum, qui tunc Viannae aderant, bellum, quod ab Alemanis illatum secutum est, mentibus augurantes confestim in arcem conueniunt, de retinenda Austria inter se consultant, utpote quae parta fuerat magno impendio ac sanguine Hungarorum.</text:p>
          </table:table-cell>
          <table:table-cell office:value-type="string" calcext:value-type="string">
            <text:p>urn:cts:croala:tubero.commentarii.croala-loci:body1.div1.div4.p4.s1.placeName7</text:p>
          </table:table-cell>
          <table:table-cell office:value-type="string" calcext:value-type="string">
            <text:p>urn:cite:croala:loci.29798</text:p>
          </table:table-cell>
          <table:table-cell office:value-type="string" calcext:value-type="string">
            <text:p>urn:cite:croala:loci.ana.29798</text:p>
          </table:table-cell>
        </table:table-row>
        <table:table-row table:style-name="ro1">
          <table:table-cell office:value-type="float" office:value="29883" calcext:value-type="float">
            <text:p>29883</text:p>
          </table:table-cell>
          <table:table-cell office:value-type="string" calcext:value-type="string">
            <text:p>Austria</text:p>
          </table:table-cell>
          <table:table-cell office:value-type="string" calcext:value-type="string">
            <text:p>estlocus1</text:p>
          </table:table-cell>
          <table:table-cell office:value-type="string" calcext:value-type="string">
            <text:p>Extincto Matthia proceres Hungarorum, qui tunc Viannae aderant, bellum, quod ab Alemanis illatum secutum est, mentibus augurantes confestim in arcem conueniunt, de retinenda Austria inter se consultant, utpote quae parta fuerat magno impendio ac sanguine Hungarorum.</text:p>
          </table:table-cell>
          <table:table-cell office:value-type="string" calcext:value-type="string">
            <text:p>urn:cts:croala:tubero.commentarii.croala-loci:body1.div1.div4.p4.s1.placeName24</text:p>
          </table:table-cell>
          <table:table-cell office:value-type="string" calcext:value-type="string">
            <text:p>urn:cite:croala:loci.29883</text:p>
          </table:table-cell>
          <table:table-cell office:value-type="string" calcext:value-type="string">
            <text:p>urn:cite:croala:loci.ana.29883</text:p>
          </table:table-cell>
        </table:table-row>
        <table:table-row table:style-name="ro1">
          <table:table-cell office:value-type="float" office:value="30140" calcext:value-type="float">
            <text:p>30140</text:p>
          </table:table-cell>
          <table:table-cell office:value-type="string" calcext:value-type="string">
            <text:p>Albam</text:p>
          </table:table-cell>
          <table:table-cell office:value-type="string" calcext:value-type="string">
            <text:p>estlocus1</text:p>
          </table:table-cell>
          <table:table-cell office:value-type="string" calcext:value-type="string">
            <text:p>His decretis regis corpus, quod iam amicorum torpore, ut in tali fit casu, nondum curatum grauem odorem emittebat, Albam, ueterem regum sedem, ad sepeliendum defferri iubent.</text:p>
          </table:table-cell>
          <table:table-cell office:value-type="string" calcext:value-type="string">
            <text:p>urn:cts:croala:tubero.commentarii.croala-loci:body1.div1.div4.p4.s3.placeName19</text:p>
          </table:table-cell>
          <table:table-cell office:value-type="string" calcext:value-type="string">
            <text:p>urn:cite:croala:loci.30140</text:p>
          </table:table-cell>
          <table:table-cell office:value-type="string" calcext:value-type="string">
            <text:p>urn:cite:croala:loci.ana.30140</text:p>
          </table:table-cell>
        </table:table-row>
        <table:table-row table:style-name="ro1">
          <table:table-cell office:value-type="float" office:value="30189" calcext:value-type="float">
            <text:p>30189</text:p>
          </table:table-cell>
          <table:table-cell office:value-type="string" calcext:value-type="string">
            <text:p>Budam</text:p>
          </table:table-cell>
          <table:table-cell office:value-type="string" calcext:value-type="string">
            <text:p>estlocus1</text:p>
          </table:table-cell>
          <table:table-cell office:value-type="string" calcext:value-type="string">
            <text:p>Budam mox petunt, Matthiaeque filio atque uxore in regias aedes deductis communi principum consilio comitia regi creando uniuersae nobilitati indicunt, uti Hungarorum mos est, cum rex absque liberis iusto susceptis matrimonio decedit, atque interim curam ad iusta regi facienda conuertunt.</text:p>
          </table:table-cell>
          <table:table-cell office:value-type="string" calcext:value-type="string">
            <text:p>urn:cts:croala:tubero.commentarii.croala-loci:body1.div1.div4.p4.s4.placeName1</text:p>
          </table:table-cell>
          <table:table-cell office:value-type="string" calcext:value-type="string">
            <text:p>urn:cite:croala:loci.30189</text:p>
          </table:table-cell>
          <table:table-cell office:value-type="string" calcext:value-type="string">
            <text:p>urn:cite:croala:loci.ana.30189</text:p>
          </table:table-cell>
        </table:table-row>
        <table:table-row table:style-name="ro1">
          <table:table-cell office:value-type="float" office:value="32295" calcext:value-type="float">
            <text:p>32295</text:p>
          </table:table-cell>
          <table:table-cell office:value-type="string" calcext:value-type="string">
            <text:p>Datiam</text:p>
          </table:table-cell>
          <table:table-cell office:value-type="string" calcext:value-type="string">
            <text:p>estlocus1</text:p>
          </table:table-cell>
          <table:table-cell office:value-type="string" calcext:value-type="string">
            <text:p>Nam ei regio condi sepulcro non obtigit, monimento nondum perfecto, quod quidem uiuens ingenti sumptu et magnificentia struere aggressus erat, marmore e Transistrana Hungaria, quam olim Datiam uocarunt, petito, ubi multa uictoriarum monimenta a Romanis erecta imperatoribus reperiuntur.</text:p>
          </table:table-cell>
          <table:table-cell office:value-type="string" calcext:value-type="string">
            <text:p>urn:cts:croala:tubero.commentarii.croala-loci:body1.div1.div5.p2.s7.placeName27</text:p>
          </table:table-cell>
          <table:table-cell office:value-type="string" calcext:value-type="string">
            <text:p>urn:cite:croala:loci.32295</text:p>
          </table:table-cell>
          <table:table-cell office:value-type="string" calcext:value-type="string">
            <text:p>urn:cite:croala:loci.ana.32295</text:p>
          </table:table-cell>
        </table:table-row>
        <table:table-row table:style-name="ro1">
          <table:table-cell office:value-type="float" office:value="34308" calcext:value-type="float">
            <text:p>34308</text:p>
          </table:table-cell>
          <table:table-cell office:value-type="string" calcext:value-type="string">
            <text:p>Rhacusa</text:p>
          </table:table-cell>
          <table:table-cell office:value-type="string" calcext:value-type="string">
            <text:p>estlocus1</text:p>
          </table:table-cell>
          <table:table-cell office:value-type="string" calcext:value-type="string">
            <text:p>Caeterum tanta fuit huius regis apud exteras quoque nationes admiratio, ut Ferdinandus, Neapolitanus rex, socer exequias ei rara magnificentia ac splendore persoluerit, cuius regis officium Rhacusa quoque (ea est Dalmatiae ciuitas) imitata funus Matthiae singulari pompa omnibus congestis honoribus aedidit.</text:p>
          </table:table-cell>
          <table:table-cell office:value-type="string" calcext:value-type="string">
            <text:p>urn:cts:croala:tubero.commentarii.croala-loci:body1.div1.div5.p5.s2.placeName26</text:p>
          </table:table-cell>
          <table:table-cell office:value-type="string" calcext:value-type="string">
            <text:p>urn:cite:croala:loci.34308</text:p>
          </table:table-cell>
          <table:table-cell office:value-type="string" calcext:value-type="string">
            <text:p>urn:cite:croala:loci.ana.34308</text:p>
          </table:table-cell>
        </table:table-row>
        <table:table-row table:style-name="ro1">
          <table:table-cell office:value-type="float" office:value="34329" calcext:value-type="float">
            <text:p>34329</text:p>
          </table:table-cell>
          <table:table-cell office:value-type="string" calcext:value-type="string">
            <text:p>Dalmatiae</text:p>
          </table:table-cell>
          <table:table-cell office:value-type="string" calcext:value-type="string">
            <text:p>estlocus1</text:p>
          </table:table-cell>
          <table:table-cell office:value-type="string" calcext:value-type="string">
            <text:p>Caeterum tanta fuit huius regis apud exteras quoque nationes admiratio, ut Ferdinandus, Neapolitanus rex, socer exequias ei rara magnificentia ac splendore persoluerit, cuius regis officium Rhacusa quoque (ea est Dalmatiae ciuitas) imitata funus Matthiae singulari pompa omnibus congestis honoribus aedidit.</text:p>
          </table:table-cell>
          <table:table-cell office:value-type="string" calcext:value-type="string">
            <text:p>urn:cts:croala:tubero.commentarii.croala-loci:body1.div1.div5.p5.s2.placeName30</text:p>
          </table:table-cell>
          <table:table-cell office:value-type="string" calcext:value-type="string">
            <text:p>urn:cite:croala:loci.34329</text:p>
          </table:table-cell>
          <table:table-cell office:value-type="string" calcext:value-type="string">
            <text:p>urn:cite:croala:loci.ana.34329</text:p>
          </table:table-cell>
        </table:table-row>
        <table:table-row table:style-name="ro1">
          <table:table-cell office:value-type="float" office:value="34663" calcext:value-type="float">
            <text:p>34663</text:p>
          </table:table-cell>
          <table:table-cell office:value-type="string" calcext:value-type="string">
            <text:p>Alba</text:p>
          </table:table-cell>
          <table:table-cell office:value-type="string" calcext:value-type="string">
            <text:p>estlocus1</text:p>
          </table:table-cell>
          <table:table-cell office:value-type="string" calcext:value-type="string">
            <text:p>Celebrato hunc in modum regio funere filius regis Matthiae Alba ocius digreditur, Budensemque arcem, prius alimentis ad longam obsidionem tolerandam clam congestis, occupat nemineque eius consilia animaduertente ualido firmat praesidio.</text:p>
          </table:table-cell>
          <table:table-cell office:value-type="string" calcext:value-type="string">
            <text:p>urn:cts:croala:tubero.commentarii.croala-loci:body1.div1.div6.p1.s1.placeName10</text:p>
          </table:table-cell>
          <table:table-cell office:value-type="string" calcext:value-type="string">
            <text:p>urn:cite:croala:loci.34663</text:p>
          </table:table-cell>
          <table:table-cell office:value-type="string" calcext:value-type="string">
            <text:p>urn:cite:croala:loci.ana.34663</text:p>
          </table:table-cell>
        </table:table-row>
        <table:table-row table:style-name="ro1">
          <table:table-cell office:value-type="float" office:value="35118" calcext:value-type="float">
            <text:p>35118</text:p>
          </table:table-cell>
          <table:table-cell office:value-type="string" calcext:value-type="string">
            <text:p>Rhacosium</text:p>
          </table:table-cell>
          <table:table-cell office:value-type="string" calcext:value-type="string">
            <text:p>estlocus1</text:p>
          </table:table-cell>
          <table:table-cell office:value-type="string" calcext:value-type="string">
            <text:p>Interea Stephanus Bother in Citeriorem Daciam, prouinciam suam, quam incolae Transistranam Hungariam, ut ante dictum est, appellant, proficiscitur, ubi exercitu haud quaquam contemnendo ex hominibus suae iurisdictionis comparato die statuta ad Rhacosium campum, ubi comitia regi creando haberi solent, caeteros principes nobilitatemque anteuenit.</text:p>
          </table:table-cell>
          <table:table-cell office:value-type="string" calcext:value-type="string">
            <text:p>urn:cts:croala:tubero.commentarii.croala-loci:body1.div1.div6.p1.s4.placeName32</text:p>
          </table:table-cell>
          <table:table-cell office:value-type="string" calcext:value-type="string">
            <text:p>urn:cite:croala:loci.35118</text:p>
          </table:table-cell>
          <table:table-cell office:value-type="string" calcext:value-type="string">
            <text:p>urn:cite:croala:loci.ana.35118</text:p>
          </table:table-cell>
        </table:table-row>
        <table:table-row table:style-name="ro1">
          <table:table-cell office:value-type="float" office:value="35195" calcext:value-type="float">
            <text:p>35195</text:p>
          </table:table-cell>
          <table:table-cell office:value-type="string" calcext:value-type="string">
            <text:p>Pesto</text:p>
          </table:table-cell>
          <table:table-cell office:value-type="string" calcext:value-type="string">
            <text:p>estlocus1</text:p>
          </table:table-cell>
          <table:table-cell office:value-type="string" calcext:value-type="string">
            <text:p>Locum ita uocant Pesto urbi proximum, quae quidem urbs e regione Budae in ripa Danubii sita est, ibique impedimenta imagine quadam ualli ex carris caeteroque uehiculorum genere facta, ut fert Iazigum consuetudo, communiuit.</text:p>
          </table:table-cell>
          <table:table-cell office:value-type="string" calcext:value-type="string">
            <text:p>urn:cts:croala:tubero.commentarii.croala-loci:body1.div1.div6.p1.s5.placeName4</text:p>
          </table:table-cell>
          <table:table-cell office:value-type="string" calcext:value-type="string">
            <text:p>urn:cite:croala:loci.35195</text:p>
          </table:table-cell>
          <table:table-cell office:value-type="string" calcext:value-type="string">
            <text:p>urn:cite:croala:loci.ana.35195</text:p>
          </table:table-cell>
        </table:table-row>
        <table:table-row table:style-name="ro1">
          <table:table-cell office:value-type="float" office:value="35232" calcext:value-type="float">
            <text:p>35232</text:p>
          </table:table-cell>
          <table:table-cell office:value-type="string" calcext:value-type="string">
            <text:p>Budae</text:p>
          </table:table-cell>
          <table:table-cell office:value-type="string" calcext:value-type="string">
            <text:p>estlocus1</text:p>
          </table:table-cell>
          <table:table-cell office:value-type="string" calcext:value-type="string">
            <text:p>Locum ita uocant Pesto urbi proximum, quae quidem urbs e regione Budae in ripa Danubii sita est, ibique impedimenta imagine quadam ualli ex carris caeteroque uehiculorum genere facta, ut fert Iazigum consuetudo, communiuit.</text:p>
          </table:table-cell>
          <table:table-cell office:value-type="string" calcext:value-type="string">
            <text:p>urn:cts:croala:tubero.commentarii.croala-loci:body1.div1.div6.p1.s5.placeName12</text:p>
          </table:table-cell>
          <table:table-cell office:value-type="string" calcext:value-type="string">
            <text:p>urn:cite:croala:loci.35232</text:p>
          </table:table-cell>
          <table:table-cell office:value-type="string" calcext:value-type="string">
            <text:p>urn:cite:croala:loci.ana.35232</text:p>
          </table:table-cell>
        </table:table-row>
        <table:table-row table:style-name="ro1">
          <table:table-cell office:value-type="float" office:value="35245" calcext:value-type="float">
            <text:p>35245</text:p>
          </table:table-cell>
          <table:table-cell office:value-type="string" calcext:value-type="string">
            <text:p>Danubii</text:p>
          </table:table-cell>
          <table:table-cell office:value-type="string" calcext:value-type="string">
            <text:p>estlocus1</text:p>
          </table:table-cell>
          <table:table-cell office:value-type="string" calcext:value-type="string">
            <text:p>Locum ita uocant Pesto urbi proximum, quae quidem urbs e regione Budae in ripa Danubii sita est, ibique impedimenta imagine quadam ualli ex carris caeteroque uehiculorum genere facta, ut fert Iazigum consuetudo, communiuit.</text:p>
          </table:table-cell>
          <table:table-cell office:value-type="string" calcext:value-type="string">
            <text:p>urn:cts:croala:tubero.commentarii.croala-loci:body1.div1.div6.p1.s5.placeName15</text:p>
          </table:table-cell>
          <table:table-cell office:value-type="string" calcext:value-type="string">
            <text:p>urn:cite:croala:loci.35245</text:p>
          </table:table-cell>
          <table:table-cell office:value-type="string" calcext:value-type="string">
            <text:p>urn:cite:croala:loci.ana.35245</text:p>
          </table:table-cell>
        </table:table-row>
        <table:table-row table:style-name="ro1">
          <table:table-cell office:value-type="float" office:value="35467" calcext:value-type="float">
            <text:p>35467</text:p>
          </table:table-cell>
          <table:table-cell office:value-type="string" calcext:value-type="string">
            <text:p>Danubius</text:p>
          </table:table-cell>
          <table:table-cell office:value-type="string" calcext:value-type="string">
            <text:p>estlocus1</text:p>
          </table:table-cell>
          <table:table-cell office:value-type="string" calcext:value-type="string">
            <text:p>Regnum Hungarorum, quod Danubius, amnium Europae fere maximus, intersecat, latissime patet: qua id septemtrionem spectat, Boemorum ac Polonorum regnis terminatur, ad austrum mari Adriatico adiacet, ad occasum conterminos habet Noricos.</text:p>
          </table:table-cell>
          <table:table-cell office:value-type="string" calcext:value-type="string">
            <text:p>urn:cts:croala:tubero.commentarii.croala-loci:body1.div1.div6.p2.s1.placeName4</text:p>
          </table:table-cell>
          <table:table-cell office:value-type="string" calcext:value-type="string">
            <text:p>urn:cite:croala:loci.35467</text:p>
          </table:table-cell>
          <table:table-cell office:value-type="string" calcext:value-type="string">
            <text:p>urn:cite:croala:loci.ana.35467</text:p>
          </table:table-cell>
        </table:table-row>
        <table:table-row table:style-name="ro1">
          <table:table-cell office:value-type="float" office:value="35480" calcext:value-type="float">
            <text:p>35480</text:p>
          </table:table-cell>
          <table:table-cell office:value-type="string" calcext:value-type="string">
            <text:p>Europae</text:p>
          </table:table-cell>
          <table:table-cell office:value-type="string" calcext:value-type="string">
            <text:p>estlocus1</text:p>
          </table:table-cell>
          <table:table-cell office:value-type="string" calcext:value-type="string">
            <text:p>Regnum Hungarorum, quod Danubius, amnium Europae fere maximus, intersecat, latissime patet: qua id septemtrionem spectat, Boemorum ac Polonorum regnis terminatur, ad austrum mari Adriatico adiacet, ad occasum conterminos habet Noricos.</text:p>
          </table:table-cell>
          <table:table-cell office:value-type="string" calcext:value-type="string">
            <text:p>urn:cts:croala:tubero.commentarii.croala-loci:body1.div1.div6.p2.s1.placeName6</text:p>
          </table:table-cell>
          <table:table-cell office:value-type="string" calcext:value-type="string">
            <text:p>urn:cite:croala:loci.35480</text:p>
          </table:table-cell>
          <table:table-cell office:value-type="string" calcext:value-type="string">
            <text:p>urn:cite:croala:loci.ana.35480</text:p>
          </table:table-cell>
        </table:table-row>
        <table:table-row table:style-name="ro1">
          <table:table-cell office:value-type="float" office:value="35575" calcext:value-type="float">
            <text:p>35575</text:p>
          </table:table-cell>
          <table:table-cell office:value-type="string" calcext:value-type="string">
            <text:p>Adriatico</text:p>
          </table:table-cell>
          <table:table-cell office:value-type="string" calcext:value-type="string">
            <text:p>estlocus1</text:p>
          </table:table-cell>
          <table:table-cell office:value-type="string" calcext:value-type="string">
            <text:p>Regnum Hungarorum, quod Danubius, amnium Europae fere maximus, intersecat, latissime patet: qua id septemtrionem spectat, Boemorum ac Polonorum regnis terminatur, ad austrum mari Adriatico adiacet, ad occasum conterminos habet Noricos.</text:p>
          </table:table-cell>
          <table:table-cell office:value-type="string" calcext:value-type="string">
            <text:p>urn:cts:croala:tubero.commentarii.croala-loci:body1.div1.div6.p2.s1.placeName24</text:p>
          </table:table-cell>
          <table:table-cell office:value-type="string" calcext:value-type="string">
            <text:p>urn:cite:croala:loci.35575</text:p>
          </table:table-cell>
          <table:table-cell office:value-type="string" calcext:value-type="string">
            <text:p>urn:cite:croala:loci.ana.35575</text:p>
          </table:table-cell>
        </table:table-row>
        <table:table-row table:style-name="ro1">
          <table:table-cell office:value-type="float" office:value="35641" calcext:value-type="float">
            <text:p>35641</text:p>
          </table:table-cell>
          <table:table-cell office:value-type="string" calcext:value-type="string">
            <text:p>Istro</text:p>
          </table:table-cell>
          <table:table-cell office:value-type="string" calcext:value-type="string">
            <text:p>estlocus1</text:p>
          </table:table-cell>
          <table:table-cell office:value-type="string" calcext:value-type="string">
            <text:p>Qua in orientem uergit, partim Istro, partim mari Euxino clauditur; nam utrique Getae, quorum alteri Moldouii, alteri Valachi nunc appellantur, in ditione Hungarica semper fuerunt, quamquam hoc tempore Valachi ad auertendas Turcarum incursiones regi Turcarum tributum pendunt, magisque in parte quam in ditione Hungarorum sunt.</text:p>
          </table:table-cell>
          <table:table-cell office:value-type="string" calcext:value-type="string">
            <text:p>urn:cts:croala:tubero.commentarii.croala-loci:body1.div1.div6.p2.s2.placeName6</text:p>
          </table:table-cell>
          <table:table-cell office:value-type="string" calcext:value-type="string">
            <text:p>urn:cite:croala:loci.35641</text:p>
          </table:table-cell>
          <table:table-cell office:value-type="string" calcext:value-type="string">
            <text:p>urn:cite:croala:loci.ana.35641</text:p>
          </table:table-cell>
        </table:table-row>
        <table:table-row table:style-name="ro1">
          <table:table-cell office:value-type="float" office:value="35658" calcext:value-type="float">
            <text:p>35658</text:p>
          </table:table-cell>
          <table:table-cell office:value-type="string" calcext:value-type="string">
            <text:p>Euxino</text:p>
          </table:table-cell>
          <table:table-cell office:value-type="string" calcext:value-type="string">
            <text:p>estlocus1</text:p>
          </table:table-cell>
          <table:table-cell office:value-type="string" calcext:value-type="string">
            <text:p>Qua in orientem uergit, partim Istro, partim mari Euxino clauditur; nam utrique Getae, quorum alteri Moldouii, alteri Valachi nunc appellantur, in ditione Hungarica semper fuerunt, quamquam hoc tempore Valachi ad auertendas Turcarum incursiones regi Turcarum tributum pendunt, magisque in parte quam in ditione Hungarorum sunt.</text:p>
          </table:table-cell>
          <table:table-cell office:value-type="string" calcext:value-type="string">
            <text:p>urn:cts:croala:tubero.commentarii.croala-loci:body1.div1.div6.p2.s2.placeName9</text:p>
          </table:table-cell>
          <table:table-cell office:value-type="string" calcext:value-type="string">
            <text:p>urn:cite:croala:loci.35658</text:p>
          </table:table-cell>
          <table:table-cell office:value-type="string" calcext:value-type="string">
            <text:p>urn:cite:croala:loci.ana.35658</text:p>
          </table:table-cell>
        </table:table-row>
        <table:table-row table:style-name="ro1">
          <table:table-cell office:value-type="float" office:value="36154" calcext:value-type="float">
            <text:p>36154</text:p>
          </table:table-cell>
          <table:table-cell office:value-type="string" calcext:value-type="string">
            <text:p>Adriatico</text:p>
          </table:table-cell>
          <table:table-cell office:value-type="string" calcext:value-type="string">
            <text:p>estlocus1</text:p>
          </table:table-cell>
          <table:table-cell office:value-type="string" calcext:value-type="string">
            <text:p>A litore Dalmatico, quod mari Adriatico abluitur, ad Drauum amnem gentes Illyricae sunt, quas Hungari partim Choruatos, partim Sclauenos ac Rhaxianos dicunt.</text:p>
          </table:table-cell>
          <table:table-cell office:value-type="string" calcext:value-type="string">
            <text:p>urn:cts:croala:tubero.commentarii.croala-loci:body1.div1.div6.p2.s6.placeName6</text:p>
          </table:table-cell>
          <table:table-cell office:value-type="string" calcext:value-type="string">
            <text:p>urn:cite:croala:loci.36154</text:p>
          </table:table-cell>
          <table:table-cell office:value-type="string" calcext:value-type="string">
            <text:p>urn:cite:croala:loci.ana.36154</text:p>
          </table:table-cell>
        </table:table-row>
        <table:table-row table:style-name="ro1">
          <table:table-cell office:value-type="float" office:value="36171" calcext:value-type="float">
            <text:p>36171</text:p>
          </table:table-cell>
          <table:table-cell office:value-type="string" calcext:value-type="string">
            <text:p>Drauum</text:p>
          </table:table-cell>
          <table:table-cell office:value-type="string" calcext:value-type="string">
            <text:p>estlocus1</text:p>
          </table:table-cell>
          <table:table-cell office:value-type="string" calcext:value-type="string">
            <text:p>A litore Dalmatico, quod mari Adriatico abluitur, ad Drauum amnem gentes Illyricae sunt, quas Hungari partim Choruatos, partim Sclauenos ac Rhaxianos dicunt.</text:p>
          </table:table-cell>
          <table:table-cell office:value-type="string" calcext:value-type="string">
            <text:p>urn:cts:croala:tubero.commentarii.croala-loci:body1.div1.div6.p2.s6.placeName9</text:p>
          </table:table-cell>
          <table:table-cell office:value-type="string" calcext:value-type="string">
            <text:p>urn:cite:croala:loci.36171</text:p>
          </table:table-cell>
          <table:table-cell office:value-type="string" calcext:value-type="string">
            <text:p>urn:cite:croala:loci.ana.36171</text:p>
          </table:table-cell>
        </table:table-row>
        <table:table-row table:style-name="ro1">
          <table:table-cell office:value-type="float" office:value="36253" calcext:value-type="float">
            <text:p>36253</text:p>
          </table:table-cell>
          <table:table-cell office:value-type="string" calcext:value-type="string">
            <text:p>Drauo</text:p>
          </table:table-cell>
          <table:table-cell office:value-type="string" calcext:value-type="string">
            <text:p>estlocus1</text:p>
          </table:table-cell>
          <table:table-cell office:value-type="string" calcext:value-type="string">
            <text:p>A Drauo Hungaricus incipit sermo, quo omnes etiam Transistrani praeter Gothos, quos Boemi Slauenos nuncupant utuntur.</text:p>
          </table:table-cell>
          <table:table-cell office:value-type="string" calcext:value-type="string">
            <text:p>urn:cts:croala:tubero.commentarii.croala-loci:body1.div1.div6.p2.s7.placeName2</text:p>
          </table:table-cell>
          <table:table-cell office:value-type="string" calcext:value-type="string">
            <text:p>urn:cite:croala:loci.36253</text:p>
          </table:table-cell>
          <table:table-cell office:value-type="string" calcext:value-type="string">
            <text:p>urn:cite:croala:loci.ana.36253</text:p>
          </table:table-cell>
        </table:table-row>
        <table:table-row table:style-name="ro1">
          <table:table-cell office:value-type="float" office:value="36748" calcext:value-type="float">
            <text:p>36748</text:p>
          </table:table-cell>
          <table:table-cell office:value-type="string" calcext:value-type="string">
            <text:p>Thracia</text:p>
          </table:table-cell>
          <table:table-cell office:value-type="string" calcext:value-type="string">
            <text:p>estlocus1</text:p>
          </table:table-cell>
          <table:table-cell office:value-type="string" calcext:value-type="string">
            <text:p>Sed et memoriae proditum est Hunnos, Valente Romanis imperante, ab Hyperboreis montibus duce Atthila et Belda eius fratre digressos, peruastata prius Thracia, utraque Moesia, Macedonia et toto prope Hyllirico, in Pannoniis et his finitimis Transistranis regionibus, pulsis inde Gothis, sedes posuisse.</text:p>
          </table:table-cell>
          <table:table-cell office:value-type="string" calcext:value-type="string">
            <text:p>urn:cts:croala:tubero.commentarii.croala-loci:body1.div1.div6.p3.s2.placeName22</text:p>
          </table:table-cell>
          <table:table-cell office:value-type="string" calcext:value-type="string">
            <text:p>urn:cite:croala:loci.36748</text:p>
          </table:table-cell>
          <table:table-cell office:value-type="string" calcext:value-type="string">
            <text:p>urn:cite:croala:loci.ana.36748</text:p>
          </table:table-cell>
        </table:table-row>
        <table:table-row table:style-name="ro1">
          <table:table-cell office:value-type="float" office:value="36771" calcext:value-type="float">
            <text:p>36771</text:p>
          </table:table-cell>
          <table:table-cell office:value-type="string" calcext:value-type="string">
            <text:p>Macedonia</text:p>
          </table:table-cell>
          <table:table-cell office:value-type="string" calcext:value-type="string">
            <text:p>estlocus1</text:p>
          </table:table-cell>
          <table:table-cell office:value-type="string" calcext:value-type="string">
            <text:p>Sed et memoriae proditum est Hunnos, Valente Romanis imperante, ab Hyperboreis montibus duce Atthila et Belda eius fratre digressos, peruastata prius Thracia, utraque Moesia, Macedonia et toto prope Hyllirico, in Pannoniis et his finitimis Transistranis regionibus, pulsis inde Gothis, sedes posuisse.</text:p>
          </table:table-cell>
          <table:table-cell office:value-type="string" calcext:value-type="string">
            <text:p>urn:cts:croala:tubero.commentarii.croala-loci:body1.div1.div6.p3.s2.placeName25</text:p>
          </table:table-cell>
          <table:table-cell office:value-type="string" calcext:value-type="string">
            <text:p>urn:cite:croala:loci.36771</text:p>
          </table:table-cell>
          <table:table-cell office:value-type="string" calcext:value-type="string">
            <text:p>urn:cite:croala:loci.ana.36771</text:p>
          </table:table-cell>
        </table:table-row>
        <table:table-row table:style-name="ro1">
          <table:table-cell office:value-type="float" office:value="36788" calcext:value-type="float">
            <text:p>36788</text:p>
          </table:table-cell>
          <table:table-cell office:value-type="string" calcext:value-type="string">
            <text:p>Hyllirico</text:p>
          </table:table-cell>
          <table:table-cell office:value-type="string" calcext:value-type="string">
            <text:p>estlocus1</text:p>
          </table:table-cell>
          <table:table-cell office:value-type="string" calcext:value-type="string">
            <text:p>Sed et memoriae proditum est Hunnos, Valente Romanis imperante, ab Hyperboreis montibus duce Atthila et Belda eius fratre digressos, peruastata prius Thracia, utraque Moesia, Macedonia et toto prope Hyllirico, in Pannoniis et his finitimis Transistranis regionibus, pulsis inde Gothis, sedes posuisse.</text:p>
          </table:table-cell>
          <table:table-cell office:value-type="string" calcext:value-type="string">
            <text:p>urn:cts:croala:tubero.commentarii.croala-loci:body1.div1.div6.p3.s2.placeName29</text:p>
          </table:table-cell>
          <table:table-cell office:value-type="string" calcext:value-type="string">
            <text:p>urn:cite:croala:loci.36788</text:p>
          </table:table-cell>
          <table:table-cell office:value-type="string" calcext:value-type="string">
            <text:p>urn:cite:croala:loci.ana.36788</text:p>
          </table:table-cell>
        </table:table-row>
        <table:table-row table:style-name="ro1">
          <table:table-cell office:value-type="float" office:value="36801" calcext:value-type="float">
            <text:p>36801</text:p>
          </table:table-cell>
          <table:table-cell office:value-type="string" calcext:value-type="string">
            <text:p>Pannoniis</text:p>
          </table:table-cell>
          <table:table-cell office:value-type="string" calcext:value-type="string">
            <text:p>estlocus1</text:p>
          </table:table-cell>
          <table:table-cell office:value-type="string" calcext:value-type="string">
            <text:p>Sed et memoriae proditum est Hunnos, Valente Romanis imperante, ab Hyperboreis montibus duce Atthila et Belda eius fratre digressos, peruastata prius Thracia, utraque Moesia, Macedonia et toto prope Hyllirico, in Pannoniis et his finitimis Transistranis regionibus, pulsis inde Gothis, sedes posuisse.</text:p>
          </table:table-cell>
          <table:table-cell office:value-type="string" calcext:value-type="string">
            <text:p>urn:cts:croala:tubero.commentarii.croala-loci:body1.div1.div6.p3.s2.placeName31</text:p>
          </table:table-cell>
          <table:table-cell office:value-type="string" calcext:value-type="string">
            <text:p>urn:cite:croala:loci.36801</text:p>
          </table:table-cell>
          <table:table-cell office:value-type="string" calcext:value-type="string">
            <text:p>urn:cite:croala:loci.ana.36801</text:p>
          </table:table-cell>
        </table:table-row>
        <table:table-row table:style-name="ro1">
          <table:table-cell office:value-type="float" office:value="37754" calcext:value-type="float">
            <text:p>37754</text:p>
          </table:table-cell>
          <table:table-cell office:value-type="string" calcext:value-type="string">
            <text:p>Vistulaque</text:p>
          </table:table-cell>
          <table:table-cell office:value-type="string" calcext:value-type="string">
            <text:p>estlocus1</text:p>
          </table:table-cell>
          <table:table-cell office:value-type="string" calcext:value-type="string">
            <text:p>Neque enim credibile esse putant ullam Illyricae nationis gentem in Rhaxanorum regiones, coeli intemperie ac perpetuo damnatas frigore, unquam penetrasse, sed potius Raxanos ipsos abundante domi multitudine (et est terra illa sicut pecorum, ita et hominum admodum ferax) tristes cultu patrie sedes mitiori plaga permutasse, atque ita partim septentrionem uersus profectos Vistulaque amne transmisso usque ad Albim peruenisse, ac regna Boemorum Polonorumque condidisse, partim ad austrum concessisse, pulsisque Dacis non solum Transistranas regiones, quas postea illis Hungari eripuerunt, sed totum etiam Illyricum occupasse, suumque nomen regioni indidisse.</text:p>
          </table:table-cell>
          <table:table-cell office:value-type="string" calcext:value-type="string">
            <text:p>urn:cts:croala:tubero.commentarii.croala-loci:body1.div1.div6.p4.s3.placeName52</text:p>
          </table:table-cell>
          <table:table-cell office:value-type="string" calcext:value-type="string">
            <text:p>urn:cite:croala:loci.37754</text:p>
          </table:table-cell>
          <table:table-cell office:value-type="string" calcext:value-type="string">
            <text:p>urn:cite:croala:loci.ana.37754</text:p>
          </table:table-cell>
        </table:table-row>
        <table:table-row table:style-name="ro1">
          <table:table-cell office:value-type="float" office:value="37775" calcext:value-type="float">
            <text:p>37775</text:p>
          </table:table-cell>
          <table:table-cell office:value-type="string" calcext:value-type="string">
            <text:p>Albim</text:p>
          </table:table-cell>
          <table:table-cell office:value-type="string" calcext:value-type="string">
            <text:p>estlocus1</text:p>
          </table:table-cell>
          <table:table-cell office:value-type="string" calcext:value-type="string">
            <text:p>Neque enim credibile esse putant ullam Illyricae nationis gentem in Rhaxanorum regiones, coeli intemperie ac perpetuo damnatas frigore, unquam penetrasse, sed potius Raxanos ipsos abundante domi multitudine (et est terra illa sicut pecorum, ita et hominum admodum ferax) tristes cultu patrie sedes mitiori plaga permutasse, atque ita partim septentrionem uersus profectos Vistulaque amne transmisso usque ad Albim peruenisse, ac regna Boemorum Polonorumque condidisse, partim ad austrum concessisse, pulsisque Dacis non solum Transistranas regiones, quas postea illis Hungari eripuerunt, sed totum etiam Illyricum occupasse, suumque nomen regioni indidisse.</text:p>
          </table:table-cell>
          <table:table-cell office:value-type="string" calcext:value-type="string">
            <text:p>urn:cts:croala:tubero.commentarii.croala-loci:body1.div1.div6.p4.s3.placeName57</text:p>
          </table:table-cell>
          <table:table-cell office:value-type="string" calcext:value-type="string">
            <text:p>urn:cite:croala:loci.37775</text:p>
          </table:table-cell>
          <table:table-cell office:value-type="string" calcext:value-type="string">
            <text:p>urn:cite:croala:loci.ana.37775</text:p>
          </table:table-cell>
        </table:table-row>
        <table:table-row table:style-name="ro1">
          <table:table-cell office:value-type="float" office:value="37901" calcext:value-type="float">
            <text:p>37901</text:p>
          </table:table-cell>
          <table:table-cell office:value-type="string" calcext:value-type="string">
            <text:p>Illyricum</text:p>
          </table:table-cell>
          <table:table-cell office:value-type="string" calcext:value-type="string">
            <text:p>estlocus1</text:p>
          </table:table-cell>
          <table:table-cell office:value-type="string" calcext:value-type="string">
            <text:p>Neque enim credibile esse putant ullam Illyricae nationis gentem in Rhaxanorum regiones, coeli intemperie ac perpetuo damnatas frigore, unquam penetrasse, sed potius Raxanos ipsos abundante domi multitudine (et est terra illa sicut pecorum, ita et hominum admodum ferax) tristes cultu patrie sedes mitiori plaga permutasse, atque ita partim septentrionem uersus profectos Vistulaque amne transmisso usque ad Albim peruenisse, ac regna Boemorum Polonorumque condidisse, partim ad austrum concessisse, pulsisque Dacis non solum Transistranas regiones, quas postea illis Hungari eripuerunt, sed totum etiam Illyricum occupasse, suumque nomen regioni indidisse.</text:p>
          </table:table-cell>
          <table:table-cell office:value-type="string" calcext:value-type="string">
            <text:p>urn:cts:croala:tubero.commentarii.croala-loci:body1.div1.div6.p4.s3.placeName82</text:p>
          </table:table-cell>
          <table:table-cell office:value-type="string" calcext:value-type="string">
            <text:p>urn:cite:croala:loci.37901</text:p>
          </table:table-cell>
          <table:table-cell office:value-type="string" calcext:value-type="string">
            <text:p>urn:cite:croala:loci.ana.37901</text:p>
          </table:table-cell>
        </table:table-row>
        <table:table-row table:style-name="ro1">
          <table:table-cell office:value-type="float" office:value="37946" calcext:value-type="float">
            <text:p>37946</text:p>
          </table:table-cell>
          <table:table-cell office:value-type="string" calcext:value-type="string">
            <text:p>Illyrici</text:p>
          </table:table-cell>
          <table:table-cell office:value-type="string" calcext:value-type="string">
            <text:p>estlocus1</text:p>
          </table:table-cell>
          <table:table-cell office:value-type="string" calcext:value-type="string">
            <text:p>Magna enim Illyrici pars nunc quoque Raxia appellatur, quandoquidem ab illis nationibus, quae inter Danubium et Rhipheos montes colunt, Romanum etiam imperium una cum ipsa Vrbe olim fuit deletum.</text:p>
          </table:table-cell>
          <table:table-cell office:value-type="string" calcext:value-type="string">
            <text:p>urn:cts:croala:tubero.commentarii.croala-loci:body1.div1.div6.p4.s4.placeName3</text:p>
          </table:table-cell>
          <table:table-cell office:value-type="string" calcext:value-type="string">
            <text:p>urn:cite:croala:loci.37946</text:p>
          </table:table-cell>
          <table:table-cell office:value-type="string" calcext:value-type="string">
            <text:p>urn:cite:croala:loci.ana.37946</text:p>
          </table:table-cell>
        </table:table-row>
        <table:table-row table:style-name="ro1">
          <table:table-cell office:value-type="float" office:value="37963" calcext:value-type="float">
            <text:p>37963</text:p>
          </table:table-cell>
          <table:table-cell office:value-type="string" calcext:value-type="string">
            <text:p>Raxia</text:p>
          </table:table-cell>
          <table:table-cell office:value-type="string" calcext:value-type="string">
            <text:p>estlocus1</text:p>
          </table:table-cell>
          <table:table-cell office:value-type="string" calcext:value-type="string">
            <text:p>Magna enim Illyrici pars nunc quoque Raxia appellatur, quandoquidem ab illis nationibus, quae inter Danubium et Rhipheos montes colunt, Romanum etiam imperium una cum ipsa Vrbe olim fuit deletum.</text:p>
          </table:table-cell>
          <table:table-cell office:value-type="string" calcext:value-type="string">
            <text:p>urn:cts:croala:tubero.commentarii.croala-loci:body1.div1.div6.p4.s4.placeName7</text:p>
          </table:table-cell>
          <table:table-cell office:value-type="string" calcext:value-type="string">
            <text:p>urn:cite:croala:loci.37963</text:p>
          </table:table-cell>
          <table:table-cell office:value-type="string" calcext:value-type="string">
            <text:p>urn:cite:croala:loci.ana.37963</text:p>
          </table:table-cell>
        </table:table-row>
        <table:table-row table:style-name="ro1">
          <table:table-cell office:value-type="float" office:value="38004" calcext:value-type="float">
            <text:p>38004</text:p>
          </table:table-cell>
          <table:table-cell office:value-type="string" calcext:value-type="string">
            <text:p>Danubium</text:p>
          </table:table-cell>
          <table:table-cell office:value-type="string" calcext:value-type="string">
            <text:p>estlocus1</text:p>
          </table:table-cell>
          <table:table-cell office:value-type="string" calcext:value-type="string">
            <text:p>Magna enim Illyrici pars nunc quoque Raxia appellatur, quandoquidem ab illis nationibus, quae inter Danubium et Rhipheos montes colunt, Romanum etiam imperium una cum ipsa Vrbe olim fuit deletum.</text:p>
          </table:table-cell>
          <table:table-cell office:value-type="string" calcext:value-type="string">
            <text:p>urn:cts:croala:tubero.commentarii.croala-loci:body1.div1.div6.p4.s4.placeName15</text:p>
          </table:table-cell>
          <table:table-cell office:value-type="string" calcext:value-type="string">
            <text:p>urn:cite:croala:loci.38004</text:p>
          </table:table-cell>
          <table:table-cell office:value-type="string" calcext:value-type="string">
            <text:p>urn:cite:croala:loci.ana.38004</text:p>
          </table:table-cell>
        </table:table-row>
        <table:table-row table:style-name="ro1">
          <table:table-cell office:value-type="float" office:value="38013" calcext:value-type="float">
            <text:p>38013</text:p>
          </table:table-cell>
          <table:table-cell office:value-type="string" calcext:value-type="string">
            <text:p>Rhipheos</text:p>
          </table:table-cell>
          <table:table-cell office:value-type="string" calcext:value-type="string">
            <text:p>estlocus1</text:p>
          </table:table-cell>
          <table:table-cell office:value-type="string" calcext:value-type="string">
            <text:p>Magna enim Illyrici pars nunc quoque Raxia appellatur, quandoquidem ab illis nationibus, quae inter Danubium et Rhipheos montes colunt, Romanum etiam imperium una cum ipsa Vrbe olim fuit deletum.</text:p>
          </table:table-cell>
          <table:table-cell office:value-type="string" calcext:value-type="string">
            <text:p>urn:cts:croala:tubero.commentarii.croala-loci:body1.div1.div6.p4.s4.placeName17</text:p>
          </table:table-cell>
          <table:table-cell office:value-type="string" calcext:value-type="string">
            <text:p>urn:cite:croala:loci.38013</text:p>
          </table:table-cell>
          <table:table-cell office:value-type="string" calcext:value-type="string">
            <text:p>urn:cite:croala:loci.ana.38013</text:p>
          </table:table-cell>
        </table:table-row>
        <table:table-row table:style-name="ro1">
          <table:table-cell office:value-type="float" office:value="38055" calcext:value-type="float">
            <text:p>38055</text:p>
          </table:table-cell>
          <table:table-cell office:value-type="string" calcext:value-type="string">
            <text:p>Vrbe</text:p>
          </table:table-cell>
          <table:table-cell office:value-type="string" calcext:value-type="string">
            <text:p>estlocus1</text:p>
          </table:table-cell>
          <table:table-cell office:value-type="string" calcext:value-type="string">
            <text:p>Magna enim Illyrici pars nunc quoque Raxia appellatur, quandoquidem ab illis nationibus, quae inter Danubium et Rhipheos montes colunt, Romanum etiam imperium una cum ipsa Vrbe olim fuit deletum.</text:p>
          </table:table-cell>
          <table:table-cell office:value-type="string" calcext:value-type="string">
            <text:p>urn:cts:croala:tubero.commentarii.croala-loci:body1.div1.div6.p4.s4.placeName26</text:p>
          </table:table-cell>
          <table:table-cell office:value-type="string" calcext:value-type="string">
            <text:p>urn:cite:croala:loci.38055</text:p>
          </table:table-cell>
          <table:table-cell office:value-type="string" calcext:value-type="string">
            <text:p>urn:cite:croala:loci.ana.38055</text:p>
          </table:table-cell>
        </table:table-row>
        <table:table-row table:style-name="ro1">
          <table:table-cell office:value-type="float" office:value="38205" calcext:value-type="float">
            <text:p>38205</text:p>
          </table:table-cell>
          <table:table-cell office:value-type="string" calcext:value-type="string">
            <text:p>Europa</text:p>
          </table:table-cell>
          <table:table-cell office:value-type="string" calcext:value-type="string">
            <text:p>estlocus1</text:p>
          </table:table-cell>
          <table:table-cell office:value-type="string" calcext:value-type="string">
            <text:p>Nec modo in Europa eorum opes late patuerunt, sed etiam in Asiam transgressi ultra Rha amnem multorum dierum iter arma protulerunt, ubi nunc quoque magnum amplectuntur imperium sedemque regni urbem amplissimam, quam ipsi Moschouiam uocant, ad Rha sitam habent.</text:p>
          </table:table-cell>
          <table:table-cell office:value-type="string" calcext:value-type="string">
            <text:p>urn:cts:croala:tubero.commentarii.croala-loci:body1.div1.div6.p5.s2.placeName4</text:p>
          </table:table-cell>
          <table:table-cell office:value-type="string" calcext:value-type="string">
            <text:p>urn:cite:croala:loci.38205</text:p>
          </table:table-cell>
          <table:table-cell office:value-type="string" calcext:value-type="string">
            <text:p>urn:cite:croala:loci.ana.38205</text:p>
          </table:table-cell>
        </table:table-row>
        <table:table-row table:style-name="ro1">
          <table:table-cell office:value-type="float" office:value="38242" calcext:value-type="float">
            <text:p>38242</text:p>
          </table:table-cell>
          <table:table-cell office:value-type="string" calcext:value-type="string">
            <text:p>Asiam</text:p>
          </table:table-cell>
          <table:table-cell office:value-type="string" calcext:value-type="string">
            <text:p>estlocus1</text:p>
          </table:table-cell>
          <table:table-cell office:value-type="string" calcext:value-type="string">
            <text:p>Nec modo in Europa eorum opes late patuerunt, sed etiam in Asiam transgressi ultra Rha amnem multorum dierum iter arma protulerunt, ubi nunc quoque magnum amplectuntur imperium sedemque regni urbem amplissimam, quam ipsi Moschouiam uocant, ad Rha sitam habent.</text:p>
          </table:table-cell>
          <table:table-cell office:value-type="string" calcext:value-type="string">
            <text:p>urn:cts:croala:tubero.commentarii.croala-loci:body1.div1.div6.p5.s2.placeName12</text:p>
          </table:table-cell>
          <table:table-cell office:value-type="string" calcext:value-type="string">
            <text:p>urn:cite:croala:loci.38242</text:p>
          </table:table-cell>
          <table:table-cell office:value-type="string" calcext:value-type="string">
            <text:p>urn:cite:croala:loci.ana.38242</text:p>
          </table:table-cell>
        </table:table-row>
        <table:table-row table:style-name="ro1">
          <table:table-cell office:value-type="float" office:value="38255" calcext:value-type="float">
            <text:p>38255</text:p>
          </table:table-cell>
          <table:table-cell office:value-type="string" calcext:value-type="string">
            <text:p>Rha</text:p>
          </table:table-cell>
          <table:table-cell office:value-type="string" calcext:value-type="string">
            <text:p>estlocus1</text:p>
          </table:table-cell>
          <table:table-cell office:value-type="string" calcext:value-type="string">
            <text:p>Nec modo in Europa eorum opes late patuerunt, sed etiam in Asiam transgressi ultra Rha amnem multorum dierum iter arma protulerunt, ubi nunc quoque magnum amplectuntur imperium sedemque regni urbem amplissimam, quam ipsi Moschouiam uocant, ad Rha sitam habent.</text:p>
          </table:table-cell>
          <table:table-cell office:value-type="string" calcext:value-type="string">
            <text:p>urn:cts:croala:tubero.commentarii.croala-loci:body1.div1.div6.p5.s2.placeName15</text:p>
          </table:table-cell>
          <table:table-cell office:value-type="string" calcext:value-type="string">
            <text:p>urn:cite:croala:loci.38255</text:p>
          </table:table-cell>
          <table:table-cell office:value-type="string" calcext:value-type="string">
            <text:p>urn:cite:croala:loci.ana.38255</text:p>
          </table:table-cell>
        </table:table-row>
        <table:table-row table:style-name="ro1">
          <table:table-cell office:value-type="float" office:value="38340" calcext:value-type="float">
            <text:p>38340</text:p>
          </table:table-cell>
          <table:table-cell office:value-type="string" calcext:value-type="string">
            <text:p>Moschouiam</text:p>
          </table:table-cell>
          <table:table-cell office:value-type="string" calcext:value-type="string">
            <text:p>estlocus1</text:p>
          </table:table-cell>
          <table:table-cell office:value-type="string" calcext:value-type="string">
            <text:p>Nec modo in Europa eorum opes late patuerunt, sed etiam in Asiam transgressi ultra Rha amnem multorum dierum iter arma protulerunt, ubi nunc quoque magnum amplectuntur imperium sedemque regni urbem amplissimam, quam ipsi Moschouiam uocant, ad Rha sitam habent.</text:p>
          </table:table-cell>
          <table:table-cell office:value-type="string" calcext:value-type="string">
            <text:p>urn:cts:croala:tubero.commentarii.croala-loci:body1.div1.div6.p5.s2.placeName34</text:p>
          </table:table-cell>
          <table:table-cell office:value-type="string" calcext:value-type="string">
            <text:p>urn:cite:croala:loci.38340</text:p>
          </table:table-cell>
          <table:table-cell office:value-type="string" calcext:value-type="string">
            <text:p>urn:cite:croala:loci.ana.38340</text:p>
          </table:table-cell>
        </table:table-row>
        <table:table-row table:style-name="ro1">
          <table:table-cell office:value-type="float" office:value="38357" calcext:value-type="float">
            <text:p>38357</text:p>
          </table:table-cell>
          <table:table-cell office:value-type="string" calcext:value-type="string">
            <text:p>Rha</text:p>
          </table:table-cell>
          <table:table-cell office:value-type="string" calcext:value-type="string">
            <text:p>estlocus1</text:p>
          </table:table-cell>
          <table:table-cell office:value-type="string" calcext:value-type="string">
            <text:p>Nec modo in Europa eorum opes late patuerunt, sed etiam in Asiam transgressi ultra Rha amnem multorum dierum iter arma protulerunt, ubi nunc quoque magnum amplectuntur imperium sedemque regni urbem amplissimam, quam ipsi Moschouiam uocant, ad Rha sitam habent.</text:p>
          </table:table-cell>
          <table:table-cell office:value-type="string" calcext:value-type="string">
            <text:p>urn:cts:croala:tubero.commentarii.croala-loci:body1.div1.div6.p5.s2.placeName37</text:p>
          </table:table-cell>
          <table:table-cell office:value-type="string" calcext:value-type="string">
            <text:p>urn:cite:croala:loci.38357</text:p>
          </table:table-cell>
          <table:table-cell office:value-type="string" calcext:value-type="string">
            <text:p>urn:cite:croala:loci.ana.38357</text:p>
          </table:table-cell>
        </table:table-row>
        <table:table-row table:style-name="ro1">
          <table:table-cell office:value-type="float" office:value="38386" calcext:value-type="float">
            <text:p>38386</text:p>
          </table:table-cell>
          <table:table-cell office:value-type="string" calcext:value-type="string">
            <text:p>Rha</text:p>
          </table:table-cell>
          <table:table-cell office:value-type="string" calcext:value-type="string">
            <text:p>estlocus1</text:p>
          </table:table-cell>
          <table:table-cell office:value-type="string" calcext:value-type="string">
            <text:p>Flumen autem Rha aquarum spatio caeteros Scythiae amnes uincens in mare Hyrcanum euehitur.</text:p>
          </table:table-cell>
          <table:table-cell office:value-type="string" calcext:value-type="string">
            <text:p>urn:cts:croala:tubero.commentarii.croala-loci:body1.div1.div6.p5.s3.placeName3</text:p>
          </table:table-cell>
          <table:table-cell office:value-type="string" calcext:value-type="string">
            <text:p>urn:cite:croala:loci.38386</text:p>
          </table:table-cell>
          <table:table-cell office:value-type="string" calcext:value-type="string">
            <text:p>urn:cite:croala:loci.ana.38386</text:p>
          </table:table-cell>
        </table:table-row>
        <table:table-row table:style-name="ro1">
          <table:table-cell office:value-type="float" office:value="38403" calcext:value-type="float">
            <text:p>38403</text:p>
          </table:table-cell>
          <table:table-cell office:value-type="string" calcext:value-type="string">
            <text:p>Scythiae</text:p>
          </table:table-cell>
          <table:table-cell office:value-type="string" calcext:value-type="string">
            <text:p>estlocus1</text:p>
          </table:table-cell>
          <table:table-cell office:value-type="string" calcext:value-type="string">
            <text:p>Flumen autem Rha aquarum spatio caeteros Scythiae amnes uincens in mare Hyrcanum euehitur.</text:p>
          </table:table-cell>
          <table:table-cell office:value-type="string" calcext:value-type="string">
            <text:p>urn:cts:croala:tubero.commentarii.croala-loci:body1.div1.div6.p5.s3.placeName7</text:p>
          </table:table-cell>
          <table:table-cell office:value-type="string" calcext:value-type="string">
            <text:p>urn:cite:croala:loci.38403</text:p>
          </table:table-cell>
          <table:table-cell office:value-type="string" calcext:value-type="string">
            <text:p>urn:cite:croala:loci.ana.38403</text:p>
          </table:table-cell>
        </table:table-row>
        <table:table-row table:style-name="ro1">
          <table:table-cell office:value-type="float" office:value="38424" calcext:value-type="float">
            <text:p>38424</text:p>
          </table:table-cell>
          <table:table-cell office:value-type="string" calcext:value-type="string">
            <text:p>Hyrcanum</text:p>
          </table:table-cell>
          <table:table-cell office:value-type="string" calcext:value-type="string">
            <text:p>estlocus1</text:p>
          </table:table-cell>
          <table:table-cell office:value-type="string" calcext:value-type="string">
            <text:p>Flumen autem Rha aquarum spatio caeteros Scythiae amnes uincens in mare Hyrcanum euehitur.</text:p>
          </table:table-cell>
          <table:table-cell office:value-type="string" calcext:value-type="string">
            <text:p>urn:cts:croala:tubero.commentarii.croala-loci:body1.div1.div6.p5.s3.placeName12</text:p>
          </table:table-cell>
          <table:table-cell office:value-type="string" calcext:value-type="string">
            <text:p>urn:cite:croala:loci.38424</text:p>
          </table:table-cell>
          <table:table-cell office:value-type="string" calcext:value-type="string">
            <text:p>urn:cite:croala:loci.ana.38424</text:p>
          </table:table-cell>
        </table:table-row>
        <table:table-row table:style-name="ro1">
          <table:table-cell office:value-type="float" office:value="38515" calcext:value-type="float">
            <text:p>38515</text:p>
          </table:table-cell>
          <table:table-cell office:value-type="string" calcext:value-type="string">
            <text:p>Illyricum</text:p>
          </table:table-cell>
          <table:table-cell office:value-type="string" calcext:value-type="string">
            <text:p>estlocus1</text:p>
          </table:table-cell>
          <table:table-cell office:value-type="string" calcext:value-type="string">
            <text:p>Slaueni autem Rhaxanorum ac Gothorum, ut dictum est, progenies anno a Christi natali die circiter sexingentesimo Illyricum inuasere, atque, ut fit, una cum iugo linguam quoque uictos accipere coegerunt.</text:p>
          </table:table-cell>
          <table:table-cell office:value-type="string" calcext:value-type="string">
            <text:p>urn:cts:croala:tubero.commentarii.croala-loci:body1.div1.div6.p5.s4.placeName17</text:p>
          </table:table-cell>
          <table:table-cell office:value-type="string" calcext:value-type="string">
            <text:p>urn:cite:croala:loci.38515</text:p>
          </table:table-cell>
          <table:table-cell office:value-type="string" calcext:value-type="string">
            <text:p>urn:cite:croala:loci.ana.38515</text:p>
          </table:table-cell>
        </table:table-row>
        <table:table-row table:style-name="ro1">
          <table:table-cell office:value-type="float" office:value="38832" calcext:value-type="float">
            <text:p>38832</text:p>
          </table:table-cell>
          <table:table-cell office:value-type="string" calcext:value-type="string">
            <text:p>Illiricum</text:p>
          </table:table-cell>
          <table:table-cell office:value-type="string" calcext:value-type="string">
            <text:p>estlocus1</text:p>
          </table:table-cell>
          <table:table-cell office:value-type="string" calcext:value-type="string">
            <text:p>Sane ante Slauenorum in Illiricum ingressum non modo Dalmatae Latina lingua, qua multa nunc quoque utuntur, sed et omnes Illyrici usi sunt, deductis per totum Illyricum Latinis coloniis.</text:p>
          </table:table-cell>
          <table:table-cell office:value-type="string" calcext:value-type="string">
            <text:p>urn:cts:croala:tubero.commentarii.croala-loci:body1.div1.div6.p5.s6.placeName5</text:p>
          </table:table-cell>
          <table:table-cell office:value-type="string" calcext:value-type="string">
            <text:p>urn:cite:croala:loci.38832</text:p>
          </table:table-cell>
          <table:table-cell office:value-type="string" calcext:value-type="string">
            <text:p>urn:cite:croala:loci.ana.38832</text:p>
          </table:table-cell>
        </table:table-row>
        <table:table-row table:style-name="ro1">
          <table:table-cell office:value-type="float" office:value="38932" calcext:value-type="float">
            <text:p>38932</text:p>
          </table:table-cell>
          <table:table-cell office:value-type="string" calcext:value-type="string">
            <text:p>Illyricum</text:p>
          </table:table-cell>
          <table:table-cell office:value-type="string" calcext:value-type="string">
            <text:p>estlocus1</text:p>
          </table:table-cell>
          <table:table-cell office:value-type="string" calcext:value-type="string">
            <text:p>Sane ante Slauenorum in Illiricum ingressum non modo Dalmatae Latina lingua, qua multa nunc quoque utuntur, sed et omnes Illyrici usi sunt, deductis per totum Illyricum Latinis coloniis.</text:p>
          </table:table-cell>
          <table:table-cell office:value-type="string" calcext:value-type="string">
            <text:p>urn:cts:croala:tubero.commentarii.croala-loci:body1.div1.div6.p5.s6.placeName26</text:p>
          </table:table-cell>
          <table:table-cell office:value-type="string" calcext:value-type="string">
            <text:p>urn:cite:croala:loci.38932</text:p>
          </table:table-cell>
          <table:table-cell office:value-type="string" calcext:value-type="string">
            <text:p>urn:cite:croala:loci.ana.38932</text:p>
          </table:table-cell>
        </table:table-row>
        <table:table-row table:style-name="ro1">
          <table:table-cell office:value-type="float" office:value="38999" calcext:value-type="float">
            <text:p>38999</text:p>
          </table:table-cell>
          <table:table-cell office:value-type="string" calcext:value-type="string">
            <text:p>Illyrici</text:p>
          </table:table-cell>
          <table:table-cell office:value-type="string" calcext:value-type="string">
            <text:p>estlocus1</text:p>
          </table:table-cell>
          <table:table-cell office:value-type="string" calcext:value-type="string">
            <text:p>Vnde nunc quoque maritimi Dalmatae a caeteris gentibus, quae mediterraneas Illyrici regiones incolunt, Latini appellantur, non quia Dalmatae Romano pontifici parent, sed quia lingua, habitu et literis Latinis utuntur.</text:p>
          </table:table-cell>
          <table:table-cell office:value-type="string" calcext:value-type="string">
            <text:p>urn:cts:croala:tubero.commentarii.croala-loci:body1.div1.div6.p5.s7.placeName11</text:p>
          </table:table-cell>
          <table:table-cell office:value-type="string" calcext:value-type="string">
            <text:p>urn:cite:croala:loci.38999</text:p>
          </table:table-cell>
          <table:table-cell office:value-type="string" calcext:value-type="string">
            <text:p>urn:cite:croala:loci.ana.38999</text:p>
          </table:table-cell>
        </table:table-row>
        <table:table-row table:style-name="ro1">
          <table:table-cell office:value-type="float" office:value="40666" calcext:value-type="float">
            <text:p>40666</text:p>
          </table:table-cell>
          <table:table-cell office:value-type="string" calcext:value-type="string">
            <text:p>Hungaria</text:p>
          </table:table-cell>
          <table:table-cell office:value-type="string" calcext:value-type="string">
            <text:p>estlocus1</text:p>
          </table:table-cell>
          <table:table-cell office:value-type="string" calcext:value-type="string">
            <text:p>Alienigenam, inquit, dominum, uiri Hungari, patiemur, cum et Hungarorum legibus cautum sit, ne quis peregrinus cuiuspiam magistratus obtinendi ius in Hungaria habeat, et bruta animalia naturae ipsius instinctu ex suo genere sibi duces, qui agmen praecedant, habere soleant?</text:p>
          </table:table-cell>
          <table:table-cell office:value-type="string" calcext:value-type="string">
            <text:p>urn:cts:croala:tubero.commentarii.croala-loci:body1.div1.div7.quote1.p1.s1.placeName21</text:p>
          </table:table-cell>
          <table:table-cell office:value-type="string" calcext:value-type="string">
            <text:p>urn:cite:croala:loci.40666</text:p>
          </table:table-cell>
          <table:table-cell office:value-type="string" calcext:value-type="string">
            <text:p>urn:cite:croala:loci.ana.40666</text:p>
          </table:table-cell>
        </table:table-row>
        <table:table-row table:style-name="ro1">
          <table:table-cell office:value-type="float" office:value="41297" calcext:value-type="float">
            <text:p>41297</text:p>
          </table:table-cell>
          <table:table-cell office:value-type="string" calcext:value-type="string">
            <text:p>Scythia</text:p>
          </table:table-cell>
          <table:table-cell office:value-type="string" calcext:value-type="string">
            <text:p>estlocus1</text:p>
          </table:table-cell>
          <table:table-cell office:value-type="string" calcext:value-type="string">
            <text:p>O si Attila, quo duce maiores nostri (ab ultima Scythia digressi) atque Tanai amne superato terras usque ad Britannicum oceanum multis illustribus uictoriis emensi sunt, ab inferis rediret, quanta indignatione gentem suam iam degenerem auersaretur, quippe quam, ueluti indigna esset, quae suis legibus uiueret, ritu iumentorum iugum ab externo impositum submisse ferre cerneret?</text:p>
          </table:table-cell>
          <table:table-cell office:value-type="string" calcext:value-type="string">
            <text:p>urn:cts:croala:tubero.commentarii.croala-loci:body1.div1.div7.quote1.p1.s8.placeName10</text:p>
          </table:table-cell>
          <table:table-cell office:value-type="string" calcext:value-type="string">
            <text:p>urn:cite:croala:loci.41297</text:p>
          </table:table-cell>
          <table:table-cell office:value-type="string" calcext:value-type="string">
            <text:p>urn:cite:croala:loci.ana.41297</text:p>
          </table:table-cell>
        </table:table-row>
        <table:table-row table:style-name="ro1">
          <table:table-cell office:value-type="float" office:value="41314" calcext:value-type="float">
            <text:p>41314</text:p>
          </table:table-cell>
          <table:table-cell office:value-type="string" calcext:value-type="string">
            <text:p>Tanai</text:p>
          </table:table-cell>
          <table:table-cell office:value-type="string" calcext:value-type="string">
            <text:p>estlocus1</text:p>
          </table:table-cell>
          <table:table-cell office:value-type="string" calcext:value-type="string">
            <text:p>O si Attila, quo duce maiores nostri (ab ultima Scythia digressi) atque Tanai amne superato terras usque ad Britannicum oceanum multis illustribus uictoriis emensi sunt, ab inferis rediret, quanta indignatione gentem suam iam degenerem auersaretur, quippe quam, ueluti indigna esset, quae suis legibus uiueret, ritu iumentorum iugum ab externo impositum submisse ferre cerneret?</text:p>
          </table:table-cell>
          <table:table-cell office:value-type="string" calcext:value-type="string">
            <text:p>urn:cts:croala:tubero.commentarii.croala-loci:body1.div1.div7.quote1.p1.s8.placeName13</text:p>
          </table:table-cell>
          <table:table-cell office:value-type="string" calcext:value-type="string">
            <text:p>urn:cite:croala:loci.41314</text:p>
          </table:table-cell>
          <table:table-cell office:value-type="string" calcext:value-type="string">
            <text:p>urn:cite:croala:loci.ana.41314</text:p>
          </table:table-cell>
        </table:table-row>
        <table:table-row table:style-name="ro1">
          <table:table-cell office:value-type="float" office:value="42095" calcext:value-type="float">
            <text:p>42095</text:p>
          </table:table-cell>
          <table:table-cell office:value-type="string" calcext:value-type="string">
            <text:p>Romam</text:p>
          </table:table-cell>
          <table:table-cell office:value-type="string" calcext:value-type="string">
            <text:p>estlocus1</text:p>
          </table:table-cell>
          <table:table-cell office:value-type="string" calcext:value-type="string">
            <text:p>Taceo ipsam sedem apostolicam urbemque Romam, commune omnium gentium, praesertim Christianarum, domicilium, ubi aetate nostra, quod quidem neminem uestrum latere puto, non nisi Italus, aut a pueritia in Italia educatus, quum et in aliis regionibus uiri Christiani huic muneri idonei reperiantur, pontifex maximus creari potuit.</text:p>
          </table:table-cell>
          <table:table-cell office:value-type="string" calcext:value-type="string">
            <text:p>urn:cts:croala:tubero.commentarii.croala-loci:body1.div1.div7.quote1.p1.s14.placeName6</text:p>
          </table:table-cell>
          <table:table-cell office:value-type="string" calcext:value-type="string">
            <text:p>urn:cite:croala:loci.42095</text:p>
          </table:table-cell>
          <table:table-cell office:value-type="string" calcext:value-type="string">
            <text:p>urn:cite:croala:loci.ana.42095</text:p>
          </table:table-cell>
        </table:table-row>
        <table:table-row table:style-name="ro1">
          <table:table-cell office:value-type="float" office:value="42216" calcext:value-type="float">
            <text:p>42216</text:p>
          </table:table-cell>
          <table:table-cell office:value-type="string" calcext:value-type="string">
            <text:p>Italia</text:p>
          </table:table-cell>
          <table:table-cell office:value-type="string" calcext:value-type="string">
            <text:p>estlocus1</text:p>
          </table:table-cell>
          <table:table-cell office:value-type="string" calcext:value-type="string">
            <text:p>Taceo ipsam sedem apostolicam urbemque Romam, commune omnium gentium, praesertim Christianarum, domicilium, ubi aetate nostra, quod quidem neminem uestrum latere puto, non nisi Italus, aut a pueritia in Italia educatus, quum et in aliis regionibus uiri Christiani huic muneri idonei reperiantur, pontifex maximus creari potuit.</text:p>
          </table:table-cell>
          <table:table-cell office:value-type="string" calcext:value-type="string">
            <text:p>urn:cts:croala:tubero.commentarii.croala-loci:body1.div1.div7.quote1.p1.s14.placeName29</text:p>
          </table:table-cell>
          <table:table-cell office:value-type="string" calcext:value-type="string">
            <text:p>urn:cite:croala:loci.42216</text:p>
          </table:table-cell>
          <table:table-cell office:value-type="string" calcext:value-type="string">
            <text:p>urn:cite:croala:loci.ana.42216</text:p>
          </table:table-cell>
        </table:table-row>
        <table:table-row table:style-name="ro1">
          <table:table-cell office:value-type="float" office:value="42309" calcext:value-type="float">
            <text:p>42309</text:p>
          </table:table-cell>
          <table:table-cell office:value-type="string" calcext:value-type="string">
            <text:p>Romam</text:p>
          </table:table-cell>
          <table:table-cell office:value-type="string" calcext:value-type="string">
            <text:p>estlocus1</text:p>
          </table:table-cell>
          <table:table-cell office:value-type="string" calcext:value-type="string">
            <text:p>Quoniam et Romam, Italicam urbem, utpote in Latio positam esse perhibent, et collegium ipsum patrum, ex quibus pontifices fiunt, maiore ex parte ex Italis constare certum est.</text:p>
          </table:table-cell>
          <table:table-cell office:value-type="string" calcext:value-type="string">
            <text:p>urn:cts:croala:tubero.commentarii.croala-loci:body1.div1.div7.quote1.p1.s15.placeName3</text:p>
          </table:table-cell>
          <table:table-cell office:value-type="string" calcext:value-type="string">
            <text:p>urn:cite:croala:loci.42309</text:p>
          </table:table-cell>
          <table:table-cell office:value-type="string" calcext:value-type="string">
            <text:p>urn:cite:croala:loci.ana.42309</text:p>
          </table:table-cell>
        </table:table-row>
        <table:table-row table:style-name="ro1">
          <table:table-cell office:value-type="float" office:value="42340" calcext:value-type="float">
            <text:p>42340</text:p>
          </table:table-cell>
          <table:table-cell office:value-type="string" calcext:value-type="string">
            <text:p>Latio</text:p>
          </table:table-cell>
          <table:table-cell office:value-type="string" calcext:value-type="string">
            <text:p>estlocus1</text:p>
          </table:table-cell>
          <table:table-cell office:value-type="string" calcext:value-type="string">
            <text:p>Quoniam et Romam, Italicam urbem, utpote in Latio positam esse perhibent, et collegium ipsum patrum, ex quibus pontifices fiunt, maiore ex parte ex Italis constare certum est.</text:p>
          </table:table-cell>
          <table:table-cell office:value-type="string" calcext:value-type="string">
            <text:p>urn:cts:croala:tubero.commentarii.croala-loci:body1.div1.div7.quote1.p1.s15.placeName8</text:p>
          </table:table-cell>
          <table:table-cell office:value-type="string" calcext:value-type="string">
            <text:p>urn:cite:croala:loci.42340</text:p>
          </table:table-cell>
          <table:table-cell office:value-type="string" calcext:value-type="string">
            <text:p>urn:cite:croala:loci.ana.42340</text:p>
          </table:table-cell>
        </table:table-row>
        <table:table-row table:style-name="ro1">
          <table:table-cell office:value-type="float" office:value="43632" calcext:value-type="float">
            <text:p>43632</text:p>
          </table:table-cell>
          <table:table-cell office:value-type="string" calcext:value-type="string">
            <text:p>Dacico</text:p>
          </table:table-cell>
          <table:table-cell office:value-type="string" calcext:value-type="string">
            <text:p>estlocus1</text:p>
          </table:table-cell>
          <table:table-cell office:value-type="string" calcext:value-type="string">
            <text:p>Atque iccirco tamquam Dacico ac Pannonico agro nuper precario insiti, noui inquilini terrae, quam Danubius intersecat, Scithiae uero Asiaticae paulo ante incole, ab his qui simul industriae nostrae, simul uirtuti inuident, appellamur.</text:p>
          </table:table-cell>
          <table:table-cell office:value-type="string" calcext:value-type="string">
            <text:p>urn:cts:croala:tubero.commentarii.croala-loci:body1.div1.div7.quote1.p1.s24.placeName4</text:p>
          </table:table-cell>
          <table:table-cell office:value-type="string" calcext:value-type="string">
            <text:p>urn:cite:croala:loci.43632</text:p>
          </table:table-cell>
          <table:table-cell office:value-type="string" calcext:value-type="string">
            <text:p>urn:cite:croala:loci.ana.43632</text:p>
          </table:table-cell>
        </table:table-row>
        <table:table-row table:style-name="ro1">
          <table:table-cell office:value-type="float" office:value="43687" calcext:value-type="float">
            <text:p>43687</text:p>
          </table:table-cell>
          <table:table-cell office:value-type="string" calcext:value-type="string">
            <text:p>Danubius</text:p>
          </table:table-cell>
          <table:table-cell office:value-type="string" calcext:value-type="string">
            <text:p>estlocus1</text:p>
          </table:table-cell>
          <table:table-cell office:value-type="string" calcext:value-type="string">
            <text:p>Atque iccirco tamquam Dacico ac Pannonico agro nuper precario insiti, noui inquilini terrae, quam Danubius intersecat, Scithiae uero Asiaticae paulo ante incole, ab his qui simul industriae nostrae, simul uirtuti inuident, appellamur.</text:p>
          </table:table-cell>
          <table:table-cell office:value-type="string" calcext:value-type="string">
            <text:p>urn:cts:croala:tubero.commentarii.croala-loci:body1.div1.div7.quote1.p1.s24.placeName15</text:p>
          </table:table-cell>
          <table:table-cell office:value-type="string" calcext:value-type="string">
            <text:p>urn:cite:croala:loci.43687</text:p>
          </table:table-cell>
          <table:table-cell office:value-type="string" calcext:value-type="string">
            <text:p>urn:cite:croala:loci.ana.43687</text:p>
          </table:table-cell>
        </table:table-row>
        <table:table-row table:style-name="ro1">
          <table:table-cell office:value-type="float" office:value="43919" calcext:value-type="float">
            <text:p>43919</text:p>
          </table:table-cell>
          <table:table-cell office:value-type="string" calcext:value-type="string">
            <text:p>Hungariae</text:p>
          </table:table-cell>
          <table:table-cell office:value-type="string" calcext:value-type="string">
            <text:p>estlocus1</text:p>
          </table:table-cell>
          <table:table-cell office:value-type="string" calcext:value-type="string">
            <text:p>Et certe quisque uicinorum regum in petitione regni praeteritus iustam belli causam pretendet, eo quod nemo illorum non ad se aeque ius regni Hungarici pertinere arbitrabitur, si illud quisquam extra solum Hungariae natus nostris suffragiis, quod et fieri debet, et procul dubio futurum est, assecutus fuerit.</text:p>
          </table:table-cell>
          <table:table-cell office:value-type="string" calcext:value-type="string">
            <text:p>urn:cts:croala:tubero.commentarii.croala-loci:body1.div1.div7.quote1.p1.s25.placeName32</text:p>
          </table:table-cell>
          <table:table-cell office:value-type="string" calcext:value-type="string">
            <text:p>urn:cite:croala:loci.43919</text:p>
          </table:table-cell>
          <table:table-cell office:value-type="string" calcext:value-type="string">
            <text:p>urn:cite:croala:loci.ana.43919</text:p>
          </table:table-cell>
        </table:table-row>
        <table:table-row table:style-name="ro1">
          <table:table-cell office:value-type="float" office:value="44421" calcext:value-type="float">
            <text:p>44421</text:p>
          </table:table-cell>
          <table:table-cell office:value-type="string" calcext:value-type="string">
            <text:p>Hungaria</text:p>
          </table:table-cell>
          <table:table-cell office:value-type="string" calcext:value-type="string">
            <text:p>estlocus1</text:p>
          </table:table-cell>
          <table:table-cell office:value-type="string" calcext:value-type="string">
            <text:p>Neque enim fiducia nostra in creando indigena rege parum finitimorum animos a belli deterrebit cogitatione, utpote queis eo facto demonstrabimus nec in Hungaria uiros deesse imperio dignos, et cum Matthia, Iani Chugniadis filio, Hungarorum uirtutem non esse extinctam.</text:p>
          </table:table-cell>
          <table:table-cell office:value-type="string" calcext:value-type="string">
            <text:p>urn:cts:croala:tubero.commentarii.croala-loci:body1.div1.div7.quote1.p1.s28.placeName23</text:p>
          </table:table-cell>
          <table:table-cell office:value-type="string" calcext:value-type="string">
            <text:p>urn:cite:croala:loci.44421</text:p>
          </table:table-cell>
          <table:table-cell office:value-type="string" calcext:value-type="string">
            <text:p>urn:cite:croala:loci.ana.44421</text:p>
          </table:table-cell>
        </table:table-row>
        <table:table-row table:style-name="ro1">
          <table:table-cell office:value-type="float" office:value="45103" calcext:value-type="float">
            <text:p>45103</text:p>
          </table:table-cell>
          <table:table-cell office:value-type="string" calcext:value-type="string">
            <text:p>Hungariam</text:p>
          </table:table-cell>
          <table:table-cell office:value-type="string" calcext:value-type="string">
            <text:p>estlocus1</text:p>
          </table:table-cell>
          <table:table-cell office:value-type="string" calcext:value-type="string">
            <text:p>Haec cum dixisset Stephanus neminemque principum, qui aliquo numero atque honore esset, ea ratione motum animaduerteret ― omnes enim oderant ciuis imperium ob recentem memoriam acerbae in suos Matthiae Coruini tyrannidis ― studium suum in Alberthum, regis Polonorum filium, conuertit, eumque literis suis, uti cum trecentis ad summum equitibus in Hungariam ueniret, hortatus est, ratus id neque comitiorum libertati obfuturum, et Hungaris pergratum fore, utpote quum probe nosset, uir moris antiqui haud imperitus, ueterem inter Polonos et Hungaros reges intercedere necessitudinem, Hungarosque in Polonia itemque Polonos in Hungaria uicissim regnasse.</text:p>
          </table:table-cell>
          <table:table-cell office:value-type="string" calcext:value-type="string">
            <text:p>urn:cts:croala:tubero.commentarii.croala-loci:body1.div1.div8.p1.s1.placeName49</text:p>
          </table:table-cell>
          <table:table-cell office:value-type="string" calcext:value-type="string">
            <text:p>urn:cite:croala:loci.45103</text:p>
          </table:table-cell>
          <table:table-cell office:value-type="string" calcext:value-type="string">
            <text:p>urn:cite:croala:loci.ana.45103</text:p>
          </table:table-cell>
        </table:table-row>
        <table:table-row table:style-name="ro1">
          <table:table-cell office:value-type="float" office:value="45266" calcext:value-type="float">
            <text:p>45266</text:p>
          </table:table-cell>
          <table:table-cell office:value-type="string" calcext:value-type="string">
            <text:p>Polonia</text:p>
          </table:table-cell>
          <table:table-cell office:value-type="string" calcext:value-type="string">
            <text:p>estlocus1</text:p>
          </table:table-cell>
          <table:table-cell office:value-type="string" calcext:value-type="string">
            <text:p>Haec cum dixisset Stephanus neminemque principum, qui aliquo numero atque honore esset, ea ratione motum animaduerteret ― omnes enim oderant ciuis imperium ob recentem memoriam acerbae in suos Matthiae Coruini tyrannidis ― studium suum in Alberthum, regis Polonorum filium, conuertit, eumque literis suis, uti cum trecentis ad summum equitibus in Hungariam ueniret, hortatus est, ratus id neque comitiorum libertati obfuturum, et Hungaris pergratum fore, utpote quum probe nosset, uir moris antiqui haud imperitus, ueterem inter Polonos et Hungaros reges intercedere necessitudinem, Hungarosque in Polonia itemque Polonos in Hungaria uicissim regnasse.</text:p>
          </table:table-cell>
          <table:table-cell office:value-type="string" calcext:value-type="string">
            <text:p>urn:cts:croala:tubero.commentarii.croala-loci:body1.div1.div8.p1.s1.placeName82</text:p>
          </table:table-cell>
          <table:table-cell office:value-type="string" calcext:value-type="string">
            <text:p>urn:cite:croala:loci.45266</text:p>
          </table:table-cell>
          <table:table-cell office:value-type="string" calcext:value-type="string">
            <text:p>urn:cite:croala:loci.ana.45266</text:p>
          </table:table-cell>
        </table:table-row>
        <table:table-row table:style-name="ro1">
          <table:table-cell office:value-type="float" office:value="45283" calcext:value-type="float">
            <text:p>45283</text:p>
          </table:table-cell>
          <table:table-cell office:value-type="string" calcext:value-type="string">
            <text:p>Hungaria</text:p>
          </table:table-cell>
          <table:table-cell office:value-type="string" calcext:value-type="string">
            <text:p>estlocus1</text:p>
          </table:table-cell>
          <table:table-cell office:value-type="string" calcext:value-type="string">
            <text:p>Haec cum dixisset Stephanus neminemque principum, qui aliquo numero atque honore esset, ea ratione motum animaduerteret ― omnes enim oderant ciuis imperium ob recentem memoriam acerbae in suos Matthiae Coruini tyrannidis ― studium suum in Alberthum, regis Polonorum filium, conuertit, eumque literis suis, uti cum trecentis ad summum equitibus in Hungariam ueniret, hortatus est, ratus id neque comitiorum libertati obfuturum, et Hungaris pergratum fore, utpote quum probe nosset, uir moris antiqui haud imperitus, ueterem inter Polonos et Hungaros reges intercedere necessitudinem, Hungarosque in Polonia itemque Polonos in Hungaria uicissim regnasse.</text:p>
          </table:table-cell>
          <table:table-cell office:value-type="string" calcext:value-type="string">
            <text:p>urn:cts:croala:tubero.commentarii.croala-loci:body1.div1.div8.p1.s1.placeName86</text:p>
          </table:table-cell>
          <table:table-cell office:value-type="string" calcext:value-type="string">
            <text:p>urn:cite:croala:loci.45283</text:p>
          </table:table-cell>
          <table:table-cell office:value-type="string" calcext:value-type="string">
            <text:p>urn:cite:croala:loci.ana.45283</text:p>
          </table:table-cell>
        </table:table-row>
        <table:table-row table:style-name="ro1">
          <table:table-cell office:value-type="float" office:value="45840" calcext:value-type="float">
            <text:p>45840</text:p>
          </table:table-cell>
          <table:table-cell office:value-type="string" calcext:value-type="string">
            <text:p>Roma</text:p>
          </table:table-cell>
          <table:table-cell office:value-type="string" calcext:value-type="string">
            <text:p>estlocus1</text:p>
          </table:table-cell>
          <table:table-cell office:value-type="string" calcext:value-type="string">
            <text:p>Atque iccirco, cum supplicii metu Roma profugisset, ad Mehmetem primo Turcarum regem sese contulit, a quo ubi causa exilii innotuit, breui pulsus in Poloniam ad Andream Casimirum, illius gentis regem accessit, nulla magis alia re fretus quam si causa peregrinationis eius esset ignota Polonis.</text:p>
          </table:table-cell>
          <table:table-cell office:value-type="string" calcext:value-type="string">
            <text:p>urn:cts:croala:tubero.commentarii.croala-loci:body1.div1.div8.p2.s6.placeName6</text:p>
          </table:table-cell>
          <table:table-cell office:value-type="string" calcext:value-type="string">
            <text:p>urn:cite:croala:loci.45840</text:p>
          </table:table-cell>
          <table:table-cell office:value-type="string" calcext:value-type="string">
            <text:p>urn:cite:croala:loci.ana.45840</text:p>
          </table:table-cell>
        </table:table-row>
        <table:table-row table:style-name="ro1">
          <table:table-cell office:value-type="float" office:value="45926" calcext:value-type="float">
            <text:p>45926</text:p>
          </table:table-cell>
          <table:table-cell office:value-type="string" calcext:value-type="string">
            <text:p>Poloniam</text:p>
          </table:table-cell>
          <table:table-cell office:value-type="string" calcext:value-type="string">
            <text:p>estlocus1</text:p>
          </table:table-cell>
          <table:table-cell office:value-type="string" calcext:value-type="string">
            <text:p>Atque iccirco, cum supplicii metu Roma profugisset, ad Mehmetem primo Turcarum regem sese contulit, a quo ubi causa exilii innotuit, breui pulsus in Poloniam ad Andream Casimirum, illius gentis regem accessit, nulla magis alia re fretus quam si causa peregrinationis eius esset ignota Polonis.</text:p>
          </table:table-cell>
          <table:table-cell office:value-type="string" calcext:value-type="string">
            <text:p>urn:cts:croala:tubero.commentarii.croala-loci:body1.div1.div8.p2.s6.placeName24</text:p>
          </table:table-cell>
          <table:table-cell office:value-type="string" calcext:value-type="string">
            <text:p>urn:cite:croala:loci.45926</text:p>
          </table:table-cell>
          <table:table-cell office:value-type="string" calcext:value-type="string">
            <text:p>urn:cite:croala:loci.ana.45926</text:p>
          </table:table-cell>
        </table:table-row>
        <table:table-row table:style-name="ro1">
          <table:table-cell office:value-type="float" office:value="46229" calcext:value-type="float">
            <text:p>46229</text:p>
          </table:table-cell>
          <table:table-cell office:value-type="string" calcext:value-type="string">
            <text:p>Hungariam</text:p>
          </table:table-cell>
          <table:table-cell office:value-type="string" calcext:value-type="string">
            <text:p>estlocus1</text:p>
          </table:table-cell>
          <table:table-cell office:value-type="string" calcext:value-type="string">
            <text:p>Hic igitur eo nuntio audito, mirum in modum laetatus statim coepit Albertho profectionem in Hungariam suadere, ratus, ut erat, maioris fortunae et sibi et principi suo oblata utendum occasione, nec tantam spem ulla corrumpendam mora.</text:p>
          </table:table-cell>
          <table:table-cell office:value-type="string" calcext:value-type="string">
            <text:p>urn:cts:croala:tubero.commentarii.croala-loci:body1.div1.div8.p3.s1.placeName15</text:p>
          </table:table-cell>
          <table:table-cell office:value-type="string" calcext:value-type="string">
            <text:p>urn:cite:croala:loci.46229</text:p>
          </table:table-cell>
          <table:table-cell office:value-type="string" calcext:value-type="string">
            <text:p>urn:cite:croala:loci.ana.46229</text:p>
          </table:table-cell>
        </table:table-row>
        <table:table-row table:style-name="ro1">
          <table:table-cell office:value-type="float" office:value="46575" calcext:value-type="float">
            <text:p>46575</text:p>
          </table:table-cell>
          <table:table-cell office:value-type="string" calcext:value-type="string">
            <text:p>Hungariam</text:p>
          </table:table-cell>
          <table:table-cell office:value-type="string" calcext:value-type="string">
            <text:p>estlocus1</text:p>
          </table:table-cell>
          <table:table-cell office:value-type="string" calcext:value-type="string">
            <text:p>Itaque dum in utranque partem studiis regum accensis aliquot dies consultando absumuntur, et Vuladislauo interim tempus datum est ad gratiam Hungarorum ineundam, et Alberthi in Hungariam profectio prima praetermissa occasione sera fuit, animis Hungarorum iam fauore Vuladislaui praeoccupatis.</text:p>
          </table:table-cell>
          <table:table-cell office:value-type="string" calcext:value-type="string">
            <text:p>urn:cts:croala:tubero.commentarii.croala-loci:body1.div1.div8.p4.s1.placeName26</text:p>
          </table:table-cell>
          <table:table-cell office:value-type="string" calcext:value-type="string">
            <text:p>urn:cite:croala:loci.46575</text:p>
          </table:table-cell>
          <table:table-cell office:value-type="string" calcext:value-type="string">
            <text:p>urn:cite:croala:loci.ana.46575</text:p>
          </table:table-cell>
        </table:table-row>
        <table:table-row table:style-name="ro1">
          <table:table-cell office:value-type="float" office:value="47023" calcext:value-type="float">
            <text:p>47023</text:p>
          </table:table-cell>
          <table:table-cell office:value-type="string" calcext:value-type="string">
            <text:p>Rhacosium</text:p>
          </table:table-cell>
          <table:table-cell office:value-type="string" calcext:value-type="string">
            <text:p>estlocus1</text:p>
          </table:table-cell>
          <table:table-cell office:value-type="string" calcext:value-type="string">
            <text:p>Posteaquam ad Vuladislauum, proceres Hungari, allatum est uos regi designando in Rhacosium conuenisse campum, nemine exterorum ullam studiis uestris moram afferente, statim ille in animum induxit regnum Hungariae a uobis petere, memor non tam eius iuris, quod in hoc regnum habet, quippe qui Hungarorum regum stirpe ortus est, quam uestrae libertatis.</text:p>
          </table:table-cell>
          <table:table-cell office:value-type="string" calcext:value-type="string">
            <text:p>urn:cts:croala:tubero.commentarii.croala-loci:body1.div1.div9.quote1.p1.s1.placeName12</text:p>
          </table:table-cell>
          <table:table-cell office:value-type="string" calcext:value-type="string">
            <text:p>urn:cite:croala:loci.47023</text:p>
          </table:table-cell>
          <table:table-cell office:value-type="string" calcext:value-type="string">
            <text:p>urn:cite:croala:loci.ana.47023</text:p>
          </table:table-cell>
        </table:table-row>
        <table:table-row table:style-name="ro1">
          <table:table-cell office:value-type="float" office:value="47096" calcext:value-type="float">
            <text:p>47096</text:p>
          </table:table-cell>
          <table:table-cell office:value-type="string" calcext:value-type="string">
            <text:p>Hungariae</text:p>
          </table:table-cell>
          <table:table-cell office:value-type="string" calcext:value-type="string">
            <text:p>estlocus1</text:p>
          </table:table-cell>
          <table:table-cell office:value-type="string" calcext:value-type="string">
            <text:p>Posteaquam ad Vuladislauum, proceres Hungari, allatum est uos regi designando in Rhacosium conuenisse campum, nemine exterorum ullam studiis uestris moram afferente, statim ille in animum induxit regnum Hungariae a uobis petere, memor non tam eius iuris, quod in hoc regnum habet, quippe qui Hungarorum regum stirpe ortus est, quam uestrae libertatis.</text:p>
          </table:table-cell>
          <table:table-cell office:value-type="string" calcext:value-type="string">
            <text:p>urn:cts:croala:tubero.commentarii.croala-loci:body1.div1.div9.quote1.p1.s1.placeName28</text:p>
          </table:table-cell>
          <table:table-cell office:value-type="string" calcext:value-type="string">
            <text:p>urn:cite:croala:loci.47096</text:p>
          </table:table-cell>
          <table:table-cell office:value-type="string" calcext:value-type="string">
            <text:p>urn:cite:croala:loci.ana.47096</text:p>
          </table:table-cell>
        </table:table-row>
        <table:table-row table:style-name="ro1">
          <table:table-cell office:value-type="float" office:value="48741" calcext:value-type="float">
            <text:p>48741</text:p>
          </table:table-cell>
          <table:table-cell office:value-type="string" calcext:value-type="string">
            <text:p>Europae</text:p>
          </table:table-cell>
          <table:table-cell office:value-type="string" calcext:value-type="string">
            <text:p>estlocus1</text:p>
          </table:table-cell>
          <table:table-cell office:value-type="string" calcext:value-type="string">
            <text:p>Nam ut discedamus a Matthia, Iani Chugniadis filio, qui, ut probe nostis, nec ulla cognatione stirpi regiae annexus fuit, et regnum Hungariae, praeterquam quod inuito senatu Hungarico occupauit, ita gessit, ut omnibus bonis non minus priuatae stirpis obscuritate quam tyrannide regno indignus uisus sit, trium nouissimorum ante Matthiam regum Vuladislauus est uerus in hoc regnum haeres ac successor, siue eius paternum, siue maternum respexeritis genus, quo quidem utroque omnibus Europae regibus, absit uerbo inuidia, antecellit.</text:p>
          </table:table-cell>
          <table:table-cell office:value-type="string" calcext:value-type="string">
            <text:p>urn:cts:croala:tubero.commentarii.croala-loci:body1.div1.div9.quote1.p1.s9.placeName70</text:p>
          </table:table-cell>
          <table:table-cell office:value-type="string" calcext:value-type="string">
            <text:p>urn:cite:croala:loci.48741</text:p>
          </table:table-cell>
          <table:table-cell office:value-type="string" calcext:value-type="string">
            <text:p>urn:cite:croala:loci.ana.48741</text:p>
          </table:table-cell>
        </table:table-row>
        <table:table-row table:style-name="ro1">
          <table:table-cell office:value-type="float" office:value="49461" calcext:value-type="float">
            <text:p>49461</text:p>
          </table:table-cell>
          <table:table-cell office:value-type="string" calcext:value-type="string">
            <text:p>Alemmaniae</text:p>
          </table:table-cell>
          <table:table-cell office:value-type="string" calcext:value-type="string">
            <text:p>estlocus1</text:p>
          </table:table-cell>
          <table:table-cell office:value-type="string" calcext:value-type="string">
            <text:p>Maternum deinde nostri principis genus ab illo clarissimo Hungariae rege Lodouico, Sigismundoque eius genero ducitur, qui non Hungariae modo regnum, Boemiaeque, additis multis Alemmaniae regionibus, sed etiam Romanum obtinuit imperium.</text:p>
          </table:table-cell>
          <table:table-cell office:value-type="string" calcext:value-type="string">
            <text:p>urn:cts:croala:tubero.commentarii.croala-loci:body1.div1.div9.quote1.p1.s13.placeName24</text:p>
          </table:table-cell>
          <table:table-cell office:value-type="string" calcext:value-type="string">
            <text:p>urn:cite:croala:loci.49461</text:p>
          </table:table-cell>
          <table:table-cell office:value-type="string" calcext:value-type="string">
            <text:p>urn:cite:croala:loci.ana.49461</text:p>
          </table:table-cell>
        </table:table-row>
        <table:table-row table:style-name="ro1">
          <table:table-cell office:value-type="float" office:value="50557" calcext:value-type="float">
            <text:p>50557</text:p>
          </table:table-cell>
          <table:table-cell office:value-type="string" calcext:value-type="string">
            <text:p>Boemiae</text:p>
          </table:table-cell>
          <table:table-cell office:value-type="string" calcext:value-type="string">
            <text:p>estlocus1</text:p>
          </table:table-cell>
          <table:table-cell office:value-type="string" calcext:value-type="string">
            <text:p>Id autem est utilitas, quae huic regno ex adiectione Boemiae nascitur, qua quidem terra uiris ad militiam idoneis nulla est feracior, atque ex societate regni patris eius Casimiri, quum certum sit inter Sarmatas et gentes Transistranas Polonos armis plurimum posse.</text:p>
          </table:table-cell>
          <table:table-cell office:value-type="string" calcext:value-type="string">
            <text:p>urn:cts:croala:tubero.commentarii.croala-loci:body1.div1.div9.quote1.p1.s21.placeName10</text:p>
          </table:table-cell>
          <table:table-cell office:value-type="string" calcext:value-type="string">
            <text:p>urn:cite:croala:loci.50557</text:p>
          </table:table-cell>
          <table:table-cell office:value-type="string" calcext:value-type="string">
            <text:p>urn:cite:croala:loci.ana.50557</text:p>
          </table:table-cell>
        </table:table-row>
        <table:table-row table:style-name="ro1">
          <table:table-cell office:value-type="float" office:value="50759" calcext:value-type="float">
            <text:p>50759</text:p>
          </table:table-cell>
          <table:table-cell office:value-type="string" calcext:value-type="string">
            <text:p>Adriaticum</text:p>
          </table:table-cell>
          <table:table-cell office:value-type="string" calcext:value-type="string">
            <text:p>estlocus1</text:p>
          </table:table-cell>
          <table:table-cell office:value-type="string" calcext:value-type="string">
            <text:p>Hoc rege assumpto quiquid terrarum inter Sarmaticum oceanum et Adriaticum mare iacet, aut sub ditione uestri nominis erit, aut amicitia ac societate iunctum habebitis.</text:p>
          </table:table-cell>
          <table:table-cell office:value-type="string" calcext:value-type="string">
            <text:p>urn:cts:croala:tubero.commentarii.croala-loci:body1.div1.div9.quote1.p1.s23.placeName10</text:p>
          </table:table-cell>
          <table:table-cell office:value-type="string" calcext:value-type="string">
            <text:p>urn:cite:croala:loci.50759</text:p>
          </table:table-cell>
          <table:table-cell office:value-type="string" calcext:value-type="string">
            <text:p>urn:cite:croala:loci.ana.50759</text:p>
          </table:table-cell>
        </table:table-row>
        <table:table-row table:style-name="ro1">
          <table:table-cell office:value-type="float" office:value="51526" calcext:value-type="float">
            <text:p>51526</text:p>
          </table:table-cell>
          <table:table-cell office:value-type="string" calcext:value-type="string">
            <text:p>Hungariae</text:p>
          </table:table-cell>
          <table:table-cell office:value-type="string" calcext:value-type="string">
            <text:p>estlocus1</text:p>
          </table:table-cell>
          <table:table-cell office:value-type="string" calcext:value-type="string">
            <text:p>Verum haec res auertende suspitionis causa pro tempore silentio pressa est, ne uulgata eiusmodi officeret consilio: nam omnia munitiora Hungariae loca regis Matthiae filius praesidiis obtinebat.</text:p>
          </table:table-cell>
          <table:table-cell office:value-type="string" calcext:value-type="string">
            <text:p>urn:cts:croala:tubero.commentarii.croala-loci:body1.div1.div10.p1.s4.placeName20</text:p>
          </table:table-cell>
          <table:table-cell office:value-type="string" calcext:value-type="string">
            <text:p>urn:cite:croala:loci.51526</text:p>
          </table:table-cell>
          <table:table-cell office:value-type="string" calcext:value-type="string">
            <text:p>urn:cite:croala:loci.ana.51526</text:p>
          </table:table-cell>
        </table:table-row>
        <table:table-row table:style-name="ro1">
          <table:table-cell office:value-type="float" office:value="52236" calcext:value-type="float">
            <text:p>52236</text:p>
          </table:table-cell>
          <table:table-cell office:value-type="string" calcext:value-type="string">
            <text:p>Praghae</text:p>
          </table:table-cell>
          <table:table-cell office:value-type="string" calcext:value-type="string">
            <text:p>estlocus1</text:p>
          </table:table-cell>
          <table:table-cell office:value-type="string" calcext:value-type="string">
            <text:p>Secundum Boemos Alemani auditi sunt, quorum oratio, quum nullo praesenti decore innixa esset, Hungaros minime mouit, tametsi Romani imperii dignitas antiquusque familiae splendor commemoratus sit, et ille senatus Hungarici conuentus, Ladislauo Posthumo Praghae extincto, in memoriam reductus, quo scilicet Fridericus, imperator Romanorum, rex Hungariae quorundam nutibus fuit significatus, regnoque, ut Alemani iactabant, Michaele Sellagio intercedente, fraudatus.</text:p>
          </table:table-cell>
          <table:table-cell office:value-type="string" calcext:value-type="string">
            <text:p>urn:cts:croala:tubero.commentarii.croala-loci:body1.div1.div10.p2.s1.placeName33</text:p>
          </table:table-cell>
          <table:table-cell office:value-type="string" calcext:value-type="string">
            <text:p>urn:cite:croala:loci.52236</text:p>
          </table:table-cell>
          <table:table-cell office:value-type="string" calcext:value-type="string">
            <text:p>urn:cite:croala:loci.ana.52236</text:p>
          </table:table-cell>
        </table:table-row>
        <table:table-row table:style-name="ro1">
          <table:table-cell office:value-type="float" office:value="57843" calcext:value-type="float">
            <text:p>57843</text:p>
          </table:table-cell>
          <table:table-cell office:value-type="string" calcext:value-type="string">
            <text:p>Hungaria</text:p>
          </table:table-cell>
          <table:table-cell office:value-type="string" calcext:value-type="string">
            <text:p>estlocus1</text:p>
          </table:table-cell>
          <table:table-cell office:value-type="string" calcext:value-type="string">
            <text:p>Principes qui Vuladislauum in Hungaria regnare optabant, quamquam Beatricem ne in regno quidem priuatam agere e republica existimarent, nedum reginam esse uolebant - tantum odii siue reginae ipsius, siue regis Matthiae culpa in illam concaeptum erat (nam et illa, praeterquam quod sterilis esset, parum benefica habita est, et Hungarorum optimates quemadmodum in Matthiam, ita et in uxorem eius erant animati) ― tamen, ac si hac reginae sponsione clandestina eius praeda euoluta patefieret, quo cumulatum argentum, ut sunt Hungari ueluti plerique mortales pecuniae auidi, extraherent, quicquid postulauit, se facturos promisere, Italica sane arte, ut Hungari impudenter praedicabant, aduersus Italam usi.</text:p>
          </table:table-cell>
          <table:table-cell office:value-type="string" calcext:value-type="string">
            <text:p>urn:cts:croala:tubero.commentarii.croala-loci:body1.div1.div12.p3.s1.placeName5</text:p>
          </table:table-cell>
          <table:table-cell office:value-type="string" calcext:value-type="string">
            <text:p>urn:cite:croala:loci.57843</text:p>
          </table:table-cell>
          <table:table-cell office:value-type="string" calcext:value-type="string">
            <text:p>urn:cite:croala:loci.ana.57843</text:p>
          </table:table-cell>
        </table:table-row>
        <table:table-row table:style-name="ro1">
          <table:table-cell office:value-type="float" office:value="60468" calcext:value-type="float">
            <text:p>60468</text:p>
          </table:table-cell>
          <table:table-cell office:value-type="string" calcext:value-type="string">
            <text:p>Illyrici</text:p>
          </table:table-cell>
          <table:table-cell office:value-type="string" calcext:value-type="string">
            <text:p>estlocus1</text:p>
          </table:table-cell>
          <table:table-cell office:value-type="string" calcext:value-type="string">
            <text:p>Proceres Stephanum Sepusiensem comitem palatinum creant, et Coruinum, totam ei Illyrici regionem cum bani titulo offerentes, ad meliora consilia hortantur.</text:p>
          </table:table-cell>
          <table:table-cell office:value-type="string" calcext:value-type="string">
            <text:p>urn:cts:croala:tubero.commentarii.croala-loci:body1.div1.div14.argument1.p1.s1.placeName11</text:p>
          </table:table-cell>
          <table:table-cell office:value-type="string" calcext:value-type="string">
            <text:p>urn:cite:croala:loci.60468</text:p>
          </table:table-cell>
          <table:table-cell office:value-type="string" calcext:value-type="string">
            <text:p>urn:cite:croala:loci.ana.60468</text:p>
          </table:table-cell>
        </table:table-row>
        <table:table-row table:style-name="ro1">
          <table:table-cell office:value-type="float" office:value="61480" calcext:value-type="float">
            <text:p>61480</text:p>
          </table:table-cell>
          <table:table-cell office:value-type="string" calcext:value-type="string">
            <text:p>Illyrici</text:p>
          </table:table-cell>
          <table:table-cell office:value-type="string" calcext:value-type="string">
            <text:p>estlocus1</text:p>
          </table:table-cell>
          <table:table-cell office:value-type="string" calcext:value-type="string">
            <text:p>Est regio Illyrici inter Valdanum, quem fluuium Hunnam uulgo uocant, et Drinum amnem sita, partim Hungaricae, partim Turcaice ditionis, nunc Bossinae regnum nuncupatur.</text:p>
          </table:table-cell>
          <table:table-cell office:value-type="string" calcext:value-type="string">
            <text:p>urn:cts:croala:tubero.commentarii.croala-loci:body1.div1.div14.p3.s1.placeName3</text:p>
          </table:table-cell>
          <table:table-cell office:value-type="string" calcext:value-type="string">
            <text:p>urn:cite:croala:loci.61480</text:p>
          </table:table-cell>
          <table:table-cell office:value-type="string" calcext:value-type="string">
            <text:p>urn:cite:croala:loci.ana.61480</text:p>
          </table:table-cell>
        </table:table-row>
        <table:table-row table:style-name="ro1">
          <table:table-cell office:value-type="float" office:value="61489" calcext:value-type="float">
            <text:p>61489</text:p>
          </table:table-cell>
          <table:table-cell office:value-type="string" calcext:value-type="string">
            <text:p>Valdanum</text:p>
          </table:table-cell>
          <table:table-cell office:value-type="string" calcext:value-type="string">
            <text:p>estlocus1</text:p>
          </table:table-cell>
          <table:table-cell office:value-type="string" calcext:value-type="string">
            <text:p>Est regio Illyrici inter Valdanum, quem fluuium Hunnam uulgo uocant, et Drinum amnem sita, partim Hungaricae, partim Turcaice ditionis, nunc Bossinae regnum nuncupatur.</text:p>
          </table:table-cell>
          <table:table-cell office:value-type="string" calcext:value-type="string">
            <text:p>urn:cts:croala:tubero.commentarii.croala-loci:body1.div1.div14.p3.s1.placeName5</text:p>
          </table:table-cell>
          <table:table-cell office:value-type="string" calcext:value-type="string">
            <text:p>urn:cite:croala:loci.61489</text:p>
          </table:table-cell>
          <table:table-cell office:value-type="string" calcext:value-type="string">
            <text:p>urn:cite:croala:loci.ana.61489</text:p>
          </table:table-cell>
        </table:table-row>
        <table:table-row table:style-name="ro1">
          <table:table-cell office:value-type="float" office:value="61506" calcext:value-type="float">
            <text:p>61506</text:p>
          </table:table-cell>
          <table:table-cell office:value-type="string" calcext:value-type="string">
            <text:p>Hunnam</text:p>
          </table:table-cell>
          <table:table-cell office:value-type="string" calcext:value-type="string">
            <text:p>estlocus1</text:p>
          </table:table-cell>
          <table:table-cell office:value-type="string" calcext:value-type="string">
            <text:p>Est regio Illyrici inter Valdanum, quem fluuium Hunnam uulgo uocant, et Drinum amnem sita, partim Hungaricae, partim Turcaice ditionis, nunc Bossinae regnum nuncupatur.</text:p>
          </table:table-cell>
          <table:table-cell office:value-type="string" calcext:value-type="string">
            <text:p>urn:cts:croala:tubero.commentarii.croala-loci:body1.div1.div14.p3.s1.placeName8</text:p>
          </table:table-cell>
          <table:table-cell office:value-type="string" calcext:value-type="string">
            <text:p>urn:cite:croala:loci.61506</text:p>
          </table:table-cell>
          <table:table-cell office:value-type="string" calcext:value-type="string">
            <text:p>urn:cite:croala:loci.ana.61506</text:p>
          </table:table-cell>
        </table:table-row>
        <table:table-row table:style-name="ro1">
          <table:table-cell office:value-type="float" office:value="61527" calcext:value-type="float">
            <text:p>61527</text:p>
          </table:table-cell>
          <table:table-cell office:value-type="string" calcext:value-type="string">
            <text:p>Drinum</text:p>
          </table:table-cell>
          <table:table-cell office:value-type="string" calcext:value-type="string">
            <text:p>estlocus1</text:p>
          </table:table-cell>
          <table:table-cell office:value-type="string" calcext:value-type="string">
            <text:p>Est regio Illyrici inter Valdanum, quem fluuium Hunnam uulgo uocant, et Drinum amnem sita, partim Hungaricae, partim Turcaice ditionis, nunc Bossinae regnum nuncupatur.</text:p>
          </table:table-cell>
          <table:table-cell office:value-type="string" calcext:value-type="string">
            <text:p>urn:cts:croala:tubero.commentarii.croala-loci:body1.div1.div14.p3.s1.placeName12</text:p>
          </table:table-cell>
          <table:table-cell office:value-type="string" calcext:value-type="string">
            <text:p>urn:cite:croala:loci.61527</text:p>
          </table:table-cell>
          <table:table-cell office:value-type="string" calcext:value-type="string">
            <text:p>urn:cite:croala:loci.ana.61527</text:p>
          </table:table-cell>
        </table:table-row>
        <table:table-row table:style-name="ro1">
          <table:table-cell office:value-type="float" office:value="61578" calcext:value-type="float">
            <text:p>61578</text:p>
          </table:table-cell>
          <table:table-cell office:value-type="string" calcext:value-type="string">
            <text:p>Bossinae</text:p>
          </table:table-cell>
          <table:table-cell office:value-type="string" calcext:value-type="string">
            <text:p>estlocus1</text:p>
          </table:table-cell>
          <table:table-cell office:value-type="string" calcext:value-type="string">
            <text:p>Est regio Illyrici inter Valdanum, quem fluuium Hunnam uulgo uocant, et Drinum amnem sita, partim Hungaricae, partim Turcaice ditionis, nunc Bossinae regnum nuncupatur.</text:p>
          </table:table-cell>
          <table:table-cell office:value-type="string" calcext:value-type="string">
            <text:p>urn:cts:croala:tubero.commentarii.croala-loci:body1.div1.div14.p3.s1.placeName21</text:p>
          </table:table-cell>
          <table:table-cell office:value-type="string" calcext:value-type="string">
            <text:p>urn:cite:croala:loci.61578</text:p>
          </table:table-cell>
          <table:table-cell office:value-type="string" calcext:value-type="string">
            <text:p>urn:cite:croala:loci.ana.61578</text:p>
          </table:table-cell>
        </table:table-row>
        <table:table-row table:style-name="ro1">
          <table:table-cell office:value-type="float" office:value="61673" calcext:value-type="float">
            <text:p>61673</text:p>
          </table:table-cell>
          <table:table-cell office:value-type="string" calcext:value-type="string">
            <text:p>Illyricum</text:p>
          </table:table-cell>
          <table:table-cell office:value-type="string" calcext:value-type="string">
            <text:p>estlocus1</text:p>
          </table:table-cell>
          <table:table-cell office:value-type="string" calcext:value-type="string">
            <text:p>Hanc regionem quum permissu Lodouici regis Neapoli oriundi (fuit enim id temporis Hungarorum, ut et reliquum Illyricum, prouincia), Stephanus Duronius praefectura obtineret, ab ipso Lodouico Bossinensium rex dictus est, quum ob formam Duroniae filiae, quam eius amore captus nuptiis suis Lodouicus destinarat, reginamque appellauerat, ne magni rex nominis priuatam feminam, priuatique hominis filiam praeter regium decus in coniugem duxisse uideretur, tum ob egregie nauatam operam aduersus Gregorium Churiacum Dalmatam ab Hungaris deficientem, regnique prouincias uastantem.</text:p>
          </table:table-cell>
          <table:table-cell office:value-type="string" calcext:value-type="string">
            <text:p>urn:cts:croala:tubero.commentarii.croala-loci:body1.div1.div14.p3.s2.placeName17</text:p>
          </table:table-cell>
          <table:table-cell office:value-type="string" calcext:value-type="string">
            <text:p>urn:cite:croala:loci.61673</text:p>
          </table:table-cell>
          <table:table-cell office:value-type="string" calcext:value-type="string">
            <text:p>urn:cite:croala:loci.ana.61673</text:p>
          </table:table-cell>
        </table:table-row>
        <table:table-row table:style-name="ro1">
          <table:table-cell office:value-type="float" office:value="62099" calcext:value-type="float">
            <text:p>62099</text:p>
          </table:table-cell>
          <table:table-cell office:value-type="string" calcext:value-type="string">
            <text:p>Illyrico</text:p>
          </table:table-cell>
          <table:table-cell office:value-type="string" calcext:value-type="string">
            <text:p>estlocus1</text:p>
          </table:table-cell>
          <table:table-cell office:value-type="string" calcext:value-type="string">
            <text:p>Quare occupato quoque a Turcis Illyrico, Hungaris domestico bello impeditis, Bossinensis regni titulum Hungarorum reges nequaquam deposuerunt, eum non minus recte nunc quam antea usurpantes, quandoquidem ductu regis Matthiae Chugniadis sedem Bosinensium regum, quam incole Iaizam uocant, cum multis aliis oppidis de Turcis recuperarunt.</text:p>
          </table:table-cell>
          <table:table-cell office:value-type="string" calcext:value-type="string">
            <text:p>urn:cts:croala:tubero.commentarii.croala-loci:body1.div1.div14.p3.s4.placeName6</text:p>
          </table:table-cell>
          <table:table-cell office:value-type="string" calcext:value-type="string">
            <text:p>urn:cite:croala:loci.62099</text:p>
          </table:table-cell>
          <table:table-cell office:value-type="string" calcext:value-type="string">
            <text:p>urn:cite:croala:loci.ana.62099</text:p>
          </table:table-cell>
        </table:table-row>
        <table:table-row table:style-name="ro1">
          <table:table-cell office:value-type="float" office:value="62244" calcext:value-type="float">
            <text:p>62244</text:p>
          </table:table-cell>
          <table:table-cell office:value-type="string" calcext:value-type="string">
            <text:p>Iaizam</text:p>
          </table:table-cell>
          <table:table-cell office:value-type="string" calcext:value-type="string">
            <text:p>estlocus1</text:p>
          </table:table-cell>
          <table:table-cell office:value-type="string" calcext:value-type="string">
            <text:p>Quare occupato quoque a Turcis Illyrico, Hungaris domestico bello impeditis, Bossinensis regni titulum Hungarorum reges nequaquam deposuerunt, eum non minus recte nunc quam antea usurpantes, quandoquidem ductu regis Matthiae Chugniadis sedem Bosinensium regum, quam incole Iaizam uocant, cum multis aliis oppidis de Turcis recuperarunt.</text:p>
          </table:table-cell>
          <table:table-cell office:value-type="string" calcext:value-type="string">
            <text:p>urn:cts:croala:tubero.commentarii.croala-loci:body1.div1.div14.p3.s4.placeName36</text:p>
          </table:table-cell>
          <table:table-cell office:value-type="string" calcext:value-type="string">
            <text:p>urn:cite:croala:loci.62244</text:p>
          </table:table-cell>
          <table:table-cell office:value-type="string" calcext:value-type="string">
            <text:p>urn:cite:croala:loci.ana.62244</text:p>
          </table:table-cell>
        </table:table-row>
        <table:table-row table:style-name="ro1">
          <table:table-cell office:value-type="float" office:value="62357" calcext:value-type="float">
            <text:p>62357</text:p>
          </table:table-cell>
          <table:table-cell office:value-type="string" calcext:value-type="string">
            <text:p>Illyrici</text:p>
          </table:table-cell>
          <table:table-cell office:value-type="string" calcext:value-type="string">
            <text:p>estlocus1</text:p>
          </table:table-cell>
          <table:table-cell office:value-type="string" calcext:value-type="string">
            <text:p>Spondent igitur regulo, si in animum induceret permittere sese in senatus potestatem, totam Illyrici regionem, quae Hungarorum imperio subiecta erat, cum bani nomine, quod paulo a regio distat, additis insuper multis principum uirorum patrimoniis, quae Matthias partim emerat, partim successionis iure, ut mos est, ubi reges publicis rebus praesunt, obtinuerat, extinctis omnibus possessionum legitimis haeredibus.</text:p>
          </table:table-cell>
          <table:table-cell office:value-type="string" calcext:value-type="string">
            <text:p>urn:cts:croala:tubero.commentarii.croala-loci:body1.div1.div14.p4.s1.placeName14</text:p>
          </table:table-cell>
          <table:table-cell office:value-type="string" calcext:value-type="string">
            <text:p>urn:cite:croala:loci.62357</text:p>
          </table:table-cell>
          <table:table-cell office:value-type="string" calcext:value-type="string">
            <text:p>urn:cite:croala:loci.ana.62357</text:p>
          </table:table-cell>
        </table:table-row>
        <table:table-row table:style-name="ro1">
          <table:table-cell office:value-type="float" office:value="63462" calcext:value-type="float">
            <text:p>63462</text:p>
          </table:table-cell>
          <table:table-cell office:value-type="string" calcext:value-type="string">
            <text:p>Rhodum</text:p>
          </table:table-cell>
          <table:table-cell office:value-type="string" calcext:value-type="string">
            <text:p>estlocus1</text:p>
          </table:table-cell>
          <table:table-cell office:value-type="string" calcext:value-type="string">
            <text:p>In queis fuere Laurentius Huuilacenus, inter profanos proceres fortunis ac familiae dignitate nulli secundus; Sigismundus Chanzeres, Quinque ecclesiarum antistes; Bartholomeus Berislauus, Varanensis prior, eiusque collegii sacerdos, quod Rhodum Lyciae insulam imperio obtinet; Iacobus Scytha, et ipse ex regiis praefectis non ignobilis; Paulus Choruates, multique alii bello assueti, genereque ac diuitiis clari.</text:p>
          </table:table-cell>
          <table:table-cell office:value-type="string" calcext:value-type="string">
            <text:p>urn:cts:croala:tubero.commentarii.croala-loci:body1.div1.div15.p1.s4.placeName28</text:p>
          </table:table-cell>
          <table:table-cell office:value-type="string" calcext:value-type="string">
            <text:p>urn:cite:croala:loci.63462</text:p>
          </table:table-cell>
          <table:table-cell office:value-type="string" calcext:value-type="string">
            <text:p>urn:cite:croala:loci.ana.63462</text:p>
          </table:table-cell>
        </table:table-row>
        <table:table-row table:style-name="ro1">
          <table:table-cell office:value-type="float" office:value="63467" calcext:value-type="float">
            <text:p>63467</text:p>
          </table:table-cell>
          <table:table-cell office:value-type="string" calcext:value-type="string">
            <text:p>Lyciae</text:p>
          </table:table-cell>
          <table:table-cell office:value-type="string" calcext:value-type="string">
            <text:p>estlocus1</text:p>
          </table:table-cell>
          <table:table-cell office:value-type="string" calcext:value-type="string">
            <text:p>In queis fuere Laurentius Huuilacenus, inter profanos proceres fortunis ac familiae dignitate nulli secundus; Sigismundus Chanzeres, Quinque ecclesiarum antistes; Bartholomeus Berislauus, Varanensis prior, eiusque collegii sacerdos, quod Rhodum Lyciae insulam imperio obtinet; Iacobus Scytha, et ipse ex regiis praefectis non ignobilis; Paulus Choruates, multique alii bello assueti, genereque ac diuitiis clari.</text:p>
          </table:table-cell>
          <table:table-cell office:value-type="string" calcext:value-type="string">
            <text:p>urn:cts:croala:tubero.commentarii.croala-loci:body1.div1.div15.p1.s4.placeName29</text:p>
          </table:table-cell>
          <table:table-cell office:value-type="string" calcext:value-type="string">
            <text:p>urn:cite:croala:loci.63467</text:p>
          </table:table-cell>
          <table:table-cell office:value-type="string" calcext:value-type="string">
            <text:p>urn:cite:croala:loci.ana.63467</text:p>
          </table:table-cell>
        </table:table-row>
        <table:table-row table:style-name="ro1">
          <table:table-cell office:value-type="float" office:value="63650" calcext:value-type="float">
            <text:p>63650</text:p>
          </table:table-cell>
          <table:table-cell office:value-type="string" calcext:value-type="string">
            <text:p>Pestano</text:p>
          </table:table-cell>
          <table:table-cell office:value-type="string" calcext:value-type="string">
            <text:p>estlocus1</text:p>
          </table:table-cell>
          <table:table-cell office:value-type="string" calcext:value-type="string">
            <text:p>Quod ubi uulgatum est, Stephanus Bather cum omni exercitu, qui secum in Pestano campo consederat, Danubium confestim traicit regulum insecuturus, prius tamen Iano Varadinensium pontifice ad Stephanum Austriae praefectum, quem senatus principem, seu comitem palatinum creatum demonstrauimus, uirum diuitiis et auctoritate nominis Hungarici longe principem, Viannam ad rem, uti se habebat, indicandam misso.</text:p>
          </table:table-cell>
          <table:table-cell office:value-type="string" calcext:value-type="string">
            <text:p>urn:cts:croala:tubero.commentarii.croala-loci:body1.div1.div15.p2.s1.placeName13</text:p>
          </table:table-cell>
          <table:table-cell office:value-type="string" calcext:value-type="string">
            <text:p>urn:cite:croala:loci.63650</text:p>
          </table:table-cell>
          <table:table-cell office:value-type="string" calcext:value-type="string">
            <text:p>urn:cite:croala:loci.ana.63650</text:p>
          </table:table-cell>
        </table:table-row>
        <table:table-row table:style-name="ro1">
          <table:table-cell office:value-type="float" office:value="63667" calcext:value-type="float">
            <text:p>63667</text:p>
          </table:table-cell>
          <table:table-cell office:value-type="string" calcext:value-type="string">
            <text:p>Danubium</text:p>
          </table:table-cell>
          <table:table-cell office:value-type="string" calcext:value-type="string">
            <text:p>estlocus1</text:p>
          </table:table-cell>
          <table:table-cell office:value-type="string" calcext:value-type="string">
            <text:p>Quod ubi uulgatum est, Stephanus Bather cum omni exercitu, qui secum in Pestano campo consederat, Danubium confestim traicit regulum insecuturus, prius tamen Iano Varadinensium pontifice ad Stephanum Austriae praefectum, quem senatus principem, seu comitem palatinum creatum demonstrauimus, uirum diuitiis et auctoritate nominis Hungarici longe principem, Viannam ad rem, uti se habebat, indicandam misso.</text:p>
          </table:table-cell>
          <table:table-cell office:value-type="string" calcext:value-type="string">
            <text:p>urn:cts:croala:tubero.commentarii.croala-loci:body1.div1.div15.p2.s1.placeName16</text:p>
          </table:table-cell>
          <table:table-cell office:value-type="string" calcext:value-type="string">
            <text:p>urn:cite:croala:loci.63667</text:p>
          </table:table-cell>
          <table:table-cell office:value-type="string" calcext:value-type="string">
            <text:p>urn:cite:croala:loci.ana.63667</text:p>
          </table:table-cell>
        </table:table-row>
        <table:table-row table:style-name="ro1">
          <table:table-cell office:value-type="float" office:value="63811" calcext:value-type="float">
            <text:p>63811</text:p>
          </table:table-cell>
          <table:table-cell office:value-type="string" calcext:value-type="string">
            <text:p>Viannam</text:p>
          </table:table-cell>
          <table:table-cell office:value-type="string" calcext:value-type="string">
            <text:p>estlocus1</text:p>
          </table:table-cell>
          <table:table-cell office:value-type="string" calcext:value-type="string">
            <text:p>Quod ubi uulgatum est, Stephanus Bather cum omni exercitu, qui secum in Pestano campo consederat, Danubium confestim traicit regulum insecuturus, prius tamen Iano Varadinensium pontifice ad Stephanum Austriae praefectum, quem senatus principem, seu comitem palatinum creatum demonstrauimus, uirum diuitiis et auctoritate nominis Hungarici longe principem, Viannam ad rem, uti se habebat, indicandam misso.</text:p>
          </table:table-cell>
          <table:table-cell office:value-type="string" calcext:value-type="string">
            <text:p>urn:cts:croala:tubero.commentarii.croala-loci:body1.div1.div15.p2.s1.placeName46</text:p>
          </table:table-cell>
          <table:table-cell office:value-type="string" calcext:value-type="string">
            <text:p>urn:cite:croala:loci.63811</text:p>
          </table:table-cell>
          <table:table-cell office:value-type="string" calcext:value-type="string">
            <text:p>urn:cite:croala:loci.ana.63811</text:p>
          </table:table-cell>
        </table:table-row>
        <table:table-row table:style-name="ro1">
          <table:table-cell office:value-type="float" office:value="64462" calcext:value-type="float">
            <text:p>64462</text:p>
          </table:table-cell>
          <table:table-cell office:value-type="string" calcext:value-type="string">
            <text:p>Scaruisium</text:p>
          </table:table-cell>
          <table:table-cell office:value-type="string" calcext:value-type="string">
            <text:p>estlocus1</text:p>
          </table:table-cell>
          <table:table-cell office:value-type="string" calcext:value-type="string">
            <text:p>Ipse autem adscito expeditionis socio Paulo Cinisio, uiro bellicis artibus insigni, cum manu, quae praesto erat, fugientium uestigiis insistens, hostes ad Scaruisium amnem est consecutus.</text:p>
          </table:table-cell>
          <table:table-cell office:value-type="string" calcext:value-type="string">
            <text:p>urn:cts:croala:tubero.commentarii.croala-loci:body1.div1.div16.p1.s2.placeName22</text:p>
          </table:table-cell>
          <table:table-cell office:value-type="string" calcext:value-type="string">
            <text:p>urn:cite:croala:loci.64462</text:p>
          </table:table-cell>
          <table:table-cell office:value-type="string" calcext:value-type="string">
            <text:p>urn:cite:croala:loci.ana.64462</text:p>
          </table:table-cell>
        </table:table-row>
        <table:table-row table:style-name="ro1">
          <table:table-cell office:value-type="float" office:value="65083" calcext:value-type="float">
            <text:p>65083</text:p>
          </table:table-cell>
          <table:table-cell office:value-type="string" calcext:value-type="string">
            <text:p>Hungaria</text:p>
          </table:table-cell>
          <table:table-cell office:value-type="string" calcext:value-type="string">
            <text:p>estlocus1</text:p>
          </table:table-cell>
          <table:table-cell office:value-type="string" calcext:value-type="string">
            <text:p>Sed quum in pago sub ipsius radicibus montis, in quo monasterium situm est, pauci ex his, qui monasterium irruperant, uino onerati substitissent, monachus quidam, e Pelusiensi monasterio pulsus, qui loco preerat, licet esset Dalmata natione, ciuisque Rhacusanus ― nam Feudarense monasterium precio conduxerat ― multum tamen, eo quod in Hungaria inueterauerat, de regionis hauserat immanitate, et ipse mero simul et ira, quam singularis auaritia exasperauerat, malis consultoribus incitatus, ministros conuocat, de iniuriis monasterio illatis longa conqueritur oratione.</text:p>
          </table:table-cell>
          <table:table-cell office:value-type="string" calcext:value-type="string">
            <text:p>urn:cts:croala:tubero.commentarii.croala-loci:body1.div1.div16.p1.s5.placeName48</text:p>
          </table:table-cell>
          <table:table-cell office:value-type="string" calcext:value-type="string">
            <text:p>urn:cite:croala:loci.65083</text:p>
          </table:table-cell>
          <table:table-cell office:value-type="string" calcext:value-type="string">
            <text:p>urn:cite:croala:loci.ana.65083</text:p>
          </table:table-cell>
        </table:table-row>
        <table:table-row table:style-name="ro1">
          <table:table-cell office:value-type="float" office:value="66274" calcext:value-type="float">
            <text:p>66274</text:p>
          </table:table-cell>
          <table:table-cell office:value-type="string" calcext:value-type="string">
            <text:p>Hungaria</text:p>
          </table:table-cell>
          <table:table-cell office:value-type="string" calcext:value-type="string">
            <text:p>estlocus1</text:p>
          </table:table-cell>
          <table:table-cell office:value-type="string" calcext:value-type="string">
            <text:p>Tantum uero abfuit, ut hic sacerdos, propter hominis necem, aut publica censura, aut sua ipsius conscientia sacris arceretur, ut insuper scelere dissimulato in patria, quo metu iuditii ex Hungaria profugerat, a ciuibus Rhacusanis eiusce caedis ignaris Tribuniensium praesul fuerit dictus, licet titulum duntaxat huius pontificatus Rhacusani usurpent, Turcis ciuitatem possidentibus.</text:p>
          </table:table-cell>
          <table:table-cell office:value-type="string" calcext:value-type="string">
            <text:p>urn:cts:croala:tubero.commentarii.croala-loci:body1.div1.div16.p3.s1.placeName29</text:p>
          </table:table-cell>
          <table:table-cell office:value-type="string" calcext:value-type="string">
            <text:p>urn:cite:croala:loci.66274</text:p>
          </table:table-cell>
          <table:table-cell office:value-type="string" calcext:value-type="string">
            <text:p>urn:cite:croala:loci.ana.66274</text:p>
          </table:table-cell>
        </table:table-row>
        <table:table-row table:style-name="ro1">
          <table:table-cell office:value-type="float" office:value="66487" calcext:value-type="float">
            <text:p>66487</text:p>
          </table:table-cell>
          <table:table-cell office:value-type="string" calcext:value-type="string">
            <text:p>Romae</text:p>
          </table:table-cell>
          <table:table-cell office:value-type="string" calcext:value-type="string">
            <text:p>estlocus1</text:p>
          </table:table-cell>
          <table:table-cell office:value-type="string" calcext:value-type="string">
            <text:p>Nam quum Romae accusatus esset, obiectaque parum purgare uideretur, in carcerem coniectus est, mox Maphaeis, Veronensibus ciuibus, summis uiris, qui id temporis Romae agebant, deprecantibus ac reum iuditio sisti fideiubentibus, non modo e carcere eductus est, sed etiam accusatore, seu minis ab accusatione deterrito, seu per collusionem desistente, tandem episcopus declaratus.</text:p>
          </table:table-cell>
          <table:table-cell office:value-type="string" calcext:value-type="string">
            <text:p>urn:cts:croala:tubero.commentarii.croala-loci:body1.div1.div16.p3.s3.placeName3</text:p>
          </table:table-cell>
          <table:table-cell office:value-type="string" calcext:value-type="string">
            <text:p>urn:cite:croala:loci.66487</text:p>
          </table:table-cell>
          <table:table-cell office:value-type="string" calcext:value-type="string">
            <text:p>urn:cite:croala:loci.ana.66487</text:p>
          </table:table-cell>
        </table:table-row>
        <table:table-row table:style-name="ro1">
          <table:table-cell office:value-type="float" office:value="66592" calcext:value-type="float">
            <text:p>66592</text:p>
          </table:table-cell>
          <table:table-cell office:value-type="string" calcext:value-type="string">
            <text:p>Romae</text:p>
          </table:table-cell>
          <table:table-cell office:value-type="string" calcext:value-type="string">
            <text:p>estlocus1</text:p>
          </table:table-cell>
          <table:table-cell office:value-type="string" calcext:value-type="string">
            <text:p>Nam quum Romae accusatus esset, obiectaque parum purgare uideretur, in carcerem coniectus est, mox Maphaeis, Veronensibus ciuibus, summis uiris, qui id temporis Romae agebant, deprecantibus ac reum iuditio sisti fideiubentibus, non modo e carcere eductus est, sed etiam accusatore, seu minis ab accusatione deterrito, seu per collusionem desistente, tandem episcopus declaratus.</text:p>
          </table:table-cell>
          <table:table-cell office:value-type="string" calcext:value-type="string">
            <text:p>urn:cts:croala:tubero.commentarii.croala-loci:body1.div1.div16.p3.s3.placeName23</text:p>
          </table:table-cell>
          <table:table-cell office:value-type="string" calcext:value-type="string">
            <text:p>urn:cite:croala:loci.66592</text:p>
          </table:table-cell>
          <table:table-cell office:value-type="string" calcext:value-type="string">
            <text:p>urn:cite:croala:loci.ana.66592</text:p>
          </table:table-cell>
        </table:table-row>
        <table:table-row table:style-name="ro1">
          <table:table-cell office:value-type="float" office:value="67856" calcext:value-type="float">
            <text:p>67856</text:p>
          </table:table-cell>
          <table:table-cell office:value-type="string" calcext:value-type="string">
            <text:p>Scaruisium</text:p>
          </table:table-cell>
          <table:table-cell office:value-type="string" calcext:value-type="string">
            <text:p>estlocus1</text:p>
          </table:table-cell>
          <table:table-cell office:value-type="string" calcext:value-type="string">
            <text:p>E paludibus Albensis agri, ubi sedem regiam esse supra docuimus, amnis effunditur, et quia limum uehit turbidusque labitur, Scaruisium Hungari dicunt, atque non procul a Batha oppido in Danubium influit.</text:p>
          </table:table-cell>
          <table:table-cell office:value-type="string" calcext:value-type="string">
            <text:p>urn:cts:croala:tubero.commentarii.croala-loci:body1.div1.div17.p1.s1.placeName19</text:p>
          </table:table-cell>
          <table:table-cell office:value-type="string" calcext:value-type="string">
            <text:p>urn:cite:croala:loci.67856</text:p>
          </table:table-cell>
          <table:table-cell office:value-type="string" calcext:value-type="string">
            <text:p>urn:cite:croala:loci.ana.67856</text:p>
          </table:table-cell>
        </table:table-row>
        <table:table-row table:style-name="ro1">
          <table:table-cell office:value-type="float" office:value="67890" calcext:value-type="float">
            <text:p>67890</text:p>
          </table:table-cell>
          <table:table-cell office:value-type="string" calcext:value-type="string">
            <text:p>Batha</text:p>
          </table:table-cell>
          <table:table-cell office:value-type="string" calcext:value-type="string">
            <text:p>estlocus1</text:p>
          </table:table-cell>
          <table:table-cell office:value-type="string" calcext:value-type="string">
            <text:p>E paludibus Albensis agri, ubi sedem regiam esse supra docuimus, amnis effunditur, et quia limum uehit turbidusque labitur, Scaruisium Hungari dicunt, atque non procul a Batha oppido in Danubium influit.</text:p>
          </table:table-cell>
          <table:table-cell office:value-type="string" calcext:value-type="string">
            <text:p>urn:cts:croala:tubero.commentarii.croala-loci:body1.div1.div17.p1.s1.placeName26</text:p>
          </table:table-cell>
          <table:table-cell office:value-type="string" calcext:value-type="string">
            <text:p>urn:cite:croala:loci.67890</text:p>
          </table:table-cell>
          <table:table-cell office:value-type="string" calcext:value-type="string">
            <text:p>urn:cite:croala:loci.ana.67890</text:p>
          </table:table-cell>
        </table:table-row>
        <table:table-row table:style-name="ro1">
          <table:table-cell office:value-type="float" office:value="67903" calcext:value-type="float">
            <text:p>67903</text:p>
          </table:table-cell>
          <table:table-cell office:value-type="string" calcext:value-type="string">
            <text:p>Danubium</text:p>
          </table:table-cell>
          <table:table-cell office:value-type="string" calcext:value-type="string">
            <text:p>estlocus1</text:p>
          </table:table-cell>
          <table:table-cell office:value-type="string" calcext:value-type="string">
            <text:p>E paludibus Albensis agri, ubi sedem regiam esse supra docuimus, amnis effunditur, et quia limum uehit turbidusque labitur, Scaruisium Hungari dicunt, atque non procul a Batha oppido in Danubium influit.</text:p>
          </table:table-cell>
          <table:table-cell office:value-type="string" calcext:value-type="string">
            <text:p>urn:cts:croala:tubero.commentarii.croala-loci:body1.div1.div17.p1.s1.placeName29</text:p>
          </table:table-cell>
          <table:table-cell office:value-type="string" calcext:value-type="string">
            <text:p>urn:cite:croala:loci.67903</text:p>
          </table:table-cell>
          <table:table-cell office:value-type="string" calcext:value-type="string">
            <text:p>urn:cite:croala:loci.ana.67903</text:p>
          </table:table-cell>
        </table:table-row>
        <table:table-row table:style-name="ro1">
          <table:table-cell office:value-type="float" office:value="71929" calcext:value-type="float">
            <text:p>71929</text:p>
          </table:table-cell>
          <table:table-cell office:value-type="string" calcext:value-type="string">
            <text:p>Budam</text:p>
          </table:table-cell>
          <table:table-cell office:value-type="string" calcext:value-type="string">
            <text:p>estlocus1</text:p>
          </table:table-cell>
          <table:table-cell office:value-type="string" calcext:value-type="string">
            <text:p>Suppelex regia misere diripitur; Bather uictor Budam reuertitur; reginae uiduae de connubio cum Vladislauo rege blanditur.</text:p>
          </table:table-cell>
          <table:table-cell office:value-type="string" calcext:value-type="string">
            <text:p>urn:cts:croala:tubero.commentarii.croala-loci:body1.div1.div19.argument1.p1.s1.placeName7</text:p>
          </table:table-cell>
          <table:table-cell office:value-type="string" calcext:value-type="string">
            <text:p>urn:cite:croala:loci.71929</text:p>
          </table:table-cell>
          <table:table-cell office:value-type="string" calcext:value-type="string">
            <text:p>urn:cite:croala:loci.ana.71929</text:p>
          </table:table-cell>
        </table:table-row>
        <table:table-row table:style-name="ro1">
          <table:table-cell office:value-type="float" office:value="73332" calcext:value-type="float">
            <text:p>73332</text:p>
          </table:table-cell>
          <table:table-cell office:value-type="string" calcext:value-type="string">
            <text:p>Budam</text:p>
          </table:table-cell>
          <table:table-cell office:value-type="string" calcext:value-type="string">
            <text:p>estlocus1</text:p>
          </table:table-cell>
          <table:table-cell office:value-type="string" calcext:value-type="string">
            <text:p>Fugato regulo Stephanus Bather Bartholomeum Berislauum, Varanensem priorem, et Michaelem Canasium uinctos secum ducens, cum exercitu praede honusto laetus uelut non de ciuibus, sed externis hostibus uictoriam esset consecutus, Budam reuertitur.</text:p>
          </table:table-cell>
          <table:table-cell office:value-type="string" calcext:value-type="string">
            <text:p>urn:cts:croala:tubero.commentarii.croala-loci:body1.div1.div19.p3.s1.placeName30</text:p>
          </table:table-cell>
          <table:table-cell office:value-type="string" calcext:value-type="string">
            <text:p>urn:cite:croala:loci.73332</text:p>
          </table:table-cell>
          <table:table-cell office:value-type="string" calcext:value-type="string">
            <text:p>urn:cite:croala:loci.ana.73332</text:p>
          </table:table-cell>
        </table:table-row>
        <table:table-row table:style-name="ro1">
          <table:table-cell office:value-type="float" office:value="74357" calcext:value-type="float">
            <text:p>74357</text:p>
          </table:table-cell>
          <table:table-cell office:value-type="string" calcext:value-type="string">
            <text:p>Hungariam</text:p>
          </table:table-cell>
          <table:table-cell office:value-type="string" calcext:value-type="string">
            <text:p>estlocus1</text:p>
          </table:table-cell>
          <table:table-cell office:value-type="string" calcext:value-type="string">
            <text:p>Qua gestiens (ut sunt foeminae natura temperandis animi affectibus impotentes) credebat ea uictoria rem suam magnis auctibus creuisse, atque ob id Hungarorum dolum percipere non potuit, qui ei, inscio, ut arbitror, rege Vuladislauo (nondum enim in Hungariam uenerat) intendebatur, uirique defuncti non sine famae iactura omnino iam obliuiscitur, atque amori, quo dudum capta erat, indulgens magno studio Vuladislaui partes suscepit.</text:p>
          </table:table-cell>
          <table:table-cell office:value-type="string" calcext:value-type="string">
            <text:p>urn:cts:croala:tubero.commentarii.croala-loci:body1.div2.div1.p1.s2.placeName37</text:p>
          </table:table-cell>
          <table:table-cell office:value-type="string" calcext:value-type="string">
            <text:p>urn:cite:croala:loci.74357</text:p>
          </table:table-cell>
          <table:table-cell office:value-type="string" calcext:value-type="string">
            <text:p>urn:cite:croala:loci.ana.74357</text:p>
          </table:table-cell>
        </table:table-row>
        <table:table-row table:style-name="ro1">
          <table:table-cell office:value-type="float" office:value="76608" calcext:value-type="float">
            <text:p>76608</text:p>
          </table:table-cell>
          <table:table-cell office:value-type="string" calcext:value-type="string">
            <text:p>Danubio</text:p>
          </table:table-cell>
          <table:table-cell office:value-type="string" calcext:value-type="string">
            <text:p>estlocus1</text:p>
          </table:table-cell>
          <table:table-cell office:value-type="string" calcext:value-type="string">
            <text:p>Qua orientem solem atque meridiem spectat, decliuitate montis, in quo urbs posita est, oppugnatu difficilis est, qua in septentrionem uergit, quod praeterfluenti Danubio imminet, prorsus ab oppugnatione tuta est.</text:p>
          </table:table-cell>
          <table:table-cell office:value-type="string" calcext:value-type="string">
            <text:p>urn:cts:croala:tubero.commentarii.croala-loci:body1.div2.div2.p2.s2.placeName23</text:p>
          </table:table-cell>
          <table:table-cell office:value-type="string" calcext:value-type="string">
            <text:p>urn:cite:croala:loci.76608</text:p>
          </table:table-cell>
          <table:table-cell office:value-type="string" calcext:value-type="string">
            <text:p>urn:cite:croala:loci.ana.76608</text:p>
          </table:table-cell>
        </table:table-row>
        <table:table-row table:style-name="ro1">
          <table:table-cell office:value-type="float" office:value="77221" calcext:value-type="float">
            <text:p>77221</text:p>
          </table:table-cell>
          <table:table-cell office:value-type="string" calcext:value-type="string">
            <text:p>Visegradum</text:p>
          </table:table-cell>
          <table:table-cell office:value-type="string" calcext:value-type="string">
            <text:p>estlocus1</text:p>
          </table:table-cell>
          <table:table-cell office:value-type="string" calcext:value-type="string">
            <text:p>Dum haec oppugnatio paratur, regina, ut undique ac eodem tempore hostibus metus iniceretur, castellum quod incolae Visegradum uocant, ubi regium diadema asseruatur, mittit oppugnatum, attributo hoc seorsum suo exercitui negotio.</text:p>
          </table:table-cell>
          <table:table-cell office:value-type="string" calcext:value-type="string">
            <text:p>urn:cts:croala:tubero.commentarii.croala-loci:body1.div2.div2.p4.s1.placeName17</text:p>
          </table:table-cell>
          <table:table-cell office:value-type="string" calcext:value-type="string">
            <text:p>urn:cite:croala:loci.77221</text:p>
          </table:table-cell>
          <table:table-cell office:value-type="string" calcext:value-type="string">
            <text:p>urn:cite:croala:loci.ana.77221</text:p>
          </table:table-cell>
        </table:table-row>
        <table:table-row table:style-name="ro1">
          <table:table-cell office:value-type="float" office:value="77342" calcext:value-type="float">
            <text:p>77342</text:p>
          </table:table-cell>
          <table:table-cell office:value-type="string" calcext:value-type="string">
            <text:p>Visegradum</text:p>
          </table:table-cell>
          <table:table-cell office:value-type="string" calcext:value-type="string">
            <text:p>estlocus1</text:p>
          </table:table-cell>
          <table:table-cell office:value-type="string" calcext:value-type="string">
            <text:p>Itaque, tametsi Visegradum situ ac muro ingentis operis esset ferme inexpugnabile, tamen intra paucos dies castellum in potestatem optimatum iubente regulo his conditionibus custodes dedidere.</text:p>
          </table:table-cell>
          <table:table-cell office:value-type="string" calcext:value-type="string">
            <text:p>urn:cts:croala:tubero.commentarii.croala-loci:body1.div2.div2.p4.s3.placeName3</text:p>
          </table:table-cell>
          <table:table-cell office:value-type="string" calcext:value-type="string">
            <text:p>urn:cite:croala:loci.77342</text:p>
          </table:table-cell>
          <table:table-cell office:value-type="string" calcext:value-type="string">
            <text:p>urn:cite:croala:loci.ana.77342</text:p>
          </table:table-cell>
        </table:table-row>
        <table:table-row table:style-name="ro1">
          <table:table-cell office:value-type="float" office:value="77479" calcext:value-type="float">
            <text:p>77479</text:p>
          </table:table-cell>
          <table:table-cell office:value-type="string" calcext:value-type="string">
            <text:p>Scaruisium</text:p>
          </table:table-cell>
          <table:table-cell office:value-type="string" calcext:value-type="string">
            <text:p>estlocus1</text:p>
          </table:table-cell>
          <table:table-cell office:value-type="string" calcext:value-type="string">
            <text:p>Primum ut, quicquid regulo in praelio ad Scaruisium commisso esset ereptum, restitueretur, adiecta insuper Dalmatiae praefectura, cum omnibus rebus ei a patre relictis, atque ab se dudum possessis; deinde ut omnibus suae factionis hominibus uenia daretur, nec fraudi esset, quod contra communem nobilitatis consensionem reguli partes secuti fuissent.</text:p>
          </table:table-cell>
          <table:table-cell office:value-type="string" calcext:value-type="string">
            <text:p>urn:cts:croala:tubero.commentarii.croala-loci:body1.div2.div2.p4.s4.placeName8</text:p>
          </table:table-cell>
          <table:table-cell office:value-type="string" calcext:value-type="string">
            <text:p>urn:cite:croala:loci.77479</text:p>
          </table:table-cell>
          <table:table-cell office:value-type="string" calcext:value-type="string">
            <text:p>urn:cite:croala:loci.ana.77479</text:p>
          </table:table-cell>
        </table:table-row>
        <table:table-row table:style-name="ro1">
          <table:table-cell office:value-type="float" office:value="78055" calcext:value-type="float">
            <text:p>78055</text:p>
          </table:table-cell>
          <table:table-cell office:value-type="string" calcext:value-type="string">
            <text:p>Pragam</text:p>
          </table:table-cell>
          <table:table-cell office:value-type="string" calcext:value-type="string">
            <text:p>estlocus1</text:p>
          </table:table-cell>
          <table:table-cell office:value-type="string" calcext:value-type="string">
            <text:p>Interim regina spe plena, ut princeps gratum nuntium ad Boemorum regem attulisse uideretur, mittit Pragam ― sedes est regni Boemici ― Georgium quendam Boemum, lanii quidem filium, sed apud ipsam a paruo educatum, qui et Vuladislauo nunciaret se ab Hungaris regem esse designatum, et hortaretur eum ut, si in Hungaria regnare uelit, quamprimum cum exercitu ueniret, simulque oraret, ne se e clarissimis Europae regibus progenitam matrimonio iungere aspernaretur.</text:p>
          </table:table-cell>
          <table:table-cell office:value-type="string" calcext:value-type="string">
            <text:p>urn:cts:croala:tubero.commentarii.croala-loci:body1.div2.div2.p5.s1.placeName15</text:p>
          </table:table-cell>
          <table:table-cell office:value-type="string" calcext:value-type="string">
            <text:p>urn:cite:croala:loci.78055</text:p>
          </table:table-cell>
          <table:table-cell office:value-type="string" calcext:value-type="string">
            <text:p>urn:cite:croala:loci.ana.78055</text:p>
          </table:table-cell>
        </table:table-row>
        <table:table-row table:style-name="ro1">
          <table:table-cell office:value-type="float" office:value="78218" calcext:value-type="float">
            <text:p>78218</text:p>
          </table:table-cell>
          <table:table-cell office:value-type="string" calcext:value-type="string">
            <text:p>Hungaria</text:p>
          </table:table-cell>
          <table:table-cell office:value-type="string" calcext:value-type="string">
            <text:p>estlocus1</text:p>
          </table:table-cell>
          <table:table-cell office:value-type="string" calcext:value-type="string">
            <text:p>Interim regina spe plena, ut princeps gratum nuntium ad Boemorum regem attulisse uideretur, mittit Pragam ― sedes est regni Boemici ― Georgium quendam Boemum, lanii quidem filium, sed apud ipsam a paruo educatum, qui et Vuladislauo nunciaret se ab Hungaris regem esse designatum, et hortaretur eum ut, si in Hungaria regnare uelit, quamprimum cum exercitu ueniret, simulque oraret, ne se e clarissimis Europae regibus progenitam matrimonio iungere aspernaretur.</text:p>
          </table:table-cell>
          <table:table-cell office:value-type="string" calcext:value-type="string">
            <text:p>urn:cts:croala:tubero.commentarii.croala-loci:body1.div2.div2.p5.s1.placeName48</text:p>
          </table:table-cell>
          <table:table-cell office:value-type="string" calcext:value-type="string">
            <text:p>urn:cite:croala:loci.78218</text:p>
          </table:table-cell>
          <table:table-cell office:value-type="string" calcext:value-type="string">
            <text:p>urn:cite:croala:loci.ana.78218</text:p>
          </table:table-cell>
        </table:table-row>
        <table:table-row table:style-name="ro1">
          <table:table-cell office:value-type="float" office:value="80444" calcext:value-type="float">
            <text:p>80444</text:p>
          </table:table-cell>
          <table:table-cell office:value-type="string" calcext:value-type="string">
            <text:p>Hungaria</text:p>
          </table:table-cell>
          <table:table-cell office:value-type="string" calcext:value-type="string">
            <text:p>estlocus1</text:p>
          </table:table-cell>
          <table:table-cell office:value-type="string" calcext:value-type="string">
            <text:p>Igitur publica oratoris persona, nescio quidem quam honeste, amice tamen, non tam exuta quam parumper seposita, quae in rem tuam esse censeo, tibi nunc in Hungaria regnaturo opportune ante oculos ponam.</text:p>
          </table:table-cell>
          <table:table-cell office:value-type="string" calcext:value-type="string">
            <text:p>urn:cts:croala:tubero.commentarii.croala-loci:body1.div2.div3.quote1.p1.s6.placeName26</text:p>
          </table:table-cell>
          <table:table-cell office:value-type="string" calcext:value-type="string">
            <text:p>urn:cite:croala:loci.80444</text:p>
          </table:table-cell>
          <table:table-cell office:value-type="string" calcext:value-type="string">
            <text:p>urn:cite:croala:loci.ana.80444</text:p>
          </table:table-cell>
        </table:table-row>
        <table:table-row table:style-name="ro1">
          <table:table-cell office:value-type="float" office:value="85144" calcext:value-type="float">
            <text:p>85144</text:p>
          </table:table-cell>
          <table:table-cell office:value-type="string" calcext:value-type="string">
            <text:p>Hungaria</text:p>
          </table:table-cell>
          <table:table-cell office:value-type="string" calcext:value-type="string">
            <text:p>estlocus1</text:p>
          </table:table-cell>
          <table:table-cell office:value-type="string" calcext:value-type="string">
            <text:p>Cur igitur, Iane, me in Hungaria regnaturum deseris, remque mihi laetissimam tristem facis?</text:p>
          </table:table-cell>
          <table:table-cell office:value-type="string" calcext:value-type="string">
            <text:p>urn:cts:croala:tubero.commentarii.croala-loci:body1.div2.div4.quote1.p1.s9.placeName6</text:p>
          </table:table-cell>
          <table:table-cell office:value-type="string" calcext:value-type="string">
            <text:p>urn:cite:croala:loci.85144</text:p>
          </table:table-cell>
          <table:table-cell office:value-type="string" calcext:value-type="string">
            <text:p>urn:cite:croala:loci.ana.85144</text:p>
          </table:table-cell>
        </table:table-row>
        <table:table-row table:style-name="ro1">
          <table:table-cell office:value-type="float" office:value="85353" calcext:value-type="float">
            <text:p>85353</text:p>
          </table:table-cell>
          <table:table-cell office:value-type="string" calcext:value-type="string">
            <text:p>Vngaria</text:p>
          </table:table-cell>
          <table:table-cell office:value-type="string" calcext:value-type="string">
            <text:p>estlocus1</text:p>
          </table:table-cell>
          <table:table-cell office:value-type="string" calcext:value-type="string">
            <text:p>Cur, si mecum non eras in Vngaria uicturus, me tantopere ad nouum regnum accipiendum hortabare, an forte simulata in me adortando usus oratione uerecunde admonuisti me temere regnum Hungariae affectasse?</text:p>
          </table:table-cell>
          <table:table-cell office:value-type="string" calcext:value-type="string">
            <text:p>urn:cts:croala:tubero.commentarii.croala-loci:body1.div2.div4.quote1.p1.s12.placeName7</text:p>
          </table:table-cell>
          <table:table-cell office:value-type="string" calcext:value-type="string">
            <text:p>urn:cite:croala:loci.85353</text:p>
          </table:table-cell>
          <table:table-cell office:value-type="string" calcext:value-type="string">
            <text:p>urn:cite:croala:loci.ana.85353</text:p>
          </table:table-cell>
        </table:table-row>
        <table:table-row table:style-name="ro1">
          <table:table-cell office:value-type="float" office:value="89154" calcext:value-type="float">
            <text:p>89154</text:p>
          </table:table-cell>
          <table:table-cell office:value-type="string" calcext:value-type="string">
            <text:p>Hungariam</text:p>
          </table:table-cell>
          <table:table-cell office:value-type="string" calcext:value-type="string">
            <text:p>estlocus1</text:p>
          </table:table-cell>
          <table:table-cell office:value-type="string" calcext:value-type="string">
            <text:p>Vuladislauus in Hungariam festinat; apud Strigonium subsistens a proceribus rex salutatur, ac simul de animo suo erga reginam uiduam tentatur; mox Budam petit atque in regiam introducitur.</text:p>
          </table:table-cell>
          <table:table-cell office:value-type="string" calcext:value-type="string">
            <text:p>urn:cts:croala:tubero.commentarii.croala-loci:body1.div2.div5.argument1.p1.s1.placeName3</text:p>
          </table:table-cell>
          <table:table-cell office:value-type="string" calcext:value-type="string">
            <text:p>urn:cite:croala:loci.89154</text:p>
          </table:table-cell>
          <table:table-cell office:value-type="string" calcext:value-type="string">
            <text:p>urn:cite:croala:loci.ana.89154</text:p>
          </table:table-cell>
        </table:table-row>
        <table:table-row table:style-name="ro1">
          <table:table-cell office:value-type="float" office:value="89171" calcext:value-type="float">
            <text:p>89171</text:p>
          </table:table-cell>
          <table:table-cell office:value-type="string" calcext:value-type="string">
            <text:p>Strigonium</text:p>
          </table:table-cell>
          <table:table-cell office:value-type="string" calcext:value-type="string">
            <text:p>estlocus1</text:p>
          </table:table-cell>
          <table:table-cell office:value-type="string" calcext:value-type="string">
            <text:p>Vuladislauus in Hungariam festinat; apud Strigonium subsistens a proceribus rex salutatur, ac simul de animo suo erga reginam uiduam tentatur; mox Budam petit atque in regiam introducitur.</text:p>
          </table:table-cell>
          <table:table-cell office:value-type="string" calcext:value-type="string">
            <text:p>urn:cts:croala:tubero.commentarii.croala-loci:body1.div2.div5.argument1.p1.s1.placeName6</text:p>
          </table:table-cell>
          <table:table-cell office:value-type="string" calcext:value-type="string">
            <text:p>urn:cite:croala:loci.89171</text:p>
          </table:table-cell>
          <table:table-cell office:value-type="string" calcext:value-type="string">
            <text:p>urn:cite:croala:loci.ana.89171</text:p>
          </table:table-cell>
        </table:table-row>
        <table:table-row table:style-name="ro1">
          <table:table-cell office:value-type="float" office:value="89244" calcext:value-type="float">
            <text:p>89244</text:p>
          </table:table-cell>
          <table:table-cell office:value-type="string" calcext:value-type="string">
            <text:p>Budam</text:p>
          </table:table-cell>
          <table:table-cell office:value-type="string" calcext:value-type="string">
            <text:p>estlocus1</text:p>
          </table:table-cell>
          <table:table-cell office:value-type="string" calcext:value-type="string">
            <text:p>Vuladislauus in Hungariam festinat; apud Strigonium subsistens a proceribus rex salutatur, ac simul de animo suo erga reginam uiduam tentatur; mox Budam petit atque in regiam introducitur.</text:p>
          </table:table-cell>
          <table:table-cell office:value-type="string" calcext:value-type="string">
            <text:p>urn:cts:croala:tubero.commentarii.croala-loci:body1.div2.div5.argument1.p1.s1.placeName22</text:p>
          </table:table-cell>
          <table:table-cell office:value-type="string" calcext:value-type="string">
            <text:p>urn:cite:croala:loci.89244</text:p>
          </table:table-cell>
          <table:table-cell office:value-type="string" calcext:value-type="string">
            <text:p>urn:cite:croala:loci.ana.89244</text:p>
          </table:table-cell>
        </table:table-row>
        <table:table-row table:style-name="ro1">
          <table:table-cell office:value-type="float" office:value="89370" calcext:value-type="float">
            <text:p>89370</text:p>
          </table:table-cell>
          <table:table-cell office:value-type="string" calcext:value-type="string">
            <text:p>Hungariam</text:p>
          </table:table-cell>
          <table:table-cell office:value-type="string" calcext:value-type="string">
            <text:p>estlocus1</text:p>
          </table:table-cell>
          <table:table-cell office:value-type="string" calcext:value-type="string">
            <text:p>Igitur Vuladislauus, ubi intellexit se ab Hungaris regem declaratum, confestim cum comitatu suo tantum ac paucis purpuratorum magnis in Hungariam itineribus contendit.</text:p>
          </table:table-cell>
          <table:table-cell office:value-type="string" calcext:value-type="string">
            <text:p>urn:cts:croala:tubero.commentarii.croala-loci:body1.div2.div5.p1.s1.placeName20</text:p>
          </table:table-cell>
          <table:table-cell office:value-type="string" calcext:value-type="string">
            <text:p>urn:cite:croala:loci.89370</text:p>
          </table:table-cell>
          <table:table-cell office:value-type="string" calcext:value-type="string">
            <text:p>urn:cite:croala:loci.ana.89370</text:p>
          </table:table-cell>
        </table:table-row>
        <table:table-row table:style-name="ro1">
          <table:table-cell office:value-type="float" office:value="89403" calcext:value-type="float">
            <text:p>89403</text:p>
          </table:table-cell>
          <table:table-cell office:value-type="string" calcext:value-type="string">
            <text:p>Danubium</text:p>
          </table:table-cell>
          <table:table-cell office:value-type="string" calcext:value-type="string">
            <text:p>estlocus1</text:p>
          </table:table-cell>
          <table:table-cell office:value-type="string" calcext:value-type="string">
            <text:p>Atque ubi ad Danubium peruenit, non procul a Strigonio in ulteriori fluminis ripa subsistit, quoad missus Budam nuntius de suo aduentu principes Hungarorum certiores facturus reuerteretur.</text:p>
          </table:table-cell>
          <table:table-cell office:value-type="string" calcext:value-type="string">
            <text:p>urn:cts:croala:tubero.commentarii.croala-loci:body1.div2.div5.p1.s2.placeName4</text:p>
          </table:table-cell>
          <table:table-cell office:value-type="string" calcext:value-type="string">
            <text:p>urn:cite:croala:loci.89403</text:p>
          </table:table-cell>
          <table:table-cell office:value-type="string" calcext:value-type="string">
            <text:p>urn:cite:croala:loci.ana.89403</text:p>
          </table:table-cell>
        </table:table-row>
      </table:table>
      <table:table table:name="tub-x-from-estlocus1" table:style-name="ta1">
        <table:table-column table:style-name="co9" table:default-cell-style-name="ce1"/>
        <table:table-column table:style-name="co10" table:default-cell-style-name="ce1"/>
        <table:table-column table:style-name="co11" table:default-cell-style-name="ce1"/>
        <table:table-column table:style-name="co12" table:default-cell-style-name="ce2"/>
        <table:table-column table:style-name="co13" table:default-cell-style-name="ce1"/>
        <table:table-column table:style-name="co14" table:default-cell-style-name="ce1"/>
        <table:table-column table:style-name="co15" table:default-cell-style-name="ce1"/>
        <table:table-column table:style-name="co8" table:number-columns-repeated="1017" table:default-cell-style-name="ce1"/>
        <table:table-row table:style-name="ro2">
          <table:table-cell office:value-type="float" office:value="190013" calcext:value-type="float">
            <text:p>190013</text:p>
          </table:table-cell>
          <table:table-cell office:value-type="string" calcext:value-type="string">
            <text:p>Adriatico</text:p>
          </table:table-cell>
          <table:table-cell office:value-type="string" calcext:value-type="string">
            <text:p>estlocus1</text:p>
          </table:table-cell>
          <table:table-cell office:value-type="string" calcext:value-type="string">
            <text:p>Porro Bossinates, Thracum Bossorum soboles, olim Thracia a Bulgaris pulsi eas regiones Illyrici insederunt, quae Sauo, Valdano, Drino amnibus et mari Adriatico, qua Dalmatiae pretenditur, continentur.</text:p>
          </table:table-cell>
          <table:table-cell office:value-type="string" calcext:value-type="string">
            <text:p>urn:cts:croala:tubero.commentarii.croala-loci:body1.div5.div4.p5.s1.placeName22</text:p>
          </table:table-cell>
          <table:table-cell office:value-type="string" calcext:value-type="string">
            <text:p>urn:cite:croala:loci.190013</text:p>
          </table:table-cell>
          <table:table-cell office:value-type="string" calcext:value-type="string">
            <text:p>urn:cite:croala:loci.ana.190013</text:p>
          </table:table-cell>
          <table:table-cell table:number-columns-repeated="1017"/>
        </table:table-row>
        <table:table-row table:style-name="ro3">
          <table:table-cell office:value-type="float" office:value="365144" calcext:value-type="float">
            <text:p>365144</text:p>
          </table:table-cell>
          <table:table-cell office:value-type="string" calcext:value-type="string">
            <text:p>Adriatico</text:p>
          </table:table-cell>
          <table:table-cell office:value-type="string" calcext:value-type="string">
            <text:p>estlocus1</text:p>
          </table:table-cell>
          <table:table-cell office:value-type="string" calcext:value-type="string">
            <text:p>Et Plinius forsan, quia de Drinone nullam mentionem facit, hos duos procul dubio amnes unum esse putauit, hac maxime, ni fallor, causa lapsus, quod hi duo amnes non procul a Scodra oppido inter se coire pene uidentur, utpote qui ibi haud magno terrae spatio, dum Drinon Scodrensem agrum praeterfluit, dirimantur, atque inde, uelut ex eodem fonte bifariam effusi, mox magno interuallo disiuncti Adriatico mari uterque accipitur.</text:p>
          </table:table-cell>
          <table:table-cell office:value-type="string" calcext:value-type="string">
            <text:p>urn:cts:croala:tubero.commentarii.croala-loci:body1.div8.div10.p1.s2.placeName63</text:p>
          </table:table-cell>
          <table:table-cell office:value-type="string" calcext:value-type="string">
            <text:p>urn:cite:croala:loci.365144</text:p>
          </table:table-cell>
          <table:table-cell office:value-type="string" calcext:value-type="string">
            <text:p>urn:cite:croala:loci.ana.365144</text:p>
          </table:table-cell>
          <table:table-cell table:number-columns-repeated="1017"/>
        </table:table-row>
        <table:table-row table:style-name="ro2">
          <table:table-cell office:value-type="float" office:value="418953" calcext:value-type="float">
            <text:p>418953</text:p>
          </table:table-cell>
          <table:table-cell office:value-type="string" calcext:value-type="string">
            <text:p>Adriatico</text:p>
          </table:table-cell>
          <table:table-cell office:value-type="string" calcext:value-type="string">
            <text:p>estlocus1</text:p>
          </table:table-cell>
          <table:table-cell office:value-type="string" calcext:value-type="string">
            <text:p>Interea Hispani omissa Bononiae oppugnatione castra in agrum Rauennatem transferunt, quo magnam uim uarii commeatus mari Adriatico ex Apulia conuexerant: cum Gallis enim signa conferre uehementer cupiebant.</text:p>
          </table:table-cell>
          <table:table-cell office:value-type="string" calcext:value-type="string">
            <text:p>urn:cts:croala:tubero.commentarii.croala-loci:body1.div9.div7.p1.s1.placeName17</text:p>
          </table:table-cell>
          <table:table-cell office:value-type="string" calcext:value-type="string">
            <text:p>urn:cite:croala:loci.418953</text:p>
          </table:table-cell>
          <table:table-cell office:value-type="string" calcext:value-type="string">
            <text:p>urn:cite:croala:loci.ana.418953</text:p>
          </table:table-cell>
          <table:table-cell table:number-columns-repeated="1017"/>
        </table:table-row>
        <table:table-row table:style-name="ro4">
          <table:table-cell office:value-type="float" office:value="285285" calcext:value-type="float">
            <text:p>285285</text:p>
          </table:table-cell>
          <table:table-cell office:value-type="string" calcext:value-type="string">
            <text:p>Adriaticum</text:p>
          </table:table-cell>
          <table:table-cell office:value-type="string" calcext:value-type="string">
            <text:p>estlocus1</text:p>
          </table:table-cell>
          <table:table-cell office:value-type="string" calcext:value-type="string">
            <text:p>Nam si ei stomachum feceritis, quingentarum nauium classe instructa Adriaticum sinum inuadi iubebit, atque Dalmatia Istriaque occupata inde faucibus ciuitatis uestrae obsessis necessario uos non de imperio, uerum de salute decertare coget, pro qua scilicet opificum uestrorum uulgus et sellullarii Turcaico militi oppositi egregie pugnabunt.</text:p>
          </table:table-cell>
          <table:table-cell office:value-type="string" calcext:value-type="string">
            <text:p>urn:cts:croala:tubero.commentarii.croala-loci:body1.div7.div2.p2.s4.placeName10</text:p>
          </table:table-cell>
          <table:table-cell office:value-type="string" calcext:value-type="string">
            <text:p>urn:cite:croala:loci.285285</text:p>
          </table:table-cell>
          <table:table-cell office:value-type="string" calcext:value-type="string">
            <text:p>urn:cite:croala:loci.ana.285285</text:p>
          </table:table-cell>
          <table:table-cell table:number-columns-repeated="1017"/>
        </table:table-row>
        <table:table-row table:style-name="ro5">
          <table:table-cell office:value-type="float" office:value="560633" calcext:value-type="float">
            <text:p>560633</text:p>
          </table:table-cell>
          <table:table-cell office:value-type="string" calcext:value-type="string">
            <text:p>Adriaticum</text:p>
          </table:table-cell>
          <table:table-cell office:value-type="string" calcext:value-type="string">
            <text:p>estlocus1</text:p>
          </table:table-cell>
          <table:table-cell office:value-type="string" calcext:value-type="string">
            <text:p>Nunc etiam Turca, quicquid terrarum est inter Sauum amnem et Adriaticum mare, nullo repugnante, si ad id animum adiecerit, armis quatriduo occupabit.</text:p>
          </table:table-cell>
          <table:table-cell office:value-type="string" calcext:value-type="string">
            <text:p>urn:cts:croala:tubero.commentarii.croala-loci:body1.div11.div4.quote1.p1.s15.placeName11</text:p>
          </table:table-cell>
          <table:table-cell office:value-type="string" calcext:value-type="string">
            <text:p>urn:cite:croala:loci.560633</text:p>
          </table:table-cell>
          <table:table-cell office:value-type="string" calcext:value-type="string">
            <text:p>urn:cite:croala:loci.ana.560633</text:p>
          </table:table-cell>
          <table:table-cell table:number-columns-repeated="1017"/>
        </table:table-row>
        <table:table-row table:style-name="ro5">
          <table:table-cell office:value-type="float" office:value="124796" calcext:value-type="float">
            <text:p>124796</text:p>
          </table:table-cell>
          <table:table-cell office:value-type="string" calcext:value-type="string">
            <text:p>Alba</text:p>
          </table:table-cell>
          <table:table-cell office:value-type="string" calcext:value-type="string">
            <text:p>estlocus2</text:p>
          </table:table-cell>
          <table:table-cell office:value-type="string" calcext:value-type="string">
            <text:p>Etenim inopinato hostium aduentu Alba Regia neque propugnaculis, neque armis, neque uiris muniri potuit.</text:p>
          </table:table-cell>
          <table:table-cell office:value-type="string" calcext:value-type="string">
            <text:p>urn:cts:croala:tubero.commentarii.croala-loci:body1.div3.div7.p1.s3.placeName5</text:p>
          </table:table-cell>
          <table:table-cell office:value-type="string" calcext:value-type="string">
            <text:p>urn:cite:croala:loci.124796</text:p>
          </table:table-cell>
          <table:table-cell office:value-type="string" calcext:value-type="string">
            <text:p>urn:cite:croala:loci.ana.124796</text:p>
          </table:table-cell>
          <table:table-cell table:number-columns-repeated="1017"/>
        </table:table-row>
        <table:table-row table:style-name="ro6">
          <table:table-cell office:value-type="float" office:value="128577" calcext:value-type="float">
            <text:p>128577</text:p>
          </table:table-cell>
          <table:table-cell office:value-type="string" calcext:value-type="string">
            <text:p>Alba</text:p>
          </table:table-cell>
          <table:table-cell office:value-type="string" calcext:value-type="string">
            <text:p>estlocus2</text:p>
          </table:table-cell>
          <table:table-cell office:value-type="string" calcext:value-type="string">
            <text:p>non debere Maximilianum in Flamengorum delitiis enutritum (ita Morinos uulgo appellant) Vesprimio ac Alba Regia proditione captis nimium inflari atque efferri; acie non semel uincat Hungaros necesse est, si eis uelit imperare; nam uel si omnes Hungariae urbes in potestatem suam redegisset, nobilitas uero imperium aspernaretur, nihil prorsus ab eo actum esset; est enim optimatum iuris reges et constituere et imperio abdicare, ad quorum quidem grauitatem, fidem, et constantiam pertinet a sententia semel ab omnibus comprobata nullo fortunae impulsu dimoueri.</text:p>
          </table:table-cell>
          <table:table-cell office:value-type="string" calcext:value-type="string">
            <text:p>urn:cts:croala:tubero.commentarii.croala-loci:body1.div3.div8.quote1.s1.placeName14</text:p>
          </table:table-cell>
          <table:table-cell office:value-type="string" calcext:value-type="string">
            <text:p>urn:cite:croala:loci.128577</text:p>
          </table:table-cell>
          <table:table-cell office:value-type="string" calcext:value-type="string">
            <text:p>urn:cite:croala:loci.ana.128577</text:p>
          </table:table-cell>
          <table:table-cell table:number-columns-repeated="1017"/>
        </table:table-row>
        <table:table-row table:style-name="ro7">
          <table:table-cell office:value-type="float" office:value="129415" calcext:value-type="float">
            <text:p>129415</text:p>
          </table:table-cell>
          <table:table-cell office:value-type="string" calcext:value-type="string">
            <text:p>Alba</text:p>
          </table:table-cell>
          <table:table-cell office:value-type="string" calcext:value-type="string">
            <text:p>estlocus2</text:p>
          </table:table-cell>
          <table:table-cell office:value-type="string" calcext:value-type="string">
            <text:p>Alemanus ubi ex eo, quem Budam miserat, Hungarorum animos intellexit, urbemque iam militibus atque operibus satis munitam, et ob id oppugnanti haud promptam, spe regni potiundi lapsus modum quoque secundis statuit rebus, ac sese uehementer accusauit, quod Alba Regia capta Budam, inopinata hostium uictoria perculsam, exercitum protinus non duxisset, regnumque pene e manibus emisisset, cursu rerum prospero importuna mora corrupto, ratus id quod nunquam, opinor, euenisset, expugnata uidelicet Buda, quae caput regni est, totam etiam Hungariam subiectum iri, propterea quod regni Hungarici uires non in urbibus castellisque, caeterisue id genus edificiis consistunt, uerum in exercitu, qui quidem ex nobilitate constat, sitae sunt.</text:p>
          </table:table-cell>
          <table:table-cell office:value-type="string" calcext:value-type="string">
            <text:p>urn:cts:croala:tubero.commentarii.croala-loci:body1.div3.div9.p1.s1.placeName38</text:p>
          </table:table-cell>
          <table:table-cell office:value-type="string" calcext:value-type="string">
            <text:p>urn:cite:croala:loci.129415</text:p>
          </table:table-cell>
          <table:table-cell office:value-type="string" calcext:value-type="string">
            <text:p>urn:cite:croala:loci.ana.129415</text:p>
          </table:table-cell>
          <table:table-cell table:number-columns-repeated="1017"/>
        </table:table-row>
        <table:table-row table:style-name="ro3">
          <table:table-cell office:value-type="float" office:value="141274" calcext:value-type="float">
            <text:p>141274</text:p>
          </table:table-cell>
          <table:table-cell office:value-type="string" calcext:value-type="string">
            <text:p>Alba</text:p>
          </table:table-cell>
          <table:table-cell office:value-type="string" calcext:value-type="string">
            <text:p>estlocus1</text:p>
          </table:table-cell>
          <table:table-cell office:value-type="string" calcext:value-type="string">
            <text:p>Itaque Paxon oppidum, quod ab Alba circiter quinque et triginta millia passuum abest, in ripa Danubii situm ex improuiso aggressi, aliquot, qui in portis sese hostibus opposuerant, trucidatis, diripuerunt, aegreque ab oppidi incendio, uicti sacerdotum, quos uulgo Caesios nuncupant, praecibus, qui constitutis aedibus Pauli Paxensis sumptu ibi degebant, se continuerunt.</text:p>
          </table:table-cell>
          <table:table-cell office:value-type="string" calcext:value-type="string">
            <text:p>urn:cts:croala:tubero.commentarii.croala-loci:body1.div4.div4.p1.s2.placeName6</text:p>
          </table:table-cell>
          <table:table-cell office:value-type="string" calcext:value-type="string">
            <text:p>urn:cite:croala:loci.141274</text:p>
          </table:table-cell>
          <table:table-cell office:value-type="string" calcext:value-type="string">
            <text:p>urn:cite:croala:loci.ana.141274</text:p>
          </table:table-cell>
          <table:table-cell table:number-columns-repeated="1017"/>
        </table:table-row>
        <table:table-row table:style-name="ro2">
          <table:table-cell office:value-type="float" office:value="141659" calcext:value-type="float">
            <text:p>141659</text:p>
          </table:table-cell>
          <table:table-cell office:value-type="string" calcext:value-type="string">
            <text:p>Alba</text:p>
          </table:table-cell>
          <table:table-cell office:value-type="string" calcext:value-type="string">
            <text:p>estlocus1</text:p>
          </table:table-cell>
          <table:table-cell office:value-type="string" calcext:value-type="string">
            <text:p>Interiectis non ita multis diebus Alemani itidem Alba egressi Sogoram, Nicolai Hederuarii summae nobilitatis uiri oppidum, quo omnes fere Sisiensis regionis opes hostili metu erant comportate, adoriuntur.</text:p>
          </table:table-cell>
          <table:table-cell office:value-type="string" calcext:value-type="string">
            <text:p>urn:cts:croala:tubero.commentarii.croala-loci:body1.div4.div4.p2.s1.placeName8</text:p>
          </table:table-cell>
          <table:table-cell office:value-type="string" calcext:value-type="string">
            <text:p>urn:cite:croala:loci.141659</text:p>
          </table:table-cell>
          <table:table-cell office:value-type="string" calcext:value-type="string">
            <text:p>urn:cite:croala:loci.ana.141659</text:p>
          </table:table-cell>
          <table:table-cell table:number-columns-repeated="1017"/>
        </table:table-row>
        <table:table-row table:style-name="ro2">
          <table:table-cell office:value-type="float" office:value="148696" calcext:value-type="float">
            <text:p>148696</text:p>
          </table:table-cell>
          <table:table-cell office:value-type="string" calcext:value-type="string">
            <text:p>Alba</text:p>
          </table:table-cell>
          <table:table-cell office:value-type="string" calcext:value-type="string">
            <text:p>estlocus1</text:p>
          </table:table-cell>
          <table:table-cell office:value-type="string" calcext:value-type="string">
            <text:p>Dum Alba hoc modo obsidetur, Cinisius cum suo exercitu, quinque millibus autem fere hominum praeerat, Vassontem castellum, quod ab Alemanis captum, nec procul a Vesprimio esse ante diximus, it oppugnatum, atque non sine caede suorum breui recaepit.</text:p>
          </table:table-cell>
          <table:table-cell office:value-type="string" calcext:value-type="string">
            <text:p>urn:cts:croala:tubero.commentarii.croala-loci:body1.div4.div6.p5.s1.placeName2</text:p>
          </table:table-cell>
          <table:table-cell office:value-type="string" calcext:value-type="string">
            <text:p>urn:cite:croala:loci.148696</text:p>
          </table:table-cell>
          <table:table-cell office:value-type="string" calcext:value-type="string">
            <text:p>urn:cite:croala:loci.ana.148696</text:p>
          </table:table-cell>
          <table:table-cell table:number-columns-repeated="1017"/>
        </table:table-row>
        <table:table-row table:style-name="ro2">
          <table:table-cell office:value-type="float" office:value="149548" calcext:value-type="float">
            <text:p>149548</text:p>
          </table:table-cell>
          <table:table-cell office:value-type="string" calcext:value-type="string">
            <text:p>Alba</text:p>
          </table:table-cell>
          <table:table-cell office:value-type="string" calcext:value-type="string">
            <text:p>estlocus1</text:p>
          </table:table-cell>
          <table:table-cell office:value-type="string" calcext:value-type="string">
            <text:p>Turcae a finibus arcentur; Alba Hungaris deditur; Austriaci pleraque loca relinquunt; Alberthus Polonus rursus in Hungariam exercitum ducit; Vuladislauus, desperatis rebus, legatos pro pace in Austriam mittit.</text:p>
          </table:table-cell>
          <table:table-cell office:value-type="string" calcext:value-type="string">
            <text:p>urn:cts:croala:tubero.commentarii.croala-loci:body1.div4.div7.argument1.p1.s1.placeName5</text:p>
          </table:table-cell>
          <table:table-cell office:value-type="string" calcext:value-type="string">
            <text:p>urn:cite:croala:loci.149548</text:p>
          </table:table-cell>
          <table:table-cell office:value-type="string" calcext:value-type="string">
            <text:p>urn:cite:croala:loci.ana.149548</text:p>
          </table:table-cell>
          <table:table-cell table:number-columns-repeated="1017"/>
        </table:table-row>
        <table:table-row table:style-name="ro1">
          <table:table-cell office:value-type="float" office:value="150856" calcext:value-type="float">
            <text:p>150856</text:p>
          </table:table-cell>
          <table:table-cell office:value-type="string" calcext:value-type="string">
            <text:p>Alba</text:p>
          </table:table-cell>
          <table:table-cell office:value-type="string" calcext:value-type="string">
            <text:p>estlocus1</text:p>
          </table:table-cell>
          <table:table-cell office:value-type="string" calcext:value-type="string">
            <text:p>Hungari uero recepta Alba laeti, utpote antiqua regni sede recuperata, domum discedunt.</text:p>
          </table:table-cell>
          <table:table-cell office:value-type="string" calcext:value-type="string">
            <text:p>urn:cts:croala:tubero.commentarii.croala-loci:body1.div4.div7.p2.s3.placeName4</text:p>
          </table:table-cell>
          <table:table-cell office:value-type="string" calcext:value-type="string">
            <text:p>urn:cite:croala:loci.150856</text:p>
          </table:table-cell>
          <table:table-cell office:value-type="string" calcext:value-type="string">
            <text:p>urn:cite:croala:loci.ana.150856</text:p>
          </table:table-cell>
          <table:table-cell table:number-columns-repeated="1017"/>
        </table:table-row>
        <table:table-row table:style-name="ro4">
          <table:table-cell office:value-type="float" office:value="171933" calcext:value-type="float">
            <text:p>171933</text:p>
          </table:table-cell>
          <table:table-cell office:value-type="string" calcext:value-type="string">
            <text:p>Alba</text:p>
          </table:table-cell>
          <table:table-cell office:value-type="string" calcext:value-type="string">
            <text:p>estlocus2</text:p>
          </table:table-cell>
          <table:table-cell office:value-type="string" calcext:value-type="string">
            <text:p>Cur enim Alemanus a nobis timendus est, qui Alba Regia, non quidem militum suorum uirtute expugnata, sed ignauia oppidanorum tradita, regem nostrum et Posonio in se cum exercitu uenientem minime ausus expectare, ueluti profligatus subsidio in turpi fuga posito aufugerit, conspectum etiam Boemorum, nedum congressum perhorrescens?</text:p>
          </table:table-cell>
          <table:table-cell office:value-type="string" calcext:value-type="string">
            <text:p>urn:cts:croala:tubero.commentarii.croala-loci:body1.div4.div14.quote1.p1.s10.placeName9</text:p>
          </table:table-cell>
          <table:table-cell office:value-type="string" calcext:value-type="string">
            <text:p>urn:cite:croala:loci.171933</text:p>
          </table:table-cell>
          <table:table-cell office:value-type="string" calcext:value-type="string">
            <text:p>urn:cite:croala:loci.ana.171933</text:p>
          </table:table-cell>
          <table:table-cell table:number-columns-repeated="1017"/>
        </table:table-row>
        <table:table-row table:style-name="ro6">
          <table:table-cell office:value-type="float" office:value="175032" calcext:value-type="float">
            <text:p>175032</text:p>
          </table:table-cell>
          <table:table-cell office:value-type="string" calcext:value-type="string">
            <text:p>Alba</text:p>
          </table:table-cell>
          <table:table-cell office:value-type="string" calcext:value-type="string">
            <text:p>estlocus2</text:p>
          </table:table-cell>
          <table:table-cell office:value-type="string" calcext:value-type="string">
            <text:p>Nam fugatis Polonis atque Alba Regia recoepta, nescio quam honeste, tuto certe poterant Hungari, quae non tam neccessitate coacti quam stomacho quodam promiserant, Alemanis non praestare, utpote qui semper precariam pacem ab Hungaris obtinuere, nunquam ausi, ne lacessiti quidem, cum his, ab intestina modo peste securis, bellum gerere: ut scilicet tota Austria Hungari cederent; exules, qui Maximiliani partes secuti essent in patriam restituerentur; demum ut Maximilianus in regem subrogaretur ab Hungaris, si quid Vuladislauo humanitus accidisset, nullo filio patri superstite.</text:p>
          </table:table-cell>
          <table:table-cell office:value-type="string" calcext:value-type="string">
            <text:p>urn:cts:croala:tubero.commentarii.croala-loci:body1.div4.div14.p3.s3.placeName5</text:p>
          </table:table-cell>
          <table:table-cell office:value-type="string" calcext:value-type="string">
            <text:p>urn:cite:croala:loci.175032</text:p>
          </table:table-cell>
          <table:table-cell office:value-type="string" calcext:value-type="string">
            <text:p>urn:cite:croala:loci.ana.175032</text:p>
          </table:table-cell>
          <table:table-cell table:number-columns-repeated="1017"/>
        </table:table-row>
        <table:table-row table:style-name="ro5">
          <table:table-cell office:value-type="float" office:value="93304" calcext:value-type="float">
            <text:p>93304</text:p>
          </table:table-cell>
          <table:table-cell office:value-type="string" calcext:value-type="string">
            <text:p>Albam</text:p>
          </table:table-cell>
          <table:table-cell office:value-type="string" calcext:value-type="string">
            <text:p>estlocus2</text:p>
          </table:table-cell>
          <table:table-cell office:value-type="string" calcext:value-type="string">
            <text:p>Diadema Albam Regiam transfertur: Vuladislauus ab Hosualdo Zagabriensi episcopo coronatur; regina credula ab Hungaris eluditur.</text:p>
          </table:table-cell>
          <table:table-cell office:value-type="string" calcext:value-type="string">
            <text:p>urn:cts:croala:tubero.commentarii.croala-loci:body1.div2.div6.argument1.p1.s1.placeName2</text:p>
          </table:table-cell>
          <table:table-cell office:value-type="string" calcext:value-type="string">
            <text:p>urn:cite:croala:loci.93304</text:p>
          </table:table-cell>
          <table:table-cell office:value-type="string" calcext:value-type="string">
            <text:p>urn:cite:croala:loci.ana.93304</text:p>
          </table:table-cell>
          <table:table-cell table:number-columns-repeated="1017"/>
        </table:table-row>
        <table:table-row table:style-name="ro2">
          <table:table-cell office:value-type="float" office:value="93493" calcext:value-type="float">
            <text:p>93493</text:p>
          </table:table-cell>
          <table:table-cell office:value-type="string" calcext:value-type="string">
            <text:p>Albam</text:p>
          </table:table-cell>
          <table:table-cell office:value-type="string" calcext:value-type="string">
            <text:p>estlocus2</text:p>
          </table:table-cell>
          <table:table-cell office:value-type="string" calcext:value-type="string">
            <text:p>Iam aliquot dies Vuladislauus Budae commoratus erat, quum factione adnitente, quae illum regem designarat, diadema, quo reges Hungarorum solere insigniri demonstrauimus, Albam Regiam delatum est.</text:p>
          </table:table-cell>
          <table:table-cell office:value-type="string" calcext:value-type="string">
            <text:p>urn:cts:croala:tubero.commentarii.croala-loci:body1.div2.div6.p1.s1.placeName22</text:p>
          </table:table-cell>
          <table:table-cell office:value-type="string" calcext:value-type="string">
            <text:p>urn:cite:croala:loci.93493</text:p>
          </table:table-cell>
          <table:table-cell office:value-type="string" calcext:value-type="string">
            <text:p>urn:cite:croala:loci.ana.93493</text:p>
          </table:table-cell>
          <table:table-cell table:number-columns-repeated="1017"/>
        </table:table-row>
        <table:table-row table:style-name="ro1">
          <table:table-cell office:value-type="float" office:value="95450" calcext:value-type="float">
            <text:p>95450</text:p>
          </table:table-cell>
          <table:table-cell office:value-type="string" calcext:value-type="string">
            <text:p>Albam</text:p>
          </table:table-cell>
          <table:table-cell office:value-type="string" calcext:value-type="string">
            <text:p>estlocus2</text:p>
          </table:table-cell>
          <table:table-cell office:value-type="string" calcext:value-type="string">
            <text:p>Ibi maioris partis consensu regem declaratum Albam Regiam magna deducunt frequentia.</text:p>
          </table:table-cell>
          <table:table-cell office:value-type="string" calcext:value-type="string">
            <text:p>urn:cts:croala:tubero.commentarii.croala-loci:body1.div2.div7.p1.s2.placeName7</text:p>
          </table:table-cell>
          <table:table-cell office:value-type="string" calcext:value-type="string">
            <text:p>urn:cite:croala:loci.95450</text:p>
          </table:table-cell>
          <table:table-cell office:value-type="string" calcext:value-type="string">
            <text:p>urn:cite:croala:loci.ana.95450</text:p>
          </table:table-cell>
          <table:table-cell table:number-columns-repeated="1017"/>
        </table:table-row>
        <table:table-row table:style-name="ro5">
          <table:table-cell office:value-type="float" office:value="96447" calcext:value-type="float">
            <text:p>96447</text:p>
          </table:table-cell>
          <table:table-cell office:value-type="string" calcext:value-type="string">
            <text:p>Albam</text:p>
          </table:table-cell>
          <table:table-cell office:value-type="string" calcext:value-type="string">
            <text:p>estlocus2</text:p>
          </table:table-cell>
          <table:table-cell office:value-type="string" calcext:value-type="string">
            <text:p>Neque enim ullo nobilium clamore ad Albam Regiam Vuladislaui regnum est conprobatum, utpote qui a principibus ne conuocati quidem de more fuerunt.</text:p>
          </table:table-cell>
          <table:table-cell office:value-type="string" calcext:value-type="string">
            <text:p>urn:cts:croala:tubero.commentarii.croala-loci:body1.div2.div7.p2.s2.placeName7</text:p>
          </table:table-cell>
          <table:table-cell office:value-type="string" calcext:value-type="string">
            <text:p>urn:cite:croala:loci.96447</text:p>
          </table:table-cell>
          <table:table-cell office:value-type="string" calcext:value-type="string">
            <text:p>urn:cite:croala:loci.ana.96447</text:p>
          </table:table-cell>
          <table:table-cell table:number-columns-repeated="1017"/>
        </table:table-row>
        <table:table-row table:style-name="ro5">
          <table:table-cell office:value-type="float" office:value="96590" calcext:value-type="float">
            <text:p>96590</text:p>
          </table:table-cell>
          <table:table-cell office:value-type="string" calcext:value-type="string">
            <text:p>Albam</text:p>
          </table:table-cell>
          <table:table-cell office:value-type="string" calcext:value-type="string">
            <text:p>estlocus2</text:p>
          </table:table-cell>
          <table:table-cell office:value-type="string" calcext:value-type="string">
            <text:p>Crediderim senatum Hungarorum, haud satis certum de studiis multitudinis in Vuladislauum, minorum gentium nobilitatem Albam Regiam consulto tunc non conuocasse.</text:p>
          </table:table-cell>
          <table:table-cell office:value-type="string" calcext:value-type="string">
            <text:p>urn:cts:croala:tubero.commentarii.croala-loci:body1.div2.div7.p2.s3.placeName15</text:p>
          </table:table-cell>
          <table:table-cell office:value-type="string" calcext:value-type="string">
            <text:p>urn:cite:croala:loci.96590</text:p>
          </table:table-cell>
          <table:table-cell office:value-type="string" calcext:value-type="string">
            <text:p>urn:cite:croala:loci.ana.96590</text:p>
          </table:table-cell>
          <table:table-cell table:number-columns-repeated="1017"/>
        </table:table-row>
        <table:table-row table:style-name="ro3">
          <table:table-cell office:value-type="float" office:value="119192" calcext:value-type="float">
            <text:p>119192</text:p>
          </table:table-cell>
          <table:table-cell office:value-type="string" calcext:value-type="string">
            <text:p>Albam</text:p>
          </table:table-cell>
          <table:table-cell office:value-type="string" calcext:value-type="string">
            <text:p>estlocus2</text:p>
          </table:table-cell>
          <table:table-cell office:value-type="string" calcext:value-type="string">
            <text:p>Quod ubi parum procedere uidet, Stephanum Batherem Paulumque Cinisium, uiros non minus strenuos quam reipublicae Hungarorum studiosos, Albam Regiam, quo delectus militum indictus erat, cum parua manu, utpote ex presenti copia, misit, satis credens uel solo tantorum ducum nomine Maximilianum aut a coeptis suis deterritum iri, aut saltim eius itineri moram aliquam inici posse.</text:p>
          </table:table-cell>
          <table:table-cell office:value-type="string" calcext:value-type="string">
            <text:p>urn:cts:croala:tubero.commentarii.croala-loci:body1.div3.div5.p2.s2.placeName18</text:p>
          </table:table-cell>
          <table:table-cell office:value-type="string" calcext:value-type="string">
            <text:p>urn:cite:croala:loci.119192</text:p>
          </table:table-cell>
          <table:table-cell office:value-type="string" calcext:value-type="string">
            <text:p>urn:cite:croala:loci.ana.119192</text:p>
          </table:table-cell>
          <table:table-cell table:number-columns-repeated="1017"/>
        </table:table-row>
        <table:table-row table:style-name="ro1">
          <table:table-cell office:value-type="float" office:value="124325" calcext:value-type="float">
            <text:p>124325</text:p>
          </table:table-cell>
          <table:table-cell office:value-type="string" calcext:value-type="string">
            <text:p>Albam</text:p>
          </table:table-cell>
          <table:table-cell office:value-type="string" calcext:value-type="string">
            <text:p>estlocus2</text:p>
          </table:table-cell>
          <table:table-cell office:value-type="string" calcext:value-type="string">
            <text:p>Austriaci Albam Regiam ab Hungaris desertam occupant et depopulantur.</text:p>
          </table:table-cell>
          <table:table-cell office:value-type="string" calcext:value-type="string">
            <text:p>urn:cts:croala:tubero.commentarii.croala-loci:body1.div3.div7.argument1.p1.s1.placeName2</text:p>
          </table:table-cell>
          <table:table-cell office:value-type="string" calcext:value-type="string">
            <text:p>urn:cite:croala:loci.124325</text:p>
          </table:table-cell>
          <table:table-cell office:value-type="string" calcext:value-type="string">
            <text:p>urn:cite:croala:loci.ana.124325</text:p>
          </table:table-cell>
          <table:table-cell table:number-columns-repeated="1017"/>
        </table:table-row>
        <table:table-row table:style-name="ro5">
          <table:table-cell office:value-type="float" office:value="124414" calcext:value-type="float">
            <text:p>124414</text:p>
          </table:table-cell>
          <table:table-cell office:value-type="string" calcext:value-type="string">
            <text:p>Albam</text:p>
          </table:table-cell>
          <table:table-cell office:value-type="string" calcext:value-type="string">
            <text:p>estlocus2</text:p>
          </table:table-cell>
          <table:table-cell office:value-type="string" calcext:value-type="string">
            <text:p>Alemanus praesidio satis firmo Vesprimiensi arci imposito, inde Albam Regiam oppugnaturus flectit iter.</text:p>
          </table:table-cell>
          <table:table-cell office:value-type="string" calcext:value-type="string">
            <text:p>urn:cts:croala:tubero.commentarii.croala-loci:body1.div3.div7.p1.s1.placeName9</text:p>
          </table:table-cell>
          <table:table-cell office:value-type="string" calcext:value-type="string">
            <text:p>urn:cite:croala:loci.124414</text:p>
          </table:table-cell>
          <table:table-cell office:value-type="string" calcext:value-type="string">
            <text:p>urn:cite:croala:loci.ana.124414</text:p>
          </table:table-cell>
          <table:table-cell table:number-columns-repeated="1017"/>
        </table:table-row>
        <table:table-row table:style-name="ro6">
          <table:table-cell office:value-type="float" office:value="124586" calcext:value-type="float">
            <text:p>124586</text:p>
          </table:table-cell>
          <table:table-cell office:value-type="string" calcext:value-type="string">
            <text:p>Albam</text:p>
          </table:table-cell>
          <table:table-cell office:value-type="string" calcext:value-type="string">
            <text:p>estlocus2</text:p>
          </table:table-cell>
          <table:table-cell office:value-type="string" calcext:value-type="string">
            <text:p>Cuius exercitum aduentantem postea quam Stephanus Bather Transiluanus praefectus, et Paulus Cinisius, Thibiscinus satrapes, e loco aedito prospexere ― et erat facilis in subiectam planiciem despectus, sunt enim omnia campi circa Albam Regiam - quos quidem uix oculis terminare queas ex signorum militarium internitentium numero, magnitudinem copiarum conicientes nequaquam sibi intra muros tutum commorandum esse duxerunt, ne in oppido campestri, cui admodum metuebant, magno suo ipsorum, simul et totius regni periculo clauderentur.</text:p>
          </table:table-cell>
          <table:table-cell office:value-type="string" calcext:value-type="string">
            <text:p>urn:cts:croala:tubero.commentarii.croala-loci:body1.div3.div7.p1.s2.placeName31</text:p>
          </table:table-cell>
          <table:table-cell office:value-type="string" calcext:value-type="string">
            <text:p>urn:cite:croala:loci.124586</text:p>
          </table:table-cell>
          <table:table-cell office:value-type="string" calcext:value-type="string">
            <text:p>urn:cite:croala:loci.ana.124586</text:p>
          </table:table-cell>
          <table:table-cell table:number-columns-repeated="1017"/>
        </table:table-row>
        <table:table-row table:style-name="ro2">
          <table:table-cell office:value-type="float" office:value="124950" calcext:value-type="float">
            <text:p>124950</text:p>
          </table:table-cell>
          <table:table-cell office:value-type="string" calcext:value-type="string">
            <text:p>Albam</text:p>
          </table:table-cell>
          <table:table-cell office:value-type="string" calcext:value-type="string">
            <text:p>estlocus2</text:p>
          </table:table-cell>
          <table:table-cell office:value-type="string" calcext:value-type="string">
            <text:p>Nempe Hungari, omnium gentium circa uictores, Austrianorum maxime, et ob id elati spiritus homines, in animum inducere non poterant Maximilianum Albam Regiam exercitum admouere ausurum.</text:p>
          </table:table-cell>
          <table:table-cell office:value-type="string" calcext:value-type="string">
            <text:p>urn:cts:croala:tubero.commentarii.croala-loci:body1.div3.div7.p1.s4.placeName21</text:p>
          </table:table-cell>
          <table:table-cell office:value-type="string" calcext:value-type="string">
            <text:p>urn:cite:croala:loci.124950</text:p>
          </table:table-cell>
          <table:table-cell office:value-type="string" calcext:value-type="string">
            <text:p>urn:cite:croala:loci.ana.124950</text:p>
          </table:table-cell>
          <table:table-cell table:number-columns-repeated="1017"/>
        </table:table-row>
        <table:table-row table:style-name="ro5">
          <table:table-cell office:value-type="float" office:value="126317" calcext:value-type="float">
            <text:p>126317</text:p>
          </table:table-cell>
          <table:table-cell office:value-type="string" calcext:value-type="string">
            <text:p>Albam</text:p>
          </table:table-cell>
          <table:table-cell office:value-type="string" calcext:value-type="string">
            <text:p>estlocus1</text:p>
          </table:table-cell>
          <table:table-cell office:value-type="string" calcext:value-type="string">
            <text:p>Maximilianus Albam triumphans ingreditur; Budam quoque sibi tradi postulat, sed Hungari renuunt.</text:p>
          </table:table-cell>
          <table:table-cell office:value-type="string" calcext:value-type="string">
            <text:p>urn:cts:croala:tubero.commentarii.croala-loci:body1.div3.div8.argument1.p1.s1.placeName2</text:p>
          </table:table-cell>
          <table:table-cell office:value-type="string" calcext:value-type="string">
            <text:p>urn:cite:croala:loci.126317</text:p>
          </table:table-cell>
          <table:table-cell office:value-type="string" calcext:value-type="string">
            <text:p>urn:cite:croala:loci.ana.126317</text:p>
          </table:table-cell>
          <table:table-cell table:number-columns-repeated="1017"/>
        </table:table-row>
        <table:table-row table:style-name="ro8">
          <table:table-cell office:value-type="float" office:value="126492" calcext:value-type="float">
            <text:p>126492</text:p>
          </table:table-cell>
          <table:table-cell office:value-type="string" calcext:value-type="string">
            <text:p>Albam</text:p>
          </table:table-cell>
          <table:table-cell office:value-type="string" calcext:value-type="string">
            <text:p>estlocus1</text:p>
          </table:table-cell>
          <table:table-cell office:value-type="string" calcext:value-type="string">
            <text:p>Maximilianus, castris extra oppidum positis, fossaque ac uallo firmoque praesidio munitis, ne qua forte hostibus aggressionis occasio praeberetur ― neque enim ob amissam Albam Hungari uidebantur ei magnopere contemnendi, quippe quem haud latebat Hungarorum uires non urbium amissione, quae illis rarae sunt, uerum strage exercitus frangi ― triumphantis specie urbem ingreditur, aedemque Deiparae Virginis, sepulcrum diui Stephani Hungarorum regis inuisurus, petit.</text:p>
          </table:table-cell>
          <table:table-cell office:value-type="string" calcext:value-type="string">
            <text:p>urn:cts:croala:tubero.commentarii.croala-loci:body1.div3.div8.p1.s1.placeName23</text:p>
          </table:table-cell>
          <table:table-cell office:value-type="string" calcext:value-type="string">
            <text:p>urn:cite:croala:loci.126492</text:p>
          </table:table-cell>
          <table:table-cell office:value-type="string" calcext:value-type="string">
            <text:p>urn:cite:croala:loci.ana.126492</text:p>
          </table:table-cell>
          <table:table-cell table:number-columns-repeated="1017"/>
        </table:table-row>
        <table:table-row table:style-name="ro3">
          <table:table-cell office:value-type="float" office:value="126940" calcext:value-type="float">
            <text:p>126940</text:p>
          </table:table-cell>
          <table:table-cell office:value-type="string" calcext:value-type="string">
            <text:p>Albam</text:p>
          </table:table-cell>
          <table:table-cell office:value-type="string" calcext:value-type="string">
            <text:p>estlocus1</text:p>
          </table:table-cell>
          <table:table-cell office:value-type="string" calcext:value-type="string">
            <text:p>Stephanus Bather ubi accepit Albam amissam esse, periculo simul regni, simul gloriae motus ingemuit, lachrymisque non temperauit, ueritusque, ne hostis uictorem exercitum Budam duceret, compulsis ad operam agricultoribus fossas urbis propere purgat, aggerem e terra moenibus circumducit, propugnacula, ubi necesse uisum est, erigit, tormentisque instruit, armatisque totam urbem complet, nulli denique prouidi ducis deest negocio.</text:p>
          </table:table-cell>
          <table:table-cell office:value-type="string" calcext:value-type="string">
            <text:p>urn:cts:croala:tubero.commentarii.croala-loci:body1.div3.div8.p2.s1.placeName5</text:p>
          </table:table-cell>
          <table:table-cell office:value-type="string" calcext:value-type="string">
            <text:p>urn:cite:croala:loci.126940</text:p>
          </table:table-cell>
          <table:table-cell office:value-type="string" calcext:value-type="string">
            <text:p>urn:cite:croala:loci.ana.126940</text:p>
          </table:table-cell>
          <table:table-cell table:number-columns-repeated="1017"/>
        </table:table-row>
        <table:table-row table:style-name="ro5">
          <table:table-cell office:value-type="float" office:value="134751" calcext:value-type="float">
            <text:p>134751</text:p>
          </table:table-cell>
          <table:table-cell office:value-type="string" calcext:value-type="string">
            <text:p>Albam</text:p>
          </table:table-cell>
          <table:table-cell office:value-type="string" calcext:value-type="string">
            <text:p>estlocus2</text:p>
          </table:table-cell>
          <table:table-cell office:value-type="string" calcext:value-type="string">
            <text:p>His peractis deliberat cum amicis, utrum Albam Regiam obsessum iret, an prius ad opprimendum Alberthum copias educeret.</text:p>
          </table:table-cell>
          <table:table-cell office:value-type="string" calcext:value-type="string">
            <text:p>urn:cts:croala:tubero.commentarii.croala-loci:body1.div4.div1.p2.s1.placeName7</text:p>
          </table:table-cell>
          <table:table-cell office:value-type="string" calcext:value-type="string">
            <text:p>urn:cite:croala:loci.134751</text:p>
          </table:table-cell>
          <table:table-cell office:value-type="string" calcext:value-type="string">
            <text:p>urn:cite:croala:loci.ana.134751</text:p>
          </table:table-cell>
          <table:table-cell table:number-columns-repeated="1017"/>
        </table:table-row>
        <table:table-row table:style-name="ro8">
          <table:table-cell office:value-type="float" office:value="140986" calcext:value-type="float">
            <text:p>140986</text:p>
          </table:table-cell>
          <table:table-cell office:value-type="string" calcext:value-type="string">
            <text:p>Albam</text:p>
          </table:table-cell>
          <table:table-cell office:value-type="string" calcext:value-type="string">
            <text:p>estlocus2</text:p>
          </table:table-cell>
          <table:table-cell office:value-type="string" calcext:value-type="string">
            <text:p>Interea Alemani, qui Albam Regiam praesidio obtinebant, commeatus simul stipendii inopia solicitante, ducibus atque adiutoribus transfugis Hungaris, omnia circumquaque frequenti uexabant incursione, pecora pariter hominesque, quos casus obtulisset, abigebant, tantumque audacie sibi sumunt nullo obsistente ― omnes enim tormentorum, quae plumbeas emittebant pillulas, ut ante dictum est, incesserat timor ut ne regionibus quidem longius positis parcerent.</text:p>
          </table:table-cell>
          <table:table-cell office:value-type="string" calcext:value-type="string">
            <text:p>urn:cts:croala:tubero.commentarii.croala-loci:body1.div4.div4.p1.s1.placeName4</text:p>
          </table:table-cell>
          <table:table-cell office:value-type="string" calcext:value-type="string">
            <text:p>urn:cite:croala:loci.140986</text:p>
          </table:table-cell>
          <table:table-cell office:value-type="string" calcext:value-type="string">
            <text:p>urn:cite:croala:loci.ana.140986</text:p>
          </table:table-cell>
          <table:table-cell table:number-columns-repeated="1017"/>
        </table:table-row>
        <table:table-row table:style-name="ro2">
          <table:table-cell office:value-type="float" office:value="142624" calcext:value-type="float">
            <text:p>142624</text:p>
          </table:table-cell>
          <table:table-cell office:value-type="string" calcext:value-type="string">
            <text:p>Albam</text:p>
          </table:table-cell>
          <table:table-cell office:value-type="string" calcext:value-type="string">
            <text:p>estlocus1</text:p>
          </table:table-cell>
          <table:table-cell office:value-type="string" calcext:value-type="string">
            <text:p>Sogorae praesidio collocato captiuisque secum abductis Albam repetunt, mulieribus, quae eo plurimae confugerant, memorabili praefecti continentia absque ulla pudicitiae iactura emissis.</text:p>
          </table:table-cell>
          <table:table-cell office:value-type="string" calcext:value-type="string">
            <text:p>urn:cts:croala:tubero.commentarii.croala-loci:body1.div4.div4.p3.s5.placeName7</text:p>
          </table:table-cell>
          <table:table-cell office:value-type="string" calcext:value-type="string">
            <text:p>urn:cite:croala:loci.142624</text:p>
          </table:table-cell>
          <table:table-cell office:value-type="string" calcext:value-type="string">
            <text:p>urn:cite:croala:loci.ana.142624</text:p>
          </table:table-cell>
          <table:table-cell table:number-columns-repeated="1017"/>
        </table:table-row>
        <table:table-row table:style-name="ro5">
          <table:table-cell office:value-type="float" office:value="145404" calcext:value-type="float">
            <text:p>145404</text:p>
          </table:table-cell>
          <table:table-cell office:value-type="string" calcext:value-type="string">
            <text:p>Albam</text:p>
          </table:table-cell>
          <table:table-cell office:value-type="string" calcext:value-type="string">
            <text:p>estlocus1</text:p>
          </table:table-cell>
          <table:table-cell office:value-type="string" calcext:value-type="string">
            <text:p>Itaque quosdam interficiunt, nonnullos uiuos capiunt, reliquos fugientes Albam usque persequuntur.</text:p>
          </table:table-cell>
          <table:table-cell office:value-type="string" calcext:value-type="string">
            <text:p>urn:cts:croala:tubero.commentarii.croala-loci:body1.div4.div5.p4.s3.placeName9</text:p>
          </table:table-cell>
          <table:table-cell office:value-type="string" calcext:value-type="string">
            <text:p>urn:cite:croala:loci.145404</text:p>
          </table:table-cell>
          <table:table-cell office:value-type="string" calcext:value-type="string">
            <text:p>urn:cite:croala:loci.ana.145404</text:p>
          </table:table-cell>
          <table:table-cell table:number-columns-repeated="1017"/>
        </table:table-row>
        <table:table-row table:style-name="ro1">
          <table:table-cell office:value-type="float" office:value="146245" calcext:value-type="float">
            <text:p>146245</text:p>
          </table:table-cell>
          <table:table-cell office:value-type="string" calcext:value-type="string">
            <text:p>Albam</text:p>
          </table:table-cell>
          <table:table-cell office:value-type="string" calcext:value-type="string">
            <text:p>estlocus1</text:p>
          </table:table-cell>
          <table:table-cell office:value-type="string" calcext:value-type="string">
            <text:p>Vladislaus Albam obsidet; Cinisius Vasonem recipit.</text:p>
          </table:table-cell>
          <table:table-cell office:value-type="string" calcext:value-type="string">
            <text:p>urn:cts:croala:tubero.commentarii.croala-loci:body1.div4.div6.argument1.p1.s1.placeName2</text:p>
          </table:table-cell>
          <table:table-cell office:value-type="string" calcext:value-type="string">
            <text:p>urn:cite:croala:loci.146245</text:p>
          </table:table-cell>
          <table:table-cell office:value-type="string" calcext:value-type="string">
            <text:p>urn:cite:croala:loci.ana.146245</text:p>
          </table:table-cell>
          <table:table-cell table:number-columns-repeated="1017"/>
        </table:table-row>
        <table:table-row table:style-name="ro5">
          <table:table-cell office:value-type="float" office:value="146323" calcext:value-type="float">
            <text:p>146323</text:p>
          </table:table-cell>
          <table:table-cell office:value-type="string" calcext:value-type="string">
            <text:p>Albam</text:p>
          </table:table-cell>
          <table:table-cell office:value-type="string" calcext:value-type="string">
            <text:p>estlocus2</text:p>
          </table:table-cell>
          <table:table-cell office:value-type="string" calcext:value-type="string">
            <text:p>Iam uere appetente rex uniuersae nobilitati edicit uti se Albam Regiam oppugnaturum omnes sequantur.</text:p>
          </table:table-cell>
          <table:table-cell office:value-type="string" calcext:value-type="string">
            <text:p>urn:cts:croala:tubero.commentarii.croala-loci:body1.div4.div6.p1.s1.placeName10</text:p>
          </table:table-cell>
          <table:table-cell office:value-type="string" calcext:value-type="string">
            <text:p>urn:cite:croala:loci.146323</text:p>
          </table:table-cell>
          <table:table-cell office:value-type="string" calcext:value-type="string">
            <text:p>urn:cite:croala:loci.ana.146323</text:p>
          </table:table-cell>
          <table:table-cell table:number-columns-repeated="1017"/>
        </table:table-row>
        <table:table-row table:style-name="ro6">
          <table:table-cell office:value-type="float" office:value="146877" calcext:value-type="float">
            <text:p>146877</text:p>
          </table:table-cell>
          <table:table-cell office:value-type="string" calcext:value-type="string">
            <text:p>Albam</text:p>
          </table:table-cell>
          <table:table-cell office:value-type="string" calcext:value-type="string">
            <text:p>estlocus1</text:p>
          </table:table-cell>
          <table:table-cell office:value-type="string" calcext:value-type="string">
            <text:p>Itaque rex cum magnam Boemorum ac Hungarorum manum contraxisset, aduocato senatus Hungarici concilio cum eo deliberauit, an Viannam iret oppugnatum, prius quam copias ad Albam admoueret, non quod id sentiret, aut quicquam tale animo concoepisset ― nam satis desidem ac inglorium regem semper egit ― sed quia, quum exploratum haberet Hungaros id fieri non permissuros, ad maiestatem regiam tuendam spectare putabat citra secordiae suae notam fama uulgari neque suam neque Hungarorum uirtutem cum magni nominis rege Matthia Coruino esse extinctam, nec se in regnum duntaxat tanti regis, uerum in gloriam quoque successisse.</text:p>
          </table:table-cell>
          <table:table-cell office:value-type="string" calcext:value-type="string">
            <text:p>urn:cts:croala:tubero.commentarii.croala-loci:body1.div4.div6.p2.s1.placeName25</text:p>
          </table:table-cell>
          <table:table-cell office:value-type="string" calcext:value-type="string">
            <text:p>urn:cite:croala:loci.146877</text:p>
          </table:table-cell>
          <table:table-cell office:value-type="string" calcext:value-type="string">
            <text:p>urn:cite:croala:loci.ana.146877</text:p>
          </table:table-cell>
          <table:table-cell table:number-columns-repeated="1017"/>
        </table:table-row>
        <table:table-row table:style-name="ro1">
          <table:table-cell office:value-type="float" office:value="147659" calcext:value-type="float">
            <text:p>147659</text:p>
          </table:table-cell>
          <table:table-cell office:value-type="string" calcext:value-type="string">
            <text:p>Albam</text:p>
          </table:table-cell>
          <table:table-cell office:value-type="string" calcext:value-type="string">
            <text:p>estlocus2</text:p>
          </table:table-cell>
          <table:table-cell office:value-type="string" calcext:value-type="string">
            <text:p>Igitur Vuladislauus Albam Regiam cum exercitu profectus castra ad teli iactum ab urbe ponit.</text:p>
          </table:table-cell>
          <table:table-cell office:value-type="string" calcext:value-type="string">
            <text:p>urn:cts:croala:tubero.commentarii.croala-loci:body1.div4.div6.p4.s1.placeName3</text:p>
          </table:table-cell>
          <table:table-cell office:value-type="string" calcext:value-type="string">
            <text:p>urn:cite:croala:loci.147659</text:p>
          </table:table-cell>
          <table:table-cell office:value-type="string" calcext:value-type="string">
            <text:p>urn:cite:croala:loci.ana.147659</text:p>
          </table:table-cell>
          <table:table-cell table:number-columns-repeated="1017"/>
        </table:table-row>
        <table:table-row table:style-name="ro3">
          <table:table-cell office:value-type="float" office:value="152164" calcext:value-type="float">
            <text:p>152164</text:p>
          </table:table-cell>
          <table:table-cell office:value-type="string" calcext:value-type="string">
            <text:p>Albam</text:p>
          </table:table-cell>
          <table:table-cell office:value-type="string" calcext:value-type="string">
            <text:p>estlocus1</text:p>
          </table:table-cell>
          <table:table-cell office:value-type="string" calcext:value-type="string">
            <text:p>Itaque Alemanus animaduertens Hungaros hinc sua ipsorum discordia, hinc Polonis instantibus confusos animis, et ob id neque suas neque hostium uires satis perpendentes, ac si aut Albam aduersus uim Hungaricam retinuisset, aut aliquando acie Hungaros, fugacissimus ducum, superasset, tantum uanae fiduciae ac spiritus sibi sumpsit, ut has tandem pacis ferre conditiones non dubitaret.</text:p>
          </table:table-cell>
          <table:table-cell office:value-type="string" calcext:value-type="string">
            <text:p>urn:cts:croala:tubero.commentarii.croala-loci:body1.div4.div8.p1.s1.placeName27</text:p>
          </table:table-cell>
          <table:table-cell office:value-type="string" calcext:value-type="string">
            <text:p>urn:cite:croala:loci.152164</text:p>
          </table:table-cell>
          <table:table-cell office:value-type="string" calcext:value-type="string">
            <text:p>urn:cite:croala:loci.ana.152164</text:p>
          </table:table-cell>
          <table:table-cell table:number-columns-repeated="1017"/>
        </table:table-row>
        <table:table-row table:style-name="ro2">
          <table:table-cell office:value-type="float" office:value="259441" calcext:value-type="float">
            <text:p>259441</text:p>
          </table:table-cell>
          <table:table-cell office:value-type="string" calcext:value-type="string">
            <text:p>Albam</text:p>
          </table:table-cell>
          <table:table-cell office:value-type="string" calcext:value-type="string">
            <text:p>estlocus2</text:p>
          </table:table-cell>
          <table:table-cell office:value-type="string" calcext:value-type="string">
            <text:p>Bis tantum cum hoste per se acie conflixit: semel cum Hungaris, a quibus haud mediocri caede apud Taurunum oppidum in confluentibus Saui et Danubii situm, nunc Nander Albam incolae nuncupant, est repulsus.</text:p>
          </table:table-cell>
          <table:table-cell office:value-type="string" calcext:value-type="string">
            <text:p>urn:cts:croala:tubero.commentarii.croala-loci:body1.div6.div12.p10.s1.placeName28</text:p>
          </table:table-cell>
          <table:table-cell office:value-type="string" calcext:value-type="string">
            <text:p>urn:cite:croala:loci.259441</text:p>
          </table:table-cell>
          <table:table-cell office:value-type="string" calcext:value-type="string">
            <text:p>urn:cite:croala:loci.ana.259441</text:p>
          </table:table-cell>
          <table:table-cell table:number-columns-repeated="1017"/>
        </table:table-row>
        <table:table-row table:style-name="ro6">
          <table:table-cell office:value-type="float" office:value="130337" calcext:value-type="float">
            <text:p>130337</text:p>
          </table:table-cell>
          <table:table-cell office:value-type="string" calcext:value-type="string">
            <text:p>Alemaniam</text:p>
          </table:table-cell>
          <table:table-cell office:value-type="string" calcext:value-type="string">
            <text:p>estlocus1</text:p>
          </table:table-cell>
          <table:table-cell office:value-type="string" calcext:value-type="string">
            <text:p>Quin etiam existimauit haud irritandos esse longiore mora animos Hungarorum, nec diutius in terra bellicosissimi hostis agendum, ne aut Hungari temporis, ut fit, spatio recoeptis animis ac uiribus consilium pugnandi inirent, comissoque praelio res Alemanica in dubium deuocaretur, aut Vuladislauus interim cum Boemorum copiis, cuius iam aduentus appropinquare putabatur, a reditu eum in Alemaniam intercluderet, gloriamque ex insperato ac magis aduersariorum discordia quam sua uirtute partam uel omnino euerteret, uel sese in magnum coniceret discrimen.</text:p>
          </table:table-cell>
          <table:table-cell office:value-type="string" calcext:value-type="string">
            <text:p>urn:cts:croala:tubero.commentarii.croala-loci:body1.div3.div9.p2.s2.placeName54</text:p>
          </table:table-cell>
          <table:table-cell office:value-type="string" calcext:value-type="string">
            <text:p>urn:cite:croala:loci.130337</text:p>
          </table:table-cell>
          <table:table-cell office:value-type="string" calcext:value-type="string">
            <text:p>urn:cite:croala:loci.ana.130337</text:p>
          </table:table-cell>
          <table:table-cell table:number-columns-repeated="1017"/>
        </table:table-row>
        <table:table-row table:style-name="ro2">
          <table:table-cell office:value-type="float" office:value="393223" calcext:value-type="float">
            <text:p>393223</text:p>
          </table:table-cell>
          <table:table-cell office:value-type="string" calcext:value-type="string">
            <text:p>Alemaniam</text:p>
          </table:table-cell>
          <table:table-cell office:value-type="string" calcext:value-type="string">
            <text:p>estlocus2</text:p>
          </table:table-cell>
          <table:table-cell office:value-type="string" calcext:value-type="string">
            <text:p>Maximilianus satis intelligens se suis artibus a Venetis peti, cum paucis equitibus e Tridento in Ulteriorem Alemaniam, relictis ibi castris, proficiscitur, quo maioribus copiis coactis rediret, Venetosque indicto bello urgeret.</text:p>
          </table:table-cell>
          <table:table-cell office:value-type="string" calcext:value-type="string">
            <text:p>urn:cts:croala:tubero.commentarii.croala-loci:body1.div8.div17.p6.s2.placeName17</text:p>
          </table:table-cell>
          <table:table-cell office:value-type="string" calcext:value-type="string">
            <text:p>urn:cite:croala:loci.393223</text:p>
          </table:table-cell>
          <table:table-cell office:value-type="string" calcext:value-type="string">
            <text:p>urn:cite:croala:loci.ana.393223</text:p>
          </table:table-cell>
          <table:table-cell table:number-columns-repeated="1017"/>
        </table:table-row>
        <table:table-row table:style-name="ro2">
          <table:table-cell office:value-type="float" office:value="411664" calcext:value-type="float">
            <text:p>411664</text:p>
          </table:table-cell>
          <table:table-cell office:value-type="string" calcext:value-type="string">
            <text:p>Alemaniam</text:p>
          </table:table-cell>
          <table:table-cell office:value-type="string" calcext:value-type="string">
            <text:p>estlocus1</text:p>
          </table:table-cell>
          <table:table-cell office:value-type="string" calcext:value-type="string">
            <text:p>Itaque Maximilianus, quum duos menses oppugnanda urbe frustra absumpsisset ― nihil enim dignum dictu egit ― dato documento nomen caesareum sine uiribus inane esse, a militibus inopia stipendii pene desertus in Alemaniam est reuersus.</text:p>
          </table:table-cell>
          <table:table-cell office:value-type="string" calcext:value-type="string">
            <text:p>urn:cts:croala:tubero.commentarii.croala-loci:body1.div9.div4.p6.s4.placeName30</text:p>
          </table:table-cell>
          <table:table-cell office:value-type="string" calcext:value-type="string">
            <text:p>urn:cite:croala:loci.411664</text:p>
          </table:table-cell>
          <table:table-cell office:value-type="string" calcext:value-type="string">
            <text:p>urn:cite:croala:loci.ana.411664</text:p>
          </table:table-cell>
          <table:table-cell table:number-columns-repeated="1017"/>
        </table:table-row>
        <table:table-row table:style-name="ro3">
          <table:table-cell office:value-type="float" office:value="137478" calcext:value-type="float">
            <text:p>137478</text:p>
          </table:table-cell>
          <table:table-cell office:value-type="string" calcext:value-type="string">
            <text:p>Asiam</text:p>
          </table:table-cell>
          <table:table-cell office:value-type="string" calcext:value-type="string">
            <text:p>estlocus1</text:p>
          </table:table-cell>
          <table:table-cell office:value-type="string" calcext:value-type="string">
            <text:p>Quae quidem gens uastatis multis Asiae regionibus tandem partim in Asiam non procul a patriis sedibus consedit, partim transmisso Tanaide in Sauromatas Europeos, qua hi Maeotidem paludem attingunt, peruenit, atque concedentibus accolis in Cheronesso Taurica et caeteris maritimis oris, quae inter Tyram et Tanaim late patent, sedes posuit, atque cum finitimis agros Christianorum incursando continenter bellum gerit, natiuae haud oblita feritatis.</text:p>
          </table:table-cell>
          <table:table-cell office:value-type="string" calcext:value-type="string">
            <text:p>urn:cts:croala:tubero.commentarii.croala-loci:body1.div4.div2.p3.s3.placeName11</text:p>
          </table:table-cell>
          <table:table-cell office:value-type="string" calcext:value-type="string">
            <text:p>urn:cite:croala:loci.137478</text:p>
          </table:table-cell>
          <table:table-cell office:value-type="string" calcext:value-type="string">
            <text:p>urn:cite:croala:loci.ana.137478</text:p>
          </table:table-cell>
          <table:table-cell table:number-columns-repeated="1017"/>
        </table:table-row>
        <table:table-row table:style-name="ro4">
          <table:table-cell office:value-type="float" office:value="245904" calcext:value-type="float">
            <text:p>245904</text:p>
          </table:table-cell>
          <table:table-cell office:value-type="string" calcext:value-type="string">
            <text:p>Asiam</text:p>
          </table:table-cell>
          <table:table-cell office:value-type="string" calcext:value-type="string">
            <text:p>estlocus1</text:p>
          </table:table-cell>
          <table:table-cell office:value-type="string" calcext:value-type="string">
            <text:p>Qui quidem animaduertens Asiam intestino bello ardere, nec quemquam unum ex Turcaicis principibus esse, qui publicae rei studeret, collecta clientum pastorumque ac agricultorum manu, coepit in uicinum agrum impetum facere, atque hostilem in modum praedas agere, suisque capta liberaliter diuidere.</text:p>
          </table:table-cell>
          <table:table-cell office:value-type="string" calcext:value-type="string">
            <text:p>urn:cts:croala:tubero.commentarii.croala-loci:body1.div6.div9.p3.s2.placeName4</text:p>
          </table:table-cell>
          <table:table-cell office:value-type="string" calcext:value-type="string">
            <text:p>urn:cite:croala:loci.245904</text:p>
          </table:table-cell>
          <table:table-cell office:value-type="string" calcext:value-type="string">
            <text:p>urn:cite:croala:loci.ana.245904</text:p>
          </table:table-cell>
          <table:table-cell table:number-columns-repeated="1017"/>
        </table:table-row>
        <table:table-row table:style-name="ro1">
          <table:table-cell office:value-type="float" office:value="249825" calcext:value-type="float">
            <text:p>249825</text:p>
          </table:table-cell>
          <table:table-cell office:value-type="string" calcext:value-type="string">
            <text:p>Asiam</text:p>
          </table:table-cell>
          <table:table-cell office:value-type="string" calcext:value-type="string">
            <text:p>estlocus1</text:p>
          </table:table-cell>
          <table:table-cell office:value-type="string" calcext:value-type="string">
            <text:p>Quam sane urbem in Cherroneso sitam ubi operibus ac praesidio muniuit, in Asiam se recepit.</text:p>
          </table:table-cell>
          <table:table-cell office:value-type="string" calcext:value-type="string">
            <text:p>urn:cts:croala:tubero.commentarii.croala-loci:body1.div6.div10.p5.s4.placeName13</text:p>
          </table:table-cell>
          <table:table-cell office:value-type="string" calcext:value-type="string">
            <text:p>urn:cite:croala:loci.249825</text:p>
          </table:table-cell>
          <table:table-cell office:value-type="string" calcext:value-type="string">
            <text:p>urn:cite:croala:loci.ana.249825</text:p>
          </table:table-cell>
          <table:table-cell table:number-columns-repeated="1017"/>
        </table:table-row>
        <table:table-row table:style-name="ro5">
          <table:table-cell office:value-type="float" office:value="250126" calcext:value-type="float">
            <text:p>250126</text:p>
          </table:table-cell>
          <table:table-cell office:value-type="string" calcext:value-type="string">
            <text:p>Asiam</text:p>
          </table:table-cell>
          <table:table-cell office:value-type="string" calcext:value-type="string">
            <text:p>estlocus2</text:p>
          </table:table-cell>
          <table:table-cell office:value-type="string" calcext:value-type="string">
            <text:p>Hic dum Mysiam ius dicendo peragraret, nuntiatur ei Thataros duce Thamerlano in Minorem Asiam impetum fecisse, iamque ab illis Iconium obsideri.</text:p>
          </table:table-cell>
          <table:table-cell office:value-type="string" calcext:value-type="string">
            <text:p>urn:cts:croala:tubero.commentarii.croala-loci:body1.div6.div11.p1.s2.placeName14</text:p>
          </table:table-cell>
          <table:table-cell office:value-type="string" calcext:value-type="string">
            <text:p>urn:cite:croala:loci.250126</text:p>
          </table:table-cell>
          <table:table-cell office:value-type="string" calcext:value-type="string">
            <text:p>urn:cite:croala:loci.ana.250126</text:p>
          </table:table-cell>
          <table:table-cell table:number-columns-repeated="1017"/>
        </table:table-row>
        <table:table-row table:style-name="ro3">
          <table:table-cell office:value-type="float" office:value="250217" calcext:value-type="float">
            <text:p>250217</text:p>
          </table:table-cell>
          <table:table-cell office:value-type="string" calcext:value-type="string">
            <text:p>Asiam</text:p>
          </table:table-cell>
          <table:table-cell office:value-type="string" calcext:value-type="string">
            <text:p>estlocus2</text:p>
          </table:table-cell>
          <table:table-cell office:value-type="string" calcext:value-type="string">
            <text:p>Porro Thamerlanus, priscos Turcarum reges longa cognatione attingens, Minorem Asiam iure cognationis uendicare uidebatur, nulla sane Molii Huncharii ultimi, ut dictum est, priscorum Turcarum regis sobole extante, nec pati poterat Othomani, pastoris quondam, progeniem regnum Hunchariae familiae debitum obtinere, eo magis, quia non desunt, qui affirment Molium fraude praefectorum, et imprimis Othomani, ueneno necatum esse.</text:p>
          </table:table-cell>
          <table:table-cell office:value-type="string" calcext:value-type="string">
            <text:p>urn:cts:croala:tubero.commentarii.croala-loci:body1.div6.div11.p1.s3.placeName10</text:p>
          </table:table-cell>
          <table:table-cell office:value-type="string" calcext:value-type="string">
            <text:p>urn:cite:croala:loci.250217</text:p>
          </table:table-cell>
          <table:table-cell office:value-type="string" calcext:value-type="string">
            <text:p>urn:cite:croala:loci.ana.250217</text:p>
          </table:table-cell>
          <table:table-cell table:number-columns-repeated="1017"/>
        </table:table-row>
        <table:table-row table:style-name="ro5">
          <table:table-cell office:value-type="float" office:value="250780" calcext:value-type="float">
            <text:p>250780</text:p>
          </table:table-cell>
          <table:table-cell office:value-type="string" calcext:value-type="string">
            <text:p>Asiam</text:p>
          </table:table-cell>
          <table:table-cell office:value-type="string" calcext:value-type="string">
            <text:p>estlocus2</text:p>
          </table:table-cell>
          <table:table-cell office:value-type="string" calcext:value-type="string">
            <text:p>Non ita multo post Thatarus seditione domestica in patriam reuocatus Minorem Asiam reliquit, Turcisque huius discessu libertas restituta est.</text:p>
          </table:table-cell>
          <table:table-cell office:value-type="string" calcext:value-type="string">
            <text:p>urn:cts:croala:tubero.commentarii.croala-loci:body1.div6.div11.p2.s1.placeName12</text:p>
          </table:table-cell>
          <table:table-cell office:value-type="string" calcext:value-type="string">
            <text:p>urn:cite:croala:loci.250780</text:p>
          </table:table-cell>
          <table:table-cell office:value-type="string" calcext:value-type="string">
            <text:p>urn:cite:croala:loci.ana.250780</text:p>
          </table:table-cell>
          <table:table-cell table:number-columns-repeated="1017"/>
        </table:table-row>
        <table:table-row table:style-name="ro1">
          <table:table-cell office:value-type="float" office:value="258679" calcext:value-type="float">
            <text:p>258679</text:p>
          </table:table-cell>
          <table:table-cell office:value-type="string" calcext:value-type="string">
            <text:p>Asiam</text:p>
          </table:table-cell>
          <table:table-cell office:value-type="string" calcext:value-type="string">
            <text:p>estlocus2</text:p>
          </table:table-cell>
          <table:table-cell office:value-type="string" calcext:value-type="string">
            <text:p>Vniuersam praeterea Mehmethes Minorem Asiam, cum tota fere Euxini maris ora armis domuit.</text:p>
          </table:table-cell>
          <table:table-cell office:value-type="string" calcext:value-type="string">
            <text:p>urn:cts:croala:tubero.commentarii.croala-loci:body1.div6.div12.p8.s1.placeName5</text:p>
          </table:table-cell>
          <table:table-cell office:value-type="string" calcext:value-type="string">
            <text:p>urn:cite:croala:loci.258679</text:p>
          </table:table-cell>
          <table:table-cell office:value-type="string" calcext:value-type="string">
            <text:p>urn:cite:croala:loci.ana.258679</text:p>
          </table:table-cell>
          <table:table-cell table:number-columns-repeated="1017"/>
        </table:table-row>
        <table:table-row table:style-name="ro4">
          <table:table-cell office:value-type="float" office:value="427076" calcext:value-type="float">
            <text:p>427076</text:p>
          </table:table-cell>
          <table:table-cell office:value-type="string" calcext:value-type="string">
            <text:p>Asiam</text:p>
          </table:table-cell>
          <table:table-cell office:value-type="string" calcext:value-type="string">
            <text:p>estlocus1</text:p>
          </table:table-cell>
          <table:table-cell office:value-type="string" calcext:value-type="string">
            <text:p>Caeterum quo sine tumultu ex Amyso Constantinopolim Achimathes deduci posset, praetextu Sophiacae expeditionis mittitur in Asiam cum parte regii exercitus Halis quidam ex regiis purpuratis, regi designato ad Sangarium amnem ― ita enim inter ipsos conuenerat ― occursurus.</text:p>
          </table:table-cell>
          <table:table-cell office:value-type="string" calcext:value-type="string">
            <text:p>urn:cts:croala:tubero.commentarii.croala-loci:body1.div9.div9.p3.s2.placeName16</text:p>
          </table:table-cell>
          <table:table-cell office:value-type="string" calcext:value-type="string">
            <text:p>urn:cite:croala:loci.427076</text:p>
          </table:table-cell>
          <table:table-cell office:value-type="string" calcext:value-type="string">
            <text:p>urn:cite:croala:loci.ana.427076</text:p>
          </table:table-cell>
          <table:table-cell table:number-columns-repeated="1017"/>
        </table:table-row>
        <table:table-row table:style-name="ro3">
          <table:table-cell office:value-type="float" office:value="429527" calcext:value-type="float">
            <text:p>429527</text:p>
          </table:table-cell>
          <table:table-cell office:value-type="string" calcext:value-type="string">
            <text:p>Asiam</text:p>
          </table:table-cell>
          <table:table-cell office:value-type="string" calcext:value-type="string">
            <text:p>estlocus1</text:p>
          </table:table-cell>
          <table:table-cell office:value-type="string" calcext:value-type="string">
            <text:p>Hic est autem ille Bazethis filius Corcuthes, qui admodum puer a Mehmethe auo in Asiam proficiscente Constantinopoli relictus, auoque paucis post diebus in Bythinia extincto, quoad Bazethes pater eius ex Galatia, quam uictui suo attributam tenuerat, Constantinopolim accederet, in sede regia a paternis amicis collocatus, ea conditione, ut fama est, patri sedem ipsam regiam concesserat, ut illi ipse in regnum succederet.</text:p>
          </table:table-cell>
          <table:table-cell office:value-type="string" calcext:value-type="string">
            <text:p>urn:cts:croala:tubero.commentarii.croala-loci:body1.div9.div10.p1.s1.placeName15</text:p>
          </table:table-cell>
          <table:table-cell office:value-type="string" calcext:value-type="string">
            <text:p>urn:cite:croala:loci.429527</text:p>
          </table:table-cell>
          <table:table-cell office:value-type="string" calcext:value-type="string">
            <text:p>urn:cite:croala:loci.ana.429527</text:p>
          </table:table-cell>
          <table:table-cell table:number-columns-repeated="1017"/>
        </table:table-row>
        <table:table-row table:style-name="ro6">
          <table:table-cell office:value-type="float" office:value="451831" calcext:value-type="float">
            <text:p>451831</text:p>
          </table:table-cell>
          <table:table-cell office:value-type="string" calcext:value-type="string">
            <text:p>Asiam</text:p>
          </table:table-cell>
          <table:table-cell office:value-type="string" calcext:value-type="string">
            <text:p>estlocus1</text:p>
          </table:table-cell>
          <table:table-cell office:value-type="string" calcext:value-type="string">
            <text:p>Conuocatis in aedes, quas omnes pariter incolebant, tribunis ac centurionibus, iubent eos et ipsos idem sentientes Bazethem adire, ac tumultuosius ab illo petere sibi Selynem ducem daret, quocum aduersus Achimathem in Asiam transportati eius conatus reprimerent, ne ille uiuo parente de regno per nefas ambigat; se enim non passuros pro sua in Bazethem pietate quemquam regulorum, antequam ille uita excedat, pro regis successore haberi, nec propterea se ad obliuionem sacramenti procedere, quandoquidem non regem, sed ducem sibi dari postulent, ut est Turcaici moris malum animum mitiore uoce plerunque tegere.</text:p>
          </table:table-cell>
          <table:table-cell office:value-type="string" calcext:value-type="string">
            <text:p>urn:cts:croala:tubero.commentarii.croala-loci:body1.div9.div15.p3.s2.placeName32</text:p>
          </table:table-cell>
          <table:table-cell office:value-type="string" calcext:value-type="string">
            <text:p>urn:cite:croala:loci.451831</text:p>
          </table:table-cell>
          <table:table-cell office:value-type="string" calcext:value-type="string">
            <text:p>urn:cite:croala:loci.ana.451831</text:p>
          </table:table-cell>
          <table:table-cell table:number-columns-repeated="1017"/>
        </table:table-row>
        <table:table-row table:style-name="ro4">
          <table:table-cell office:value-type="float" office:value="454277" calcext:value-type="float">
            <text:p>454277</text:p>
          </table:table-cell>
          <table:table-cell office:value-type="string" calcext:value-type="string">
            <text:p>Asiam</text:p>
          </table:table-cell>
          <table:table-cell office:value-type="string" calcext:value-type="string">
            <text:p>estlocus1</text:p>
          </table:table-cell>
          <table:table-cell office:value-type="string" calcext:value-type="string">
            <text:p>Sane supra docuimus Corguthem, si quid iuris ea res in regni successione acquirenda sibi comparare potuit, ab auo Mechmethe in Asiam proficiscente Constantinopoli relictum fuisse, auoque ibi extincto locum regium tenuisse, quoad pater Bazethes ex Amasya Constantinopolim accessit.</text:p>
          </table:table-cell>
          <table:table-cell office:value-type="string" calcext:value-type="string">
            <text:p>urn:cts:croala:tubero.commentarii.croala-loci:body1.div9.div16.p1.s2.placeName21</text:p>
          </table:table-cell>
          <table:table-cell office:value-type="string" calcext:value-type="string">
            <text:p>urn:cite:croala:loci.454277</text:p>
          </table:table-cell>
          <table:table-cell office:value-type="string" calcext:value-type="string">
            <text:p>urn:cite:croala:loci.ana.454277</text:p>
          </table:table-cell>
          <table:table-cell table:number-columns-repeated="1017"/>
        </table:table-row>
        <table:table-row table:style-name="ro2">
          <table:table-cell office:value-type="float" office:value="456754" calcext:value-type="float">
            <text:p>456754</text:p>
          </table:table-cell>
          <table:table-cell office:value-type="string" calcext:value-type="string">
            <text:p>Asiam</text:p>
          </table:table-cell>
          <table:table-cell office:value-type="string" calcext:value-type="string">
            <text:p>estlocus1</text:p>
          </table:table-cell>
          <table:table-cell office:value-type="string" calcext:value-type="string">
            <text:p>Selynes in Asiam contra Achmetem fratrem properat; exercitum hoste non inuento Prusam in hyberna reducit; milites in hostico relicti fratris insidiis caeduntur; Mustapha Macedo perfidiae suae poenas soluit.</text:p>
          </table:table-cell>
          <table:table-cell office:value-type="string" calcext:value-type="string">
            <text:p>urn:cts:croala:tubero.commentarii.croala-loci:body1.div9.div17.argument1.p1.s1.placeName3</text:p>
          </table:table-cell>
          <table:table-cell office:value-type="string" calcext:value-type="string">
            <text:p>urn:cite:croala:loci.456754</text:p>
          </table:table-cell>
          <table:table-cell office:value-type="string" calcext:value-type="string">
            <text:p>urn:cite:croala:loci.ana.456754</text:p>
          </table:table-cell>
          <table:table-cell table:number-columns-repeated="1017"/>
        </table:table-row>
        <table:table-row table:style-name="ro5">
          <table:table-cell office:value-type="float" office:value="457300" calcext:value-type="float">
            <text:p>457300</text:p>
          </table:table-cell>
          <table:table-cell office:value-type="string" calcext:value-type="string">
            <text:p>Asiam</text:p>
          </table:table-cell>
          <table:table-cell office:value-type="string" calcext:value-type="string">
            <text:p>estlocus1</text:p>
          </table:table-cell>
          <table:table-cell office:value-type="string" calcext:value-type="string">
            <text:p>Dimisso Corghute bellum cum Achimate gesturus omnes Europaeos praefectos, qui Turcaico imperio parebant, in Asiam contendere imperat.</text:p>
          </table:table-cell>
          <table:table-cell office:value-type="string" calcext:value-type="string">
            <text:p>urn:cts:croala:tubero.commentarii.croala-loci:body1.div9.div17.p1.s2.placeName15</text:p>
          </table:table-cell>
          <table:table-cell office:value-type="string" calcext:value-type="string">
            <text:p>urn:cite:croala:loci.457300</text:p>
          </table:table-cell>
          <table:table-cell office:value-type="string" calcext:value-type="string">
            <text:p>urn:cite:croala:loci.ana.457300</text:p>
          </table:table-cell>
          <table:table-cell table:number-columns-repeated="1017"/>
        </table:table-row>
        <table:table-row table:style-name="ro5">
          <table:table-cell office:value-type="float" office:value="457771" calcext:value-type="float">
            <text:p>457771</text:p>
          </table:table-cell>
          <table:table-cell office:value-type="string" calcext:value-type="string">
            <text:p>Asiam</text:p>
          </table:table-cell>
          <table:table-cell office:value-type="string" calcext:value-type="string">
            <text:p>estlocus1</text:p>
          </table:table-cell>
          <table:table-cell office:value-type="string" calcext:value-type="string">
            <text:p>Itaque cum Europaeis copiis in Asiam confestim transgressus magnis itineribus in Bythiniam proficiscitur.</text:p>
          </table:table-cell>
          <table:table-cell office:value-type="string" calcext:value-type="string">
            <text:p>urn:cts:croala:tubero.commentarii.croala-loci:body1.div9.div17.p1.s5.placeName6</text:p>
          </table:table-cell>
          <table:table-cell office:value-type="string" calcext:value-type="string">
            <text:p>urn:cite:croala:loci.457771</text:p>
          </table:table-cell>
          <table:table-cell office:value-type="string" calcext:value-type="string">
            <text:p>urn:cite:croala:loci.ana.457771</text:p>
          </table:table-cell>
          <table:table-cell table:number-columns-repeated="1017"/>
        </table:table-row>
        <table:table-row table:style-name="ro3">
          <table:table-cell office:value-type="float" office:value="497717" calcext:value-type="float">
            <text:p>497717</text:p>
          </table:table-cell>
          <table:table-cell office:value-type="string" calcext:value-type="string">
            <text:p>Asiam</text:p>
          </table:table-cell>
          <table:table-cell office:value-type="string" calcext:value-type="string">
            <text:p>estlocus2</text:p>
          </table:table-cell>
          <table:table-cell office:value-type="string" calcext:value-type="string">
            <text:p>Ismahel, quum sese crederet ueram illorum regum progeniem, qui septingentos ab hinc annos ex ultimis Scythiae Asiaticae oris profecti in Maiore Armenia sedes posuissent, totamque Minorem Asiam imperio obtinuissent, aegre ferebat Othomani stirpem Asiae dominari, quandoquidem Othomanus ex pastore satelles proximi regis Asiae fuerit, a quo ipse Ismahel originem duceret.</text:p>
          </table:table-cell>
          <table:table-cell office:value-type="string" calcext:value-type="string">
            <text:p>urn:cts:croala:tubero.commentarii.croala-loci:body1.div10.div8.p1.s3.placeName27</text:p>
          </table:table-cell>
          <table:table-cell office:value-type="string" calcext:value-type="string">
            <text:p>urn:cite:croala:loci.497717</text:p>
          </table:table-cell>
          <table:table-cell office:value-type="string" calcext:value-type="string">
            <text:p>urn:cite:croala:loci.ana.497717</text:p>
          </table:table-cell>
          <table:table-cell table:number-columns-repeated="1017"/>
        </table:table-row>
        <table:table-row table:style-name="ro2">
          <table:table-cell office:value-type="float" office:value="500999" calcext:value-type="float">
            <text:p>500999</text:p>
          </table:table-cell>
          <table:table-cell office:value-type="string" calcext:value-type="string">
            <text:p>Asiam</text:p>
          </table:table-cell>
          <table:table-cell office:value-type="string" calcext:value-type="string">
            <text:p>estlocus4</text:p>
          </table:table-cell>
          <table:table-cell office:value-type="string" calcext:value-type="string">
            <text:p>Satis enim constat Asiam his gentibus Europaeis, quas modo commemorauimus, bello superatis ad Hungaros usque imperium protulisse, et iccirco credibile non esse Europam uictam Asia uictrice bello potiorem.</text:p>
          </table:table-cell>
          <table:table-cell office:value-type="string" calcext:value-type="string">
            <text:p>urn:cts:croala:tubero.commentarii.croala-loci:body1.div10.div9.quote1.p1.s4.placeName4</text:p>
          </table:table-cell>
          <table:table-cell office:value-type="string" calcext:value-type="string">
            <text:p>urn:cite:croala:loci.500999</text:p>
          </table:table-cell>
          <table:table-cell office:value-type="string" calcext:value-type="string">
            <text:p>urn:cite:croala:loci.ana.500999</text:p>
          </table:table-cell>
          <table:table-cell table:number-columns-repeated="1017"/>
        </table:table-row>
        <table:table-row table:style-name="ro1">
          <table:table-cell office:value-type="float" office:value="507966" calcext:value-type="float">
            <text:p>507966</text:p>
          </table:table-cell>
          <table:table-cell office:value-type="string" calcext:value-type="string">
            <text:p>Asiam</text:p>
          </table:table-cell>
          <table:table-cell office:value-type="string" calcext:value-type="string">
            <text:p>estlocus2</text:p>
          </table:table-cell>
          <table:table-cell office:value-type="string" calcext:value-type="string">
            <text:p>Quo ualido praesidio multisque tormentis firmato, in Minorem Asiam sese recipiunt.</text:p>
          </table:table-cell>
          <table:table-cell office:value-type="string" calcext:value-type="string">
            <text:p>urn:cts:croala:tubero.commentarii.croala-loci:body1.div10.div11.p2.s1.placeName9</text:p>
          </table:table-cell>
          <table:table-cell office:value-type="string" calcext:value-type="string">
            <text:p>urn:cite:croala:loci.507966</text:p>
          </table:table-cell>
          <table:table-cell office:value-type="string" calcext:value-type="string">
            <text:p>urn:cite:croala:loci.ana.507966</text:p>
          </table:table-cell>
          <table:table-cell table:number-columns-repeated="1017"/>
        </table:table-row>
        <table:table-row table:style-name="ro8">
          <table:table-cell office:value-type="float" office:value="536609" calcext:value-type="float">
            <text:p>536609</text:p>
          </table:table-cell>
          <table:table-cell office:value-type="string" calcext:value-type="string">
            <text:p>Asiam</text:p>
          </table:table-cell>
          <table:table-cell office:value-type="string" calcext:value-type="string">
            <text:p>estlocus1</text:p>
          </table:table-cell>
          <table:table-cell office:value-type="string" calcext:value-type="string">
            <text:p>Nam quum Rhodiorum iniurias ferre nequiret ― nempe omnes Turcaici imperii maritimas oras ac litora, totumque id mare, quod inter Asiam et Macedoniam late patet, ita nauibus suis infestabant, ut nulla fere Turcaica nauis frumento onusta Constantinopolim tuto peruenire, aut inde in alias regiones cum mercibus enauigare posset ― statuit eis bellum inferre, ratus quum suorum res ac fortunas sibi cure esse debere, tum non paruam dignitati et gloriae suae labem inustum iri, nisi tam infestae ac uicinae gentis excidio latrociniis mare liberaret.</text:p>
          </table:table-cell>
          <table:table-cell office:value-type="string" calcext:value-type="string">
            <text:p>urn:cts:croala:tubero.commentarii.croala-loci:body1.div10.div19.p2.s2.placeName20</text:p>
          </table:table-cell>
          <table:table-cell office:value-type="string" calcext:value-type="string">
            <text:p>urn:cite:croala:loci.536609</text:p>
          </table:table-cell>
          <table:table-cell office:value-type="string" calcext:value-type="string">
            <text:p>urn:cite:croala:loci.ana.536609</text:p>
          </table:table-cell>
          <table:table-cell table:number-columns-repeated="1017"/>
        </table:table-row>
        <table:table-row table:style-name="ro3">
          <table:table-cell office:value-type="float" office:value="545784" calcext:value-type="float">
            <text:p>545784</text:p>
          </table:table-cell>
          <table:table-cell office:value-type="string" calcext:value-type="string">
            <text:p>Asiam</text:p>
          </table:table-cell>
          <table:table-cell office:value-type="string" calcext:value-type="string">
            <text:p>estlocus1</text:p>
          </table:table-cell>
          <table:table-cell office:value-type="string" calcext:value-type="string">
            <text:p>Samandrienses Turcae a praesidiariis Taurunensibus felici strage repulsi; Salomon armis sibi gloriam parare nititur; exercitum contra Colchos in Asiam traiicit; cum Hungaris pacem renouare cupit; quam contemnentibus bellum minatur; deplorandus illius temporis Hungariae status; luxuria, inertia, discordia, aerarii inopia, et regis contemptus; Turca mendaci rumore suos ad hoc bellum exasperat.</text:p>
          </table:table-cell>
          <table:table-cell office:value-type="string" calcext:value-type="string">
            <text:p>urn:cts:croala:tubero.commentarii.croala-loci:body1.div11.div2.argument1.p1.s1.placeName19</text:p>
          </table:table-cell>
          <table:table-cell office:value-type="string" calcext:value-type="string">
            <text:p>urn:cite:croala:loci.545784</text:p>
          </table:table-cell>
          <table:table-cell office:value-type="string" calcext:value-type="string">
            <text:p>urn:cite:croala:loci.ana.545784</text:p>
          </table:table-cell>
          <table:table-cell table:number-columns-repeated="1017"/>
        </table:table-row>
        <table:table-row table:style-name="ro9">
          <table:table-cell office:value-type="float" office:value="546832" calcext:value-type="float">
            <text:p>546832</text:p>
          </table:table-cell>
          <table:table-cell office:value-type="string" calcext:value-type="string">
            <text:p>Asiam</text:p>
          </table:table-cell>
          <table:table-cell office:value-type="string" calcext:value-type="string">
            <text:p>estlocus1</text:p>
          </table:table-cell>
          <table:table-cell office:value-type="string" calcext:value-type="string">
            <text:p>Igitur quum in Asiam exercitum traicere, Colchis, quos Georgistanos aetas nostra appellat, arma illaturus cogitaret ― quippe Colchi, quum sint tam Turcaicis, quam Sophenorum finibus in Asia appositi, multo maiore studio in Sophenos, Turcarum hostes, quam in Turcas inclinant, credentes Othomanos superbe nimium, simul et auare uictis imperitare ― cum Hungaris foedus iisdem conditionibus renouandum missa, ut supra dictum est, legatione duxit, quibus pater Selynes pacem cum illis fecerat, ne Hungari interim Salomonis absentiam in consilio habentes aut aliquid Turcaici agri armis occuparent, aut incursionibus fines uexarent.</text:p>
          </table:table-cell>
          <table:table-cell office:value-type="string" calcext:value-type="string">
            <text:p>urn:cts:croala:tubero.commentarii.croala-loci:body1.div11.div2.p2.s3.placeName4</text:p>
          </table:table-cell>
          <table:table-cell office:value-type="string" calcext:value-type="string">
            <text:p>urn:cite:croala:loci.546832</text:p>
          </table:table-cell>
          <table:table-cell office:value-type="string" calcext:value-type="string">
            <text:p>urn:cite:croala:loci.ana.546832</text:p>
          </table:table-cell>
          <table:table-cell table:number-columns-repeated="1017"/>
        </table:table-row>
        <table:table-row table:style-name="ro5">
          <table:table-cell office:value-type="float" office:value="551822" calcext:value-type="float">
            <text:p>551822</text:p>
          </table:table-cell>
          <table:table-cell office:value-type="string" calcext:value-type="string">
            <text:p>Asiam</text:p>
          </table:table-cell>
          <table:table-cell office:value-type="string" calcext:value-type="string">
            <text:p>estlocus2</text:p>
          </table:table-cell>
          <table:table-cell office:value-type="string" calcext:value-type="string">
            <text:p>Orsi sunt a Mysia imperium nostri progenitores, iam totam Minorem Asiam, cum bona Maioris Armeniae parte tenemus.</text:p>
          </table:table-cell>
          <table:table-cell office:value-type="string" calcext:value-type="string">
            <text:p>urn:cts:croala:tubero.commentarii.croala-loci:body1.div11.div2.quote1.p1.s24.placeName11</text:p>
          </table:table-cell>
          <table:table-cell office:value-type="string" calcext:value-type="string">
            <text:p>urn:cite:croala:loci.551822</text:p>
          </table:table-cell>
          <table:table-cell office:value-type="string" calcext:value-type="string">
            <text:p>urn:cite:croala:loci.ana.551822</text:p>
          </table:table-cell>
          <table:table-cell table:number-columns-repeated="1017"/>
        </table:table-row>
        <table:table-row table:style-name="ro4">
          <table:table-cell office:value-type="float" office:value="559216" calcext:value-type="float">
            <text:p>559216</text:p>
          </table:table-cell>
          <table:table-cell office:value-type="string" calcext:value-type="string">
            <text:p>Asiam</text:p>
          </table:table-cell>
          <table:table-cell office:value-type="string" calcext:value-type="string">
            <text:p>estlocus1</text:p>
          </table:table-cell>
          <table:table-cell office:value-type="string" calcext:value-type="string">
            <text:p>Et quia res improuisa accidit ― fama enim satis constans erat Turcam in Asiam cum copiis profecturum ― Hungarorum animi ita consternati sunt, ut in maximum periculum hostili fraude sese coniectos putent, quandoquidem nulla ferme re, qua uim hostilem arcerent, se instructos esse animaduertunt.</text:p>
          </table:table-cell>
          <table:table-cell office:value-type="string" calcext:value-type="string">
            <text:p>urn:cts:croala:tubero.commentarii.croala-loci:body1.div11.div4.quote1.p1.s5.placeName13</text:p>
          </table:table-cell>
          <table:table-cell office:value-type="string" calcext:value-type="string">
            <text:p>urn:cite:croala:loci.559216</text:p>
          </table:table-cell>
          <table:table-cell office:value-type="string" calcext:value-type="string">
            <text:p>urn:cite:croala:loci.ana.559216</text:p>
          </table:table-cell>
          <table:table-cell table:number-columns-repeated="1017"/>
        </table:table-row>
        <table:table-row table:style-name="ro6">
          <table:table-cell office:value-type="float" office:value="116260" calcext:value-type="float">
            <text:p>116260</text:p>
          </table:table-cell>
          <table:table-cell office:value-type="string" calcext:value-type="string">
            <text:p>Austria</text:p>
          </table:table-cell>
          <table:table-cell office:value-type="string" calcext:value-type="string">
            <text:p>estlocus1</text:p>
          </table:table-cell>
          <table:table-cell office:value-type="string" calcext:value-type="string">
            <text:p>Iacobus Scytha, de quo supra memorauimus, priuato odio exul factus, id fortuna agente, ut praesto esset, qui hosteis metu cunctantes, nec dum expeditionis satis certos, ad bellum contra Hungaros gerendum impelleret, atque ad oppugnandam patriam duceret, ubi accepit hanc Maximiliani erga Hungaros comitatem, eumque iam Austria recuperata talem habere exercitum, cui ob seditiones domesticas Hungari resistere haud quaquam possent, tuto accessu impetrato cum manu sua, quae non exigua fuit, ad Maximilianum ultro quidem ob instantem expeditionem accersendus transfugit, ultionis magis quam pietatis, quam patriae debebat, memor.</text:p>
          </table:table-cell>
          <table:table-cell office:value-type="string" calcext:value-type="string">
            <text:p>urn:cts:croala:tubero.commentarii.croala-loci:body1.div3.div4.p1.s1.placeName46</text:p>
          </table:table-cell>
          <table:table-cell office:value-type="string" calcext:value-type="string">
            <text:p>urn:cite:croala:loci.116260</text:p>
          </table:table-cell>
          <table:table-cell office:value-type="string" calcext:value-type="string">
            <text:p>urn:cite:croala:loci.ana.116260</text:p>
          </table:table-cell>
          <table:table-cell table:number-columns-repeated="1017"/>
        </table:table-row>
        <table:table-row table:style-name="ro5">
          <table:table-cell office:value-type="float" office:value="152376" calcext:value-type="float">
            <text:p>152376</text:p>
          </table:table-cell>
          <table:table-cell office:value-type="string" calcext:value-type="string">
            <text:p>Austria</text:p>
          </table:table-cell>
          <table:table-cell office:value-type="string" calcext:value-type="string">
            <text:p>estlocus1</text:p>
          </table:table-cell>
          <table:table-cell office:value-type="string" calcext:value-type="string">
            <text:p>Primum, si Hungari pacem habere uelint, eis soluenda esse centum millia nummum aureorum, deinde tota Austria cedendum.</text:p>
          </table:table-cell>
          <table:table-cell office:value-type="string" calcext:value-type="string">
            <text:p>urn:cts:croala:tubero.commentarii.croala-loci:body1.div4.div8.p1.s2.placeName16</text:p>
          </table:table-cell>
          <table:table-cell office:value-type="string" calcext:value-type="string">
            <text:p>urn:cite:croala:loci.152376</text:p>
          </table:table-cell>
          <table:table-cell office:value-type="string" calcext:value-type="string">
            <text:p>urn:cite:croala:loci.ana.152376</text:p>
          </table:table-cell>
          <table:table-cell table:number-columns-repeated="1017"/>
        </table:table-row>
        <table:table-row table:style-name="ro5">
          <table:table-cell office:value-type="float" office:value="162731" calcext:value-type="float">
            <text:p>162731</text:p>
          </table:table-cell>
          <table:table-cell office:value-type="string" calcext:value-type="string">
            <text:p>Austria</text:p>
          </table:table-cell>
          <table:table-cell office:value-type="string" calcext:value-type="string">
            <text:p>estlocus1</text:p>
          </table:table-cell>
          <table:table-cell office:value-type="string" calcext:value-type="string">
            <text:p>Ipse mediam aciem aduersus Alberthum sibi sumpsit, dempturus labem in Austria turpi fuga acceptam.</text:p>
          </table:table-cell>
          <table:table-cell office:value-type="string" calcext:value-type="string">
            <text:p>urn:cts:croala:tubero.commentarii.croala-loci:body1.div4.div11.p2.s3.placeName11</text:p>
          </table:table-cell>
          <table:table-cell office:value-type="string" calcext:value-type="string">
            <text:p>urn:cite:croala:loci.162731</text:p>
          </table:table-cell>
          <table:table-cell office:value-type="string" calcext:value-type="string">
            <text:p>urn:cite:croala:loci.ana.162731</text:p>
          </table:table-cell>
          <table:table-cell table:number-columns-repeated="1017"/>
        </table:table-row>
        <table:table-row table:style-name="ro6">
          <table:table-cell office:value-type="float" office:value="175268" calcext:value-type="float">
            <text:p>175268</text:p>
          </table:table-cell>
          <table:table-cell office:value-type="string" calcext:value-type="string">
            <text:p>Austria</text:p>
          </table:table-cell>
          <table:table-cell office:value-type="string" calcext:value-type="string">
            <text:p>estlocus1</text:p>
          </table:table-cell>
          <table:table-cell office:value-type="string" calcext:value-type="string">
            <text:p>Nam fugatis Polonis atque Alba Regia recoepta, nescio quam honeste, tuto certe poterant Hungari, quae non tam neccessitate coacti quam stomacho quodam promiserant, Alemanis non praestare, utpote qui semper precariam pacem ab Hungaris obtinuere, nunquam ausi, ne lacessiti quidem, cum his, ab intestina modo peste securis, bellum gerere: ut scilicet tota Austria Hungari cederent; exules, qui Maximiliani partes secuti essent in patriam restituerentur; demum ut Maximilianus in regem subrogaretur ab Hungaris, si quid Vuladislauo humanitus accidisset, nullo filio patri superstite.</text:p>
          </table:table-cell>
          <table:table-cell office:value-type="string" calcext:value-type="string">
            <text:p>urn:cts:croala:tubero.commentarii.croala-loci:body1.div4.div14.p3.s3.placeName52</text:p>
          </table:table-cell>
          <table:table-cell office:value-type="string" calcext:value-type="string">
            <text:p>urn:cite:croala:loci.175268</text:p>
          </table:table-cell>
          <table:table-cell office:value-type="string" calcext:value-type="string">
            <text:p>urn:cite:croala:loci.ana.175268</text:p>
          </table:table-cell>
          <table:table-cell table:number-columns-repeated="1017"/>
        </table:table-row>
        <table:table-row table:style-name="ro2">
          <table:table-cell office:value-type="float" office:value="109091" calcext:value-type="float">
            <text:p>109091</text:p>
          </table:table-cell>
          <table:table-cell office:value-type="string" calcext:value-type="string">
            <text:p>Austriam</text:p>
          </table:table-cell>
          <table:table-cell office:value-type="string" calcext:value-type="string">
            <text:p>estlocus1</text:p>
          </table:table-cell>
          <table:table-cell office:value-type="string" calcext:value-type="string">
            <text:p>Hanc enim famam Maximilianus per totam fere Germaniam sagaci satis mendacio sparserat, quum ne caeteri Alemani, ab Hungaris uinci assueti, militiam metu detrectarent, tum ne maxime, qui Austriam Hungariae conterminam incolunt, in eius fidem redire dubitarent.</text:p>
          </table:table-cell>
          <table:table-cell office:value-type="string" calcext:value-type="string">
            <text:p>urn:cts:croala:tubero.commentarii.croala-loci:body1.div3.div1.p3.s1.placeName28</text:p>
          </table:table-cell>
          <table:table-cell office:value-type="string" calcext:value-type="string">
            <text:p>urn:cite:croala:loci.109091</text:p>
          </table:table-cell>
          <table:table-cell office:value-type="string" calcext:value-type="string">
            <text:p>urn:cite:croala:loci.ana.109091</text:p>
          </table:table-cell>
          <table:table-cell table:number-columns-repeated="1017"/>
        </table:table-row>
        <table:table-row table:style-name="ro8">
          <table:table-cell office:value-type="float" office:value="109364" calcext:value-type="float">
            <text:p>109364</text:p>
          </table:table-cell>
          <table:table-cell office:value-type="string" calcext:value-type="string">
            <text:p>Austriam</text:p>
          </table:table-cell>
          <table:table-cell office:value-type="string" calcext:value-type="string">
            <text:p>estlocus1</text:p>
          </table:table-cell>
          <table:table-cell office:value-type="string" calcext:value-type="string">
            <text:p>Igitur ubi quo diximus modo rumor totam Austriam peruasit Maximilianum et suae gentis exercitu satis instructum, et multis Hungarorum principibus sibi clam conciliatis, de regno Hungariae obtinendo haud diffidere, factione praesertim Hungarorum, quae ab optimatibus dissidebat, Maximiliani aduentum aperte exoptante, ab uniuersis Austriae ciuitatibus eum adeunt, promittunt pulsis Hungarorum praesidiis sese, cum primum Austriam attigerit, ad Ostricium imperium redituros, atque perinde ac legitimum principem suscepturos.</text:p>
          </table:table-cell>
          <table:table-cell office:value-type="string" calcext:value-type="string">
            <text:p>urn:cts:croala:tubero.commentarii.croala-loci:body1.div3.div1.p4.s1.placeName8</text:p>
          </table:table-cell>
          <table:table-cell office:value-type="string" calcext:value-type="string">
            <text:p>urn:cite:croala:loci.109364</text:p>
          </table:table-cell>
          <table:table-cell office:value-type="string" calcext:value-type="string">
            <text:p>urn:cite:croala:loci.ana.109364</text:p>
          </table:table-cell>
          <table:table-cell table:number-columns-repeated="1017"/>
        </table:table-row>
        <table:table-row table:style-name="ro8">
          <table:table-cell office:value-type="float" office:value="109586" calcext:value-type="float">
            <text:p>109586</text:p>
          </table:table-cell>
          <table:table-cell office:value-type="string" calcext:value-type="string">
            <text:p>Austriam</text:p>
          </table:table-cell>
          <table:table-cell office:value-type="string" calcext:value-type="string">
            <text:p>estlocus1</text:p>
          </table:table-cell>
          <table:table-cell office:value-type="string" calcext:value-type="string">
            <text:p>Igitur ubi quo diximus modo rumor totam Austriam peruasit Maximilianum et suae gentis exercitu satis instructum, et multis Hungarorum principibus sibi clam conciliatis, de regno Hungariae obtinendo haud diffidere, factione praesertim Hungarorum, quae ab optimatibus dissidebat, Maximiliani aduentum aperte exoptante, ab uniuersis Austriae ciuitatibus eum adeunt, promittunt pulsis Hungarorum praesidiis sese, cum primum Austriam attigerit, ad Ostricium imperium redituros, atque perinde ac legitimum principem suscepturos.</text:p>
          </table:table-cell>
          <table:table-cell office:value-type="string" calcext:value-type="string">
            <text:p>urn:cts:croala:tubero.commentarii.croala-loci:body1.div3.div1.p4.s1.placeName54</text:p>
          </table:table-cell>
          <table:table-cell office:value-type="string" calcext:value-type="string">
            <text:p>urn:cite:croala:loci.109586</text:p>
          </table:table-cell>
          <table:table-cell office:value-type="string" calcext:value-type="string">
            <text:p>urn:cite:croala:loci.ana.109586</text:p>
          </table:table-cell>
          <table:table-cell table:number-columns-repeated="1017"/>
        </table:table-row>
        <table:table-row table:style-name="ro2">
          <table:table-cell office:value-type="float" office:value="110362" calcext:value-type="float">
            <text:p>110362</text:p>
          </table:table-cell>
          <table:table-cell office:value-type="string" calcext:value-type="string">
            <text:p>Austriam</text:p>
          </table:table-cell>
          <table:table-cell office:value-type="string" calcext:value-type="string">
            <text:p>estlocus1</text:p>
          </table:table-cell>
          <table:table-cell office:value-type="string" calcext:value-type="string">
            <text:p>Comparatis igitur rebus omnibus ad mouendum bellum necessariis, priusquam exercitum in Austriam induceret, quo miles in hostem, qui non paruo omnibus accolis terrori paulo ante fuerat, alacrior proficisceretur, hoc modo suos allocutus esse dicitur:</text:p>
          </table:table-cell>
          <table:table-cell office:value-type="string" calcext:value-type="string">
            <text:p>urn:cts:croala:tubero.commentarii.croala-loci:body1.div3.div2.p1.s1.placeName12</text:p>
          </table:table-cell>
          <table:table-cell office:value-type="string" calcext:value-type="string">
            <text:p>urn:cite:croala:loci.110362</text:p>
          </table:table-cell>
          <table:table-cell office:value-type="string" calcext:value-type="string">
            <text:p>urn:cite:croala:loci.ana.110362</text:p>
          </table:table-cell>
          <table:table-cell table:number-columns-repeated="1017"/>
        </table:table-row>
        <table:table-row table:style-name="ro5">
          <table:table-cell office:value-type="float" office:value="110708" calcext:value-type="float">
            <text:p>110708</text:p>
          </table:table-cell>
          <table:table-cell office:value-type="string" calcext:value-type="string">
            <text:p>Austriam</text:p>
          </table:table-cell>
          <table:table-cell office:value-type="string" calcext:value-type="string">
            <text:p>estlocus1</text:p>
          </table:table-cell>
          <table:table-cell office:value-type="string" calcext:value-type="string">
            <text:p>Quapropter edocendos uos esse existimaui Hungaros non sua uirtute, sed, uenia patriae maiestatis dixerim, patris mei incuria Austriam occupasse.</text:p>
          </table:table-cell>
          <table:table-cell office:value-type="string" calcext:value-type="string">
            <text:p>urn:cts:croala:tubero.commentarii.croala-loci:body1.div3.div2.quote1.p1.s2.placeName18</text:p>
          </table:table-cell>
          <table:table-cell office:value-type="string" calcext:value-type="string">
            <text:p>urn:cite:croala:loci.110708</text:p>
          </table:table-cell>
          <table:table-cell office:value-type="string" calcext:value-type="string">
            <text:p>urn:cite:croala:loci.ana.110708</text:p>
          </table:table-cell>
          <table:table-cell table:number-columns-repeated="1017"/>
        </table:table-row>
        <table:table-row table:style-name="ro5">
          <table:table-cell office:value-type="float" office:value="111741" calcext:value-type="float">
            <text:p>111741</text:p>
          </table:table-cell>
          <table:table-cell office:value-type="string" calcext:value-type="string">
            <text:p>Austriam</text:p>
          </table:table-cell>
          <table:table-cell office:value-type="string" calcext:value-type="string">
            <text:p>estlocus1</text:p>
          </table:table-cell>
          <table:table-cell office:value-type="string" calcext:value-type="string">
            <text:p>Alacri igitur animo Austriam ingrediamur, nihil ibi insidiarum, nihil infesti, nihil hostilis, uerum omnia pacata atque amica inueniemus.</text:p>
          </table:table-cell>
          <table:table-cell office:value-type="string" calcext:value-type="string">
            <text:p>urn:cts:croala:tubero.commentarii.croala-loci:body1.div3.div2.quote1.p1.s9.placeName4</text:p>
          </table:table-cell>
          <table:table-cell office:value-type="string" calcext:value-type="string">
            <text:p>urn:cite:croala:loci.111741</text:p>
          </table:table-cell>
          <table:table-cell office:value-type="string" calcext:value-type="string">
            <text:p>urn:cite:croala:loci.ana.111741</text:p>
          </table:table-cell>
          <table:table-cell table:number-columns-repeated="1017"/>
        </table:table-row>
        <table:table-row table:style-name="ro4">
          <table:table-cell office:value-type="float" office:value="112676" calcext:value-type="float">
            <text:p>112676</text:p>
          </table:table-cell>
          <table:table-cell office:value-type="string" calcext:value-type="string">
            <text:p>Austriam</text:p>
          </table:table-cell>
          <table:table-cell office:value-type="string" calcext:value-type="string">
            <text:p>estlocus1</text:p>
          </table:table-cell>
          <table:table-cell office:value-type="string" calcext:value-type="string">
            <text:p>Atque si Deus coeptis annuerit, maiora quam animis concipitis agrediemur, unde praeter meritas penas, quas ab hostibus expetemus, qui tantis cladibus Austriam, terram nobilissimam, affecere, et ingenti praeda explebimini, et mihi ac uniuersae Alemaniae uestra uirtute gloria parabitur quam maxima.</text:p>
          </table:table-cell>
          <table:table-cell office:value-type="string" calcext:value-type="string">
            <text:p>urn:cts:croala:tubero.commentarii.croala-loci:body1.div3.div2.quote1.p1.s16.placeName22</text:p>
          </table:table-cell>
          <table:table-cell office:value-type="string" calcext:value-type="string">
            <text:p>urn:cite:croala:loci.112676</text:p>
          </table:table-cell>
          <table:table-cell office:value-type="string" calcext:value-type="string">
            <text:p>urn:cite:croala:loci.ana.112676</text:p>
          </table:table-cell>
          <table:table-cell table:number-columns-repeated="1017"/>
        </table:table-row>
        <table:table-row table:style-name="ro5">
          <table:table-cell office:value-type="float" office:value="112807" calcext:value-type="float">
            <text:p>112807</text:p>
          </table:table-cell>
          <table:table-cell office:value-type="string" calcext:value-type="string">
            <text:p>Austriam</text:p>
          </table:table-cell>
          <table:table-cell office:value-type="string" calcext:value-type="string">
            <text:p>estlocus1</text:p>
          </table:table-cell>
          <table:table-cell office:value-type="string" calcext:value-type="string">
            <text:p>Contra Hungaros in Austriam mouet; Stephanus Scepusiensis Viennam turpiter deserit; Maximilianus Viennam intrat, arcem occupat; Hungarorum praesidium sua signa sequitur.</text:p>
          </table:table-cell>
          <table:table-cell office:value-type="string" calcext:value-type="string">
            <text:p>urn:cts:croala:tubero.commentarii.croala-loci:body1.div3.div3.argument1.p1.s1.placeName4</text:p>
          </table:table-cell>
          <table:table-cell office:value-type="string" calcext:value-type="string">
            <text:p>urn:cite:croala:loci.112807</text:p>
          </table:table-cell>
          <table:table-cell office:value-type="string" calcext:value-type="string">
            <text:p>urn:cite:croala:loci.ana.112807</text:p>
          </table:table-cell>
          <table:table-cell table:number-columns-repeated="1017"/>
        </table:table-row>
        <table:table-row table:style-name="ro6">
          <table:table-cell office:value-type="float" office:value="113733" calcext:value-type="float">
            <text:p>113733</text:p>
          </table:table-cell>
          <table:table-cell office:value-type="string" calcext:value-type="string">
            <text:p>Austriam</text:p>
          </table:table-cell>
          <table:table-cell office:value-type="string" calcext:value-type="string">
            <text:p>estlocus1</text:p>
          </table:table-cell>
          <table:table-cell office:value-type="string" calcext:value-type="string">
            <text:p>Quamquam eius factum iure excusari nequit, uel si neque in summo apud Hungaros magistratu tunc fuisset, neque ipsam Austriam imperio obtinuisset, propterea quod cum esset ciuium suorum princeps, decebat eum potius Hungarorum prouinciae, quam propriis possessionibus in finibus Polonorum positis consulere, nec Austriam, eius fidei commissam, metu simul et auaritia deserere; cum presertim fama sit eum potuisse Viannam retinere, si stipendium, quod, ut ferunt, abunde habuit, militibus persoluisset, nec sua commoda rebus publicis anteposuisset.</text:p>
          </table:table-cell>
          <table:table-cell office:value-type="string" calcext:value-type="string">
            <text:p>urn:cts:croala:tubero.commentarii.croala-loci:body1.div3.div3.p1.s5.placeName19</text:p>
          </table:table-cell>
          <table:table-cell office:value-type="string" calcext:value-type="string">
            <text:p>urn:cite:croala:loci.113733</text:p>
          </table:table-cell>
          <table:table-cell office:value-type="string" calcext:value-type="string">
            <text:p>urn:cite:croala:loci.ana.113733</text:p>
          </table:table-cell>
          <table:table-cell table:number-columns-repeated="1017"/>
        </table:table-row>
        <table:table-row table:style-name="ro6">
          <table:table-cell office:value-type="float" office:value="113848" calcext:value-type="float">
            <text:p>113848</text:p>
          </table:table-cell>
          <table:table-cell office:value-type="string" calcext:value-type="string">
            <text:p>Austriam</text:p>
          </table:table-cell>
          <table:table-cell office:value-type="string" calcext:value-type="string">
            <text:p>estlocus1</text:p>
          </table:table-cell>
          <table:table-cell office:value-type="string" calcext:value-type="string">
            <text:p>Quamquam eius factum iure excusari nequit, uel si neque in summo apud Hungaros magistratu tunc fuisset, neque ipsam Austriam imperio obtinuisset, propterea quod cum esset ciuium suorum princeps, decebat eum potius Hungarorum prouinciae, quam propriis possessionibus in finibus Polonorum positis consulere, nec Austriam, eius fidei commissam, metu simul et auaritia deserere; cum presertim fama sit eum potuisse Viannam retinere, si stipendium, quod, ut ferunt, abunde habuit, militibus persoluisset, nec sua commoda rebus publicis anteposuisset.</text:p>
          </table:table-cell>
          <table:table-cell office:value-type="string" calcext:value-type="string">
            <text:p>urn:cts:croala:tubero.commentarii.croala-loci:body1.div3.div3.p1.s5.placeName43</text:p>
          </table:table-cell>
          <table:table-cell office:value-type="string" calcext:value-type="string">
            <text:p>urn:cite:croala:loci.113848</text:p>
          </table:table-cell>
          <table:table-cell office:value-type="string" calcext:value-type="string">
            <text:p>urn:cite:croala:loci.ana.113848</text:p>
          </table:table-cell>
          <table:table-cell table:number-columns-repeated="1017"/>
        </table:table-row>
        <table:table-row table:style-name="ro5">
          <table:table-cell office:value-type="float" office:value="129160" calcext:value-type="float">
            <text:p>129160</text:p>
          </table:table-cell>
          <table:table-cell office:value-type="string" calcext:value-type="string">
            <text:p>Austriam</text:p>
          </table:table-cell>
          <table:table-cell office:value-type="string" calcext:value-type="string">
            <text:p>estlocus1</text:p>
          </table:table-cell>
          <table:table-cell office:value-type="string" calcext:value-type="string">
            <text:p>Validis relictis praesidiis Maximilianus in Austriam hybernatum reuertitur; Nouae Vrbis arx ei deditur; Hungaria mutuis latrociniis uexatur.</text:p>
          </table:table-cell>
          <table:table-cell office:value-type="string" calcext:value-type="string">
            <text:p>urn:cts:croala:tubero.commentarii.croala-loci:body1.div3.div9.argument1.p1.s1.placeName6</text:p>
          </table:table-cell>
          <table:table-cell office:value-type="string" calcext:value-type="string">
            <text:p>urn:cite:croala:loci.129160</text:p>
          </table:table-cell>
          <table:table-cell office:value-type="string" calcext:value-type="string">
            <text:p>urn:cite:croala:loci.ana.129160</text:p>
          </table:table-cell>
          <table:table-cell table:number-columns-repeated="1017"/>
        </table:table-row>
        <table:table-row table:style-name="ro3">
          <table:table-cell office:value-type="float" office:value="130694" calcext:value-type="float">
            <text:p>130694</text:p>
          </table:table-cell>
          <table:table-cell office:value-type="string" calcext:value-type="string">
            <text:p>Austriam</text:p>
          </table:table-cell>
          <table:table-cell office:value-type="string" calcext:value-type="string">
            <text:p>estlocus1</text:p>
          </table:table-cell>
          <table:table-cell office:value-type="string" calcext:value-type="string">
            <text:p>Reuerso in Austriam Alemano Petrus Paganus, cognomento Longus, Nouae Vrbis arce, cui praefuerat egregie nec sine hostium clade, defensa ― nam plures sexingentis ex Alemanis, dum commissam suae fidei arcem tutatur, nullo ferme suorum amisso occiderat ― tandem deficiente commeatu pactus, ut cum suis rebus abiret, eam Alemanis dedidit, nullaque ob talem deditionem, utpote neccesario factam, infamia notatus in Hungaria est reuersus.</text:p>
          </table:table-cell>
          <table:table-cell office:value-type="string" calcext:value-type="string">
            <text:p>urn:cts:croala:tubero.commentarii.croala-loci:body1.div3.div9.p3.s1.placeName3</text:p>
          </table:table-cell>
          <table:table-cell office:value-type="string" calcext:value-type="string">
            <text:p>urn:cite:croala:loci.130694</text:p>
          </table:table-cell>
          <table:table-cell office:value-type="string" calcext:value-type="string">
            <text:p>urn:cite:croala:loci.ana.130694</text:p>
          </table:table-cell>
          <table:table-cell table:number-columns-repeated="1017"/>
        </table:table-row>
        <table:table-row table:style-name="ro2">
          <table:table-cell office:value-type="float" office:value="149656" calcext:value-type="float">
            <text:p>149656</text:p>
          </table:table-cell>
          <table:table-cell office:value-type="string" calcext:value-type="string">
            <text:p>Austriam</text:p>
          </table:table-cell>
          <table:table-cell office:value-type="string" calcext:value-type="string">
            <text:p>estlocus1</text:p>
          </table:table-cell>
          <table:table-cell office:value-type="string" calcext:value-type="string">
            <text:p>Turcae a finibus arcentur; Alba Hungaris deditur; Austriaci pleraque loca relinquunt; Alberthus Polonus rursus in Hungariam exercitum ducit; Vuladislauus, desperatis rebus, legatos pro pace in Austriam mittit.</text:p>
          </table:table-cell>
          <table:table-cell office:value-type="string" calcext:value-type="string">
            <text:p>urn:cts:croala:tubero.commentarii.croala-loci:body1.div4.div7.argument1.p1.s1.placeName26</text:p>
          </table:table-cell>
          <table:table-cell office:value-type="string" calcext:value-type="string">
            <text:p>urn:cite:croala:loci.149656</text:p>
          </table:table-cell>
          <table:table-cell office:value-type="string" calcext:value-type="string">
            <text:p>urn:cite:croala:loci.ana.149656</text:p>
          </table:table-cell>
          <table:table-cell table:number-columns-repeated="1017"/>
        </table:table-row>
        <table:table-row table:style-name="ro5">
          <table:table-cell office:value-type="float" office:value="160700" calcext:value-type="float">
            <text:p>160700</text:p>
          </table:table-cell>
          <table:table-cell office:value-type="string" calcext:value-type="string">
            <text:p>Austriam</text:p>
          </table:table-cell>
          <table:table-cell office:value-type="string" calcext:value-type="string">
            <text:p>estlocus1</text:p>
          </table:table-cell>
          <table:table-cell office:value-type="string" calcext:value-type="string">
            <text:p>Huius furor Austriam nobis magna Hungarici nominis iactura ac dedecore eripuit, pro qua sane ingens auri uis hominumque belligerando amissa est.</text:p>
          </table:table-cell>
          <table:table-cell office:value-type="string" calcext:value-type="string">
            <text:p>urn:cts:croala:tubero.commentarii.croala-loci:body1.div4.div11.quote1.p1.s6.placeName3</text:p>
          </table:table-cell>
          <table:table-cell office:value-type="string" calcext:value-type="string">
            <text:p>urn:cite:croala:loci.160700</text:p>
          </table:table-cell>
          <table:table-cell office:value-type="string" calcext:value-type="string">
            <text:p>urn:cite:croala:loci.ana.160700</text:p>
          </table:table-cell>
          <table:table-cell table:number-columns-repeated="1017"/>
        </table:table-row>
        <table:table-row table:style-name="ro5">
          <table:table-cell office:value-type="float" office:value="169903" calcext:value-type="float">
            <text:p>169903</text:p>
          </table:table-cell>
          <table:table-cell office:value-type="string" calcext:value-type="string">
            <text:p>Boemiae</text:p>
          </table:table-cell>
          <table:table-cell office:value-type="string" calcext:value-type="string">
            <text:p>estlocus4</text:p>
          </table:table-cell>
          <table:table-cell office:value-type="string" calcext:value-type="string">
            <text:p>Nec Boemiae proceres, quo regi gratificarentur (nempe in ditione Vuladislaui tunc erant), huic abfuere concilio.</text:p>
          </table:table-cell>
          <table:table-cell office:value-type="string" calcext:value-type="string">
            <text:p>urn:cts:croala:tubero.commentarii.croala-loci:body1.div4.div14.p1.s3.placeName2</text:p>
          </table:table-cell>
          <table:table-cell office:value-type="string" calcext:value-type="string">
            <text:p>urn:cite:croala:loci.169903</text:p>
          </table:table-cell>
          <table:table-cell office:value-type="string" calcext:value-type="string">
            <text:p>urn:cite:croala:loci.ana.169903</text:p>
          </table:table-cell>
          <table:table-cell table:number-columns-repeated="1017"/>
        </table:table-row>
        <table:table-row table:style-name="ro5">
          <table:table-cell office:value-type="float" office:value="222356" calcext:value-type="float">
            <text:p>222356</text:p>
          </table:table-cell>
          <table:table-cell office:value-type="string" calcext:value-type="string">
            <text:p>Boemiae</text:p>
          </table:table-cell>
          <table:table-cell office:value-type="string" calcext:value-type="string">
            <text:p>estlocus2</text:p>
          </table:table-cell>
          <table:table-cell office:value-type="string" calcext:value-type="string">
            <text:p>Non ita multo post Vuladislauus regnum Boemiae, quinque annis post quam inde abscesserat, inuisurus, Pragam, sedes ea regni est, maximo apparatu profectus est.</text:p>
          </table:table-cell>
          <table:table-cell office:value-type="string" calcext:value-type="string">
            <text:p>urn:cts:croala:tubero.commentarii.croala-loci:body1.div6.div2.p2.s1.placeName7</text:p>
          </table:table-cell>
          <table:table-cell office:value-type="string" calcext:value-type="string">
            <text:p>urn:cite:croala:loci.222356</text:p>
          </table:table-cell>
          <table:table-cell office:value-type="string" calcext:value-type="string">
            <text:p>urn:cite:croala:loci.ana.222356</text:p>
          </table:table-cell>
          <table:table-cell table:number-columns-repeated="1017"/>
        </table:table-row>
        <table:table-row table:style-name="ro3">
          <table:table-cell office:value-type="float" office:value="387930" calcext:value-type="float">
            <text:p>387930</text:p>
          </table:table-cell>
          <table:table-cell office:value-type="string" calcext:value-type="string">
            <text:p>Bononiam</text:p>
          </table:table-cell>
          <table:table-cell office:value-type="string" calcext:value-type="string">
            <text:p>estlocus1</text:p>
          </table:table-cell>
          <table:table-cell office:value-type="string" calcext:value-type="string">
            <text:p>Decreuerat autem Iulius pontifex, quo Venetis aliena calamitate metum incuteret, ostenderetque se iam coepisse res ecclesiasticas repetere, capto aut pulso Ioanne Bentiuola importuni tyranni dominatu Bononiam liberare, atque iuri Romanae Ecclesiae urbem omnino restituere, magis irae suae in ipsum Ioannem, incertum quam ob causam concoeptae, indulgens quam ciuitati consulens.</text:p>
          </table:table-cell>
          <table:table-cell office:value-type="string" calcext:value-type="string">
            <text:p>urn:cts:croala:tubero.commentarii.croala-loci:body1.div8.div16.p5.s2.placeName26</text:p>
          </table:table-cell>
          <table:table-cell office:value-type="string" calcext:value-type="string">
            <text:p>urn:cite:croala:loci.387930</text:p>
          </table:table-cell>
          <table:table-cell office:value-type="string" calcext:value-type="string">
            <text:p>urn:cite:croala:loci.ana.387930</text:p>
          </table:table-cell>
          <table:table-cell table:number-columns-repeated="1017"/>
        </table:table-row>
        <table:table-row table:style-name="ro1">
          <table:table-cell office:value-type="float" office:value="388153" calcext:value-type="float">
            <text:p>388153</text:p>
          </table:table-cell>
          <table:table-cell office:value-type="string" calcext:value-type="string">
            <text:p>Bononiam</text:p>
          </table:table-cell>
          <table:table-cell office:value-type="string" calcext:value-type="string">
            <text:p>estlocus1</text:p>
          </table:table-cell>
          <table:table-cell office:value-type="string" calcext:value-type="string">
            <text:p>Acceptis a rege Gallo, quos postulauerat, equitibus Bononiam cum exercitu proficiscitur.</text:p>
          </table:table-cell>
          <table:table-cell office:value-type="string" calcext:value-type="string">
            <text:p>urn:cts:croala:tubero.commentarii.croala-loci:body1.div8.div16.p6.s1.placeName8</text:p>
          </table:table-cell>
          <table:table-cell office:value-type="string" calcext:value-type="string">
            <text:p>urn:cite:croala:loci.388153</text:p>
          </table:table-cell>
          <table:table-cell office:value-type="string" calcext:value-type="string">
            <text:p>urn:cite:croala:loci.ana.388153</text:p>
          </table:table-cell>
          <table:table-cell table:number-columns-repeated="1017"/>
        </table:table-row>
        <table:table-row table:style-name="ro4">
          <table:table-cell office:value-type="float" office:value="388447" calcext:value-type="float">
            <text:p>388447</text:p>
          </table:table-cell>
          <table:table-cell office:value-type="string" calcext:value-type="string">
            <text:p>Bononiam</text:p>
          </table:table-cell>
          <table:table-cell office:value-type="string" calcext:value-type="string">
            <text:p>estlocus1</text:p>
          </table:table-cell>
          <table:table-cell office:value-type="string" calcext:value-type="string">
            <text:p>Ille uero, ut erat peruicacis ingenii, opinionem de se hominum simul et conscientiam spernens, magisque profani principis quam sacerdotis munus obiens, intra paucos dies Bononiam deditione coepit, Ioanne Bentiuola, ubi ciuium suorum uoluntatem in pontificem inclinatam cognouit, fuga cum liberis suis elapso.</text:p>
          </table:table-cell>
          <table:table-cell office:value-type="string" calcext:value-type="string">
            <text:p>urn:cts:croala:tubero.commentarii.croala-loci:body1.div8.div16.p6.s3.placeName25</text:p>
          </table:table-cell>
          <table:table-cell office:value-type="string" calcext:value-type="string">
            <text:p>urn:cite:croala:loci.388447</text:p>
          </table:table-cell>
          <table:table-cell office:value-type="string" calcext:value-type="string">
            <text:p>urn:cite:croala:loci.ana.388447</text:p>
          </table:table-cell>
          <table:table-cell table:number-columns-repeated="1017"/>
        </table:table-row>
        <table:table-row table:style-name="ro2">
          <table:table-cell office:value-type="float" office:value="388739" calcext:value-type="float">
            <text:p>388739</text:p>
          </table:table-cell>
          <table:table-cell office:value-type="string" calcext:value-type="string">
            <text:p>Bononiam</text:p>
          </table:table-cell>
          <table:table-cell office:value-type="string" calcext:value-type="string">
            <text:p>estlocus1</text:p>
          </table:table-cell>
          <table:table-cell office:value-type="string" calcext:value-type="string">
            <text:p>Diuus Gregorius, ne arma in Longobardos moueret passus est eos Italiam uexare, asserens se Dei timore ab armis arceri; Iulium uero pontificem exercitum per sese ad oppugnandam Bononiam, quod nemo unquam pontificum fecisset, duxisse.</text:p>
          </table:table-cell>
          <table:table-cell office:value-type="string" calcext:value-type="string">
            <text:p>urn:cts:croala:tubero.commentarii.croala-loci:body1.div8.div16.p6.s5.placeName28</text:p>
          </table:table-cell>
          <table:table-cell office:value-type="string" calcext:value-type="string">
            <text:p>urn:cite:croala:loci.388739</text:p>
          </table:table-cell>
          <table:table-cell office:value-type="string" calcext:value-type="string">
            <text:p>urn:cite:croala:loci.ana.388739</text:p>
          </table:table-cell>
          <table:table-cell table:number-columns-repeated="1017"/>
        </table:table-row>
        <table:table-row table:style-name="ro4">
          <table:table-cell office:value-type="float" office:value="388821" calcext:value-type="float">
            <text:p>388821</text:p>
          </table:table-cell>
          <table:table-cell office:value-type="string" calcext:value-type="string">
            <text:p>Bononiam</text:p>
          </table:table-cell>
          <table:table-cell office:value-type="string" calcext:value-type="string">
            <text:p>estlocus1</text:p>
          </table:table-cell>
          <table:table-cell office:value-type="string" calcext:value-type="string">
            <text:p>Quod ubi Venetis nuntiatum est, qui quidem malebant Bononiam a Bentiuola quam a Romano pontifice teneri, uocato in senatum Ioanne Laschare, Graeco homine ac Francorum regis oratore, multis uerbis expostulant eo quod rex, Veneto senatu inconsulto pontificem, Venetis infensum, in oppugnanda Bononia suis iuuisset auxiliis.</text:p>
          </table:table-cell>
          <table:table-cell office:value-type="string" calcext:value-type="string">
            <text:p>urn:cts:croala:tubero.commentarii.croala-loci:body1.div8.div16.p6.s6.placeName9</text:p>
          </table:table-cell>
          <table:table-cell office:value-type="string" calcext:value-type="string">
            <text:p>urn:cite:croala:loci.388821</text:p>
          </table:table-cell>
          <table:table-cell office:value-type="string" calcext:value-type="string">
            <text:p>urn:cite:croala:loci.ana.388821</text:p>
          </table:table-cell>
          <table:table-cell table:number-columns-repeated="1017"/>
        </table:table-row>
        <table:table-row table:style-name="ro4">
          <table:table-cell office:value-type="float" office:value="415473" calcext:value-type="float">
            <text:p>415473</text:p>
          </table:table-cell>
          <table:table-cell office:value-type="string" calcext:value-type="string">
            <text:p>Bononiam</text:p>
          </table:table-cell>
          <table:table-cell office:value-type="string" calcext:value-type="string">
            <text:p>estlocus1</text:p>
          </table:table-cell>
          <table:table-cell office:value-type="string" calcext:value-type="string">
            <text:p>Itaque regni Neapolitani praefectus delectu habito, equitum frenatorum mille, peditum cum Hispana legione duodecim millia confecit atque magnis itineribus Bononiam contendit, quae paucis ante mensibus, pontifice, ut supra demonstrauimus, in fugam a Gallis coniecto, ab imperio ipsius pontificis defecerat, Bentiuolis in patriam restitutis.</text:p>
          </table:table-cell>
          <table:table-cell office:value-type="string" calcext:value-type="string">
            <text:p>urn:cts:croala:tubero.commentarii.croala-loci:body1.div9.div5.p6.s3.placeName20</text:p>
          </table:table-cell>
          <table:table-cell office:value-type="string" calcext:value-type="string">
            <text:p>urn:cite:croala:loci.415473</text:p>
          </table:table-cell>
          <table:table-cell office:value-type="string" calcext:value-type="string">
            <text:p>urn:cite:croala:loci.ana.415473</text:p>
          </table:table-cell>
          <table:table-cell table:number-columns-repeated="1017"/>
        </table:table-row>
        <table:table-row table:style-name="ro5">
          <table:table-cell office:value-type="float" office:value="416010" calcext:value-type="float">
            <text:p>416010</text:p>
          </table:table-cell>
          <table:table-cell office:value-type="string" calcext:value-type="string">
            <text:p>Bononiam</text:p>
          </table:table-cell>
          <table:table-cell office:value-type="string" calcext:value-type="string">
            <text:p>estlocus1</text:p>
          </table:table-cell>
          <table:table-cell office:value-type="string" calcext:value-type="string">
            <text:p>Quod ubi Galli, qui in Circumpadanis agris statiua habebant, intellexerunt, missis auxilio quinque Vasconum cohortibus, Bononiam aduersus Hispanos egregie tutati sunt.</text:p>
          </table:table-cell>
          <table:table-cell office:value-type="string" calcext:value-type="string">
            <text:p>urn:cts:croala:tubero.commentarii.croala-loci:body1.div9.div6.p1.s1.placeName16</text:p>
          </table:table-cell>
          <table:table-cell office:value-type="string" calcext:value-type="string">
            <text:p>urn:cite:croala:loci.416010</text:p>
          </table:table-cell>
          <table:table-cell office:value-type="string" calcext:value-type="string">
            <text:p>urn:cite:croala:loci.ana.416010</text:p>
          </table:table-cell>
          <table:table-cell table:number-columns-repeated="1017"/>
        </table:table-row>
        <table:table-row table:style-name="ro8">
          <table:table-cell office:value-type="float" office:value="300625" calcext:value-type="float">
            <text:p>300625</text:p>
          </table:table-cell>
          <table:table-cell office:value-type="string" calcext:value-type="string">
            <text:p>Bossinae</text:p>
          </table:table-cell>
          <table:table-cell office:value-type="string" calcext:value-type="string">
            <text:p>estlocus4</text:p>
          </table:table-cell>
          <table:table-cell office:value-type="string" calcext:value-type="string">
            <text:p>Turca potitus Naupacto confestim Alexandro Trapezuntio, Bossinae, ut dictum est, satrapae, per literas, quod ipse ultro postulauerat, mandat, ut per Dalmatiam, ac Liburnos Istrosque terrestri itinere ad intimas Italiae Venetaeque ciuitati appositas regiones cum exercitu penetraret, agrosque eorum omni clade peruastaret, quo et amissae Naupacti dolor hostibus alia insuper augeretur calamitate, magisque hostiles infringeret animos, et militibus suis praede non deesset occasio.</text:p>
          </table:table-cell>
          <table:table-cell office:value-type="string" calcext:value-type="string">
            <text:p>urn:cts:croala:tubero.commentarii.croala-loci:body1.div7.div7.p2.s1.placeName7</text:p>
          </table:table-cell>
          <table:table-cell office:value-type="string" calcext:value-type="string">
            <text:p>urn:cite:croala:loci.300625</text:p>
          </table:table-cell>
          <table:table-cell office:value-type="string" calcext:value-type="string">
            <text:p>urn:cite:croala:loci.ana.300625</text:p>
          </table:table-cell>
          <table:table-cell table:number-columns-repeated="1017"/>
        </table:table-row>
        <table:table-row table:style-name="ro9">
          <table:table-cell office:value-type="float" office:value="304765" calcext:value-type="float">
            <text:p>304765</text:p>
          </table:table-cell>
          <table:table-cell office:value-type="string" calcext:value-type="string">
            <text:p>Bossinae</text:p>
          </table:table-cell>
          <table:table-cell office:value-type="string" calcext:value-type="string">
            <text:p>estlocus1</text:p>
          </table:table-cell>
          <table:table-cell office:value-type="string" calcext:value-type="string">
            <text:p>Dalmatae qui maritimas Venetae ditionis incolebant urbes, Sicenses imprimis - et hi sane inter Italodalmatas urbium cultores sese putant esse fortissimos ― quum percepissent Turcas simul itineris difficultate frumentique inopia, simul Albanesiorum equitum propulsationibus in Veneto agro male habitos fuisse, rati eos haud omnino inuictos esse, contractis circiter quadringentis hominibus finitimam mediterraneae Dalmatiae Turcaicae ditionis regionem inuadunt, dumque abacto, quod sors obtulerat, pecore domum reuertuntur, Turcae, nonaginta dumtaxat ex his, qui in finibus Bossinae prouinciae ad custodiam ab Alexandro relicti erant, pauore ac fuga suorum exciti raptim conscensis equis praedatores insequuntur.</text:p>
          </table:table-cell>
          <table:table-cell office:value-type="string" calcext:value-type="string">
            <text:p>urn:cts:croala:tubero.commentarii.croala-loci:body1.div7.div9.p1.s1.placeName72</text:p>
          </table:table-cell>
          <table:table-cell office:value-type="string" calcext:value-type="string">
            <text:p>urn:cite:croala:loci.304765</text:p>
          </table:table-cell>
          <table:table-cell office:value-type="string" calcext:value-type="string">
            <text:p>urn:cite:croala:loci.ana.304765</text:p>
          </table:table-cell>
          <table:table-cell table:number-columns-repeated="1017"/>
        </table:table-row>
        <table:table-row table:style-name="ro2">
          <table:table-cell office:value-type="float" office:value="93403" calcext:value-type="float">
            <text:p>93403</text:p>
          </table:table-cell>
          <table:table-cell office:value-type="string" calcext:value-type="string">
            <text:p>Budae</text:p>
          </table:table-cell>
          <table:table-cell office:value-type="string" calcext:value-type="string">
            <text:p>estlocus1</text:p>
          </table:table-cell>
          <table:table-cell office:value-type="string" calcext:value-type="string">
            <text:p>Iam aliquot dies Vuladislauus Budae commoratus erat, quum factione adnitente, quae illum regem designarat, diadema, quo reges Hungarorum solere insigniri demonstrauimus, Albam Regiam delatum est.</text:p>
          </table:table-cell>
          <table:table-cell office:value-type="string" calcext:value-type="string">
            <text:p>urn:cts:croala:tubero.commentarii.croala-loci:body1.div2.div6.p1.s1.placeName5</text:p>
          </table:table-cell>
          <table:table-cell office:value-type="string" calcext:value-type="string">
            <text:p>urn:cite:croala:loci.93403</text:p>
          </table:table-cell>
          <table:table-cell office:value-type="string" calcext:value-type="string">
            <text:p>urn:cite:croala:loci.ana.93403</text:p>
          </table:table-cell>
          <table:table-cell table:number-columns-repeated="1017"/>
        </table:table-row>
        <table:table-row table:style-name="ro8">
          <table:table-cell office:value-type="float" office:value="97383" calcext:value-type="float">
            <text:p>97383</text:p>
          </table:table-cell>
          <table:table-cell office:value-type="string" calcext:value-type="string">
            <text:p>Budae</text:p>
          </table:table-cell>
          <table:table-cell office:value-type="string" calcext:value-type="string">
            <text:p>estlocus1</text:p>
          </table:table-cell>
          <table:table-cell office:value-type="string" calcext:value-type="string">
            <text:p>Qui quidem et recenti nuntio et prius Stephani Batheris literis temere quidem missis adhortatus, quippe qui sua ipsius magis auctoritate quam optimatum decreto id egerat, cum haud mediocri armatorum manu e domo proficiscitur, atque intra paucos dies ad Danubium, qua is Pestum praeterfluit, accessit, castraque e regione fere Budae posuit, rege Vuladislauo ex arce Budensi, quam ab Alberthi castris Danubii latitudo dirimebat, absque ullo animi motu, quantum ex uultu existimari poterat, inspectante.</text:p>
          </table:table-cell>
          <table:table-cell office:value-type="string" calcext:value-type="string">
            <text:p>urn:cts:croala:tubero.commentarii.croala-loci:body1.div2.div8.p1.s2.placeName49</text:p>
          </table:table-cell>
          <table:table-cell office:value-type="string" calcext:value-type="string">
            <text:p>urn:cite:croala:loci.97383</text:p>
          </table:table-cell>
          <table:table-cell office:value-type="string" calcext:value-type="string">
            <text:p>urn:cite:croala:loci.ana.97383</text:p>
          </table:table-cell>
          <table:table-cell table:number-columns-repeated="1017"/>
        </table:table-row>
        <table:table-row table:style-name="ro2">
          <table:table-cell office:value-type="float" office:value="118990" calcext:value-type="float">
            <text:p>118990</text:p>
          </table:table-cell>
          <table:table-cell office:value-type="string" calcext:value-type="string">
            <text:p>Budae</text:p>
          </table:table-cell>
          <table:table-cell office:value-type="string" calcext:value-type="string">
            <text:p>estlocus1</text:p>
          </table:table-cell>
          <table:table-cell office:value-type="string" calcext:value-type="string">
            <text:p>Itaque pontifices ciuitatum, caeterosque proceres, qui tunc Budae aderant, in regiam conuocat, hortatur regnum una secum defendant, delectum militum habeant, pecuniam in stipendium, quo exercitus hosti opponendus comparetur, conferant.</text:p>
          </table:table-cell>
          <table:table-cell office:value-type="string" calcext:value-type="string">
            <text:p>urn:cts:croala:tubero.commentarii.croala-loci:body1.div3.div5.p2.s1.placeName8</text:p>
          </table:table-cell>
          <table:table-cell office:value-type="string" calcext:value-type="string">
            <text:p>urn:cite:croala:loci.118990</text:p>
          </table:table-cell>
          <table:table-cell office:value-type="string" calcext:value-type="string">
            <text:p>urn:cite:croala:loci.ana.118990</text:p>
          </table:table-cell>
          <table:table-cell table:number-columns-repeated="1017"/>
        </table:table-row>
        <table:table-row table:style-name="ro2">
          <table:table-cell office:value-type="float" office:value="132132" calcext:value-type="float">
            <text:p>132132</text:p>
          </table:table-cell>
          <table:table-cell office:value-type="string" calcext:value-type="string">
            <text:p>Budae</text:p>
          </table:table-cell>
          <table:table-cell office:value-type="string" calcext:value-type="string">
            <text:p>estlocus1</text:p>
          </table:table-cell>
          <table:table-cell office:value-type="string" calcext:value-type="string">
            <text:p>Id autem temporis optimatum potiores, qui per regis absentiam ius regiae potestatis habebant, Budae morabantur ita de publico soliciti statu, ut paruam admodum priuatae rei gererent curam, cum maxime uellent non modo proxima, sed etiam longe posita tueri.</text:p>
          </table:table-cell>
          <table:table-cell office:value-type="string" calcext:value-type="string">
            <text:p>urn:cts:croala:tubero.commentarii.croala-loci:body1.div3.div9.p5.s1.placeName14</text:p>
          </table:table-cell>
          <table:table-cell office:value-type="string" calcext:value-type="string">
            <text:p>urn:cite:croala:loci.132132</text:p>
          </table:table-cell>
          <table:table-cell office:value-type="string" calcext:value-type="string">
            <text:p>urn:cite:croala:loci.ana.132132</text:p>
          </table:table-cell>
          <table:table-cell table:number-columns-repeated="1017"/>
        </table:table-row>
        <table:table-row table:style-name="ro2">
          <table:table-cell office:value-type="float" office:value="146116" calcext:value-type="float">
            <text:p>146116</text:p>
          </table:table-cell>
          <table:table-cell office:value-type="string" calcext:value-type="string">
            <text:p>Budae</text:p>
          </table:table-cell>
          <table:table-cell office:value-type="string" calcext:value-type="string">
            <text:p>estlocus1</text:p>
          </table:table-cell>
          <table:table-cell office:value-type="string" calcext:value-type="string">
            <text:p>Rex uiuos Turcas fodiendis lapidibus destinatos partim in Boemiam, ut eo quoque huius uictoriae fama perueniret, duci iussit, partim Budae cum caeteris eius nationis captiuis retinuit.</text:p>
          </table:table-cell>
          <table:table-cell office:value-type="string" calcext:value-type="string">
            <text:p>urn:cts:croala:tubero.commentarii.croala-loci:body1.div4.div5.p6.s3.placeName20</text:p>
          </table:table-cell>
          <table:table-cell office:value-type="string" calcext:value-type="string">
            <text:p>urn:cite:croala:loci.146116</text:p>
          </table:table-cell>
          <table:table-cell office:value-type="string" calcext:value-type="string">
            <text:p>urn:cite:croala:loci.ana.146116</text:p>
          </table:table-cell>
          <table:table-cell table:number-columns-repeated="1017"/>
        </table:table-row>
        <table:table-row table:style-name="ro8">
          <table:table-cell office:value-type="float" office:value="184964" calcext:value-type="float">
            <text:p>184964</text:p>
          </table:table-cell>
          <table:table-cell office:value-type="string" calcext:value-type="string">
            <text:p>Budae</text:p>
          </table:table-cell>
          <table:table-cell office:value-type="string" calcext:value-type="string">
            <text:p>estlocus1</text:p>
          </table:table-cell>
          <table:table-cell office:value-type="string" calcext:value-type="string">
            <text:p>Thomas igitur metu quam natura blandior, ut plerisque nouis hominibus mos est, singulos procerum ambiendo ac benigne appellando, apparatisque epulis identidem accipiendo ― hac enim comitate Hungari capiuntur ― persuasit omnibus, ne quid ibi grauius contra regis uoluntatem in sacerdotes decerneretur, atque affirmans regem in rempublicam optime animatum, nec ulli rei, quae eis e publica utilitate uisa fuerit, aduersaturum, perpulit eos, ut quae seorsum in sacerdotes maxime deliberare constituissent, Budae praesente rege de his consultarent.</text:p>
          </table:table-cell>
          <table:table-cell office:value-type="string" calcext:value-type="string">
            <text:p>urn:cts:croala:tubero.commentarii.croala-loci:body1.div5.div3.p5.s1.placeName68</text:p>
          </table:table-cell>
          <table:table-cell office:value-type="string" calcext:value-type="string">
            <text:p>urn:cite:croala:loci.184964</text:p>
          </table:table-cell>
          <table:table-cell office:value-type="string" calcext:value-type="string">
            <text:p>urn:cite:croala:loci.ana.184964</text:p>
          </table:table-cell>
          <table:table-cell table:number-columns-repeated="1017"/>
        </table:table-row>
        <table:table-row table:style-name="ro8">
          <table:table-cell office:value-type="float" office:value="489919" calcext:value-type="float">
            <text:p>489919</text:p>
          </table:table-cell>
          <table:table-cell office:value-type="string" calcext:value-type="string">
            <text:p>Budae</text:p>
          </table:table-cell>
          <table:table-cell office:value-type="string" calcext:value-type="string">
            <text:p>estlocus1</text:p>
          </table:table-cell>
          <table:table-cell office:value-type="string" calcext:value-type="string">
            <text:p>Agrestes eodem tempore apud Pesthinum a Iohanne Abstemio profligati; coniuratio Antonii Longi eodem modo in agro Colociensi suffocatur, Longus Budae ad poenam trahitur; plebs paullatim ad seruitium reducitur; Iohannes Scepusiensis parta huius belli gloria se regi suspectum reddit; occasio inde colloquii inter imperatorem et Hungariae regem nata; Vladislauus cum fratre Sigismundo, Poloniae rege, Viennam ad Maximilianum imperatorem ascendens, affinitate cum Austriacis iungitur; Budam regressus paucos post menses diem obit.</text:p>
          </table:table-cell>
          <table:table-cell office:value-type="string" calcext:value-type="string">
            <text:p>urn:cts:croala:tubero.commentarii.croala-loci:body1.div10.div6.argument1.p1.s1.placeName20</text:p>
          </table:table-cell>
          <table:table-cell office:value-type="string" calcext:value-type="string">
            <text:p>urn:cite:croala:loci.489919</text:p>
          </table:table-cell>
          <table:table-cell office:value-type="string" calcext:value-type="string">
            <text:p>urn:cite:croala:loci.ana.489919</text:p>
          </table:table-cell>
          <table:table-cell table:number-columns-repeated="1017"/>
        </table:table-row>
        <table:table-row table:style-name="ro5">
          <table:table-cell office:value-type="float" office:value="491212" calcext:value-type="float">
            <text:p>491212</text:p>
          </table:table-cell>
          <table:table-cell office:value-type="string" calcext:value-type="string">
            <text:p>Budae</text:p>
          </table:table-cell>
          <table:table-cell office:value-type="string" calcext:value-type="string">
            <text:p>estlocus1</text:p>
          </table:table-cell>
          <table:table-cell office:value-type="string" calcext:value-type="string">
            <text:p>Eodem quoque astu ac fortuna coniuratio Antonii cognomento Longi in agro Colociensi disiecta est, de quo quidem, quum uiuus captus esset, supplicium Budae in regia ciuitate sumptum est.</text:p>
          </table:table-cell>
          <table:table-cell office:value-type="string" calcext:value-type="string">
            <text:p>urn:cts:croala:tubero.commentarii.croala-loci:body1.div10.div6.p2.s1.placeName23</text:p>
          </table:table-cell>
          <table:table-cell office:value-type="string" calcext:value-type="string">
            <text:p>urn:cite:croala:loci.491212</text:p>
          </table:table-cell>
          <table:table-cell office:value-type="string" calcext:value-type="string">
            <text:p>urn:cite:croala:loci.ana.491212</text:p>
          </table:table-cell>
          <table:table-cell table:number-columns-repeated="1017"/>
        </table:table-row>
        <table:table-row table:style-name="ro4">
          <table:table-cell office:value-type="float" office:value="493263" calcext:value-type="float">
            <text:p>493263</text:p>
          </table:table-cell>
          <table:table-cell office:value-type="string" calcext:value-type="string">
            <text:p>Budae</text:p>
          </table:table-cell>
          <table:table-cell office:value-type="string" calcext:value-type="string">
            <text:p>estlocus1</text:p>
          </table:table-cell>
          <table:table-cell office:value-type="string" calcext:value-type="string">
            <text:p>Quae quidem fama ex eo maxime increbuit, quia Vuladislauus, filia, quae uni ex Maximiliani nepotibus desponsanda esset, potius in potestatem Maximiliani quam Sigismundi fratris tradita, eo quod Sigismundus sororem Sepusiensis, qui, ut dictum est, regi suspectus erat, in matrimonio habebat, in Hungariam regressus est, paucisque post mensibus Budae moritur.</text:p>
          </table:table-cell>
          <table:table-cell office:value-type="string" calcext:value-type="string">
            <text:p>urn:cts:croala:tubero.commentarii.croala-loci:body1.div10.div6.p4.s5.placeName48</text:p>
          </table:table-cell>
          <table:table-cell office:value-type="string" calcext:value-type="string">
            <text:p>urn:cite:croala:loci.493263</text:p>
          </table:table-cell>
          <table:table-cell office:value-type="string" calcext:value-type="string">
            <text:p>urn:cite:croala:loci.ana.493263</text:p>
          </table:table-cell>
          <table:table-cell table:number-columns-repeated="1017"/>
        </table:table-row>
        <table:table-row table:style-name="ro2">
          <table:table-cell office:value-type="float" office:value="89465" calcext:value-type="float">
            <text:p>89465</text:p>
          </table:table-cell>
          <table:table-cell office:value-type="string" calcext:value-type="string">
            <text:p>Budam</text:p>
          </table:table-cell>
          <table:table-cell office:value-type="string" calcext:value-type="string">
            <text:p>estlocus1</text:p>
          </table:table-cell>
          <table:table-cell office:value-type="string" calcext:value-type="string">
            <text:p>Atque ubi ad Danubium peruenit, non procul a Strigonio in ulteriori fluminis ripa subsistit, quoad missus Budam nuntius de suo aduentu principes Hungarorum certiores facturus reuerteretur.</text:p>
          </table:table-cell>
          <table:table-cell office:value-type="string" calcext:value-type="string">
            <text:p>urn:cts:croala:tubero.commentarii.croala-loci:body1.div2.div5.p1.s2.placeName17</text:p>
          </table:table-cell>
          <table:table-cell office:value-type="string" calcext:value-type="string">
            <text:p>urn:cite:croala:loci.89465</text:p>
          </table:table-cell>
          <table:table-cell office:value-type="string" calcext:value-type="string">
            <text:p>urn:cite:croala:loci.ana.89465</text:p>
          </table:table-cell>
          <table:table-cell table:number-columns-repeated="1017"/>
        </table:table-row>
        <table:table-row table:style-name="ro2">
          <table:table-cell office:value-type="float" office:value="91007" calcext:value-type="float">
            <text:p>91007</text:p>
          </table:table-cell>
          <table:table-cell office:value-type="string" calcext:value-type="string">
            <text:p>Budam</text:p>
          </table:table-cell>
          <table:table-cell office:value-type="string" calcext:value-type="string">
            <text:p>estlocus1</text:p>
          </table:table-cell>
          <table:table-cell office:value-type="string" calcext:value-type="string">
            <text:p>Vuladislauus Danubio, qua Strigonium praeterfluit, traiecto, haud mediocri partim Hungarorum, partim Boemorum multitudine comitatus Budam petit, magnoque ciuium studio in urbe excipitur, sacrificiisque prius de more factis in regiam deductus est.</text:p>
          </table:table-cell>
          <table:table-cell office:value-type="string" calcext:value-type="string">
            <text:p>urn:cts:croala:tubero.commentarii.croala-loci:body1.div2.div5.p2.s3.placeName15</text:p>
          </table:table-cell>
          <table:table-cell office:value-type="string" calcext:value-type="string">
            <text:p>urn:cite:croala:loci.91007</text:p>
          </table:table-cell>
          <table:table-cell office:value-type="string" calcext:value-type="string">
            <text:p>urn:cite:croala:loci.ana.91007</text:p>
          </table:table-cell>
          <table:table-cell table:number-columns-repeated="1017"/>
        </table:table-row>
        <table:table-row table:style-name="ro5">
          <table:table-cell office:value-type="float" office:value="99591" calcext:value-type="float">
            <text:p>99591</text:p>
          </table:table-cell>
          <table:table-cell office:value-type="string" calcext:value-type="string">
            <text:p>Budam</text:p>
          </table:table-cell>
          <table:table-cell office:value-type="string" calcext:value-type="string">
            <text:p>estlocus1</text:p>
          </table:table-cell>
          <table:table-cell office:value-type="string" calcext:value-type="string">
            <text:p>Itaque relicto in castris Albertho Vuladislauus Budam reuersus est, maximo praeter Polonorum arma noui insuper alicuius motus timore anxius.</text:p>
          </table:table-cell>
          <table:table-cell office:value-type="string" calcext:value-type="string">
            <text:p>urn:cts:croala:tubero.commentarii.croala-loci:body1.div2.div9.p3.s3.placeName7</text:p>
          </table:table-cell>
          <table:table-cell office:value-type="string" calcext:value-type="string">
            <text:p>urn:cite:croala:loci.99591</text:p>
          </table:table-cell>
          <table:table-cell office:value-type="string" calcext:value-type="string">
            <text:p>urn:cite:croala:loci.ana.99591</text:p>
          </table:table-cell>
          <table:table-cell table:number-columns-repeated="1017"/>
        </table:table-row>
        <table:table-row table:style-name="ro5">
          <table:table-cell office:value-type="float" office:value="113558" calcext:value-type="float">
            <text:p>113558</text:p>
          </table:table-cell>
          <table:table-cell office:value-type="string" calcext:value-type="string">
            <text:p>Budam</text:p>
          </table:table-cell>
          <table:table-cell office:value-type="string" calcext:value-type="string">
            <text:p>estlocus1</text:p>
          </table:table-cell>
          <table:table-cell office:value-type="string" calcext:value-type="string">
            <text:p>Itaque domum se non sine dedecore contulit: Budam enim quum pudore deterritus uitauit, tum ne Poloni eius absentia fraeti facile inferendi locum detrimenti in eius agris inuenirent.</text:p>
          </table:table-cell>
          <table:table-cell office:value-type="string" calcext:value-type="string">
            <text:p>urn:cts:croala:tubero.commentarii.croala-loci:body1.div3.div3.p1.s4.placeName8</text:p>
          </table:table-cell>
          <table:table-cell office:value-type="string" calcext:value-type="string">
            <text:p>urn:cite:croala:loci.113558</text:p>
          </table:table-cell>
          <table:table-cell office:value-type="string" calcext:value-type="string">
            <text:p>urn:cite:croala:loci.ana.113558</text:p>
          </table:table-cell>
          <table:table-cell table:number-columns-repeated="1017"/>
        </table:table-row>
        <table:table-row table:style-name="ro5">
          <table:table-cell office:value-type="float" office:value="126334" calcext:value-type="float">
            <text:p>126334</text:p>
          </table:table-cell>
          <table:table-cell office:value-type="string" calcext:value-type="string">
            <text:p>Budam</text:p>
          </table:table-cell>
          <table:table-cell office:value-type="string" calcext:value-type="string">
            <text:p>estlocus1</text:p>
          </table:table-cell>
          <table:table-cell office:value-type="string" calcext:value-type="string">
            <text:p>Maximilianus Albam triumphans ingreditur; Budam quoque sibi tradi postulat, sed Hungari renuunt.</text:p>
          </table:table-cell>
          <table:table-cell office:value-type="string" calcext:value-type="string">
            <text:p>urn:cts:croala:tubero.commentarii.croala-loci:body1.div3.div8.argument1.p1.s1.placeName5</text:p>
          </table:table-cell>
          <table:table-cell office:value-type="string" calcext:value-type="string">
            <text:p>urn:cite:croala:loci.126334</text:p>
          </table:table-cell>
          <table:table-cell office:value-type="string" calcext:value-type="string">
            <text:p>urn:cite:croala:loci.ana.126334</text:p>
          </table:table-cell>
          <table:table-cell table:number-columns-repeated="1017"/>
        </table:table-row>
        <table:table-row table:style-name="ro3">
          <table:table-cell office:value-type="float" office:value="127033" calcext:value-type="float">
            <text:p>127033</text:p>
          </table:table-cell>
          <table:table-cell office:value-type="string" calcext:value-type="string">
            <text:p>Budam</text:p>
          </table:table-cell>
          <table:table-cell office:value-type="string" calcext:value-type="string">
            <text:p>estlocus1</text:p>
          </table:table-cell>
          <table:table-cell office:value-type="string" calcext:value-type="string">
            <text:p>Stephanus Bather ubi accepit Albam amissam esse, periculo simul regni, simul gloriae motus ingemuit, lachrymisque non temperauit, ueritusque, ne hostis uictorem exercitum Budam duceret, compulsis ad operam agricultoribus fossas urbis propere purgat, aggerem e terra moenibus circumducit, propugnacula, ubi necesse uisum est, erigit, tormentisque instruit, armatisque totam urbem complet, nulli denique prouidi ducis deest negocio.</text:p>
          </table:table-cell>
          <table:table-cell office:value-type="string" calcext:value-type="string">
            <text:p>urn:cts:croala:tubero.commentarii.croala-loci:body1.div3.div8.p2.s1.placeName23</text:p>
          </table:table-cell>
          <table:table-cell office:value-type="string" calcext:value-type="string">
            <text:p>urn:cite:croala:loci.127033</text:p>
          </table:table-cell>
          <table:table-cell office:value-type="string" calcext:value-type="string">
            <text:p>urn:cite:croala:loci.ana.127033</text:p>
          </table:table-cell>
          <table:table-cell table:number-columns-repeated="1017"/>
        </table:table-row>
        <table:table-row table:style-name="ro6">
          <table:table-cell office:value-type="float" office:value="127476" calcext:value-type="float">
            <text:p>127476</text:p>
          </table:table-cell>
          <table:table-cell office:value-type="string" calcext:value-type="string">
            <text:p>Budam</text:p>
          </table:table-cell>
          <table:table-cell office:value-type="string" calcext:value-type="string">
            <text:p>estlocus1</text:p>
          </table:table-cell>
          <table:table-cell office:value-type="string" calcext:value-type="string">
            <text:p>Maximilianus successu, ut fit, rerum elatus, parum admodum ducens sedem olim regni Hungarici, qua nemo hostium ad illam diem potitus erat, nullo repugnante expugnasse, caduceatorem mittit, qui eius uerbis Budam a principibus, qui per idem tempus ibi erant, propalam peteret, atque ad uoluntariam deditionem, molli primum oratione pelliceret, oppugnationem deinde atque ea tandem, quae captae urbes iure belli pati solent, ni ocius imperio obtemperent, Budenses passuros denunciaret, diceretque se uerum esse Hungarorum regem, atque a Deo constitutum.</text:p>
          </table:table-cell>
          <table:table-cell office:value-type="string" calcext:value-type="string">
            <text:p>urn:cts:croala:tubero.commentarii.croala-loci:body1.div3.div8.p3.s1.placeName30</text:p>
          </table:table-cell>
          <table:table-cell office:value-type="string" calcext:value-type="string">
            <text:p>urn:cite:croala:loci.127476</text:p>
          </table:table-cell>
          <table:table-cell office:value-type="string" calcext:value-type="string">
            <text:p>urn:cite:croala:loci.ana.127476</text:p>
          </table:table-cell>
          <table:table-cell table:number-columns-repeated="1017"/>
        </table:table-row>
        <table:table-row table:style-name="ro3">
          <table:table-cell office:value-type="float" office:value="127889" calcext:value-type="float">
            <text:p>127889</text:p>
          </table:table-cell>
          <table:table-cell office:value-type="string" calcext:value-type="string">
            <text:p>Budam</text:p>
          </table:table-cell>
          <table:table-cell office:value-type="string" calcext:value-type="string">
            <text:p>estlocus1</text:p>
          </table:table-cell>
          <table:table-cell office:value-type="string" calcext:value-type="string">
            <text:p>Caduceatori principes Hungari respondent sibi haud esse integrum Budam Maximiliano tradere, quippe quam eius nomine tenerent, quem consensu publico regem optimates creassent, cui sane imperium ne dum adimere, sed ne ulla quidem ex parte minuere, uel si possent, in animo non haberent, asserentes difficillimum esse cum Boemis, gente bellicosissima, bellum suscipere, etiam si nefas non esset regi ritu legitimo creato talem iniuriam inferre.</text:p>
          </table:table-cell>
          <table:table-cell office:value-type="string" calcext:value-type="string">
            <text:p>urn:cts:croala:tubero.commentarii.croala-loci:body1.div3.div8.p3.s3.placeName9</text:p>
          </table:table-cell>
          <table:table-cell office:value-type="string" calcext:value-type="string">
            <text:p>urn:cite:croala:loci.127889</text:p>
          </table:table-cell>
          <table:table-cell office:value-type="string" calcext:value-type="string">
            <text:p>urn:cite:croala:loci.ana.127889</text:p>
          </table:table-cell>
          <table:table-cell table:number-columns-repeated="1017"/>
        </table:table-row>
        <table:table-row table:style-name="ro7">
          <table:table-cell office:value-type="float" office:value="129261" calcext:value-type="float">
            <text:p>129261</text:p>
          </table:table-cell>
          <table:table-cell office:value-type="string" calcext:value-type="string">
            <text:p>Budam</text:p>
          </table:table-cell>
          <table:table-cell office:value-type="string" calcext:value-type="string">
            <text:p>estlocus1</text:p>
          </table:table-cell>
          <table:table-cell office:value-type="string" calcext:value-type="string">
            <text:p>Alemanus ubi ex eo, quem Budam miserat, Hungarorum animos intellexit, urbemque iam militibus atque operibus satis munitam, et ob id oppugnanti haud promptam, spe regni potiundi lapsus modum quoque secundis statuit rebus, ac sese uehementer accusauit, quod Alba Regia capta Budam, inopinata hostium uictoria perculsam, exercitum protinus non duxisset, regnumque pene e manibus emisisset, cursu rerum prospero importuna mora corrupto, ratus id quod nunquam, opinor, euenisset, expugnata uidelicet Buda, quae caput regni est, totam etiam Hungariam subiectum iri, propterea quod regni Hungarici uires non in urbibus castellisque, caeterisue id genus edificiis consistunt, uerum in exercitu, qui quidem ex nobilitate constat, sitae sunt.</text:p>
          </table:table-cell>
          <table:table-cell office:value-type="string" calcext:value-type="string">
            <text:p>urn:cts:croala:tubero.commentarii.croala-loci:body1.div3.div9.p1.s1.placeName6</text:p>
          </table:table-cell>
          <table:table-cell office:value-type="string" calcext:value-type="string">
            <text:p>urn:cite:croala:loci.129261</text:p>
          </table:table-cell>
          <table:table-cell office:value-type="string" calcext:value-type="string">
            <text:p>urn:cite:croala:loci.ana.129261</text:p>
          </table:table-cell>
          <table:table-cell table:number-columns-repeated="1017"/>
        </table:table-row>
        <table:table-row table:style-name="ro7">
          <table:table-cell office:value-type="float" office:value="129428" calcext:value-type="float">
            <text:p>129428</text:p>
          </table:table-cell>
          <table:table-cell office:value-type="string" calcext:value-type="string">
            <text:p>Budam</text:p>
          </table:table-cell>
          <table:table-cell office:value-type="string" calcext:value-type="string">
            <text:p>estlocus1</text:p>
          </table:table-cell>
          <table:table-cell office:value-type="string" calcext:value-type="string">
            <text:p>Alemanus ubi ex eo, quem Budam miserat, Hungarorum animos intellexit, urbemque iam militibus atque operibus satis munitam, et ob id oppugnanti haud promptam, spe regni potiundi lapsus modum quoque secundis statuit rebus, ac sese uehementer accusauit, quod Alba Regia capta Budam, inopinata hostium uictoria perculsam, exercitum protinus non duxisset, regnumque pene e manibus emisisset, cursu rerum prospero importuna mora corrupto, ratus id quod nunquam, opinor, euenisset, expugnata uidelicet Buda, quae caput regni est, totam etiam Hungariam subiectum iri, propterea quod regni Hungarici uires non in urbibus castellisque, caeterisue id genus edificiis consistunt, uerum in exercitu, qui quidem ex nobilitate constat, sitae sunt.</text:p>
          </table:table-cell>
          <table:table-cell office:value-type="string" calcext:value-type="string">
            <text:p>urn:cts:croala:tubero.commentarii.croala-loci:body1.div3.div9.p1.s1.placeName41</text:p>
          </table:table-cell>
          <table:table-cell office:value-type="string" calcext:value-type="string">
            <text:p>urn:cite:croala:loci.129428</text:p>
          </table:table-cell>
          <table:table-cell office:value-type="string" calcext:value-type="string">
            <text:p>urn:cite:croala:loci.ana.129428</text:p>
          </table:table-cell>
          <table:table-cell table:number-columns-repeated="1017"/>
        </table:table-row>
        <table:table-row table:style-name="ro1">
          <table:table-cell office:value-type="float" office:value="134124" calcext:value-type="float">
            <text:p>134124</text:p>
          </table:table-cell>
          <table:table-cell office:value-type="string" calcext:value-type="string">
            <text:p>Budam</text:p>
          </table:table-cell>
          <table:table-cell office:value-type="string" calcext:value-type="string">
            <text:p>estlocus1</text:p>
          </table:table-cell>
          <table:table-cell office:value-type="string" calcext:value-type="string">
            <text:p>Vuladislauus cum Bohemico exercitu Budam redit, et contra fratrem in aciem procedit.</text:p>
          </table:table-cell>
          <table:table-cell office:value-type="string" calcext:value-type="string">
            <text:p>urn:cts:croala:tubero.commentarii.croala-loci:body1.div4.div1.argument1.p1.s1.placeName5</text:p>
          </table:table-cell>
          <table:table-cell office:value-type="string" calcext:value-type="string">
            <text:p>urn:cite:croala:loci.134124</text:p>
          </table:table-cell>
          <table:table-cell office:value-type="string" calcext:value-type="string">
            <text:p>urn:cite:croala:loci.ana.134124</text:p>
          </table:table-cell>
          <table:table-cell table:number-columns-repeated="1017"/>
        </table:table-row>
        <table:table-row table:style-name="ro2">
          <table:table-cell office:value-type="float" office:value="134235" calcext:value-type="float">
            <text:p>134235</text:p>
          </table:table-cell>
          <table:table-cell office:value-type="string" calcext:value-type="string">
            <text:p>Budam</text:p>
          </table:table-cell>
          <table:table-cell office:value-type="string" calcext:value-type="string">
            <text:p>estlocus1</text:p>
          </table:table-cell>
          <table:table-cell office:value-type="string" calcext:value-type="string">
            <text:p>Wladislauus tandem sex millibus Boemorum uix coactis Posonio, quo profectum supra docuimus, Budam reuertitur, ubi rem suam, multo iam auctiorem atque meliorem quam reliquerat, offendit.</text:p>
          </table:table-cell>
          <table:table-cell office:value-type="string" calcext:value-type="string">
            <text:p>urn:cts:croala:tubero.commentarii.croala-loci:body1.div4.div1.p1.s1.placeName13</text:p>
          </table:table-cell>
          <table:table-cell office:value-type="string" calcext:value-type="string">
            <text:p>urn:cite:croala:loci.134235</text:p>
          </table:table-cell>
          <table:table-cell office:value-type="string" calcext:value-type="string">
            <text:p>urn:cite:croala:loci.ana.134235</text:p>
          </table:table-cell>
          <table:table-cell table:number-columns-repeated="1017"/>
        </table:table-row>
        <table:table-row table:style-name="ro8">
          <table:table-cell office:value-type="float" office:value="140837" calcext:value-type="float">
            <text:p>140837</text:p>
          </table:table-cell>
          <table:table-cell office:value-type="string" calcext:value-type="string">
            <text:p>Budam</text:p>
          </table:table-cell>
          <table:table-cell office:value-type="string" calcext:value-type="string">
            <text:p>estlocus1</text:p>
          </table:table-cell>
          <table:table-cell office:value-type="string" calcext:value-type="string">
            <text:p>At Vuladislauus, finibus Hungariae Polonico regno adiacentibus magis praesentibus incursionibus quam belli metu liberatis, et ob id iussa parte exercitus non procul ab Alberthi hibernis hyemare, ut si quid moueret praesto essent, qui resisterent ― non enim pacati animi esse uidebatur, quandoquidem non uoluntate, sed neccessitate coactus ad pacem uenisset reliquum exercitum Budam secum reduxit, atque per proximos uicos hibernatum distribuit.</text:p>
          </table:table-cell>
          <table:table-cell office:value-type="string" calcext:value-type="string">
            <text:p>urn:cts:croala:tubero.commentarii.croala-loci:body1.div4.div3.p2.s2.placeName52</text:p>
          </table:table-cell>
          <table:table-cell office:value-type="string" calcext:value-type="string">
            <text:p>urn:cite:croala:loci.140837</text:p>
          </table:table-cell>
          <table:table-cell office:value-type="string" calcext:value-type="string">
            <text:p>urn:cite:croala:loci.ana.140837</text:p>
          </table:table-cell>
          <table:table-cell table:number-columns-repeated="1017"/>
        </table:table-row>
        <table:table-row table:style-name="ro2">
          <table:table-cell office:value-type="float" office:value="150777" calcext:value-type="float">
            <text:p>150777</text:p>
          </table:table-cell>
          <table:table-cell office:value-type="string" calcext:value-type="string">
            <text:p>Budam</text:p>
          </table:table-cell>
          <table:table-cell office:value-type="string" calcext:value-type="string">
            <text:p>estlocus1</text:p>
          </table:table-cell>
          <table:table-cell office:value-type="string" calcext:value-type="string">
            <text:p>Vuladislauus, Albensibus ob male defensam urbem iusta ignominia notatis, atque omnibus antiquorum regum in eos honorificis consultis ac decretis, quibus prae caeteris Hungariae urbibus erant honestati, abrogatis, desperata ferme salute Budam lectica aduehitur.</text:p>
          </table:table-cell>
          <table:table-cell office:value-type="string" calcext:value-type="string">
            <text:p>urn:cts:croala:tubero.commentarii.croala-loci:body1.div4.div7.p2.s1.placeName31</text:p>
          </table:table-cell>
          <table:table-cell office:value-type="string" calcext:value-type="string">
            <text:p>urn:cite:croala:loci.150777</text:p>
          </table:table-cell>
          <table:table-cell office:value-type="string" calcext:value-type="string">
            <text:p>urn:cite:croala:loci.ana.150777</text:p>
          </table:table-cell>
          <table:table-cell table:number-columns-repeated="1017"/>
        </table:table-row>
        <table:table-row table:style-name="ro4">
          <table:table-cell office:value-type="float" office:value="169706" calcext:value-type="float">
            <text:p>169706</text:p>
          </table:table-cell>
          <table:table-cell office:value-type="string" calcext:value-type="string">
            <text:p>Budam</text:p>
          </table:table-cell>
          <table:table-cell office:value-type="string" calcext:value-type="string">
            <text:p>estlocus1</text:p>
          </table:table-cell>
          <table:table-cell office:value-type="string" calcext:value-type="string">
            <text:p>Iam regno externis hostibus uacuo optimates, de pacis conditionibus a Maximiliano dictis deliberaturi, conuentum nobilium Budam indicunt, multo grauius quam antea ferentes Alemanis se diutius esse obnoxios ex pace inconsulto senatu temere facta, Polono hoste magna gloria finibus Hungaricis submoto.</text:p>
          </table:table-cell>
          <table:table-cell office:value-type="string" calcext:value-type="string">
            <text:p>urn:cts:croala:tubero.commentarii.croala-loci:body1.div4.div14.p1.s1.placeName16</text:p>
          </table:table-cell>
          <table:table-cell office:value-type="string" calcext:value-type="string">
            <text:p>urn:cite:croala:loci.169706</text:p>
          </table:table-cell>
          <table:table-cell office:value-type="string" calcext:value-type="string">
            <text:p>urn:cite:croala:loci.ana.169706</text:p>
          </table:table-cell>
          <table:table-cell table:number-columns-repeated="1017"/>
        </table:table-row>
        <table:table-row table:style-name="ro5">
          <table:table-cell office:value-type="float" office:value="169882" calcext:value-type="float">
            <text:p>169882</text:p>
          </table:table-cell>
          <table:table-cell office:value-type="string" calcext:value-type="string">
            <text:p>Budam</text:p>
          </table:table-cell>
          <table:table-cell office:value-type="string" calcext:value-type="string">
            <text:p>estlocus1</text:p>
          </table:table-cell>
          <table:table-cell office:value-type="string" calcext:value-type="string">
            <text:p>Statuto igitur die pro se quisque magno apparatu atque ingenti comitum clientiumque turba frequentes Budam conueniunt.</text:p>
          </table:table-cell>
          <table:table-cell office:value-type="string" calcext:value-type="string">
            <text:p>urn:cts:croala:tubero.commentarii.croala-loci:body1.div4.div14.p1.s2.placeName15</text:p>
          </table:table-cell>
          <table:table-cell office:value-type="string" calcext:value-type="string">
            <text:p>urn:cite:croala:loci.169882</text:p>
          </table:table-cell>
          <table:table-cell office:value-type="string" calcext:value-type="string">
            <text:p>urn:cite:croala:loci.ana.169882</text:p>
          </table:table-cell>
          <table:table-cell table:number-columns-repeated="1017"/>
        </table:table-row>
        <table:table-row table:style-name="ro1">
          <table:table-cell office:value-type="float" office:value="170094" calcext:value-type="float">
            <text:p>170094</text:p>
          </table:table-cell>
          <table:table-cell office:value-type="string" calcext:value-type="string">
            <text:p>Budam</text:p>
          </table:table-cell>
          <table:table-cell office:value-type="string" calcext:value-type="string">
            <text:p>estlocus1</text:p>
          </table:table-cell>
          <table:table-cell office:value-type="string" calcext:value-type="string">
            <text:p>Oratores quoque a Maximiliano, qui decreta Hungarorum ad se referrent, Budam missi.</text:p>
          </table:table-cell>
          <table:table-cell office:value-type="string" calcext:value-type="string">
            <text:p>urn:cts:croala:tubero.commentarii.croala-loci:body1.div4.div14.p1.s5.placeName11</text:p>
          </table:table-cell>
          <table:table-cell office:value-type="string" calcext:value-type="string">
            <text:p>urn:cite:croala:loci.170094</text:p>
          </table:table-cell>
          <table:table-cell office:value-type="string" calcext:value-type="string">
            <text:p>urn:cite:croala:loci.ana.170094</text:p>
          </table:table-cell>
          <table:table-cell table:number-columns-repeated="1017"/>
        </table:table-row>
        <table:table-row table:style-name="ro2">
          <table:table-cell office:value-type="float" office:value="185113" calcext:value-type="float">
            <text:p>185113</text:p>
          </table:table-cell>
          <table:table-cell office:value-type="string" calcext:value-type="string">
            <text:p>Budam</text:p>
          </table:table-cell>
          <table:table-cell office:value-type="string" calcext:value-type="string">
            <text:p>estlocus1</text:p>
          </table:table-cell>
          <table:table-cell office:value-type="string" calcext:value-type="string">
            <text:p>Caeterum rex, satis intelligens nihil magis quam ocium noua humanis mentibus consilia subicere, paucis interiectis diebus edixit, uti omnes principes profani, pariterque religione sacri, Budam conuenirent.</text:p>
          </table:table-cell>
          <table:table-cell office:value-type="string" calcext:value-type="string">
            <text:p>urn:cts:croala:tubero.commentarii.croala-loci:body1.div5.div3.p5.s2.placeName25</text:p>
          </table:table-cell>
          <table:table-cell office:value-type="string" calcext:value-type="string">
            <text:p>urn:cite:croala:loci.185113</text:p>
          </table:table-cell>
          <table:table-cell office:value-type="string" calcext:value-type="string">
            <text:p>urn:cite:croala:loci.ana.185113</text:p>
          </table:table-cell>
          <table:table-cell table:number-columns-repeated="1017"/>
        </table:table-row>
        <table:table-row table:style-name="ro3">
          <table:table-cell office:value-type="float" office:value="186331" calcext:value-type="float">
            <text:p>186331</text:p>
          </table:table-cell>
          <table:table-cell office:value-type="string" calcext:value-type="string">
            <text:p>Budam</text:p>
          </table:table-cell>
          <table:table-cell office:value-type="string" calcext:value-type="string">
            <text:p>estlocus1</text:p>
          </table:table-cell>
          <table:table-cell office:value-type="string" calcext:value-type="string">
            <text:p>Igitur Rhacusana ciuitas, uetus et fida Hungarici regni socia, postea quam per pacatum magna ex parte Pannoniae agrum, per quem ex Dalmatia Budam uersus erat pergendum, iter tutius quam antea esse accaepit, haud oblita officii sui misit cum donis ad Vuladislauum legatos, qui ei de regno Vngariae ad se delato gratularentur, amicitiamque cum eo instaurarent, atque antiquas societatis leges, interposita eius auctoritate, confirmari peterent.</text:p>
          </table:table-cell>
          <table:table-cell office:value-type="string" calcext:value-type="string">
            <text:p>urn:cts:croala:tubero.commentarii.croala-loci:body1.div5.div4.p1.s3.placeName23</text:p>
          </table:table-cell>
          <table:table-cell office:value-type="string" calcext:value-type="string">
            <text:p>urn:cite:croala:loci.186331</text:p>
          </table:table-cell>
          <table:table-cell office:value-type="string" calcext:value-type="string">
            <text:p>urn:cite:croala:loci.ana.186331</text:p>
          </table:table-cell>
          <table:table-cell table:number-columns-repeated="1017"/>
        </table:table-row>
        <table:table-row table:style-name="ro8">
          <table:table-cell office:value-type="float" office:value="490128" calcext:value-type="float">
            <text:p>490128</text:p>
          </table:table-cell>
          <table:table-cell office:value-type="string" calcext:value-type="string">
            <text:p>Budam</text:p>
          </table:table-cell>
          <table:table-cell office:value-type="string" calcext:value-type="string">
            <text:p>estlocus1</text:p>
          </table:table-cell>
          <table:table-cell office:value-type="string" calcext:value-type="string">
            <text:p>Agrestes eodem tempore apud Pesthinum a Iohanne Abstemio profligati; coniuratio Antonii Longi eodem modo in agro Colociensi suffocatur, Longus Budae ad poenam trahitur; plebs paullatim ad seruitium reducitur; Iohannes Scepusiensis parta huius belli gloria se regi suspectum reddit; occasio inde colloquii inter imperatorem et Hungariae regem nata; Vladislauus cum fratre Sigismundo, Poloniae rege, Viennam ad Maximilianum imperatorem ascendens, affinitate cum Austriacis iungitur; Budam regressus paucos post menses diem obit.</text:p>
          </table:table-cell>
          <table:table-cell office:value-type="string" calcext:value-type="string">
            <text:p>urn:cts:croala:tubero.commentarii.croala-loci:body1.div10.div6.argument1.p1.s1.placeName63</text:p>
          </table:table-cell>
          <table:table-cell office:value-type="string" calcext:value-type="string">
            <text:p>urn:cite:croala:loci.490128</text:p>
          </table:table-cell>
          <table:table-cell office:value-type="string" calcext:value-type="string">
            <text:p>urn:cite:croala:loci.ana.490128</text:p>
          </table:table-cell>
          <table:table-cell table:number-columns-repeated="1017"/>
        </table:table-row>
        <table:table-row table:style-name="ro2">
          <table:table-cell office:value-type="float" office:value="564114" calcext:value-type="float">
            <text:p>564114</text:p>
          </table:table-cell>
          <table:table-cell office:value-type="string" calcext:value-type="string">
            <text:p>Budam</text:p>
          </table:table-cell>
          <table:table-cell office:value-type="string" calcext:value-type="string">
            <text:p>estlocus1</text:p>
          </table:table-cell>
          <table:table-cell office:value-type="string" calcext:value-type="string">
            <text:p>Ipse cum paucis equitibus, qui praesto erant, Danubium, qua is Budam Pestumque intersecat, traiecit, edixitque ut omnes nobiles pro suis quisque facultatibus armis et equis, ac clientibus instructi Baciam ad se conuenirent.</text:p>
          </table:table-cell>
          <table:table-cell office:value-type="string" calcext:value-type="string">
            <text:p>urn:cts:croala:tubero.commentarii.croala-loci:body1.div11.div5.p4.s2.placeName11</text:p>
          </table:table-cell>
          <table:table-cell office:value-type="string" calcext:value-type="string">
            <text:p>urn:cite:croala:loci.564114</text:p>
          </table:table-cell>
          <table:table-cell office:value-type="string" calcext:value-type="string">
            <text:p>urn:cite:croala:loci.ana.564114</text:p>
          </table:table-cell>
          <table:table-cell table:number-columns-repeated="1017"/>
        </table:table-row>
        <table:table-row table:style-name="ro5">
          <table:table-cell office:value-type="float" office:value="301447" calcext:value-type="float">
            <text:p>301447</text:p>
          </table:table-cell>
          <table:table-cell office:value-type="string" calcext:value-type="string">
            <text:p>Carnici</text:p>
          </table:table-cell>
          <table:table-cell office:value-type="string" calcext:value-type="string">
            <text:p>estlocus1</text:p>
          </table:table-cell>
          <table:table-cell office:value-type="string" calcext:value-type="string">
            <text:p>Quem ubi uado transire nequit, quicquid erat Carnici agri Venetae ditionis, inter Tergeste et Liquentiam late populatus est.</text:p>
          </table:table-cell>
          <table:table-cell office:value-type="string" calcext:value-type="string">
            <text:p>urn:cts:croala:tubero.commentarii.croala-loci:body1.div7.div7.p2.s5.placeName8</text:p>
          </table:table-cell>
          <table:table-cell office:value-type="string" calcext:value-type="string">
            <text:p>urn:cite:croala:loci.301447</text:p>
          </table:table-cell>
          <table:table-cell office:value-type="string" calcext:value-type="string">
            <text:p>urn:cite:croala:loci.ana.301447</text:p>
          </table:table-cell>
          <table:table-cell table:number-columns-repeated="1017"/>
        </table:table-row>
        <table:table-row table:style-name="ro2">
          <table:table-cell office:value-type="float" office:value="123538" calcext:value-type="float">
            <text:p>123538</text:p>
          </table:table-cell>
          <table:table-cell office:value-type="string" calcext:value-type="string">
            <text:p>Dalmatiae</text:p>
          </table:table-cell>
          <table:table-cell office:value-type="string" calcext:value-type="string">
            <text:p>estlocus2</text:p>
          </table:table-cell>
          <table:table-cell office:value-type="string" calcext:value-type="string">
            <text:p>Hic autem Ianus, uir et literis et ingenio memorabilis, nobili genere natus fuit, in ea mediterraneae Dalmatiae regione, quae inter Sauum et Drauum amneis sita a Pannonia Drauo dirimitur, nunc a Sclauenis, Transistrana, ut supra demonstratum est, natione incolitur.</text:p>
          </table:table-cell>
          <table:table-cell office:value-type="string" calcext:value-type="string">
            <text:p>urn:cts:croala:tubero.commentarii.croala-loci:body1.div3.div6.p3.s1.placeName17</text:p>
          </table:table-cell>
          <table:table-cell office:value-type="string" calcext:value-type="string">
            <text:p>urn:cite:croala:loci.123538</text:p>
          </table:table-cell>
          <table:table-cell office:value-type="string" calcext:value-type="string">
            <text:p>urn:cite:croala:loci.ana.123538</text:p>
          </table:table-cell>
          <table:table-cell table:number-columns-repeated="1017"/>
        </table:table-row>
        <table:table-row table:style-name="ro2">
          <table:table-cell office:value-type="float" office:value="157713" calcext:value-type="float">
            <text:p>157713</text:p>
          </table:table-cell>
          <table:table-cell office:value-type="string" calcext:value-type="string">
            <text:p>Dalmatiae</text:p>
          </table:table-cell>
          <table:table-cell office:value-type="string" calcext:value-type="string">
            <text:p>estlocus4</text:p>
          </table:table-cell>
          <table:table-cell office:value-type="string" calcext:value-type="string">
            <text:p>Dalmatiae sacerdotes consulto praeterii, quippe qui, quum partim ob frequentes Turcarum incursiones ualde pauperes sint, partim in Turcarum ditione degant, rempublicam Hungaricam armis iuuare haudquaquam potuere.</text:p>
          </table:table-cell>
          <table:table-cell office:value-type="string" calcext:value-type="string">
            <text:p>urn:cts:croala:tubero.commentarii.croala-loci:body1.div4.div10.p2.s1.placeName1</text:p>
          </table:table-cell>
          <table:table-cell office:value-type="string" calcext:value-type="string">
            <text:p>urn:cite:croala:loci.157713</text:p>
          </table:table-cell>
          <table:table-cell office:value-type="string" calcext:value-type="string">
            <text:p>urn:cite:croala:loci.ana.157713</text:p>
          </table:table-cell>
          <table:table-cell table:number-columns-repeated="1017"/>
        </table:table-row>
        <table:table-row table:style-name="ro8">
          <table:table-cell office:value-type="float" office:value="187066" calcext:value-type="float">
            <text:p>187066</text:p>
          </table:table-cell>
          <table:table-cell office:value-type="string" calcext:value-type="string">
            <text:p>Dalmatiae</text:p>
          </table:table-cell>
          <table:table-cell office:value-type="string" calcext:value-type="string">
            <text:p>estlocus2</text:p>
          </table:table-cell>
          <table:table-cell office:value-type="string" calcext:value-type="string">
            <text:p>Nec equidem aut fabulas ab aliis confictas sequar, aut ipse nouas componam, per studium huius urbis clariore origine nobilitandae ― quum nulla prorsus ciuitati a re militari abhorrenti solique mercaturae deditae dari possit nobilitas ― uerum omnia uel ex uero hausta, uel quam simillima ueri in medium proferam, sequens imprimis Docleatem authorem, qui incolumi adhuc Doclea, nobili Dalmatiae urbe, Slouinorum res excidiumque Epidauri, et originem Rhacusanae urbis commemorauit.</text:p>
          </table:table-cell>
          <table:table-cell office:value-type="string" calcext:value-type="string">
            <text:p>urn:cts:croala:tubero.commentarii.croala-loci:body1.div5.div4.p2.s2.placeName56</text:p>
          </table:table-cell>
          <table:table-cell office:value-type="string" calcext:value-type="string">
            <text:p>urn:cite:croala:loci.187066</text:p>
          </table:table-cell>
          <table:table-cell office:value-type="string" calcext:value-type="string">
            <text:p>urn:cite:croala:loci.ana.187066</text:p>
          </table:table-cell>
          <table:table-cell table:number-columns-repeated="1017"/>
        </table:table-row>
        <table:table-row table:style-name="ro8">
          <table:table-cell office:value-type="float" office:value="187453" calcext:value-type="float">
            <text:p>187453</text:p>
          </table:table-cell>
          <table:table-cell office:value-type="string" calcext:value-type="string">
            <text:p>Dalmatiae</text:p>
          </table:table-cell>
          <table:table-cell office:value-type="string" calcext:value-type="string">
            <text:p>estlocus1</text:p>
          </table:table-cell>
          <table:table-cell office:value-type="string" calcext:value-type="string">
            <text:p>Memoriae proditum est Sarracenos, Arabicam gentem, quondam ex Sicilia, quam armis magna ex parte iam occuparant, ingenti classe ad litora Dalmatiae praedandi studio delatos, urbemque Epidaurum, Slouinorum armis iam fractam, ui coepisse, ferroque atque igni funditus euertisse, ciuibus subito atque improuiso malo perculsis, dum Epidaurii Slouinum terra oppugnantem uix sustinentes noui insuper hostis insperato aduentu terrentur, nec, Slouinis eodem tempore terra, Sarracenis mari urbem agredientibus, resistere queunt.</text:p>
          </table:table-cell>
          <table:table-cell office:value-type="string" calcext:value-type="string">
            <text:p>urn:cts:croala:tubero.commentarii.croala-loci:body1.div5.div4.p3.s1.placeName21</text:p>
          </table:table-cell>
          <table:table-cell office:value-type="string" calcext:value-type="string">
            <text:p>urn:cite:croala:loci.187453</text:p>
          </table:table-cell>
          <table:table-cell office:value-type="string" calcext:value-type="string">
            <text:p>urn:cite:croala:loci.ana.187453</text:p>
          </table:table-cell>
          <table:table-cell table:number-columns-repeated="1017"/>
        </table:table-row>
        <table:table-row table:style-name="ro4">
          <table:table-cell office:value-type="float" office:value="187732" calcext:value-type="float">
            <text:p>187732</text:p>
          </table:table-cell>
          <table:table-cell office:value-type="string" calcext:value-type="string">
            <text:p>Dalmatiae</text:p>
          </table:table-cell>
          <table:table-cell office:value-type="string" calcext:value-type="string">
            <text:p>estlocus1</text:p>
          </table:table-cell>
          <table:table-cell office:value-type="string" calcext:value-type="string">
            <text:p>Post Epidauri excidium, Sarraceno multis cladibus reliquae quoque Dalmatiae illatis Hadriaticum relinquente sinum, Epidaurii ciues, qui forte aut mercaturis, ut fit, rem quaerendo a domo tunc abfuerant, aut fuga inter tumultum elapsi hostiles uitauerant manus, ad instaurandam patriam sese conuertunt.</text:p>
          </table:table-cell>
          <table:table-cell office:value-type="string" calcext:value-type="string">
            <text:p>urn:cts:croala:tubero.commentarii.croala-loci:body1.div5.div4.p3.s2.placeName9</text:p>
          </table:table-cell>
          <table:table-cell office:value-type="string" calcext:value-type="string">
            <text:p>urn:cite:croala:loci.187732</text:p>
          </table:table-cell>
          <table:table-cell office:value-type="string" calcext:value-type="string">
            <text:p>urn:cite:croala:loci.ana.187732</text:p>
          </table:table-cell>
          <table:table-cell table:number-columns-repeated="1017"/>
        </table:table-row>
        <table:table-row table:style-name="ro5">
          <table:table-cell office:value-type="float" office:value="189838" calcext:value-type="float">
            <text:p>189838</text:p>
          </table:table-cell>
          <table:table-cell office:value-type="string" calcext:value-type="string">
            <text:p>Dalmatiae</text:p>
          </table:table-cell>
          <table:table-cell office:value-type="string" calcext:value-type="string">
            <text:p>estlocus2</text:p>
          </table:table-cell>
          <table:table-cell office:value-type="string" calcext:value-type="string">
            <text:p>Hinc enim Bossinatium reges, qui eam Dalmatiae partem obtinebant, imperium auspicabantur, et fortunae suae insignia tunc accipiebant.</text:p>
          </table:table-cell>
          <table:table-cell office:value-type="string" calcext:value-type="string">
            <text:p>urn:cts:croala:tubero.commentarii.croala-loci:body1.div5.div4.p4.s5.placeName7</text:p>
          </table:table-cell>
          <table:table-cell office:value-type="string" calcext:value-type="string">
            <text:p>urn:cite:croala:loci.189838</text:p>
          </table:table-cell>
          <table:table-cell office:value-type="string" calcext:value-type="string">
            <text:p>urn:cite:croala:loci.ana.189838</text:p>
          </table:table-cell>
          <table:table-cell table:number-columns-repeated="1017"/>
        </table:table-row>
        <table:table-row table:style-name="ro2">
          <table:table-cell office:value-type="float" office:value="190026" calcext:value-type="float">
            <text:p>190026</text:p>
          </table:table-cell>
          <table:table-cell office:value-type="string" calcext:value-type="string">
            <text:p>Dalmatiae</text:p>
          </table:table-cell>
          <table:table-cell office:value-type="string" calcext:value-type="string">
            <text:p>estlocus1</text:p>
          </table:table-cell>
          <table:table-cell office:value-type="string" calcext:value-type="string">
            <text:p>Porro Bossinates, Thracum Bossorum soboles, olim Thracia a Bulgaris pulsi eas regiones Illyrici insederunt, quae Sauo, Valdano, Drino amnibus et mari Adriatico, qua Dalmatiae pretenditur, continentur.</text:p>
          </table:table-cell>
          <table:table-cell office:value-type="string" calcext:value-type="string">
            <text:p>urn:cts:croala:tubero.commentarii.croala-loci:body1.div5.div4.p5.s1.placeName24</text:p>
          </table:table-cell>
          <table:table-cell office:value-type="string" calcext:value-type="string">
            <text:p>urn:cite:croala:loci.190026</text:p>
          </table:table-cell>
          <table:table-cell office:value-type="string" calcext:value-type="string">
            <text:p>urn:cite:croala:loci.ana.190026</text:p>
          </table:table-cell>
          <table:table-cell table:number-columns-repeated="1017"/>
        </table:table-row>
        <table:table-row table:style-name="ro8">
          <table:table-cell office:value-type="float" office:value="193266" calcext:value-type="float">
            <text:p>193266</text:p>
          </table:table-cell>
          <table:table-cell office:value-type="string" calcext:value-type="string">
            <text:p>Dalmatiae</text:p>
          </table:table-cell>
          <table:table-cell office:value-type="string" calcext:value-type="string">
            <text:p>estlocus1</text:p>
          </table:table-cell>
          <table:table-cell office:value-type="string" calcext:value-type="string">
            <text:p>Itaque Rhacusani, communicato cum Iadestinis consilio, quorum ciuitas sicut regionis felicitate reliquas Dalmatiae urbes longe superat, ita id temporis opibus et magni spiritus ciuibus eminebat, caeterisque maritime Dalmatiae ciuitatibus in societatem deductis, ad accolas Slouinos mittunt oratores, qui et docerent imminens Dalmatiae periculum propter breuem e Gargano in Dalmatiam traiectum, et hortarentur eos ad bellum hostibus Christiani nominis inferendum.</text:p>
          </table:table-cell>
          <table:table-cell office:value-type="string" calcext:value-type="string">
            <text:p>urn:cts:croala:tubero.commentarii.croala-loci:body1.div5.div4.p10.s4.placeName13</text:p>
          </table:table-cell>
          <table:table-cell office:value-type="string" calcext:value-type="string">
            <text:p>urn:cite:croala:loci.193266</text:p>
          </table:table-cell>
          <table:table-cell office:value-type="string" calcext:value-type="string">
            <text:p>urn:cite:croala:loci.ana.193266</text:p>
          </table:table-cell>
          <table:table-cell table:number-columns-repeated="1017"/>
        </table:table-row>
        <table:table-row table:style-name="ro8">
          <table:table-cell office:value-type="float" office:value="193335" calcext:value-type="float">
            <text:p>193335</text:p>
          </table:table-cell>
          <table:table-cell office:value-type="string" calcext:value-type="string">
            <text:p>Dalmatiae</text:p>
          </table:table-cell>
          <table:table-cell office:value-type="string" calcext:value-type="string">
            <text:p>estlocus2</text:p>
          </table:table-cell>
          <table:table-cell office:value-type="string" calcext:value-type="string">
            <text:p>Itaque Rhacusani, communicato cum Iadestinis consilio, quorum ciuitas sicut regionis felicitate reliquas Dalmatiae urbes longe superat, ita id temporis opibus et magni spiritus ciuibus eminebat, caeterisque maritime Dalmatiae ciuitatibus in societatem deductis, ad accolas Slouinos mittunt oratores, qui et docerent imminens Dalmatiae periculum propter breuem e Gargano in Dalmatiam traiectum, et hortarentur eos ad bellum hostibus Christiani nominis inferendum.</text:p>
          </table:table-cell>
          <table:table-cell office:value-type="string" calcext:value-type="string">
            <text:p>urn:cts:croala:tubero.commentarii.croala-loci:body1.div5.div4.p10.s4.placeName28</text:p>
          </table:table-cell>
          <table:table-cell office:value-type="string" calcext:value-type="string">
            <text:p>urn:cite:croala:loci.193335</text:p>
          </table:table-cell>
          <table:table-cell office:value-type="string" calcext:value-type="string">
            <text:p>urn:cite:croala:loci.ana.193335</text:p>
          </table:table-cell>
          <table:table-cell table:number-columns-repeated="1017"/>
        </table:table-row>
        <table:table-row table:style-name="ro8">
          <table:table-cell office:value-type="float" office:value="193400" calcext:value-type="float">
            <text:p>193400</text:p>
          </table:table-cell>
          <table:table-cell office:value-type="string" calcext:value-type="string">
            <text:p>Dalmatiae</text:p>
          </table:table-cell>
          <table:table-cell office:value-type="string" calcext:value-type="string">
            <text:p>estlocus1</text:p>
          </table:table-cell>
          <table:table-cell office:value-type="string" calcext:value-type="string">
            <text:p>Itaque Rhacusani, communicato cum Iadestinis consilio, quorum ciuitas sicut regionis felicitate reliquas Dalmatiae urbes longe superat, ita id temporis opibus et magni spiritus ciuibus eminebat, caeterisque maritime Dalmatiae ciuitatibus in societatem deductis, ad accolas Slouinos mittunt oratores, qui et docerent imminens Dalmatiae periculum propter breuem e Gargano in Dalmatiam traiectum, et hortarentur eos ad bellum hostibus Christiani nominis inferendum.</text:p>
          </table:table-cell>
          <table:table-cell office:value-type="string" calcext:value-type="string">
            <text:p>urn:cts:croala:tubero.commentarii.croala-loci:body1.div5.div4.p10.s4.placeName42</text:p>
          </table:table-cell>
          <table:table-cell office:value-type="string" calcext:value-type="string">
            <text:p>urn:cite:croala:loci.193400</text:p>
          </table:table-cell>
          <table:table-cell office:value-type="string" calcext:value-type="string">
            <text:p>urn:cite:croala:loci.ana.193400</text:p>
          </table:table-cell>
          <table:table-cell table:number-columns-repeated="1017"/>
        </table:table-row>
        <table:table-row table:style-name="ro5">
          <table:table-cell office:value-type="float" office:value="193528" calcext:value-type="float">
            <text:p>193528</text:p>
          </table:table-cell>
          <table:table-cell office:value-type="string" calcext:value-type="string">
            <text:p>Dalmatiae</text:p>
          </table:table-cell>
          <table:table-cell office:value-type="string" calcext:value-type="string">
            <text:p>estlocus1</text:p>
          </table:table-cell>
          <table:table-cell office:value-type="string" calcext:value-type="string">
            <text:p>Ea enim gens Adriani Tertii Romani pontificis tempore, Seuropylo Dalmatiae regnum permissu Constantinopolitani imperatoris administrante, Christianam susceperat religionem.</text:p>
          </table:table-cell>
          <table:table-cell office:value-type="string" calcext:value-type="string">
            <text:p>urn:cts:croala:tubero.commentarii.croala-loci:body1.div5.div4.p10.s5.placeName10</text:p>
          </table:table-cell>
          <table:table-cell office:value-type="string" calcext:value-type="string">
            <text:p>urn:cite:croala:loci.193528</text:p>
          </table:table-cell>
          <table:table-cell office:value-type="string" calcext:value-type="string">
            <text:p>urn:cite:croala:loci.ana.193528</text:p>
          </table:table-cell>
          <table:table-cell table:number-columns-repeated="1017"/>
        </table:table-row>
        <table:table-row table:style-name="ro3">
          <table:table-cell office:value-type="float" office:value="193603" calcext:value-type="float">
            <text:p>193603</text:p>
          </table:table-cell>
          <table:table-cell office:value-type="string" calcext:value-type="string">
            <text:p>Dalmatiae</text:p>
          </table:table-cell>
          <table:table-cell office:value-type="string" calcext:value-type="string">
            <text:p>estlocus1</text:p>
          </table:table-cell>
          <table:table-cell office:value-type="string" calcext:value-type="string">
            <text:p>Slouini simul religionis amore, simul Dalmatiae periculo moti, ui magna nauium coacta, atque imposito in naueis exercitu in Apuliam traiciunt, pulsisque e monte Gargano Sarracenis Rhacusanos non solum ab hoste tutos reddidere, uerum etiam his quasdam insulas, quae nunc quoque in eorum ditione sunt, partim precio, partim dono dederunt, qua ex re Rhacusanae fortunae non parum adiectum est.</text:p>
          </table:table-cell>
          <table:table-cell office:value-type="string" calcext:value-type="string">
            <text:p>urn:cts:croala:tubero.commentarii.croala-loci:body1.div5.div4.p10.s6.placeName6</text:p>
          </table:table-cell>
          <table:table-cell office:value-type="string" calcext:value-type="string">
            <text:p>urn:cite:croala:loci.193603</text:p>
          </table:table-cell>
          <table:table-cell office:value-type="string" calcext:value-type="string">
            <text:p>urn:cite:croala:loci.ana.193603</text:p>
          </table:table-cell>
          <table:table-cell table:number-columns-repeated="1017"/>
        </table:table-row>
        <table:table-row table:style-name="ro4">
          <table:table-cell office:value-type="float" office:value="201828" calcext:value-type="float">
            <text:p>201828</text:p>
          </table:table-cell>
          <table:table-cell office:value-type="string" calcext:value-type="string">
            <text:p>Dalmatiae</text:p>
          </table:table-cell>
          <table:table-cell office:value-type="string" calcext:value-type="string">
            <text:p>estlocus2</text:p>
          </table:table-cell>
          <table:table-cell office:value-type="string" calcext:value-type="string">
            <text:p>Etenim cum Ludouicus rex ex quibusdam maritimae Dalmatiae urbibus Venetos expulisset, quingentos duntaxat aureos annui census nomine Rhacusanos pendere iussos, caetera liberos et suis legibus, in perpetua tamen Hungarorum societate, in qua ad hanc diem integerrima fide permanserunt, aetatem agere permisit.</text:p>
          </table:table-cell>
          <table:table-cell office:value-type="string" calcext:value-type="string">
            <text:p>urn:cts:croala:tubero.commentarii.croala-loci:body1.div5.div4.p21.s2.placeName8</text:p>
          </table:table-cell>
          <table:table-cell office:value-type="string" calcext:value-type="string">
            <text:p>urn:cite:croala:loci.201828</text:p>
          </table:table-cell>
          <table:table-cell office:value-type="string" calcext:value-type="string">
            <text:p>urn:cite:croala:loci.ana.201828</text:p>
          </table:table-cell>
          <table:table-cell table:number-columns-repeated="1017"/>
        </table:table-row>
        <table:table-row table:style-name="ro8">
          <table:table-cell office:value-type="float" office:value="203674" calcext:value-type="float">
            <text:p>203674</text:p>
          </table:table-cell>
          <table:table-cell office:value-type="string" calcext:value-type="string">
            <text:p>Dalmatiae</text:p>
          </table:table-cell>
          <table:table-cell office:value-type="string" calcext:value-type="string">
            <text:p>estlocus1</text:p>
          </table:table-cell>
          <table:table-cell office:value-type="string" calcext:value-type="string">
            <text:p>Itaque cum Stephano Cossicio, finitimo et amico, sub quo aliquot Dalmatiae regiones tunc erant, inimicitiis stolide susceptis adeo pertinaciter armis contenderunt, ut absumpta eo bello magna ui auri, accisisque rebus suis, in detestabili scelere unum ex Stephani liberis, qui natu maximus erat, spe pecuniae illecto, persuaserunt, a patre ad Turcas descisceret, atque ne belli quidem iure seruato licitati sunt, hostilis capitis pecunia percussori promissa.</text:p>
          </table:table-cell>
          <table:table-cell office:value-type="string" calcext:value-type="string">
            <text:p>urn:cts:croala:tubero.commentarii.croala-loci:body1.div5.div4.p25.s2.placeName11</text:p>
          </table:table-cell>
          <table:table-cell office:value-type="string" calcext:value-type="string">
            <text:p>urn:cite:croala:loci.203674</text:p>
          </table:table-cell>
          <table:table-cell office:value-type="string" calcext:value-type="string">
            <text:p>urn:cite:croala:loci.ana.203674</text:p>
          </table:table-cell>
          <table:table-cell table:number-columns-repeated="1017"/>
        </table:table-row>
        <table:table-row table:style-name="ro9">
          <table:table-cell office:value-type="float" office:value="204667" calcext:value-type="float">
            <text:p>204667</text:p>
          </table:table-cell>
          <table:table-cell office:value-type="string" calcext:value-type="string">
            <text:p>Dalmatiae</text:p>
          </table:table-cell>
          <table:table-cell office:value-type="string" calcext:value-type="string">
            <text:p>estlocus4</text:p>
          </table:table-cell>
          <table:table-cell office:value-type="string" calcext:value-type="string">
            <text:p>Nondum Danubium ad recognoscendas, uti constitutum erat, Transistranas regiones traiecerat Vuladislauus, quum ei nuntiatum est Derencinum, Dalmatiae praefectum quem banum appellant, in Carbauiensi agro, non procul ab Albio monte, aduersus Turcas male pugnasse, exercitumque nostrum occisione paene occisum, quum temeritate atque imperitia ipsius prefecti, tum proditione, ut fama est, quorundam Choruatorum principum, quos ferunt Derencinum ad conferendas cum Turcis manus alieno nostris loco per fraudem impulisse, ueritos sane ne banus, quem ob quaedam eorum admissa a se alienatum suspicabantur, superatis Turcis in se arma conuerteret.</text:p>
          </table:table-cell>
          <table:table-cell office:value-type="string" calcext:value-type="string">
            <text:p>urn:cts:croala:tubero.commentarii.croala-loci:body1.div5.div5.p1.s1.placeName17</text:p>
          </table:table-cell>
          <table:table-cell office:value-type="string" calcext:value-type="string">
            <text:p>urn:cite:croala:loci.204667</text:p>
          </table:table-cell>
          <table:table-cell office:value-type="string" calcext:value-type="string">
            <text:p>urn:cite:croala:loci.ana.204667</text:p>
          </table:table-cell>
          <table:table-cell table:number-columns-repeated="1017"/>
        </table:table-row>
        <table:table-row table:style-name="ro5">
          <table:table-cell office:value-type="float" office:value="230709" calcext:value-type="float">
            <text:p>230709</text:p>
          </table:table-cell>
          <table:table-cell office:value-type="string" calcext:value-type="string">
            <text:p>Dalmatiae</text:p>
          </table:table-cell>
          <table:table-cell office:value-type="string" calcext:value-type="string">
            <text:p>estlocus1</text:p>
          </table:table-cell>
          <table:table-cell office:value-type="string" calcext:value-type="string">
            <text:p>Baiazethes Turcarum imperator bellum in Christianos meditatur; Carbaliam Dalmatiae regionem suo imperio adicit.</text:p>
          </table:table-cell>
          <table:table-cell office:value-type="string" calcext:value-type="string">
            <text:p>urn:cts:croala:tubero.commentarii.croala-loci:body1.div6.div5.argument1.p1.s1.placeName9</text:p>
          </table:table-cell>
          <table:table-cell office:value-type="string" calcext:value-type="string">
            <text:p>urn:cite:croala:loci.230709</text:p>
          </table:table-cell>
          <table:table-cell office:value-type="string" calcext:value-type="string">
            <text:p>urn:cite:croala:loci.ana.230709</text:p>
          </table:table-cell>
          <table:table-cell table:number-columns-repeated="1017"/>
        </table:table-row>
        <table:table-row table:style-name="ro2">
          <table:table-cell office:value-type="float" office:value="232028" calcext:value-type="float">
            <text:p>232028</text:p>
          </table:table-cell>
          <table:table-cell office:value-type="string" calcext:value-type="string">
            <text:p>Dalmatiae</text:p>
          </table:table-cell>
          <table:table-cell office:value-type="string" calcext:value-type="string">
            <text:p>estlocus1</text:p>
          </table:table-cell>
          <table:table-cell office:value-type="string" calcext:value-type="string">
            <text:p>Est autem Carbalia Dalmatiae regio, sinui imminens Rhizonico, agri eius fructus Ascriuienses, quos nunc Catharenos dicunt, priusquam illa regio ad Turcas defecisset, perceperunt.</text:p>
          </table:table-cell>
          <table:table-cell office:value-type="string" calcext:value-type="string">
            <text:p>urn:cts:croala:tubero.commentarii.croala-loci:body1.div6.div5.p3.s2.placeName4</text:p>
          </table:table-cell>
          <table:table-cell office:value-type="string" calcext:value-type="string">
            <text:p>urn:cite:croala:loci.232028</text:p>
          </table:table-cell>
          <table:table-cell office:value-type="string" calcext:value-type="string">
            <text:p>urn:cite:croala:loci.ana.232028</text:p>
          </table:table-cell>
          <table:table-cell table:number-columns-repeated="1017"/>
        </table:table-row>
        <table:table-row table:style-name="ro3">
          <table:table-cell office:value-type="float" office:value="258085" calcext:value-type="float">
            <text:p>258085</text:p>
          </table:table-cell>
          <table:table-cell office:value-type="string" calcext:value-type="string">
            <text:p>Dalmatiae</text:p>
          </table:table-cell>
          <table:table-cell office:value-type="string" calcext:value-type="string">
            <text:p>estlocus1</text:p>
          </table:table-cell>
          <table:table-cell office:value-type="string" calcext:value-type="string">
            <text:p>Deinde Peloponesum pulso inde Graeco rege occupauit, et demum quicquid terrarum Istro amne et mari Aegeo atque Ionio continetur, cum toto fere Illyrico, praeter maritimam Dalmatiae oram, atque eas regiones, quae ultra Naronem et Vrpanum amneis Hungaris regibus parent, in potestatem redegit, principibus regionum, quos interposita fide ad se euocauerat, nefarie necatis.</text:p>
          </table:table-cell>
          <table:table-cell office:value-type="string" calcext:value-type="string">
            <text:p>urn:cts:croala:tubero.commentarii.croala-loci:body1.div6.div12.p6.s7.placeName26</text:p>
          </table:table-cell>
          <table:table-cell office:value-type="string" calcext:value-type="string">
            <text:p>urn:cite:croala:loci.258085</text:p>
          </table:table-cell>
          <table:table-cell office:value-type="string" calcext:value-type="string">
            <text:p>urn:cite:croala:loci.ana.258085</text:p>
          </table:table-cell>
          <table:table-cell table:number-columns-repeated="1017"/>
        </table:table-row>
        <table:table-row table:style-name="ro4">
          <table:table-cell office:value-type="float" office:value="276708" calcext:value-type="float">
            <text:p>276708</text:p>
          </table:table-cell>
          <table:table-cell office:value-type="string" calcext:value-type="string">
            <text:p>Dalmatiae</text:p>
          </table:table-cell>
          <table:table-cell office:value-type="string" calcext:value-type="string">
            <text:p>estlocus1</text:p>
          </table:table-cell>
          <table:table-cell office:value-type="string" calcext:value-type="string">
            <text:p>Caeterum ne Turcarum animos illa calamitate infractos esse Hungarus, et uicinus, et per se grauis hostis, arbitraretur, Bossinensis satrapes nulla foederis habita ratione (pax enim inter Hungarum et Turcas erat) contractis quingentis circiter partim equitibus, partim peditibus, praedatum in eam partem Dalmatiae, quam Choruatiam appellant, est profectus.</text:p>
          </table:table-cell>
          <table:table-cell office:value-type="string" calcext:value-type="string">
            <text:p>urn:cts:croala:tubero.commentarii.croala-loci:body1.div6.div16.p1.s1.placeName42</text:p>
          </table:table-cell>
          <table:table-cell office:value-type="string" calcext:value-type="string">
            <text:p>urn:cite:croala:loci.276708</text:p>
          </table:table-cell>
          <table:table-cell office:value-type="string" calcext:value-type="string">
            <text:p>urn:cite:croala:loci.ana.276708</text:p>
          </table:table-cell>
          <table:table-cell table:number-columns-repeated="1017"/>
        </table:table-row>
        <table:table-row table:style-name="ro4">
          <table:table-cell office:value-type="float" office:value="276770" calcext:value-type="float">
            <text:p>276770</text:p>
          </table:table-cell>
          <table:table-cell office:value-type="string" calcext:value-type="string">
            <text:p>Dalmatiae</text:p>
          </table:table-cell>
          <table:table-cell office:value-type="string" calcext:value-type="string">
            <text:p>estlocus4</text:p>
          </table:table-cell>
          <table:table-cell office:value-type="string" calcext:value-type="string">
            <text:p>Quod ubi Ianus Coruinus, Dalmatiae praefectus, cognouit, et ipse dimissis per regiones suae prouinciae nuntiis, ad trecentos equites celeriter contrahit, atque, ut sunt Hungari elatioris spiritus, ne numero militum, sed uirtute potius superior esse uideretur, cum hac tantum manu obuiam hosti progreditur.</text:p>
          </table:table-cell>
          <table:table-cell office:value-type="string" calcext:value-type="string">
            <text:p>urn:cts:croala:tubero.commentarii.croala-loci:body1.div6.div16.p1.s2.placeName5</text:p>
          </table:table-cell>
          <table:table-cell office:value-type="string" calcext:value-type="string">
            <text:p>urn:cite:croala:loci.276770</text:p>
          </table:table-cell>
          <table:table-cell office:value-type="string" calcext:value-type="string">
            <text:p>urn:cite:croala:loci.ana.276770</text:p>
          </table:table-cell>
          <table:table-cell table:number-columns-repeated="1017"/>
        </table:table-row>
        <table:table-row table:style-name="ro4">
          <table:table-cell office:value-type="float" office:value="286737" calcext:value-type="float">
            <text:p>286737</text:p>
          </table:table-cell>
          <table:table-cell office:value-type="string" calcext:value-type="string">
            <text:p>Dalmatiae</text:p>
          </table:table-cell>
          <table:table-cell office:value-type="string" calcext:value-type="string">
            <text:p>estlocus1</text:p>
          </table:table-cell>
          <table:table-cell office:value-type="string" calcext:value-type="string">
            <text:p>Eodem paucis post diebus Crimanus quoque profectus est, imperatis Istriae ac Dalmatiae maritimis urbibus, quae in Venetorum ditione erant, circiter decem triremibus, totidem Cretae insulae, quinque Corcirae, Apuliae ciuitatibus, quas pignoris nomine id temporis Veneti tenebant, quatuor.</text:p>
          </table:table-cell>
          <table:table-cell office:value-type="string" calcext:value-type="string">
            <text:p>urn:cts:croala:tubero.commentarii.croala-loci:body1.div7.div2.p5.s4.placeName12</text:p>
          </table:table-cell>
          <table:table-cell office:value-type="string" calcext:value-type="string">
            <text:p>urn:cite:croala:loci.286737</text:p>
          </table:table-cell>
          <table:table-cell office:value-type="string" calcext:value-type="string">
            <text:p>urn:cite:croala:loci.ana.286737</text:p>
          </table:table-cell>
          <table:table-cell table:number-columns-repeated="1017"/>
        </table:table-row>
        <table:table-row table:style-name="ro9">
          <table:table-cell office:value-type="float" office:value="290414" calcext:value-type="float">
            <text:p>290414</text:p>
          </table:table-cell>
          <table:table-cell office:value-type="string" calcext:value-type="string">
            <text:p>Dalmatiae</text:p>
          </table:table-cell>
          <table:table-cell office:value-type="string" calcext:value-type="string">
            <text:p>estlocus2</text:p>
          </table:table-cell>
          <table:table-cell office:value-type="string" calcext:value-type="string">
            <text:p>Per idem quoque tempus mandat Alexandro Trapezuntio (is eius Dalmatiae partis, quam uulgo Bossinam dicunt, satrapes erat) Iadestinum agrum, quo Veneti pluribus in locis hostilia arma sentirent, populari, qui quidem latronis ritu Diomedis promontorium ex improuiso adortus ― nondum enim bellum Venetis Bazethes de more indixerat ― tanta clade eam regionem uastauit, ut supra quinque millia agricultorum capita cum septuaginta millibus pecorum inde abegerit, frumenta insuper omnis generis, uineas, oliueta, et caetera id genus, unde Iadestinis maximi suppetebant prouentus ― et est ea regio pro habitu Dalmatiae agri huberis ― funditus euertit, his quae asportari nequiuerant igni demum immisso.</text:p>
          </table:table-cell>
          <table:table-cell office:value-type="string" calcext:value-type="string">
            <text:p>urn:cts:croala:tubero.commentarii.croala-loci:body1.div7.div3.p4.s5.placeName10</text:p>
          </table:table-cell>
          <table:table-cell office:value-type="string" calcext:value-type="string">
            <text:p>urn:cite:croala:loci.290414</text:p>
          </table:table-cell>
          <table:table-cell office:value-type="string" calcext:value-type="string">
            <text:p>urn:cite:croala:loci.ana.290414</text:p>
          </table:table-cell>
          <table:table-cell table:number-columns-repeated="1017"/>
        </table:table-row>
        <table:table-row table:style-name="ro9">
          <table:table-cell office:value-type="float" office:value="290777" calcext:value-type="float">
            <text:p>290777</text:p>
          </table:table-cell>
          <table:table-cell office:value-type="string" calcext:value-type="string">
            <text:p>Dalmatiae</text:p>
          </table:table-cell>
          <table:table-cell office:value-type="string" calcext:value-type="string">
            <text:p>estlocus1</text:p>
          </table:table-cell>
          <table:table-cell office:value-type="string" calcext:value-type="string">
            <text:p>Per idem quoque tempus mandat Alexandro Trapezuntio (is eius Dalmatiae partis, quam uulgo Bossinam dicunt, satrapes erat) Iadestinum agrum, quo Veneti pluribus in locis hostilia arma sentirent, populari, qui quidem latronis ritu Diomedis promontorium ex improuiso adortus ― nondum enim bellum Venetis Bazethes de more indixerat ― tanta clade eam regionem uastauit, ut supra quinque millia agricultorum capita cum septuaginta millibus pecorum inde abegerit, frumenta insuper omnis generis, uineas, oliueta, et caetera id genus, unde Iadestinis maximi suppetebant prouentus ― et est ea regio pro habitu Dalmatiae agri huberis ― funditus euertit, his quae asportari nequiuerant igni demum immisso.</text:p>
          </table:table-cell>
          <table:table-cell office:value-type="string" calcext:value-type="string">
            <text:p>urn:cts:croala:tubero.commentarii.croala-loci:body1.div7.div3.p4.s5.placeName84</text:p>
          </table:table-cell>
          <table:table-cell office:value-type="string" calcext:value-type="string">
            <text:p>urn:cite:croala:loci.290777</text:p>
          </table:table-cell>
          <table:table-cell office:value-type="string" calcext:value-type="string">
            <text:p>urn:cite:croala:loci.ana.290777</text:p>
          </table:table-cell>
          <table:table-cell table:number-columns-repeated="1017"/>
        </table:table-row>
        <table:table-row table:style-name="ro4">
          <table:table-cell office:value-type="float" office:value="290937" calcext:value-type="float">
            <text:p>290937</text:p>
          </table:table-cell>
          <table:table-cell office:value-type="string" calcext:value-type="string">
            <text:p>Dalmatiae</text:p>
          </table:table-cell>
          <table:table-cell office:value-type="string" calcext:value-type="string">
            <text:p>estlocus1</text:p>
          </table:table-cell>
          <table:table-cell office:value-type="string" calcext:value-type="string">
            <text:p>Ferunt autem Turcam memorabili dolo triduo antequam incursionem faceret usum: nam quum Iadestinum agrum peteret, atque propter Sicum, maritimum Dalmatiae oppidum haud procul Scardona urbe situm, iter faceret, clam seiunctis a caetero exercitu quibusdam equitibus aliquot Sicensis agri agrestes excipi iussisse.</text:p>
          </table:table-cell>
          <table:table-cell office:value-type="string" calcext:value-type="string">
            <text:p>urn:cts:croala:tubero.commentarii.croala-loci:body1.div7.div3.p5.s1.placeName20</text:p>
          </table:table-cell>
          <table:table-cell office:value-type="string" calcext:value-type="string">
            <text:p>urn:cite:croala:loci.290937</text:p>
          </table:table-cell>
          <table:table-cell office:value-type="string" calcext:value-type="string">
            <text:p>urn:cite:croala:loci.ana.290937</text:p>
          </table:table-cell>
          <table:table-cell table:number-columns-repeated="1017"/>
        </table:table-row>
        <table:table-row table:style-name="ro3">
          <table:table-cell office:value-type="float" office:value="296469" calcext:value-type="float">
            <text:p>296469</text:p>
          </table:table-cell>
          <table:table-cell office:value-type="string" calcext:value-type="string">
            <text:p>Dalmatiae</text:p>
          </table:table-cell>
          <table:table-cell office:value-type="string" calcext:value-type="string">
            <text:p>estlocus1</text:p>
          </table:table-cell>
          <table:table-cell office:value-type="string" calcext:value-type="string">
            <text:p>Subsolanus enim sicut aestiui solis exortu uehementior fit, ita a meridie languescere primo, mox cadere, fauoniumque ab occidua regione, quo sol ipse tendit, excitare solet, quandoquidem litora praesertim sinuosa, qualia Dalmatiae sunt, unde hanc duco coniecturam, ictu solarium radiorum percussa talis existant causa motionis, atque iccirco ab ea regione, ad quam sol inclinat, uentus etiam utplurimum exoriri consueuit.</text:p>
          </table:table-cell>
          <table:table-cell office:value-type="string" calcext:value-type="string">
            <text:p>urn:cts:croala:tubero.commentarii.croala-loci:body1.div7.div5.p4.s3.placeName31</text:p>
          </table:table-cell>
          <table:table-cell office:value-type="string" calcext:value-type="string">
            <text:p>urn:cite:croala:loci.296469</text:p>
          </table:table-cell>
          <table:table-cell office:value-type="string" calcext:value-type="string">
            <text:p>urn:cite:croala:loci.ana.296469</text:p>
          </table:table-cell>
          <table:table-cell table:number-columns-repeated="1017"/>
        </table:table-row>
        <table:table-row table:style-name="ro4">
          <table:table-cell office:value-type="float" office:value="302454" calcext:value-type="float">
            <text:p>302454</text:p>
          </table:table-cell>
          <table:table-cell office:value-type="string" calcext:value-type="string">
            <text:p>Dalmatiae</text:p>
          </table:table-cell>
          <table:table-cell office:value-type="string" calcext:value-type="string">
            <text:p>estlocus1</text:p>
          </table:table-cell>
          <table:table-cell office:value-type="string" calcext:value-type="string">
            <text:p>Haec natio ualde bellicosa est, a Scodra et Olchinio, Dalmatiae oppidis, in orientem porrecta Macedoniae, Epiri et Graecie montana incolit, lingua neque Greca neque Illyrica utitur, quamuis ex utroque sermone quaedam accepta, additis etiam plaerisque Italicis uocibus, inter loquendum immisceat.</text:p>
          </table:table-cell>
          <table:table-cell office:value-type="string" calcext:value-type="string">
            <text:p>urn:cts:croala:tubero.commentarii.croala-loci:body1.div7.div8.p1.s1.placeName10</text:p>
          </table:table-cell>
          <table:table-cell office:value-type="string" calcext:value-type="string">
            <text:p>urn:cite:croala:loci.302454</text:p>
          </table:table-cell>
          <table:table-cell office:value-type="string" calcext:value-type="string">
            <text:p>urn:cite:croala:loci.ana.302454</text:p>
          </table:table-cell>
          <table:table-cell table:number-columns-repeated="1017"/>
        </table:table-row>
        <table:table-row table:style-name="ro9">
          <table:table-cell office:value-type="float" office:value="304654" calcext:value-type="float">
            <text:p>304654</text:p>
          </table:table-cell>
          <table:table-cell office:value-type="string" calcext:value-type="string">
            <text:p>Dalmatiae</text:p>
          </table:table-cell>
          <table:table-cell office:value-type="string" calcext:value-type="string">
            <text:p>estlocus2</text:p>
          </table:table-cell>
          <table:table-cell office:value-type="string" calcext:value-type="string">
            <text:p>Dalmatae qui maritimas Venetae ditionis incolebant urbes, Sicenses imprimis - et hi sane inter Italodalmatas urbium cultores sese putant esse fortissimos ― quum percepissent Turcas simul itineris difficultate frumentique inopia, simul Albanesiorum equitum propulsationibus in Veneto agro male habitos fuisse, rati eos haud omnino inuictos esse, contractis circiter quadringentis hominibus finitimam mediterraneae Dalmatiae Turcaicae ditionis regionem inuadunt, dumque abacto, quod sors obtulerat, pecore domum reuertuntur, Turcae, nonaginta dumtaxat ex his, qui in finibus Bossinae prouinciae ad custodiam ab Alexandro relicti erant, pauore ac fuga suorum exciti raptim conscensis equis praedatores insequuntur.</text:p>
          </table:table-cell>
          <table:table-cell office:value-type="string" calcext:value-type="string">
            <text:p>urn:cts:croala:tubero.commentarii.croala-loci:body1.div7.div9.p1.s1.placeName51</text:p>
          </table:table-cell>
          <table:table-cell office:value-type="string" calcext:value-type="string">
            <text:p>urn:cite:croala:loci.304654</text:p>
          </table:table-cell>
          <table:table-cell office:value-type="string" calcext:value-type="string">
            <text:p>urn:cite:croala:loci.ana.304654</text:p>
          </table:table-cell>
          <table:table-cell table:number-columns-repeated="1017"/>
        </table:table-row>
        <table:table-row table:style-name="ro4">
          <table:table-cell office:value-type="float" office:value="338235" calcext:value-type="float">
            <text:p>338235</text:p>
          </table:table-cell>
          <table:table-cell office:value-type="string" calcext:value-type="string">
            <text:p>Dalmatiae</text:p>
          </table:table-cell>
          <table:table-cell office:value-type="string" calcext:value-type="string">
            <text:p>estlocus2</text:p>
          </table:table-cell>
          <table:table-cell office:value-type="string" calcext:value-type="string">
            <text:p>Contra satis sese scire Venetos Hungarico regno ualde esse iniurios, quippe qui maritimae Dalmatiae quasdam urbeis, iuris procul dubio regni Hungarici, post mortem Ludouici regis nefarie occupatas tenerent; reddant igitur prius, quae ad ius Hungarorum pertinent, deinde se auxilio ab Hungaris iuuari postulent.</text:p>
          </table:table-cell>
          <table:table-cell office:value-type="string" calcext:value-type="string">
            <text:p>urn:cts:croala:tubero.commentarii.croala-loci:body1.div8.div1.p2.s4.placeName14</text:p>
          </table:table-cell>
          <table:table-cell office:value-type="string" calcext:value-type="string">
            <text:p>urn:cite:croala:loci.338235</text:p>
          </table:table-cell>
          <table:table-cell office:value-type="string" calcext:value-type="string">
            <text:p>urn:cite:croala:loci.ana.338235</text:p>
          </table:table-cell>
          <table:table-cell table:number-columns-repeated="1017"/>
        </table:table-row>
        <table:table-row table:style-name="ro2">
          <table:table-cell office:value-type="float" office:value="360309" calcext:value-type="float">
            <text:p>360309</text:p>
          </table:table-cell>
          <table:table-cell office:value-type="string" calcext:value-type="string">
            <text:p>Dalmatiae</text:p>
          </table:table-cell>
          <table:table-cell office:value-type="string" calcext:value-type="string">
            <text:p>estlocus1</text:p>
          </table:table-cell>
          <table:table-cell office:value-type="string" calcext:value-type="string">
            <text:p>Caeterum quantum cladis in ea parte Dalmatiae, quae ad occidentem solem uergit, Venetorum mercenarius miles accaepit, tantundem fere ad Lyssum oppidum hosti duce Alexandro Albanesio redditum est.</text:p>
          </table:table-cell>
          <table:table-cell office:value-type="string" calcext:value-type="string">
            <text:p>urn:cts:croala:tubero.commentarii.croala-loci:body1.div8.div9.p1.s1.placeName7</text:p>
          </table:table-cell>
          <table:table-cell office:value-type="string" calcext:value-type="string">
            <text:p>urn:cite:croala:loci.360309</text:p>
          </table:table-cell>
          <table:table-cell office:value-type="string" calcext:value-type="string">
            <text:p>urn:cite:croala:loci.ana.360309</text:p>
          </table:table-cell>
          <table:table-cell table:number-columns-repeated="1017"/>
        </table:table-row>
        <table:table-row table:style-name="ro4">
          <table:table-cell office:value-type="float" office:value="366390" calcext:value-type="float">
            <text:p>366390</text:p>
          </table:table-cell>
          <table:table-cell office:value-type="string" calcext:value-type="string">
            <text:p>Dalmatiae</text:p>
          </table:table-cell>
          <table:table-cell office:value-type="string" calcext:value-type="string">
            <text:p>estlocus1</text:p>
          </table:table-cell>
          <table:table-cell office:value-type="string" calcext:value-type="string">
            <text:p>Ego autem Docleae excidium in aquas terrae motu exortas haud quaquam contulerim, sed potius in Gothos, Hungaros, Slauenos, Sarracenos, quae quidem gentes non modo Docleam, sed et Salonas clarissimam Dalmatiae urbem, multasque alias Illyrici non ignobiles Latinas colonias fractis Romanis opibus deleuere.</text:p>
          </table:table-cell>
          <table:table-cell office:value-type="string" calcext:value-type="string">
            <text:p>urn:cts:croala:tubero.commentarii.croala-loci:body1.div8.div10.p3.s1.placeName30</text:p>
          </table:table-cell>
          <table:table-cell office:value-type="string" calcext:value-type="string">
            <text:p>urn:cite:croala:loci.366390</text:p>
          </table:table-cell>
          <table:table-cell office:value-type="string" calcext:value-type="string">
            <text:p>urn:cite:croala:loci.ana.366390</text:p>
          </table:table-cell>
          <table:table-cell table:number-columns-repeated="1017"/>
        </table:table-row>
        <table:table-row table:style-name="ro2">
          <table:table-cell office:value-type="float" office:value="408467" calcext:value-type="float">
            <text:p>408467</text:p>
          </table:table-cell>
          <table:table-cell office:value-type="string" calcext:value-type="string">
            <text:p>Dalmatiae</text:p>
          </table:table-cell>
          <table:table-cell office:value-type="string" calcext:value-type="string">
            <text:p>estlocus2</text:p>
          </table:table-cell>
          <table:table-cell office:value-type="string" calcext:value-type="string">
            <text:p>Satis creditur Cretenses Cypriosque descituros fuisse si, ad quem deficerent, habuissent; idem consilium maritimae Dalmatiae urbes coepissent, nisi Vuladislaui Casimiri regis ignauia obstitisset.</text:p>
          </table:table-cell>
          <table:table-cell office:value-type="string" calcext:value-type="string">
            <text:p>urn:cts:croala:tubero.commentarii.croala-loci:body1.div9.div4.p1.s5.placeName15</text:p>
          </table:table-cell>
          <table:table-cell office:value-type="string" calcext:value-type="string">
            <text:p>urn:cite:croala:loci.408467</text:p>
          </table:table-cell>
          <table:table-cell office:value-type="string" calcext:value-type="string">
            <text:p>urn:cite:croala:loci.ana.408467</text:p>
          </table:table-cell>
          <table:table-cell table:number-columns-repeated="1017"/>
        </table:table-row>
        <table:table-row table:style-name="ro5">
          <table:table-cell office:value-type="float" office:value="408537" calcext:value-type="float">
            <text:p>408537</text:p>
          </table:table-cell>
          <table:table-cell office:value-type="string" calcext:value-type="string">
            <text:p>Dalmatiae</text:p>
          </table:table-cell>
          <table:table-cell office:value-type="string" calcext:value-type="string">
            <text:p>estlocus1</text:p>
          </table:table-cell>
          <table:table-cell office:value-type="string" calcext:value-type="string">
            <text:p>Porro non solum mediterranea Dalmatiae, sed etiam maritima eius regionis loca ad Hungaricam ditionem, ut alio loco diximus, antiquo iure spectare certum est.</text:p>
          </table:table-cell>
          <table:table-cell office:value-type="string" calcext:value-type="string">
            <text:p>urn:cts:croala:tubero.commentarii.croala-loci:body1.div9.div4.p2.s1.placeName5</text:p>
          </table:table-cell>
          <table:table-cell office:value-type="string" calcext:value-type="string">
            <text:p>urn:cite:croala:loci.408537</text:p>
          </table:table-cell>
          <table:table-cell office:value-type="string" calcext:value-type="string">
            <text:p>urn:cite:croala:loci.ana.408537</text:p>
          </table:table-cell>
          <table:table-cell table:number-columns-repeated="1017"/>
        </table:table-row>
        <table:table-row table:style-name="ro2">
          <table:table-cell office:value-type="float" office:value="408688" calcext:value-type="float">
            <text:p>408688</text:p>
          </table:table-cell>
          <table:table-cell office:value-type="string" calcext:value-type="string">
            <text:p>Dalmatiae</text:p>
          </table:table-cell>
          <table:table-cell office:value-type="string" calcext:value-type="string">
            <text:p>estlocus4</text:p>
          </table:table-cell>
          <table:table-cell office:value-type="string" calcext:value-type="string">
            <text:p>Quod quum Veneti non ignorarent, timerentque illarum urbium defectionem, ne quid Dalmatiae optimates respectu pristini et regii imperii moliri possent, in eos plebem clam concitasse in suspitionem uenerunt.</text:p>
          </table:table-cell>
          <table:table-cell office:value-type="string" calcext:value-type="string">
            <text:p>urn:cts:croala:tubero.commentarii.croala-loci:body1.div9.div4.p2.s2.placeName12</text:p>
          </table:table-cell>
          <table:table-cell office:value-type="string" calcext:value-type="string">
            <text:p>urn:cite:croala:loci.408688</text:p>
          </table:table-cell>
          <table:table-cell office:value-type="string" calcext:value-type="string">
            <text:p>urn:cite:croala:loci.ana.408688</text:p>
          </table:table-cell>
          <table:table-cell table:number-columns-repeated="1017"/>
        </table:table-row>
        <table:table-row table:style-name="ro4">
          <table:table-cell office:value-type="float" office:value="409452" calcext:value-type="float">
            <text:p>409452</text:p>
          </table:table-cell>
          <table:table-cell office:value-type="string" calcext:value-type="string">
            <text:p>Dalmatiae</text:p>
          </table:table-cell>
          <table:table-cell office:value-type="string" calcext:value-type="string">
            <text:p>estlocus4</text:p>
          </table:table-cell>
          <table:table-cell office:value-type="string" calcext:value-type="string">
            <text:p>Caeteris Dalmatiae ciuitatibus magis metus, ne quid noui consilii aduersus Venetos inirent, intentatus est, quam ulla insignis calamitas ad hanc diem per plebem illata, seu id Veneto de industria agente, ne fraude sua plebem concitatam fuisse appareret, seu ipsi Veneti ad Dalmatiae optimates in officio continendos eo terrore satis profectum arbitrati.</text:p>
          </table:table-cell>
          <table:table-cell office:value-type="string" calcext:value-type="string">
            <text:p>urn:cts:croala:tubero.commentarii.croala-loci:body1.div9.div4.p3.s6.placeName2</text:p>
          </table:table-cell>
          <table:table-cell office:value-type="string" calcext:value-type="string">
            <text:p>urn:cite:croala:loci.409452</text:p>
          </table:table-cell>
          <table:table-cell office:value-type="string" calcext:value-type="string">
            <text:p>urn:cite:croala:loci.ana.409452</text:p>
          </table:table-cell>
          <table:table-cell table:number-columns-repeated="1017"/>
        </table:table-row>
        <table:table-row table:style-name="ro4">
          <table:table-cell office:value-type="float" office:value="409640" calcext:value-type="float">
            <text:p>409640</text:p>
          </table:table-cell>
          <table:table-cell office:value-type="string" calcext:value-type="string">
            <text:p>Dalmatiae</text:p>
          </table:table-cell>
          <table:table-cell office:value-type="string" calcext:value-type="string">
            <text:p>estlocus4</text:p>
          </table:table-cell>
          <table:table-cell office:value-type="string" calcext:value-type="string">
            <text:p>Caeteris Dalmatiae ciuitatibus magis metus, ne quid noui consilii aduersus Venetos inirent, intentatus est, quam ulla insignis calamitas ad hanc diem per plebem illata, seu id Veneto de industria agente, ne fraude sua plebem concitatam fuisse appareret, seu ipsi Veneti ad Dalmatiae optimates in officio continendos eo terrore satis profectum arbitrati.</text:p>
          </table:table-cell>
          <table:table-cell office:value-type="string" calcext:value-type="string">
            <text:p>urn:cts:croala:tubero.commentarii.croala-loci:body1.div9.div4.p3.s6.placeName42</text:p>
          </table:table-cell>
          <table:table-cell office:value-type="string" calcext:value-type="string">
            <text:p>urn:cite:croala:loci.409640</text:p>
          </table:table-cell>
          <table:table-cell office:value-type="string" calcext:value-type="string">
            <text:p>urn:cite:croala:loci.ana.409640</text:p>
          </table:table-cell>
          <table:table-cell table:number-columns-repeated="1017"/>
        </table:table-row>
        <table:table-row table:style-name="ro8">
          <table:table-cell office:value-type="float" office:value="488532" calcext:value-type="float">
            <text:p>488532</text:p>
          </table:table-cell>
          <table:table-cell office:value-type="string" calcext:value-type="string">
            <text:p>Dalmatiae</text:p>
          </table:table-cell>
          <table:table-cell office:value-type="string" calcext:value-type="string">
            <text:p>estlocus1</text:p>
          </table:table-cell>
          <table:table-cell office:value-type="string" calcext:value-type="string">
            <text:p>Praeerat Sepusiensi turmae Petrus Petreius, ex ea regione Dalmatiae oriundus, quae inter Sauum et Drauum amneis sita aetate nostra Possega appellatur, patre Michaele Petreio, uiro longe fortissimo, natus, qui cernens Scytham ad pugnam per se ineundam haud imparatum admisso equo eum inuadit, spiculumque lanceae forte in latus Scythae, qua thorax ferreus inter se non coierat (non enim suis sed raptis armis utebatur) adegit, delapsumque ex equo semianimem uinciri iubet.</text:p>
          </table:table-cell>
          <table:table-cell office:value-type="string" calcext:value-type="string">
            <text:p>urn:cts:croala:tubero.commentarii.croala-loci:body1.div10.div5.p3.s3.placeName9</text:p>
          </table:table-cell>
          <table:table-cell office:value-type="string" calcext:value-type="string">
            <text:p>urn:cite:croala:loci.488532</text:p>
          </table:table-cell>
          <table:table-cell office:value-type="string" calcext:value-type="string">
            <text:p>urn:cite:croala:loci.ana.488532</text:p>
          </table:table-cell>
          <table:table-cell table:number-columns-repeated="1017"/>
        </table:table-row>
        <table:table-row table:style-name="ro5">
          <table:table-cell office:value-type="float" office:value="536928" calcext:value-type="float">
            <text:p>536928</text:p>
          </table:table-cell>
          <table:table-cell office:value-type="string" calcext:value-type="string">
            <text:p>Dalmatiae</text:p>
          </table:table-cell>
          <table:table-cell office:value-type="string" calcext:value-type="string">
            <text:p>estlocus1</text:p>
          </table:table-cell>
          <table:table-cell office:value-type="string" calcext:value-type="string">
            <text:p>Sub idem tempus Rhacusae (urbs Dalmatiae est, de cuius origine ac institutis supra meminimus) ex ingenti ac diutino terrae motu maximus extitit terror.</text:p>
          </table:table-cell>
          <table:table-cell office:value-type="string" calcext:value-type="string">
            <text:p>urn:cts:croala:tubero.commentarii.croala-loci:body1.div10.div19.p3.s1.placeName6</text:p>
          </table:table-cell>
          <table:table-cell office:value-type="string" calcext:value-type="string">
            <text:p>urn:cite:croala:loci.536928</text:p>
          </table:table-cell>
          <table:table-cell office:value-type="string" calcext:value-type="string">
            <text:p>urn:cite:croala:loci.ana.536928</text:p>
          </table:table-cell>
          <table:table-cell table:number-columns-repeated="1017"/>
        </table:table-row>
        <table:table-row table:style-name="ro3">
          <table:table-cell office:value-type="float" office:value="544057" calcext:value-type="float">
            <text:p>544057</text:p>
          </table:table-cell>
          <table:table-cell office:value-type="string" calcext:value-type="string">
            <text:p>Dalmatiae</text:p>
          </table:table-cell>
          <table:table-cell office:value-type="string" calcext:value-type="string">
            <text:p>estlocus2</text:p>
          </table:table-cell>
          <table:table-cell office:value-type="string" calcext:value-type="string">
            <text:p>Per idem tempus trecenti circiter equites Turcae, qui Verbosaniam, oppidum mediterraneae Dalmatiae, incolebant, factis militaribus admodum insignes (beselias Turcae uocant) nihil stipendii, rapto uiuere contenti, a rege accipiunt, Iahiciani oppidi Hungaris furtim adimendi clandestinum coepere consilium, rati Salomoni, nouo regi, si coeptis fortuna subscripsisset, rem acceptissimam sibique maximo praemio fore.</text:p>
          </table:table-cell>
          <table:table-cell office:value-type="string" calcext:value-type="string">
            <text:p>urn:cts:croala:tubero.commentarii.croala-loci:body1.div11.div1.p4.s1.placeName12</text:p>
          </table:table-cell>
          <table:table-cell office:value-type="string" calcext:value-type="string">
            <text:p>urn:cite:croala:loci.544057</text:p>
          </table:table-cell>
          <table:table-cell office:value-type="string" calcext:value-type="string">
            <text:p>urn:cite:croala:loci.ana.544057</text:p>
          </table:table-cell>
          <table:table-cell table:number-columns-repeated="1017"/>
        </table:table-row>
        <table:table-row table:style-name="ro2">
          <table:table-cell office:value-type="float" office:value="551295" calcext:value-type="float">
            <text:p>551295</text:p>
          </table:table-cell>
          <table:table-cell office:value-type="string" calcext:value-type="string">
            <text:p>Dalmatiae</text:p>
          </table:table-cell>
          <table:table-cell office:value-type="string" calcext:value-type="string">
            <text:p>estlocus2</text:p>
          </table:table-cell>
          <table:table-cell office:value-type="string" calcext:value-type="string">
            <text:p>Magna pars nobilitatis Inferioris Dalmatiae, quam Choruatiam appellant, fessa populationibus aedes suas et castella colonis abactis uacua reliquit, permisitque imperium nostrum sine ullo certamine usque ad Valdanum amnem proferri.</text:p>
          </table:table-cell>
          <table:table-cell office:value-type="string" calcext:value-type="string">
            <text:p>urn:cts:croala:tubero.commentarii.croala-loci:body1.div11.div2.quote1.p1.s20.placeName5</text:p>
          </table:table-cell>
          <table:table-cell office:value-type="string" calcext:value-type="string">
            <text:p>urn:cite:croala:loci.551295</text:p>
          </table:table-cell>
          <table:table-cell office:value-type="string" calcext:value-type="string">
            <text:p>urn:cite:croala:loci.ana.551295</text:p>
          </table:table-cell>
          <table:table-cell table:number-columns-repeated="1017"/>
        </table:table-row>
        <table:table-row table:style-name="ro6">
          <table:table-cell office:value-type="float" office:value="555782" calcext:value-type="float">
            <text:p>555782</text:p>
          </table:table-cell>
          <table:table-cell office:value-type="string" calcext:value-type="string">
            <text:p>Dalmatiae</text:p>
          </table:table-cell>
          <table:table-cell office:value-type="string" calcext:value-type="string">
            <text:p>estlocus1</text:p>
          </table:table-cell>
          <table:table-cell office:value-type="string" calcext:value-type="string">
            <text:p>Interim lustrato exercitu in agro Hadrianopolitano, magnis itineribus per Thraciam Nessum in Dardanos, hinc in Moesiam contendit, inde ad Sauum amnem, qua is Danubium influit Moesosque a Pannoniis dirimit, ingentibus cum copiis Taurunum ac Sabactium oppida, ut dictum est, oppugnaturus pene cursim atque incredibili celeritate peruenit, praemisso ultra Sauum Balyde Iachino, eius partis Dalmatiae, quam Bossinam uocant, praefecto, qui scilicet et ex tuto exploraret, an ullae Hungarorum copiae in Syrmium conuenissent, simul et daret operam, ne quid inde subsidii commeatusue Taurunum submitti posset.</text:p>
          </table:table-cell>
          <table:table-cell office:value-type="string" calcext:value-type="string">
            <text:p>urn:cts:croala:tubero.commentarii.croala-loci:body1.div11.div3.p3.s3.placeName54</text:p>
          </table:table-cell>
          <table:table-cell office:value-type="string" calcext:value-type="string">
            <text:p>urn:cite:croala:loci.555782</text:p>
          </table:table-cell>
          <table:table-cell office:value-type="string" calcext:value-type="string">
            <text:p>urn:cite:croala:loci.ana.555782</text:p>
          </table:table-cell>
          <table:table-cell table:number-columns-repeated="1017"/>
        </table:table-row>
        <table:table-row table:style-name="ro8">
          <table:table-cell office:value-type="float" office:value="97437" calcext:value-type="float">
            <text:p>97437</text:p>
          </table:table-cell>
          <table:table-cell office:value-type="string" calcext:value-type="string">
            <text:p>Danubii</text:p>
          </table:table-cell>
          <table:table-cell office:value-type="string" calcext:value-type="string">
            <text:p>estlocus1</text:p>
          </table:table-cell>
          <table:table-cell office:value-type="string" calcext:value-type="string">
            <text:p>Qui quidem et recenti nuntio et prius Stephani Batheris literis temere quidem missis adhortatus, quippe qui sua ipsius magis auctoritate quam optimatum decreto id egerat, cum haud mediocri armatorum manu e domo proficiscitur, atque intra paucos dies ad Danubium, qua is Pestum praeterfluit, accessit, castraque e regione fere Budae posuit, rege Vuladislauo ex arce Budensi, quam ab Alberthi castris Danubii latitudo dirimebat, absque ullo animi motu, quantum ex uultu existimari poterat, inspectante.</text:p>
          </table:table-cell>
          <table:table-cell office:value-type="string" calcext:value-type="string">
            <text:p>urn:cts:croala:tubero.commentarii.croala-loci:body1.div2.div8.p1.s2.placeName60</text:p>
          </table:table-cell>
          <table:table-cell office:value-type="string" calcext:value-type="string">
            <text:p>urn:cite:croala:loci.97437</text:p>
          </table:table-cell>
          <table:table-cell office:value-type="string" calcext:value-type="string">
            <text:p>urn:cite:croala:loci.ana.97437</text:p>
          </table:table-cell>
          <table:table-cell table:number-columns-repeated="1017"/>
        </table:table-row>
        <table:table-row table:style-name="ro2">
          <table:table-cell office:value-type="float" office:value="97667" calcext:value-type="float">
            <text:p>97667</text:p>
          </table:table-cell>
          <table:table-cell office:value-type="string" calcext:value-type="string">
            <text:p>Danubii</text:p>
          </table:table-cell>
          <table:table-cell office:value-type="string" calcext:value-type="string">
            <text:p>estlocus1</text:p>
          </table:table-cell>
          <table:table-cell office:value-type="string" calcext:value-type="string">
            <text:p>Ni enim hi duo fratres ut regni competitores in Hungariam uenissent, Danubii intercapedo eorum mutuo complexui haud quaquam obstitisset, quum praesertim longa absentia desiderium inter necessarios augere soleat.</text:p>
          </table:table-cell>
          <table:table-cell office:value-type="string" calcext:value-type="string">
            <text:p>urn:cts:croala:tubero.commentarii.croala-loci:body1.div2.div8.p2.s2.placeName12</text:p>
          </table:table-cell>
          <table:table-cell office:value-type="string" calcext:value-type="string">
            <text:p>urn:cite:croala:loci.97667</text:p>
          </table:table-cell>
          <table:table-cell office:value-type="string" calcext:value-type="string">
            <text:p>urn:cite:croala:loci.ana.97667</text:p>
          </table:table-cell>
          <table:table-cell table:number-columns-repeated="1017"/>
        </table:table-row>
        <table:table-row table:style-name="ro3">
          <table:table-cell office:value-type="float" office:value="141319" calcext:value-type="float">
            <text:p>141319</text:p>
          </table:table-cell>
          <table:table-cell office:value-type="string" calcext:value-type="string">
            <text:p>Danubii</text:p>
          </table:table-cell>
          <table:table-cell office:value-type="string" calcext:value-type="string">
            <text:p>estlocus1</text:p>
          </table:table-cell>
          <table:table-cell office:value-type="string" calcext:value-type="string">
            <text:p>Itaque Paxon oppidum, quod ab Alba circiter quinque et triginta millia passuum abest, in ripa Danubii situm ex improuiso aggressi, aliquot, qui in portis sese hostibus opposuerant, trucidatis, diripuerunt, aegreque ab oppidi incendio, uicti sacerdotum, quos uulgo Caesios nuncupant, praecibus, qui constitutis aedibus Pauli Paxensis sumptu ibi degebant, se continuerunt.</text:p>
          </table:table-cell>
          <table:table-cell office:value-type="string" calcext:value-type="string">
            <text:p>urn:cts:croala:tubero.commentarii.croala-loci:body1.div4.div4.p1.s2.placeName16</text:p>
          </table:table-cell>
          <table:table-cell office:value-type="string" calcext:value-type="string">
            <text:p>urn:cite:croala:loci.141319</text:p>
          </table:table-cell>
          <table:table-cell office:value-type="string" calcext:value-type="string">
            <text:p>urn:cite:croala:loci.ana.141319</text:p>
          </table:table-cell>
          <table:table-cell table:number-columns-repeated="1017"/>
        </table:table-row>
        <table:table-row table:style-name="ro4">
          <table:table-cell office:value-type="float" office:value="212604" calcext:value-type="float">
            <text:p>212604</text:p>
          </table:table-cell>
          <table:table-cell office:value-type="string" calcext:value-type="string">
            <text:p>Danubii</text:p>
          </table:table-cell>
          <table:table-cell office:value-type="string" calcext:value-type="string">
            <text:p>estlocus1</text:p>
          </table:table-cell>
          <table:table-cell office:value-type="string" calcext:value-type="string">
            <text:p>Itaque exploratis inimicorum consiliis confestim cum suo comitatu et parua militum manu, quae praesto aderat, ratus celeritate anteuertenda esse hostium consilia, nec his ad uires colligendas spatium dandum, Wilacum acurrit, tormentis ad diruendos, si opus foret, muros secundo Danubii amne ocius conuehi iussis.</text:p>
          </table:table-cell>
          <table:table-cell office:value-type="string" calcext:value-type="string">
            <text:p>urn:cts:croala:tubero.commentarii.croala-loci:body1.div5.div7.p3.s4.placeName39</text:p>
          </table:table-cell>
          <table:table-cell office:value-type="string" calcext:value-type="string">
            <text:p>urn:cite:croala:loci.212604</text:p>
          </table:table-cell>
          <table:table-cell office:value-type="string" calcext:value-type="string">
            <text:p>urn:cite:croala:loci.ana.212604</text:p>
          </table:table-cell>
          <table:table-cell table:number-columns-repeated="1017"/>
        </table:table-row>
        <table:table-row table:style-name="ro2">
          <table:table-cell office:value-type="float" office:value="259419" calcext:value-type="float">
            <text:p>259419</text:p>
          </table:table-cell>
          <table:table-cell office:value-type="string" calcext:value-type="string">
            <text:p>Danubii</text:p>
          </table:table-cell>
          <table:table-cell office:value-type="string" calcext:value-type="string">
            <text:p>estlocus1</text:p>
          </table:table-cell>
          <table:table-cell office:value-type="string" calcext:value-type="string">
            <text:p>Bis tantum cum hoste per se acie conflixit: semel cum Hungaris, a quibus haud mediocri caede apud Taurunum oppidum in confluentibus Saui et Danubii situm, nunc Nander Albam incolae nuncupant, est repulsus.</text:p>
          </table:table-cell>
          <table:table-cell office:value-type="string" calcext:value-type="string">
            <text:p>urn:cts:croala:tubero.commentarii.croala-loci:body1.div6.div12.p10.s1.placeName24</text:p>
          </table:table-cell>
          <table:table-cell office:value-type="string" calcext:value-type="string">
            <text:p>urn:cite:croala:loci.259419</text:p>
          </table:table-cell>
          <table:table-cell office:value-type="string" calcext:value-type="string">
            <text:p>urn:cite:croala:loci.ana.259419</text:p>
          </table:table-cell>
          <table:table-cell table:number-columns-repeated="1017"/>
        </table:table-row>
        <table:table-row table:style-name="ro2">
          <table:table-cell office:value-type="float" office:value="278156" calcext:value-type="float">
            <text:p>278156</text:p>
          </table:table-cell>
          <table:table-cell office:value-type="string" calcext:value-type="string">
            <text:p>Danubii</text:p>
          </table:table-cell>
          <table:table-cell office:value-type="string" calcext:value-type="string">
            <text:p>estlocus1</text:p>
          </table:table-cell>
          <table:table-cell office:value-type="string" calcext:value-type="string">
            <text:p>Non latuit hoc Turcas, qui Semederiam urbem, in ripa Danubii, in Moesico agro, a Stephano Despoto exaedificatam, Taurinoque circiter uiginti millibus passuum distantem, praesidio obtinebant.</text:p>
          </table:table-cell>
          <table:table-cell office:value-type="string" calcext:value-type="string">
            <text:p>urn:cts:croala:tubero.commentarii.croala-loci:body1.div6.div16.p3.s5.placeName10</text:p>
          </table:table-cell>
          <table:table-cell office:value-type="string" calcext:value-type="string">
            <text:p>urn:cite:croala:loci.278156</text:p>
          </table:table-cell>
          <table:table-cell office:value-type="string" calcext:value-type="string">
            <text:p>urn:cite:croala:loci.ana.278156</text:p>
          </table:table-cell>
          <table:table-cell table:number-columns-repeated="1017"/>
        </table:table-row>
        <table:table-row table:style-name="ro4">
          <table:table-cell office:value-type="float" office:value="439031" calcext:value-type="float">
            <text:p>439031</text:p>
          </table:table-cell>
          <table:table-cell office:value-type="string" calcext:value-type="string">
            <text:p>Danubii</text:p>
          </table:table-cell>
          <table:table-cell office:value-type="string" calcext:value-type="string">
            <text:p>estlocus1</text:p>
          </table:table-cell>
          <table:table-cell office:value-type="string" calcext:value-type="string">
            <text:p>Limites igitur Danubii, qui ad Hungaros uergunt, ita Selyni attribues, ut omnia castella, et quicquid ibi munitioris loci est, tui iuris sit tuoque nomine teneatur, uicinarumque praefectos prouinciarum admonebis ac etiam nouo sacramento astringes, ne illi te inconsulto ulla in re, quae maioris momenti sit, morem gerant.</text:p>
          </table:table-cell>
          <table:table-cell office:value-type="string" calcext:value-type="string">
            <text:p>urn:cts:croala:tubero.commentarii.croala-loci:body1.div9.div12.quote1.p1.s12.placeName3</text:p>
          </table:table-cell>
          <table:table-cell office:value-type="string" calcext:value-type="string">
            <text:p>urn:cite:croala:loci.439031</text:p>
          </table:table-cell>
          <table:table-cell office:value-type="string" calcext:value-type="string">
            <text:p>urn:cite:croala:loci.ana.439031</text:p>
          </table:table-cell>
          <table:table-cell table:number-columns-repeated="1017"/>
        </table:table-row>
        <table:table-row table:style-name="ro3">
          <table:table-cell office:value-type="float" office:value="440000" calcext:value-type="float">
            <text:p>440000</text:p>
          </table:table-cell>
          <table:table-cell office:value-type="string" calcext:value-type="string">
            <text:p>Danubii</text:p>
          </table:table-cell>
          <table:table-cell office:value-type="string" calcext:value-type="string">
            <text:p>estlocus1</text:p>
          </table:table-cell>
          <table:table-cell office:value-type="string" calcext:value-type="string">
            <text:p>Selynes animaduertens conatus suos non ex toto, ut optabat, procedere ― nam et Danubii limites tenere cupiebat, ut si ad spem euentus non respondisset, effugium, ut dictum est, ad Hungaros pateret, et a regni sede haud procul abesset, ne fratrum quispiam Constantinopolim se procul agente occuparet ― animum ad arma patri inferenda prauo quidem ac impio consilio, sed quod tandem, ut plerunque fit, fortuna haud auersata est, adiecit.</text:p>
          </table:table-cell>
          <table:table-cell office:value-type="string" calcext:value-type="string">
            <text:p>urn:cts:croala:tubero.commentarii.croala-loci:body1.div9.div13.p1.s1.placeName13</text:p>
          </table:table-cell>
          <table:table-cell office:value-type="string" calcext:value-type="string">
            <text:p>urn:cite:croala:loci.440000</text:p>
          </table:table-cell>
          <table:table-cell office:value-type="string" calcext:value-type="string">
            <text:p>urn:cite:croala:loci.ana.440000</text:p>
          </table:table-cell>
          <table:table-cell table:number-columns-repeated="1017"/>
        </table:table-row>
        <table:table-row table:style-name="ro4">
          <table:table-cell office:value-type="float" office:value="479135" calcext:value-type="float">
            <text:p>479135</text:p>
          </table:table-cell>
          <table:table-cell office:value-type="string" calcext:value-type="string">
            <text:p>Danubii</text:p>
          </table:table-cell>
          <table:table-cell office:value-type="string" calcext:value-type="string">
            <text:p>estlocus1</text:p>
          </table:table-cell>
          <table:table-cell office:value-type="string" calcext:value-type="string">
            <text:p>Qui dum Tauruni in praesidio eques satis strenuus agit ― est autem id oppidum in confluentibus Saui et Danubii, ut supra demonstratum est, situm, Nanderalbam aetas nostra appellat ― forte una Turcarum equitum turma Samandria egressa praedandi studio agrum Taurunensem ingreditur.</text:p>
          </table:table-cell>
          <table:table-cell office:value-type="string" calcext:value-type="string">
            <text:p>urn:cts:croala:tubero.commentarii.croala-loci:body1.div10.div3.p1.s2.placeName18</text:p>
          </table:table-cell>
          <table:table-cell office:value-type="string" calcext:value-type="string">
            <text:p>urn:cite:croala:loci.479135</text:p>
          </table:table-cell>
          <table:table-cell office:value-type="string" calcext:value-type="string">
            <text:p>urn:cite:croala:loci.ana.479135</text:p>
          </table:table-cell>
          <table:table-cell table:number-columns-repeated="1017"/>
        </table:table-row>
        <table:table-row table:style-name="ro2">
          <table:table-cell office:value-type="float" office:value="479316" calcext:value-type="float">
            <text:p>479316</text:p>
          </table:table-cell>
          <table:table-cell office:value-type="string" calcext:value-type="string">
            <text:p>Danubii</text:p>
          </table:table-cell>
          <table:table-cell office:value-type="string" calcext:value-type="string">
            <text:p>estlocus1</text:p>
          </table:table-cell>
          <table:table-cell office:value-type="string" calcext:value-type="string">
            <text:p>Distant autem haec duo inter se oppida uiginti circiter millia passuum, atque utrunque in ripis Danubii conditum, alterum Turcaicos limites, alterum Hungaricos finit: nam quicquid agri in medio iacet cultoribus uacuum solitudo obtinet.</text:p>
          </table:table-cell>
          <table:table-cell office:value-type="string" calcext:value-type="string">
            <text:p>urn:cts:croala:tubero.commentarii.croala-loci:body1.div10.div3.p1.s3.placeName16</text:p>
          </table:table-cell>
          <table:table-cell office:value-type="string" calcext:value-type="string">
            <text:p>urn:cite:croala:loci.479316</text:p>
          </table:table-cell>
          <table:table-cell office:value-type="string" calcext:value-type="string">
            <text:p>urn:cite:croala:loci.ana.479316</text:p>
          </table:table-cell>
          <table:table-cell table:number-columns-repeated="1017"/>
        </table:table-row>
        <table:table-row table:style-name="ro5">
          <table:table-cell office:value-type="float" office:value="555475" calcext:value-type="float">
            <text:p>555475</text:p>
          </table:table-cell>
          <table:table-cell office:value-type="string" calcext:value-type="string">
            <text:p>Danubii</text:p>
          </table:table-cell>
          <table:table-cell office:value-type="string" calcext:value-type="string">
            <text:p>estlocus1</text:p>
          </table:table-cell>
          <table:table-cell office:value-type="string" calcext:value-type="string">
            <text:p>Quibus cum magnam uim lyntrium, quas in proximis regionibus fabricandas curauerat, adiecisset, ripas Danubii diligenter custodiri, urbemque ea quoque parte obsideri iussit.</text:p>
          </table:table-cell>
          <table:table-cell office:value-type="string" calcext:value-type="string">
            <text:p>urn:cts:croala:tubero.commentarii.croala-loci:body1.div11.div3.p3.s2.placeName14</text:p>
          </table:table-cell>
          <table:table-cell office:value-type="string" calcext:value-type="string">
            <text:p>urn:cite:croala:loci.555475</text:p>
          </table:table-cell>
          <table:table-cell office:value-type="string" calcext:value-type="string">
            <text:p>urn:cite:croala:loci.ana.555475</text:p>
          </table:table-cell>
          <table:table-cell table:number-columns-repeated="1017"/>
        </table:table-row>
        <table:table-row table:style-name="ro4">
          <table:table-cell office:value-type="float" office:value="569479" calcext:value-type="float">
            <text:p>569479</text:p>
          </table:table-cell>
          <table:table-cell office:value-type="string" calcext:value-type="string">
            <text:p>Danubii</text:p>
          </table:table-cell>
          <table:table-cell office:value-type="string" calcext:value-type="string">
            <text:p>estlocus1</text:p>
          </table:table-cell>
          <table:table-cell office:value-type="string" calcext:value-type="string">
            <text:p>Opere effecto maiorem partem exercitus traduxit, atque agmine celeriter acto ad Sumonium, qua ea urbs haud procul a Sauo in ripa Danubii sita Taurunum oppidum prospectat, castris positis consedit, dato negocio ducibus, quos cis Sauum reliquerat, uti Taurunum pluribus ex partibus tormentis peterent.</text:p>
          </table:table-cell>
          <table:table-cell office:value-type="string" calcext:value-type="string">
            <text:p>urn:cts:croala:tubero.commentarii.croala-loci:body1.div11.div6.p3.s9.placeName22</text:p>
          </table:table-cell>
          <table:table-cell office:value-type="string" calcext:value-type="string">
            <text:p>urn:cite:croala:loci.569479</text:p>
          </table:table-cell>
          <table:table-cell office:value-type="string" calcext:value-type="string">
            <text:p>urn:cite:croala:loci.ana.569479</text:p>
          </table:table-cell>
          <table:table-cell table:number-columns-repeated="1017"/>
        </table:table-row>
        <table:table-row table:style-name="ro2">
          <table:table-cell office:value-type="float" office:value="90935" calcext:value-type="float">
            <text:p>90935</text:p>
          </table:table-cell>
          <table:table-cell office:value-type="string" calcext:value-type="string">
            <text:p>Danubio</text:p>
          </table:table-cell>
          <table:table-cell office:value-type="string" calcext:value-type="string">
            <text:p>estlocus1</text:p>
          </table:table-cell>
          <table:table-cell office:value-type="string" calcext:value-type="string">
            <text:p>Vuladislauus Danubio, qua Strigonium praeterfluit, traiecto, haud mediocri partim Hungarorum, partim Boemorum multitudine comitatus Budam petit, magnoque ciuium studio in urbe excipitur, sacrificiisque prius de more factis in regiam deductus est.</text:p>
          </table:table-cell>
          <table:table-cell office:value-type="string" calcext:value-type="string">
            <text:p>urn:cts:croala:tubero.commentarii.croala-loci:body1.div2.div5.p2.s3.placeName2</text:p>
          </table:table-cell>
          <table:table-cell office:value-type="string" calcext:value-type="string">
            <text:p>urn:cite:croala:loci.90935</text:p>
          </table:table-cell>
          <table:table-cell office:value-type="string" calcext:value-type="string">
            <text:p>urn:cite:croala:loci.ana.90935</text:p>
          </table:table-cell>
          <table:table-cell table:number-columns-repeated="1017"/>
        </table:table-row>
        <table:table-row table:style-name="ro2">
          <table:table-cell office:value-type="float" office:value="278360" calcext:value-type="float">
            <text:p>278360</text:p>
          </table:table-cell>
          <table:table-cell office:value-type="string" calcext:value-type="string">
            <text:p>Danubio</text:p>
          </table:table-cell>
          <table:table-cell office:value-type="string" calcext:value-type="string">
            <text:p>estlocus1</text:p>
          </table:table-cell>
          <table:table-cell office:value-type="string" calcext:value-type="string">
            <text:p>Itaque praefectus Turcarum euocatis circiter trecentis equitibus, prima uigilia traiecto Danubio, tribus fere millibus passuum a supradicto fano in quadam ualle occultus consedit; quum noctu eo peruenisset, ibi paululum et sese quieti dedit, et caeteros quiescere iubet.</text:p>
          </table:table-cell>
          <table:table-cell office:value-type="string" calcext:value-type="string">
            <text:p>urn:cts:croala:tubero.commentarii.croala-loci:body1.div6.div16.p4.s1.placeName11</text:p>
          </table:table-cell>
          <table:table-cell office:value-type="string" calcext:value-type="string">
            <text:p>urn:cite:croala:loci.278360</text:p>
          </table:table-cell>
          <table:table-cell office:value-type="string" calcext:value-type="string">
            <text:p>urn:cite:croala:loci.ana.278360</text:p>
          </table:table-cell>
          <table:table-cell table:number-columns-repeated="1017"/>
        </table:table-row>
        <table:table-row table:style-name="ro2">
          <table:table-cell office:value-type="float" office:value="546104" calcext:value-type="float">
            <text:p>546104</text:p>
          </table:table-cell>
          <table:table-cell office:value-type="string" calcext:value-type="string">
            <text:p>Danubio</text:p>
          </table:table-cell>
          <table:table-cell office:value-type="string" calcext:value-type="string">
            <text:p>estlocus1</text:p>
          </table:table-cell>
          <table:table-cell office:value-type="string" calcext:value-type="string">
            <text:p>Turcae igitur delecti omnes traiecto Danubio, dum praedam persequuntur, in praesidium Taurunense incidunt, quod sane ad ipsum defendendum pecus a praefecto Tauruni ultra Istrum inscientibus Turcis missum erat.</text:p>
          </table:table-cell>
          <table:table-cell office:value-type="string" calcext:value-type="string">
            <text:p>urn:cts:croala:tubero.commentarii.croala-loci:body1.div11.div2.p1.s2.placeName6</text:p>
          </table:table-cell>
          <table:table-cell office:value-type="string" calcext:value-type="string">
            <text:p>urn:cite:croala:loci.546104</text:p>
          </table:table-cell>
          <table:table-cell office:value-type="string" calcext:value-type="string">
            <text:p>urn:cite:croala:loci.ana.546104</text:p>
          </table:table-cell>
          <table:table-cell table:number-columns-repeated="1017"/>
        </table:table-row>
        <table:table-row table:style-name="ro2">
          <table:table-cell office:value-type="float" office:value="555022" calcext:value-type="float">
            <text:p>555022</text:p>
          </table:table-cell>
          <table:table-cell office:value-type="string" calcext:value-type="string">
            <text:p>Danubio</text:p>
          </table:table-cell>
          <table:table-cell office:value-type="string" calcext:value-type="string">
            <text:p>estlocus1</text:p>
          </table:table-cell>
          <table:table-cell office:value-type="string" calcext:value-type="string">
            <text:p>Qui tandem traiecto Danubio, non ausus Transistranam ingredi Hungariam ― saepius enim ibi profligatus fuerat ― non modo nulla re memorabili gesta, sed ne uiso quidem hoste in Moesiam, unde uenerat, regressus est.</text:p>
          </table:table-cell>
          <table:table-cell office:value-type="string" calcext:value-type="string">
            <text:p>urn:cts:croala:tubero.commentarii.croala-loci:body1.div11.div3.p2.s5.placeName4</text:p>
          </table:table-cell>
          <table:table-cell office:value-type="string" calcext:value-type="string">
            <text:p>urn:cite:croala:loci.555022</text:p>
          </table:table-cell>
          <table:table-cell office:value-type="string" calcext:value-type="string">
            <text:p>urn:cite:croala:loci.ana.555022</text:p>
          </table:table-cell>
          <table:table-cell table:number-columns-repeated="1017"/>
        </table:table-row>
        <table:table-row table:style-name="ro2">
          <table:table-cell office:value-type="float" office:value="586762" calcext:value-type="float">
            <text:p>586762</text:p>
          </table:table-cell>
          <table:table-cell office:value-type="string" calcext:value-type="string">
            <text:p>Danubio</text:p>
          </table:table-cell>
          <table:table-cell office:value-type="string" calcext:value-type="string">
            <text:p>estlocus1</text:p>
          </table:table-cell>
          <table:table-cell office:value-type="string" calcext:value-type="string">
            <text:p>Itaque rex, ex amicorum sententia treis duces, qui prouinciis Danubio adiectis praeerant, cum suis quemque copiis, addita insuper manu praedatoria ex illis equitibus, quos alio loco diximus achangias appellari, ultra Danubium in agrum Iazigum Hungarorum praedatum misit.</text:p>
          </table:table-cell>
          <table:table-cell office:value-type="string" calcext:value-type="string">
            <text:p>urn:cts:croala:tubero.commentarii.croala-loci:body1.div11.div10.p5.s2.placeName10</text:p>
          </table:table-cell>
          <table:table-cell office:value-type="string" calcext:value-type="string">
            <text:p>urn:cite:croala:loci.586762</text:p>
          </table:table-cell>
          <table:table-cell office:value-type="string" calcext:value-type="string">
            <text:p>urn:cite:croala:loci.ana.586762</text:p>
          </table:table-cell>
          <table:table-cell table:number-columns-repeated="1017"/>
        </table:table-row>
        <table:table-row table:style-name="ro8">
          <table:table-cell office:value-type="float" office:value="97329" calcext:value-type="float">
            <text:p>97329</text:p>
          </table:table-cell>
          <table:table-cell office:value-type="string" calcext:value-type="string">
            <text:p>Danubium</text:p>
          </table:table-cell>
          <table:table-cell office:value-type="string" calcext:value-type="string">
            <text:p>estlocus1</text:p>
          </table:table-cell>
          <table:table-cell office:value-type="string" calcext:value-type="string">
            <text:p>Qui quidem et recenti nuntio et prius Stephani Batheris literis temere quidem missis adhortatus, quippe qui sua ipsius magis auctoritate quam optimatum decreto id egerat, cum haud mediocri armatorum manu e domo proficiscitur, atque intra paucos dies ad Danubium, qua is Pestum praeterfluit, accessit, castraque e regione fere Budae posuit, rege Vuladislauo ex arce Budensi, quam ab Alberthi castris Danubii latitudo dirimebat, absque ullo animi motu, quantum ex uultu existimari poterat, inspectante.</text:p>
          </table:table-cell>
          <table:table-cell office:value-type="string" calcext:value-type="string">
            <text:p>urn:cts:croala:tubero.commentarii.croala-loci:body1.div2.div8.p1.s2.placeName39</text:p>
          </table:table-cell>
          <table:table-cell office:value-type="string" calcext:value-type="string">
            <text:p>urn:cite:croala:loci.97329</text:p>
          </table:table-cell>
          <table:table-cell office:value-type="string" calcext:value-type="string">
            <text:p>urn:cite:croala:loci.ana.97329</text:p>
          </table:table-cell>
          <table:table-cell table:number-columns-repeated="1017"/>
        </table:table-row>
        <table:table-row table:style-name="ro2">
          <table:table-cell office:value-type="float" office:value="98164" calcext:value-type="float">
            <text:p>98164</text:p>
          </table:table-cell>
          <table:table-cell office:value-type="string" calcext:value-type="string">
            <text:p>Danubium</text:p>
          </table:table-cell>
          <table:table-cell office:value-type="string" calcext:value-type="string">
            <text:p>estlocus1</text:p>
          </table:table-cell>
          <table:table-cell office:value-type="string" calcext:value-type="string">
            <text:p>Nam Danubium traiciendi nec consilium fuit, studio Hungarorum in Vuladislauum conuerso, et facultas omnino sublata erat, nauibus Pestanis sub aduentum Polonorum ad alteram fluuii ripam traductis.</text:p>
          </table:table-cell>
          <table:table-cell office:value-type="string" calcext:value-type="string">
            <text:p>urn:cts:croala:tubero.commentarii.croala-loci:body1.div2.div8.p2.s6.placeName2</text:p>
          </table:table-cell>
          <table:table-cell office:value-type="string" calcext:value-type="string">
            <text:p>urn:cite:croala:loci.98164</text:p>
          </table:table-cell>
          <table:table-cell office:value-type="string" calcext:value-type="string">
            <text:p>urn:cite:croala:loci.ana.98164</text:p>
          </table:table-cell>
          <table:table-cell table:number-columns-repeated="1017"/>
        </table:table-row>
        <table:table-row table:style-name="ro8">
          <table:table-cell office:value-type="float" office:value="98505" calcext:value-type="float">
            <text:p>98505</text:p>
          </table:table-cell>
          <table:table-cell office:value-type="string" calcext:value-type="string">
            <text:p>Danubium</text:p>
          </table:table-cell>
          <table:table-cell office:value-type="string" calcext:value-type="string">
            <text:p>estlocus1</text:p>
          </table:table-cell>
          <table:table-cell office:value-type="string" calcext:value-type="string">
            <text:p>At Hungariae principes ueriti ne quid detrimenti ferox iuuenis iniuria, ut ipse arbitrabatur, stimulatus cum tanto exercitu regno inferret, Vuladislauum adeunt, orant, Danubium transeat, fratremque per semet conueniat, eiusque animum quoquo modo possit leniat, rati huius modi congressione germanitatis ac puerilis quondam simplicitatis consuetudinisque memoriam utriusque animo subituram, atque ita Alberthi iram posse deflagrare, omneque tolli penitus odium.</text:p>
          </table:table-cell>
          <table:table-cell office:value-type="string" calcext:value-type="string">
            <text:p>urn:cts:croala:tubero.commentarii.croala-loci:body1.div2.div9.p1.s1.placeName23</text:p>
          </table:table-cell>
          <table:table-cell office:value-type="string" calcext:value-type="string">
            <text:p>urn:cite:croala:loci.98505</text:p>
          </table:table-cell>
          <table:table-cell office:value-type="string" calcext:value-type="string">
            <text:p>urn:cite:croala:loci.ana.98505</text:p>
          </table:table-cell>
          <table:table-cell table:number-columns-repeated="1017"/>
        </table:table-row>
        <table:table-row table:style-name="ro1">
          <table:table-cell office:value-type="float" office:value="152401" calcext:value-type="float">
            <text:p>152401</text:p>
          </table:table-cell>
          <table:table-cell office:value-type="string" calcext:value-type="string">
            <text:p>Danubium</text:p>
          </table:table-cell>
          <table:table-cell office:value-type="string" calcext:value-type="string">
            <text:p>estlocus1</text:p>
          </table:table-cell>
          <table:table-cell office:value-type="string" calcext:value-type="string">
            <text:p>Nam ultra Danubium multa tunc Austriae loca Hungari tenebant.</text:p>
          </table:table-cell>
          <table:table-cell office:value-type="string" calcext:value-type="string">
            <text:p>urn:cts:croala:tubero.commentarii.croala-loci:body1.div4.div8.p1.s3.placeName3</text:p>
          </table:table-cell>
          <table:table-cell office:value-type="string" calcext:value-type="string">
            <text:p>urn:cite:croala:loci.152401</text:p>
          </table:table-cell>
          <table:table-cell office:value-type="string" calcext:value-type="string">
            <text:p>urn:cite:croala:loci.ana.152401</text:p>
          </table:table-cell>
          <table:table-cell table:number-columns-repeated="1017"/>
        </table:table-row>
        <table:table-row table:style-name="ro9">
          <table:table-cell office:value-type="float" office:value="204589" calcext:value-type="float">
            <text:p>204589</text:p>
          </table:table-cell>
          <table:table-cell office:value-type="string" calcext:value-type="string">
            <text:p>Danubium</text:p>
          </table:table-cell>
          <table:table-cell office:value-type="string" calcext:value-type="string">
            <text:p>estlocus1</text:p>
          </table:table-cell>
          <table:table-cell office:value-type="string" calcext:value-type="string">
            <text:p>Nondum Danubium ad recognoscendas, uti constitutum erat, Transistranas regiones traiecerat Vuladislauus, quum ei nuntiatum est Derencinum, Dalmatiae praefectum quem banum appellant, in Carbauiensi agro, non procul ab Albio monte, aduersus Turcas male pugnasse, exercitumque nostrum occisione paene occisum, quum temeritate atque imperitia ipsius prefecti, tum proditione, ut fama est, quorundam Choruatorum principum, quos ferunt Derencinum ad conferendas cum Turcis manus alieno nostris loco per fraudem impulisse, ueritos sane ne banus, quem ob quaedam eorum admissa a se alienatum suspicabantur, superatis Turcis in se arma conuerteret.</text:p>
          </table:table-cell>
          <table:table-cell office:value-type="string" calcext:value-type="string">
            <text:p>urn:cts:croala:tubero.commentarii.croala-loci:body1.div5.div5.p1.s1.placeName2</text:p>
          </table:table-cell>
          <table:table-cell office:value-type="string" calcext:value-type="string">
            <text:p>urn:cite:croala:loci.204589</text:p>
          </table:table-cell>
          <table:table-cell office:value-type="string" calcext:value-type="string">
            <text:p>urn:cite:croala:loci.ana.204589</text:p>
          </table:table-cell>
          <table:table-cell table:number-columns-repeated="1017"/>
        </table:table-row>
        <table:table-row table:style-name="ro2">
          <table:table-cell office:value-type="float" office:value="211190" calcext:value-type="float">
            <text:p>211190</text:p>
          </table:table-cell>
          <table:table-cell office:value-type="string" calcext:value-type="string">
            <text:p>Danubium</text:p>
          </table:table-cell>
          <table:table-cell office:value-type="string" calcext:value-type="string">
            <text:p>estlocus1</text:p>
          </table:table-cell>
          <table:table-cell office:value-type="string" calcext:value-type="string">
            <text:p>Vuladislauus ea parte regni perlustrata, quae ultra Danubium ueteribus Dacia dicta est, nunc, ut supra meminimus, ab Hungaris Transyluania nuncupatur, iam ad confluentes Thibisci, unde Danubius mutato nomine Ister appellatur, peruenerat.</text:p>
          </table:table-cell>
          <table:table-cell office:value-type="string" calcext:value-type="string">
            <text:p>urn:cts:croala:tubero.commentarii.croala-loci:body1.div5.div7.p1.s1.placeName8</text:p>
          </table:table-cell>
          <table:table-cell office:value-type="string" calcext:value-type="string">
            <text:p>urn:cite:croala:loci.211190</text:p>
          </table:table-cell>
          <table:table-cell office:value-type="string" calcext:value-type="string">
            <text:p>urn:cite:croala:loci.ana.211190</text:p>
          </table:table-cell>
          <table:table-cell table:number-columns-repeated="1017"/>
        </table:table-row>
        <table:table-row table:style-name="ro2">
          <table:table-cell office:value-type="float" office:value="256232" calcext:value-type="float">
            <text:p>256232</text:p>
          </table:table-cell>
          <table:table-cell office:value-type="string" calcext:value-type="string">
            <text:p>Danubium</text:p>
          </table:table-cell>
          <table:table-cell office:value-type="string" calcext:value-type="string">
            <text:p>estlocus1</text:p>
          </table:table-cell>
          <table:table-cell office:value-type="string" calcext:value-type="string">
            <text:p>Nam cum deuictis Moesis usque ad Danubium et Pannonios peruenisset, Hungaros in se concitauit, adeoque acrem hunc hostem habuit, ut iam non pro alieno solo, sed pro suis sedibus inter Aemum et Rhodopen coactus sit cum his decertare.</text:p>
          </table:table-cell>
          <table:table-cell office:value-type="string" calcext:value-type="string">
            <text:p>urn:cts:croala:tubero.commentarii.croala-loci:body1.div6.div12.p3.s4.placeName7</text:p>
          </table:table-cell>
          <table:table-cell office:value-type="string" calcext:value-type="string">
            <text:p>urn:cite:croala:loci.256232</text:p>
          </table:table-cell>
          <table:table-cell office:value-type="string" calcext:value-type="string">
            <text:p>urn:cite:croala:loci.ana.256232</text:p>
          </table:table-cell>
          <table:table-cell table:number-columns-repeated="1017"/>
        </table:table-row>
        <table:table-row table:style-name="ro1">
          <table:table-cell office:value-type="float" office:value="277707" calcext:value-type="float">
            <text:p>277707</text:p>
          </table:table-cell>
          <table:table-cell office:value-type="string" calcext:value-type="string">
            <text:p>Danubium</text:p>
          </table:table-cell>
          <table:table-cell office:value-type="string" calcext:value-type="string">
            <text:p>estlocus1</text:p>
          </table:table-cell>
          <table:table-cell office:value-type="string" calcext:value-type="string">
            <text:p>Nec circa Danubium per idem tempus res quiete inter Turcas et Hungaros erant.</text:p>
          </table:table-cell>
          <table:table-cell office:value-type="string" calcext:value-type="string">
            <text:p>urn:cts:croala:tubero.commentarii.croala-loci:body1.div6.div16.p3.s1.placeName3</text:p>
          </table:table-cell>
          <table:table-cell office:value-type="string" calcext:value-type="string">
            <text:p>urn:cite:croala:loci.277707</text:p>
          </table:table-cell>
          <table:table-cell office:value-type="string" calcext:value-type="string">
            <text:p>urn:cite:croala:loci.ana.277707</text:p>
          </table:table-cell>
          <table:table-cell table:number-columns-repeated="1017"/>
        </table:table-row>
        <table:table-row table:style-name="ro5">
          <table:table-cell office:value-type="float" office:value="433714" calcext:value-type="float">
            <text:p>433714</text:p>
          </table:table-cell>
          <table:table-cell office:value-type="string" calcext:value-type="string">
            <text:p>Danubium</text:p>
          </table:table-cell>
          <table:table-cell office:value-type="string" calcext:value-type="string">
            <text:p>estlocus1</text:p>
          </table:table-cell>
          <table:table-cell office:value-type="string" calcext:value-type="string">
            <text:p>Mox Moesiae ulteriora petens inter Aemum montem et Danubium amnem in Triballorum agro consedit.</text:p>
          </table:table-cell>
          <table:table-cell office:value-type="string" calcext:value-type="string">
            <text:p>urn:cts:croala:tubero.commentarii.croala-loci:body1.div9.div11.p2.s4.placeName9</text:p>
          </table:table-cell>
          <table:table-cell office:value-type="string" calcext:value-type="string">
            <text:p>urn:cite:croala:loci.433714</text:p>
          </table:table-cell>
          <table:table-cell office:value-type="string" calcext:value-type="string">
            <text:p>urn:cite:croala:loci.ana.433714</text:p>
          </table:table-cell>
          <table:table-cell table:number-columns-repeated="1017"/>
        </table:table-row>
        <table:table-row table:style-name="ro6">
          <table:table-cell office:value-type="float" office:value="435885" calcext:value-type="float">
            <text:p>435885</text:p>
          </table:table-cell>
          <table:table-cell office:value-type="string" calcext:value-type="string">
            <text:p>Danubium</text:p>
          </table:table-cell>
          <table:table-cell office:value-type="string" calcext:value-type="string">
            <text:p>estlocus1</text:p>
          </table:table-cell>
          <table:table-cell office:value-type="string" calcext:value-type="string">
            <text:p>Hoc autem dicebat, non quo Hungaris bellum inferre uellet, quippe quos ne omnibus quidem Turcaici imperii uiribus aggredi auderet, sed ut, feroces gentes ad Danubium positas imperio nactus, et patrem facilius in suam adduceret sententiam, et spem regni caeteris fratribus praecideret ― nam Turcae Europaei, maxime qui Danubium accolunt, Asiaticis uirtute longe praestant; ad hoc ut, si fortuna consilio eius aduersata fuisset, se e proximo ad Hungaros conferret, eorumque amicitia ac opibus et regem Turcaicum territaret, et nouarum rerum cupidis praesto esset.</text:p>
          </table:table-cell>
          <table:table-cell office:value-type="string" calcext:value-type="string">
            <text:p>urn:cts:croala:tubero.commentarii.croala-loci:body1.div9.div11.p3.s8.placeName25</text:p>
          </table:table-cell>
          <table:table-cell office:value-type="string" calcext:value-type="string">
            <text:p>urn:cite:croala:loci.435885</text:p>
          </table:table-cell>
          <table:table-cell office:value-type="string" calcext:value-type="string">
            <text:p>urn:cite:croala:loci.ana.435885</text:p>
          </table:table-cell>
          <table:table-cell table:number-columns-repeated="1017"/>
        </table:table-row>
        <table:table-row table:style-name="ro6">
          <table:table-cell office:value-type="float" office:value="435991" calcext:value-type="float">
            <text:p>435991</text:p>
          </table:table-cell>
          <table:table-cell office:value-type="string" calcext:value-type="string">
            <text:p>Danubium</text:p>
          </table:table-cell>
          <table:table-cell office:value-type="string" calcext:value-type="string">
            <text:p>estlocus1</text:p>
          </table:table-cell>
          <table:table-cell office:value-type="string" calcext:value-type="string">
            <text:p>Hoc autem dicebat, non quo Hungaris bellum inferre uellet, quippe quos ne omnibus quidem Turcaici imperii uiribus aggredi auderet, sed ut, feroces gentes ad Danubium positas imperio nactus, et patrem facilius in suam adduceret sententiam, et spem regni caeteris fratribus praecideret ― nam Turcae Europaei, maxime qui Danubium accolunt, Asiaticis uirtute longe praestant; ad hoc ut, si fortuna consilio eius aduersata fuisset, se e proximo ad Hungaros conferret, eorumque amicitia ac opibus et regem Turcaicum territaret, et nouarum rerum cupidis praesto esset.</text:p>
          </table:table-cell>
          <table:table-cell office:value-type="string" calcext:value-type="string">
            <text:p>urn:cts:croala:tubero.commentarii.croala-loci:body1.div9.div11.p3.s8.placeName47</text:p>
          </table:table-cell>
          <table:table-cell office:value-type="string" calcext:value-type="string">
            <text:p>urn:cite:croala:loci.435991</text:p>
          </table:table-cell>
          <table:table-cell office:value-type="string" calcext:value-type="string">
            <text:p>urn:cite:croala:loci.ana.435991</text:p>
          </table:table-cell>
          <table:table-cell table:number-columns-repeated="1017"/>
        </table:table-row>
        <table:table-row table:style-name="ro3">
          <table:table-cell office:value-type="float" office:value="440992" calcext:value-type="float">
            <text:p>440992</text:p>
          </table:table-cell>
          <table:table-cell office:value-type="string" calcext:value-type="string">
            <text:p>Danubium</text:p>
          </table:table-cell>
          <table:table-cell office:value-type="string" calcext:value-type="string">
            <text:p>estlocus1</text:p>
          </table:table-cell>
          <table:table-cell office:value-type="string" calcext:value-type="string">
            <text:p>Sed quum neutrum amici incolumi paterno exercitu faciendum censerent, licet Constantinopolim, ubi regii thesauri asseruabantur, in potestate habere e re sua uideretur, statuit, id tutius consilium ratus, milites uariis uersando artibus ad se trahere, atque ad transfugia pellicere, omnibus prius prouinciis, quas inter Danubium et Haemum montem usque ad Drinum amnem sibi commissas putabat, pecuniis imperatis atque acerbissime exactis.</text:p>
          </table:table-cell>
          <table:table-cell office:value-type="string" calcext:value-type="string">
            <text:p>urn:cts:croala:tubero.commentarii.croala-loci:body1.div9.div13.p1.s6.placeName44</text:p>
          </table:table-cell>
          <table:table-cell office:value-type="string" calcext:value-type="string">
            <text:p>urn:cite:croala:loci.440992</text:p>
          </table:table-cell>
          <table:table-cell office:value-type="string" calcext:value-type="string">
            <text:p>urn:cite:croala:loci.ana.440992</text:p>
          </table:table-cell>
          <table:table-cell table:number-columns-repeated="1017"/>
        </table:table-row>
        <table:table-row table:style-name="ro10">
          <table:table-cell office:value-type="float" office:value="490335" calcext:value-type="float">
            <text:p>490335</text:p>
          </table:table-cell>
          <table:table-cell office:value-type="string" calcext:value-type="string">
            <text:p>Danubium</text:p>
          </table:table-cell>
          <table:table-cell office:value-type="string" calcext:value-type="string">
            <text:p>estlocus1</text:p>
          </table:table-cell>
          <table:table-cell office:value-type="string" calcext:value-type="string">
            <text:p>Nam quum assumptis secum quingentis equitibus e Buda Danubium traiecisset, atque intra muros Pestensis oppidi sese contineret, perinde ac pacificator, non hostis eo uenisset, misit nuntium ad rusticos, quibus Ambrosius Saleresius, Pestensis ciuis, praeerat, qui regis nomine hunc in modum eos est allocutus: certo scire regem neque Ambrosium Saleresium, neque colonos omnes, qui eum sequuntur, male in regem esse animatos, quippe quibus rex nullam unquam iniuriam intulisset, sed per speciem, immo consilio expeditionis aduersus Turcas suscipiendae, cui quidem expeditioni rex ipse nullam afferret moram, si tanto bello capescendo tempus idoneum foret, ad arma conuolasse; quare qui regi et nomini Hungarico hostes non essent, sese a flagitiosis et noxiis hominibus secernerent, atque in dexteram transirent partem.</text:p>
          </table:table-cell>
          <table:table-cell office:value-type="string" calcext:value-type="string">
            <text:p>urn:cts:croala:tubero.commentarii.croala-loci:body1.div10.div6.p1.s2.placeName9</text:p>
          </table:table-cell>
          <table:table-cell office:value-type="string" calcext:value-type="string">
            <text:p>urn:cite:croala:loci.490335</text:p>
          </table:table-cell>
          <table:table-cell office:value-type="string" calcext:value-type="string">
            <text:p>urn:cite:croala:loci.ana.490335</text:p>
          </table:table-cell>
          <table:table-cell table:number-columns-repeated="1017"/>
        </table:table-row>
        <table:table-row table:style-name="ro3">
          <table:table-cell office:value-type="float" office:value="554918" calcext:value-type="float">
            <text:p>554918</text:p>
          </table:table-cell>
          <table:table-cell office:value-type="string" calcext:value-type="string">
            <text:p>Danubium</text:p>
          </table:table-cell>
          <table:table-cell office:value-type="string" calcext:value-type="string">
            <text:p>estlocus1</text:p>
          </table:table-cell>
          <table:table-cell office:value-type="string" calcext:value-type="string">
            <text:p>Nec satis uisum Turcis ad distringendos Hungaros Polonum Thataricis armis in Polonia continere, sed etiam terrore Hungarici nominis compulsi Mechmetem Alydem Michallium, ex regiis purpuratis ducem impigrum, cum quadraginta millibus equitum, quos Turcae a praedandi studio achangias uocant, ultra Danubium miserunt, qui fines ibi Hungaricos populando non sinerent Transistranos Pannoniis adiungi, nec ullam his opem inde afferri.</text:p>
          </table:table-cell>
          <table:table-cell office:value-type="string" calcext:value-type="string">
            <text:p>urn:cts:croala:tubero.commentarii.croala-loci:body1.div11.div3.p2.s4.placeName40</text:p>
          </table:table-cell>
          <table:table-cell office:value-type="string" calcext:value-type="string">
            <text:p>urn:cite:croala:loci.554918</text:p>
          </table:table-cell>
          <table:table-cell office:value-type="string" calcext:value-type="string">
            <text:p>urn:cite:croala:loci.ana.554918</text:p>
          </table:table-cell>
          <table:table-cell table:number-columns-repeated="1017"/>
        </table:table-row>
        <table:table-row table:style-name="ro4">
          <table:table-cell office:value-type="float" office:value="555212" calcext:value-type="float">
            <text:p>555212</text:p>
          </table:table-cell>
          <table:table-cell office:value-type="string" calcext:value-type="string">
            <text:p>Danubium</text:p>
          </table:table-cell>
          <table:table-cell office:value-type="string" calcext:value-type="string">
            <text:p>estlocus1</text:p>
          </table:table-cell>
          <table:table-cell office:value-type="string" calcext:value-type="string">
            <text:p>Caeterum Turca, ne ea parte, qua Sauus Danubium illabens Tauruni muros praeterfluit, nauibus quicquam ab Hungaris in urbem importari possit, aliquot dyerotas e Ponto per Istrum aduerso flumine, eadem nauigatione, qua quondam Argonautae, ut quidam scriptores tradidere, Aeetam Colchorum regem fugientes eas regiones petierant, eo deduci imperauit.</text:p>
          </table:table-cell>
          <table:table-cell office:value-type="string" calcext:value-type="string">
            <text:p>urn:cts:croala:tubero.commentarii.croala-loci:body1.div11.div3.p3.s1.placeName8</text:p>
          </table:table-cell>
          <table:table-cell office:value-type="string" calcext:value-type="string">
            <text:p>urn:cite:croala:loci.555212</text:p>
          </table:table-cell>
          <table:table-cell office:value-type="string" calcext:value-type="string">
            <text:p>urn:cite:croala:loci.ana.555212</text:p>
          </table:table-cell>
          <table:table-cell table:number-columns-repeated="1017"/>
        </table:table-row>
        <table:table-row table:style-name="ro6">
          <table:table-cell office:value-type="float" office:value="555637" calcext:value-type="float">
            <text:p>555637</text:p>
          </table:table-cell>
          <table:table-cell office:value-type="string" calcext:value-type="string">
            <text:p>Danubium</text:p>
          </table:table-cell>
          <table:table-cell office:value-type="string" calcext:value-type="string">
            <text:p>estlocus1</text:p>
          </table:table-cell>
          <table:table-cell office:value-type="string" calcext:value-type="string">
            <text:p>Interim lustrato exercitu in agro Hadrianopolitano, magnis itineribus per Thraciam Nessum in Dardanos, hinc in Moesiam contendit, inde ad Sauum amnem, qua is Danubium influit Moesosque a Pannoniis dirimit, ingentibus cum copiis Taurunum ac Sabactium oppida, ut dictum est, oppugnaturus pene cursim atque incredibili celeritate peruenit, praemisso ultra Sauum Balyde Iachino, eius partis Dalmatiae, quam Bossinam uocant, praefecto, qui scilicet et ex tuto exploraret, an ullae Hungarorum copiae in Syrmium conuenissent, simul et daret operam, ne quid inde subsidii commeatusue Taurunum submitti posset.</text:p>
          </table:table-cell>
          <table:table-cell office:value-type="string" calcext:value-type="string">
            <text:p>urn:cts:croala:tubero.commentarii.croala-loci:body1.div11.div3.p3.s3.placeName24</text:p>
          </table:table-cell>
          <table:table-cell office:value-type="string" calcext:value-type="string">
            <text:p>urn:cite:croala:loci.555637</text:p>
          </table:table-cell>
          <table:table-cell office:value-type="string" calcext:value-type="string">
            <text:p>urn:cite:croala:loci.ana.555637</text:p>
          </table:table-cell>
          <table:table-cell table:number-columns-repeated="1017"/>
        </table:table-row>
        <table:table-row table:style-name="ro2">
          <table:table-cell office:value-type="float" office:value="564097" calcext:value-type="float">
            <text:p>564097</text:p>
          </table:table-cell>
          <table:table-cell office:value-type="string" calcext:value-type="string">
            <text:p>Danubium</text:p>
          </table:table-cell>
          <table:table-cell office:value-type="string" calcext:value-type="string">
            <text:p>estlocus1</text:p>
          </table:table-cell>
          <table:table-cell office:value-type="string" calcext:value-type="string">
            <text:p>Ipse cum paucis equitibus, qui praesto erant, Danubium, qua is Budam Pestumque intersecat, traiecit, edixitque ut omnes nobiles pro suis quisque facultatibus armis et equis, ac clientibus instructi Baciam ad se conuenirent.</text:p>
          </table:table-cell>
          <table:table-cell office:value-type="string" calcext:value-type="string">
            <text:p>urn:cts:croala:tubero.commentarii.croala-loci:body1.div11.div5.p4.s2.placeName8</text:p>
          </table:table-cell>
          <table:table-cell office:value-type="string" calcext:value-type="string">
            <text:p>urn:cite:croala:loci.564097</text:p>
          </table:table-cell>
          <table:table-cell office:value-type="string" calcext:value-type="string">
            <text:p>urn:cite:croala:loci.ana.564097</text:p>
          </table:table-cell>
          <table:table-cell table:number-columns-repeated="1017"/>
        </table:table-row>
        <table:table-row table:style-name="ro2">
          <table:table-cell office:value-type="float" office:value="564406" calcext:value-type="float">
            <text:p>564406</text:p>
          </table:table-cell>
          <table:table-cell office:value-type="string" calcext:value-type="string">
            <text:p>Danubium</text:p>
          </table:table-cell>
          <table:table-cell office:value-type="string" calcext:value-type="string">
            <text:p>estlocus1</text:p>
          </table:table-cell>
          <table:table-cell office:value-type="string" calcext:value-type="string">
            <text:p>Est autem Baciensis ciuitas ultra Danubium in Iazigum Dacieque confinibus fere sita, Sothinensem agrum, Syrmiensi regioni affinem, spectans, adeo huberis soli, ut omni copia rerum uel ingentem exercitum alere possit.</text:p>
          </table:table-cell>
          <table:table-cell office:value-type="string" calcext:value-type="string">
            <text:p>urn:cts:croala:tubero.commentarii.croala-loci:body1.div11.div5.p5.s1.placeName6</text:p>
          </table:table-cell>
          <table:table-cell office:value-type="string" calcext:value-type="string">
            <text:p>urn:cite:croala:loci.564406</text:p>
          </table:table-cell>
          <table:table-cell office:value-type="string" calcext:value-type="string">
            <text:p>urn:cite:croala:loci.ana.564406</text:p>
          </table:table-cell>
          <table:table-cell table:number-columns-repeated="1017"/>
        </table:table-row>
        <table:table-row table:style-name="ro4">
          <table:table-cell office:value-type="float" office:value="565060" calcext:value-type="float">
            <text:p>565060</text:p>
          </table:table-cell>
          <table:table-cell office:value-type="string" calcext:value-type="string">
            <text:p>Danubium</text:p>
          </table:table-cell>
          <table:table-cell office:value-type="string" calcext:value-type="string">
            <text:p>estlocus1</text:p>
          </table:table-cell>
          <table:table-cell office:value-type="string" calcext:value-type="string">
            <text:p>Itaque rex a suis pene desertus, ne omnino Taurunum indefensum relinqueretur, obsessisque animus perinde ac a rege destitutis concideret, repertis quibusdam Turcaicae linguae peritis, eos Turcaica item ueste indutos iubet, si forte custodias hostium fallere possent, cum naui onusta puluere accensibili per Danubium nocte in urbem irrumpere.</text:p>
          </table:table-cell>
          <table:table-cell office:value-type="string" calcext:value-type="string">
            <text:p>urn:cts:croala:tubero.commentarii.croala-loci:body1.div11.div5.p5.s4.placeName43</text:p>
          </table:table-cell>
          <table:table-cell office:value-type="string" calcext:value-type="string">
            <text:p>urn:cite:croala:loci.565060</text:p>
          </table:table-cell>
          <table:table-cell office:value-type="string" calcext:value-type="string">
            <text:p>urn:cite:croala:loci.ana.565060</text:p>
          </table:table-cell>
          <table:table-cell table:number-columns-repeated="1017"/>
        </table:table-row>
        <table:table-row table:style-name="ro4">
          <table:table-cell office:value-type="float" office:value="568308" calcext:value-type="float">
            <text:p>568308</text:p>
          </table:table-cell>
          <table:table-cell office:value-type="string" calcext:value-type="string">
            <text:p>Danubium</text:p>
          </table:table-cell>
          <table:table-cell office:value-type="string" calcext:value-type="string">
            <text:p>estlocus1</text:p>
          </table:table-cell>
          <table:table-cell office:value-type="string" calcext:value-type="string">
            <text:p>Caeterum eo ponte ui tempestatis deiecto atque amnis rapiditate in Danubium ablato, alium pontem facere paulo supra Taurunum oppidum instituit, quamquam ea res apud quosdam Turcarum in religionem uersa est, qui metu, ut fit, interprete censebant nec pontem reficiendum, nec regem exercitumue in Syrmium transuehendum.</text:p>
          </table:table-cell>
          <table:table-cell office:value-type="string" calcext:value-type="string">
            <text:p>urn:cts:croala:tubero.commentarii.croala-loci:body1.div11.div6.p3.s2.placeName11</text:p>
          </table:table-cell>
          <table:table-cell office:value-type="string" calcext:value-type="string">
            <text:p>urn:cite:croala:loci.568308</text:p>
          </table:table-cell>
          <table:table-cell office:value-type="string" calcext:value-type="string">
            <text:p>urn:cite:croala:loci.ana.568308</text:p>
          </table:table-cell>
          <table:table-cell table:number-columns-repeated="1017"/>
        </table:table-row>
        <table:table-row table:style-name="ro2">
          <table:table-cell office:value-type="float" office:value="570484" calcext:value-type="float">
            <text:p>570484</text:p>
          </table:table-cell>
          <table:table-cell office:value-type="string" calcext:value-type="string">
            <text:p>Danubium</text:p>
          </table:table-cell>
          <table:table-cell office:value-type="string" calcext:value-type="string">
            <text:p>estlocus1</text:p>
          </table:table-cell>
          <table:table-cell office:value-type="string" calcext:value-type="string">
            <text:p>Et ne Turca inde abeunte Hungari ea oppida facile restituerent, materia, quae ab igne illesa superfuerat, partim in Sauum, partim in Danubium, qua hi amnes altissimi fluunt, ex commodo excidentium demersa.</text:p>
          </table:table-cell>
          <table:table-cell office:value-type="string" calcext:value-type="string">
            <text:p>urn:cts:croala:tubero.commentarii.croala-loci:body1.div11.div6.p4.s5.placeName22</text:p>
          </table:table-cell>
          <table:table-cell office:value-type="string" calcext:value-type="string">
            <text:p>urn:cite:croala:loci.570484</text:p>
          </table:table-cell>
          <table:table-cell office:value-type="string" calcext:value-type="string">
            <text:p>urn:cite:croala:loci.ana.570484</text:p>
          </table:table-cell>
          <table:table-cell table:number-columns-repeated="1017"/>
        </table:table-row>
        <table:table-row table:style-name="ro5">
          <table:table-cell office:value-type="float" office:value="573149" calcext:value-type="float">
            <text:p>573149</text:p>
          </table:table-cell>
          <table:table-cell office:value-type="string" calcext:value-type="string">
            <text:p>Danubium</text:p>
          </table:table-cell>
          <table:table-cell office:value-type="string" calcext:value-type="string">
            <text:p>estlocus1</text:p>
          </table:table-cell>
          <table:table-cell office:value-type="string" calcext:value-type="string">
            <text:p>Itaque extemplo tormenta ad insulam, quae Sauo in Danubium elabenti obiecta est, transuecta, atque ad eam partem urbis, quam transfugae concutiendam indicarant, conuersa.</text:p>
          </table:table-cell>
          <table:table-cell office:value-type="string" calcext:value-type="string">
            <text:p>urn:cts:croala:tubero.commentarii.croala-loci:body1.div11.div7.p3.s4.placeName9</text:p>
          </table:table-cell>
          <table:table-cell office:value-type="string" calcext:value-type="string">
            <text:p>urn:cite:croala:loci.573149</text:p>
          </table:table-cell>
          <table:table-cell office:value-type="string" calcext:value-type="string">
            <text:p>urn:cite:croala:loci.ana.573149</text:p>
          </table:table-cell>
          <table:table-cell table:number-columns-repeated="1017"/>
        </table:table-row>
        <table:table-row table:style-name="ro2">
          <table:table-cell office:value-type="float" office:value="586863" calcext:value-type="float">
            <text:p>586863</text:p>
          </table:table-cell>
          <table:table-cell office:value-type="string" calcext:value-type="string">
            <text:p>Danubium</text:p>
          </table:table-cell>
          <table:table-cell office:value-type="string" calcext:value-type="string">
            <text:p>estlocus1</text:p>
          </table:table-cell>
          <table:table-cell office:value-type="string" calcext:value-type="string">
            <text:p>Itaque rex, ex amicorum sententia treis duces, qui prouinciis Danubio adiectis praeerant, cum suis quemque copiis, addita insuper manu praedatoria ex illis equitibus, quos alio loco diximus achangias appellari, ultra Danubium in agrum Iazigum Hungarorum praedatum misit.</text:p>
          </table:table-cell>
          <table:table-cell office:value-type="string" calcext:value-type="string">
            <text:p>urn:cts:croala:tubero.commentarii.croala-loci:body1.div11.div10.p5.s2.placeName31</text:p>
          </table:table-cell>
          <table:table-cell office:value-type="string" calcext:value-type="string">
            <text:p>urn:cite:croala:loci.586863</text:p>
          </table:table-cell>
          <table:table-cell office:value-type="string" calcext:value-type="string">
            <text:p>urn:cite:croala:loci.ana.586863</text:p>
          </table:table-cell>
          <table:table-cell table:number-columns-repeated="1017"/>
        </table:table-row>
        <table:table-row table:style-name="ro3">
          <table:table-cell office:value-type="float" office:value="591127" calcext:value-type="float">
            <text:p>591127</text:p>
          </table:table-cell>
          <table:table-cell office:value-type="string" calcext:value-type="string">
            <text:p>Danubium</text:p>
          </table:table-cell>
          <table:table-cell office:value-type="string" calcext:value-type="string">
            <text:p>estlocus1</text:p>
          </table:table-cell>
          <table:table-cell office:value-type="string" calcext:value-type="string">
            <text:p>Paucis post diebus Balys, ratus sua e Syrmio fuga securitatem Transistranis Hungaris iniectam esse, maioribus copiis comparatis per Danubium gelu concretum sine ullis nauibus in regionem Daciae Tauruno obiectam transmisit, atque inde superato Thibisco amne, et ipso glacie astricto, fines Baciensis regionis inuasit, ibique aliquot uicis depopulatis raptim se Taurunum recepit.</text:p>
          </table:table-cell>
          <table:table-cell office:value-type="string" calcext:value-type="string">
            <text:p>urn:cts:croala:tubero.commentarii.croala-loci:body1.div11.div11.p6.s9.placeName19</text:p>
          </table:table-cell>
          <table:table-cell office:value-type="string" calcext:value-type="string">
            <text:p>urn:cite:croala:loci.591127</text:p>
          </table:table-cell>
          <table:table-cell office:value-type="string" calcext:value-type="string">
            <text:p>urn:cite:croala:loci.ana.591127</text:p>
          </table:table-cell>
          <table:table-cell table:number-columns-repeated="1017"/>
        </table:table-row>
        <table:table-row table:style-name="ro5">
          <table:table-cell office:value-type="float" office:value="164527" calcext:value-type="float">
            <text:p>164527</text:p>
          </table:table-cell>
          <table:table-cell office:value-type="string" calcext:value-type="string">
            <text:p>Danubius</text:p>
          </table:table-cell>
          <table:table-cell office:value-type="string" calcext:value-type="string">
            <text:p>estlocus1</text:p>
          </table:table-cell>
          <table:table-cell office:value-type="string" calcext:value-type="string">
            <text:p>Haec est enim illa regio, fortissimi uiri, quam mediam Danubius, tot fluuiorum confluxu incolis percommodus, intersecat, quaeque uniuersi pene orbis felicitatem complectitur.</text:p>
          </table:table-cell>
          <table:table-cell office:value-type="string" calcext:value-type="string">
            <text:p>urn:cts:croala:tubero.commentarii.croala-loci:body1.div4.div12.quote1.p1.s9.placeName10</text:p>
          </table:table-cell>
          <table:table-cell office:value-type="string" calcext:value-type="string">
            <text:p>urn:cite:croala:loci.164527</text:p>
          </table:table-cell>
          <table:table-cell office:value-type="string" calcext:value-type="string">
            <text:p>urn:cite:croala:loci.ana.164527</text:p>
          </table:table-cell>
          <table:table-cell table:number-columns-repeated="1017"/>
        </table:table-row>
        <table:table-row table:style-name="ro2">
          <table:table-cell office:value-type="float" office:value="211287" calcext:value-type="float">
            <text:p>211287</text:p>
          </table:table-cell>
          <table:table-cell office:value-type="string" calcext:value-type="string">
            <text:p>Danubius</text:p>
          </table:table-cell>
          <table:table-cell office:value-type="string" calcext:value-type="string">
            <text:p>estlocus1</text:p>
          </table:table-cell>
          <table:table-cell office:value-type="string" calcext:value-type="string">
            <text:p>Vuladislauus ea parte regni perlustrata, quae ultra Danubium ueteribus Dacia dicta est, nunc, ut supra meminimus, ab Hungaris Transyluania nuncupatur, iam ad confluentes Thibisci, unde Danubius mutato nomine Ister appellatur, peruenerat.</text:p>
          </table:table-cell>
          <table:table-cell office:value-type="string" calcext:value-type="string">
            <text:p>urn:cts:croala:tubero.commentarii.croala-loci:body1.div5.div7.p1.s1.placeName26</text:p>
          </table:table-cell>
          <table:table-cell office:value-type="string" calcext:value-type="string">
            <text:p>urn:cite:croala:loci.211287</text:p>
          </table:table-cell>
          <table:table-cell office:value-type="string" calcext:value-type="string">
            <text:p>urn:cite:croala:loci.ana.211287</text:p>
          </table:table-cell>
          <table:table-cell table:number-columns-repeated="1017"/>
        </table:table-row>
        <table:table-row table:style-name="ro3">
          <table:table-cell office:value-type="float" office:value="494122" calcext:value-type="float">
            <text:p>494122</text:p>
          </table:table-cell>
          <table:table-cell office:value-type="string" calcext:value-type="string">
            <text:p>Danubius</text:p>
          </table:table-cell>
          <table:table-cell office:value-type="string" calcext:value-type="string">
            <text:p>estlocus1</text:p>
          </table:table-cell>
          <table:table-cell office:value-type="string" calcext:value-type="string">
            <text:p>Arx est in tumulo satis decliui, ab Illyricis regibus, antequam Turcae in Europam transgressi essent, extructa, incolae Chaualam uocant, inter Samandriam et Taurunum posita, paulo minus a Tauruno quam Samandria distans, praeterfluenti Istro (inde enim Danubius in Istri nomen abit) imminet; situ simul et operibus ac praesidio Turcarum locus satis munitus est.</text:p>
          </table:table-cell>
          <table:table-cell office:value-type="string" calcext:value-type="string">
            <text:p>urn:cts:croala:tubero.commentarii.croala-loci:body1.div10.div7.p1.s3.placeName36</text:p>
          </table:table-cell>
          <table:table-cell office:value-type="string" calcext:value-type="string">
            <text:p>urn:cite:croala:loci.494122</text:p>
          </table:table-cell>
          <table:table-cell office:value-type="string" calcext:value-type="string">
            <text:p>urn:cite:croala:loci.ana.494122</text:p>
          </table:table-cell>
          <table:table-cell table:number-columns-repeated="1017"/>
        </table:table-row>
        <table:table-row table:style-name="ro2">
          <table:table-cell office:value-type="float" office:value="123590" calcext:value-type="float">
            <text:p>123590</text:p>
          </table:table-cell>
          <table:table-cell office:value-type="string" calcext:value-type="string">
            <text:p>Drauo</text:p>
          </table:table-cell>
          <table:table-cell office:value-type="string" calcext:value-type="string">
            <text:p>estlocus1</text:p>
          </table:table-cell>
          <table:table-cell office:value-type="string" calcext:value-type="string">
            <text:p>Hic autem Ianus, uir et literis et ingenio memorabilis, nobili genere natus fuit, in ea mediterraneae Dalmatiae regione, quae inter Sauum et Drauum amneis sita a Pannonia Drauo dirimitur, nunc a Sclauenis, Transistrana, ut supra demonstratum est, natione incolitur.</text:p>
          </table:table-cell>
          <table:table-cell office:value-type="string" calcext:value-type="string">
            <text:p>urn:cts:croala:tubero.commentarii.croala-loci:body1.div3.div6.p3.s1.placeName28</text:p>
          </table:table-cell>
          <table:table-cell office:value-type="string" calcext:value-type="string">
            <text:p>urn:cite:croala:loci.123590</text:p>
          </table:table-cell>
          <table:table-cell office:value-type="string" calcext:value-type="string">
            <text:p>urn:cite:croala:loci.ana.123590</text:p>
          </table:table-cell>
          <table:table-cell table:number-columns-repeated="1017"/>
        </table:table-row>
        <table:table-row table:style-name="ro2">
          <table:table-cell office:value-type="float" office:value="123568" calcext:value-type="float">
            <text:p>123568</text:p>
          </table:table-cell>
          <table:table-cell office:value-type="string" calcext:value-type="string">
            <text:p>Drauum</text:p>
          </table:table-cell>
          <table:table-cell office:value-type="string" calcext:value-type="string">
            <text:p>estlocus1</text:p>
          </table:table-cell>
          <table:table-cell office:value-type="string" calcext:value-type="string">
            <text:p>Hic autem Ianus, uir et literis et ingenio memorabilis, nobili genere natus fuit, in ea mediterraneae Dalmatiae regione, quae inter Sauum et Drauum amneis sita a Pannonia Drauo dirimitur, nunc a Sclauenis, Transistrana, ut supra demonstratum est, natione incolitur.</text:p>
          </table:table-cell>
          <table:table-cell office:value-type="string" calcext:value-type="string">
            <text:p>urn:cts:croala:tubero.commentarii.croala-loci:body1.div3.div6.p3.s1.placeName23</text:p>
          </table:table-cell>
          <table:table-cell office:value-type="string" calcext:value-type="string">
            <text:p>urn:cite:croala:loci.123568</text:p>
          </table:table-cell>
          <table:table-cell office:value-type="string" calcext:value-type="string">
            <text:p>urn:cite:croala:loci.ana.123568</text:p>
          </table:table-cell>
          <table:table-cell table:number-columns-repeated="1017"/>
        </table:table-row>
        <table:table-row table:style-name="ro8">
          <table:table-cell office:value-type="float" office:value="488562" calcext:value-type="float">
            <text:p>488562</text:p>
          </table:table-cell>
          <table:table-cell office:value-type="string" calcext:value-type="string">
            <text:p>Drauum</text:p>
          </table:table-cell>
          <table:table-cell office:value-type="string" calcext:value-type="string">
            <text:p>estlocus1</text:p>
          </table:table-cell>
          <table:table-cell office:value-type="string" calcext:value-type="string">
            <text:p>Praeerat Sepusiensi turmae Petrus Petreius, ex ea regione Dalmatiae oriundus, quae inter Sauum et Drauum amneis sita aetate nostra Possega appellatur, patre Michaele Petreio, uiro longe fortissimo, natus, qui cernens Scytham ad pugnam per se ineundam haud imparatum admisso equo eum inuadit, spiculumque lanceae forte in latus Scythae, qua thorax ferreus inter se non coierat (non enim suis sed raptis armis utebatur) adegit, delapsumque ex equo semianimem uinciri iubet.</text:p>
          </table:table-cell>
          <table:table-cell office:value-type="string" calcext:value-type="string">
            <text:p>urn:cts:croala:tubero.commentarii.croala-loci:body1.div10.div5.p3.s3.placeName15</text:p>
          </table:table-cell>
          <table:table-cell office:value-type="string" calcext:value-type="string">
            <text:p>urn:cite:croala:loci.488562</text:p>
          </table:table-cell>
          <table:table-cell office:value-type="string" calcext:value-type="string">
            <text:p>urn:cite:croala:loci.ana.488562</text:p>
          </table:table-cell>
          <table:table-cell table:number-columns-repeated="1017"/>
        </table:table-row>
        <table:table-row table:style-name="ro4">
          <table:table-cell office:value-type="float" office:value="562126" calcext:value-type="float">
            <text:p>562126</text:p>
          </table:table-cell>
          <table:table-cell office:value-type="string" calcext:value-type="string">
            <text:p>Drauum</text:p>
          </table:table-cell>
          <table:table-cell office:value-type="string" calcext:value-type="string">
            <text:p>estlocus1</text:p>
          </table:table-cell>
          <table:table-cell office:value-type="string" calcext:value-type="string">
            <text:p>Pontifex de aerarii sui inopia et Gallorum iniuria conquestus legatum sine solatio dimittit; auctoris opinio, utrum Tauruni, uel Constantinopolis iactura rei Christianae perniciosior; Stephanus Bathorius cum exigua manu ad Drauum hosti opponitur; rex ipse nobiles Baciam ad arma conuocat, at paucis comparentibus; Turcae interea se ubique diffundunt.</text:p>
          </table:table-cell>
          <table:table-cell office:value-type="string" calcext:value-type="string">
            <text:p>urn:cts:croala:tubero.commentarii.croala-loci:body1.div11.div5.argument1.p1.s1.placeName30</text:p>
          </table:table-cell>
          <table:table-cell office:value-type="string" calcext:value-type="string">
            <text:p>urn:cite:croala:loci.562126</text:p>
          </table:table-cell>
          <table:table-cell office:value-type="string" calcext:value-type="string">
            <text:p>urn:cite:croala:loci.ana.562126</text:p>
          </table:table-cell>
          <table:table-cell table:number-columns-repeated="1017"/>
        </table:table-row>
        <table:table-row table:style-name="ro4">
          <table:table-cell office:value-type="float" office:value="563938" calcext:value-type="float">
            <text:p>563938</text:p>
          </table:table-cell>
          <table:table-cell office:value-type="string" calcext:value-type="string">
            <text:p>Drauum</text:p>
          </table:table-cell>
          <table:table-cell office:value-type="string" calcext:value-type="string">
            <text:p>estlocus1</text:p>
          </table:table-cell>
          <table:table-cell office:value-type="string" calcext:value-type="string">
            <text:p>Lodouicus interim, misso cum parua manu ― iustus enim exercitus inopia stipendii et terrore omnia complente subito contrahi nequiuit ― ad Drauum amnem Stephano Bothere Iuniore naderespano (hic, ut supra demonstrauimus, summus est post regem apud Hungaros magistratus), qui regiones Syrmiensi agro adiectas tueretur.</text:p>
          </table:table-cell>
          <table:table-cell office:value-type="string" calcext:value-type="string">
            <text:p>urn:cts:croala:tubero.commentarii.croala-loci:body1.div11.div5.p4.s1.placeName20</text:p>
          </table:table-cell>
          <table:table-cell office:value-type="string" calcext:value-type="string">
            <text:p>urn:cite:croala:loci.563938</text:p>
          </table:table-cell>
          <table:table-cell office:value-type="string" calcext:value-type="string">
            <text:p>urn:cite:croala:loci.ana.563938</text:p>
          </table:table-cell>
          <table:table-cell table:number-columns-repeated="1017"/>
        </table:table-row>
        <table:table-row table:style-name="ro4">
          <table:table-cell office:value-type="float" office:value="198809" calcext:value-type="float">
            <text:p>198809</text:p>
          </table:table-cell>
          <table:table-cell office:value-type="string" calcext:value-type="string">
            <text:p>Drinum</text:p>
          </table:table-cell>
          <table:table-cell office:value-type="string" calcext:value-type="string">
            <text:p>estlocus1</text:p>
          </table:table-cell>
          <table:table-cell office:value-type="string" calcext:value-type="string">
            <text:p>Is suasu uxoris Branislauum fratrem, patruelem suum, qui et ipse ad Drinum amnem exiguam Illyrici partem imperio obtinebat, ad se per speciem solemnis festi celebrandi uocatum affectati regni insimulat, atque in custodiam conicit, quo et ipse securior regnaret, et posteris stabilius relinqueret imperium.</text:p>
          </table:table-cell>
          <table:table-cell office:value-type="string" calcext:value-type="string">
            <text:p>urn:cts:croala:tubero.commentarii.croala-loci:body1.div5.div4.p16.s2.placeName12</text:p>
          </table:table-cell>
          <table:table-cell office:value-type="string" calcext:value-type="string">
            <text:p>urn:cite:croala:loci.198809</text:p>
          </table:table-cell>
          <table:table-cell office:value-type="string" calcext:value-type="string">
            <text:p>urn:cite:croala:loci.ana.198809</text:p>
          </table:table-cell>
          <table:table-cell table:number-columns-repeated="1017"/>
        </table:table-row>
        <table:table-row table:style-name="ro5">
          <table:table-cell office:value-type="float" office:value="255788" calcext:value-type="float">
            <text:p>255788</text:p>
          </table:table-cell>
          <table:table-cell office:value-type="string" calcext:value-type="string">
            <text:p>Drinum</text:p>
          </table:table-cell>
          <table:table-cell office:value-type="string" calcext:value-type="string">
            <text:p>estlocus1</text:p>
          </table:table-cell>
          <table:table-cell office:value-type="string" calcext:value-type="string">
            <text:p>Ab hoc rege nihil fere dignum memoratu aduersus Christianos actum est, praeter populationes et unum insigne Turcaica clade cum Illyricis regulis ad Drinum amnem praelium.</text:p>
          </table:table-cell>
          <table:table-cell office:value-type="string" calcext:value-type="string">
            <text:p>urn:cts:croala:tubero.commentarii.croala-loci:body1.div6.div12.p2.s1.placeName23</text:p>
          </table:table-cell>
          <table:table-cell office:value-type="string" calcext:value-type="string">
            <text:p>urn:cite:croala:loci.255788</text:p>
          </table:table-cell>
          <table:table-cell office:value-type="string" calcext:value-type="string">
            <text:p>urn:cite:croala:loci.ana.255788</text:p>
          </table:table-cell>
          <table:table-cell table:number-columns-repeated="1017"/>
        </table:table-row>
        <table:table-row table:style-name="ro3">
          <table:table-cell office:value-type="float" office:value="441018" calcext:value-type="float">
            <text:p>441018</text:p>
          </table:table-cell>
          <table:table-cell office:value-type="string" calcext:value-type="string">
            <text:p>Drinum</text:p>
          </table:table-cell>
          <table:table-cell office:value-type="string" calcext:value-type="string">
            <text:p>estlocus1</text:p>
          </table:table-cell>
          <table:table-cell office:value-type="string" calcext:value-type="string">
            <text:p>Sed quum neutrum amici incolumi paterno exercitu faciendum censerent, licet Constantinopolim, ubi regii thesauri asseruabantur, in potestate habere e re sua uideretur, statuit, id tutius consilium ratus, milites uariis uersando artibus ad se trahere, atque ad transfugia pellicere, omnibus prius prouinciis, quas inter Danubium et Haemum montem usque ad Drinum amnem sibi commissas putabat, pecuniis imperatis atque acerbissime exactis.</text:p>
          </table:table-cell>
          <table:table-cell office:value-type="string" calcext:value-type="string">
            <text:p>urn:cts:croala:tubero.commentarii.croala-loci:body1.div9.div13.p1.s6.placeName50</text:p>
          </table:table-cell>
          <table:table-cell office:value-type="string" calcext:value-type="string">
            <text:p>urn:cite:croala:loci.441018</text:p>
          </table:table-cell>
          <table:table-cell office:value-type="string" calcext:value-type="string">
            <text:p>urn:cite:croala:loci.ana.441018</text:p>
          </table:table-cell>
          <table:table-cell table:number-columns-repeated="1017"/>
        </table:table-row>
        <table:table-row table:style-name="ro2">
          <table:table-cell office:value-type="float" office:value="202699" calcext:value-type="float">
            <text:p>202699</text:p>
          </table:table-cell>
          <table:table-cell office:value-type="string" calcext:value-type="string">
            <text:p>Europa</text:p>
          </table:table-cell>
          <table:table-cell office:value-type="string" calcext:value-type="string">
            <text:p>estlocus1</text:p>
          </table:table-cell>
          <table:table-cell office:value-type="string" calcext:value-type="string">
            <text:p>Nam quum senatus Rhacusani fidei sua omnia credidisset, Rhacusani neque terrore Turcarum, quo fere tota Europa id temporis magnopere perculsa erat, neque ullo praemio adduci potuerunt, quo minus fidem seruarent.</text:p>
          </table:table-cell>
          <table:table-cell office:value-type="string" calcext:value-type="string">
            <text:p>urn:cts:croala:tubero.commentarii.croala-loci:body1.div5.div4.p23.s2.placeName16</text:p>
          </table:table-cell>
          <table:table-cell office:value-type="string" calcext:value-type="string">
            <text:p>urn:cite:croala:loci.202699</text:p>
          </table:table-cell>
          <table:table-cell office:value-type="string" calcext:value-type="string">
            <text:p>urn:cite:croala:loci.ana.202699</text:p>
          </table:table-cell>
          <table:table-cell table:number-columns-repeated="1017"/>
        </table:table-row>
        <table:table-row table:style-name="ro3">
          <table:table-cell office:value-type="float" office:value="225284" calcext:value-type="float">
            <text:p>225284</text:p>
          </table:table-cell>
          <table:table-cell office:value-type="string" calcext:value-type="string">
            <text:p>Europa</text:p>
          </table:table-cell>
          <table:table-cell office:value-type="string" calcext:value-type="string">
            <text:p>estlocus1</text:p>
          </table:table-cell>
          <table:table-cell office:value-type="string" calcext:value-type="string">
            <text:p>Is, plane perspecto Alberthi consilio, simul suis ipsius uiribus imparem se illi iudicans (neque enim solo Hungarorum auxilio satis confidebat utpote ab Vuladislauo Alberthi fratre misso), Turcas, a quibus, ut diximus, tributi pensione in amicitiam receptus erat, in auxilium concire statuit, quo scilicet Polonis maiorem incuteret metum, quippe Turcarum nomen id temporis, ob imperium partim in Asia, partim in Europa late patens, maximum erat.</text:p>
          </table:table-cell>
          <table:table-cell office:value-type="string" calcext:value-type="string">
            <text:p>urn:cts:croala:tubero.commentarii.croala-loci:body1.div6.div3.p1.s2.placeName60</text:p>
          </table:table-cell>
          <table:table-cell office:value-type="string" calcext:value-type="string">
            <text:p>urn:cite:croala:loci.225284</text:p>
          </table:table-cell>
          <table:table-cell office:value-type="string" calcext:value-type="string">
            <text:p>urn:cite:croala:loci.ana.225284</text:p>
          </table:table-cell>
          <table:table-cell table:number-columns-repeated="1017"/>
        </table:table-row>
        <table:table-row table:style-name="ro4">
          <table:table-cell office:value-type="float" office:value="244105" calcext:value-type="float">
            <text:p>244105</text:p>
          </table:table-cell>
          <table:table-cell office:value-type="string" calcext:value-type="string">
            <text:p>Europa</text:p>
          </table:table-cell>
          <table:table-cell office:value-type="string" calcext:value-type="string">
            <text:p>estlocus1</text:p>
          </table:table-cell>
          <table:table-cell office:value-type="string" calcext:value-type="string">
            <text:p>Caeterum quoniam de Turcis, quae quidem gens partim in Asia, partim in Europa latissimum nostra tempestate obtinet imperium, in pluribus huius operis locis mentio non modo facta est, sed etiam facienda, haud alienum uidetur eius gentis primordia et mores, atque quonam modo tantum imperium sit adepta, commemorare.</text:p>
          </table:table-cell>
          <table:table-cell office:value-type="string" calcext:value-type="string">
            <text:p>urn:cts:croala:tubero.commentarii.croala-loci:body1.div6.div8.p7.s1.placeName13</text:p>
          </table:table-cell>
          <table:table-cell office:value-type="string" calcext:value-type="string">
            <text:p>urn:cite:croala:loci.244105</text:p>
          </table:table-cell>
          <table:table-cell office:value-type="string" calcext:value-type="string">
            <text:p>urn:cite:croala:loci.ana.244105</text:p>
          </table:table-cell>
          <table:table-cell table:number-columns-repeated="1017"/>
        </table:table-row>
        <table:table-row table:style-name="ro2">
          <table:table-cell office:value-type="float" office:value="247441" calcext:value-type="float">
            <text:p>247441</text:p>
          </table:table-cell>
          <table:table-cell office:value-type="string" calcext:value-type="string">
            <text:p>Europa</text:p>
          </table:table-cell>
          <table:table-cell office:value-type="string" calcext:value-type="string">
            <text:p>estlocus1</text:p>
          </table:table-cell>
          <table:table-cell office:value-type="string" calcext:value-type="string">
            <text:p>Quam sane urbem intra paucos dies in potestatem redegit, Graecis, qui in ea praesidio erant, eam dedentibus, dum auxilium Constantinopolitani imperatoris, qui per id tempus cum finitimis in Europa bellum gerebat, desperant.</text:p>
          </table:table-cell>
          <table:table-cell office:value-type="string" calcext:value-type="string">
            <text:p>urn:cts:croala:tubero.commentarii.croala-loci:body1.div6.div10.p1.s4.placeName29</text:p>
          </table:table-cell>
          <table:table-cell office:value-type="string" calcext:value-type="string">
            <text:p>urn:cite:croala:loci.247441</text:p>
          </table:table-cell>
          <table:table-cell office:value-type="string" calcext:value-type="string">
            <text:p>urn:cite:croala:loci.ana.247441</text:p>
          </table:table-cell>
          <table:table-cell table:number-columns-repeated="1017"/>
        </table:table-row>
        <table:table-row table:style-name="ro5">
          <table:table-cell office:value-type="float" office:value="251421" calcext:value-type="float">
            <text:p>251421</text:p>
          </table:table-cell>
          <table:table-cell office:value-type="string" calcext:value-type="string">
            <text:p>Europa</text:p>
          </table:table-cell>
          <table:table-cell office:value-type="string" calcext:value-type="string">
            <text:p>estlocus1</text:p>
          </table:table-cell>
          <table:table-cell office:value-type="string" calcext:value-type="string">
            <text:p>Hoc mortuo Bazethes Secundus regnat, qui dum auiti ac paterni imperii fines in Europa prorogare nititur, transgressus Neston amnem usque ad Strymonem processit.</text:p>
          </table:table-cell>
          <table:table-cell office:value-type="string" calcext:value-type="string">
            <text:p>urn:cts:croala:tubero.commentarii.croala-loci:body1.div6.div11.p3.s1.placeName14</text:p>
          </table:table-cell>
          <table:table-cell office:value-type="string" calcext:value-type="string">
            <text:p>urn:cite:croala:loci.251421</text:p>
          </table:table-cell>
          <table:table-cell office:value-type="string" calcext:value-type="string">
            <text:p>urn:cite:croala:loci.ana.251421</text:p>
          </table:table-cell>
          <table:table-cell table:number-columns-repeated="1017"/>
        </table:table-row>
        <table:table-row table:style-name="ro5">
          <table:table-cell office:value-type="float" office:value="259716" calcext:value-type="float">
            <text:p>259716</text:p>
          </table:table-cell>
          <table:table-cell office:value-type="string" calcext:value-type="string">
            <text:p>Europa</text:p>
          </table:table-cell>
          <table:table-cell office:value-type="string" calcext:value-type="string">
            <text:p>estlocus1</text:p>
          </table:table-cell>
          <table:table-cell office:value-type="string" calcext:value-type="string">
            <text:p>Quin etiam saepius et in Asia cum uariis hostibus, et in Europa, cum Hungaris maxime, per praefectos pugnauit.</text:p>
          </table:table-cell>
          <table:table-cell office:value-type="string" calcext:value-type="string">
            <text:p>urn:cts:croala:tubero.commentarii.croala-loci:body1.div6.div12.p11.s1.placeName12</text:p>
          </table:table-cell>
          <table:table-cell office:value-type="string" calcext:value-type="string">
            <text:p>urn:cite:croala:loci.259716</text:p>
          </table:table-cell>
          <table:table-cell office:value-type="string" calcext:value-type="string">
            <text:p>urn:cite:croala:loci.ana.259716</text:p>
          </table:table-cell>
          <table:table-cell table:number-columns-repeated="1017"/>
        </table:table-row>
        <table:table-row table:style-name="ro8">
          <table:table-cell office:value-type="float" office:value="493659" calcext:value-type="float">
            <text:p>493659</text:p>
          </table:table-cell>
          <table:table-cell office:value-type="string" calcext:value-type="string">
            <text:p>Europa</text:p>
          </table:table-cell>
          <table:table-cell office:value-type="string" calcext:value-type="string">
            <text:p>estlocus1</text:p>
          </table:table-cell>
          <table:table-cell office:value-type="string" calcext:value-type="string">
            <text:p>Dum Vuladislauus cum Maximiliano Vianae agit, Ioannes Sepusiensis, Transiluanus praefectus, ratus per Selynis Turcarum regis absentiam sibi ingentis gloriae occasionem oblatam ― id enim temporis Selynes ex Europa cum magnis copiis profectus ultra Euphratem bellum, ut suo loco memorabimus, gerebat statuit Turcas, qui limitibus Hungaricis appositi erant, armis urgere, quandoquidem intima regni Turcaici cum suis copiis, quae paruae admodum erant, penetrare haudquaquam tutum uidebatur.</text:p>
          </table:table-cell>
          <table:table-cell office:value-type="string" calcext:value-type="string">
            <text:p>urn:cts:croala:tubero.commentarii.croala-loci:body1.div10.div7.p1.s1.placeName27</text:p>
          </table:table-cell>
          <table:table-cell office:value-type="string" calcext:value-type="string">
            <text:p>urn:cite:croala:loci.493659</text:p>
          </table:table-cell>
          <table:table-cell office:value-type="string" calcext:value-type="string">
            <text:p>urn:cite:croala:loci.ana.493659</text:p>
          </table:table-cell>
          <table:table-cell table:number-columns-repeated="1017"/>
        </table:table-row>
        <table:table-row table:style-name="ro2">
          <table:table-cell office:value-type="float" office:value="532396" calcext:value-type="float">
            <text:p>532396</text:p>
          </table:table-cell>
          <table:table-cell office:value-type="string" calcext:value-type="string">
            <text:p>Europa</text:p>
          </table:table-cell>
          <table:table-cell office:value-type="string" calcext:value-type="string">
            <text:p>estlocus1</text:p>
          </table:table-cell>
          <table:table-cell office:value-type="string" calcext:value-type="string">
            <text:p>Putabat enim, ut sunt plaerique homines suae spei nimium indulgentes, Turcas haud diutius imperium Aegypti retenturos, quippe quae longo terrarum spatio, non modo ab Europa atque Asia, sed etiam ab ipsa Syria esset dirempta.</text:p>
          </table:table-cell>
          <table:table-cell office:value-type="string" calcext:value-type="string">
            <text:p>urn:cts:croala:tubero.commentarii.croala-loci:body1.div10.div18.p1.s2.placeName25</text:p>
          </table:table-cell>
          <table:table-cell office:value-type="string" calcext:value-type="string">
            <text:p>urn:cite:croala:loci.532396</text:p>
          </table:table-cell>
          <table:table-cell office:value-type="string" calcext:value-type="string">
            <text:p>urn:cite:croala:loci.ana.532396</text:p>
          </table:table-cell>
          <table:table-cell table:number-columns-repeated="1017"/>
        </table:table-row>
        <table:table-row table:style-name="ro5">
          <table:table-cell office:value-type="float" office:value="226566" calcext:value-type="float">
            <text:p>226566</text:p>
          </table:table-cell>
          <table:table-cell office:value-type="string" calcext:value-type="string">
            <text:p>Europae</text:p>
          </table:table-cell>
          <table:table-cell office:value-type="string" calcext:value-type="string">
            <text:p>estlocus1</text:p>
          </table:table-cell>
          <table:table-cell office:value-type="string" calcext:value-type="string">
            <text:p>Atqui uelim te non fugiat Christianis, Europae accolis, longe difficilius esse bellum aduersus te incipere quam gerere.</text:p>
          </table:table-cell>
          <table:table-cell office:value-type="string" calcext:value-type="string">
            <text:p>urn:cts:croala:tubero.commentarii.croala-loci:body1.div6.div3.quote1.p1.s9.placeName7</text:p>
          </table:table-cell>
          <table:table-cell office:value-type="string" calcext:value-type="string">
            <text:p>urn:cite:croala:loci.226566</text:p>
          </table:table-cell>
          <table:table-cell office:value-type="string" calcext:value-type="string">
            <text:p>urn:cite:croala:loci.ana.226566</text:p>
          </table:table-cell>
          <table:table-cell table:number-columns-repeated="1017"/>
        </table:table-row>
        <table:table-row table:style-name="ro4">
          <table:table-cell office:value-type="float" office:value="240045" calcext:value-type="float">
            <text:p>240045</text:p>
          </table:table-cell>
          <table:table-cell office:value-type="string" calcext:value-type="string">
            <text:p>Europae</text:p>
          </table:table-cell>
          <table:table-cell office:value-type="string" calcext:value-type="string">
            <text:p>estlocus1</text:p>
          </table:table-cell>
          <table:table-cell office:value-type="string" calcext:value-type="string">
            <text:p>Certum est enim mihi, si me iusto exercitui praefeceris Poloniamque prouinciam mihi destinaueris, eam gentem tantis cladibus afficere, uti de caetero non modo non minentur Turcis, qui ductu et auspiciis Othomanorum bonam Asiae atque Europae partem subegerunt, uerum nomen quoque eorum perhorrescant.</text:p>
          </table:table-cell>
          <table:table-cell office:value-type="string" calcext:value-type="string">
            <text:p>urn:cts:croala:tubero.commentarii.croala-loci:body1.div6.div8.quote1.p1.s3.placeName35</text:p>
          </table:table-cell>
          <table:table-cell office:value-type="string" calcext:value-type="string">
            <text:p>urn:cite:croala:loci.240045</text:p>
          </table:table-cell>
          <table:table-cell office:value-type="string" calcext:value-type="string">
            <text:p>urn:cite:croala:loci.ana.240045</text:p>
          </table:table-cell>
          <table:table-cell table:number-columns-repeated="1017"/>
        </table:table-row>
        <table:table-row table:style-name="ro4">
          <table:table-cell office:value-type="float" office:value="245758" calcext:value-type="float">
            <text:p>245758</text:p>
          </table:table-cell>
          <table:table-cell office:value-type="string" calcext:value-type="string">
            <text:p>Europae</text:p>
          </table:table-cell>
          <table:table-cell office:value-type="string" calcext:value-type="string">
            <text:p>estlocus1</text:p>
          </table:table-cell>
          <table:table-cell office:value-type="string" calcext:value-type="string">
            <text:p>Per idem tempus Othomanus, unus, ut dictum est, ex Huncharii praefectis, cuius progenies Constantinopolim cum tot Asiae atque Europae regnis nunc tenet, in regione Maioris Phrygiae circa Dorilium oppidum satrapeam obtinebat, uiculum quendam cum familia sua incolens, quem ab ipsius Othomani nomine Othmanliam Turcae appellarunt.</text:p>
          </table:table-cell>
          <table:table-cell office:value-type="string" calcext:value-type="string">
            <text:p>urn:cts:croala:tubero.commentarii.croala-loci:body1.div6.div9.p3.s1.placeName19</text:p>
          </table:table-cell>
          <table:table-cell office:value-type="string" calcext:value-type="string">
            <text:p>urn:cite:croala:loci.245758</text:p>
          </table:table-cell>
          <table:table-cell office:value-type="string" calcext:value-type="string">
            <text:p>urn:cite:croala:loci.ana.245758</text:p>
          </table:table-cell>
          <table:table-cell table:number-columns-repeated="1017"/>
        </table:table-row>
        <table:table-row table:style-name="ro5">
          <table:table-cell office:value-type="float" office:value="247868" calcext:value-type="float">
            <text:p>247868</text:p>
          </table:table-cell>
          <table:table-cell office:value-type="string" calcext:value-type="string">
            <text:p>Europae</text:p>
          </table:table-cell>
          <table:table-cell office:value-type="string" calcext:value-type="string">
            <text:p>estlocus1</text:p>
          </table:table-cell>
          <table:table-cell office:value-type="string" calcext:value-type="string">
            <text:p>Itaque pessimo capto consilio et quod non modo Graeciae, sed etiam bonae parti Europae pernitiem erat allaturum, cum Orchano foedus iungit.</text:p>
          </table:table-cell>
          <table:table-cell office:value-type="string" calcext:value-type="string">
            <text:p>urn:cts:croala:tubero.commentarii.croala-loci:body1.div6.div10.p2.s3.placeName14</text:p>
          </table:table-cell>
          <table:table-cell office:value-type="string" calcext:value-type="string">
            <text:p>urn:cite:croala:loci.247868</text:p>
          </table:table-cell>
          <table:table-cell office:value-type="string" calcext:value-type="string">
            <text:p>urn:cite:croala:loci.ana.247868</text:p>
          </table:table-cell>
          <table:table-cell table:number-columns-repeated="1017"/>
        </table:table-row>
        <table:table-row table:style-name="ro5">
          <table:table-cell office:value-type="float" office:value="253716" calcext:value-type="float">
            <text:p>253716</text:p>
          </table:table-cell>
          <table:table-cell office:value-type="string" calcext:value-type="string">
            <text:p>Europae</text:p>
          </table:table-cell>
          <table:table-cell office:value-type="string" calcext:value-type="string">
            <text:p>estlocus1</text:p>
          </table:table-cell>
          <table:table-cell office:value-type="string" calcext:value-type="string">
            <text:p>Quo cessit ille animus, uiri Turcae, quo transmisso Hellesponto Europae imperium concupistis?</text:p>
          </table:table-cell>
          <table:table-cell office:value-type="string" calcext:value-type="string">
            <text:p>urn:cts:croala:tubero.commentarii.croala-loci:body1.div6.div11.p5.s9.placeName10</text:p>
          </table:table-cell>
          <table:table-cell office:value-type="string" calcext:value-type="string">
            <text:p>urn:cite:croala:loci.253716</text:p>
          </table:table-cell>
          <table:table-cell office:value-type="string" calcext:value-type="string">
            <text:p>urn:cite:croala:loci.ana.253716</text:p>
          </table:table-cell>
          <table:table-cell table:number-columns-repeated="1017"/>
        </table:table-row>
        <table:table-row table:style-name="ro2">
          <table:table-cell office:value-type="float" office:value="430974" calcext:value-type="float">
            <text:p>430974</text:p>
          </table:table-cell>
          <table:table-cell office:value-type="string" calcext:value-type="string">
            <text:p>Europae</text:p>
          </table:table-cell>
          <table:table-cell office:value-type="string" calcext:value-type="string">
            <text:p>estlocus1</text:p>
          </table:table-cell>
          <table:table-cell office:value-type="string" calcext:value-type="string">
            <text:p>Etenim Othomanus, cuius soboles multis Asiae atque Europae regionibus nunc imperat, ex pastore latro, ut supra demonstrauimus, effectus successu rerum prospero ad regium fastigium accesserat.</text:p>
          </table:table-cell>
          <table:table-cell office:value-type="string" calcext:value-type="string">
            <text:p>urn:cts:croala:tubero.commentarii.croala-loci:body1.div9.div10.p2.s5.placeName8</text:p>
          </table:table-cell>
          <table:table-cell office:value-type="string" calcext:value-type="string">
            <text:p>urn:cite:croala:loci.430974</text:p>
          </table:table-cell>
          <table:table-cell office:value-type="string" calcext:value-type="string">
            <text:p>urn:cite:croala:loci.ana.430974</text:p>
          </table:table-cell>
          <table:table-cell table:number-columns-repeated="1017"/>
        </table:table-row>
        <table:table-row table:style-name="ro3">
          <table:table-cell office:value-type="float" office:value="485380" calcext:value-type="float">
            <text:p>485380</text:p>
          </table:table-cell>
          <table:table-cell office:value-type="string" calcext:value-type="string">
            <text:p>Europae</text:p>
          </table:table-cell>
          <table:table-cell office:value-type="string" calcext:value-type="string">
            <text:p>estlocus1</text:p>
          </table:table-cell>
          <table:table-cell office:value-type="string" calcext:value-type="string">
            <text:p>Ideone uos Attila, rex ille clarissimus et uictor Europae, ab Hyperboreis montibus eduxit, ut paucorum superbiae ludibrio essetis, ut seruitute et erumnis uestris auarissimis hominum opes ac nobilitas quaereretur, ut scelestissimis ciuium uestrorum magistratus, imperia, sacerdotia paterent, uobis uero ne libertatis quidem unquam spes, nedum honoris locus ullus esset?</text:p>
          </table:table-cell>
          <table:table-cell office:value-type="string" calcext:value-type="string">
            <text:p>urn:cts:croala:tubero.commentarii.croala-loci:body1.div10.div4.quote1.p1.s22.placeName9</text:p>
          </table:table-cell>
          <table:table-cell office:value-type="string" calcext:value-type="string">
            <text:p>urn:cite:croala:loci.485380</text:p>
          </table:table-cell>
          <table:table-cell office:value-type="string" calcext:value-type="string">
            <text:p>urn:cite:croala:loci.ana.485380</text:p>
          </table:table-cell>
          <table:table-cell table:number-columns-repeated="1017"/>
        </table:table-row>
        <table:table-row table:style-name="ro3">
          <table:table-cell office:value-type="float" office:value="107647" calcext:value-type="float">
            <text:p>107647</text:p>
          </table:table-cell>
          <table:table-cell office:value-type="string" calcext:value-type="string">
            <text:p>Hungaria</text:p>
          </table:table-cell>
          <table:table-cell office:value-type="string" calcext:value-type="string">
            <text:p>estlocus1</text:p>
          </table:table-cell>
          <table:table-cell office:value-type="string" calcext:value-type="string">
            <text:p>Dum haec in Hungaria geruntur, Maximilianus Friderici Augusti filius ratus, ut erat, recuperandae Austriae tempus aduenisse, eo quod et Alberthus regnum Hungariae non mediocriter turbauerat, bonamque suarum uirium partem eo conuertere Hungaros cogebat, et quod ipsi Hungari maximis inter se seditionibus agitati extra regnum posita tueri non poterant.</text:p>
          </table:table-cell>
          <table:table-cell office:value-type="string" calcext:value-type="string">
            <text:p>urn:cts:croala:tubero.commentarii.croala-loci:body1.div3.div1.p1.s1.placeName4</text:p>
          </table:table-cell>
          <table:table-cell office:value-type="string" calcext:value-type="string">
            <text:p>urn:cite:croala:loci.107647</text:p>
          </table:table-cell>
          <table:table-cell office:value-type="string" calcext:value-type="string">
            <text:p>urn:cite:croala:loci.ana.107647</text:p>
          </table:table-cell>
          <table:table-cell table:number-columns-repeated="1017"/>
        </table:table-row>
        <table:table-row table:style-name="ro8">
          <table:table-cell office:value-type="float" office:value="119567" calcext:value-type="float">
            <text:p>119567</text:p>
          </table:table-cell>
          <table:table-cell office:value-type="string" calcext:value-type="string">
            <text:p>Hungaria</text:p>
          </table:table-cell>
          <table:table-cell office:value-type="string" calcext:value-type="string">
            <text:p>estlocus1</text:p>
          </table:table-cell>
          <table:table-cell office:value-type="string" calcext:value-type="string">
            <text:p>Sed quia eos, quos ad custodiam regni relinquebat, ex re insolita haud mediocriter perterritos animaduerterat, utpote qui regnante Matthia Coruino hostem armatum in terra Hungaria non uiderant, quo his metum minueret, aliquidque animi ac fidutiae adderet, ne scilicet, siue metu imminentis periculi, siue amplioris spei opinione despecta eius absentis fortuna, ut plerunque in aduersis fieri solet, praesenti Maximiliani illicerentur euentu, huiusmodi apud amicos, prius quam proficisceretur, habuit orationem:</text:p>
          </table:table-cell>
          <table:table-cell office:value-type="string" calcext:value-type="string">
            <text:p>urn:cts:croala:tubero.commentarii.croala-loci:body1.div3.div5.p3.s1.placeName25</text:p>
          </table:table-cell>
          <table:table-cell office:value-type="string" calcext:value-type="string">
            <text:p>urn:cite:croala:loci.119567</text:p>
          </table:table-cell>
          <table:table-cell office:value-type="string" calcext:value-type="string">
            <text:p>urn:cite:croala:loci.ana.119567</text:p>
          </table:table-cell>
          <table:table-cell table:number-columns-repeated="1017"/>
        </table:table-row>
        <table:table-row table:style-name="ro3">
          <table:table-cell office:value-type="float" office:value="125335" calcext:value-type="float">
            <text:p>125335</text:p>
          </table:table-cell>
          <table:table-cell office:value-type="string" calcext:value-type="string">
            <text:p>Hungaria</text:p>
          </table:table-cell>
          <table:table-cell office:value-type="string" calcext:value-type="string">
            <text:p>estlocus1</text:p>
          </table:table-cell>
          <table:table-cell office:value-type="string" calcext:value-type="string">
            <text:p>Alemanus Albensibus fuga ducum perculsis (sunt enim omnes opifices ac mercatores) absque ulla ferme oppugnatione urbem coepit, Iacobo Scytha, quem diximus ab Hungaria transfugisse, muros, quorum situs satis peritus erat, ab ea parte aggrediente, qua hi a rege Matthia Coruino demoliti erant (aperuerat autem Matthias aliquantulum muri dum templum diuae Virginis muris ipsis urbis admotum auget, locumque sepulturae suae ampliorem reddit).</text:p>
          </table:table-cell>
          <table:table-cell office:value-type="string" calcext:value-type="string">
            <text:p>urn:cts:croala:tubero.commentarii.croala-loci:body1.div3.div7.p2.s2.placeName23</text:p>
          </table:table-cell>
          <table:table-cell office:value-type="string" calcext:value-type="string">
            <text:p>urn:cite:croala:loci.125335</text:p>
          </table:table-cell>
          <table:table-cell office:value-type="string" calcext:value-type="string">
            <text:p>urn:cite:croala:loci.ana.125335</text:p>
          </table:table-cell>
          <table:table-cell table:number-columns-repeated="1017"/>
        </table:table-row>
        <table:table-row table:style-name="ro5">
          <table:table-cell office:value-type="float" office:value="129203" calcext:value-type="float">
            <text:p>129203</text:p>
          </table:table-cell>
          <table:table-cell office:value-type="string" calcext:value-type="string">
            <text:p>Hungaria</text:p>
          </table:table-cell>
          <table:table-cell office:value-type="string" calcext:value-type="string">
            <text:p>estlocus1</text:p>
          </table:table-cell>
          <table:table-cell office:value-type="string" calcext:value-type="string">
            <text:p>Validis relictis praesidiis Maximilianus in Austriam hybernatum reuertitur; Nouae Vrbis arx ei deditur; Hungaria mutuis latrociniis uexatur.</text:p>
          </table:table-cell>
          <table:table-cell office:value-type="string" calcext:value-type="string">
            <text:p>urn:cts:croala:tubero.commentarii.croala-loci:body1.div3.div9.argument1.p1.s1.placeName14</text:p>
          </table:table-cell>
          <table:table-cell office:value-type="string" calcext:value-type="string">
            <text:p>urn:cite:croala:loci.129203</text:p>
          </table:table-cell>
          <table:table-cell office:value-type="string" calcext:value-type="string">
            <text:p>urn:cite:croala:loci.ana.129203</text:p>
          </table:table-cell>
          <table:table-cell table:number-columns-repeated="1017"/>
        </table:table-row>
        <table:table-row table:style-name="ro2">
          <table:table-cell office:value-type="float" office:value="129776" calcext:value-type="float">
            <text:p>129776</text:p>
          </table:table-cell>
          <table:table-cell office:value-type="string" calcext:value-type="string">
            <text:p>Hungaria</text:p>
          </table:table-cell>
          <table:table-cell office:value-type="string" calcext:value-type="string">
            <text:p>estlocus1</text:p>
          </table:table-cell>
          <table:table-cell office:value-type="string" calcext:value-type="string">
            <text:p>Nobilitas uero urbes, quae sane in Hungaria, ut diximus, rarae sunt, non incolit, sed quilibet nobilium in sui fundi uilla proprio degit arbitrio, nullius praeter regio audiens imperio.</text:p>
          </table:table-cell>
          <table:table-cell office:value-type="string" calcext:value-type="string">
            <text:p>urn:cts:croala:tubero.commentarii.croala-loci:body1.div3.div9.p1.s2.placeName7</text:p>
          </table:table-cell>
          <table:table-cell office:value-type="string" calcext:value-type="string">
            <text:p>urn:cite:croala:loci.129776</text:p>
          </table:table-cell>
          <table:table-cell office:value-type="string" calcext:value-type="string">
            <text:p>urn:cite:croala:loci.ana.129776</text:p>
          </table:table-cell>
          <table:table-cell table:number-columns-repeated="1017"/>
        </table:table-row>
        <table:table-row table:style-name="ro3">
          <table:table-cell office:value-type="float" office:value="130973" calcext:value-type="float">
            <text:p>130973</text:p>
          </table:table-cell>
          <table:table-cell office:value-type="string" calcext:value-type="string">
            <text:p>Hungaria</text:p>
          </table:table-cell>
          <table:table-cell office:value-type="string" calcext:value-type="string">
            <text:p>estlocus1</text:p>
          </table:table-cell>
          <table:table-cell office:value-type="string" calcext:value-type="string">
            <text:p>Reuerso in Austriam Alemano Petrus Paganus, cognomento Longus, Nouae Vrbis arce, cui praefuerat egregie nec sine hostium clade, defensa ― nam plures sexingentis ex Alemanis, dum commissam suae fidei arcem tutatur, nullo ferme suorum amisso occiderat ― tandem deficiente commeatu pactus, ut cum suis rebus abiret, eam Alemanis dedidit, nullaque ob talem deditionem, utpote neccesario factam, infamia notatus in Hungaria est reuersus.</text:p>
          </table:table-cell>
          <table:table-cell office:value-type="string" calcext:value-type="string">
            <text:p>urn:cts:croala:tubero.commentarii.croala-loci:body1.div3.div9.p3.s1.placeName58</text:p>
          </table:table-cell>
          <table:table-cell office:value-type="string" calcext:value-type="string">
            <text:p>urn:cite:croala:loci.130973</text:p>
          </table:table-cell>
          <table:table-cell office:value-type="string" calcext:value-type="string">
            <text:p>urn:cite:croala:loci.ana.130973</text:p>
          </table:table-cell>
          <table:table-cell table:number-columns-repeated="1017"/>
        </table:table-row>
        <table:table-row table:style-name="ro5">
          <table:table-cell office:value-type="float" office:value="132683" calcext:value-type="float">
            <text:p>132683</text:p>
          </table:table-cell>
          <table:table-cell office:value-type="string" calcext:value-type="string">
            <text:p>Hungaria</text:p>
          </table:table-cell>
          <table:table-cell office:value-type="string" calcext:value-type="string">
            <text:p>estlocus1</text:p>
          </table:table-cell>
          <table:table-cell office:value-type="string" calcext:value-type="string">
            <text:p>Erat in Hungaria, quo tempore haec gerebantur, Ioannes Dalmata, illustris sua aetate scalptor.</text:p>
          </table:table-cell>
          <table:table-cell office:value-type="string" calcext:value-type="string">
            <text:p>urn:cts:croala:tubero.commentarii.croala-loci:body1.div3.div10.p1.s1.placeName3</text:p>
          </table:table-cell>
          <table:table-cell office:value-type="string" calcext:value-type="string">
            <text:p>urn:cite:croala:loci.132683</text:p>
          </table:table-cell>
          <table:table-cell office:value-type="string" calcext:value-type="string">
            <text:p>urn:cite:croala:loci.ana.132683</text:p>
          </table:table-cell>
          <table:table-cell table:number-columns-repeated="1017"/>
        </table:table-row>
        <table:table-row table:style-name="ro2">
          <table:table-cell office:value-type="float" office:value="135115" calcext:value-type="float">
            <text:p>135115</text:p>
          </table:table-cell>
          <table:table-cell office:value-type="string" calcext:value-type="string">
            <text:p>Hungaria</text:p>
          </table:table-cell>
          <table:table-cell office:value-type="string" calcext:value-type="string">
            <text:p>estlocus1</text:p>
          </table:table-cell>
          <table:table-cell office:value-type="string" calcext:value-type="string">
            <text:p>Coniuncto igitur cum Hungaris exercitu arma confestim in fratrem conuertit, ne hyeme quidem, quae solito atrocior erat, quiescendum ratus, posteaquam Alemanus hostis partim Albae moenibus inclusus tenebatur, partim metu ex Hungaria profugerat.</text:p>
          </table:table-cell>
          <table:table-cell office:value-type="string" calcext:value-type="string">
            <text:p>urn:cts:croala:tubero.commentarii.croala-loci:body1.div4.div1.p2.s4.placeName31</text:p>
          </table:table-cell>
          <table:table-cell office:value-type="string" calcext:value-type="string">
            <text:p>urn:cite:croala:loci.135115</text:p>
          </table:table-cell>
          <table:table-cell office:value-type="string" calcext:value-type="string">
            <text:p>urn:cite:croala:loci.ana.135115</text:p>
          </table:table-cell>
          <table:table-cell table:number-columns-repeated="1017"/>
        </table:table-row>
        <table:table-row table:style-name="ro5">
          <table:table-cell office:value-type="float" office:value="143221" calcext:value-type="float">
            <text:p>143221</text:p>
          </table:table-cell>
          <table:table-cell office:value-type="string" calcext:value-type="string">
            <text:p>Hungaria</text:p>
          </table:table-cell>
          <table:table-cell office:value-type="string" calcext:value-type="string">
            <text:p>estlocus1</text:p>
          </table:table-cell>
          <table:table-cell office:value-type="string" calcext:value-type="string">
            <text:p>Est autem Balathon, ita aquam perpetuo stagnantem Illyrici uocant, nobilis in terra Hungaria lacus, cuius latitudo patet stadia septuaginta, longitudo uero quadrigenta nonaginta.</text:p>
          </table:table-cell>
          <table:table-cell office:value-type="string" calcext:value-type="string">
            <text:p>urn:cts:croala:tubero.commentarii.croala-loci:body1.div4.div5.p1.s2.placeName13</text:p>
          </table:table-cell>
          <table:table-cell office:value-type="string" calcext:value-type="string">
            <text:p>urn:cite:croala:loci.143221</text:p>
          </table:table-cell>
          <table:table-cell office:value-type="string" calcext:value-type="string">
            <text:p>urn:cite:croala:loci.ana.143221</text:p>
          </table:table-cell>
          <table:table-cell table:number-columns-repeated="1017"/>
        </table:table-row>
        <table:table-row table:style-name="ro5">
          <table:table-cell office:value-type="float" office:value="143567" calcext:value-type="float">
            <text:p>143567</text:p>
          </table:table-cell>
          <table:table-cell office:value-type="string" calcext:value-type="string">
            <text:p>Hungaria</text:p>
          </table:table-cell>
          <table:table-cell office:value-type="string" calcext:value-type="string">
            <text:p>estlocus1</text:p>
          </table:table-cell>
          <table:table-cell office:value-type="string" calcext:value-type="string">
            <text:p>Nam quum, quod in tota Hungaria humoris est, per hyemem gelu astringatur, haec sola aqua raro admodum congelascens, continuis ferme anni temporibus pisces subministrat.</text:p>
          </table:table-cell>
          <table:table-cell office:value-type="string" calcext:value-type="string">
            <text:p>urn:cts:croala:tubero.commentarii.croala-loci:body1.div4.div5.p2.s2.placeName6</text:p>
          </table:table-cell>
          <table:table-cell office:value-type="string" calcext:value-type="string">
            <text:p>urn:cite:croala:loci.143567</text:p>
          </table:table-cell>
          <table:table-cell office:value-type="string" calcext:value-type="string">
            <text:p>urn:cite:croala:loci.ana.143567</text:p>
          </table:table-cell>
          <table:table-cell table:number-columns-repeated="1017"/>
        </table:table-row>
        <table:table-row table:style-name="ro4">
          <table:table-cell office:value-type="float" office:value="144218" calcext:value-type="float">
            <text:p>144218</text:p>
          </table:table-cell>
          <table:table-cell office:value-type="string" calcext:value-type="string">
            <text:p>Hungaria</text:p>
          </table:table-cell>
          <table:table-cell office:value-type="string" calcext:value-type="string">
            <text:p>estlocus1</text:p>
          </table:table-cell>
          <table:table-cell office:value-type="string" calcext:value-type="string">
            <text:p>Hic itaque ante initium Alemanici belli, cum esset coenobii curator, cum quibusdam uicinis nobilibus uiris propter sacerdotii commoda, quae quidem hoc tempore in Hungaria maxime profanis praede exposita sunt, inimicitias exercebat, multasque iniurias ultro intulerat receperatque.</text:p>
          </table:table-cell>
          <table:table-cell office:value-type="string" calcext:value-type="string">
            <text:p>urn:cts:croala:tubero.commentarii.croala-loci:body1.div4.div5.p3.s1.placeName24</text:p>
          </table:table-cell>
          <table:table-cell office:value-type="string" calcext:value-type="string">
            <text:p>urn:cite:croala:loci.144218</text:p>
          </table:table-cell>
          <table:table-cell office:value-type="string" calcext:value-type="string">
            <text:p>urn:cite:croala:loci.ana.144218</text:p>
          </table:table-cell>
          <table:table-cell table:number-columns-repeated="1017"/>
        </table:table-row>
        <table:table-row table:style-name="ro5">
          <table:table-cell office:value-type="float" office:value="150166" calcext:value-type="float">
            <text:p>150166</text:p>
          </table:table-cell>
          <table:table-cell office:value-type="string" calcext:value-type="string">
            <text:p>Hungaria</text:p>
          </table:table-cell>
          <table:table-cell office:value-type="string" calcext:value-type="string">
            <text:p>estlocus1</text:p>
          </table:table-cell>
          <table:table-cell office:value-type="string" calcext:value-type="string">
            <text:p>Itaque pacti, ut cum armis et caeteris suis rebus, ex Alemania scilicet exportatis, non autem quas in Hungaria rapuerant, abirent, urbem regi cum omnibus captiuis tradunt.</text:p>
          </table:table-cell>
          <table:table-cell office:value-type="string" calcext:value-type="string">
            <text:p>urn:cts:croala:tubero.commentarii.croala-loci:body1.div4.div7.p1.s4.placeName18</text:p>
          </table:table-cell>
          <table:table-cell office:value-type="string" calcext:value-type="string">
            <text:p>urn:cite:croala:loci.150166</text:p>
          </table:table-cell>
          <table:table-cell office:value-type="string" calcext:value-type="string">
            <text:p>urn:cite:croala:loci.ana.150166</text:p>
          </table:table-cell>
          <table:table-cell table:number-columns-repeated="1017"/>
        </table:table-row>
        <table:table-row table:style-name="ro5">
          <table:table-cell office:value-type="float" office:value="154890" calcext:value-type="float">
            <text:p>154890</text:p>
          </table:table-cell>
          <table:table-cell office:value-type="string" calcext:value-type="string">
            <text:p>Hungaria</text:p>
          </table:table-cell>
          <table:table-cell office:value-type="string" calcext:value-type="string">
            <text:p>estlocus1</text:p>
          </table:table-cell>
          <table:table-cell office:value-type="string" calcext:value-type="string">
            <text:p>Emebat enim institorum suorum opera magnam uim boum, quod genus pecoris leui pretio in Hungaria paratum apud lanios Venetos magno uenibat.</text:p>
          </table:table-cell>
          <table:table-cell office:value-type="string" calcext:value-type="string">
            <text:p>urn:cts:croala:tubero.commentarii.croala-loci:body1.div4.div9.p1.s12.placeName15</text:p>
          </table:table-cell>
          <table:table-cell office:value-type="string" calcext:value-type="string">
            <text:p>urn:cite:croala:loci.154890</text:p>
          </table:table-cell>
          <table:table-cell office:value-type="string" calcext:value-type="string">
            <text:p>urn:cite:croala:loci.ana.154890</text:p>
          </table:table-cell>
          <table:table-cell table:number-columns-repeated="1017"/>
        </table:table-row>
        <table:table-row table:style-name="ro2">
          <table:table-cell office:value-type="float" office:value="169514" calcext:value-type="float">
            <text:p>169514</text:p>
          </table:table-cell>
          <table:table-cell office:value-type="string" calcext:value-type="string">
            <text:p>Hungaria</text:p>
          </table:table-cell>
          <table:table-cell office:value-type="string" calcext:value-type="string">
            <text:p>estlocus1</text:p>
          </table:table-cell>
          <table:table-cell office:value-type="string" calcext:value-type="string">
            <text:p>Postea quam in has iurauit conditiones, confestim in Poloniam proficiscitur, omnemque exercitum inuiolatum, haud consueta Hungarorum in subactos mansuetudine, ex terra Hungaria deportauit.</text:p>
          </table:table-cell>
          <table:table-cell office:value-type="string" calcext:value-type="string">
            <text:p>urn:cts:croala:tubero.commentarii.croala-loci:body1.div4.div13.p5.s1.placeName22</text:p>
          </table:table-cell>
          <table:table-cell office:value-type="string" calcext:value-type="string">
            <text:p>urn:cite:croala:loci.169514</text:p>
          </table:table-cell>
          <table:table-cell office:value-type="string" calcext:value-type="string">
            <text:p>urn:cite:croala:loci.ana.169514</text:p>
          </table:table-cell>
          <table:table-cell table:number-columns-repeated="1017"/>
        </table:table-row>
        <table:table-row table:style-name="ro2">
          <table:table-cell office:value-type="float" office:value="175811" calcext:value-type="float">
            <text:p>175811</text:p>
          </table:table-cell>
          <table:table-cell office:value-type="string" calcext:value-type="string">
            <text:p>Hungaria</text:p>
          </table:table-cell>
          <table:table-cell office:value-type="string" calcext:value-type="string">
            <text:p>estlocus1</text:p>
          </table:table-cell>
          <table:table-cell office:value-type="string" calcext:value-type="string">
            <text:p>Haec quidem mortuo Matthia Chugniade, quem Coruinum appellatum esse diximus, duobus annis ― tot enim ab eius morte usque ad pacem cum Albertho ac Maximiliano factam intercessere ― in Hungaria gesta sunt.</text:p>
          </table:table-cell>
          <table:table-cell office:value-type="string" calcext:value-type="string">
            <text:p>urn:cts:croala:tubero.commentarii.croala-loci:body1.div4.div14.p3.s5.placeName28</text:p>
          </table:table-cell>
          <table:table-cell office:value-type="string" calcext:value-type="string">
            <text:p>urn:cite:croala:loci.175811</text:p>
          </table:table-cell>
          <table:table-cell office:value-type="string" calcext:value-type="string">
            <text:p>urn:cite:croala:loci.ana.175811</text:p>
          </table:table-cell>
          <table:table-cell table:number-columns-repeated="1017"/>
        </table:table-row>
        <table:table-row table:style-name="ro2">
          <table:table-cell office:value-type="float" office:value="223158" calcext:value-type="float">
            <text:p>223158</text:p>
          </table:table-cell>
          <table:table-cell office:value-type="string" calcext:value-type="string">
            <text:p>Hungaria</text:p>
          </table:table-cell>
          <table:table-cell office:value-type="string" calcext:value-type="string">
            <text:p>estlocus2</text:p>
          </table:table-cell>
          <table:table-cell office:value-type="string" calcext:value-type="string">
            <text:p>Porro Valachia, cuius pars ad ortum solis aestiuum spectans Moldouia dicitur (antiquis Dacia appellabatur), a Transistrana Hungaria montibus tantum ac syluis seiuncta est, qui quidem montes a Carpatho in austrum excurrentes usque ad Istrum fere amnem protenduntur.</text:p>
          </table:table-cell>
          <table:table-cell office:value-type="string" calcext:value-type="string">
            <text:p>urn:cts:croala:tubero.commentarii.croala-loci:body1.div6.div2.p3.s1.placeName17</text:p>
          </table:table-cell>
          <table:table-cell office:value-type="string" calcext:value-type="string">
            <text:p>urn:cite:croala:loci.223158</text:p>
          </table:table-cell>
          <table:table-cell office:value-type="string" calcext:value-type="string">
            <text:p>urn:cite:croala:loci.ana.223158</text:p>
          </table:table-cell>
          <table:table-cell table:number-columns-repeated="1017"/>
        </table:table-row>
        <table:table-row table:style-name="ro5">
          <table:table-cell office:value-type="float" office:value="255940" calcext:value-type="float">
            <text:p>255940</text:p>
          </table:table-cell>
          <table:table-cell office:value-type="string" calcext:value-type="string">
            <text:p>Hungaria</text:p>
          </table:table-cell>
          <table:table-cell office:value-type="string" calcext:value-type="string">
            <text:p>estlocus1</text:p>
          </table:table-cell>
          <table:table-cell office:value-type="string" calcext:value-type="string">
            <text:p>Cum Sigismundo quoque Caesare ad Nicopolim, in Triballorum agro, quum eo ex Hungaria ille imperator processisset, aequo marte semel pugnauit.</text:p>
          </table:table-cell>
          <table:table-cell office:value-type="string" calcext:value-type="string">
            <text:p>urn:cts:croala:tubero.commentarii.croala-loci:body1.div6.div12.p2.s3.placeName13</text:p>
          </table:table-cell>
          <table:table-cell office:value-type="string" calcext:value-type="string">
            <text:p>urn:cite:croala:loci.255940</text:p>
          </table:table-cell>
          <table:table-cell office:value-type="string" calcext:value-type="string">
            <text:p>urn:cite:croala:loci.ana.255940</text:p>
          </table:table-cell>
          <table:table-cell table:number-columns-repeated="1017"/>
        </table:table-row>
        <table:table-row table:style-name="ro2">
          <table:table-cell office:value-type="float" office:value="266945" calcext:value-type="float">
            <text:p>266945</text:p>
          </table:table-cell>
          <table:table-cell office:value-type="string" calcext:value-type="string">
            <text:p>Hungaria</text:p>
          </table:table-cell>
          <table:table-cell office:value-type="string" calcext:value-type="string">
            <text:p>estlocus1</text:p>
          </table:table-cell>
          <table:table-cell office:value-type="string" calcext:value-type="string">
            <text:p>Vicina est nobis Hungaria, ei contigui sunt Alemani, nec procul abest Italia, sicut armis militiae dissuetudine prope nuda, atque admodum imbellis, ita opibus ob terrae felicitatem et mercaturam, cui soli dedita est, refertissima.</text:p>
          </table:table-cell>
          <table:table-cell office:value-type="string" calcext:value-type="string">
            <text:p>urn:cts:croala:tubero.commentarii.croala-loci:body1.div6.div14.quote1.p1.s10.placeName4</text:p>
          </table:table-cell>
          <table:table-cell office:value-type="string" calcext:value-type="string">
            <text:p>urn:cite:croala:loci.266945</text:p>
          </table:table-cell>
          <table:table-cell office:value-type="string" calcext:value-type="string">
            <text:p>urn:cite:croala:loci.ana.266945</text:p>
          </table:table-cell>
          <table:table-cell table:number-columns-repeated="1017"/>
        </table:table-row>
        <table:table-row table:style-name="ro3">
          <table:table-cell office:value-type="float" office:value="340036" calcext:value-type="float">
            <text:p>340036</text:p>
          </table:table-cell>
          <table:table-cell office:value-type="string" calcext:value-type="string">
            <text:p>Hungaria</text:p>
          </table:table-cell>
          <table:table-cell office:value-type="string" calcext:value-type="string">
            <text:p>estlocus1</text:p>
          </table:table-cell>
          <table:table-cell office:value-type="string" calcext:value-type="string">
            <text:p>Itaque quum ex Hungaria, legato a Vuladislauo, licet nouo exemplo, in gratiam Christianorum retento, neque certum bellum, neque res quietae nuntiarentur, Iacobum Eunuchum ― is erat ex regiis purpuratis haud postremus ― classe utraque ei attributa, omnibusque rebus, quae ad nauale bellum usui essent instructa, Methonem petere iubet, satis gnarus se terreri tantum suisque artibus ab Hungaro peti.</text:p>
          </table:table-cell>
          <table:table-cell office:value-type="string" calcext:value-type="string">
            <text:p>urn:cts:croala:tubero.commentarii.croala-loci:body1.div8.div2.p2.s1.placeName4</text:p>
          </table:table-cell>
          <table:table-cell office:value-type="string" calcext:value-type="string">
            <text:p>urn:cite:croala:loci.340036</text:p>
          </table:table-cell>
          <table:table-cell office:value-type="string" calcext:value-type="string">
            <text:p>urn:cite:croala:loci.ana.340036</text:p>
          </table:table-cell>
          <table:table-cell table:number-columns-repeated="1017"/>
        </table:table-row>
        <table:table-row table:style-name="ro3">
          <table:table-cell office:value-type="float" office:value="478884" calcext:value-type="float">
            <text:p>478884</text:p>
          </table:table-cell>
          <table:table-cell office:value-type="string" calcext:value-type="string">
            <text:p>Hungaria</text:p>
          </table:table-cell>
          <table:table-cell office:value-type="string" calcext:value-type="string">
            <text:p>estlocus1</text:p>
          </table:table-cell>
          <table:table-cell office:value-type="string" calcext:value-type="string">
            <text:p>Caeterum quum nihil aeque hominum animos disiungat ac ordinum diuersitas, sub ipsam fere Maximiliani ac Venetorum pacem exorta est in Hungaria inter plebeios et nobiles non modo discordia, uerum etiam atrox bellum, cuius quidem authorem ferunt extitisse tum Thomae cardinalis imprudentiam, ne dicam calliditatem ― nam et ipse e corpore plebeorum erat ― tum cuiusdam Georgii cognomento Scythe improbitatem.</text:p>
          </table:table-cell>
          <table:table-cell office:value-type="string" calcext:value-type="string">
            <text:p>urn:cts:croala:tubero.commentarii.croala-loci:body1.div10.div3.p1.s1.placeName21</text:p>
          </table:table-cell>
          <table:table-cell office:value-type="string" calcext:value-type="string">
            <text:p>urn:cite:croala:loci.478884</text:p>
          </table:table-cell>
          <table:table-cell office:value-type="string" calcext:value-type="string">
            <text:p>urn:cite:croala:loci.ana.478884</text:p>
          </table:table-cell>
          <table:table-cell table:number-columns-repeated="1017"/>
        </table:table-row>
        <table:table-row table:style-name="ro8">
          <table:table-cell office:value-type="float" office:value="481138" calcext:value-type="float">
            <text:p>481138</text:p>
          </table:table-cell>
          <table:table-cell office:value-type="string" calcext:value-type="string">
            <text:p>Hungaria</text:p>
          </table:table-cell>
          <table:table-cell office:value-type="string" calcext:value-type="string">
            <text:p>estlocus1</text:p>
          </table:table-cell>
          <table:table-cell office:value-type="string" calcext:value-type="string">
            <text:p>Et quo Thomas cardinalis pecuniam, quam Romae absumpserat, in Hungaria resarciret nempe dum Romanum pontificatum ambit, atque a splendore ac magnificentia commendari curat, sine ingenti sumptu ibi agere nequiuerat ― impetrata a pontifice Romano Leone Decimo legatione apostolica, re nunquam non quaestuaria et lucrosa, regressus in Pannoniam coepit Hungaros hortari pollicendo peccatorum purgationem ad expeditionem in Turcas suscipiendam, credens nec Hungaris id ingratum fore, et nullum inde tumultum aut periculum ortum iri.</text:p>
          </table:table-cell>
          <table:table-cell office:value-type="string" calcext:value-type="string">
            <text:p>urn:cts:croala:tubero.commentarii.croala-loci:body1.div10.div3.p3.s3.placeName10</text:p>
          </table:table-cell>
          <table:table-cell office:value-type="string" calcext:value-type="string">
            <text:p>urn:cite:croala:loci.481138</text:p>
          </table:table-cell>
          <table:table-cell office:value-type="string" calcext:value-type="string">
            <text:p>urn:cite:croala:loci.ana.481138</text:p>
          </table:table-cell>
          <table:table-cell table:number-columns-repeated="1017"/>
        </table:table-row>
        <table:table-row table:style-name="ro1">
          <table:table-cell office:value-type="float" office:value="95178" calcext:value-type="float">
            <text:p>95178</text:p>
          </table:table-cell>
          <table:table-cell office:value-type="string" calcext:value-type="string">
            <text:p>Hungariae</text:p>
          </table:table-cell>
          <table:table-cell office:value-type="string" calcext:value-type="string">
            <text:p>estlocus4</text:p>
          </table:table-cell>
          <table:table-cell office:value-type="string" calcext:value-type="string">
            <text:p>Ritus inaugurandi reges Hungariae in Vuladislauo cur intermissus?</text:p>
          </table:table-cell>
          <table:table-cell office:value-type="string" calcext:value-type="string">
            <text:p>urn:cts:croala:tubero.commentarii.croala-loci:body1.div2.div7.argument1.p1.s1.placeName4</text:p>
          </table:table-cell>
          <table:table-cell office:value-type="string" calcext:value-type="string">
            <text:p>urn:cite:croala:loci.95178</text:p>
          </table:table-cell>
          <table:table-cell office:value-type="string" calcext:value-type="string">
            <text:p>urn:cite:croala:loci.ana.95178</text:p>
          </table:table-cell>
          <table:table-cell table:number-columns-repeated="1017"/>
        </table:table-row>
        <table:table-row table:style-name="ro2">
          <table:table-cell office:value-type="float" office:value="97768" calcext:value-type="float">
            <text:p>97768</text:p>
          </table:table-cell>
          <table:table-cell office:value-type="string" calcext:value-type="string">
            <text:p>Hungariae</text:p>
          </table:table-cell>
          <table:table-cell office:value-type="string" calcext:value-type="string">
            <text:p>estlocus4</text:p>
          </table:table-cell>
          <table:table-cell office:value-type="string" calcext:value-type="string">
            <text:p>Vbi igitur Albertho innotuit regnum Hungariae ad Vuladislauum delatum esse, seseque elusum, ira inflammatus iubet suos Pestanis portis obequitare, in praesidiumque Boemicum, quod oppidanis additum erat, probra ingerere, atque ad leuia certamina extra oppidum elicere.</text:p>
          </table:table-cell>
          <table:table-cell office:value-type="string" calcext:value-type="string">
            <text:p>urn:cts:croala:tubero.commentarii.croala-loci:body1.div2.div8.p2.s3.placeName6</text:p>
          </table:table-cell>
          <table:table-cell office:value-type="string" calcext:value-type="string">
            <text:p>urn:cite:croala:loci.97768</text:p>
          </table:table-cell>
          <table:table-cell office:value-type="string" calcext:value-type="string">
            <text:p>urn:cite:croala:loci.ana.97768</text:p>
          </table:table-cell>
          <table:table-cell table:number-columns-repeated="1017"/>
        </table:table-row>
        <table:table-row table:style-name="ro8">
          <table:table-cell office:value-type="float" office:value="98400" calcext:value-type="float">
            <text:p>98400</text:p>
          </table:table-cell>
          <table:table-cell office:value-type="string" calcext:value-type="string">
            <text:p>Hungariae</text:p>
          </table:table-cell>
          <table:table-cell office:value-type="string" calcext:value-type="string">
            <text:p>estlocus4</text:p>
          </table:table-cell>
          <table:table-cell office:value-type="string" calcext:value-type="string">
            <text:p>At Hungariae principes ueriti ne quid detrimenti ferox iuuenis iniuria, ut ipse arbitrabatur, stimulatus cum tanto exercitu regno inferret, Vuladislauum adeunt, orant, Danubium transeat, fratremque per semet conueniat, eiusque animum quoquo modo possit leniat, rati huius modi congressione germanitatis ac puerilis quondam simplicitatis consuetudinisque memoriam utriusque animo subituram, atque ita Alberthi iram posse deflagrare, omneque tolli penitus odium.</text:p>
          </table:table-cell>
          <table:table-cell office:value-type="string" calcext:value-type="string">
            <text:p>urn:cts:croala:tubero.commentarii.croala-loci:body1.div2.div9.p1.s1.placeName2</text:p>
          </table:table-cell>
          <table:table-cell office:value-type="string" calcext:value-type="string">
            <text:p>urn:cite:croala:loci.98400</text:p>
          </table:table-cell>
          <table:table-cell office:value-type="string" calcext:value-type="string">
            <text:p>urn:cite:croala:loci.ana.98400</text:p>
          </table:table-cell>
          <table:table-cell table:number-columns-repeated="1017"/>
        </table:table-row>
        <table:table-row table:style-name="ro3">
          <table:table-cell office:value-type="float" office:value="104199" calcext:value-type="float">
            <text:p>104199</text:p>
          </table:table-cell>
          <table:table-cell office:value-type="string" calcext:value-type="string">
            <text:p>Hungariae</text:p>
          </table:table-cell>
          <table:table-cell office:value-type="string" calcext:value-type="string">
            <text:p>estlocus4</text:p>
          </table:table-cell>
          <table:table-cell office:value-type="string" calcext:value-type="string">
            <text:p>Itaque Alberthus nil praeter regni Hungariae deditionem auribus admittens non modo ad pacem faciendam impelli non potuit, sed et fratri absenti, et legatis ipsis praesentibus conuiciatus est, praecipueque Transiluano praefecto perfidiam atque inconstantiam obiciens ostendit se esse et literis eius nomine scriptis e domo euocatum, et in comitiis Pestanis uniuersae nobilitatis acclamatione in regem electum.</text:p>
          </table:table-cell>
          <table:table-cell office:value-type="string" calcext:value-type="string">
            <text:p>urn:cts:croala:tubero.commentarii.croala-loci:body1.div2.div10.p2.s2.placeName6</text:p>
          </table:table-cell>
          <table:table-cell office:value-type="string" calcext:value-type="string">
            <text:p>urn:cite:croala:loci.104199</text:p>
          </table:table-cell>
          <table:table-cell office:value-type="string" calcext:value-type="string">
            <text:p>urn:cite:croala:loci.ana.104199</text:p>
          </table:table-cell>
          <table:table-cell table:number-columns-repeated="1017"/>
        </table:table-row>
        <table:table-row table:style-name="ro5">
          <table:table-cell office:value-type="float" office:value="104935" calcext:value-type="float">
            <text:p>104935</text:p>
          </table:table-cell>
          <table:table-cell office:value-type="string" calcext:value-type="string">
            <text:p>Hungariae</text:p>
          </table:table-cell>
          <table:table-cell office:value-type="string" calcext:value-type="string">
            <text:p>estlocus1</text:p>
          </table:table-cell>
          <table:table-cell office:value-type="string" calcext:value-type="string">
            <text:p>Peruastata igitur Agriensi regione Casouiam uersus, nobilem ac fere liberam Hungariae urbem, mouit: quam quidem, ut plerasque alias Hungariae urbeis, Saxones, gens Alemanica, incolunt.</text:p>
          </table:table-cell>
          <table:table-cell office:value-type="string" calcext:value-type="string">
            <text:p>urn:cts:croala:tubero.commentarii.croala-loci:body1.div2.div11.p2.s1.placeName11</text:p>
          </table:table-cell>
          <table:table-cell office:value-type="string" calcext:value-type="string">
            <text:p>urn:cite:croala:loci.104935</text:p>
          </table:table-cell>
          <table:table-cell office:value-type="string" calcext:value-type="string">
            <text:p>urn:cite:croala:loci.ana.104935</text:p>
          </table:table-cell>
          <table:table-cell table:number-columns-repeated="1017"/>
        </table:table-row>
        <table:table-row table:style-name="ro5">
          <table:table-cell office:value-type="float" office:value="104980" calcext:value-type="float">
            <text:p>104980</text:p>
          </table:table-cell>
          <table:table-cell office:value-type="string" calcext:value-type="string">
            <text:p>Hungariae</text:p>
          </table:table-cell>
          <table:table-cell office:value-type="string" calcext:value-type="string">
            <text:p>estlocus1</text:p>
          </table:table-cell>
          <table:table-cell office:value-type="string" calcext:value-type="string">
            <text:p>Peruastata igitur Agriensi regione Casouiam uersus, nobilem ac fere liberam Hungariae urbem, mouit: quam quidem, ut plerasque alias Hungariae urbeis, Saxones, gens Alemanica, incolunt.</text:p>
          </table:table-cell>
          <table:table-cell office:value-type="string" calcext:value-type="string">
            <text:p>urn:cts:croala:tubero.commentarii.croala-loci:body1.div2.div11.p2.s1.placeName19</text:p>
          </table:table-cell>
          <table:table-cell office:value-type="string" calcext:value-type="string">
            <text:p>urn:cite:croala:loci.104980</text:p>
          </table:table-cell>
          <table:table-cell office:value-type="string" calcext:value-type="string">
            <text:p>urn:cite:croala:loci.ana.104980</text:p>
          </table:table-cell>
          <table:table-cell table:number-columns-repeated="1017"/>
        </table:table-row>
        <table:table-row table:style-name="ro3">
          <table:table-cell office:value-type="float" office:value="107737" calcext:value-type="float">
            <text:p>107737</text:p>
          </table:table-cell>
          <table:table-cell office:value-type="string" calcext:value-type="string">
            <text:p>Hungariae</text:p>
          </table:table-cell>
          <table:table-cell office:value-type="string" calcext:value-type="string">
            <text:p>estlocus4</text:p>
          </table:table-cell>
          <table:table-cell office:value-type="string" calcext:value-type="string">
            <text:p>Dum haec in Hungaria geruntur, Maximilianus Friderici Augusti filius ratus, ut erat, recuperandae Austriae tempus aduenisse, eo quod et Alberthus regnum Hungariae non mediocriter turbauerat, bonamque suarum uirium partem eo conuertere Hungaros cogebat, et quod ipsi Hungari maximis inter se seditionibus agitati extra regnum posita tueri non poterant.</text:p>
          </table:table-cell>
          <table:table-cell office:value-type="string" calcext:value-type="string">
            <text:p>urn:cts:croala:tubero.commentarii.croala-loci:body1.div3.div1.p1.s1.placeName22</text:p>
          </table:table-cell>
          <table:table-cell office:value-type="string" calcext:value-type="string">
            <text:p>urn:cite:croala:loci.107737</text:p>
          </table:table-cell>
          <table:table-cell office:value-type="string" calcext:value-type="string">
            <text:p>urn:cite:croala:loci.ana.107737</text:p>
          </table:table-cell>
          <table:table-cell table:number-columns-repeated="1017"/>
        </table:table-row>
        <table:table-row table:style-name="ro3">
          <table:table-cell office:value-type="float" office:value="108871" calcext:value-type="float">
            <text:p>108871</text:p>
          </table:table-cell>
          <table:table-cell office:value-type="string" calcext:value-type="string">
            <text:p>Hungariae</text:p>
          </table:table-cell>
          <table:table-cell office:value-type="string" calcext:value-type="string">
            <text:p>estlocus4</text:p>
          </table:table-cell>
          <table:table-cell office:value-type="string" calcext:value-type="string">
            <text:p>Ad hoc plerique ciuitatum Alemaniae principes gratuitam operam ea in expeditione se nauaturos ultro pollicentur, atque pro uiribus copias Maximiliani augent, quo studium ac officium suum ei probarent, quem scilicet regem Hungariae futurum, consensu haud exiguae procerum partis, quae Vuladislauo suum non dedisset suffragium, falso persuasi arbitrabantur.</text:p>
          </table:table-cell>
          <table:table-cell office:value-type="string" calcext:value-type="string">
            <text:p>urn:cts:croala:tubero.commentarii.croala-loci:body1.div3.div1.p2.s4.placeName32</text:p>
          </table:table-cell>
          <table:table-cell office:value-type="string" calcext:value-type="string">
            <text:p>urn:cite:croala:loci.108871</text:p>
          </table:table-cell>
          <table:table-cell office:value-type="string" calcext:value-type="string">
            <text:p>urn:cite:croala:loci.ana.108871</text:p>
          </table:table-cell>
          <table:table-cell table:number-columns-repeated="1017"/>
        </table:table-row>
        <table:table-row table:style-name="ro2">
          <table:table-cell office:value-type="float" office:value="109096" calcext:value-type="float">
            <text:p>109096</text:p>
          </table:table-cell>
          <table:table-cell office:value-type="string" calcext:value-type="string">
            <text:p>Hungariae</text:p>
          </table:table-cell>
          <table:table-cell office:value-type="string" calcext:value-type="string">
            <text:p>estlocus1</text:p>
          </table:table-cell>
          <table:table-cell office:value-type="string" calcext:value-type="string">
            <text:p>Hanc enim famam Maximilianus per totam fere Germaniam sagaci satis mendacio sparserat, quum ne caeteri Alemani, ab Hungaris uinci assueti, militiam metu detrectarent, tum ne maxime, qui Austriam Hungariae conterminam incolunt, in eius fidem redire dubitarent.</text:p>
          </table:table-cell>
          <table:table-cell office:value-type="string" calcext:value-type="string">
            <text:p>urn:cts:croala:tubero.commentarii.croala-loci:body1.div3.div1.p3.s1.placeName29</text:p>
          </table:table-cell>
          <table:table-cell office:value-type="string" calcext:value-type="string">
            <text:p>urn:cite:croala:loci.109096</text:p>
          </table:table-cell>
          <table:table-cell office:value-type="string" calcext:value-type="string">
            <text:p>urn:cite:croala:loci.ana.109096</text:p>
          </table:table-cell>
          <table:table-cell table:number-columns-repeated="1017"/>
        </table:table-row>
        <table:table-row table:style-name="ro8">
          <table:table-cell office:value-type="float" office:value="109446" calcext:value-type="float">
            <text:p>109446</text:p>
          </table:table-cell>
          <table:table-cell office:value-type="string" calcext:value-type="string">
            <text:p>Hungariae</text:p>
          </table:table-cell>
          <table:table-cell office:value-type="string" calcext:value-type="string">
            <text:p>estlocus4</text:p>
          </table:table-cell>
          <table:table-cell office:value-type="string" calcext:value-type="string">
            <text:p>Igitur ubi quo diximus modo rumor totam Austriam peruasit Maximilianum et suae gentis exercitu satis instructum, et multis Hungarorum principibus sibi clam conciliatis, de regno Hungariae obtinendo haud diffidere, factione praesertim Hungarorum, quae ab optimatibus dissidebat, Maximiliani aduentum aperte exoptante, ab uniuersis Austriae ciuitatibus eum adeunt, promittunt pulsis Hungarorum praesidiis sese, cum primum Austriam attigerit, ad Ostricium imperium redituros, atque perinde ac legitimum principem suscepturos.</text:p>
          </table:table-cell>
          <table:table-cell office:value-type="string" calcext:value-type="string">
            <text:p>urn:cts:croala:tubero.commentarii.croala-loci:body1.div3.div1.p4.s1.placeName26</text:p>
          </table:table-cell>
          <table:table-cell office:value-type="string" calcext:value-type="string">
            <text:p>urn:cite:croala:loci.109446</text:p>
          </table:table-cell>
          <table:table-cell office:value-type="string" calcext:value-type="string">
            <text:p>urn:cite:croala:loci.ana.109446</text:p>
          </table:table-cell>
          <table:table-cell table:number-columns-repeated="1017"/>
        </table:table-row>
        <table:table-row table:style-name="ro8">
          <table:table-cell office:value-type="float" office:value="110221" calcext:value-type="float">
            <text:p>110221</text:p>
          </table:table-cell>
          <table:table-cell office:value-type="string" calcext:value-type="string">
            <text:p>Hungariae</text:p>
          </table:table-cell>
          <table:table-cell office:value-type="string" calcext:value-type="string">
            <text:p>estlocus4</text:p>
          </table:table-cell>
          <table:table-cell office:value-type="string" calcext:value-type="string">
            <text:p>Maximilianus, Austrianorum erga se animo ac uoluntate comperta, nihil cunctandum ratus, ne, prius quam ipse arma sumeret, aut Hungari depositis simultatibus ac odiis communi utilitati studere inciperent - totum enim regnum eo tempore intestino bello, ut demonstratum est, ardebat, quae quidem res ad arma Hungaris inferenda hostes maxime concitabat, quum alioqui esset terribile Alemanis praesertim nomen Hungarorum ― aut Alberthus, qui tunc grauis hostis regno Hungariae instabat, pace cum fratre facta domum repeteret.</text:p>
          </table:table-cell>
          <table:table-cell office:value-type="string" calcext:value-type="string">
            <text:p>urn:cts:croala:tubero.commentarii.croala-loci:body1.div3.div1.p4.s5.placeName64</text:p>
          </table:table-cell>
          <table:table-cell office:value-type="string" calcext:value-type="string">
            <text:p>urn:cite:croala:loci.110221</text:p>
          </table:table-cell>
          <table:table-cell office:value-type="string" calcext:value-type="string">
            <text:p>urn:cite:croala:loci.ana.110221</text:p>
          </table:table-cell>
          <table:table-cell table:number-columns-repeated="1017"/>
        </table:table-row>
        <table:table-row table:style-name="ro5">
          <table:table-cell office:value-type="float" office:value="116726" calcext:value-type="float">
            <text:p>116726</text:p>
          </table:table-cell>
          <table:table-cell office:value-type="string" calcext:value-type="string">
            <text:p>Hungariae</text:p>
          </table:table-cell>
          <table:table-cell office:value-type="string" calcext:value-type="string">
            <text:p>estlocus4</text:p>
          </table:table-cell>
          <table:table-cell office:value-type="string" calcext:value-type="string">
            <text:p>Si mihi, inquit, inimicorum acerbitate in patria esse licuisset, inter praecipuos, Maximiliane Caesar, propugnatores me regnum Hungariae nunc haberet.</text:p>
          </table:table-cell>
          <table:table-cell office:value-type="string" calcext:value-type="string">
            <text:p>urn:cts:croala:tubero.commentarii.croala-loci:body1.div3.div4.quote1.s1.placeName17</text:p>
          </table:table-cell>
          <table:table-cell office:value-type="string" calcext:value-type="string">
            <text:p>urn:cite:croala:loci.116726</text:p>
          </table:table-cell>
          <table:table-cell office:value-type="string" calcext:value-type="string">
            <text:p>urn:cite:croala:loci.ana.116726</text:p>
          </table:table-cell>
          <table:table-cell table:number-columns-repeated="1017"/>
        </table:table-row>
        <table:table-row table:style-name="ro2">
          <table:table-cell office:value-type="float" office:value="117570" calcext:value-type="float">
            <text:p>117570</text:p>
          </table:table-cell>
          <table:table-cell office:value-type="string" calcext:value-type="string">
            <text:p>Hungariae</text:p>
          </table:table-cell>
          <table:table-cell office:value-type="string" calcext:value-type="string">
            <text:p>estlocus4</text:p>
          </table:table-cell>
          <table:table-cell office:value-type="string" calcext:value-type="string">
            <text:p>Nam si more gentium Matthiae filius in paternum regnum, quod ex pellice natus est, succedere prohibetur, tu prae omnibus regnum Hungariae, quo utique pater tuus immerito quondam fraudatus est, iure debes possidere.</text:p>
          </table:table-cell>
          <table:table-cell office:value-type="string" calcext:value-type="string">
            <text:p>urn:cts:croala:tubero.commentarii.croala-loci:body1.div3.div4.quote1.s6.placeName21</text:p>
          </table:table-cell>
          <table:table-cell office:value-type="string" calcext:value-type="string">
            <text:p>urn:cite:croala:loci.117570</text:p>
          </table:table-cell>
          <table:table-cell office:value-type="string" calcext:value-type="string">
            <text:p>urn:cite:croala:loci.ana.117570</text:p>
          </table:table-cell>
          <table:table-cell table:number-columns-repeated="1017"/>
        </table:table-row>
        <table:table-row table:style-name="ro5">
          <table:table-cell office:value-type="float" office:value="118470" calcext:value-type="float">
            <text:p>118470</text:p>
          </table:table-cell>
          <table:table-cell office:value-type="string" calcext:value-type="string">
            <text:p>Hungariae</text:p>
          </table:table-cell>
          <table:table-cell office:value-type="string" calcext:value-type="string">
            <text:p>estlocus4</text:p>
          </table:table-cell>
          <table:table-cell office:value-type="string" calcext:value-type="string">
            <text:p>Persuadet mox Maximiliano, id ipsum uehementer cupienti, uti se ducem sequatur, regnique Hungariae potiundi magnam animo spem concipiat.</text:p>
          </table:table-cell>
          <table:table-cell office:value-type="string" calcext:value-type="string">
            <text:p>urn:cts:croala:tubero.commentarii.croala-loci:body1.div3.div4.p2.s3.placeName13</text:p>
          </table:table-cell>
          <table:table-cell office:value-type="string" calcext:value-type="string">
            <text:p>urn:cite:croala:loci.118470</text:p>
          </table:table-cell>
          <table:table-cell office:value-type="string" calcext:value-type="string">
            <text:p>urn:cite:croala:loci.ana.118470</text:p>
          </table:table-cell>
          <table:table-cell table:number-columns-repeated="1017"/>
        </table:table-row>
        <table:table-row table:style-name="ro4">
          <table:table-cell office:value-type="float" office:value="119831" calcext:value-type="float">
            <text:p>119831</text:p>
          </table:table-cell>
          <table:table-cell office:value-type="string" calcext:value-type="string">
            <text:p>Hungariae</text:p>
          </table:table-cell>
          <table:table-cell office:value-type="string" calcext:value-type="string">
            <text:p>estlocus4</text:p>
          </table:table-cell>
          <table:table-cell office:value-type="string" calcext:value-type="string">
            <text:p>Si armis uobisue inuitis, proceres, regnum Hungariae imperio meo adiunxissem, subiret forsan hoc tempore animum meum de uestra in me uoluntate dubitatio, propterea quod, qui ad parendum ui coguntur, aut illum cui parent odisse per timorem solent, aut certe obsequio colere simulato, quandoquidem uictoriam insolentia ac imperia semper fere importuna consequantur.</text:p>
          </table:table-cell>
          <table:table-cell office:value-type="string" calcext:value-type="string">
            <text:p>urn:cts:croala:tubero.commentarii.croala-loci:body1.div3.div5.quote1.p1.s1.placeName7</text:p>
          </table:table-cell>
          <table:table-cell office:value-type="string" calcext:value-type="string">
            <text:p>urn:cite:croala:loci.119831</text:p>
          </table:table-cell>
          <table:table-cell office:value-type="string" calcext:value-type="string">
            <text:p>urn:cite:croala:loci.ana.119831</text:p>
          </table:table-cell>
          <table:table-cell table:number-columns-repeated="1017"/>
        </table:table-row>
        <table:table-row table:style-name="ro2">
          <table:table-cell office:value-type="float" office:value="127835" calcext:value-type="float">
            <text:p>127835</text:p>
          </table:table-cell>
          <table:table-cell office:value-type="string" calcext:value-type="string">
            <text:p>Hungariae</text:p>
          </table:table-cell>
          <table:table-cell office:value-type="string" calcext:value-type="string">
            <text:p>estlocus4</text:p>
          </table:table-cell>
          <table:table-cell office:value-type="string" calcext:value-type="string">
            <text:p>Ad haec addit (nam hostium res aduersas facile quisque ad suam trahit felicitatem) se haudquaquam potuisse tanta aduersum paulo ante uictores agere, nisi Deus sibi regnum Hungariae dudum destinasset.</text:p>
          </table:table-cell>
          <table:table-cell office:value-type="string" calcext:value-type="string">
            <text:p>urn:cts:croala:tubero.commentarii.croala-loci:body1.div3.div8.p3.s2.placeName27</text:p>
          </table:table-cell>
          <table:table-cell office:value-type="string" calcext:value-type="string">
            <text:p>urn:cite:croala:loci.127835</text:p>
          </table:table-cell>
          <table:table-cell office:value-type="string" calcext:value-type="string">
            <text:p>urn:cite:croala:loci.ana.127835</text:p>
          </table:table-cell>
          <table:table-cell table:number-columns-repeated="1017"/>
        </table:table-row>
        <table:table-row table:style-name="ro6">
          <table:table-cell office:value-type="float" office:value="128683" calcext:value-type="float">
            <text:p>128683</text:p>
          </table:table-cell>
          <table:table-cell office:value-type="string" calcext:value-type="string">
            <text:p>Hungariae</text:p>
          </table:table-cell>
          <table:table-cell office:value-type="string" calcext:value-type="string">
            <text:p>estlocus1</text:p>
          </table:table-cell>
          <table:table-cell office:value-type="string" calcext:value-type="string">
            <text:p>non debere Maximilianum in Flamengorum delitiis enutritum (ita Morinos uulgo appellant) Vesprimio ac Alba Regia proditione captis nimium inflari atque efferri; acie non semel uincat Hungaros necesse est, si eis uelit imperare; nam uel si omnes Hungariae urbes in potestatem suam redegisset, nobilitas uero imperium aspernaretur, nihil prorsus ab eo actum esset; est enim optimatum iuris reges et constituere et imperio abdicare, ad quorum quidem grauitatem, fidem, et constantiam pertinet a sententia semel ab omnibus comprobata nullo fortunae impulsu dimoueri.</text:p>
          </table:table-cell>
          <table:table-cell office:value-type="string" calcext:value-type="string">
            <text:p>urn:cts:croala:tubero.commentarii.croala-loci:body1.div3.div8.quote1.s1.placeName37</text:p>
          </table:table-cell>
          <table:table-cell office:value-type="string" calcext:value-type="string">
            <text:p>urn:cite:croala:loci.128683</text:p>
          </table:table-cell>
          <table:table-cell office:value-type="string" calcext:value-type="string">
            <text:p>urn:cite:croala:loci.ana.128683</text:p>
          </table:table-cell>
          <table:table-cell table:number-columns-repeated="1017"/>
        </table:table-row>
        <table:table-row table:style-name="ro5">
          <table:table-cell office:value-type="float" office:value="131006" calcext:value-type="float">
            <text:p>131006</text:p>
          </table:table-cell>
          <table:table-cell office:value-type="string" calcext:value-type="string">
            <text:p>Hungariae</text:p>
          </table:table-cell>
          <table:table-cell office:value-type="string" calcext:value-type="string">
            <text:p>estlocus1</text:p>
          </table:table-cell>
          <table:table-cell office:value-type="string" calcext:value-type="string">
            <text:p>Hoc statu Hungariae laetari pro se quisque ex his, qui fide dubia uictori procul dubio adhaesuri rerum exitum expectabant.</text:p>
          </table:table-cell>
          <table:table-cell office:value-type="string" calcext:value-type="string">
            <text:p>urn:cts:croala:tubero.commentarii.croala-loci:body1.div3.div9.p4.s1.placeName3</text:p>
          </table:table-cell>
          <table:table-cell office:value-type="string" calcext:value-type="string">
            <text:p>urn:cite:croala:loci.131006</text:p>
          </table:table-cell>
          <table:table-cell office:value-type="string" calcext:value-type="string">
            <text:p>urn:cite:croala:loci.ana.131006</text:p>
          </table:table-cell>
          <table:table-cell table:number-columns-repeated="1017"/>
        </table:table-row>
        <table:table-row table:style-name="ro8">
          <table:table-cell office:value-type="float" office:value="139669" calcext:value-type="float">
            <text:p>139669</text:p>
          </table:table-cell>
          <table:table-cell office:value-type="string" calcext:value-type="string">
            <text:p>Hungariae</text:p>
          </table:table-cell>
          <table:table-cell office:value-type="string" calcext:value-type="string">
            <text:p>estlocus4</text:p>
          </table:table-cell>
          <table:table-cell office:value-type="string" calcext:value-type="string">
            <text:p>Ostendit eius peruicacia regnum Hungariae in summum periculum esse coniectum, Viannam amissam, Alemanos magna utriusque infamia in Hungariam inductos, seque eius insolentia ac temeritate ignauiae suspitionem omnibus facile dedisse, dum tot ciuilibus pariter ac externis motibus non tam imparem animum gereret quam ab exercitu nondum paratus inops consilii ambigeret, cui primum ingruenti procellae obuiam iret; illum uero ambitionis ac impietatis nota aspersum, quod iure gentium neglecto fratris natu maioris regnum inuadat.</text:p>
          </table:table-cell>
          <table:table-cell office:value-type="string" calcext:value-type="string">
            <text:p>urn:cts:croala:tubero.commentarii.croala-loci:body1.div4.div3.p1.s2.placeName5</text:p>
          </table:table-cell>
          <table:table-cell office:value-type="string" calcext:value-type="string">
            <text:p>urn:cite:croala:loci.139669</text:p>
          </table:table-cell>
          <table:table-cell office:value-type="string" calcext:value-type="string">
            <text:p>urn:cite:croala:loci.ana.139669</text:p>
          </table:table-cell>
          <table:table-cell table:number-columns-repeated="1017"/>
        </table:table-row>
        <table:table-row table:style-name="ro8">
          <table:table-cell office:value-type="float" office:value="140619" calcext:value-type="float">
            <text:p>140619</text:p>
          </table:table-cell>
          <table:table-cell office:value-type="string" calcext:value-type="string">
            <text:p>Hungariae</text:p>
          </table:table-cell>
          <table:table-cell office:value-type="string" calcext:value-type="string">
            <text:p>estlocus1</text:p>
          </table:table-cell>
          <table:table-cell office:value-type="string" calcext:value-type="string">
            <text:p>At Vuladislauus, finibus Hungariae Polonico regno adiacentibus magis praesentibus incursionibus quam belli metu liberatis, et ob id iussa parte exercitus non procul ab Alberthi hibernis hyemare, ut si quid moueret praesto essent, qui resisterent ― non enim pacati animi esse uidebatur, quandoquidem non uoluntate, sed neccessitate coactus ad pacem uenisset reliquum exercitum Budam secum reduxit, atque per proximos uicos hibernatum distribuit.</text:p>
          </table:table-cell>
          <table:table-cell office:value-type="string" calcext:value-type="string">
            <text:p>urn:cts:croala:tubero.commentarii.croala-loci:body1.div4.div3.p2.s2.placeName4</text:p>
          </table:table-cell>
          <table:table-cell office:value-type="string" calcext:value-type="string">
            <text:p>urn:cite:croala:loci.140619</text:p>
          </table:table-cell>
          <table:table-cell office:value-type="string" calcext:value-type="string">
            <text:p>urn:cite:croala:loci.ana.140619</text:p>
          </table:table-cell>
          <table:table-cell table:number-columns-repeated="1017"/>
        </table:table-row>
        <table:table-row table:style-name="ro5">
          <table:table-cell office:value-type="float" office:value="141544" calcext:value-type="float">
            <text:p>141544</text:p>
          </table:table-cell>
          <table:table-cell office:value-type="string" calcext:value-type="string">
            <text:p>Hungariae</text:p>
          </table:table-cell>
          <table:table-cell office:value-type="string" calcext:value-type="string">
            <text:p>estlocus4</text:p>
          </table:table-cell>
          <table:table-cell office:value-type="string" calcext:value-type="string">
            <text:p>Familia autem Paxensis a Dalmatis, ut plaeraque Hungariae nobilitas, originem trahens, claritate generis, ac senatoria dignitate in regno Hungariae satis insignis est.</text:p>
          </table:table-cell>
          <table:table-cell office:value-type="string" calcext:value-type="string">
            <text:p>urn:cts:croala:tubero.commentarii.croala-loci:body1.div4.div4.p1.s3.placeName8</text:p>
          </table:table-cell>
          <table:table-cell office:value-type="string" calcext:value-type="string">
            <text:p>urn:cite:croala:loci.141544</text:p>
          </table:table-cell>
          <table:table-cell office:value-type="string" calcext:value-type="string">
            <text:p>urn:cite:croala:loci.ana.141544</text:p>
          </table:table-cell>
          <table:table-cell table:number-columns-repeated="1017"/>
        </table:table-row>
        <table:table-row table:style-name="ro5">
          <table:table-cell office:value-type="float" office:value="141601" calcext:value-type="float">
            <text:p>141601</text:p>
          </table:table-cell>
          <table:table-cell office:value-type="string" calcext:value-type="string">
            <text:p>Hungariae</text:p>
          </table:table-cell>
          <table:table-cell office:value-type="string" calcext:value-type="string">
            <text:p>estlocus4</text:p>
          </table:table-cell>
          <table:table-cell office:value-type="string" calcext:value-type="string">
            <text:p>Familia autem Paxensis a Dalmatis, ut plaeraque Hungariae nobilitas, originem trahens, claritate generis, ac senatoria dignitate in regno Hungariae satis insignis est.</text:p>
          </table:table-cell>
          <table:table-cell office:value-type="string" calcext:value-type="string">
            <text:p>urn:cts:croala:tubero.commentarii.croala-loci:body1.div4.div4.p1.s3.placeName19</text:p>
          </table:table-cell>
          <table:table-cell office:value-type="string" calcext:value-type="string">
            <text:p>urn:cite:croala:loci.141601</text:p>
          </table:table-cell>
          <table:table-cell office:value-type="string" calcext:value-type="string">
            <text:p>urn:cite:croala:loci.ana.141601</text:p>
          </table:table-cell>
          <table:table-cell table:number-columns-repeated="1017"/>
        </table:table-row>
        <table:table-row table:style-name="ro5">
          <table:table-cell office:value-type="float" office:value="142911" calcext:value-type="float">
            <text:p>142911</text:p>
          </table:table-cell>
          <table:table-cell office:value-type="string" calcext:value-type="string">
            <text:p>Hungariae</text:p>
          </table:table-cell>
          <table:table-cell office:value-type="string" calcext:value-type="string">
            <text:p>estlocus1</text:p>
          </table:table-cell>
          <table:table-cell office:value-type="string" calcext:value-type="string">
            <text:p>Balathon, Hungariae lacus, describitur; monachi cuiusdam latrocinia et supplicium; Cinisius Austriacos cohibet; Hederius Banus feliciter contra Turcas pugnat.</text:p>
          </table:table-cell>
          <table:table-cell office:value-type="string" calcext:value-type="string">
            <text:p>urn:cts:croala:tubero.commentarii.croala-loci:body1.div4.div5.argument1.p1.s1.placeName2</text:p>
          </table:table-cell>
          <table:table-cell office:value-type="string" calcext:value-type="string">
            <text:p>urn:cite:croala:loci.142911</text:p>
          </table:table-cell>
          <table:table-cell office:value-type="string" calcext:value-type="string">
            <text:p>urn:cite:croala:loci.ana.142911</text:p>
          </table:table-cell>
          <table:table-cell table:number-columns-repeated="1017"/>
        </table:table-row>
        <table:table-row table:style-name="ro4">
          <table:table-cell office:value-type="float" office:value="146515" calcext:value-type="float">
            <text:p>146515</text:p>
          </table:table-cell>
          <table:table-cell office:value-type="string" calcext:value-type="string">
            <text:p>Hungariae</text:p>
          </table:table-cell>
          <table:table-cell office:value-type="string" calcext:value-type="string">
            <text:p>estlocus4</text:p>
          </table:table-cell>
          <table:table-cell office:value-type="string" calcext:value-type="string">
            <text:p>Quicunque enim in regno Hungariae praedia cum colonis, qui quidem prope seruorum loco habentur, possidet, antiquo Hungarorum instituto cogitur proprio sumptu, pro facultate scilicet rerum suarum, sese ad bellum parare, atque regi in expeditionem proficiscenti adesse, hostesque a patrio duntaxat solo arcere.</text:p>
          </table:table-cell>
          <table:table-cell office:value-type="string" calcext:value-type="string">
            <text:p>urn:cts:croala:tubero.commentarii.croala-loci:body1.div4.div6.p1.s4.placeName5</text:p>
          </table:table-cell>
          <table:table-cell office:value-type="string" calcext:value-type="string">
            <text:p>urn:cite:croala:loci.146515</text:p>
          </table:table-cell>
          <table:table-cell office:value-type="string" calcext:value-type="string">
            <text:p>urn:cite:croala:loci.ana.146515</text:p>
          </table:table-cell>
          <table:table-cell table:number-columns-repeated="1017"/>
        </table:table-row>
        <table:table-row table:style-name="ro2">
          <table:table-cell office:value-type="float" office:value="150736" calcext:value-type="float">
            <text:p>150736</text:p>
          </table:table-cell>
          <table:table-cell office:value-type="string" calcext:value-type="string">
            <text:p>Hungariae</text:p>
          </table:table-cell>
          <table:table-cell office:value-type="string" calcext:value-type="string">
            <text:p>estlocus1</text:p>
          </table:table-cell>
          <table:table-cell office:value-type="string" calcext:value-type="string">
            <text:p>Vuladislauus, Albensibus ob male defensam urbem iusta ignominia notatis, atque omnibus antiquorum regum in eos honorificis consultis ac decretis, quibus prae caeteris Hungariae urbibus erant honestati, abrogatis, desperata ferme salute Budam lectica aduehitur.</text:p>
          </table:table-cell>
          <table:table-cell office:value-type="string" calcext:value-type="string">
            <text:p>urn:cts:croala:tubero.commentarii.croala-loci:body1.div4.div7.p2.s1.placeName23</text:p>
          </table:table-cell>
          <table:table-cell office:value-type="string" calcext:value-type="string">
            <text:p>urn:cite:croala:loci.150736</text:p>
          </table:table-cell>
          <table:table-cell office:value-type="string" calcext:value-type="string">
            <text:p>urn:cite:croala:loci.ana.150736</text:p>
          </table:table-cell>
          <table:table-cell table:number-columns-repeated="1017"/>
        </table:table-row>
        <table:table-row table:style-name="ro2">
          <table:table-cell office:value-type="float" office:value="155900" calcext:value-type="float">
            <text:p>155900</text:p>
          </table:table-cell>
          <table:table-cell office:value-type="string" calcext:value-type="string">
            <text:p>Hungariae</text:p>
          </table:table-cell>
          <table:table-cell office:value-type="string" calcext:value-type="string">
            <text:p>estlocus4</text:p>
          </table:table-cell>
          <table:table-cell office:value-type="string" calcext:value-type="string">
            <text:p>Nam antequam Turcae Superiorem Dalmatiam occupassent, ultra flumen Sauum iurisdictionem suam late exercebant, fructuumque decimas a colonis, quibus nunc Turca imperat, percipiebant, atque iuxta maximos Hungariae praesules regno auxilia subministrabant.</text:p>
          </table:table-cell>
          <table:table-cell office:value-type="string" calcext:value-type="string">
            <text:p>urn:cts:croala:tubero.commentarii.croala-loci:body1.div4.div9.p3.s6.placeName26</text:p>
          </table:table-cell>
          <table:table-cell office:value-type="string" calcext:value-type="string">
            <text:p>urn:cite:croala:loci.155900</text:p>
          </table:table-cell>
          <table:table-cell office:value-type="string" calcext:value-type="string">
            <text:p>urn:cite:croala:loci.ana.155900</text:p>
          </table:table-cell>
          <table:table-cell table:number-columns-repeated="1017"/>
        </table:table-row>
        <table:table-row table:style-name="ro1">
          <table:table-cell office:value-type="float" office:value="156214" calcext:value-type="float">
            <text:p>156214</text:p>
          </table:table-cell>
          <table:table-cell office:value-type="string" calcext:value-type="string">
            <text:p>Hungariae</text:p>
          </table:table-cell>
          <table:table-cell office:value-type="string" calcext:value-type="string">
            <text:p>estlocus4</text:p>
          </table:table-cell>
          <table:table-cell office:value-type="string" calcext:value-type="string">
            <text:p>Ad auxilia militaria etiam clerus Hungariae regi cur et unde teneatur.</text:p>
          </table:table-cell>
          <table:table-cell office:value-type="string" calcext:value-type="string">
            <text:p>urn:cts:croala:tubero.commentarii.croala-loci:body1.div4.div10.argument1.p1.s1.placeName6</text:p>
          </table:table-cell>
          <table:table-cell office:value-type="string" calcext:value-type="string">
            <text:p>urn:cite:croala:loci.156214</text:p>
          </table:table-cell>
          <table:table-cell office:value-type="string" calcext:value-type="string">
            <text:p>urn:cite:croala:loci.ana.156214</text:p>
          </table:table-cell>
          <table:table-cell table:number-columns-repeated="1017"/>
        </table:table-row>
        <table:table-row table:style-name="ro2">
          <table:table-cell office:value-type="float" office:value="156371" calcext:value-type="float">
            <text:p>156371</text:p>
          </table:table-cell>
          <table:table-cell office:value-type="string" calcext:value-type="string">
            <text:p>Hungariae</text:p>
          </table:table-cell>
          <table:table-cell office:value-type="string" calcext:value-type="string">
            <text:p>estlocus4</text:p>
          </table:table-cell>
          <table:table-cell office:value-type="string" calcext:value-type="string">
            <text:p>Ad haec autem munia iccirco legibus adstricti sunt, eo quod praedia et commoda regni Hungariae a diuo Stephano, quem primum regem ab Hungaris appellatum supra demonstrauimus, trifariam fere diuisa sunt.</text:p>
          </table:table-cell>
          <table:table-cell office:value-type="string" calcext:value-type="string">
            <text:p>urn:cts:croala:tubero.commentarii.croala-loci:body1.div4.div10.p1.s2.placeName15</text:p>
          </table:table-cell>
          <table:table-cell office:value-type="string" calcext:value-type="string">
            <text:p>urn:cite:croala:loci.156371</text:p>
          </table:table-cell>
          <table:table-cell office:value-type="string" calcext:value-type="string">
            <text:p>urn:cite:croala:loci.ana.156371</text:p>
          </table:table-cell>
          <table:table-cell table:number-columns-repeated="1017"/>
        </table:table-row>
        <table:table-row table:style-name="ro3">
          <table:table-cell office:value-type="float" office:value="159289" calcext:value-type="float">
            <text:p>159289</text:p>
          </table:table-cell>
          <table:table-cell office:value-type="string" calcext:value-type="string">
            <text:p>Hungariae</text:p>
          </table:table-cell>
          <table:table-cell office:value-type="string" calcext:value-type="string">
            <text:p>estlocus4</text:p>
          </table:table-cell>
          <table:table-cell office:value-type="string" calcext:value-type="string">
            <text:p>Caeterum multos procerum, qui non parua manu reipublicae operam nauare eo bello poterant, silentio praeteriui, qui scilicet aut res priuatas communibus praetulerant sumptibus propriis parcentes, aut hostibus adhaeserant, necdum in patriam redire ausi metu tacito per conscientiam scelerum animis insidente, quandoquidem regnum Hungariae oppugnari absque ciuium armis haud quaquam potuit.</text:p>
          </table:table-cell>
          <table:table-cell office:value-type="string" calcext:value-type="string">
            <text:p>urn:cts:croala:tubero.commentarii.croala-loci:body1.div4.div10.p2.s15.placeName43</text:p>
          </table:table-cell>
          <table:table-cell office:value-type="string" calcext:value-type="string">
            <text:p>urn:cite:croala:loci.159289</text:p>
          </table:table-cell>
          <table:table-cell office:value-type="string" calcext:value-type="string">
            <text:p>urn:cite:croala:loci.ana.159289</text:p>
          </table:table-cell>
          <table:table-cell table:number-columns-repeated="1017"/>
        </table:table-row>
        <table:table-row table:style-name="ro4">
          <table:table-cell office:value-type="float" office:value="159921" calcext:value-type="float">
            <text:p>159921</text:p>
          </table:table-cell>
          <table:table-cell office:value-type="string" calcext:value-type="string">
            <text:p>Hungariae</text:p>
          </table:table-cell>
          <table:table-cell office:value-type="string" calcext:value-type="string">
            <text:p>estlocus4</text:p>
          </table:table-cell>
          <table:table-cell office:value-type="string" calcext:value-type="string">
            <text:p>Quantum detrimenti, comilitones, regi nostro regnoque Hungariae, Alberthi iniquitas atque haec tam improba regnandi intulerit spes, non est neccesse me uobis iam proelio instante narrare, quum presertim neminem uestrum ea fugiant, quae uniuersam fere Europam fama peruasere.</text:p>
          </table:table-cell>
          <table:table-cell office:value-type="string" calcext:value-type="string">
            <text:p>urn:cts:croala:tubero.commentarii.croala-loci:body1.div4.div11.quote1.p1.s1.placeName7</text:p>
          </table:table-cell>
          <table:table-cell office:value-type="string" calcext:value-type="string">
            <text:p>urn:cite:croala:loci.159921</text:p>
          </table:table-cell>
          <table:table-cell office:value-type="string" calcext:value-type="string">
            <text:p>urn:cite:croala:loci.ana.159921</text:p>
          </table:table-cell>
          <table:table-cell table:number-columns-repeated="1017"/>
        </table:table-row>
        <table:table-row table:style-name="ro3">
          <table:table-cell office:value-type="float" office:value="162101" calcext:value-type="float">
            <text:p>162101</text:p>
          </table:table-cell>
          <table:table-cell office:value-type="string" calcext:value-type="string">
            <text:p>Hungariae</text:p>
          </table:table-cell>
          <table:table-cell office:value-type="string" calcext:value-type="string">
            <text:p>estlocus4</text:p>
          </table:table-cell>
          <table:table-cell office:value-type="string" calcext:value-type="string">
            <text:p>Vos quoque, Boemi, quorum uirtus prae caeteris nationibus in bello semper enituit, ac si unquam alias aduersus ullum hostem, in hunc acriter pugnare decet, ac iusti doloris ira erumpere, totisque uiribus adniti, quo Alberthus regni Hungariae ceruicibus expellatur, qui inde fratrem magno cum dedecore uestro ac omnium nostrum conatur deturbare: uestri muneris est in hoc praelio praecipuam operam alumno magis quam regi nauare.</text:p>
          </table:table-cell>
          <table:table-cell office:value-type="string" calcext:value-type="string">
            <text:p>urn:cts:croala:tubero.commentarii.croala-loci:body1.div4.div11.quote1.p1.s14.placeName36</text:p>
          </table:table-cell>
          <table:table-cell office:value-type="string" calcext:value-type="string">
            <text:p>urn:cite:croala:loci.162101</text:p>
          </table:table-cell>
          <table:table-cell office:value-type="string" calcext:value-type="string">
            <text:p>urn:cite:croala:loci.ana.162101</text:p>
          </table:table-cell>
          <table:table-cell table:number-columns-repeated="1017"/>
        </table:table-row>
        <table:table-row table:style-name="ro1">
          <table:table-cell office:value-type="float" office:value="169214" calcext:value-type="float">
            <text:p>169214</text:p>
          </table:table-cell>
          <table:table-cell office:value-type="string" calcext:value-type="string">
            <text:p>Hungariae</text:p>
          </table:table-cell>
          <table:table-cell office:value-type="string" calcext:value-type="string">
            <text:p>estlocus4</text:p>
          </table:table-cell>
          <table:table-cell office:value-type="string" calcext:value-type="string">
            <text:p>Primum, ut omnibus locis ad regnum Hungariae pertinentibus praesidia deduceret.</text:p>
          </table:table-cell>
          <table:table-cell office:value-type="string" calcext:value-type="string">
            <text:p>urn:cts:croala:tubero.commentarii.croala-loci:body1.div4.div13.p4.s2.placeName7</text:p>
          </table:table-cell>
          <table:table-cell office:value-type="string" calcext:value-type="string">
            <text:p>urn:cite:croala:loci.169214</text:p>
          </table:table-cell>
          <table:table-cell office:value-type="string" calcext:value-type="string">
            <text:p>urn:cite:croala:loci.ana.169214</text:p>
          </table:table-cell>
          <table:table-cell table:number-columns-repeated="1017"/>
        </table:table-row>
        <table:table-row table:style-name="ro2">
          <table:table-cell office:value-type="float" office:value="215055" calcext:value-type="float">
            <text:p>215055</text:p>
          </table:table-cell>
          <table:table-cell office:value-type="string" calcext:value-type="string">
            <text:p>Hungariae</text:p>
          </table:table-cell>
          <table:table-cell office:value-type="string" calcext:value-type="string">
            <text:p>estlocus4</text:p>
          </table:table-cell>
          <table:table-cell office:value-type="string" calcext:value-type="string">
            <text:p>Quo facto et proprio nomini turpissimam inussit notam, et Vuladislauum, simulque regnum Hungariae maximo affecit incommodo, dum Hungari regis coelibatu publicis uiribus, ut erat, plurimum deesse arbitrantur.</text:p>
          </table:table-cell>
          <table:table-cell office:value-type="string" calcext:value-type="string">
            <text:p>urn:cts:croala:tubero.commentarii.croala-loci:body1.div5.div8.p1.s4.placeName13</text:p>
          </table:table-cell>
          <table:table-cell office:value-type="string" calcext:value-type="string">
            <text:p>urn:cite:croala:loci.215055</text:p>
          </table:table-cell>
          <table:table-cell office:value-type="string" calcext:value-type="string">
            <text:p>urn:cite:croala:loci.ana.215055</text:p>
          </table:table-cell>
          <table:table-cell table:number-columns-repeated="1017"/>
        </table:table-row>
        <table:table-row table:style-name="ro8">
          <table:table-cell office:value-type="float" office:value="218307" calcext:value-type="float">
            <text:p>218307</text:p>
          </table:table-cell>
          <table:table-cell office:value-type="string" calcext:value-type="string">
            <text:p>Hungariae</text:p>
          </table:table-cell>
          <table:table-cell office:value-type="string" calcext:value-type="string">
            <text:p>estlocus4</text:p>
          </table:table-cell>
          <table:table-cell office:value-type="string" calcext:value-type="string">
            <text:p>Absoluta separatim, ueluti in principio huius operis polliciti sumus, superioribus libris regni Hungariae perturbatione, ad ea, quae illam consequuta, quaeque ex ea prope nata sunt, enarranda subinde accedam, rebus nuper transactis recentiores quasque contexens, ne propositi ac rei susceptae oblitus non tam temporum meorum quam unius tantummodo gentis euenta uidear commemorasse, tametsi praescriptis finibus stylus haudquaquam excedet, nisi quatenus res exterae instituto operi coherere uidebuntur.</text:p>
          </table:table-cell>
          <table:table-cell office:value-type="string" calcext:value-type="string">
            <text:p>urn:cts:croala:tubero.commentarii.croala-loci:body1.div6.div1.p1.s1.placeName13</text:p>
          </table:table-cell>
          <table:table-cell office:value-type="string" calcext:value-type="string">
            <text:p>urn:cite:croala:loci.218307</text:p>
          </table:table-cell>
          <table:table-cell office:value-type="string" calcext:value-type="string">
            <text:p>urn:cite:croala:loci.ana.218307</text:p>
          </table:table-cell>
          <table:table-cell table:number-columns-repeated="1017"/>
        </table:table-row>
        <table:table-row table:style-name="ro2">
          <table:table-cell office:value-type="float" office:value="223726" calcext:value-type="float">
            <text:p>223726</text:p>
          </table:table-cell>
          <table:table-cell office:value-type="string" calcext:value-type="string">
            <text:p>Hungariae</text:p>
          </table:table-cell>
          <table:table-cell office:value-type="string" calcext:value-type="string">
            <text:p>estlocus4</text:p>
          </table:table-cell>
          <table:table-cell office:value-type="string" calcext:value-type="string">
            <text:p>Quod quidem eo promptius ab Hungaris factum est, ne Alberthus superatis Valachis iterum regnum Hungariae bello lacesseret: uix enim unquam suspitio tolli potest, ubi aliquando inter reges maxime offensa intercessit.</text:p>
          </table:table-cell>
          <table:table-cell office:value-type="string" calcext:value-type="string">
            <text:p>urn:cts:croala:tubero.commentarii.croala-loci:body1.div6.div2.p4.s3.placeName15</text:p>
          </table:table-cell>
          <table:table-cell office:value-type="string" calcext:value-type="string">
            <text:p>urn:cite:croala:loci.223726</text:p>
          </table:table-cell>
          <table:table-cell office:value-type="string" calcext:value-type="string">
            <text:p>urn:cite:croala:loci.ana.223726</text:p>
          </table:table-cell>
          <table:table-cell table:number-columns-repeated="1017"/>
        </table:table-row>
        <table:table-row table:style-name="ro5">
          <table:table-cell office:value-type="float" office:value="256551" calcext:value-type="float">
            <text:p>256551</text:p>
          </table:table-cell>
          <table:table-cell office:value-type="string" calcext:value-type="string">
            <text:p>Hungariae</text:p>
          </table:table-cell>
          <table:table-cell office:value-type="string" calcext:value-type="string">
            <text:p>estlocus4</text:p>
          </table:table-cell>
          <table:table-cell office:value-type="string" calcext:value-type="string">
            <text:p>Habuit praeterea bellum Homurathes cum Wladislauo Polono, qui post Alberthum Sigismundi generum regnum Hungariae obtinuit.</text:p>
          </table:table-cell>
          <table:table-cell office:value-type="string" calcext:value-type="string">
            <text:p>urn:cts:croala:tubero.commentarii.croala-loci:body1.div6.div12.p4.s1.placeName14</text:p>
          </table:table-cell>
          <table:table-cell office:value-type="string" calcext:value-type="string">
            <text:p>urn:cite:croala:loci.256551</text:p>
          </table:table-cell>
          <table:table-cell office:value-type="string" calcext:value-type="string">
            <text:p>urn:cite:croala:loci.ana.256551</text:p>
          </table:table-cell>
          <table:table-cell table:number-columns-repeated="1017"/>
        </table:table-row>
        <table:table-row table:style-name="ro4">
          <table:table-cell office:value-type="float" office:value="474702" calcext:value-type="float">
            <text:p>474702</text:p>
          </table:table-cell>
          <table:table-cell office:value-type="string" calcext:value-type="string">
            <text:p>Hungariae</text:p>
          </table:table-cell>
          <table:table-cell office:value-type="string" calcext:value-type="string">
            <text:p>estlocus4</text:p>
          </table:table-cell>
          <table:table-cell office:value-type="string" calcext:value-type="string">
            <text:p>Ad Nouariam Germanis terga dantes tormenta bellica relinquunt et trans Alpes fugiunt; Germani Venetorum agrum misere diripiunt; Veneti pacem auro redimere statuunt, quam a Maximiliano uix impetrant; digressio auctoris politica, an mercatores et opifices agricolis praeferendi; Matthiae Hungariae regis de statu democratico indicium.</text:p>
          </table:table-cell>
          <table:table-cell office:value-type="string" calcext:value-type="string">
            <text:p>urn:cts:croala:tubero.commentarii.croala-loci:body1.div10.div2.argument1.p1.s1.placeName38</text:p>
          </table:table-cell>
          <table:table-cell office:value-type="string" calcext:value-type="string">
            <text:p>urn:cite:croala:loci.474702</text:p>
          </table:table-cell>
          <table:table-cell office:value-type="string" calcext:value-type="string">
            <text:p>urn:cite:croala:loci.ana.474702</text:p>
          </table:table-cell>
          <table:table-cell table:number-columns-repeated="1017"/>
        </table:table-row>
        <table:table-row table:style-name="ro2">
          <table:table-cell office:value-type="float" office:value="478670" calcext:value-type="float">
            <text:p>478670</text:p>
          </table:table-cell>
          <table:table-cell office:value-type="string" calcext:value-type="string">
            <text:p>Hungariae</text:p>
          </table:table-cell>
          <table:table-cell office:value-type="string" calcext:value-type="string">
            <text:p>estlocus4</text:p>
          </table:table-cell>
          <table:table-cell office:value-type="string" calcext:value-type="string">
            <text:p>Bellum atrox inter Hungariae nobiles et plebem ortum; Georgius Scytha octoginta millia agrestium ad bellum sacrum Turcis inferendum congregat; plebs furibunda Georgio duce regnum ambiente arma in nobilitatem conuertit.</text:p>
          </table:table-cell>
          <table:table-cell office:value-type="string" calcext:value-type="string">
            <text:p>urn:cts:croala:tubero.commentarii.croala-loci:body1.div10.div3.argument1.p1.s1.placeName4</text:p>
          </table:table-cell>
          <table:table-cell office:value-type="string" calcext:value-type="string">
            <text:p>urn:cite:croala:loci.478670</text:p>
          </table:table-cell>
          <table:table-cell office:value-type="string" calcext:value-type="string">
            <text:p>urn:cite:croala:loci.ana.478670</text:p>
          </table:table-cell>
          <table:table-cell table:number-columns-repeated="1017"/>
        </table:table-row>
        <table:table-row table:style-name="ro4">
          <table:table-cell office:value-type="float" office:value="481445" calcext:value-type="float">
            <text:p>481445</text:p>
          </table:table-cell>
          <table:table-cell office:value-type="string" calcext:value-type="string">
            <text:p>Hungariae</text:p>
          </table:table-cell>
          <table:table-cell office:value-type="string" calcext:value-type="string">
            <text:p>estlocus4</text:p>
          </table:table-cell>
          <table:table-cell office:value-type="string" calcext:value-type="string">
            <text:p>Quod quum per totum Hungariae regnum fama uulgatum esset, Georgius Scytha, quietis ac ocii impatiens, accedit ad cardinalem, profitetur se breui magna Hungarorum manu contracta Turcis bellum illaturum, modo nobilitas Hungarica aut suis opibus huic expeditioni auxilio foret, aut saltem moram tam egregio facto non iniceret.</text:p>
          </table:table-cell>
          <table:table-cell office:value-type="string" calcext:value-type="string">
            <text:p>urn:cts:croala:tubero.commentarii.croala-loci:body1.div10.div3.p3.s4.placeName5</text:p>
          </table:table-cell>
          <table:table-cell office:value-type="string" calcext:value-type="string">
            <text:p>urn:cite:croala:loci.481445</text:p>
          </table:table-cell>
          <table:table-cell office:value-type="string" calcext:value-type="string">
            <text:p>urn:cite:croala:loci.ana.481445</text:p>
          </table:table-cell>
          <table:table-cell table:number-columns-repeated="1017"/>
        </table:table-row>
        <table:table-row table:style-name="ro2">
          <table:table-cell office:value-type="float" office:value="481847" calcext:value-type="float">
            <text:p>481847</text:p>
          </table:table-cell>
          <table:table-cell office:value-type="string" calcext:value-type="string">
            <text:p>Hungariae</text:p>
          </table:table-cell>
          <table:table-cell office:value-type="string" calcext:value-type="string">
            <text:p>estlocus4</text:p>
          </table:table-cell>
          <table:table-cell office:value-type="string" calcext:value-type="string">
            <text:p>Nobilitas et principes Hungariae, qui praesertim caeteros prudentia anteibant, rei nouitate permoti inquirunt, quid id licentiae esset, quid sibi uellet agrorum cultura relicta, rusticorum coitio, cuiusue iussu coirent.</text:p>
          </table:table-cell>
          <table:table-cell office:value-type="string" calcext:value-type="string">
            <text:p>urn:cts:croala:tubero.commentarii.croala-loci:body1.div10.div3.p4.s2.placeName4</text:p>
          </table:table-cell>
          <table:table-cell office:value-type="string" calcext:value-type="string">
            <text:p>urn:cite:croala:loci.481847</text:p>
          </table:table-cell>
          <table:table-cell office:value-type="string" calcext:value-type="string">
            <text:p>urn:cite:croala:loci.ana.481847</text:p>
          </table:table-cell>
          <table:table-cell table:number-columns-repeated="1017"/>
        </table:table-row>
        <table:table-row table:style-name="ro5">
          <table:table-cell office:value-type="float" office:value="484445" calcext:value-type="float">
            <text:p>484445</text:p>
          </table:table-cell>
          <table:table-cell office:value-type="string" calcext:value-type="string">
            <text:p>Hungariae</text:p>
          </table:table-cell>
          <table:table-cell office:value-type="string" calcext:value-type="string">
            <text:p>estlocus4</text:p>
          </table:table-cell>
          <table:table-cell office:value-type="string" calcext:value-type="string">
            <text:p>Nec quicquam dubium inter incolas regni Hungariae refero, quandoquidem nemo ignorat, quae miseriis suis quotidie domi quisque uestrum experitur.</text:p>
          </table:table-cell>
          <table:table-cell office:value-type="string" calcext:value-type="string">
            <text:p>urn:cts:croala:tubero.commentarii.croala-loci:body1.div10.div4.quote1.p1.s13.placeName7</text:p>
          </table:table-cell>
          <table:table-cell office:value-type="string" calcext:value-type="string">
            <text:p>urn:cite:croala:loci.484445</text:p>
          </table:table-cell>
          <table:table-cell office:value-type="string" calcext:value-type="string">
            <text:p>urn:cite:croala:loci.ana.484445</text:p>
          </table:table-cell>
          <table:table-cell table:number-columns-repeated="1017"/>
        </table:table-row>
        <table:table-row table:style-name="ro4">
          <table:table-cell office:value-type="float" office:value="489585" calcext:value-type="float">
            <text:p>489585</text:p>
          </table:table-cell>
          <table:table-cell office:value-type="string" calcext:value-type="string">
            <text:p>Hungariae</text:p>
          </table:table-cell>
          <table:table-cell office:value-type="string" calcext:value-type="string">
            <text:p>estlocus4</text:p>
          </table:table-cell>
          <table:table-cell office:value-type="string" calcext:value-type="string">
            <text:p>Nec ob tam atrocem poenam uisus est Hungaris Ioannes inhumana in Scytham usus crudelitate, eo quod rustici ipsius Scythae instinctu nobilissimos Hungariae uiros, fide interposita euocatos, crudeli ac foeda morte affecerant, quemdam ex Caicia familia Canadinensium episcopum, Georgium Docium, Petrum Rhauosdium, Nicolaum Tornaeum.</text:p>
          </table:table-cell>
          <table:table-cell office:value-type="string" calcext:value-type="string">
            <text:p>urn:cts:croala:tubero.commentarii.croala-loci:body1.div10.div5.p4.s2.placeName22</text:p>
          </table:table-cell>
          <table:table-cell office:value-type="string" calcext:value-type="string">
            <text:p>urn:cite:croala:loci.489585</text:p>
          </table:table-cell>
          <table:table-cell office:value-type="string" calcext:value-type="string">
            <text:p>urn:cite:croala:loci.ana.489585</text:p>
          </table:table-cell>
          <table:table-cell table:number-columns-repeated="1017"/>
        </table:table-row>
        <table:table-row table:style-name="ro8">
          <table:table-cell office:value-type="float" office:value="490033" calcext:value-type="float">
            <text:p>490033</text:p>
          </table:table-cell>
          <table:table-cell office:value-type="string" calcext:value-type="string">
            <text:p>Hungariae</text:p>
          </table:table-cell>
          <table:table-cell office:value-type="string" calcext:value-type="string">
            <text:p>estlocus4</text:p>
          </table:table-cell>
          <table:table-cell office:value-type="string" calcext:value-type="string">
            <text:p>Agrestes eodem tempore apud Pesthinum a Iohanne Abstemio profligati; coniuratio Antonii Longi eodem modo in agro Colociensi suffocatur, Longus Budae ad poenam trahitur; plebs paullatim ad seruitium reducitur; Iohannes Scepusiensis parta huius belli gloria se regi suspectum reddit; occasio inde colloquii inter imperatorem et Hungariae regem nata; Vladislauus cum fratre Sigismundo, Poloniae rege, Viennam ad Maximilianum imperatorem ascendens, affinitate cum Austriacis iungitur; Budam regressus paucos post menses diem obit.</text:p>
          </table:table-cell>
          <table:table-cell office:value-type="string" calcext:value-type="string">
            <text:p>urn:cts:croala:tubero.commentarii.croala-loci:body1.div10.div6.argument1.p1.s1.placeName45</text:p>
          </table:table-cell>
          <table:table-cell office:value-type="string" calcext:value-type="string">
            <text:p>urn:cite:croala:loci.490033</text:p>
          </table:table-cell>
          <table:table-cell office:value-type="string" calcext:value-type="string">
            <text:p>urn:cite:croala:loci.ana.490033</text:p>
          </table:table-cell>
          <table:table-cell table:number-columns-repeated="1017"/>
        </table:table-row>
        <table:table-row table:style-name="ro4">
          <table:table-cell office:value-type="float" office:value="491712" calcext:value-type="float">
            <text:p>491712</text:p>
          </table:table-cell>
          <table:table-cell office:value-type="string" calcext:value-type="string">
            <text:p>Hungariae</text:p>
          </table:table-cell>
          <table:table-cell office:value-type="string" calcext:value-type="string">
            <text:p>estlocus1</text:p>
          </table:table-cell>
          <table:table-cell office:value-type="string" calcext:value-type="string">
            <text:p>Compositis Hungariae rebus, ingenti Ioannis Sepusiensis gloria ― is enim in comprimendo rusticorum, ut demonstratum est, tumultu optimam nauauerat operam ― suboritur regi suspicio, ne Sepusiensis gloriam suam ac populi fauorem in perniciem regiae domus conuerteret, abutendo quum regis senecta tum liberorum eius aetate.</text:p>
          </table:table-cell>
          <table:table-cell office:value-type="string" calcext:value-type="string">
            <text:p>urn:cts:croala:tubero.commentarii.croala-loci:body1.div10.div6.p3.s1.placeName2</text:p>
          </table:table-cell>
          <table:table-cell office:value-type="string" calcext:value-type="string">
            <text:p>urn:cite:croala:loci.491712</text:p>
          </table:table-cell>
          <table:table-cell office:value-type="string" calcext:value-type="string">
            <text:p>urn:cite:croala:loci.ana.491712</text:p>
          </table:table-cell>
          <table:table-cell table:number-columns-repeated="1017"/>
        </table:table-row>
        <table:table-row table:style-name="ro3">
          <table:table-cell office:value-type="float" office:value="545854" calcext:value-type="float">
            <text:p>545854</text:p>
          </table:table-cell>
          <table:table-cell office:value-type="string" calcext:value-type="string">
            <text:p>Hungariae</text:p>
          </table:table-cell>
          <table:table-cell office:value-type="string" calcext:value-type="string">
            <text:p>estlocus1</text:p>
          </table:table-cell>
          <table:table-cell office:value-type="string" calcext:value-type="string">
            <text:p>Samandrienses Turcae a praesidiariis Taurunensibus felici strage repulsi; Salomon armis sibi gloriam parare nititur; exercitum contra Colchos in Asiam traiicit; cum Hungaris pacem renouare cupit; quam contemnentibus bellum minatur; deplorandus illius temporis Hungariae status; luxuria, inertia, discordia, aerarii inopia, et regis contemptus; Turca mendaci rumore suos ad hoc bellum exasperat.</text:p>
          </table:table-cell>
          <table:table-cell office:value-type="string" calcext:value-type="string">
            <text:p>urn:cts:croala:tubero.commentarii.croala-loci:body1.div11.div2.argument1.p1.s1.placeName33</text:p>
          </table:table-cell>
          <table:table-cell office:value-type="string" calcext:value-type="string">
            <text:p>urn:cite:croala:loci.545854</text:p>
          </table:table-cell>
          <table:table-cell office:value-type="string" calcext:value-type="string">
            <text:p>urn:cite:croala:loci.ana.545854</text:p>
          </table:table-cell>
          <table:table-cell table:number-columns-repeated="1017"/>
        </table:table-row>
        <table:table-row table:style-name="ro5">
          <table:table-cell office:value-type="float" office:value="548068" calcext:value-type="float">
            <text:p>548068</text:p>
          </table:table-cell>
          <table:table-cell office:value-type="string" calcext:value-type="string">
            <text:p>Hungariae</text:p>
          </table:table-cell>
          <table:table-cell office:value-type="string" calcext:value-type="string">
            <text:p>estlocus4</text:p>
          </table:table-cell>
          <table:table-cell office:value-type="string" calcext:value-type="string">
            <text:p>Et auxerat regis contemptum casus et caedes duorum Hungariae nobilium uirorum indigne a quodam Boemo in rixa subito exorta interemptorum.</text:p>
          </table:table-cell>
          <table:table-cell office:value-type="string" calcext:value-type="string">
            <text:p>urn:cts:croala:tubero.commentarii.croala-loci:body1.div11.div2.p3.s1.placeName9</text:p>
          </table:table-cell>
          <table:table-cell office:value-type="string" calcext:value-type="string">
            <text:p>urn:cite:croala:loci.548068</text:p>
          </table:table-cell>
          <table:table-cell office:value-type="string" calcext:value-type="string">
            <text:p>urn:cite:croala:loci.ana.548068</text:p>
          </table:table-cell>
          <table:table-cell table:number-columns-repeated="1017"/>
        </table:table-row>
        <table:table-row table:style-name="ro3">
          <table:table-cell office:value-type="float" office:value="558301" calcext:value-type="float">
            <text:p>558301</text:p>
          </table:table-cell>
          <table:table-cell office:value-type="string" calcext:value-type="string">
            <text:p>Hungariae</text:p>
          </table:table-cell>
          <table:table-cell office:value-type="string" calcext:value-type="string">
            <text:p>estlocus4</text:p>
          </table:table-cell>
          <table:table-cell office:value-type="string" calcext:value-type="string">
            <text:p>Quippe regnum Hungariae uiris, equis, armis, auro, atque argento nulli Christianorum orbis regno secundum, satis per se ad sui defensionem futurum tunc fuisset, priuatisque opibus publica res egregie administrari potuisset, si regii imperii uerecundiam nobilitas habuisset, et pro se quisque regi ac patriae tempus commodare in animum induxisset, recepturi mox, quum pecunia in erario esset, quae in communem salutem contulissent.</text:p>
          </table:table-cell>
          <table:table-cell office:value-type="string" calcext:value-type="string">
            <text:p>urn:cts:croala:tubero.commentarii.croala-loci:body1.div11.div4.p2.s6.placeName3</text:p>
          </table:table-cell>
          <table:table-cell office:value-type="string" calcext:value-type="string">
            <text:p>urn:cite:croala:loci.558301</text:p>
          </table:table-cell>
          <table:table-cell office:value-type="string" calcext:value-type="string">
            <text:p>urn:cite:croala:loci.ana.558301</text:p>
          </table:table-cell>
          <table:table-cell table:number-columns-repeated="1017"/>
        </table:table-row>
        <table:table-row table:style-name="ro4">
          <table:table-cell office:value-type="float" office:value="560095" calcext:value-type="float">
            <text:p>560095</text:p>
          </table:table-cell>
          <table:table-cell office:value-type="string" calcext:value-type="string">
            <text:p>Hungariae</text:p>
          </table:table-cell>
          <table:table-cell office:value-type="string" calcext:value-type="string">
            <text:p>estlocus4</text:p>
          </table:table-cell>
          <table:table-cell office:value-type="string" calcext:value-type="string">
            <text:p>Quodsi senserit Turca Hungaros a pontifice Romano neglectos, a coeterisque Christianis destitutos, multo maiorem audaciam alacritatemque, ac studium ad regnum Hungariae oppugnandum assumet, euocatisque Asiaticis quoque copiis, totis imperii uiribus ad bellum Hungaricum incumbet.</text:p>
          </table:table-cell>
          <table:table-cell office:value-type="string" calcext:value-type="string">
            <text:p>urn:cts:croala:tubero.commentarii.croala-loci:body1.div11.div4.quote1.p1.s11.placeName21</text:p>
          </table:table-cell>
          <table:table-cell office:value-type="string" calcext:value-type="string">
            <text:p>urn:cite:croala:loci.560095</text:p>
          </table:table-cell>
          <table:table-cell office:value-type="string" calcext:value-type="string">
            <text:p>urn:cite:croala:loci.ana.560095</text:p>
          </table:table-cell>
          <table:table-cell table:number-columns-repeated="1017"/>
        </table:table-row>
        <table:table-row table:style-name="ro2">
          <table:table-cell office:value-type="float" office:value="564284" calcext:value-type="float">
            <text:p>564284</text:p>
          </table:table-cell>
          <table:table-cell office:value-type="string" calcext:value-type="string">
            <text:p>Hungariae</text:p>
          </table:table-cell>
          <table:table-cell office:value-type="string" calcext:value-type="string">
            <text:p>estlocus4</text:p>
          </table:table-cell>
          <table:table-cell office:value-type="string" calcext:value-type="string">
            <text:p>Sane ad sexaginta millia nobilium uirorum, queis equis merere mos est, in regno Hungariae id temporis censebantur: inuicta acies, si rectorem idoneum habuisset, et amor publicae rei curaque concordiae omnibus eadem fuisset.</text:p>
          </table:table-cell>
          <table:table-cell office:value-type="string" calcext:value-type="string">
            <text:p>urn:cts:croala:tubero.commentarii.croala-loci:body1.div11.div5.p4.s3.placeName14</text:p>
          </table:table-cell>
          <table:table-cell office:value-type="string" calcext:value-type="string">
            <text:p>urn:cite:croala:loci.564284</text:p>
          </table:table-cell>
          <table:table-cell office:value-type="string" calcext:value-type="string">
            <text:p>urn:cite:croala:loci.ana.564284</text:p>
          </table:table-cell>
          <table:table-cell table:number-columns-repeated="1017"/>
        </table:table-row>
        <table:table-row table:style-name="ro6">
          <table:table-cell office:value-type="float" office:value="565602" calcext:value-type="float">
            <text:p>565602</text:p>
          </table:table-cell>
          <table:table-cell office:value-type="string" calcext:value-type="string">
            <text:p>Hungariae</text:p>
          </table:table-cell>
          <table:table-cell office:value-type="string" calcext:value-type="string">
            <text:p>estlocus1</text:p>
          </table:table-cell>
          <table:table-cell office:value-type="string" calcext:value-type="string">
            <text:p>Caeterum Salomon contemplatus Tauruni oppidi situm, moeniaque haud quaquam prompta oppugnanti cernens, adhibito amicorum consilio aliquamdiu deliberauit, in intimumne Hungarorum regnum cum copiis penetraret, hostesque ab exercitu imparatos persequeretur, ratus omnes Hungariae urbes in ditionem suam facile cessuras, si Hungaros commisso praelio profligasset, an uero omisso tam audaci et periculoso consilio Taurunum, licet loci natura et operibus, ut dictum est, munitissimum, obsidione premeret, nec Hungaros, quos timeri a suis uidebat, per inuia plaeraque et difficilia transitu loca cedentes insequeretur.</text:p>
          </table:table-cell>
          <table:table-cell office:value-type="string" calcext:value-type="string">
            <text:p>urn:cts:croala:tubero.commentarii.croala-loci:body1.div11.div5.p6.s1.placeName32</text:p>
          </table:table-cell>
          <table:table-cell office:value-type="string" calcext:value-type="string">
            <text:p>urn:cite:croala:loci.565602</text:p>
          </table:table-cell>
          <table:table-cell office:value-type="string" calcext:value-type="string">
            <text:p>urn:cite:croala:loci.ana.565602</text:p>
          </table:table-cell>
          <table:table-cell table:number-columns-repeated="1017"/>
        </table:table-row>
        <table:table-row table:style-name="ro1">
          <table:table-cell office:value-type="float" office:value="97012" calcext:value-type="float">
            <text:p>97012</text:p>
          </table:table-cell>
          <table:table-cell office:value-type="string" calcext:value-type="string">
            <text:p>Hungariam</text:p>
          </table:table-cell>
          <table:table-cell office:value-type="string" calcext:value-type="string">
            <text:p>estlocus1</text:p>
          </table:table-cell>
          <table:table-cell office:value-type="string" calcext:value-type="string">
            <text:p>Alberthus Polonus in Hungariam cum exercitu aduolat.</text:p>
          </table:table-cell>
          <table:table-cell office:value-type="string" calcext:value-type="string">
            <text:p>urn:cts:croala:tubero.commentarii.croala-loci:body1.div2.div8.argument1.p1.s1.placeName4</text:p>
          </table:table-cell>
          <table:table-cell office:value-type="string" calcext:value-type="string">
            <text:p>urn:cite:croala:loci.97012</text:p>
          </table:table-cell>
          <table:table-cell office:value-type="string" calcext:value-type="string">
            <text:p>urn:cite:croala:loci.ana.97012</text:p>
          </table:table-cell>
          <table:table-cell table:number-columns-repeated="1017"/>
        </table:table-row>
        <table:table-row table:style-name="ro2">
          <table:table-cell office:value-type="float" office:value="97654" calcext:value-type="float">
            <text:p>97654</text:p>
          </table:table-cell>
          <table:table-cell office:value-type="string" calcext:value-type="string">
            <text:p>Hungariam</text:p>
          </table:table-cell>
          <table:table-cell office:value-type="string" calcext:value-type="string">
            <text:p>estlocus1</text:p>
          </table:table-cell>
          <table:table-cell office:value-type="string" calcext:value-type="string">
            <text:p>Ni enim hi duo fratres ut regni competitores in Hungariam uenissent, Danubii intercapedo eorum mutuo complexui haud quaquam obstitisset, quum praesertim longa absentia desiderium inter necessarios augere soleat.</text:p>
          </table:table-cell>
          <table:table-cell office:value-type="string" calcext:value-type="string">
            <text:p>urn:cts:croala:tubero.commentarii.croala-loci:body1.div2.div8.p2.s2.placeName10</text:p>
          </table:table-cell>
          <table:table-cell office:value-type="string" calcext:value-type="string">
            <text:p>urn:cite:croala:loci.97654</text:p>
          </table:table-cell>
          <table:table-cell office:value-type="string" calcext:value-type="string">
            <text:p>urn:cite:croala:loci.ana.97654</text:p>
          </table:table-cell>
          <table:table-cell table:number-columns-repeated="1017"/>
        </table:table-row>
        <table:table-row table:style-name="ro2">
          <table:table-cell office:value-type="float" office:value="104450" calcext:value-type="float">
            <text:p>104450</text:p>
          </table:table-cell>
          <table:table-cell office:value-type="string" calcext:value-type="string">
            <text:p>Hungariam</text:p>
          </table:table-cell>
          <table:table-cell office:value-type="string" calcext:value-type="string">
            <text:p>estlocus1</text:p>
          </table:table-cell>
          <table:table-cell office:value-type="string" calcext:value-type="string">
            <text:p>Alberthus pacem respuens Hungariam uexat, Agrienses campos diripit, Cassouiam obsidione cingere parat, sed a Seuichouio Bohemo repellitur; ad aliorum tandem oppidorum et uillarum incendia, Blasio Magyaro duce, conuersi Poloni ab Hungaris passim funduntur.</text:p>
          </table:table-cell>
          <table:table-cell office:value-type="string" calcext:value-type="string">
            <text:p>urn:cts:croala:tubero.commentarii.croala-loci:body1.div2.div11.argument1.p1.s1.placeName4</text:p>
          </table:table-cell>
          <table:table-cell office:value-type="string" calcext:value-type="string">
            <text:p>urn:cite:croala:loci.104450</text:p>
          </table:table-cell>
          <table:table-cell office:value-type="string" calcext:value-type="string">
            <text:p>urn:cite:croala:loci.ana.104450</text:p>
          </table:table-cell>
          <table:table-cell table:number-columns-repeated="1017"/>
        </table:table-row>
        <table:table-row table:style-name="ro3">
          <table:table-cell office:value-type="float" office:value="116928" calcext:value-type="float">
            <text:p>116928</text:p>
          </table:table-cell>
          <table:table-cell office:value-type="string" calcext:value-type="string">
            <text:p>Hungariam</text:p>
          </table:table-cell>
          <table:table-cell office:value-type="string" calcext:value-type="string">
            <text:p>estlocus1</text:p>
          </table:table-cell>
          <table:table-cell office:value-type="string" calcext:value-type="string">
            <text:p>Ac nescio an ulli maius hosti negotium quam tibi hoc tempore, quo cum Hungaris tua repetens iustum bellum gesturus es, prebuissem, propterea quod te Hungariam aggredientem tuo quidem agmini instans a latere urgerem, et quantum uiribus possem, tuas copias distinerem, nec ullo pacto paterer, si nequissem omnino retinere, aliqua saltem ex parte non uexatum ad Hungariam penetrare.</text:p>
          </table:table-cell>
          <table:table-cell office:value-type="string" calcext:value-type="string">
            <text:p>urn:cts:croala:tubero.commentarii.croala-loci:body1.div3.div4.quote1.s3.placeName25</text:p>
          </table:table-cell>
          <table:table-cell office:value-type="string" calcext:value-type="string">
            <text:p>urn:cite:croala:loci.116928</text:p>
          </table:table-cell>
          <table:table-cell office:value-type="string" calcext:value-type="string">
            <text:p>urn:cite:croala:loci.ana.116928</text:p>
          </table:table-cell>
          <table:table-cell table:number-columns-repeated="1017"/>
        </table:table-row>
        <table:table-row table:style-name="ro3">
          <table:table-cell office:value-type="float" office:value="117073" calcext:value-type="float">
            <text:p>117073</text:p>
          </table:table-cell>
          <table:table-cell office:value-type="string" calcext:value-type="string">
            <text:p>Hungariam</text:p>
          </table:table-cell>
          <table:table-cell office:value-type="string" calcext:value-type="string">
            <text:p>estlocus1</text:p>
          </table:table-cell>
          <table:table-cell office:value-type="string" calcext:value-type="string">
            <text:p>Ac nescio an ulli maius hosti negotium quam tibi hoc tempore, quo cum Hungaris tua repetens iustum bellum gesturus es, prebuissem, propterea quod te Hungariam aggredientem tuo quidem agmini instans a latere urgerem, et quantum uiribus possem, tuas copias distinerem, nec ullo pacto paterer, si nequissem omnino retinere, aliqua saltem ex parte non uexatum ad Hungariam penetrare.</text:p>
          </table:table-cell>
          <table:table-cell office:value-type="string" calcext:value-type="string">
            <text:p>urn:cts:croala:tubero.commentarii.croala-loci:body1.div3.div4.quote1.s3.placeName56</text:p>
          </table:table-cell>
          <table:table-cell office:value-type="string" calcext:value-type="string">
            <text:p>urn:cite:croala:loci.117073</text:p>
          </table:table-cell>
          <table:table-cell office:value-type="string" calcext:value-type="string">
            <text:p>urn:cite:croala:loci.ana.117073</text:p>
          </table:table-cell>
          <table:table-cell table:number-columns-repeated="1017"/>
        </table:table-row>
        <table:table-row table:style-name="ro4">
          <table:table-cell office:value-type="float" office:value="117233" calcext:value-type="float">
            <text:p>117233</text:p>
          </table:table-cell>
          <table:table-cell office:value-type="string" calcext:value-type="string">
            <text:p>Hungariam</text:p>
          </table:table-cell>
          <table:table-cell office:value-type="string" calcext:value-type="string">
            <text:p>estlocus1</text:p>
          </table:table-cell>
          <table:table-cell office:value-type="string" calcext:value-type="string">
            <text:p>Nam mihi nec manus fortissimorum militum, quibus haud paruam Norici agri partem a Matthia rege atributam obtinui, nec gens Salensis regionis, quae reliquos Hungaros uirtute antecedit, per quam plane tibi in Hungariam transeundum est, amicitia et cognatione deesset coniuncta.</text:p>
          </table:table-cell>
          <table:table-cell office:value-type="string" calcext:value-type="string">
            <text:p>urn:cts:croala:tubero.commentarii.croala-loci:body1.div3.div4.quote1.s4.placeName32</text:p>
          </table:table-cell>
          <table:table-cell office:value-type="string" calcext:value-type="string">
            <text:p>urn:cite:croala:loci.117233</text:p>
          </table:table-cell>
          <table:table-cell office:value-type="string" calcext:value-type="string">
            <text:p>urn:cite:croala:loci.ana.117233</text:p>
          </table:table-cell>
          <table:table-cell table:number-columns-repeated="1017"/>
        </table:table-row>
        <table:table-row table:style-name="ro5">
          <table:table-cell office:value-type="float" office:value="118527" calcext:value-type="float">
            <text:p>118527</text:p>
          </table:table-cell>
          <table:table-cell office:value-type="string" calcext:value-type="string">
            <text:p>Hungariam</text:p>
          </table:table-cell>
          <table:table-cell office:value-type="string" calcext:value-type="string">
            <text:p>estlocus1</text:p>
          </table:table-cell>
          <table:table-cell office:value-type="string" calcext:value-type="string">
            <text:p>Exercitus Austriacus in Hungariam descendit; Vuladislauus, relicta Buda Posonium secedens, amicos ad fidem et constantiam hortatur.</text:p>
          </table:table-cell>
          <table:table-cell office:value-type="string" calcext:value-type="string">
            <text:p>urn:cts:croala:tubero.commentarii.croala-loci:body1.div3.div5.argument1.p1.s1.placeName4</text:p>
          </table:table-cell>
          <table:table-cell office:value-type="string" calcext:value-type="string">
            <text:p>urn:cite:croala:loci.118527</text:p>
          </table:table-cell>
          <table:table-cell office:value-type="string" calcext:value-type="string">
            <text:p>urn:cite:croala:loci.ana.118527</text:p>
          </table:table-cell>
          <table:table-cell table:number-columns-repeated="1017"/>
        </table:table-row>
        <table:table-row table:style-name="ro3">
          <table:table-cell office:value-type="float" office:value="122054" calcext:value-type="float">
            <text:p>122054</text:p>
          </table:table-cell>
          <table:table-cell office:value-type="string" calcext:value-type="string">
            <text:p>Hungariam</text:p>
          </table:table-cell>
          <table:table-cell office:value-type="string" calcext:value-type="string">
            <text:p>estlocus1</text:p>
          </table:table-cell>
          <table:table-cell office:value-type="string" calcext:value-type="string">
            <text:p>Nam simul ac me Boemorum manu succintum Alemani cognouerint, omni spe inani, qua nunc quorundam nostratium transfugio ac perfidia tument, statim decident, modo uos, ut decet uiros, firmi interim ac interriti steteritis, moxque uidebitis Deo fauente sub reditum meum utrumque hostem, aut turpi fuga, aut magno accaepto incommodo, datisque dignis temeritate poenis, Hungariam relinquentem.</text:p>
          </table:table-cell>
          <table:table-cell office:value-type="string" calcext:value-type="string">
            <text:p>urn:cts:croala:tubero.commentarii.croala-loci:body1.div3.div5.quote1.p1.s12.placeName53</text:p>
          </table:table-cell>
          <table:table-cell office:value-type="string" calcext:value-type="string">
            <text:p>urn:cite:croala:loci.122054</text:p>
          </table:table-cell>
          <table:table-cell office:value-type="string" calcext:value-type="string">
            <text:p>urn:cite:croala:loci.ana.122054</text:p>
          </table:table-cell>
          <table:table-cell table:number-columns-repeated="1017"/>
        </table:table-row>
        <table:table-row table:style-name="ro4">
          <table:table-cell office:value-type="float" office:value="124124" calcext:value-type="float">
            <text:p>124124</text:p>
          </table:table-cell>
          <table:table-cell office:value-type="string" calcext:value-type="string">
            <text:p>Hungariam</text:p>
          </table:table-cell>
          <table:table-cell office:value-type="string" calcext:value-type="string">
            <text:p>estlocus1</text:p>
          </table:table-cell>
          <table:table-cell office:value-type="string" calcext:value-type="string">
            <text:p>Hac re Maximilianus non parum motus mittit confestim partem exercitus, atque uni ex ducibus dato negocio imperat, ut ni Hungari dederent castellum, tormentis illud funditus dirueret, quo scilicet hostibus a tergo summotis et tutius Hungariam intraret et commeatus haberet liberiores.</text:p>
          </table:table-cell>
          <table:table-cell office:value-type="string" calcext:value-type="string">
            <text:p>urn:cts:croala:tubero.commentarii.croala-loci:body1.div3.div6.p4.s3.placeName35</text:p>
          </table:table-cell>
          <table:table-cell office:value-type="string" calcext:value-type="string">
            <text:p>urn:cite:croala:loci.124124</text:p>
          </table:table-cell>
          <table:table-cell office:value-type="string" calcext:value-type="string">
            <text:p>urn:cite:croala:loci.ana.124124</text:p>
          </table:table-cell>
          <table:table-cell table:number-columns-repeated="1017"/>
        </table:table-row>
        <table:table-row table:style-name="ro7">
          <table:table-cell office:value-type="float" office:value="129610" calcext:value-type="float">
            <text:p>129610</text:p>
          </table:table-cell>
          <table:table-cell office:value-type="string" calcext:value-type="string">
            <text:p>Hungariam</text:p>
          </table:table-cell>
          <table:table-cell office:value-type="string" calcext:value-type="string">
            <text:p>estlocus1</text:p>
          </table:table-cell>
          <table:table-cell office:value-type="string" calcext:value-type="string">
            <text:p>Alemanus ubi ex eo, quem Budam miserat, Hungarorum animos intellexit, urbemque iam militibus atque operibus satis munitam, et ob id oppugnanti haud promptam, spe regni potiundi lapsus modum quoque secundis statuit rebus, ac sese uehementer accusauit, quod Alba Regia capta Budam, inopinata hostium uictoria perculsam, exercitum protinus non duxisset, regnumque pene e manibus emisisset, cursu rerum prospero importuna mora corrupto, ratus id quod nunquam, opinor, euenisset, expugnata uidelicet Buda, quae caput regni est, totam etiam Hungariam subiectum iri, propterea quod regni Hungarici uires non in urbibus castellisque, caeterisue id genus edificiis consistunt, uerum in exercitu, qui quidem ex nobilitate constat, sitae sunt.</text:p>
          </table:table-cell>
          <table:table-cell office:value-type="string" calcext:value-type="string">
            <text:p>urn:cts:croala:tubero.commentarii.croala-loci:body1.div3.div9.p1.s1.placeName76</text:p>
          </table:table-cell>
          <table:table-cell office:value-type="string" calcext:value-type="string">
            <text:p>urn:cite:croala:loci.129610</text:p>
          </table:table-cell>
          <table:table-cell office:value-type="string" calcext:value-type="string">
            <text:p>urn:cite:croala:loci.ana.129610</text:p>
          </table:table-cell>
          <table:table-cell table:number-columns-repeated="1017"/>
        </table:table-row>
        <table:table-row table:style-name="ro8">
          <table:table-cell office:value-type="float" office:value="139732" calcext:value-type="float">
            <text:p>139732</text:p>
          </table:table-cell>
          <table:table-cell office:value-type="string" calcext:value-type="string">
            <text:p>Hungariam</text:p>
          </table:table-cell>
          <table:table-cell office:value-type="string" calcext:value-type="string">
            <text:p>estlocus1</text:p>
          </table:table-cell>
          <table:table-cell office:value-type="string" calcext:value-type="string">
            <text:p>Ostendit eius peruicacia regnum Hungariae in summum periculum esse coniectum, Viannam amissam, Alemanos magna utriusque infamia in Hungariam inductos, seque eius insolentia ac temeritate ignauiae suspitionem omnibus facile dedisse, dum tot ciuilibus pariter ac externis motibus non tam imparem animum gereret quam ab exercitu nondum paratus inops consilii ambigeret, cui primum ingruenti procellae obuiam iret; illum uero ambitionis ac impietatis nota aspersum, quod iure gentium neglecto fratris natu maioris regnum inuadat.</text:p>
          </table:table-cell>
          <table:table-cell office:value-type="string" calcext:value-type="string">
            <text:p>urn:cts:croala:tubero.commentarii.croala-loci:body1.div4.div3.p1.s2.placeName18</text:p>
          </table:table-cell>
          <table:table-cell office:value-type="string" calcext:value-type="string">
            <text:p>urn:cite:croala:loci.139732</text:p>
          </table:table-cell>
          <table:table-cell office:value-type="string" calcext:value-type="string">
            <text:p>urn:cite:croala:loci.ana.139732</text:p>
          </table:table-cell>
          <table:table-cell table:number-columns-repeated="1017"/>
        </table:table-row>
        <table:table-row table:style-name="ro2">
          <table:table-cell office:value-type="float" office:value="149603" calcext:value-type="float">
            <text:p>149603</text:p>
          </table:table-cell>
          <table:table-cell office:value-type="string" calcext:value-type="string">
            <text:p>Hungariam</text:p>
          </table:table-cell>
          <table:table-cell office:value-type="string" calcext:value-type="string">
            <text:p>estlocus1</text:p>
          </table:table-cell>
          <table:table-cell office:value-type="string" calcext:value-type="string">
            <text:p>Turcae a finibus arcentur; Alba Hungaris deditur; Austriaci pleraque loca relinquunt; Alberthus Polonus rursus in Hungariam exercitum ducit; Vuladislauus, desperatis rebus, legatos pro pace in Austriam mittit.</text:p>
          </table:table-cell>
          <table:table-cell office:value-type="string" calcext:value-type="string">
            <text:p>urn:cts:croala:tubero.commentarii.croala-loci:body1.div4.div7.argument1.p1.s1.placeName16</text:p>
          </table:table-cell>
          <table:table-cell office:value-type="string" calcext:value-type="string">
            <text:p>urn:cite:croala:loci.149603</text:p>
          </table:table-cell>
          <table:table-cell office:value-type="string" calcext:value-type="string">
            <text:p>urn:cite:croala:loci.ana.149603</text:p>
          </table:table-cell>
          <table:table-cell table:number-columns-repeated="1017"/>
        </table:table-row>
        <table:table-row table:style-name="ro4">
          <table:table-cell office:value-type="float" office:value="151050" calcext:value-type="float">
            <text:p>151050</text:p>
          </table:table-cell>
          <table:table-cell office:value-type="string" calcext:value-type="string">
            <text:p>Hungariam</text:p>
          </table:table-cell>
          <table:table-cell office:value-type="string" calcext:value-type="string">
            <text:p>estlocus1</text:p>
          </table:table-cell>
          <table:table-cell office:value-type="string" calcext:value-type="string">
            <text:p>Alberthus, ut dictum est, indutiis dolo impetratis, quo moram ac dilationem ad colligendas uires haberet, supplemento iam militum e Polonia accersito, iterum exercitum, nil tamen hostiliter agens, in Hungariam induxit, forte credens, quod quidam arbitrati sunt, Vuladislauum fratrem morbo, quem Albae contraxerat, interiturum.</text:p>
          </table:table-cell>
          <table:table-cell office:value-type="string" calcext:value-type="string">
            <text:p>urn:cts:croala:tubero.commentarii.croala-loci:body1.div4.div7.p2.s4.placeName29</text:p>
          </table:table-cell>
          <table:table-cell office:value-type="string" calcext:value-type="string">
            <text:p>urn:cite:croala:loci.151050</text:p>
          </table:table-cell>
          <table:table-cell office:value-type="string" calcext:value-type="string">
            <text:p>urn:cite:croala:loci.ana.151050</text:p>
          </table:table-cell>
          <table:table-cell table:number-columns-repeated="1017"/>
        </table:table-row>
        <table:table-row table:style-name="ro4">
          <table:table-cell office:value-type="float" office:value="160275" calcext:value-type="float">
            <text:p>160275</text:p>
          </table:table-cell>
          <table:table-cell office:value-type="string" calcext:value-type="string">
            <text:p>Hungariam</text:p>
          </table:table-cell>
          <table:table-cell office:value-type="string" calcext:value-type="string">
            <text:p>estlocus1</text:p>
          </table:table-cell>
          <table:table-cell office:value-type="string" calcext:value-type="string">
            <text:p>Propterea quod si ille suis finibus sese continuisset, postea quam nos Vuladislauum in regem accepimus, nec in Hungariam, temerarius homo, atque in fratrem impius irrupisset, Hungari, pace iam cum Iano Matthiae filio composita, in diuersa studia ac factiones nunquam fuissent diuisi.</text:p>
          </table:table-cell>
          <table:table-cell office:value-type="string" calcext:value-type="string">
            <text:p>urn:cts:croala:tubero.commentarii.croala-loci:body1.div4.div11.quote1.p1.s3.placeName18</text:p>
          </table:table-cell>
          <table:table-cell office:value-type="string" calcext:value-type="string">
            <text:p>urn:cite:croala:loci.160275</text:p>
          </table:table-cell>
          <table:table-cell office:value-type="string" calcext:value-type="string">
            <text:p>urn:cite:croala:loci.ana.160275</text:p>
          </table:table-cell>
          <table:table-cell table:number-columns-repeated="1017"/>
        </table:table-row>
        <table:table-row table:style-name="ro1">
          <table:table-cell office:value-type="float" office:value="160798" calcext:value-type="float">
            <text:p>160798</text:p>
          </table:table-cell>
          <table:table-cell office:value-type="string" calcext:value-type="string">
            <text:p>Hungariam</text:p>
          </table:table-cell>
          <table:table-cell office:value-type="string" calcext:value-type="string">
            <text:p>estlocus1</text:p>
          </table:table-cell>
          <table:table-cell office:value-type="string" calcext:value-type="string">
            <text:p>Huius furor Hungariam, omnibus bonis affluentem, ferro ignique uastauit.</text:p>
          </table:table-cell>
          <table:table-cell office:value-type="string" calcext:value-type="string">
            <text:p>urn:cts:croala:tubero.commentarii.croala-loci:body1.div4.div11.quote1.p1.s7.placeName3</text:p>
          </table:table-cell>
          <table:table-cell office:value-type="string" calcext:value-type="string">
            <text:p>urn:cite:croala:loci.160798</text:p>
          </table:table-cell>
          <table:table-cell office:value-type="string" calcext:value-type="string">
            <text:p>urn:cite:croala:loci.ana.160798</text:p>
          </table:table-cell>
          <table:table-cell table:number-columns-repeated="1017"/>
        </table:table-row>
        <table:table-row table:style-name="ro5">
          <table:table-cell office:value-type="float" office:value="162367" calcext:value-type="float">
            <text:p>162367</text:p>
          </table:table-cell>
          <table:table-cell office:value-type="string" calcext:value-type="string">
            <text:p>Hungariam</text:p>
          </table:table-cell>
          <table:table-cell office:value-type="string" calcext:value-type="string">
            <text:p>estlocus1</text:p>
          </table:table-cell>
          <table:table-cell office:value-type="string" calcext:value-type="string">
            <text:p>Vos illum puerum olim in Boemiam repulso rege Matthia Coruino accersitum in regnum collocastis, uos educastis, uos felicibus auspiciis in Hungariam misistis.</text:p>
          </table:table-cell>
          <table:table-cell office:value-type="string" calcext:value-type="string">
            <text:p>urn:cts:croala:tubero.commentarii.croala-loci:body1.div4.div11.quote1.p1.s16.placeName21</text:p>
          </table:table-cell>
          <table:table-cell office:value-type="string" calcext:value-type="string">
            <text:p>urn:cite:croala:loci.162367</text:p>
          </table:table-cell>
          <table:table-cell office:value-type="string" calcext:value-type="string">
            <text:p>urn:cite:croala:loci.ana.162367</text:p>
          </table:table-cell>
          <table:table-cell table:number-columns-repeated="1017"/>
        </table:table-row>
        <table:table-row table:style-name="ro8">
          <table:table-cell office:value-type="float" office:value="163107" calcext:value-type="float">
            <text:p>163107</text:p>
          </table:table-cell>
          <table:table-cell office:value-type="string" calcext:value-type="string">
            <text:p>Hungariam</text:p>
          </table:table-cell>
          <table:table-cell office:value-type="string" calcext:value-type="string">
            <text:p>estlocus1</text:p>
          </table:table-cell>
          <table:table-cell office:value-type="string" calcext:value-type="string">
            <text:p>Etsi, milites, haec terra, quam nunc Hungariam dicunt, natura ipsa, que quidem singulis fere gentibus suas atribuit regiones, antiqua nostrae nationis patria est ― Hungari nempe, ignobilis gens Scythiae Asiaticae, depulsis olim partim Dacis, partim Pannoniis atque Illyricis, progenitoribus nostris, quum hi essent in plures diuisi principatus, has demum occupauere sedes, dum hos modo, modo illos separatim agrediuntur ― atque iccirco nostro et optimo sane iure hoc regnum ab Hungaris esset reposcendum.</text:p>
          </table:table-cell>
          <table:table-cell office:value-type="string" calcext:value-type="string">
            <text:p>urn:cts:croala:tubero.commentarii.croala-loci:body1.div4.div12.quote1.p1.s1.placeName7</text:p>
          </table:table-cell>
          <table:table-cell office:value-type="string" calcext:value-type="string">
            <text:p>urn:cite:croala:loci.163107</text:p>
          </table:table-cell>
          <table:table-cell office:value-type="string" calcext:value-type="string">
            <text:p>urn:cite:croala:loci.ana.163107</text:p>
          </table:table-cell>
          <table:table-cell table:number-columns-repeated="1017"/>
        </table:table-row>
        <table:table-row table:style-name="ro2">
          <table:table-cell office:value-type="float" office:value="163674" calcext:value-type="float">
            <text:p>163674</text:p>
          </table:table-cell>
          <table:table-cell office:value-type="string" calcext:value-type="string">
            <text:p>Hungariam</text:p>
          </table:table-cell>
          <table:table-cell office:value-type="string" calcext:value-type="string">
            <text:p>estlocus1</text:p>
          </table:table-cell>
          <table:table-cell office:value-type="string" calcext:value-type="string">
            <text:p>Ni in Pestanis comitiis rex a principibus Hungarorum fuissem dictus, clamoribusque omnium ordinum confirmatus ― humanis nempe uocibus latentis animi habitus indicatur - nunquam uos in Hungariam studio noui imperii aquirendi induxissem.</text:p>
          </table:table-cell>
          <table:table-cell office:value-type="string" calcext:value-type="string">
            <text:p>urn:cts:croala:tubero.commentarii.croala-loci:body1.div4.div12.quote1.p1.s3.placeName25</text:p>
          </table:table-cell>
          <table:table-cell office:value-type="string" calcext:value-type="string">
            <text:p>urn:cite:croala:loci.163674</text:p>
          </table:table-cell>
          <table:table-cell office:value-type="string" calcext:value-type="string">
            <text:p>urn:cite:croala:loci.ana.163674</text:p>
          </table:table-cell>
          <table:table-cell table:number-columns-repeated="1017"/>
        </table:table-row>
        <table:table-row table:style-name="ro2">
          <table:table-cell office:value-type="float" office:value="171390" calcext:value-type="float">
            <text:p>171390</text:p>
          </table:table-cell>
          <table:table-cell office:value-type="string" calcext:value-type="string">
            <text:p>Hungariam</text:p>
          </table:table-cell>
          <table:table-cell office:value-type="string" calcext:value-type="string">
            <text:p>estlocus1</text:p>
          </table:table-cell>
          <table:table-cell office:value-type="string" calcext:value-type="string">
            <text:p>Non enim in Hungariam uenit, quo fortunis regni abutens uoluptati tantum, aut propriis commodis indulgeret, sed potius, uti nihil sibi seorsum querens omnia in medium ad communemque conferret utilitatem.</text:p>
          </table:table-cell>
          <table:table-cell office:value-type="string" calcext:value-type="string">
            <text:p>urn:cts:croala:tubero.commentarii.croala-loci:body1.div4.div14.quote1.p1.s6.placeName4</text:p>
          </table:table-cell>
          <table:table-cell office:value-type="string" calcext:value-type="string">
            <text:p>urn:cite:croala:loci.171390</text:p>
          </table:table-cell>
          <table:table-cell office:value-type="string" calcext:value-type="string">
            <text:p>urn:cite:croala:loci.ana.171390</text:p>
          </table:table-cell>
          <table:table-cell table:number-columns-repeated="1017"/>
        </table:table-row>
        <table:table-row table:style-name="ro5">
          <table:table-cell office:value-type="float" office:value="173926" calcext:value-type="float">
            <text:p>173926</text:p>
          </table:table-cell>
          <table:table-cell office:value-type="string" calcext:value-type="string">
            <text:p>Hungariam</text:p>
          </table:table-cell>
          <table:table-cell office:value-type="string" calcext:value-type="string">
            <text:p>estlocus1</text:p>
          </table:table-cell>
          <table:table-cell office:value-type="string" calcext:value-type="string">
            <text:p>Solet enim hoc ab inimicis frequenter ferri sermonibus Hungariam cubicularis lecti et fidei esse inopem.</text:p>
          </table:table-cell>
          <table:table-cell office:value-type="string" calcext:value-type="string">
            <text:p>urn:cts:croala:tubero.commentarii.croala-loci:body1.div4.div14.quote1.p1.s27.placeName9</text:p>
          </table:table-cell>
          <table:table-cell office:value-type="string" calcext:value-type="string">
            <text:p>urn:cite:croala:loci.173926</text:p>
          </table:table-cell>
          <table:table-cell office:value-type="string" calcext:value-type="string">
            <text:p>urn:cite:croala:loci.ana.173926</text:p>
          </table:table-cell>
          <table:table-cell table:number-columns-repeated="1017"/>
        </table:table-row>
        <table:table-row table:style-name="ro2">
          <table:table-cell office:value-type="float" office:value="178562" calcext:value-type="float">
            <text:p>178562</text:p>
          </table:table-cell>
          <table:table-cell office:value-type="string" calcext:value-type="string">
            <text:p>Hungariam</text:p>
          </table:table-cell>
          <table:table-cell office:value-type="string" calcext:value-type="string">
            <text:p>estlocus1</text:p>
          </table:table-cell>
          <table:table-cell office:value-type="string" calcext:value-type="string">
            <text:p>Conuocatis igitur ducibus hortatur certamen redintegrari, obtestaturque lachrymans, ne inuictum ad illam diem Hungarorum nomen tantam ignominiam accipere paterentur, immo totis uiribus adniterentur, ut prius uictoriae quam fugae fama Hungariam peruadat.</text:p>
          </table:table-cell>
          <table:table-cell office:value-type="string" calcext:value-type="string">
            <text:p>urn:cts:croala:tubero.commentarii.croala-loci:body1.div5.div1.p4.s5.placeName30</text:p>
          </table:table-cell>
          <table:table-cell office:value-type="string" calcext:value-type="string">
            <text:p>urn:cite:croala:loci.178562</text:p>
          </table:table-cell>
          <table:table-cell office:value-type="string" calcext:value-type="string">
            <text:p>urn:cite:croala:loci.ana.178562</text:p>
          </table:table-cell>
          <table:table-cell table:number-columns-repeated="1017"/>
        </table:table-row>
        <table:table-row table:style-name="ro3">
          <table:table-cell office:value-type="float" office:value="179554" calcext:value-type="float">
            <text:p>179554</text:p>
          </table:table-cell>
          <table:table-cell office:value-type="string" calcext:value-type="string">
            <text:p>Hungariam</text:p>
          </table:table-cell>
          <table:table-cell office:value-type="string" calcext:value-type="string">
            <text:p>estlocus1</text:p>
          </table:table-cell>
          <table:table-cell office:value-type="string" calcext:value-type="string">
            <text:p>Demum omnes in castra compulsi, quum reliquum noctis trepidi egissent, prima luce deditionem facere coguntur, mox sacramento adacti, ne de caetero Hungaris iniurii forent, uerecundia regiae maiestatis, qua Boemi paulo quoque ante usi fuerant ab oppugnandis Hungarorum castris sese abstinendo, uti, quo uellent, extra Hungariam cum omnibus suis rebus tuto abirent, dimissi sunt.</text:p>
          </table:table-cell>
          <table:table-cell office:value-type="string" calcext:value-type="string">
            <text:p>urn:cts:croala:tubero.commentarii.croala-loci:body1.div5.div1.p5.s3.placeName45</text:p>
          </table:table-cell>
          <table:table-cell office:value-type="string" calcext:value-type="string">
            <text:p>urn:cite:croala:loci.179554</text:p>
          </table:table-cell>
          <table:table-cell office:value-type="string" calcext:value-type="string">
            <text:p>urn:cite:croala:loci.ana.179554</text:p>
          </table:table-cell>
          <table:table-cell table:number-columns-repeated="1017"/>
        </table:table-row>
        <table:table-row table:style-name="ro5">
          <table:table-cell office:value-type="float" office:value="202959" calcext:value-type="float">
            <text:p>202959</text:p>
          </table:table-cell>
          <table:table-cell office:value-type="string" calcext:value-type="string">
            <text:p>Hungariam</text:p>
          </table:table-cell>
          <table:table-cell office:value-type="string" calcext:value-type="string">
            <text:p>estlocus1</text:p>
          </table:table-cell>
          <table:table-cell office:value-type="string" calcext:value-type="string">
            <text:p>Caeterum Rhacusani, haud quaquam contenti hoc tantummodo in Dardanum regem officio, consuluerunt ei, uti confestim Hungariam peteret fortunamque recuperandi regni tentaret.</text:p>
          </table:table-cell>
          <table:table-cell office:value-type="string" calcext:value-type="string">
            <text:p>urn:cts:croala:tubero.commentarii.croala-loci:body1.div5.div4.p24.s1.placeName16</text:p>
          </table:table-cell>
          <table:table-cell office:value-type="string" calcext:value-type="string">
            <text:p>urn:cite:croala:loci.202959</text:p>
          </table:table-cell>
          <table:table-cell office:value-type="string" calcext:value-type="string">
            <text:p>urn:cite:croala:loci.ana.202959</text:p>
          </table:table-cell>
          <table:table-cell table:number-columns-repeated="1017"/>
        </table:table-row>
        <table:table-row table:style-name="ro2">
          <table:table-cell office:value-type="float" office:value="203026" calcext:value-type="float">
            <text:p>203026</text:p>
          </table:table-cell>
          <table:table-cell office:value-type="string" calcext:value-type="string">
            <text:p>Hungariam</text:p>
          </table:table-cell>
          <table:table-cell office:value-type="string" calcext:value-type="string">
            <text:p>estlocus1</text:p>
          </table:table-cell>
          <table:table-cell office:value-type="string" calcext:value-type="string">
            <text:p>Itaque Rhacusanis nauibus Scardonam deductus, inde in Hungariam profectus, breui ab Hungaris, quum opera Iani Chugniadis, regis Matthiae patris, tum thesauro in militum stipendia erogato, quem ei Rhacusani conseruarant, in regnum est restitutus.</text:p>
          </table:table-cell>
          <table:table-cell office:value-type="string" calcext:value-type="string">
            <text:p>urn:cts:croala:tubero.commentarii.croala-loci:body1.div5.div4.p24.s2.placeName8</text:p>
          </table:table-cell>
          <table:table-cell office:value-type="string" calcext:value-type="string">
            <text:p>urn:cite:croala:loci.203026</text:p>
          </table:table-cell>
          <table:table-cell office:value-type="string" calcext:value-type="string">
            <text:p>urn:cite:croala:loci.ana.203026</text:p>
          </table:table-cell>
          <table:table-cell table:number-columns-repeated="1017"/>
        </table:table-row>
        <table:table-row table:style-name="ro8">
          <table:table-cell office:value-type="float" office:value="219120" calcext:value-type="float">
            <text:p>219120</text:p>
          </table:table-cell>
          <table:table-cell office:value-type="string" calcext:value-type="string">
            <text:p>Hungariam</text:p>
          </table:table-cell>
          <table:table-cell office:value-type="string" calcext:value-type="string">
            <text:p>estlocus1</text:p>
          </table:table-cell>
          <table:table-cell office:value-type="string" calcext:value-type="string">
            <text:p>Igitur uxor Casimiri tametsi Polonos principes magna ex parte conciliasset Albertho, rata tamen, uti res sese habebat, non nisi Vuladislaui interposita auctoritate Polonos passuros Alberthum in Polonia quiete regnum obtinere, regni Polonici rebus, simul et liberorum prospiciens concordiae, hominem ex suis, cuius fidem erga Alberthum exploratam habebat, oratorem ad Vuladislauum filium in Hungariam mittit, huic mandat, uti salutato rege matris nomine huiuscemodi eum amotis arbitris alloquatur oratione:</text:p>
          </table:table-cell>
          <table:table-cell office:value-type="string" calcext:value-type="string">
            <text:p>urn:cts:croala:tubero.commentarii.croala-loci:body1.div6.div1.p2.s4.placeName53</text:p>
          </table:table-cell>
          <table:table-cell office:value-type="string" calcext:value-type="string">
            <text:p>urn:cite:croala:loci.219120</text:p>
          </table:table-cell>
          <table:table-cell office:value-type="string" calcext:value-type="string">
            <text:p>urn:cite:croala:loci.ana.219120</text:p>
          </table:table-cell>
          <table:table-cell table:number-columns-repeated="1017"/>
        </table:table-row>
        <table:table-row table:style-name="ro1">
          <table:table-cell office:value-type="float" office:value="223053" calcext:value-type="float">
            <text:p>223053</text:p>
          </table:table-cell>
          <table:table-cell office:value-type="string" calcext:value-type="string">
            <text:p>Hungariam</text:p>
          </table:table-cell>
          <table:table-cell office:value-type="string" calcext:value-type="string">
            <text:p>estlocus1</text:p>
          </table:table-cell>
          <table:table-cell office:value-type="string" calcext:value-type="string">
            <text:p>Nam ubi audiuit Polonos Valachiam ingressos, confestim Hungariam repetiit.</text:p>
          </table:table-cell>
          <table:table-cell office:value-type="string" calcext:value-type="string">
            <text:p>urn:cts:croala:tubero.commentarii.croala-loci:body1.div6.div2.p2.s6.placeName8</text:p>
          </table:table-cell>
          <table:table-cell office:value-type="string" calcext:value-type="string">
            <text:p>urn:cite:croala:loci.223053</text:p>
          </table:table-cell>
          <table:table-cell office:value-type="string" calcext:value-type="string">
            <text:p>urn:cite:croala:loci.ana.223053</text:p>
          </table:table-cell>
          <table:table-cell table:number-columns-repeated="1017"/>
        </table:table-row>
        <table:table-row table:style-name="ro5">
          <table:table-cell office:value-type="float" office:value="277195" calcext:value-type="float">
            <text:p>277195</text:p>
          </table:table-cell>
          <table:table-cell office:value-type="string" calcext:value-type="string">
            <text:p>Hungariam</text:p>
          </table:table-cell>
          <table:table-cell office:value-type="string" calcext:value-type="string">
            <text:p>estlocus1</text:p>
          </table:table-cell>
          <table:table-cell office:value-type="string" calcext:value-type="string">
            <text:p>Aliquot post annis Matthia extincto in Hungariam redierat, multis apud Turcas praeclaris facinoribus aeditis, quibus quidem uiri fortissimi nomen adeptus fuerat.</text:p>
          </table:table-cell>
          <table:table-cell office:value-type="string" calcext:value-type="string">
            <text:p>urn:cts:croala:tubero.commentarii.croala-loci:body1.div6.div16.p1.s6.placeName7</text:p>
          </table:table-cell>
          <table:table-cell office:value-type="string" calcext:value-type="string">
            <text:p>urn:cite:croala:loci.277195</text:p>
          </table:table-cell>
          <table:table-cell office:value-type="string" calcext:value-type="string">
            <text:p>urn:cite:croala:loci.ana.277195</text:p>
          </table:table-cell>
          <table:table-cell table:number-columns-repeated="1017"/>
        </table:table-row>
        <table:table-row table:style-name="ro2">
          <table:table-cell office:value-type="float" office:value="280226" calcext:value-type="float">
            <text:p>280226</text:p>
          </table:table-cell>
          <table:table-cell office:value-type="string" calcext:value-type="string">
            <text:p>Hungariam</text:p>
          </table:table-cell>
          <table:table-cell office:value-type="string" calcext:value-type="string">
            <text:p>estlocus1</text:p>
          </table:table-cell>
          <table:table-cell office:value-type="string" calcext:value-type="string">
            <text:p>Caeterum haec Turcarum in Milonem fraus haud mediocrem regi Wladislauo conflauit inuidiam, posteaquam res et uulgi rumore, ut fit, et ipsius Milonis querelis per Hungariam dissipata est.</text:p>
          </table:table-cell>
          <table:table-cell office:value-type="string" calcext:value-type="string">
            <text:p>urn:cts:croala:tubero.commentarii.croala-loci:body1.div6.div16.p6.s1.placeName25</text:p>
          </table:table-cell>
          <table:table-cell office:value-type="string" calcext:value-type="string">
            <text:p>urn:cite:croala:loci.280226</text:p>
          </table:table-cell>
          <table:table-cell office:value-type="string" calcext:value-type="string">
            <text:p>urn:cite:croala:loci.ana.280226</text:p>
          </table:table-cell>
          <table:table-cell table:number-columns-repeated="1017"/>
        </table:table-row>
        <table:table-row table:style-name="ro2">
          <table:table-cell office:value-type="float" office:value="480825" calcext:value-type="float">
            <text:p>480825</text:p>
          </table:table-cell>
          <table:table-cell office:value-type="string" calcext:value-type="string">
            <text:p>Hungariam</text:p>
          </table:table-cell>
          <table:table-cell office:value-type="string" calcext:value-type="string">
            <text:p>estlocus1</text:p>
          </table:table-cell>
          <table:table-cell office:value-type="string" calcext:value-type="string">
            <text:p>Per idem fere tempus Thomas, cardinalis ac Strigonensium antistes, Roma in Hungariam redierat, quo profectus fuerat sub extremum tempus pontificatus Iulii Secundi, pontificis Romani, spe fere tota ob ingentes diuitias Iulio in pontificatum Romanum succedendi.</text:p>
          </table:table-cell>
          <table:table-cell office:value-type="string" calcext:value-type="string">
            <text:p>urn:cts:croala:tubero.commentarii.croala-loci:body1.div10.div3.p3.s1.placeName12</text:p>
          </table:table-cell>
          <table:table-cell office:value-type="string" calcext:value-type="string">
            <text:p>urn:cite:croala:loci.480825</text:p>
          </table:table-cell>
          <table:table-cell office:value-type="string" calcext:value-type="string">
            <text:p>urn:cite:croala:loci.ana.480825</text:p>
          </table:table-cell>
          <table:table-cell table:number-columns-repeated="1017"/>
        </table:table-row>
        <table:table-row table:style-name="ro4">
          <table:table-cell office:value-type="float" office:value="493234" calcext:value-type="float">
            <text:p>493234</text:p>
          </table:table-cell>
          <table:table-cell office:value-type="string" calcext:value-type="string">
            <text:p>Hungariam</text:p>
          </table:table-cell>
          <table:table-cell office:value-type="string" calcext:value-type="string">
            <text:p>estlocus1</text:p>
          </table:table-cell>
          <table:table-cell office:value-type="string" calcext:value-type="string">
            <text:p>Quae quidem fama ex eo maxime increbuit, quia Vuladislauus, filia, quae uni ex Maximiliani nepotibus desponsanda esset, potius in potestatem Maximiliani quam Sigismundi fratris tradita, eo quod Sigismundus sororem Sepusiensis, qui, ut dictum est, regi suspectus erat, in matrimonio habebat, in Hungariam regressus est, paucisque post mensibus Budae moritur.</text:p>
          </table:table-cell>
          <table:table-cell office:value-type="string" calcext:value-type="string">
            <text:p>urn:cts:croala:tubero.commentarii.croala-loci:body1.div10.div6.p4.s5.placeName42</text:p>
          </table:table-cell>
          <table:table-cell office:value-type="string" calcext:value-type="string">
            <text:p>urn:cite:croala:loci.493234</text:p>
          </table:table-cell>
          <table:table-cell office:value-type="string" calcext:value-type="string">
            <text:p>urn:cite:croala:loci.ana.493234</text:p>
          </table:table-cell>
          <table:table-cell table:number-columns-repeated="1017"/>
        </table:table-row>
        <table:table-row table:style-name="ro2">
          <table:table-cell office:value-type="float" office:value="555048" calcext:value-type="float">
            <text:p>555048</text:p>
          </table:table-cell>
          <table:table-cell office:value-type="string" calcext:value-type="string">
            <text:p>Hungariam</text:p>
          </table:table-cell>
          <table:table-cell office:value-type="string" calcext:value-type="string">
            <text:p>estlocus2</text:p>
          </table:table-cell>
          <table:table-cell office:value-type="string" calcext:value-type="string">
            <text:p>Qui tandem traiecto Danubio, non ausus Transistranam ingredi Hungariam ― saepius enim ibi profligatus fuerat ― non modo nulla re memorabili gesta, sed ne uiso quidem hoste in Moesiam, unde uenerat, regressus est.</text:p>
          </table:table-cell>
          <table:table-cell office:value-type="string" calcext:value-type="string">
            <text:p>urn:cts:croala:tubero.commentarii.croala-loci:body1.div11.div3.p2.s5.placeName9</text:p>
          </table:table-cell>
          <table:table-cell office:value-type="string" calcext:value-type="string">
            <text:p>urn:cite:croala:loci.555048</text:p>
          </table:table-cell>
          <table:table-cell office:value-type="string" calcext:value-type="string">
            <text:p>urn:cite:croala:loci.ana.555048</text:p>
          </table:table-cell>
          <table:table-cell table:number-columns-repeated="1017"/>
        </table:table-row>
        <table:table-row table:style-name="ro2">
          <table:table-cell office:value-type="float" office:value="560419" calcext:value-type="float">
            <text:p>560419</text:p>
          </table:table-cell>
          <table:table-cell office:value-type="string" calcext:value-type="string">
            <text:p>Hungariam</text:p>
          </table:table-cell>
          <table:table-cell office:value-type="string" calcext:value-type="string">
            <text:p>estlocus1</text:p>
          </table:table-cell>
          <table:table-cell office:value-type="string" calcext:value-type="string">
            <text:p>Quod si ― quam pestem Christus auertat ― usu uenerit, non modo ad Hungariam subigendam hostibus prope diem aditus patebit, sed etiam ad Italiam imperio Turcaico adiungendam gradus factus erit.</text:p>
          </table:table-cell>
          <table:table-cell office:value-type="string" calcext:value-type="string">
            <text:p>urn:cts:croala:tubero.commentarii.croala-loci:body1.div11.div4.quote1.p1.s13.placeName12</text:p>
          </table:table-cell>
          <table:table-cell office:value-type="string" calcext:value-type="string">
            <text:p>urn:cite:croala:loci.560419</text:p>
          </table:table-cell>
          <table:table-cell office:value-type="string" calcext:value-type="string">
            <text:p>urn:cite:croala:loci.ana.560419</text:p>
          </table:table-cell>
          <table:table-cell table:number-columns-repeated="1017"/>
        </table:table-row>
        <table:table-row table:style-name="ro5">
          <table:table-cell office:value-type="float" office:value="259191" calcext:value-type="float">
            <text:p>259191</text:p>
          </table:table-cell>
          <table:table-cell office:value-type="string" calcext:value-type="string">
            <text:p>Iaizam</text:p>
          </table:table-cell>
          <table:table-cell office:value-type="string" calcext:value-type="string">
            <text:p>estlocus1</text:p>
          </table:table-cell>
          <table:table-cell office:value-type="string" calcext:value-type="string">
            <text:p>Alterum ad Vrpanum amnem ab Illyricis regulis constructum, Iaizam, ut supra dictum est, uocant.</text:p>
          </table:table-cell>
          <table:table-cell office:value-type="string" calcext:value-type="string">
            <text:p>urn:cts:croala:tubero.commentarii.croala-loci:body1.div6.div12.p9.s4.placeName9</text:p>
          </table:table-cell>
          <table:table-cell office:value-type="string" calcext:value-type="string">
            <text:p>urn:cite:croala:loci.259191</text:p>
          </table:table-cell>
          <table:table-cell office:value-type="string" calcext:value-type="string">
            <text:p>urn:cite:croala:loci.ana.259191</text:p>
          </table:table-cell>
          <table:table-cell table:number-columns-repeated="1017"/>
        </table:table-row>
        <table:table-row table:style-name="ro5">
          <table:table-cell office:value-type="float" office:value="103864" calcext:value-type="float">
            <text:p>103864</text:p>
          </table:table-cell>
          <table:table-cell office:value-type="string" calcext:value-type="string">
            <text:p>Illyrici</text:p>
          </table:table-cell>
          <table:table-cell office:value-type="string" calcext:value-type="string">
            <text:p>estlocus1</text:p>
          </table:table-cell>
          <table:table-cell office:value-type="string" calcext:value-type="string">
            <text:p>Nam quicquid Illyrici intra Drilonem, Sauum, et Vrpanum amneis iacet, id totum in ditione Turcarum est.</text:p>
          </table:table-cell>
          <table:table-cell office:value-type="string" calcext:value-type="string">
            <text:p>urn:cts:croala:tubero.commentarii.croala-loci:body1.div2.div10.quote1.p1.s28.placeName3</text:p>
          </table:table-cell>
          <table:table-cell office:value-type="string" calcext:value-type="string">
            <text:p>urn:cite:croala:loci.103864</text:p>
          </table:table-cell>
          <table:table-cell office:value-type="string" calcext:value-type="string">
            <text:p>urn:cite:croala:loci.ana.103864</text:p>
          </table:table-cell>
          <table:table-cell table:number-columns-repeated="1017"/>
        </table:table-row>
        <table:table-row table:style-name="ro8">
          <table:table-cell office:value-type="float" office:value="138329" calcext:value-type="float">
            <text:p>138329</text:p>
          </table:table-cell>
          <table:table-cell office:value-type="string" calcext:value-type="string">
            <text:p>Illyrici</text:p>
          </table:table-cell>
          <table:table-cell office:value-type="string" calcext:value-type="string">
            <text:p>estlocus0</text:p>
          </table:table-cell>
          <table:table-cell office:value-type="string" calcext:value-type="string">
            <text:p>Cuspidis ictum artifici corporis declinatione patriaque disciplina uterque euitat: Sarmatae enim, et his finitimi Gotae, Thracesque atque Illyrici, quoniam corpora munimento ferreo tegere non solent, paucique admodum loricis ex annulis ferreis utuntur, magis agilitate quam ui aperta pugnant in equis, nec corpore erecto, uti cataphractis mos est equitibus, aduersam cuspidem excipiunt, uerum subducunt sese occurrenti spiculo, aut umbone equestris scuti illud reppellunt.</text:p>
          </table:table-cell>
          <table:table-cell office:value-type="string" calcext:value-type="string">
            <text:p>urn:cts:croala:tubero.commentarii.croala-loci:body1.div4.div2.p5.s3.placeName18</text:p>
          </table:table-cell>
          <table:table-cell office:value-type="string" calcext:value-type="string">
            <text:p>urn:cite:croala:loci.138329</text:p>
          </table:table-cell>
          <table:table-cell office:value-type="string" calcext:value-type="string">
            <text:p>urn:cite:croala:loci.ana.138329</text:p>
          </table:table-cell>
          <table:table-cell table:number-columns-repeated="1017"/>
        </table:table-row>
        <table:table-row table:style-name="ro5">
          <table:table-cell office:value-type="float" office:value="143196" calcext:value-type="float">
            <text:p>143196</text:p>
          </table:table-cell>
          <table:table-cell office:value-type="string" calcext:value-type="string">
            <text:p>Illyrici</text:p>
          </table:table-cell>
          <table:table-cell office:value-type="string" calcext:value-type="string">
            <text:p>estlocus0</text:p>
          </table:table-cell>
          <table:table-cell office:value-type="string" calcext:value-type="string">
            <text:p>Est autem Balathon, ita aquam perpetuo stagnantem Illyrici uocant, nobilis in terra Hungaria lacus, cuius latitudo patet stadia septuaginta, longitudo uero quadrigenta nonaginta.</text:p>
          </table:table-cell>
          <table:table-cell office:value-type="string" calcext:value-type="string">
            <text:p>urn:cts:croala:tubero.commentarii.croala-loci:body1.div4.div5.p1.s2.placeName8</text:p>
          </table:table-cell>
          <table:table-cell office:value-type="string" calcext:value-type="string">
            <text:p>urn:cite:croala:loci.143196</text:p>
          </table:table-cell>
          <table:table-cell office:value-type="string" calcext:value-type="string">
            <text:p>urn:cite:croala:loci.ana.143196</text:p>
          </table:table-cell>
          <table:table-cell table:number-columns-repeated="1017"/>
        </table:table-row>
        <table:table-row table:style-name="ro2">
          <table:table-cell office:value-type="float" office:value="189962" calcext:value-type="float">
            <text:p>189962</text:p>
          </table:table-cell>
          <table:table-cell office:value-type="string" calcext:value-type="string">
            <text:p>Illyrici</text:p>
          </table:table-cell>
          <table:table-cell office:value-type="string" calcext:value-type="string">
            <text:p>estlocus1</text:p>
          </table:table-cell>
          <table:table-cell office:value-type="string" calcext:value-type="string">
            <text:p>Porro Bossinates, Thracum Bossorum soboles, olim Thracia a Bulgaris pulsi eas regiones Illyrici insederunt, quae Sauo, Valdano, Drino amnibus et mari Adriatico, qua Dalmatiae pretenditur, continentur.</text:p>
          </table:table-cell>
          <table:table-cell office:value-type="string" calcext:value-type="string">
            <text:p>urn:cts:croala:tubero.commentarii.croala-loci:body1.div5.div4.p5.s1.placeName13</text:p>
          </table:table-cell>
          <table:table-cell office:value-type="string" calcext:value-type="string">
            <text:p>urn:cite:croala:loci.189962</text:p>
          </table:table-cell>
          <table:table-cell office:value-type="string" calcext:value-type="string">
            <text:p>urn:cite:croala:loci.ana.189962</text:p>
          </table:table-cell>
          <table:table-cell table:number-columns-repeated="1017"/>
        </table:table-row>
        <table:table-row table:style-name="ro4">
          <table:table-cell office:value-type="float" office:value="198822" calcext:value-type="float">
            <text:p>198822</text:p>
          </table:table-cell>
          <table:table-cell office:value-type="string" calcext:value-type="string">
            <text:p>Illyrici</text:p>
          </table:table-cell>
          <table:table-cell office:value-type="string" calcext:value-type="string">
            <text:p>estlocus1</text:p>
          </table:table-cell>
          <table:table-cell office:value-type="string" calcext:value-type="string">
            <text:p>Is suasu uxoris Branislauum fratrem, patruelem suum, qui et ipse ad Drinum amnem exiguam Illyrici partem imperio obtinebat, ad se per speciem solemnis festi celebrandi uocatum affectati regni insimulat, atque in custodiam conicit, quo et ipse securior regnaret, et posteris stabilius relinqueret imperium.</text:p>
          </table:table-cell>
          <table:table-cell office:value-type="string" calcext:value-type="string">
            <text:p>urn:cts:croala:tubero.commentarii.croala-loci:body1.div5.div4.p16.s2.placeName15</text:p>
          </table:table-cell>
          <table:table-cell office:value-type="string" calcext:value-type="string">
            <text:p>urn:cite:croala:loci.198822</text:p>
          </table:table-cell>
          <table:table-cell office:value-type="string" calcext:value-type="string">
            <text:p>urn:cite:croala:loci.ana.198822</text:p>
          </table:table-cell>
          <table:table-cell table:number-columns-repeated="1017"/>
        </table:table-row>
        <table:table-row table:style-name="ro2">
          <table:table-cell office:value-type="float" office:value="216213" calcext:value-type="float">
            <text:p>216213</text:p>
          </table:table-cell>
          <table:table-cell office:value-type="string" calcext:value-type="string">
            <text:p>Illyrici</text:p>
          </table:table-cell>
          <table:table-cell office:value-type="string" calcext:value-type="string">
            <text:p>estlocus4</text:p>
          </table:table-cell>
          <table:table-cell office:value-type="string" calcext:value-type="string">
            <text:p>Macedones enim, ut et mediterranei Illyrici, maritimos Dalmatas, partim quia Romana literatura utuntur, partim quia ritu religionis cum Romanis conueniunt, Latinis hominibus adnumerant.</text:p>
          </table:table-cell>
          <table:table-cell office:value-type="string" calcext:value-type="string">
            <text:p>urn:cts:croala:tubero.commentarii.croala-loci:body1.div5.div9.p1.s2.placeName6</text:p>
          </table:table-cell>
          <table:table-cell office:value-type="string" calcext:value-type="string">
            <text:p>urn:cite:croala:loci.216213</text:p>
          </table:table-cell>
          <table:table-cell office:value-type="string" calcext:value-type="string">
            <text:p>urn:cite:croala:loci.ana.216213</text:p>
          </table:table-cell>
          <table:table-cell table:number-columns-repeated="1017"/>
        </table:table-row>
        <table:table-row table:style-name="ro3">
          <table:table-cell office:value-type="float" office:value="251814" calcext:value-type="float">
            <text:p>251814</text:p>
          </table:table-cell>
          <table:table-cell office:value-type="string" calcext:value-type="string">
            <text:p>Illyrici</text:p>
          </table:table-cell>
          <table:table-cell office:value-type="string" calcext:value-type="string">
            <text:p>estlocus0</text:p>
          </table:table-cell>
          <table:table-cell office:value-type="string" calcext:value-type="string">
            <text:p>Caeterum quum postero die pugna esset ineunda, Lazarus, Dardanorum rex, duces suos ad cenam uocat, obiecturus inter coenandum Miloni, ex purpuratis uni, proditionem, cuius a quodam aemulo per inuidiam apud se erat criminatus, eo consilio, uti aut in conuinctum sceleris animaduerteret ― solent enim Illyrici atque Macedones uino aeque ac tormentis arcana elicere - aut eo innoxio comperto sese suspitione exoneraret.</text:p>
          </table:table-cell>
          <table:table-cell office:value-type="string" calcext:value-type="string">
            <text:p>urn:cts:croala:tubero.commentarii.croala-loci:body1.div6.div11.p3.s3.placeName44</text:p>
          </table:table-cell>
          <table:table-cell office:value-type="string" calcext:value-type="string">
            <text:p>urn:cite:croala:loci.251814</text:p>
          </table:table-cell>
          <table:table-cell office:value-type="string" calcext:value-type="string">
            <text:p>urn:cite:croala:loci.ana.251814</text:p>
          </table:table-cell>
          <table:table-cell table:number-columns-repeated="1017"/>
        </table:table-row>
        <table:table-row table:style-name="ro3">
          <table:table-cell office:value-type="float" office:value="258401" calcext:value-type="float">
            <text:p>258401</text:p>
          </table:table-cell>
          <table:table-cell office:value-type="string" calcext:value-type="string">
            <text:p>Illyrici</text:p>
          </table:table-cell>
          <table:table-cell office:value-type="string" calcext:value-type="string">
            <text:p>estlocus0</text:p>
          </table:table-cell>
          <table:table-cell office:value-type="string" calcext:value-type="string">
            <text:p>Nam cum per Illyricum, inexplorato, utpote securus hostium, regulis, ut dixi, contra fidei religionem interfectis, iter faceret, in eum nomades Illyrici, quos Valachos uulgo dicunt, duce Vuladislauo Cossicio e montibus, qui Dalmatas a Moesis dirimunt, decurrentes impetum fecerunt, atque ita eius agmen perturbarunt, ut bona ex parte Turcae in fugam sese relictis impedimentis conicerent.</text:p>
          </table:table-cell>
          <table:table-cell office:value-type="string" calcext:value-type="string">
            <text:p>urn:cts:croala:tubero.commentarii.croala-loci:body1.div6.div12.p7.s2.placeName21</text:p>
          </table:table-cell>
          <table:table-cell office:value-type="string" calcext:value-type="string">
            <text:p>urn:cite:croala:loci.258401</text:p>
          </table:table-cell>
          <table:table-cell office:value-type="string" calcext:value-type="string">
            <text:p>urn:cite:croala:loci.ana.258401</text:p>
          </table:table-cell>
          <table:table-cell table:number-columns-repeated="1017"/>
        </table:table-row>
        <table:table-row table:style-name="ro3">
          <table:table-cell office:value-type="float" office:value="279792" calcext:value-type="float">
            <text:p>279792</text:p>
          </table:table-cell>
          <table:table-cell office:value-type="string" calcext:value-type="string">
            <text:p>Illyrici</text:p>
          </table:table-cell>
          <table:table-cell office:value-type="string" calcext:value-type="string">
            <text:p>estlocus0</text:p>
          </table:table-cell>
          <table:table-cell office:value-type="string" calcext:value-type="string">
            <text:p>Milon Turcarum fraude, suo uulnere et filii morte ira inflammatus, ubi ex praelio domum reuersus est, omnes captiuos Turcas, quorum non paruum numerum apud se habebat, e custodiis eductos, crudeliterque excruciatos interficit, atque ita seu dolori suo indulsit, seu antiquorum ritu, quem sane plerique Illyrici, uerae religionis inscitia, quibusdam in rebus adhuc retinent, manibus filii parentauit.</text:p>
          </table:table-cell>
          <table:table-cell office:value-type="string" calcext:value-type="string">
            <text:p>urn:cts:croala:tubero.commentarii.croala-loci:body1.div6.div16.p5.s4.placeName45</text:p>
          </table:table-cell>
          <table:table-cell office:value-type="string" calcext:value-type="string">
            <text:p>urn:cite:croala:loci.279792</text:p>
          </table:table-cell>
          <table:table-cell office:value-type="string" calcext:value-type="string">
            <text:p>urn:cite:croala:loci.ana.279792</text:p>
          </table:table-cell>
          <table:table-cell table:number-columns-repeated="1017"/>
        </table:table-row>
        <table:table-row table:style-name="ro3">
          <table:table-cell office:value-type="float" office:value="292001" calcext:value-type="float">
            <text:p>292001</text:p>
          </table:table-cell>
          <table:table-cell office:value-type="string" calcext:value-type="string">
            <text:p>Illyrici</text:p>
          </table:table-cell>
          <table:table-cell office:value-type="string" calcext:value-type="string">
            <text:p>estlocus0</text:p>
          </table:table-cell>
          <table:table-cell office:value-type="string" calcext:value-type="string">
            <text:p>Paucis post diebus circiter quingenti Turcae partim equites, partim pedites praedae incitati auiditate rursus in maritimos Dalmatas incursionem fecerunt, qui quum temere in agrum Scardonitanum, natura montibus asperrimis munitum, penetrassent, locorum angustiis, simulque Cossuli ― ex eo genere Illyrici hominis, qui se Romanos putant ― astu pene interclusi uix inde ad quadraginta ex suis amissis praeda nequicquam petita euasere.</text:p>
          </table:table-cell>
          <table:table-cell office:value-type="string" calcext:value-type="string">
            <text:p>urn:cts:croala:tubero.commentarii.croala-loci:body1.div7.div3.p6.s1.placeName38</text:p>
          </table:table-cell>
          <table:table-cell office:value-type="string" calcext:value-type="string">
            <text:p>urn:cite:croala:loci.292001</text:p>
          </table:table-cell>
          <table:table-cell office:value-type="string" calcext:value-type="string">
            <text:p>urn:cite:croala:loci.ana.292001</text:p>
          </table:table-cell>
          <table:table-cell table:number-columns-repeated="1017"/>
        </table:table-row>
        <table:table-row table:style-name="ro2">
          <table:table-cell office:value-type="float" office:value="325080" calcext:value-type="float">
            <text:p>325080</text:p>
          </table:table-cell>
          <table:table-cell office:value-type="string" calcext:value-type="string">
            <text:p>Illyrici</text:p>
          </table:table-cell>
          <table:table-cell office:value-type="string" calcext:value-type="string">
            <text:p>estlocus2</text:p>
          </table:table-cell>
          <table:table-cell office:value-type="string" calcext:value-type="string">
            <text:p>Profecto in hyberna, ut dictum est, Bazethe, Turcae, qui partim in Peloponeso, partim circa maritima Illyrici loca limiti hostium praepositi erant, ne hyemem sine ullo praelio segnem omnino transigerent, crebro cum hostibus leuia conserebant certamina.</text:p>
          </table:table-cell>
          <table:table-cell office:value-type="string" calcext:value-type="string">
            <text:p>urn:cts:croala:tubero.commentarii.croala-loci:body1.div7.div16.p1.s1.placeName16</text:p>
          </table:table-cell>
          <table:table-cell office:value-type="string" calcext:value-type="string">
            <text:p>urn:cite:croala:loci.325080</text:p>
          </table:table-cell>
          <table:table-cell office:value-type="string" calcext:value-type="string">
            <text:p>urn:cite:croala:loci.ana.325080</text:p>
          </table:table-cell>
          <table:table-cell table:number-columns-repeated="1017"/>
        </table:table-row>
        <table:table-row table:style-name="ro9">
          <table:table-cell office:value-type="float" office:value="328068" calcext:value-type="float">
            <text:p>328068</text:p>
          </table:table-cell>
          <table:table-cell office:value-type="string" calcext:value-type="string">
            <text:p>Illyrici</text:p>
          </table:table-cell>
          <table:table-cell office:value-type="string" calcext:value-type="string">
            <text:p>estlocus2</text:p>
          </table:table-cell>
          <table:table-cell office:value-type="string" calcext:value-type="string">
            <text:p>Quas sane partim in sinu Ambracio, partim in flumine Aeante ad Aulonem oppidum construi iussit, hac uel maxime causa, ut Veneti eo terrore desperationeque resistendi compulsi animum ad pacem petendam flecterent, maritimisque Graeciae ac Illyrici locis, ad quae ex Apulia et Calabria breuis transitus esset, caederent, ut scilicet Gallorum rex, si forte subacto Neapolitano regno uellet traicere in Graeciam, Turcarum praesidiis per illius orae loca dispositis facilius ab aditu arceretur; ad haec, quo Turcae nacti aliquando Italicae expeditionis opportunitatem commodius ac tutius ad occupandam Italiam copias traducerent, nullo hostili loco in Graecia, Macedonia atque Illyria relicto.</text:p>
          </table:table-cell>
          <table:table-cell office:value-type="string" calcext:value-type="string">
            <text:p>urn:cts:croala:tubero.commentarii.croala-loci:body1.div7.div16.p5.s5.placeName35</text:p>
          </table:table-cell>
          <table:table-cell office:value-type="string" calcext:value-type="string">
            <text:p>urn:cite:croala:loci.328068</text:p>
          </table:table-cell>
          <table:table-cell office:value-type="string" calcext:value-type="string">
            <text:p>urn:cite:croala:loci.ana.328068</text:p>
          </table:table-cell>
          <table:table-cell table:number-columns-repeated="1017"/>
        </table:table-row>
        <table:table-row table:style-name="ro8">
          <table:table-cell office:value-type="float" office:value="337391" calcext:value-type="float">
            <text:p>337391</text:p>
          </table:table-cell>
          <table:table-cell office:value-type="string" calcext:value-type="string">
            <text:p>Illyrici</text:p>
          </table:table-cell>
          <table:table-cell office:value-type="string" calcext:value-type="string">
            <text:p>estlocus2</text:p>
          </table:table-cell>
          <table:table-cell office:value-type="string" calcext:value-type="string">
            <text:p>At ubi Turcam a pace quidem haud abhorrentem, uerum non satis aequas pacis conditiones ferentem uident ― omnia enim maritima Graeciae atque Illyrici loca postulabat ― uariis diu ac saepe consiliis agitatis tandem ad Hungarorum opem implorandam, utpote (quos timeri a Turcis fama haud falsa plane erat) necessario confugiunt, non tam eorum amicitia fraeti quam existimantes illos, si quis stipendium offerret, haud difficulter arma in Turcas sumpturos, quum alioqui his et per se essent infensi, et Christiano nomini deditissimi.</text:p>
          </table:table-cell>
          <table:table-cell office:value-type="string" calcext:value-type="string">
            <text:p>urn:cts:croala:tubero.commentarii.croala-loci:body1.div8.div1.p1.s2.placeName22</text:p>
          </table:table-cell>
          <table:table-cell office:value-type="string" calcext:value-type="string">
            <text:p>urn:cite:croala:loci.337391</text:p>
          </table:table-cell>
          <table:table-cell office:value-type="string" calcext:value-type="string">
            <text:p>urn:cite:croala:loci.ana.337391</text:p>
          </table:table-cell>
          <table:table-cell table:number-columns-repeated="1017"/>
        </table:table-row>
        <table:table-row table:style-name="ro3">
          <table:table-cell office:value-type="float" office:value="365313" calcext:value-type="float">
            <text:p>365313</text:p>
          </table:table-cell>
          <table:table-cell office:value-type="string" calcext:value-type="string">
            <text:p>Illyrici</text:p>
          </table:table-cell>
          <table:table-cell office:value-type="string" calcext:value-type="string">
            <text:p>estlocus1</text:p>
          </table:table-cell>
          <table:table-cell office:value-type="string" calcext:value-type="string">
            <text:p>Vnde diuersos esse amneis, nec usquam commisceri ex hoc etiam satis constat, propterea quod Drinon in monte Scardo, qui Dalmatiam a Dardanis disterminat, exoritur quibusdamque ignobilibus amnibus accaeptis per confinia Illyrici ac Macedoniae fluit, duobusque ostiis in mare euolutus insulam, in qua Lyssum oppidum nostra aetate, ut supra diximus, exedificatum est, efficit.</text:p>
          </table:table-cell>
          <table:table-cell office:value-type="string" calcext:value-type="string">
            <text:p>urn:cts:croala:tubero.commentarii.croala-loci:body1.div8.div10.p2.s1.placeName31</text:p>
          </table:table-cell>
          <table:table-cell office:value-type="string" calcext:value-type="string">
            <text:p>urn:cite:croala:loci.365313</text:p>
          </table:table-cell>
          <table:table-cell office:value-type="string" calcext:value-type="string">
            <text:p>urn:cite:croala:loci.ana.365313</text:p>
          </table:table-cell>
          <table:table-cell table:number-columns-repeated="1017"/>
        </table:table-row>
        <table:table-row table:style-name="ro4">
          <table:table-cell office:value-type="float" office:value="366411" calcext:value-type="float">
            <text:p>366411</text:p>
          </table:table-cell>
          <table:table-cell office:value-type="string" calcext:value-type="string">
            <text:p>Illyrici</text:p>
          </table:table-cell>
          <table:table-cell office:value-type="string" calcext:value-type="string">
            <text:p>estlocus1</text:p>
          </table:table-cell>
          <table:table-cell office:value-type="string" calcext:value-type="string">
            <text:p>Ego autem Docleae excidium in aquas terrae motu exortas haud quaquam contulerim, sed potius in Gothos, Hungaros, Slauenos, Sarracenos, quae quidem gentes non modo Docleam, sed et Salonas clarissimam Dalmatiae urbem, multasque alias Illyrici non ignobiles Latinas colonias fractis Romanis opibus deleuere.</text:p>
          </table:table-cell>
          <table:table-cell office:value-type="string" calcext:value-type="string">
            <text:p>urn:cts:croala:tubero.commentarii.croala-loci:body1.div8.div10.p3.s1.placeName34</text:p>
          </table:table-cell>
          <table:table-cell office:value-type="string" calcext:value-type="string">
            <text:p>urn:cite:croala:loci.366411</text:p>
          </table:table-cell>
          <table:table-cell office:value-type="string" calcext:value-type="string">
            <text:p>urn:cite:croala:loci.ana.366411</text:p>
          </table:table-cell>
          <table:table-cell table:number-columns-repeated="1017"/>
        </table:table-row>
        <table:table-row table:style-name="ro8">
          <table:table-cell office:value-type="float" office:value="189400" calcext:value-type="float">
            <text:p>189400</text:p>
          </table:table-cell>
          <table:table-cell office:value-type="string" calcext:value-type="string">
            <text:p>Illyrico</text:p>
          </table:table-cell>
          <table:table-cell office:value-type="string" calcext:value-type="string">
            <text:p>estlocus1</text:p>
          </table:table-cell>
          <table:table-cell office:value-type="string" calcext:value-type="string">
            <text:p>Igitur Polimirus, postea quam in Dalmatiam nauibus appulit in portu qui tredecim circiter stadiis ab urbe Rhacusa abest ― incolae Grauosium a regionis, quae portui adiacet, asperitate nuncupant ― se suosque exponit, quos inter Romanici quidam seu Romae nati, ex Illyrico tamen oriundi, fuere apud suos satis honesti, quorum quidem maiores una cum Rhatislauo patria extorres Romam sese recaeperant, atque studio antiquae patriae repetendae, una cum liberis ac coniugibus, Belum in Illyricum proficiscentem sunt secuti.</text:p>
          </table:table-cell>
          <table:table-cell office:value-type="string" calcext:value-type="string">
            <text:p>urn:cts:croala:tubero.commentarii.croala-loci:body1.div5.div4.p4.s3.placeName39</text:p>
          </table:table-cell>
          <table:table-cell office:value-type="string" calcext:value-type="string">
            <text:p>urn:cite:croala:loci.189400</text:p>
          </table:table-cell>
          <table:table-cell office:value-type="string" calcext:value-type="string">
            <text:p>urn:cite:croala:loci.ana.189400</text:p>
          </table:table-cell>
          <table:table-cell table:number-columns-repeated="1017"/>
        </table:table-row>
        <table:table-row table:style-name="ro4">
          <table:table-cell office:value-type="float" office:value="189733" calcext:value-type="float">
            <text:p>189733</text:p>
          </table:table-cell>
          <table:table-cell office:value-type="string" calcext:value-type="string">
            <text:p>Illyrico</text:p>
          </table:table-cell>
          <table:table-cell office:value-type="string" calcext:value-type="string">
            <text:p>estlocus0</text:p>
          </table:table-cell>
          <table:table-cell office:value-type="string" calcext:value-type="string">
            <text:p>Eo loci a Ioanne, Tribuliensium pontifice, regnique principibus, qui officii gratia obuiam nouo regi frequentes progressi erant, loetis animis summoque honore est excoeptus, atque in oppidum Tribulium, quod sane ea tempestate, pro captu Illyrico, satis erat opulentum, deductus, quo ibi insignibus imperii de more accaeptis regnum iniret.</text:p>
          </table:table-cell>
          <table:table-cell office:value-type="string" calcext:value-type="string">
            <text:p>urn:cts:croala:tubero.commentarii.croala-loci:body1.div5.div4.p4.s4.placeName34</text:p>
          </table:table-cell>
          <table:table-cell office:value-type="string" calcext:value-type="string">
            <text:p>urn:cite:croala:loci.189733</text:p>
          </table:table-cell>
          <table:table-cell office:value-type="string" calcext:value-type="string">
            <text:p>urn:cite:croala:loci.ana.189733</text:p>
          </table:table-cell>
          <table:table-cell table:number-columns-repeated="1017"/>
        </table:table-row>
        <table:table-row table:style-name="ro5">
          <table:table-cell office:value-type="float" office:value="193143" calcext:value-type="float">
            <text:p>193143</text:p>
          </table:table-cell>
          <table:table-cell office:value-type="string" calcext:value-type="string">
            <text:p>Illyrico</text:p>
          </table:table-cell>
          <table:table-cell office:value-type="string" calcext:value-type="string">
            <text:p>estlocus1</text:p>
          </table:table-cell>
          <table:table-cell office:value-type="string" calcext:value-type="string">
            <text:p>Distat autem illa regio Italiae ab Illyrico littore e regione posito duorum ferme dierum nauigatione, mediocri uento nauim impellente.</text:p>
          </table:table-cell>
          <table:table-cell office:value-type="string" calcext:value-type="string">
            <text:p>urn:cts:croala:tubero.commentarii.croala-loci:body1.div5.div4.p10.s3.placeName7</text:p>
          </table:table-cell>
          <table:table-cell office:value-type="string" calcext:value-type="string">
            <text:p>urn:cite:croala:loci.193143</text:p>
          </table:table-cell>
          <table:table-cell office:value-type="string" calcext:value-type="string">
            <text:p>urn:cite:croala:loci.ana.193143</text:p>
          </table:table-cell>
          <table:table-cell table:number-columns-repeated="1017"/>
        </table:table-row>
        <table:table-row table:style-name="ro1">
          <table:table-cell office:value-type="float" office:value="198711" calcext:value-type="float">
            <text:p>198711</text:p>
          </table:table-cell>
          <table:table-cell office:value-type="string" calcext:value-type="string">
            <text:p>Illyrico</text:p>
          </table:table-cell>
          <table:table-cell office:value-type="string" calcext:value-type="string">
            <text:p>estlocus1</text:p>
          </table:table-cell>
          <table:table-cell office:value-type="string" calcext:value-type="string">
            <text:p>Per idem fere tempus regnabat in Illyrico apud Bossinates Bodinus, a Polimiro genus ducens.</text:p>
          </table:table-cell>
          <table:table-cell office:value-type="string" calcext:value-type="string">
            <text:p>urn:cts:croala:tubero.commentarii.croala-loci:body1.div5.div4.p16.s1.placeName7</text:p>
          </table:table-cell>
          <table:table-cell office:value-type="string" calcext:value-type="string">
            <text:p>urn:cite:croala:loci.198711</text:p>
          </table:table-cell>
          <table:table-cell office:value-type="string" calcext:value-type="string">
            <text:p>urn:cite:croala:loci.ana.198711</text:p>
          </table:table-cell>
          <table:table-cell table:number-columns-repeated="1017"/>
        </table:table-row>
        <table:table-row table:style-name="ro5">
          <table:table-cell office:value-type="float" office:value="200790" calcext:value-type="float">
            <text:p>200790</text:p>
          </table:table-cell>
          <table:table-cell office:value-type="string" calcext:value-type="string">
            <text:p>Illyrico</text:p>
          </table:table-cell>
          <table:table-cell office:value-type="string" calcext:value-type="string">
            <text:p>estlocus1</text:p>
          </table:table-cell>
          <table:table-cell office:value-type="string" calcext:value-type="string">
            <text:p>Nam multi ex proximis regionibus, Illyrico, Macedonia, Epiro, Graecia, Italia eo habitatum conuenere, ciuitatis magis institutis ac moribus quam soli felicitate ulla capti.</text:p>
          </table:table-cell>
          <table:table-cell office:value-type="string" calcext:value-type="string">
            <text:p>urn:cts:croala:tubero.commentarii.croala-loci:body1.div5.div4.p19.s2.placeName6</text:p>
          </table:table-cell>
          <table:table-cell office:value-type="string" calcext:value-type="string">
            <text:p>urn:cite:croala:loci.200790</text:p>
          </table:table-cell>
          <table:table-cell office:value-type="string" calcext:value-type="string">
            <text:p>urn:cite:croala:loci.ana.200790</text:p>
          </table:table-cell>
          <table:table-cell table:number-columns-repeated="1017"/>
        </table:table-row>
        <table:table-row table:style-name="ro4">
          <table:table-cell office:value-type="float" office:value="201296" calcext:value-type="float">
            <text:p>201296</text:p>
          </table:table-cell>
          <table:table-cell office:value-type="string" calcext:value-type="string">
            <text:p>Illyrico</text:p>
          </table:table-cell>
          <table:table-cell office:value-type="string" calcext:value-type="string">
            <text:p>estlocus1</text:p>
          </table:table-cell>
          <table:table-cell office:value-type="string" calcext:value-type="string">
            <text:p>Sane prisci Rhacusani finitimos reges omnibus officiis adeo prosecuti sunt, ut uir religione insignis Stephanus Nemagna, Bossinatibus in Illyrico id temporis imperans, Rhacusanorum in se officiis, quibus eius gratiam promeruerant, permotus non mediocrem his Staei agri partem dono dederit, cum tota chersoneso a Rhataneo castello denominata.</text:p>
          </table:table-cell>
          <table:table-cell office:value-type="string" calcext:value-type="string">
            <text:p>urn:cts:croala:tubero.commentarii.croala-loci:body1.div5.div4.p20.s3.placeName19</text:p>
          </table:table-cell>
          <table:table-cell office:value-type="string" calcext:value-type="string">
            <text:p>urn:cite:croala:loci.201296</text:p>
          </table:table-cell>
          <table:table-cell office:value-type="string" calcext:value-type="string">
            <text:p>urn:cite:croala:loci.ana.201296</text:p>
          </table:table-cell>
          <table:table-cell table:number-columns-repeated="1017"/>
        </table:table-row>
        <table:table-row table:style-name="ro3">
          <table:table-cell office:value-type="float" office:value="258068" calcext:value-type="float">
            <text:p>258068</text:p>
          </table:table-cell>
          <table:table-cell office:value-type="string" calcext:value-type="string">
            <text:p>Illyrico</text:p>
          </table:table-cell>
          <table:table-cell office:value-type="string" calcext:value-type="string">
            <text:p>estlocus1</text:p>
          </table:table-cell>
          <table:table-cell office:value-type="string" calcext:value-type="string">
            <text:p>Deinde Peloponesum pulso inde Graeco rege occupauit, et demum quicquid terrarum Istro amne et mari Aegeo atque Ionio continetur, cum toto fere Illyrico, praeter maritimam Dalmatiae oram, atque eas regiones, quae ultra Naronem et Vrpanum amneis Hungaris regibus parent, in potestatem redegit, principibus regionum, quos interposita fide ad se euocauerat, nefarie necatis.</text:p>
          </table:table-cell>
          <table:table-cell office:value-type="string" calcext:value-type="string">
            <text:p>urn:cts:croala:tubero.commentarii.croala-loci:body1.div6.div12.p6.s7.placeName23</text:p>
          </table:table-cell>
          <table:table-cell office:value-type="string" calcext:value-type="string">
            <text:p>urn:cite:croala:loci.258068</text:p>
          </table:table-cell>
          <table:table-cell office:value-type="string" calcext:value-type="string">
            <text:p>urn:cite:croala:loci.ana.258068</text:p>
          </table:table-cell>
          <table:table-cell table:number-columns-repeated="1017"/>
        </table:table-row>
        <table:table-row table:style-name="ro5">
          <table:table-cell office:value-type="float" office:value="262620" calcext:value-type="float">
            <text:p>262620</text:p>
          </table:table-cell>
          <table:table-cell office:value-type="string" calcext:value-type="string">
            <text:p>Illyrico</text:p>
          </table:table-cell>
          <table:table-cell office:value-type="string" calcext:value-type="string">
            <text:p>estlocus1</text:p>
          </table:table-cell>
          <table:table-cell office:value-type="string" calcext:value-type="string">
            <text:p>Erat apud Mehmethem Othomanum Secundum, Bazethis patrem, satrapes Mechmethes Angelus, ex Illyrico oriundus, patria Dardanus, inter omneis purpuratos gratia eminens.</text:p>
          </table:table-cell>
          <table:table-cell office:value-type="string" calcext:value-type="string">
            <text:p>urn:cts:croala:tubero.commentarii.croala-loci:body1.div6.div13.p5.s2.placeName12</text:p>
          </table:table-cell>
          <table:table-cell office:value-type="string" calcext:value-type="string">
            <text:p>urn:cite:croala:loci.262620</text:p>
          </table:table-cell>
          <table:table-cell office:value-type="string" calcext:value-type="string">
            <text:p>urn:cite:croala:loci.ana.262620</text:p>
          </table:table-cell>
          <table:table-cell table:number-columns-repeated="1017"/>
        </table:table-row>
        <table:table-row table:style-name="ro3">
          <table:table-cell office:value-type="float" office:value="281523" calcext:value-type="float">
            <text:p>281523</text:p>
          </table:table-cell>
          <table:table-cell office:value-type="string" calcext:value-type="string">
            <text:p>Illyrico</text:p>
          </table:table-cell>
          <table:table-cell office:value-type="string" calcext:value-type="string">
            <text:p>estlocus1</text:p>
          </table:table-cell>
          <table:table-cell office:value-type="string" calcext:value-type="string">
            <text:p>Quum igitur aegre ferret Venetos, cum quibus sane pacis tempus iam exierat, quasdam urbes maritimas in Graecia atque Illyrico possidere ipso mediterraneis regionibus imperitante, omni studio ad eas in potestatem redigendas incumbit, eoque magis, quod ad custodiam regni sui pertinere arbitrabatur maritimam oram suis obtineri praesidiis, ne aliquando ea loca ad se oppugnandum hostibus aditum praeberent.</text:p>
          </table:table-cell>
          <table:table-cell office:value-type="string" calcext:value-type="string">
            <text:p>urn:cts:croala:tubero.commentarii.croala-loci:body1.div7.div1.p1.s2.placeName19</text:p>
          </table:table-cell>
          <table:table-cell office:value-type="string" calcext:value-type="string">
            <text:p>urn:cite:croala:loci.281523</text:p>
          </table:table-cell>
          <table:table-cell office:value-type="string" calcext:value-type="string">
            <text:p>urn:cite:croala:loci.ana.281523</text:p>
          </table:table-cell>
          <table:table-cell table:number-columns-repeated="1017"/>
        </table:table-row>
        <table:table-row table:style-name="ro2">
          <table:table-cell office:value-type="float" office:value="281936" calcext:value-type="float">
            <text:p>281936</text:p>
          </table:table-cell>
          <table:table-cell office:value-type="string" calcext:value-type="string">
            <text:p>Illyrico</text:p>
          </table:table-cell>
          <table:table-cell office:value-type="string" calcext:value-type="string">
            <text:p>estlocus1</text:p>
          </table:table-cell>
          <table:table-cell office:value-type="string" calcext:value-type="string">
            <text:p>Habebant autem in potestate Veneti praeter quaedam ignobilia in Illyrico oppida Naupliam, Methonem, et Coronem in Peloponeso, in Aetolia Naupactum, Corciram quoque insulam Epeiro adiacentem.</text:p>
          </table:table-cell>
          <table:table-cell office:value-type="string" calcext:value-type="string">
            <text:p>urn:cts:croala:tubero.commentarii.croala-loci:body1.div7.div1.p2.s1.placeName10</text:p>
          </table:table-cell>
          <table:table-cell office:value-type="string" calcext:value-type="string">
            <text:p>urn:cite:croala:loci.281936</text:p>
          </table:table-cell>
          <table:table-cell office:value-type="string" calcext:value-type="string">
            <text:p>urn:cite:croala:loci.ana.281936</text:p>
          </table:table-cell>
          <table:table-cell table:number-columns-repeated="1017"/>
        </table:table-row>
        <table:table-row table:style-name="ro2">
          <table:table-cell office:value-type="float" office:value="283242" calcext:value-type="float">
            <text:p>283242</text:p>
          </table:table-cell>
          <table:table-cell office:value-type="string" calcext:value-type="string">
            <text:p>Illyrico</text:p>
          </table:table-cell>
          <table:table-cell office:value-type="string" calcext:value-type="string">
            <text:p>estlocus1</text:p>
          </table:table-cell>
          <table:table-cell office:value-type="string" calcext:value-type="string">
            <text:p>Accendebat praeterea Achimathis odium suspicio quaedam, qua credebat non nihil paterni thesauri apud Venetos esse, quem sane uxor Latcouii fratris, qui ultimus Cossiciorum in Illyrico regnauit, secum Venetias attulisse ferebatur.</text:p>
          </table:table-cell>
          <table:table-cell office:value-type="string" calcext:value-type="string">
            <text:p>urn:cts:croala:tubero.commentarii.croala-loci:body1.div7.div1.p3.s4.placeName25</text:p>
          </table:table-cell>
          <table:table-cell office:value-type="string" calcext:value-type="string">
            <text:p>urn:cite:croala:loci.283242</text:p>
          </table:table-cell>
          <table:table-cell office:value-type="string" calcext:value-type="string">
            <text:p>urn:cite:croala:loci.ana.283242</text:p>
          </table:table-cell>
          <table:table-cell table:number-columns-repeated="1017"/>
        </table:table-row>
        <table:table-row table:style-name="ro4">
          <table:table-cell office:value-type="float" office:value="302669" calcext:value-type="float">
            <text:p>302669</text:p>
          </table:table-cell>
          <table:table-cell office:value-type="string" calcext:value-type="string">
            <text:p>Illyrico</text:p>
          </table:table-cell>
          <table:table-cell office:value-type="string" calcext:value-type="string">
            <text:p>estlocus0</text:p>
          </table:table-cell>
          <table:table-cell office:value-type="string" calcext:value-type="string">
            <text:p>Vnde, quum satis constet Macedonas patrio quodam, seorsum a Graeco et Illyrico sermone usos, teste Alexandro Magno apud Curtium, suspicor ipsos Albanesios antiquos esse Macedonas, a Bulgaris, Sarmatiae Asiaticae gente, e mediterraneis regionibus in maritimam Macedoniae oram expulsos.</text:p>
          </table:table-cell>
          <table:table-cell office:value-type="string" calcext:value-type="string">
            <text:p>urn:cts:croala:tubero.commentarii.croala-loci:body1.div7.div8.p1.s2.placeName12</text:p>
          </table:table-cell>
          <table:table-cell office:value-type="string" calcext:value-type="string">
            <text:p>urn:cite:croala:loci.302669</text:p>
          </table:table-cell>
          <table:table-cell office:value-type="string" calcext:value-type="string">
            <text:p>urn:cite:croala:loci.ana.302669</text:p>
          </table:table-cell>
          <table:table-cell table:number-columns-repeated="1017"/>
        </table:table-row>
        <table:table-row table:style-name="ro3">
          <table:table-cell office:value-type="float" office:value="302970" calcext:value-type="float">
            <text:p>302970</text:p>
          </table:table-cell>
          <table:table-cell office:value-type="string" calcext:value-type="string">
            <text:p>Illyrico</text:p>
          </table:table-cell>
          <table:table-cell office:value-type="string" calcext:value-type="string">
            <text:p>estlocus1</text:p>
          </table:table-cell>
          <table:table-cell office:value-type="string" calcext:value-type="string">
            <text:p>Non enim me praeterit accolas olim Rha fluminis, quos nunc partim Rhacianos, partim Bulgaros appellant, pulsos a Thataris e patriis sedibus profugos ad Tanaim amnem, inde ad Istrum peruenisse, tandem occupatis Thraciis atque Illyrico Macedoniae quoque mediterranea subegisse; inde Albanesios relictis campestribus Macedoniae locis, montana totius fere Graeciae necessario insedisse.</text:p>
          </table:table-cell>
          <table:table-cell office:value-type="string" calcext:value-type="string">
            <text:p>urn:cts:croala:tubero.commentarii.croala-loci:body1.div7.div8.p1.s3.placeName34</text:p>
          </table:table-cell>
          <table:table-cell office:value-type="string" calcext:value-type="string">
            <text:p>urn:cite:croala:loci.302970</text:p>
          </table:table-cell>
          <table:table-cell office:value-type="string" calcext:value-type="string">
            <text:p>urn:cite:croala:loci.ana.302970</text:p>
          </table:table-cell>
          <table:table-cell table:number-columns-repeated="1017"/>
        </table:table-row>
        <table:table-row table:style-name="ro3">
          <table:table-cell office:value-type="float" office:value="305977" calcext:value-type="float">
            <text:p>305977</text:p>
          </table:table-cell>
          <table:table-cell office:value-type="string" calcext:value-type="string">
            <text:p>Illyrico</text:p>
          </table:table-cell>
          <table:table-cell office:value-type="string" calcext:value-type="string">
            <text:p>estlocus1</text:p>
          </table:table-cell>
          <table:table-cell office:value-type="string" calcext:value-type="string">
            <text:p>Dum ea in Venetorum Carnorumque confinibus atque Illyrico geruntur, Bazethes Turcarum rex ex Graecia sese cum exercitu in interiorem Macedoniam Scopos recaepit, relicto uno ex purpuratis suis cum satis ualida manu, qui Corinthiaci sinus fauces custodiret, duoque castella in angustiis Rhii, alterum Peloponesiaco, alterum ex aduerso in Aetolico litore exedificaret, ne aditus hostili classi eo pateret.</text:p>
          </table:table-cell>
          <table:table-cell office:value-type="string" calcext:value-type="string">
            <text:p>urn:cts:croala:tubero.commentarii.croala-loci:body1.div7.div10.p1.s1.placeName8</text:p>
          </table:table-cell>
          <table:table-cell office:value-type="string" calcext:value-type="string">
            <text:p>urn:cite:croala:loci.305977</text:p>
          </table:table-cell>
          <table:table-cell office:value-type="string" calcext:value-type="string">
            <text:p>urn:cite:croala:loci.ana.305977</text:p>
          </table:table-cell>
          <table:table-cell table:number-columns-repeated="1017"/>
        </table:table-row>
        <table:table-row table:style-name="ro10">
          <table:table-cell office:value-type="float" office:value="307828" calcext:value-type="float">
            <text:p>307828</text:p>
          </table:table-cell>
          <table:table-cell office:value-type="string" calcext:value-type="string">
            <text:p>Illyrico</text:p>
          </table:table-cell>
          <table:table-cell office:value-type="string" calcext:value-type="string">
            <text:p>estlocus1</text:p>
          </table:table-cell>
          <table:table-cell office:value-type="string" calcext:value-type="string">
            <text:p>Caeterum tametsi satis memoria teneo quos suscepto operi constituerim fines, tamen sicuti Italia haud longo Hadriatici maris interuallo ab Illyrico et caeteris regionibus, quarum praecipue euenta literis mandamus, dirimitur, ita nec remotior a proposito digressio uideri debet, si praesentium rerum ordine admonitus duorum Italiae principum, Alfonsi Secundi Neapolitani regis, et Lodouici Sforciae Mauri, qui aliquot annis Mediolanense administrauit imperium, horrendos ac miserabiles casus, tragoediaque quam historia digniores institutis inseruero rebus ― tametsi alterius exitum superius attigerim tantummodo ― quandoquidem ea res neque ab historia nostra tempore disiuncta sit, et Dei prouidentiam, assertorisque humani generis Christi illud dictum, quo affirmauit unicuique eadem mensura, qua quis aliis mensus fuerit, remensum iri apertissime comprobet.</text:p>
          </table:table-cell>
          <table:table-cell office:value-type="string" calcext:value-type="string">
            <text:p>urn:cts:croala:tubero.commentarii.croala-loci:body1.div7.div10.p3.s1.placeName20</text:p>
          </table:table-cell>
          <table:table-cell office:value-type="string" calcext:value-type="string">
            <text:p>urn:cite:croala:loci.307828</text:p>
          </table:table-cell>
          <table:table-cell office:value-type="string" calcext:value-type="string">
            <text:p>urn:cite:croala:loci.ana.307828</text:p>
          </table:table-cell>
          <table:table-cell table:number-columns-repeated="1017"/>
        </table:table-row>
        <table:table-row table:style-name="ro8">
          <table:table-cell office:value-type="float" office:value="453399" calcext:value-type="float">
            <text:p>453399</text:p>
          </table:table-cell>
          <table:table-cell office:value-type="string" calcext:value-type="string">
            <text:p>Illyrico</text:p>
          </table:table-cell>
          <table:table-cell office:value-type="string" calcext:value-type="string">
            <text:p>estlocus1</text:p>
          </table:table-cell>
          <table:table-cell office:value-type="string" calcext:value-type="string">
            <text:p>Praetoriani, agrestes homines pinguique ingenio (et sunt fere omnes ex Illyrico, pueri admodum parentibus ui ablati, qui, ubi sacris Machomethanis imbuti linguaque Turcaica eruditi adoleuerint, praetorianis adscribuntur), existimantes Selynis orationem, quia ex ipsorum uoto mittebatur, honestati haud repugnare eumque recte sentire, atque aequa postulare, odio in Achimathem animos eorum deprauante pollicentur se, quum primum Constantinopolim peruenisset, deiecto Bazethe sedem ei auitam occupandam permissuros.</text:p>
          </table:table-cell>
          <table:table-cell office:value-type="string" calcext:value-type="string">
            <text:p>urn:cts:croala:tubero.commentarii.croala-loci:body1.div9.div15.p4.s7.placeName11</text:p>
          </table:table-cell>
          <table:table-cell office:value-type="string" calcext:value-type="string">
            <text:p>urn:cite:croala:loci.453399</text:p>
          </table:table-cell>
          <table:table-cell office:value-type="string" calcext:value-type="string">
            <text:p>urn:cite:croala:loci.ana.453399</text:p>
          </table:table-cell>
          <table:table-cell table:number-columns-repeated="1017"/>
        </table:table-row>
        <table:table-row table:style-name="ro2">
          <table:table-cell office:value-type="float" office:value="188849" calcext:value-type="float">
            <text:p>188849</text:p>
          </table:table-cell>
          <table:table-cell office:value-type="string" calcext:value-type="string">
            <text:p>Illyricum</text:p>
          </table:table-cell>
          <table:table-cell office:value-type="string" calcext:value-type="string">
            <text:p>estlocus1</text:p>
          </table:table-cell>
          <table:table-cell office:value-type="string" calcext:value-type="string">
            <text:p>Aliquot deinde post annis Polimirus cognomento Belus, materno genere Romanus, paterno uero Rhathislaui Bossinatium quondam regis pronepos, qui a filio Gothislauo regno pulsus Romam sese exulatum contulerat, in Illyricum studio auiti regni recuperandi est profectus.</text:p>
          </table:table-cell>
          <table:table-cell office:value-type="string" calcext:value-type="string">
            <text:p>urn:cts:croala:tubero.commentarii.croala-loci:body1.div5.div4.p4.s1.placeName29</text:p>
          </table:table-cell>
          <table:table-cell office:value-type="string" calcext:value-type="string">
            <text:p>urn:cite:croala:loci.188849</text:p>
          </table:table-cell>
          <table:table-cell office:value-type="string" calcext:value-type="string">
            <text:p>urn:cite:croala:loci.ana.188849</text:p>
          </table:table-cell>
          <table:table-cell table:number-columns-repeated="1017"/>
        </table:table-row>
        <table:table-row table:style-name="ro8">
          <table:table-cell office:value-type="float" office:value="188958" calcext:value-type="float">
            <text:p>188958</text:p>
          </table:table-cell>
          <table:table-cell office:value-type="string" calcext:value-type="string">
            <text:p>Illyricum</text:p>
          </table:table-cell>
          <table:table-cell office:value-type="string" calcext:value-type="string">
            <text:p>estlocus1</text:p>
          </table:table-cell>
          <table:table-cell office:value-type="string" calcext:value-type="string">
            <text:p>Iam enim Gothislaui successoribus merito, ob eius in parentes impietatem, extinctis, duces singulis praepositi prouinciis Illyricum regio fere obtinebant imperio, nec tamen his imperandi cupido, quae humanas mentes plaerumque in omne scelus praecipites agit, obstabat, quin literis ac legationibus Polimirum hortarentur, uti regnum ad se iure gentium spectans reciperet, rati nec e republica esse regnum a pluribus administrari, nec fas esse quemquam in regem assumi, nisi regio sanguine ortum.</text:p>
          </table:table-cell>
          <table:table-cell office:value-type="string" calcext:value-type="string">
            <text:p>urn:cts:croala:tubero.commentarii.croala-loci:body1.div5.div4.p4.s2.placeName16</text:p>
          </table:table-cell>
          <table:table-cell office:value-type="string" calcext:value-type="string">
            <text:p>urn:cite:croala:loci.188958</text:p>
          </table:table-cell>
          <table:table-cell office:value-type="string" calcext:value-type="string">
            <text:p>urn:cite:croala:loci.ana.188958</text:p>
          </table:table-cell>
          <table:table-cell table:number-columns-repeated="1017"/>
        </table:table-row>
        <table:table-row table:style-name="ro8">
          <table:table-cell office:value-type="float" office:value="189546" calcext:value-type="float">
            <text:p>189546</text:p>
          </table:table-cell>
          <table:table-cell office:value-type="string" calcext:value-type="string">
            <text:p>Illyricum</text:p>
          </table:table-cell>
          <table:table-cell office:value-type="string" calcext:value-type="string">
            <text:p>estlocus1</text:p>
          </table:table-cell>
          <table:table-cell office:value-type="string" calcext:value-type="string">
            <text:p>Igitur Polimirus, postea quam in Dalmatiam nauibus appulit in portu qui tredecim circiter stadiis ab urbe Rhacusa abest ― incolae Grauosium a regionis, quae portui adiacet, asperitate nuncupant ― se suosque exponit, quos inter Romanici quidam seu Romae nati, ex Illyrico tamen oriundi, fuere apud suos satis honesti, quorum quidem maiores una cum Rhatislauo patria extorres Romam sese recaeperant, atque studio antiquae patriae repetendae, una cum liberis ac coniugibus, Belum in Illyricum proficiscentem sunt secuti.</text:p>
          </table:table-cell>
          <table:table-cell office:value-type="string" calcext:value-type="string">
            <text:p>urn:cts:croala:tubero.commentarii.croala-loci:body1.div5.div4.p4.s3.placeName70</text:p>
          </table:table-cell>
          <table:table-cell office:value-type="string" calcext:value-type="string">
            <text:p>urn:cite:croala:loci.189546</text:p>
          </table:table-cell>
          <table:table-cell office:value-type="string" calcext:value-type="string">
            <text:p>urn:cite:croala:loci.ana.189546</text:p>
          </table:table-cell>
          <table:table-cell table:number-columns-repeated="1017"/>
        </table:table-row>
        <table:table-row table:style-name="ro8">
          <table:table-cell office:value-type="float" office:value="195443" calcext:value-type="float">
            <text:p>195443</text:p>
          </table:table-cell>
          <table:table-cell office:value-type="string" calcext:value-type="string">
            <text:p>Illyricum</text:p>
          </table:table-cell>
          <table:table-cell office:value-type="string" calcext:value-type="string">
            <text:p>estlocus2</text:p>
          </table:table-cell>
          <table:table-cell office:value-type="string" calcext:value-type="string">
            <text:p>Priuatum mercaturae societate, e qua haud parum emolumenti ad utrosque perueniebat ― id enim temporis omnia fere promercalia in mediterraneum Illyricum a Rhacusanis mercatoribus ad Slouinos regulos importanda Venetiis in diem accaepta petebantur ― publicum, quia inde leges, quibus nunc quoque in litibus dirimendis Rhacusani utuntur, descriptas attulerant, quamquam Rhacusani temporibus ita poscentibus ad Venetas leges multas ipsi a se latas addiderunt.</text:p>
          </table:table-cell>
          <table:table-cell office:value-type="string" calcext:value-type="string">
            <text:p>urn:cts:croala:tubero.commentarii.croala-loci:body1.div5.div4.p13.s5.placeName20</text:p>
          </table:table-cell>
          <table:table-cell office:value-type="string" calcext:value-type="string">
            <text:p>urn:cite:croala:loci.195443</text:p>
          </table:table-cell>
          <table:table-cell office:value-type="string" calcext:value-type="string">
            <text:p>urn:cite:croala:loci.ana.195443</text:p>
          </table:table-cell>
          <table:table-cell table:number-columns-repeated="1017"/>
        </table:table-row>
        <table:table-row table:style-name="ro3">
          <table:table-cell office:value-type="float" office:value="258304" calcext:value-type="float">
            <text:p>258304</text:p>
          </table:table-cell>
          <table:table-cell office:value-type="string" calcext:value-type="string">
            <text:p>Illyricum</text:p>
          </table:table-cell>
          <table:table-cell office:value-type="string" calcext:value-type="string">
            <text:p>estlocus1</text:p>
          </table:table-cell>
          <table:table-cell office:value-type="string" calcext:value-type="string">
            <text:p>Nam cum per Illyricum, inexplorato, utpote securus hostium, regulis, ut dixi, contra fidei religionem interfectis, iter faceret, in eum nomades Illyrici, quos Valachos uulgo dicunt, duce Vuladislauo Cossicio e montibus, qui Dalmatas a Moesis dirimunt, decurrentes impetum fecerunt, atque ita eius agmen perturbarunt, ut bona ex parte Turcae in fugam sese relictis impedimentis conicerent.</text:p>
          </table:table-cell>
          <table:table-cell office:value-type="string" calcext:value-type="string">
            <text:p>urn:cts:croala:tubero.commentarii.croala-loci:body1.div6.div12.p7.s2.placeName4</text:p>
          </table:table-cell>
          <table:table-cell office:value-type="string" calcext:value-type="string">
            <text:p>urn:cite:croala:loci.258304</text:p>
          </table:table-cell>
          <table:table-cell office:value-type="string" calcext:value-type="string">
            <text:p>urn:cite:croala:loci.ana.258304</text:p>
          </table:table-cell>
          <table:table-cell table:number-columns-repeated="1017"/>
        </table:table-row>
        <table:table-row table:style-name="ro3">
          <table:table-cell office:value-type="float" office:value="365817" calcext:value-type="float">
            <text:p>365817</text:p>
          </table:table-cell>
          <table:table-cell office:value-type="string" calcext:value-type="string">
            <text:p>Illyricum</text:p>
          </table:table-cell>
          <table:table-cell office:value-type="string" calcext:value-type="string">
            <text:p>estlocus1</text:p>
          </table:table-cell>
          <table:table-cell office:value-type="string" calcext:value-type="string">
            <text:p>Sed neque eius regionis incolis assentior, qui lacum, ex quo Dirilo seu Boiana emittitur, post Slauenorum in Illyricum irruptionem (ea est Dacica Gothorum gens, ut alio loco demonstrauimus) crebris terremotibus solo suapte natura humente et pluribus distincto fontibus erupisse tradunt, dum ualidior terrae concussio aquarum ultro etiam emanantium laxiores efficit uenas.</text:p>
          </table:table-cell>
          <table:table-cell office:value-type="string" calcext:value-type="string">
            <text:p>urn:cts:croala:tubero.commentarii.croala-loci:body1.div8.div10.p2.s3.placeName18</text:p>
          </table:table-cell>
          <table:table-cell office:value-type="string" calcext:value-type="string">
            <text:p>urn:cite:croala:loci.365817</text:p>
          </table:table-cell>
          <table:table-cell office:value-type="string" calcext:value-type="string">
            <text:p>urn:cite:croala:loci.ana.365817</text:p>
          </table:table-cell>
          <table:table-cell table:number-columns-repeated="1017"/>
        </table:table-row>
        <table:table-row table:style-name="ro3">
          <table:table-cell office:value-type="float" office:value="366628" calcext:value-type="float">
            <text:p>366628</text:p>
          </table:table-cell>
          <table:table-cell office:value-type="string" calcext:value-type="string">
            <text:p>Illyricum</text:p>
          </table:table-cell>
          <table:table-cell office:value-type="string" calcext:value-type="string">
            <text:p>estlocus1</text:p>
          </table:table-cell>
          <table:table-cell office:value-type="string" calcext:value-type="string">
            <text:p>Huius praeterea tempestatis acerbitas Epidaurum quoque euertit, unde quaedam antiquae familiae a Romanis ciuibus originem ducentes cremata patria ad munitiorem locum commigrauere, in quo haud multis post annis Polimirum Belum Slauenorum regem, Roma, ubi aliquamdiu exulauerat, in Illyricum a principibus regionum accitum, urbem Rhacusam condidisse supra demonstrauimus.</text:p>
          </table:table-cell>
          <table:table-cell office:value-type="string" calcext:value-type="string">
            <text:p>urn:cts:croala:tubero.commentarii.croala-loci:body1.div8.div10.p3.s2.placeName38</text:p>
          </table:table-cell>
          <table:table-cell office:value-type="string" calcext:value-type="string">
            <text:p>urn:cite:croala:loci.366628</text:p>
          </table:table-cell>
          <table:table-cell office:value-type="string" calcext:value-type="string">
            <text:p>urn:cite:croala:loci.ana.366628</text:p>
          </table:table-cell>
          <table:table-cell table:number-columns-repeated="1017"/>
        </table:table-row>
        <table:table-row table:style-name="ro2">
          <table:table-cell office:value-type="float" office:value="501519" calcext:value-type="float">
            <text:p>501519</text:p>
          </table:table-cell>
          <table:table-cell office:value-type="string" calcext:value-type="string">
            <text:p>Illyricum</text:p>
          </table:table-cell>
          <table:table-cell office:value-type="string" calcext:value-type="string">
            <text:p>estlocus1</text:p>
          </table:table-cell>
          <table:table-cell office:value-type="string" calcext:value-type="string">
            <text:p>Vnde hac tempestate neque Thracia, neque Illyricum, neque Macedonia ullum Turcaico imperio militem dare potest, quippe omnes hae regiones rarissimis pagis habitantur, solisque seruitiis a solitudine uindicantur.</text:p>
          </table:table-cell>
          <table:table-cell office:value-type="string" calcext:value-type="string">
            <text:p>urn:cts:croala:tubero.commentarii.croala-loci:body1.div10.div9.quote1.p1.s9.placeName7</text:p>
          </table:table-cell>
          <table:table-cell office:value-type="string" calcext:value-type="string">
            <text:p>urn:cite:croala:loci.501519</text:p>
          </table:table-cell>
          <table:table-cell office:value-type="string" calcext:value-type="string">
            <text:p>urn:cite:croala:loci.ana.501519</text:p>
          </table:table-cell>
          <table:table-cell table:number-columns-repeated="1017"/>
        </table:table-row>
        <table:table-row table:style-name="ro2">
          <table:table-cell office:value-type="float" office:value="551903" calcext:value-type="float">
            <text:p>551903</text:p>
          </table:table-cell>
          <table:table-cell office:value-type="string" calcext:value-type="string">
            <text:p>Illyricum</text:p>
          </table:table-cell>
          <table:table-cell office:value-type="string" calcext:value-type="string">
            <text:p>estlocus1</text:p>
          </table:table-cell>
          <table:table-cell office:value-type="string" calcext:value-type="string">
            <text:p>Nuper Syria et Aegyptus subactae sunt, Thraciam, Illyricum, Macedoniam, Graeciam possidemus: si Hungari quoque certamen tentauerint, eandem sibi, quam coeterae gentes, quae cum Turcis pugnare ausae sunt, polliceantur fortunam.</text:p>
          </table:table-cell>
          <table:table-cell office:value-type="string" calcext:value-type="string">
            <text:p>urn:cts:croala:tubero.commentarii.croala-loci:body1.div11.div2.quote1.p1.s25.placeName8</text:p>
          </table:table-cell>
          <table:table-cell office:value-type="string" calcext:value-type="string">
            <text:p>urn:cite:croala:loci.551903</text:p>
          </table:table-cell>
          <table:table-cell office:value-type="string" calcext:value-type="string">
            <text:p>urn:cite:croala:loci.ana.551903</text:p>
          </table:table-cell>
          <table:table-cell table:number-columns-repeated="1017"/>
        </table:table-row>
        <table:table-row table:style-name="ro5">
          <table:table-cell office:value-type="float" office:value="560837" calcext:value-type="float">
            <text:p>560837</text:p>
          </table:table-cell>
          <table:table-cell office:value-type="string" calcext:value-type="string">
            <text:p>Illyricum</text:p>
          </table:table-cell>
          <table:table-cell office:value-type="string" calcext:value-type="string">
            <text:p>estlocus1</text:p>
          </table:table-cell>
          <table:table-cell office:value-type="string" calcext:value-type="string">
            <text:p>Nempe quum Arsia fluuius Illyricum ab agro Aquileiensi et Veneto dirimat, continens imperium usque ad Italiam, Inferiore Dalmatia in potestatem redacta, habebit.</text:p>
          </table:table-cell>
          <table:table-cell office:value-type="string" calcext:value-type="string">
            <text:p>urn:cts:croala:tubero.commentarii.croala-loci:body1.div11.div4.quote1.p1.s18.placeName5</text:p>
          </table:table-cell>
          <table:table-cell office:value-type="string" calcext:value-type="string">
            <text:p>urn:cite:croala:loci.560837</text:p>
          </table:table-cell>
          <table:table-cell office:value-type="string" calcext:value-type="string">
            <text:p>urn:cite:croala:loci.ana.560837</text:p>
          </table:table-cell>
          <table:table-cell table:number-columns-repeated="1017"/>
        </table:table-row>
        <table:table-row table:style-name="ro2">
          <table:table-cell office:value-type="float" office:value="223399" calcext:value-type="float">
            <text:p>223399</text:p>
          </table:table-cell>
          <table:table-cell office:value-type="string" calcext:value-type="string">
            <text:p>Istro</text:p>
          </table:table-cell>
          <table:table-cell office:value-type="string" calcext:value-type="string">
            <text:p>estlocus1</text:p>
          </table:table-cell>
          <table:table-cell office:value-type="string" calcext:value-type="string">
            <text:p>Cum Turcis, a quibus Istro flumine diuiduntur, multis annis uaria fortuna bellum gessere, tandem magis populationibus quam praeliis fessi tributi pensione finem incursionibus imposuere.</text:p>
          </table:table-cell>
          <table:table-cell office:value-type="string" calcext:value-type="string">
            <text:p>urn:cts:croala:tubero.commentarii.croala-loci:body1.div6.div2.p3.s3.placeName5</text:p>
          </table:table-cell>
          <table:table-cell office:value-type="string" calcext:value-type="string">
            <text:p>urn:cite:croala:loci.223399</text:p>
          </table:table-cell>
          <table:table-cell office:value-type="string" calcext:value-type="string">
            <text:p>urn:cite:croala:loci.ana.223399</text:p>
          </table:table-cell>
          <table:table-cell table:number-columns-repeated="1017"/>
        </table:table-row>
        <table:table-row table:style-name="ro2">
          <table:table-cell office:value-type="float" office:value="241084" calcext:value-type="float">
            <text:p>241084</text:p>
          </table:table-cell>
          <table:table-cell office:value-type="string" calcext:value-type="string">
            <text:p>Istro</text:p>
          </table:table-cell>
          <table:table-cell office:value-type="string" calcext:value-type="string">
            <text:p>estlocus1</text:p>
          </table:table-cell>
          <table:table-cell office:value-type="string" calcext:value-type="string">
            <text:p>Hoc in loco lustrato exercitu ex omnibus copiis circiter quadraginta millia hominum, qui armis et equis erant instructiores delegit, atque cum his traiecto Istro in Moldouiam perrexit.</text:p>
          </table:table-cell>
          <table:table-cell office:value-type="string" calcext:value-type="string">
            <text:p>urn:cts:croala:tubero.commentarii.croala-loci:body1.div6.div8.p2.s3.placeName24</text:p>
          </table:table-cell>
          <table:table-cell office:value-type="string" calcext:value-type="string">
            <text:p>urn:cite:croala:loci.241084</text:p>
          </table:table-cell>
          <table:table-cell office:value-type="string" calcext:value-type="string">
            <text:p>urn:cite:croala:loci.ana.241084</text:p>
          </table:table-cell>
          <table:table-cell table:number-columns-repeated="1017"/>
        </table:table-row>
        <table:table-row table:style-name="ro3">
          <table:table-cell office:value-type="float" office:value="258019" calcext:value-type="float">
            <text:p>258019</text:p>
          </table:table-cell>
          <table:table-cell office:value-type="string" calcext:value-type="string">
            <text:p>Istro</text:p>
          </table:table-cell>
          <table:table-cell office:value-type="string" calcext:value-type="string">
            <text:p>estlocus1</text:p>
          </table:table-cell>
          <table:table-cell office:value-type="string" calcext:value-type="string">
            <text:p>Deinde Peloponesum pulso inde Graeco rege occupauit, et demum quicquid terrarum Istro amne et mari Aegeo atque Ionio continetur, cum toto fere Illyrico, praeter maritimam Dalmatiae oram, atque eas regiones, quae ultra Naronem et Vrpanum amneis Hungaris regibus parent, in potestatem redegit, principibus regionum, quos interposita fide ad se euocauerat, nefarie necatis.</text:p>
          </table:table-cell>
          <table:table-cell office:value-type="string" calcext:value-type="string">
            <text:p>urn:cts:croala:tubero.commentarii.croala-loci:body1.div6.div12.p6.s7.placeName12</text:p>
          </table:table-cell>
          <table:table-cell office:value-type="string" calcext:value-type="string">
            <text:p>urn:cite:croala:loci.258019</text:p>
          </table:table-cell>
          <table:table-cell office:value-type="string" calcext:value-type="string">
            <text:p>urn:cite:croala:loci.ana.258019</text:p>
          </table:table-cell>
          <table:table-cell table:number-columns-repeated="1017"/>
        </table:table-row>
        <table:table-row table:style-name="ro3">
          <table:table-cell office:value-type="float" office:value="494105" calcext:value-type="float">
            <text:p>494105</text:p>
          </table:table-cell>
          <table:table-cell office:value-type="string" calcext:value-type="string">
            <text:p>Istro</text:p>
          </table:table-cell>
          <table:table-cell office:value-type="string" calcext:value-type="string">
            <text:p>estlocus1</text:p>
          </table:table-cell>
          <table:table-cell office:value-type="string" calcext:value-type="string">
            <text:p>Arx est in tumulo satis decliui, ab Illyricis regibus, antequam Turcae in Europam transgressi essent, extructa, incolae Chaualam uocant, inter Samandriam et Taurunum posita, paulo minus a Tauruno quam Samandria distans, praeterfluenti Istro (inde enim Danubius in Istri nomen abit) imminet; situ simul et operibus ac praesidio Turcarum locus satis munitus est.</text:p>
          </table:table-cell>
          <table:table-cell office:value-type="string" calcext:value-type="string">
            <text:p>urn:cts:croala:tubero.commentarii.croala-loci:body1.div10.div7.p1.s3.placeName33</text:p>
          </table:table-cell>
          <table:table-cell office:value-type="string" calcext:value-type="string">
            <text:p>urn:cite:croala:loci.494105</text:p>
          </table:table-cell>
          <table:table-cell office:value-type="string" calcext:value-type="string">
            <text:p>urn:cite:croala:loci.ana.494105</text:p>
          </table:table-cell>
          <table:table-cell table:number-columns-repeated="1017"/>
        </table:table-row>
        <table:table-row table:style-name="ro5">
          <table:table-cell office:value-type="float" office:value="200825" calcext:value-type="float">
            <text:p>200825</text:p>
          </table:table-cell>
          <table:table-cell office:value-type="string" calcext:value-type="string">
            <text:p>Italia</text:p>
          </table:table-cell>
          <table:table-cell office:value-type="string" calcext:value-type="string">
            <text:p>estlocus1</text:p>
          </table:table-cell>
          <table:table-cell office:value-type="string" calcext:value-type="string">
            <text:p>Nam multi ex proximis regionibus, Illyrico, Macedonia, Epiro, Graecia, Italia eo habitatum conuenere, ciuitatis magis institutis ac moribus quam soli felicitate ulla capti.</text:p>
          </table:table-cell>
          <table:table-cell office:value-type="string" calcext:value-type="string">
            <text:p>urn:cts:croala:tubero.commentarii.croala-loci:body1.div5.div4.p19.s2.placeName10</text:p>
          </table:table-cell>
          <table:table-cell office:value-type="string" calcext:value-type="string">
            <text:p>urn:cite:croala:loci.200825</text:p>
          </table:table-cell>
          <table:table-cell office:value-type="string" calcext:value-type="string">
            <text:p>urn:cite:croala:loci.ana.200825</text:p>
          </table:table-cell>
          <table:table-cell table:number-columns-repeated="1017"/>
        </table:table-row>
        <table:table-row table:style-name="ro2">
          <table:table-cell office:value-type="float" office:value="266987" calcext:value-type="float">
            <text:p>266987</text:p>
          </table:table-cell>
          <table:table-cell office:value-type="string" calcext:value-type="string">
            <text:p>Italia</text:p>
          </table:table-cell>
          <table:table-cell office:value-type="string" calcext:value-type="string">
            <text:p>estlocus1</text:p>
          </table:table-cell>
          <table:table-cell office:value-type="string" calcext:value-type="string">
            <text:p>Vicina est nobis Hungaria, ei contigui sunt Alemani, nec procul abest Italia, sicut armis militiae dissuetudine prope nuda, atque admodum imbellis, ita opibus ob terrae felicitatem et mercaturam, cui soli dedita est, refertissima.</text:p>
          </table:table-cell>
          <table:table-cell office:value-type="string" calcext:value-type="string">
            <text:p>urn:cts:croala:tubero.commentarii.croala-loci:body1.div6.div14.quote1.p1.s10.placeName12</text:p>
          </table:table-cell>
          <table:table-cell office:value-type="string" calcext:value-type="string">
            <text:p>urn:cite:croala:loci.266987</text:p>
          </table:table-cell>
          <table:table-cell office:value-type="string" calcext:value-type="string">
            <text:p>urn:cite:croala:loci.ana.266987</text:p>
          </table:table-cell>
          <table:table-cell table:number-columns-repeated="1017"/>
        </table:table-row>
        <table:table-row table:style-name="ro10">
          <table:table-cell office:value-type="float" office:value="307798" calcext:value-type="float">
            <text:p>307798</text:p>
          </table:table-cell>
          <table:table-cell office:value-type="string" calcext:value-type="string">
            <text:p>Italia</text:p>
          </table:table-cell>
          <table:table-cell office:value-type="string" calcext:value-type="string">
            <text:p>estlocus1</text:p>
          </table:table-cell>
          <table:table-cell office:value-type="string" calcext:value-type="string">
            <text:p>Caeterum tametsi satis memoria teneo quos suscepto operi constituerim fines, tamen sicuti Italia haud longo Hadriatici maris interuallo ab Illyrico et caeteris regionibus, quarum praecipue euenta literis mandamus, dirimitur, ita nec remotior a proposito digressio uideri debet, si praesentium rerum ordine admonitus duorum Italiae principum, Alfonsi Secundi Neapolitani regis, et Lodouici Sforciae Mauri, qui aliquot annis Mediolanense administrauit imperium, horrendos ac miserabiles casus, tragoediaque quam historia digniores institutis inseruero rebus ― tametsi alterius exitum superius attigerim tantummodo ― quandoquidem ea res neque ab historia nostra tempore disiuncta sit, et Dei prouidentiam, assertorisque humani generis Christi illud dictum, quo affirmauit unicuique eadem mensura, qua quis aliis mensus fuerit, remensum iri apertissime comprobet.</text:p>
          </table:table-cell>
          <table:table-cell office:value-type="string" calcext:value-type="string">
            <text:p>urn:cts:croala:tubero.commentarii.croala-loci:body1.div7.div10.p3.s1.placeName13</text:p>
          </table:table-cell>
          <table:table-cell office:value-type="string" calcext:value-type="string">
            <text:p>urn:cite:croala:loci.307798</text:p>
          </table:table-cell>
          <table:table-cell office:value-type="string" calcext:value-type="string">
            <text:p>urn:cite:croala:loci.ana.307798</text:p>
          </table:table-cell>
          <table:table-cell table:number-columns-repeated="1017"/>
        </table:table-row>
        <table:table-row table:style-name="ro2">
          <table:table-cell office:value-type="float" office:value="310680" calcext:value-type="float">
            <text:p>310680</text:p>
          </table:table-cell>
          <table:table-cell office:value-type="string" calcext:value-type="string">
            <text:p>Italia</text:p>
          </table:table-cell>
          <table:table-cell office:value-type="string" calcext:value-type="string">
            <text:p>estlocus1</text:p>
          </table:table-cell>
          <table:table-cell office:value-type="string" calcext:value-type="string">
            <text:p>Quae quidem res non modo uiro meo, sed et tibi magno splendori atque additamento est futura: nobis enim nostra reddita libertate haud parum procul dubio ad tuas accedet uires, quandoquidem Mediolanense imperium nulli in Italia imperio opibus cedat.</text:p>
          </table:table-cell>
          <table:table-cell office:value-type="string" calcext:value-type="string">
            <text:p>urn:cts:croala:tubero.commentarii.croala-loci:body1.div7.div11.quote1.p1.s5.placeName35</text:p>
          </table:table-cell>
          <table:table-cell office:value-type="string" calcext:value-type="string">
            <text:p>urn:cite:croala:loci.310680</text:p>
          </table:table-cell>
          <table:table-cell office:value-type="string" calcext:value-type="string">
            <text:p>urn:cite:croala:loci.ana.310680</text:p>
          </table:table-cell>
          <table:table-cell table:number-columns-repeated="1017"/>
        </table:table-row>
        <table:table-row table:style-name="ro4">
          <table:table-cell office:value-type="float" office:value="313987" calcext:value-type="float">
            <text:p>313987</text:p>
          </table:table-cell>
          <table:table-cell office:value-type="string" calcext:value-type="string">
            <text:p>Italia</text:p>
          </table:table-cell>
          <table:table-cell office:value-type="string" calcext:value-type="string">
            <text:p>estlocus1</text:p>
          </table:table-cell>
          <table:table-cell office:value-type="string" calcext:value-type="string">
            <text:p>Quum igitur Lodouicus Sforcia, cuius in Italia id temporis ob ingenii calliditatem longe maxima erat auctoritas, percepisset Alfonsum a suis ciuibus odio haberi, pontifici infensum esse, ratus, ut erat, datam sibi ad oppugnandum hostem occasionem, et ipse socium se addit pontifici Neapolitanisque principibus ad euertendum Alfonsi regnum.</text:p>
          </table:table-cell>
          <table:table-cell office:value-type="string" calcext:value-type="string">
            <text:p>urn:cts:croala:tubero.commentarii.croala-loci:body1.div7.div12.p6.s1.placeName7</text:p>
          </table:table-cell>
          <table:table-cell office:value-type="string" calcext:value-type="string">
            <text:p>urn:cite:croala:loci.313987</text:p>
          </table:table-cell>
          <table:table-cell office:value-type="string" calcext:value-type="string">
            <text:p>urn:cite:croala:loci.ana.313987</text:p>
          </table:table-cell>
          <table:table-cell table:number-columns-repeated="1017"/>
        </table:table-row>
        <table:table-row table:style-name="ro4">
          <table:table-cell office:value-type="float" office:value="318107" calcext:value-type="float">
            <text:p>318107</text:p>
          </table:table-cell>
          <table:table-cell office:value-type="string" calcext:value-type="string">
            <text:p>Italia</text:p>
          </table:table-cell>
          <table:table-cell office:value-type="string" calcext:value-type="string">
            <text:p>estlocus1</text:p>
          </table:table-cell>
          <table:table-cell office:value-type="string" calcext:value-type="string">
            <text:p>Statuerant autem Veneti uanis animis uictoriam sibi, ut diximus, pollicentes Gallos ab inuadenda Italia aut regis nece captiuitateue, aut magna Gallici exercitus strage deterrere, quo scilicet, submotis externis hostibus, fractisque Neapolitanorum regum opibus, totius Italiae facilius potirentur.</text:p>
          </table:table-cell>
          <table:table-cell office:value-type="string" calcext:value-type="string">
            <text:p>urn:cts:croala:tubero.commentarii.croala-loci:body1.div7.div13.p4.s3.placeName14</text:p>
          </table:table-cell>
          <table:table-cell office:value-type="string" calcext:value-type="string">
            <text:p>urn:cite:croala:loci.318107</text:p>
          </table:table-cell>
          <table:table-cell office:value-type="string" calcext:value-type="string">
            <text:p>urn:cite:croala:loci.ana.318107</text:p>
          </table:table-cell>
          <table:table-cell table:number-columns-repeated="1017"/>
        </table:table-row>
        <table:table-row table:style-name="ro4">
          <table:table-cell office:value-type="float" office:value="319118" calcext:value-type="float">
            <text:p>319118</text:p>
          </table:table-cell>
          <table:table-cell office:value-type="string" calcext:value-type="string">
            <text:p>Italia</text:p>
          </table:table-cell>
          <table:table-cell office:value-type="string" calcext:value-type="string">
            <text:p>estlocus1</text:p>
          </table:table-cell>
          <table:table-cell office:value-type="string" calcext:value-type="string">
            <text:p>Qui quidem eo et in Gallum mobili fide extitit, dum illum Italia propere excedere cupit, ne, ut quidam arbitrantur, causam parricidii dicere apud regem cogeretur, et conuictus sceleris e Mediolanensium imperio pelleretur, constituto in eius locum consobrino suo Lodouico Genebiorum duce, quam ciuitatem nunc Aureliensem uocant.</text:p>
          </table:table-cell>
          <table:table-cell office:value-type="string" calcext:value-type="string">
            <text:p>urn:cts:croala:tubero.commentarii.croala-loci:body1.div7.div13.p5.s3.placeName12</text:p>
          </table:table-cell>
          <table:table-cell office:value-type="string" calcext:value-type="string">
            <text:p>urn:cite:croala:loci.319118</text:p>
          </table:table-cell>
          <table:table-cell office:value-type="string" calcext:value-type="string">
            <text:p>urn:cite:croala:loci.ana.319118</text:p>
          </table:table-cell>
          <table:table-cell table:number-columns-repeated="1017"/>
        </table:table-row>
        <table:table-row table:style-name="ro5">
          <table:table-cell office:value-type="float" office:value="320822" calcext:value-type="float">
            <text:p>320822</text:p>
          </table:table-cell>
          <table:table-cell office:value-type="string" calcext:value-type="string">
            <text:p>Italia</text:p>
          </table:table-cell>
          <table:table-cell office:value-type="string" calcext:value-type="string">
            <text:p>estlocus1</text:p>
          </table:table-cell>
          <table:table-cell office:value-type="string" calcext:value-type="string">
            <text:p>Quo facto celebrata in Italia ad illam diem Gallorum fortitudo ad ludibrium redisse uisa est, quippe quos non uirtute, sed impetu ualere iam inde omnes arbitrati sunt.</text:p>
          </table:table-cell>
          <table:table-cell office:value-type="string" calcext:value-type="string">
            <text:p>urn:cts:croala:tubero.commentarii.croala-loci:body1.div7.div14.p1.s2.placeName5</text:p>
          </table:table-cell>
          <table:table-cell office:value-type="string" calcext:value-type="string">
            <text:p>urn:cite:croala:loci.320822</text:p>
          </table:table-cell>
          <table:table-cell office:value-type="string" calcext:value-type="string">
            <text:p>urn:cite:croala:loci.ana.320822</text:p>
          </table:table-cell>
          <table:table-cell table:number-columns-repeated="1017"/>
        </table:table-row>
        <table:table-row table:style-name="ro4">
          <table:table-cell office:value-type="float" office:value="321667" calcext:value-type="float">
            <text:p>321667</text:p>
          </table:table-cell>
          <table:table-cell office:value-type="string" calcext:value-type="string">
            <text:p>Italia</text:p>
          </table:table-cell>
          <table:table-cell office:value-type="string" calcext:value-type="string">
            <text:p>estlocus1</text:p>
          </table:table-cell>
          <table:table-cell office:value-type="string" calcext:value-type="string">
            <text:p>Carolus amisso Neapolitano regno, quod sane, ut dictum est, non tam armis quam uoluntaria incolarum deditione occupauerat, suisque ex tota Italia pulsis, secundam in Italos, Venetos imprimis, decernit expeditionem, quam dum maximo conatu parat, neruorum resolutione, quem morbum Graeca uoce paralysim uocant, subito extinctus est, sobole nulla ex sese relicta.</text:p>
          </table:table-cell>
          <table:table-cell office:value-type="string" calcext:value-type="string">
            <text:p>urn:cts:croala:tubero.commentarii.croala-loci:body1.div7.div14.p2.s1.placeName21</text:p>
          </table:table-cell>
          <table:table-cell office:value-type="string" calcext:value-type="string">
            <text:p>urn:cite:croala:loci.321667</text:p>
          </table:table-cell>
          <table:table-cell office:value-type="string" calcext:value-type="string">
            <text:p>urn:cite:croala:loci.ana.321667</text:p>
          </table:table-cell>
          <table:table-cell table:number-columns-repeated="1017"/>
        </table:table-row>
        <table:table-row table:style-name="ro4">
          <table:table-cell office:value-type="float" office:value="328438" calcext:value-type="float">
            <text:p>328438</text:p>
          </table:table-cell>
          <table:table-cell office:value-type="string" calcext:value-type="string">
            <text:p>Italia</text:p>
          </table:table-cell>
          <table:table-cell office:value-type="string" calcext:value-type="string">
            <text:p>estlocus1</text:p>
          </table:table-cell>
          <table:table-cell office:value-type="string" calcext:value-type="string">
            <text:p>Etenim praeterquam quod haec gens proferendis imperii finibus semper studet, malebat cum Gallis in Italia quam in Graecia rem gerere, propterea quod in aliena terra et uictoriam gloriosiorem esse, et uinci minus periculosum censebat, ubi scilicet uicti non regionis, sed militum detrimentum essent accepturi.</text:p>
          </table:table-cell>
          <table:table-cell office:value-type="string" calcext:value-type="string">
            <text:p>urn:cts:croala:tubero.commentarii.croala-loci:body1.div7.div16.p6.s1.placeName15</text:p>
          </table:table-cell>
          <table:table-cell office:value-type="string" calcext:value-type="string">
            <text:p>urn:cite:croala:loci.328438</text:p>
          </table:table-cell>
          <table:table-cell office:value-type="string" calcext:value-type="string">
            <text:p>urn:cite:croala:loci.ana.328438</text:p>
          </table:table-cell>
          <table:table-cell table:number-columns-repeated="1017"/>
        </table:table-row>
        <table:table-row table:style-name="ro3">
          <table:table-cell office:value-type="float" office:value="337163" calcext:value-type="float">
            <text:p>337163</text:p>
          </table:table-cell>
          <table:table-cell office:value-type="string" calcext:value-type="string">
            <text:p>Italia</text:p>
          </table:table-cell>
          <table:table-cell office:value-type="string" calcext:value-type="string">
            <text:p>estlocus1</text:p>
          </table:table-cell>
          <table:table-cell office:value-type="string" calcext:value-type="string">
            <text:p>Veneti animaduertentes ingentem tum terrestrem, tum naualem Turcarum apparatum, seque non terra modo, qua sane parte nullas prorsus uires habebant, sed et mari hosti per se impares esse, aerarium continuis tot annorum bellis pene exhaustum, in Italia nihil amici, uerum omnia aduersa atque hostilia, Gallorum regis societatem ob animum non satis amicum specie amplam quam re utilem esse, ad tentandam spem pacis sese conferunt.</text:p>
          </table:table-cell>
          <table:table-cell office:value-type="string" calcext:value-type="string">
            <text:p>urn:cts:croala:tubero.commentarii.croala-loci:body1.div8.div1.p1.s1.placeName37</text:p>
          </table:table-cell>
          <table:table-cell office:value-type="string" calcext:value-type="string">
            <text:p>urn:cite:croala:loci.337163</text:p>
          </table:table-cell>
          <table:table-cell office:value-type="string" calcext:value-type="string">
            <text:p>urn:cite:croala:loci.ana.337163</text:p>
          </table:table-cell>
          <table:table-cell table:number-columns-repeated="1017"/>
        </table:table-row>
        <table:table-row table:style-name="ro2">
          <table:table-cell office:value-type="float" office:value="367238" calcext:value-type="float">
            <text:p>367238</text:p>
          </table:table-cell>
          <table:table-cell office:value-type="string" calcext:value-type="string">
            <text:p>Italia</text:p>
          </table:table-cell>
          <table:table-cell office:value-type="string" calcext:value-type="string">
            <text:p>estlocus2</text:p>
          </table:table-cell>
          <table:table-cell office:value-type="string" calcext:value-type="string">
            <text:p>Iam enim Lodouicus Aureliensis Duodecimus, Francorum rex, Italia Circumpadana atque Mediolanensi imperio occupato, diuiserat cum Ferdinando Hispano rege, ut supra diximus, regnum Neapolitanum, eiecto inde Friderico, Alfonsi Secundi fratre.</text:p>
          </table:table-cell>
          <table:table-cell office:value-type="string" calcext:value-type="string">
            <text:p>urn:cts:croala:tubero.commentarii.croala-loci:body1.div8.div11.p1.s3.placeName8</text:p>
          </table:table-cell>
          <table:table-cell office:value-type="string" calcext:value-type="string">
            <text:p>urn:cite:croala:loci.367238</text:p>
          </table:table-cell>
          <table:table-cell office:value-type="string" calcext:value-type="string">
            <text:p>urn:cite:croala:loci.ana.367238</text:p>
          </table:table-cell>
          <table:table-cell table:number-columns-repeated="1017"/>
        </table:table-row>
        <table:table-row table:style-name="ro4">
          <table:table-cell office:value-type="float" office:value="373774" calcext:value-type="float">
            <text:p>373774</text:p>
          </table:table-cell>
          <table:table-cell office:value-type="string" calcext:value-type="string">
            <text:p>Italia</text:p>
          </table:table-cell>
          <table:table-cell office:value-type="string" calcext:value-type="string">
            <text:p>estlocus2</text:p>
          </table:table-cell>
          <table:table-cell office:value-type="string" calcext:value-type="string">
            <text:p>Quod ubi Francorum rex Lodouicus Aureliensis accepit, accusata Hispanorum fraude, suorum ignauia, exercitum in Circumpadana Italia reparare constituit, quo celeriter confecto, regnum Neapolitanum repeti iubet, creato exercitus duce Francisco Gonzaga, principe Mantuano.</text:p>
          </table:table-cell>
          <table:table-cell office:value-type="string" calcext:value-type="string">
            <text:p>urn:cts:croala:tubero.commentarii.croala-loci:body1.div8.div13.p1.s1.placeName16</text:p>
          </table:table-cell>
          <table:table-cell office:value-type="string" calcext:value-type="string">
            <text:p>urn:cite:croala:loci.373774</text:p>
          </table:table-cell>
          <table:table-cell office:value-type="string" calcext:value-type="string">
            <text:p>urn:cite:croala:loci.ana.373774</text:p>
          </table:table-cell>
          <table:table-cell table:number-columns-repeated="1017"/>
        </table:table-row>
        <table:table-row table:style-name="ro8">
          <table:table-cell office:value-type="float" office:value="375352" calcext:value-type="float">
            <text:p>375352</text:p>
          </table:table-cell>
          <table:table-cell office:value-type="string" calcext:value-type="string">
            <text:p>Italia</text:p>
          </table:table-cell>
          <table:table-cell office:value-type="string" calcext:value-type="string">
            <text:p>estlocus1</text:p>
          </table:table-cell>
          <table:table-cell office:value-type="string" calcext:value-type="string">
            <text:p>Per idem tempus Veneti, semel felicem perfidiam Barletano praelio aduersus Gallos experti, simulque occasione utendum rati, cum Bartholomeo Liuiano duce exercitus sui consilium ineunt, ut is simulata defectione cum trecentis equitibus conferat se ad regnum Neapolitanum, ac praetextu transfugae adiungat se Hispanis copiis, per speciemque Consaluo ac regi Hispano fortem operam nauandi curet Gallos a finibus regni Neapolitani haud incruentos abire, atque externos homines sua ipsorum strage ab occupanda Italia deterrere.</text:p>
          </table:table-cell>
          <table:table-cell office:value-type="string" calcext:value-type="string">
            <text:p>urn:cts:croala:tubero.commentarii.croala-loci:body1.div8.div13.p3.s1.placeName70</text:p>
          </table:table-cell>
          <table:table-cell office:value-type="string" calcext:value-type="string">
            <text:p>urn:cite:croala:loci.375352</text:p>
          </table:table-cell>
          <table:table-cell office:value-type="string" calcext:value-type="string">
            <text:p>urn:cite:croala:loci.ana.375352</text:p>
          </table:table-cell>
          <table:table-cell table:number-columns-repeated="1017"/>
        </table:table-row>
        <table:table-row table:style-name="ro2">
          <table:table-cell office:value-type="float" office:value="377209" calcext:value-type="float">
            <text:p>377209</text:p>
          </table:table-cell>
          <table:table-cell office:value-type="string" calcext:value-type="string">
            <text:p>Italia</text:p>
          </table:table-cell>
          <table:table-cell office:value-type="string" calcext:value-type="string">
            <text:p>estlocus1</text:p>
          </table:table-cell>
          <table:table-cell office:value-type="string" calcext:value-type="string">
            <text:p>Nihil enim regem latebat eorum, quae Veneti aduersus Gallos in Italia moliti fuerant, Ioanne Laschare, qui regii oratoris nomine apud Venetos id temporis agebat, omnia Venetorum consilia et callidissime explorante, et ad regem per occultos nuntios deferente.</text:p>
          </table:table-cell>
          <table:table-cell office:value-type="string" calcext:value-type="string">
            <text:p>urn:cts:croala:tubero.commentarii.croala-loci:body1.div8.div14.p1.s2.placeName11</text:p>
          </table:table-cell>
          <table:table-cell office:value-type="string" calcext:value-type="string">
            <text:p>urn:cite:croala:loci.377209</text:p>
          </table:table-cell>
          <table:table-cell office:value-type="string" calcext:value-type="string">
            <text:p>urn:cite:croala:loci.ana.377209</text:p>
          </table:table-cell>
          <table:table-cell table:number-columns-repeated="1017"/>
        </table:table-row>
        <table:table-row table:style-name="ro9">
          <table:table-cell office:value-type="float" office:value="391889" calcext:value-type="float">
            <text:p>391889</text:p>
          </table:table-cell>
          <table:table-cell office:value-type="string" calcext:value-type="string">
            <text:p>Italia</text:p>
          </table:table-cell>
          <table:table-cell office:value-type="string" calcext:value-type="string">
            <text:p>estlocus1</text:p>
          </table:table-cell>
          <table:table-cell office:value-type="string" calcext:value-type="string">
            <text:p>Caeterum Maximiliano, qui et ipse Venetis sese acerrimum hostem prae se ferebat, ingenti uulnere filii morte icto, bellum Venetum, quoad is elugeret, dilatum est, eo magis quia Maximilianus uano spiritu inflatus primas aduersus Venetos partes sibi deposcens tam in regem Francorum quam in Iulium pontificem mobili esse animo habebatur, propterea quod ita Venetis, quas in Italia tenebant urbes, eripi uolebat, ut etiam a iure pontificis Francorumque imperio Italia eximeretur, atque imperator Alemanus, quem quidam Germani principes regem Romanum dictum in imperatorem Christiani exercitus designant, in sua ditione Italiam solus haberet.</text:p>
          </table:table-cell>
          <table:table-cell office:value-type="string" calcext:value-type="string">
            <text:p>urn:cts:croala:tubero.commentarii.croala-loci:body1.div8.div17.p4.s1.placeName56</text:p>
          </table:table-cell>
          <table:table-cell office:value-type="string" calcext:value-type="string">
            <text:p>urn:cite:croala:loci.391889</text:p>
          </table:table-cell>
          <table:table-cell office:value-type="string" calcext:value-type="string">
            <text:p>urn:cite:croala:loci.ana.391889</text:p>
          </table:table-cell>
          <table:table-cell table:number-columns-repeated="1017"/>
        </table:table-row>
        <table:table-row table:style-name="ro9">
          <table:table-cell office:value-type="float" office:value="391946" calcext:value-type="float">
            <text:p>391946</text:p>
          </table:table-cell>
          <table:table-cell office:value-type="string" calcext:value-type="string">
            <text:p>Italia</text:p>
          </table:table-cell>
          <table:table-cell office:value-type="string" calcext:value-type="string">
            <text:p>estlocus1</text:p>
          </table:table-cell>
          <table:table-cell office:value-type="string" calcext:value-type="string">
            <text:p>Caeterum Maximiliano, qui et ipse Venetis sese acerrimum hostem prae se ferebat, ingenti uulnere filii morte icto, bellum Venetum, quoad is elugeret, dilatum est, eo magis quia Maximilianus uano spiritu inflatus primas aduersus Venetos partes sibi deposcens tam in regem Francorum quam in Iulium pontificem mobili esse animo habebatur, propterea quod ita Venetis, quas in Italia tenebant urbes, eripi uolebat, ut etiam a iure pontificis Francorumque imperio Italia eximeretur, atque imperator Alemanus, quem quidam Germani principes regem Romanum dictum in imperatorem Christiani exercitus designant, in sua ditione Italiam solus haberet.</text:p>
          </table:table-cell>
          <table:table-cell office:value-type="string" calcext:value-type="string">
            <text:p>urn:cts:croala:tubero.commentarii.croala-loci:body1.div8.div17.p4.s1.placeName68</text:p>
          </table:table-cell>
          <table:table-cell office:value-type="string" calcext:value-type="string">
            <text:p>urn:cite:croala:loci.391946</text:p>
          </table:table-cell>
          <table:table-cell office:value-type="string" calcext:value-type="string">
            <text:p>urn:cite:croala:loci.ana.391946</text:p>
          </table:table-cell>
          <table:table-cell table:number-columns-repeated="1017"/>
        </table:table-row>
        <table:table-row table:style-name="ro3">
          <table:table-cell office:value-type="float" office:value="398637" calcext:value-type="float">
            <text:p>398637</text:p>
          </table:table-cell>
          <table:table-cell office:value-type="string" calcext:value-type="string">
            <text:p>Italia</text:p>
          </table:table-cell>
          <table:table-cell office:value-type="string" calcext:value-type="string">
            <text:p>estlocus2</text:p>
          </table:table-cell>
          <table:table-cell office:value-type="string" calcext:value-type="string">
            <text:p>His artibus tot urbes in Circumpadana Italia imperio suo adiunxerunt, Cretam et Cyprum insulas interceperunt, et quia puero Cyprio rege ueneno sublato inuidiam uerebantur, conuocatos fide interposita omnes eius insulae principes atque in nauibus impositos, ne quis superesset, qui spem eorum sollicitam faceret, miserrima omnium morte illata in altum demersere.</text:p>
          </table:table-cell>
          <table:table-cell office:value-type="string" calcext:value-type="string">
            <text:p>urn:cts:croala:tubero.commentarii.croala-loci:body1.div9.div1.quote1.p1.s11.placeName7</text:p>
          </table:table-cell>
          <table:table-cell office:value-type="string" calcext:value-type="string">
            <text:p>urn:cite:croala:loci.398637</text:p>
          </table:table-cell>
          <table:table-cell office:value-type="string" calcext:value-type="string">
            <text:p>urn:cite:croala:loci.ana.398637</text:p>
          </table:table-cell>
          <table:table-cell table:number-columns-repeated="1017"/>
        </table:table-row>
        <table:table-row table:style-name="ro8">
          <table:table-cell office:value-type="float" office:value="401117" calcext:value-type="float">
            <text:p>401117</text:p>
          </table:table-cell>
          <table:table-cell office:value-type="string" calcext:value-type="string">
            <text:p>Italia</text:p>
          </table:table-cell>
          <table:table-cell office:value-type="string" calcext:value-type="string">
            <text:p>estlocus1</text:p>
          </table:table-cell>
          <table:table-cell office:value-type="string" calcext:value-type="string">
            <text:p>Contra rex (tametsi intelligebat, qua mente pontifex modestiam ei suaderet: nempe, ut demonstrauimus, pontificis consilium erat Venetorum spiritus submitti, non autem Francorum uires in Italia augeri) se primas huius belli partes libenter sumpturum respondet, daturumque operam, ut Veneti dignas improbitate sua poenas luant, seque ita in potestate Romani pontificis futurum, ut caeteris quoque Christianis testatum sit Lodouicum, Francorum regem, nihil sua seorsum causa facere, sed omnia ad communem utilitatem referre.</text:p>
          </table:table-cell>
          <table:table-cell office:value-type="string" calcext:value-type="string">
            <text:p>urn:cts:croala:tubero.commentarii.croala-loci:body1.div9.div1.p4.s2.placeName25</text:p>
          </table:table-cell>
          <table:table-cell office:value-type="string" calcext:value-type="string">
            <text:p>urn:cite:croala:loci.401117</text:p>
          </table:table-cell>
          <table:table-cell office:value-type="string" calcext:value-type="string">
            <text:p>urn:cite:croala:loci.ana.401117</text:p>
          </table:table-cell>
          <table:table-cell table:number-columns-repeated="1017"/>
        </table:table-row>
        <table:table-row table:style-name="ro4">
          <table:table-cell office:value-type="float" office:value="409789" calcext:value-type="float">
            <text:p>409789</text:p>
          </table:table-cell>
          <table:table-cell office:value-type="string" calcext:value-type="string">
            <text:p>Italia</text:p>
          </table:table-cell>
          <table:table-cell office:value-type="string" calcext:value-type="string">
            <text:p>estlocus2</text:p>
          </table:table-cell>
          <table:table-cell office:value-type="string" calcext:value-type="string">
            <text:p>Maximilianus ubi accepit res Venetorum uno praelio aduerso uehementer accisas esse, ratus occasionem sibi quoque oblatam adiungendi imperio suo quicquid urbium in Circumpadana Italia a Gallo rege relictum erat, misso Veronam quodam Alemano episcopo urbem ciuium uoluntate in suam ditionem redegit.</text:p>
          </table:table-cell>
          <table:table-cell office:value-type="string" calcext:value-type="string">
            <text:p>urn:cts:croala:tubero.commentarii.croala-loci:body1.div9.div4.p4.s1.placeName24</text:p>
          </table:table-cell>
          <table:table-cell office:value-type="string" calcext:value-type="string">
            <text:p>urn:cite:croala:loci.409789</text:p>
          </table:table-cell>
          <table:table-cell office:value-type="string" calcext:value-type="string">
            <text:p>urn:cite:croala:loci.ana.409789</text:p>
          </table:table-cell>
          <table:table-cell table:number-columns-repeated="1017"/>
        </table:table-row>
        <table:table-row table:style-name="ro2">
          <table:table-cell office:value-type="float" office:value="411714" calcext:value-type="float">
            <text:p>411714</text:p>
          </table:table-cell>
          <table:table-cell office:value-type="string" calcext:value-type="string">
            <text:p>Italia</text:p>
          </table:table-cell>
          <table:table-cell office:value-type="string" calcext:value-type="string">
            <text:p>estlocus1</text:p>
          </table:table-cell>
          <table:table-cell office:value-type="string" calcext:value-type="string">
            <text:p>Iulius pontifex de Gallis Italia eliminandis uoluit consilia, cum Venetis reconciliatur, Ferrariae duci bellum indicit; irritum in Gallia celebratur concilium; pontifex a Mirandula repellitur, Hispanos rupto foedere in Gallos concitat.</text:p>
          </table:table-cell>
          <table:table-cell office:value-type="string" calcext:value-type="string">
            <text:p>urn:cts:croala:tubero.commentarii.croala-loci:body1.div9.div5.argument1.p1.s1.placeName5</text:p>
          </table:table-cell>
          <table:table-cell office:value-type="string" calcext:value-type="string">
            <text:p>urn:cite:croala:loci.411714</text:p>
          </table:table-cell>
          <table:table-cell office:value-type="string" calcext:value-type="string">
            <text:p>urn:cite:croala:loci.ana.411714</text:p>
          </table:table-cell>
          <table:table-cell table:number-columns-repeated="1017"/>
        </table:table-row>
        <table:table-row table:style-name="ro11">
          <table:table-cell office:value-type="float" office:value="412064" calcext:value-type="float">
            <text:p>412064</text:p>
          </table:table-cell>
          <table:table-cell office:value-type="string" calcext:value-type="string">
            <text:p>Italia</text:p>
          </table:table-cell>
          <table:table-cell office:value-type="string" calcext:value-type="string">
            <text:p>estlocus1</text:p>
          </table:table-cell>
          <table:table-cell office:value-type="string" calcext:value-type="string">
            <text:p>Iulius Secundus, pontifex Romanus, uidens totam profligati Veneti gloriam penes Lodouicum Duodecimum, Francorum regem, haud immerito esse, simul Ligustico ingenio, unde originem ducebat, quietis impatiens, ad haec aegre ferens, sibique ac Ecclesiae Romanae metuens si externi et maximi regum armis opprimeretur Italia, satis gnarus pontificiam maiestatem magis opibus ac Christianorum regum stultitia quam religione aut uitae sanctimonia stare, caepit animo uolutare, quemadmodum a Gallorum seruitute eam tutam liberamque redderet, quasi (ut plaerique falsa opinione ducti arbitrantur) omnes Christiani, sub quocunque hi coelo nati sint, non essent eiusdem ciuitatis ciues, referretque quidquam Germanus, Gallusue, an Hispanus Italiam teneat, modo illi rector non desit, qui una cum armis iustitiam colat, gentemque ingenio sane praestantem ac regionis felicitate fortunatam, sed seditionibus et desidia laborantem, et ob id imbellem atque opportunam externorum iniuriae, tueretur.</text:p>
          </table:table-cell>
          <table:table-cell office:value-type="string" calcext:value-type="string">
            <text:p>urn:cts:croala:tubero.commentarii.croala-loci:body1.div9.div5.p1.s1.placeName42</text:p>
          </table:table-cell>
          <table:table-cell office:value-type="string" calcext:value-type="string">
            <text:p>urn:cite:croala:loci.412064</text:p>
          </table:table-cell>
          <table:table-cell office:value-type="string" calcext:value-type="string">
            <text:p>urn:cite:croala:loci.ana.412064</text:p>
          </table:table-cell>
          <table:table-cell table:number-columns-repeated="1017"/>
        </table:table-row>
        <table:table-row table:style-name="ro4">
          <table:table-cell office:value-type="float" office:value="412613" calcext:value-type="float">
            <text:p>412613</text:p>
          </table:table-cell>
          <table:table-cell office:value-type="string" calcext:value-type="string">
            <text:p>Italia</text:p>
          </table:table-cell>
          <table:table-cell office:value-type="string" calcext:value-type="string">
            <text:p>estlocus1</text:p>
          </table:table-cell>
          <table:table-cell office:value-type="string" calcext:value-type="string">
            <text:p>Quo consilio capto pontifex omnia diuina atque humana iura permiscuit, nec solum pontificis, sed ne Christiani quidem hominis officio fungi curauit, dum Francos ex Italia pellere conatur, non communi quidem Christianorum utilitati, ut pontificem decet, inseruiens, sed quo securior ipse luxui ac superbiae amoto censore indulgeret.</text:p>
          </table:table-cell>
          <table:table-cell office:value-type="string" calcext:value-type="string">
            <text:p>urn:cts:croala:tubero.commentarii.croala-loci:body1.div9.div5.p2.s1.placeName25</text:p>
          </table:table-cell>
          <table:table-cell office:value-type="string" calcext:value-type="string">
            <text:p>urn:cite:croala:loci.412613</text:p>
          </table:table-cell>
          <table:table-cell office:value-type="string" calcext:value-type="string">
            <text:p>urn:cite:croala:loci.ana.412613</text:p>
          </table:table-cell>
          <table:table-cell table:number-columns-repeated="1017"/>
        </table:table-row>
        <table:table-row table:style-name="ro2">
          <table:table-cell office:value-type="float" office:value="419120" calcext:value-type="float">
            <text:p>419120</text:p>
          </table:table-cell>
          <table:table-cell office:value-type="string" calcext:value-type="string">
            <text:p>Italia</text:p>
          </table:table-cell>
          <table:table-cell office:value-type="string" calcext:value-type="string">
            <text:p>estlocus1</text:p>
          </table:table-cell>
          <table:table-cell office:value-type="string" calcext:value-type="string">
            <text:p>Itaque Caston Fuxius, Francorum regis sorore ortus, cui summa rei Gallicae in Italia permissa erat a rege, iuuenis raro animi simul et corporis robore, lustrato ad Ferrariam exercitu pergit ad hostem.</text:p>
          </table:table-cell>
          <table:table-cell office:value-type="string" calcext:value-type="string">
            <text:p>urn:cts:croala:tubero.commentarii.croala-loci:body1.div9.div7.p1.s3.placeName13</text:p>
          </table:table-cell>
          <table:table-cell office:value-type="string" calcext:value-type="string">
            <text:p>urn:cite:croala:loci.419120</text:p>
          </table:table-cell>
          <table:table-cell office:value-type="string" calcext:value-type="string">
            <text:p>urn:cite:croala:loci.ana.419120</text:p>
          </table:table-cell>
          <table:table-cell table:number-columns-repeated="1017"/>
        </table:table-row>
        <table:table-row table:style-name="ro4">
          <table:table-cell office:value-type="float" office:value="421939" calcext:value-type="float">
            <text:p>421939</text:p>
          </table:table-cell>
          <table:table-cell office:value-type="string" calcext:value-type="string">
            <text:p>Italia</text:p>
          </table:table-cell>
          <table:table-cell office:value-type="string" calcext:value-type="string">
            <text:p>estlocus1</text:p>
          </table:table-cell>
          <table:table-cell office:value-type="string" calcext:value-type="string">
            <text:p>Cardinalis San Seuerinas Flaminiae urbes Gallici consilii nomine occupat; Hispani ad Pampelonam belli sedem constituunt; Maximilianus imperator copias suas a Gallis reuocat; hinc Galli ex Italia migrare coguntur; Hispanorum praesidia eis ubique succedunt; Helueti, auxiliares Venetorum, tumultuantur et gressum referunt.</text:p>
          </table:table-cell>
          <table:table-cell office:value-type="string" calcext:value-type="string">
            <text:p>urn:cts:croala:tubero.commentarii.croala-loci:body1.div9.div8.argument1.p1.s1.placeName26</text:p>
          </table:table-cell>
          <table:table-cell office:value-type="string" calcext:value-type="string">
            <text:p>urn:cite:croala:loci.421939</text:p>
          </table:table-cell>
          <table:table-cell office:value-type="string" calcext:value-type="string">
            <text:p>urn:cite:croala:loci.ana.421939</text:p>
          </table:table-cell>
          <table:table-cell table:number-columns-repeated="1017"/>
        </table:table-row>
        <table:table-row table:style-name="ro3">
          <table:table-cell office:value-type="float" office:value="422532" calcext:value-type="float">
            <text:p>422532</text:p>
          </table:table-cell>
          <table:table-cell office:value-type="string" calcext:value-type="string">
            <text:p>Italia</text:p>
          </table:table-cell>
          <table:table-cell office:value-type="string" calcext:value-type="string">
            <text:p>estlocus1</text:p>
          </table:table-cell>
          <table:table-cell office:value-type="string" calcext:value-type="string">
            <text:p>Rex Hispanus audita suorum aduersa pugna, reque, ut gesta erat, cognita, et ob id parum admodum perturbatus, magnam Hispanorum partem ad arma concitat, confestimque ingenti exercitu confecto Vasconum fines Gallicae ditionis, qua illa gens Pompelonenses attingit, ingredi iubet, ad Pompellonemque urbem, quae tunc in societate Galli regis erat, sedem belli constituit, eo consilio, ut inde Aquitaniae imminens Francos ab Italia auerteret.</text:p>
          </table:table-cell>
          <table:table-cell office:value-type="string" calcext:value-type="string">
            <text:p>urn:cts:croala:tubero.commentarii.croala-loci:body1.div9.div8.p1.s2.placeName60</text:p>
          </table:table-cell>
          <table:table-cell office:value-type="string" calcext:value-type="string">
            <text:p>urn:cite:croala:loci.422532</text:p>
          </table:table-cell>
          <table:table-cell office:value-type="string" calcext:value-type="string">
            <text:p>urn:cite:croala:loci.ana.422532</text:p>
          </table:table-cell>
          <table:table-cell table:number-columns-repeated="1017"/>
        </table:table-row>
        <table:table-row table:style-name="ro4">
          <table:table-cell office:value-type="float" office:value="422636" calcext:value-type="float">
            <text:p>422636</text:p>
          </table:table-cell>
          <table:table-cell office:value-type="string" calcext:value-type="string">
            <text:p>Italia</text:p>
          </table:table-cell>
          <table:table-cell office:value-type="string" calcext:value-type="string">
            <text:p>estlocus1</text:p>
          </table:table-cell>
          <table:table-cell office:value-type="string" calcext:value-type="string">
            <text:p>Maximilianus quoque, qui et per se Gallis gloriam semper inuidit, Germanos milites, qui mercede conducti cum Gallis in Italia militabant, Hispani regis, affinis sui, pontificisque rogatu inuitos domum pro auctoritate sua reuocat, ut erat homo nouandis rebus quam gerendis aptior.</text:p>
          </table:table-cell>
          <table:table-cell office:value-type="string" calcext:value-type="string">
            <text:p>urn:cts:croala:tubero.commentarii.croala-loci:body1.div9.div8.p1.s3.placeName19</text:p>
          </table:table-cell>
          <table:table-cell office:value-type="string" calcext:value-type="string">
            <text:p>urn:cite:croala:loci.422636</text:p>
          </table:table-cell>
          <table:table-cell office:value-type="string" calcext:value-type="string">
            <text:p>urn:cite:croala:loci.ana.422636</text:p>
          </table:table-cell>
          <table:table-cell table:number-columns-repeated="1017"/>
        </table:table-row>
        <table:table-row table:style-name="ro3">
          <table:table-cell office:value-type="float" office:value="423739" calcext:value-type="float">
            <text:p>423739</text:p>
          </table:table-cell>
          <table:table-cell office:value-type="string" calcext:value-type="string">
            <text:p>Italia</text:p>
          </table:table-cell>
          <table:table-cell office:value-type="string" calcext:value-type="string">
            <text:p>estlocus1</text:p>
          </table:table-cell>
          <table:table-cell office:value-type="string" calcext:value-type="string">
            <text:p>Hac tanta belli mole in Gallum regem concitata facta est repente magna rerum commutatio: nam Gallus, retentis solummodo arcibus urbium Circumpadanae Italiae, exercitum ex Italia in Galliam neccessario reuocauit, atque ita arma, quacunque hostis spem belli gerendi praebebat, circumtulit, ut nullam occasionem illi dederit ullam Gallico regno iniuriam inferendi.</text:p>
          </table:table-cell>
          <table:table-cell office:value-type="string" calcext:value-type="string">
            <text:p>urn:cts:croala:tubero.commentarii.croala-loci:body1.div9.div8.p2.s3.placeName25</text:p>
          </table:table-cell>
          <table:table-cell office:value-type="string" calcext:value-type="string">
            <text:p>urn:cite:croala:loci.423739</text:p>
          </table:table-cell>
          <table:table-cell office:value-type="string" calcext:value-type="string">
            <text:p>urn:cite:croala:loci.ana.423739</text:p>
          </table:table-cell>
          <table:table-cell table:number-columns-repeated="1017"/>
        </table:table-row>
        <table:table-row table:style-name="ro4">
          <table:table-cell office:value-type="float" office:value="423953" calcext:value-type="float">
            <text:p>423953</text:p>
          </table:table-cell>
          <table:table-cell office:value-type="string" calcext:value-type="string">
            <text:p>Italia</text:p>
          </table:table-cell>
          <table:table-cell office:value-type="string" calcext:value-type="string">
            <text:p>estlocus1</text:p>
          </table:table-cell>
          <table:table-cell office:value-type="string" calcext:value-type="string">
            <text:p>Rhaimundus Hispanus dux, cuius culpa paucis ante diebus in agro Rauennate ab Hispanis male pugnatum erat, simul ac Gallos Italia excessisse audiuit, easque regiones, ex quibus illi digressi erant, sociis Germanorum armis obtineri, reparato exercitu - et ita ab Hispano rege ei mandatum erat ― ignominiam turpi fuga acceptam dempturus eo confestim perrexit.</text:p>
          </table:table-cell>
          <table:table-cell office:value-type="string" calcext:value-type="string">
            <text:p>urn:cts:croala:tubero.commentarii.croala-loci:body1.div9.div8.p2.s4.placeName20</text:p>
          </table:table-cell>
          <table:table-cell office:value-type="string" calcext:value-type="string">
            <text:p>urn:cite:croala:loci.423953</text:p>
          </table:table-cell>
          <table:table-cell office:value-type="string" calcext:value-type="string">
            <text:p>urn:cite:croala:loci.ana.423953</text:p>
          </table:table-cell>
          <table:table-cell table:number-columns-repeated="1017"/>
        </table:table-row>
        <table:table-row table:style-name="ro3">
          <table:table-cell office:value-type="float" office:value="442888" calcext:value-type="float">
            <text:p>442888</text:p>
          </table:table-cell>
          <table:table-cell office:value-type="string" calcext:value-type="string">
            <text:p>Italia</text:p>
          </table:table-cell>
          <table:table-cell office:value-type="string" calcext:value-type="string">
            <text:p>estlocus1</text:p>
          </table:table-cell>
          <table:table-cell office:value-type="string" calcext:value-type="string">
            <text:p>Et sane hominem in ea dignitate collocatum asserunt Christiani ius habere omnes suae sectae principes in nos concitandi, ex quibus Francorum ac Hispanorum reges lumina mundi appellant, quorum alter iam multos annos aduersus nostrae religionis gentem, Aphricae incolam, felici incoepto bellum gerit, alter nihil aliud meditatur quam deuicta Italia, cuius iam maiorem partem habet in potestate, Venetisque sub iugum missis, nobis arma inferre.</text:p>
          </table:table-cell>
          <table:table-cell office:value-type="string" calcext:value-type="string">
            <text:p>urn:cts:croala:tubero.commentarii.croala-loci:body1.div9.div13.quote1.p1.s5.placeName49</text:p>
          </table:table-cell>
          <table:table-cell office:value-type="string" calcext:value-type="string">
            <text:p>urn:cite:croala:loci.442888</text:p>
          </table:table-cell>
          <table:table-cell office:value-type="string" calcext:value-type="string">
            <text:p>urn:cite:croala:loci.ana.442888</text:p>
          </table:table-cell>
          <table:table-cell table:number-columns-repeated="1017"/>
        </table:table-row>
        <table:table-row table:style-name="ro1">
          <table:table-cell office:value-type="float" office:value="473629" calcext:value-type="float">
            <text:p>473629</text:p>
          </table:table-cell>
          <table:table-cell office:value-type="string" calcext:value-type="string">
            <text:p>Italia</text:p>
          </table:table-cell>
          <table:table-cell office:value-type="string" calcext:value-type="string">
            <text:p>estlocus1</text:p>
          </table:table-cell>
          <table:table-cell office:value-type="string" calcext:value-type="string">
            <text:p>Nec in Italia interim Galliisque res quietae erant.</text:p>
          </table:table-cell>
          <table:table-cell office:value-type="string" calcext:value-type="string">
            <text:p>urn:cts:croala:tubero.commentarii.croala-loci:body1.div10.div1.p3.s1.placeName3</text:p>
          </table:table-cell>
          <table:table-cell office:value-type="string" calcext:value-type="string">
            <text:p>urn:cite:croala:loci.473629</text:p>
          </table:table-cell>
          <table:table-cell office:value-type="string" calcext:value-type="string">
            <text:p>urn:cite:croala:loci.ana.473629</text:p>
          </table:table-cell>
          <table:table-cell table:number-columns-repeated="1017"/>
        </table:table-row>
        <table:table-row table:style-name="ro3">
          <table:table-cell office:value-type="float" office:value="473892" calcext:value-type="float">
            <text:p>473892</text:p>
          </table:table-cell>
          <table:table-cell office:value-type="string" calcext:value-type="string">
            <text:p>Italia</text:p>
          </table:table-cell>
          <table:table-cell office:value-type="string" calcext:value-type="string">
            <text:p>estlocus1</text:p>
          </table:table-cell>
          <table:table-cell office:value-type="string" calcext:value-type="string">
            <text:p>Lodouicus Duodecimus, Francorum rex, existimans Iulii pontificis morte multum de hostium uiribus in Italia demptum esse, decem millia peditum cum quadringentis fraenatis equitibus in Italiam, Mediolanense imperium recuperaturus, misit, prius cum Venetis non modo pace composita, sed etiam societate inita, credens illorum auxiliis sibi adiunctis Alemanos atque Hispanos e Circumpadana Italia pelli posse.</text:p>
          </table:table-cell>
          <table:table-cell office:value-type="string" calcext:value-type="string">
            <text:p>urn:cts:croala:tubero.commentarii.croala-loci:body1.div10.div1.p3.s3.placeName14</text:p>
          </table:table-cell>
          <table:table-cell office:value-type="string" calcext:value-type="string">
            <text:p>urn:cite:croala:loci.473892</text:p>
          </table:table-cell>
          <table:table-cell office:value-type="string" calcext:value-type="string">
            <text:p>urn:cite:croala:loci.ana.473892</text:p>
          </table:table-cell>
          <table:table-cell table:number-columns-repeated="1017"/>
        </table:table-row>
        <table:table-row table:style-name="ro3">
          <table:table-cell office:value-type="float" office:value="474070" calcext:value-type="float">
            <text:p>474070</text:p>
          </table:table-cell>
          <table:table-cell office:value-type="string" calcext:value-type="string">
            <text:p>Italia</text:p>
          </table:table-cell>
          <table:table-cell office:value-type="string" calcext:value-type="string">
            <text:p>estlocus2</text:p>
          </table:table-cell>
          <table:table-cell office:value-type="string" calcext:value-type="string">
            <text:p>Lodouicus Duodecimus, Francorum rex, existimans Iulii pontificis morte multum de hostium uiribus in Italia demptum esse, decem millia peditum cum quadringentis fraenatis equitibus in Italiam, Mediolanense imperium recuperaturus, misit, prius cum Venetis non modo pace composita, sed etiam societate inita, credens illorum auxiliis sibi adiunctis Alemanos atque Hispanos e Circumpadana Italia pelli posse.</text:p>
          </table:table-cell>
          <table:table-cell office:value-type="string" calcext:value-type="string">
            <text:p>urn:cts:croala:tubero.commentarii.croala-loci:body1.div10.div1.p3.s3.placeName51</text:p>
          </table:table-cell>
          <table:table-cell office:value-type="string" calcext:value-type="string">
            <text:p>urn:cite:croala:loci.474070</text:p>
          </table:table-cell>
          <table:table-cell office:value-type="string" calcext:value-type="string">
            <text:p>urn:cite:croala:loci.ana.474070</text:p>
          </table:table-cell>
          <table:table-cell table:number-columns-repeated="1017"/>
        </table:table-row>
        <table:table-row table:style-name="ro4">
          <table:table-cell office:value-type="float" office:value="562734" calcext:value-type="float">
            <text:p>562734</text:p>
          </table:table-cell>
          <table:table-cell office:value-type="string" calcext:value-type="string">
            <text:p>Italia</text:p>
          </table:table-cell>
          <table:table-cell office:value-type="string" calcext:value-type="string">
            <text:p>estlocus1</text:p>
          </table:table-cell>
          <table:table-cell office:value-type="string" calcext:value-type="string">
            <text:p>Porro id temporis Romanus pontifex iusti exercitus auxilia aere suo conducta et Caroli Augusti copiis iungenda in Circumpadanam Italiam miserat, eo consilio, ut Galli, qui tunc Mediolanum tenebant, ex Italia eicerentur, filiusque Lodouici Mauri Sfortiae in auitum regnum restitueretur.</text:p>
          </table:table-cell>
          <table:table-cell office:value-type="string" calcext:value-type="string">
            <text:p>urn:cts:croala:tubero.commentarii.croala-loci:body1.div11.div5.p2.s1.placeName30</text:p>
          </table:table-cell>
          <table:table-cell office:value-type="string" calcext:value-type="string">
            <text:p>urn:cite:croala:loci.562734</text:p>
          </table:table-cell>
          <table:table-cell office:value-type="string" calcext:value-type="string">
            <text:p>urn:cite:croala:loci.ana.562734</text:p>
          </table:table-cell>
          <table:table-cell table:number-columns-repeated="1017"/>
        </table:table-row>
        <table:table-row table:style-name="ro4">
          <table:table-cell office:value-type="float" office:value="563304" calcext:value-type="float">
            <text:p>563304</text:p>
          </table:table-cell>
          <table:table-cell office:value-type="string" calcext:value-type="string">
            <text:p>Italia</text:p>
          </table:table-cell>
          <table:table-cell office:value-type="string" calcext:value-type="string">
            <text:p>estlocus1</text:p>
          </table:table-cell>
          <table:table-cell office:value-type="string" calcext:value-type="string">
            <text:p>Quod autem pontificibus rem militarem attingere nefas sit, diuus Gregorius, doctrina simul et uitae sanctimonia in paucis clarus, testatur, qui ad Sabinianum Iadestinum antistitem, Italia bello Longobardorum ardente, scribens ita inquit: Nisi Deum timerem atque a caede hominum abhorrerem, non paterer Italiam a Longobardis uexari.</text:p>
          </table:table-cell>
          <table:table-cell office:value-type="string" calcext:value-type="string">
            <text:p>urn:cts:croala:tubero.commentarii.croala-loci:body1.div11.div5.p2.s6.placeName25</text:p>
          </table:table-cell>
          <table:table-cell office:value-type="string" calcext:value-type="string">
            <text:p>urn:cite:croala:loci.563304</text:p>
          </table:table-cell>
          <table:table-cell office:value-type="string" calcext:value-type="string">
            <text:p>urn:cite:croala:loci.ana.563304</text:p>
          </table:table-cell>
          <table:table-cell table:number-columns-repeated="1017"/>
        </table:table-row>
        <table:table-row table:style-name="ro6">
          <table:table-cell office:value-type="float" office:value="582196" calcext:value-type="float">
            <text:p>582196</text:p>
          </table:table-cell>
          <table:table-cell office:value-type="string" calcext:value-type="string">
            <text:p>Italia</text:p>
          </table:table-cell>
          <table:table-cell office:value-type="string" calcext:value-type="string">
            <text:p>estlocus2</text:p>
          </table:table-cell>
          <table:table-cell office:value-type="string" calcext:value-type="string">
            <text:p>Quamquam plaerique Hungarorum suam culpam, ut fit, in alios transferentes crimen amissi Tauruni in Venetos, falso, ut ego sentio, coniciunt, quos suspicantur Salomoni persuasisse, ut Taurunum oppugnaret, ne Hungari et Boemi bello in se ipsos auerso Carolo Augusto, eidemque Hispaniarum regi, adiungi possent, dum is aduersus Gallos in Circumpadana Italia per duces suos bellum gerit, admonendo Turcam et affinitatis inter Hungarorum regem et Caesarem contractae, et docendo nimiam Augusti potentiam e re haudquaquam esse Turcaica, putantes eo consilio suae reipublicae egregie consultum iri.</text:p>
          </table:table-cell>
          <table:table-cell office:value-type="string" calcext:value-type="string">
            <text:p>urn:cts:croala:tubero.commentarii.croala-loci:body1.div11.div9.p4.s1.placeName50</text:p>
          </table:table-cell>
          <table:table-cell office:value-type="string" calcext:value-type="string">
            <text:p>urn:cite:croala:loci.582196</text:p>
          </table:table-cell>
          <table:table-cell office:value-type="string" calcext:value-type="string">
            <text:p>urn:cite:croala:loci.ana.582196</text:p>
          </table:table-cell>
          <table:table-cell table:number-columns-repeated="1017"/>
        </table:table-row>
        <table:table-row table:style-name="ro5">
          <table:table-cell office:value-type="float" office:value="200799" calcext:value-type="float">
            <text:p>200799</text:p>
          </table:table-cell>
          <table:table-cell office:value-type="string" calcext:value-type="string">
            <text:p>Macedonia</text:p>
          </table:table-cell>
          <table:table-cell office:value-type="string" calcext:value-type="string">
            <text:p>estlocus1</text:p>
          </table:table-cell>
          <table:table-cell office:value-type="string" calcext:value-type="string">
            <text:p>Nam multi ex proximis regionibus, Illyrico, Macedonia, Epiro, Graecia, Italia eo habitatum conuenere, ciuitatis magis institutis ac moribus quam soli felicitate ulla capti.</text:p>
          </table:table-cell>
          <table:table-cell office:value-type="string" calcext:value-type="string">
            <text:p>urn:cts:croala:tubero.commentarii.croala-loci:body1.div5.div4.p19.s2.placeName7</text:p>
          </table:table-cell>
          <table:table-cell office:value-type="string" calcext:value-type="string">
            <text:p>urn:cite:croala:loci.200799</text:p>
          </table:table-cell>
          <table:table-cell office:value-type="string" calcext:value-type="string">
            <text:p>urn:cite:croala:loci.ana.200799</text:p>
          </table:table-cell>
          <table:table-cell table:number-columns-repeated="1017"/>
        </table:table-row>
        <table:table-row table:style-name="ro9">
          <table:table-cell office:value-type="float" office:value="328347" calcext:value-type="float">
            <text:p>328347</text:p>
          </table:table-cell>
          <table:table-cell office:value-type="string" calcext:value-type="string">
            <text:p>Macedonia</text:p>
          </table:table-cell>
          <table:table-cell office:value-type="string" calcext:value-type="string">
            <text:p>estlocus1</text:p>
          </table:table-cell>
          <table:table-cell office:value-type="string" calcext:value-type="string">
            <text:p>Quas sane partim in sinu Ambracio, partim in flumine Aeante ad Aulonem oppidum construi iussit, hac uel maxime causa, ut Veneti eo terrore desperationeque resistendi compulsi animum ad pacem petendam flecterent, maritimisque Graeciae ac Illyrici locis, ad quae ex Apulia et Calabria breuis transitus esset, caederent, ut scilicet Gallorum rex, si forte subacto Neapolitano regno uellet traicere in Graeciam, Turcarum praesidiis per illius orae loca dispositis facilius ab aditu arceretur; ad haec, quo Turcae nacti aliquando Italicae expeditionis opportunitatem commodius ac tutius ad occupandam Italiam copias traducerent, nullo hostili loco in Graecia, Macedonia atque Illyria relicto.</text:p>
          </table:table-cell>
          <table:table-cell office:value-type="string" calcext:value-type="string">
            <text:p>urn:cts:croala:tubero.commentarii.croala-loci:body1.div7.div16.p5.s5.placeName93</text:p>
          </table:table-cell>
          <table:table-cell office:value-type="string" calcext:value-type="string">
            <text:p>urn:cite:croala:loci.328347</text:p>
          </table:table-cell>
          <table:table-cell office:value-type="string" calcext:value-type="string">
            <text:p>urn:cite:croala:loci.ana.328347</text:p>
          </table:table-cell>
          <table:table-cell table:number-columns-repeated="1017"/>
        </table:table-row>
        <table:table-row table:style-name="ro2">
          <table:table-cell office:value-type="float" office:value="501532" calcext:value-type="float">
            <text:p>501532</text:p>
          </table:table-cell>
          <table:table-cell office:value-type="string" calcext:value-type="string">
            <text:p>Macedonia</text:p>
          </table:table-cell>
          <table:table-cell office:value-type="string" calcext:value-type="string">
            <text:p>estlocus1</text:p>
          </table:table-cell>
          <table:table-cell office:value-type="string" calcext:value-type="string">
            <text:p>Vnde hac tempestate neque Thracia, neque Illyricum, neque Macedonia ullum Turcaico imperio militem dare potest, quippe omnes hae regiones rarissimis pagis habitantur, solisque seruitiis a solitudine uindicantur.</text:p>
          </table:table-cell>
          <table:table-cell office:value-type="string" calcext:value-type="string">
            <text:p>urn:cts:croala:tubero.commentarii.croala-loci:body1.div10.div9.quote1.p1.s9.placeName9</text:p>
          </table:table-cell>
          <table:table-cell office:value-type="string" calcext:value-type="string">
            <text:p>urn:cite:croala:loci.501532</text:p>
          </table:table-cell>
          <table:table-cell office:value-type="string" calcext:value-type="string">
            <text:p>urn:cite:croala:loci.ana.501532</text:p>
          </table:table-cell>
          <table:table-cell table:number-columns-repeated="1017"/>
        </table:table-row>
        <table:table-row table:style-name="ro5">
          <table:table-cell office:value-type="float" office:value="529390" calcext:value-type="float">
            <text:p>529390</text:p>
          </table:table-cell>
          <table:table-cell office:value-type="string" calcext:value-type="string">
            <text:p>Macedonia</text:p>
          </table:table-cell>
          <table:table-cell office:value-type="string" calcext:value-type="string">
            <text:p>estlocus1</text:p>
          </table:table-cell>
          <table:table-cell office:value-type="string" calcext:value-type="string">
            <text:p>Natus est Sinon in Macedonia Christianis parentibus, nec sponte, sed coactus ad Machomethanam sectam hunc in modum desciuit.</text:p>
          </table:table-cell>
          <table:table-cell office:value-type="string" calcext:value-type="string">
            <text:p>urn:cts:croala:tubero.commentarii.croala-loci:body1.div10.div17.p2.s2.placeName5</text:p>
          </table:table-cell>
          <table:table-cell office:value-type="string" calcext:value-type="string">
            <text:p>urn:cite:croala:loci.529390</text:p>
          </table:table-cell>
          <table:table-cell office:value-type="string" calcext:value-type="string">
            <text:p>urn:cite:croala:loci.ana.529390</text:p>
          </table:table-cell>
          <table:table-cell table:number-columns-repeated="1017"/>
        </table:table-row>
        <table:table-row table:style-name="ro2">
          <table:table-cell office:value-type="float" office:value="560970" calcext:value-type="float">
            <text:p>560970</text:p>
          </table:table-cell>
          <table:table-cell office:value-type="string" calcext:value-type="string">
            <text:p>Macedonia</text:p>
          </table:table-cell>
          <table:table-cell office:value-type="string" calcext:value-type="string">
            <text:p>estlocus1</text:p>
          </table:table-cell>
          <table:table-cell office:value-type="string" calcext:value-type="string">
            <text:p>Quot autem dierum iter, ut omittam breuissimum e Macedonia in Italiam traiectum, inde Romam sit, in qua Vrbe templum Deo suo erigere Selynes, Salomonis pater, uouerat, per te ipsum, aut adhibito aliquo regionum ac locorum prudente, considerato.</text:p>
          </table:table-cell>
          <table:table-cell office:value-type="string" calcext:value-type="string">
            <text:p>urn:cts:croala:tubero.commentarii.croala-loci:body1.div11.div4.quote1.p1.s19.placeName9</text:p>
          </table:table-cell>
          <table:table-cell office:value-type="string" calcext:value-type="string">
            <text:p>urn:cite:croala:loci.560970</text:p>
          </table:table-cell>
          <table:table-cell office:value-type="string" calcext:value-type="string">
            <text:p>urn:cite:croala:loci.ana.560970</text:p>
          </table:table-cell>
          <table:table-cell table:number-columns-repeated="1017"/>
        </table:table-row>
        <table:table-row table:style-name="ro2">
          <table:table-cell office:value-type="float" office:value="305924" calcext:value-type="float">
            <text:p>305924</text:p>
          </table:table-cell>
          <table:table-cell office:value-type="string" calcext:value-type="string">
            <text:p>Mediolani</text:p>
          </table:table-cell>
          <table:table-cell office:value-type="string" calcext:value-type="string">
            <text:p>estlocus4</text:p>
          </table:table-cell>
          <table:table-cell office:value-type="string" calcext:value-type="string">
            <text:p>Baiazethes se cum exercitu in Macedoniam interiorem, inde Philippopolim uersus recipit; in Hadrianopolitano tandem agro hyberna constituit; digressio ad Alfonsum II, Neapolis regem, et Ludouicum Sfortiam, Mediolani ducem.</text:p>
          </table:table-cell>
          <table:table-cell office:value-type="string" calcext:value-type="string">
            <text:p>urn:cts:croala:tubero.commentarii.croala-loci:body1.div7.div10.argument1.p1.s1.placeName27</text:p>
          </table:table-cell>
          <table:table-cell office:value-type="string" calcext:value-type="string">
            <text:p>urn:cite:croala:loci.305924</text:p>
          </table:table-cell>
          <table:table-cell office:value-type="string" calcext:value-type="string">
            <text:p>urn:cite:croala:loci.ana.305924</text:p>
          </table:table-cell>
          <table:table-cell table:number-columns-repeated="1017"/>
        </table:table-row>
        <table:table-row table:style-name="ro8">
          <table:table-cell office:value-type="float" office:value="323662" calcext:value-type="float">
            <text:p>323662</text:p>
          </table:table-cell>
          <table:table-cell office:value-type="string" calcext:value-type="string">
            <text:p>Mediolani</text:p>
          </table:table-cell>
          <table:table-cell office:value-type="string" calcext:value-type="string">
            <text:p>estlocus1</text:p>
          </table:table-cell>
          <table:table-cell office:value-type="string" calcext:value-type="string">
            <text:p>Coacta igitur magna militum ui castra in Ligustico agro ad urbem Alexandriam ducem exercitus sui locari iussit, ratus et eo Gallos, ut euenit, primum irrupturos, et tutius se ibi quam in agro Mediolanensi cum hoste dimicaturum: quia si quid aduersi cecidisset, minore hominum consternatione id futurum esset, quam si in oculis Mediolanensis ciuitatis profligatus fuisset, quo quidem casu urbs ipsa praemium uictori cessura uidebatur, unde ipse ex rerum euentu consilium capturus Mediolani substitit.</text:p>
          </table:table-cell>
          <table:table-cell office:value-type="string" calcext:value-type="string">
            <text:p>urn:cts:croala:tubero.commentarii.croala-loci:body1.div7.div15.p2.s2.placeName72</text:p>
          </table:table-cell>
          <table:table-cell office:value-type="string" calcext:value-type="string">
            <text:p>urn:cite:croala:loci.323662</text:p>
          </table:table-cell>
          <table:table-cell office:value-type="string" calcext:value-type="string">
            <text:p>urn:cite:croala:loci.ana.323662</text:p>
          </table:table-cell>
          <table:table-cell table:number-columns-repeated="1017"/>
        </table:table-row>
        <table:table-row table:style-name="ro1">
          <table:table-cell office:value-type="float" office:value="116000" calcext:value-type="float">
            <text:p>116000</text:p>
          </table:table-cell>
          <table:table-cell office:value-type="string" calcext:value-type="string">
            <text:p>Norici</text:p>
          </table:table-cell>
          <table:table-cell office:value-type="string" calcext:value-type="string">
            <text:p>estlocus1</text:p>
          </table:table-cell>
          <table:table-cell office:value-type="string" calcext:value-type="string">
            <text:p>Iacobus Scytha cum suis Maximiliano accedit, et Norici oppida sibi commissa tradit.</text:p>
          </table:table-cell>
          <table:table-cell office:value-type="string" calcext:value-type="string">
            <text:p>urn:cts:croala:tubero.commentarii.croala-loci:body1.div3.div4.argument1.p1.s1.placeName8</text:p>
          </table:table-cell>
          <table:table-cell office:value-type="string" calcext:value-type="string">
            <text:p>urn:cite:croala:loci.116000</text:p>
          </table:table-cell>
          <table:table-cell office:value-type="string" calcext:value-type="string">
            <text:p>urn:cite:croala:loci.ana.116000</text:p>
          </table:table-cell>
          <table:table-cell table:number-columns-repeated="1017"/>
        </table:table-row>
        <table:table-row table:style-name="ro4">
          <table:table-cell office:value-type="float" office:value="117130" calcext:value-type="float">
            <text:p>117130</text:p>
          </table:table-cell>
          <table:table-cell office:value-type="string" calcext:value-type="string">
            <text:p>Norici</text:p>
          </table:table-cell>
          <table:table-cell office:value-type="string" calcext:value-type="string">
            <text:p>estlocus1</text:p>
          </table:table-cell>
          <table:table-cell office:value-type="string" calcext:value-type="string">
            <text:p>Nam mihi nec manus fortissimorum militum, quibus haud paruam Norici agri partem a Matthia rege atributam obtinui, nec gens Salensis regionis, quae reliquos Hungaros uirtute antecedit, per quam plane tibi in Hungariam transeundum est, amicitia et cognatione deesset coniuncta.</text:p>
          </table:table-cell>
          <table:table-cell office:value-type="string" calcext:value-type="string">
            <text:p>urn:cts:croala:tubero.commentarii.croala-loci:body1.div3.div4.quote1.s4.placeName10</text:p>
          </table:table-cell>
          <table:table-cell office:value-type="string" calcext:value-type="string">
            <text:p>urn:cite:croala:loci.117130</text:p>
          </table:table-cell>
          <table:table-cell office:value-type="string" calcext:value-type="string">
            <text:p>urn:cite:croala:loci.ana.117130</text:p>
          </table:table-cell>
          <table:table-cell table:number-columns-repeated="1017"/>
        </table:table-row>
        <table:table-row table:style-name="ro2">
          <table:table-cell office:value-type="float" office:value="118199" calcext:value-type="float">
            <text:p>118199</text:p>
          </table:table-cell>
          <table:table-cell office:value-type="string" calcext:value-type="string">
            <text:p>Norici</text:p>
          </table:table-cell>
          <table:table-cell office:value-type="string" calcext:value-type="string">
            <text:p>estlocus1</text:p>
          </table:table-cell>
          <table:table-cell office:value-type="string" calcext:value-type="string">
            <text:p>Quod ubi dixit, seque non solum modo magna cum efficacia locutum cognouit, sed etiam in intimam admissum amicitiam, Maximiliano non tam scelerato transfugae consilio offenso quam suo commodo moto, omnia Norici agri oppida, queis praeerat, Alemano tradidit.</text:p>
          </table:table-cell>
          <table:table-cell office:value-type="string" calcext:value-type="string">
            <text:p>urn:cts:croala:tubero.commentarii.croala-loci:body1.div3.div4.p2.s1.placeName31</text:p>
          </table:table-cell>
          <table:table-cell office:value-type="string" calcext:value-type="string">
            <text:p>urn:cite:croala:loci.118199</text:p>
          </table:table-cell>
          <table:table-cell office:value-type="string" calcext:value-type="string">
            <text:p>urn:cite:croala:loci.ana.118199</text:p>
          </table:table-cell>
          <table:table-cell table:number-columns-repeated="1017"/>
        </table:table-row>
        <table:table-row table:style-name="ro8">
          <table:table-cell office:value-type="float" office:value="163252" calcext:value-type="float">
            <text:p>163252</text:p>
          </table:table-cell>
          <table:table-cell office:value-type="string" calcext:value-type="string">
            <text:p>Pannoniis</text:p>
          </table:table-cell>
          <table:table-cell office:value-type="string" calcext:value-type="string">
            <text:p>estlocus0</text:p>
          </table:table-cell>
          <table:table-cell office:value-type="string" calcext:value-type="string">
            <text:p>Etsi, milites, haec terra, quam nunc Hungariam dicunt, natura ipsa, que quidem singulis fere gentibus suas atribuit regiones, antiqua nostrae nationis patria est ― Hungari nempe, ignobilis gens Scythiae Asiaticae, depulsis olim partim Dacis, partim Pannoniis atque Illyricis, progenitoribus nostris, quum hi essent in plures diuisi principatus, has demum occupauere sedes, dum hos modo, modo illos separatim agrediuntur ― atque iccirco nostro et optimo sane iure hoc regnum ab Hungaris esset reposcendum.</text:p>
          </table:table-cell>
          <table:table-cell office:value-type="string" calcext:value-type="string">
            <text:p>urn:cts:croala:tubero.commentarii.croala-loci:body1.div4.div12.quote1.p1.s1.placeName35</text:p>
          </table:table-cell>
          <table:table-cell office:value-type="string" calcext:value-type="string">
            <text:p>urn:cite:croala:loci.163252</text:p>
          </table:table-cell>
          <table:table-cell office:value-type="string" calcext:value-type="string">
            <text:p>urn:cite:croala:loci.ana.163252</text:p>
          </table:table-cell>
          <table:table-cell table:number-columns-repeated="1017"/>
        </table:table-row>
        <table:table-row table:style-name="ro3">
          <table:table-cell office:value-type="float" office:value="554965" calcext:value-type="float">
            <text:p>554965</text:p>
          </table:table-cell>
          <table:table-cell office:value-type="string" calcext:value-type="string">
            <text:p>Pannoniis</text:p>
          </table:table-cell>
          <table:table-cell office:value-type="string" calcext:value-type="string">
            <text:p>estlocus0</text:p>
          </table:table-cell>
          <table:table-cell office:value-type="string" calcext:value-type="string">
            <text:p>Nec satis uisum Turcis ad distringendos Hungaros Polonum Thataricis armis in Polonia continere, sed etiam terrore Hungarici nominis compulsi Mechmetem Alydem Michallium, ex regiis purpuratis ducem impigrum, cum quadraginta millibus equitum, quos Turcae a praedandi studio achangias uocant, ultra Danubium miserunt, qui fines ibi Hungaricos populando non sinerent Transistranos Pannoniis adiungi, nec ullam his opem inde afferri.</text:p>
          </table:table-cell>
          <table:table-cell office:value-type="string" calcext:value-type="string">
            <text:p>urn:cts:croala:tubero.commentarii.croala-loci:body1.div11.div3.p2.s4.placeName50</text:p>
          </table:table-cell>
          <table:table-cell office:value-type="string" calcext:value-type="string">
            <text:p>urn:cite:croala:loci.554965</text:p>
          </table:table-cell>
          <table:table-cell office:value-type="string" calcext:value-type="string">
            <text:p>urn:cite:croala:loci.ana.554965</text:p>
          </table:table-cell>
          <table:table-cell table:number-columns-repeated="1017"/>
        </table:table-row>
        <table:table-row table:style-name="ro6">
          <table:table-cell office:value-type="float" office:value="555654" calcext:value-type="float">
            <text:p>555654</text:p>
          </table:table-cell>
          <table:table-cell office:value-type="string" calcext:value-type="string">
            <text:p>Pannoniis</text:p>
          </table:table-cell>
          <table:table-cell office:value-type="string" calcext:value-type="string">
            <text:p>estlocus3</text:p>
          </table:table-cell>
          <table:table-cell office:value-type="string" calcext:value-type="string">
            <text:p>Interim lustrato exercitu in agro Hadrianopolitano, magnis itineribus per Thraciam Nessum in Dardanos, hinc in Moesiam contendit, inde ad Sauum amnem, qua is Danubium influit Moesosque a Pannoniis dirimit, ingentibus cum copiis Taurunum ac Sabactium oppida, ut dictum est, oppugnaturus pene cursim atque incredibili celeritate peruenit, praemisso ultra Sauum Balyde Iachino, eius partis Dalmatiae, quam Bossinam uocant, praefecto, qui scilicet et ex tuto exploraret, an ullae Hungarorum copiae in Syrmium conuenissent, simul et daret operam, ne quid inde subsidii commeatusue Taurunum submitti posset.</text:p>
          </table:table-cell>
          <table:table-cell office:value-type="string" calcext:value-type="string">
            <text:p>urn:cts:croala:tubero.commentarii.croala-loci:body1.div11.div3.p3.s3.placeName28</text:p>
          </table:table-cell>
          <table:table-cell office:value-type="string" calcext:value-type="string">
            <text:p>urn:cite:croala:loci.555654</text:p>
          </table:table-cell>
          <table:table-cell office:value-type="string" calcext:value-type="string">
            <text:p>urn:cite:croala:loci.ana.555654</text:p>
          </table:table-cell>
          <table:table-cell table:number-columns-repeated="1017"/>
        </table:table-row>
        <table:table-row table:style-name="ro8">
          <table:table-cell office:value-type="float" office:value="407831" calcext:value-type="float">
            <text:p>407831</text:p>
          </table:table-cell>
          <table:table-cell office:value-type="string" calcext:value-type="string">
            <text:p>Patauium</text:p>
          </table:table-cell>
          <table:table-cell office:value-type="string" calcext:value-type="string">
            <text:p>estlocus1</text:p>
          </table:table-cell>
          <table:table-cell office:value-type="string" calcext:value-type="string">
            <text:p>Iulius pontifex Rauennam, Ceruiam, Fauentiam, Cesenam, Ariminium etc. in potestatem suam redigit; Ferrariae dux et Mantuae marchio sua recuperant; urbes Neapolitanae a Venetis ad Hispanos redeunt; Dalmatae defectionem minantur; Vladislaui regis ignauia; Veneti in Dalmatia plebem concitant, quae optimatum armis sopitur; Verona et Patauium imperatori, sed Germanis mox pulsis Patauium iterum cedit Venetis; pacis conditiones Maximilianus reicit; Patauium frustra obsessum deserit.</text:p>
          </table:table-cell>
          <table:table-cell office:value-type="string" calcext:value-type="string">
            <text:p>urn:cts:croala:tubero.commentarii.croala-loci:body1.div9.div4.argument1.p1.s1.placeName44</text:p>
          </table:table-cell>
          <table:table-cell office:value-type="string" calcext:value-type="string">
            <text:p>urn:cite:croala:loci.407831</text:p>
          </table:table-cell>
          <table:table-cell office:value-type="string" calcext:value-type="string">
            <text:p>urn:cite:croala:loci.ana.407831</text:p>
          </table:table-cell>
          <table:table-cell table:number-columns-repeated="1017"/>
        </table:table-row>
        <table:table-row table:style-name="ro8">
          <table:table-cell office:value-type="float" office:value="407861" calcext:value-type="float">
            <text:p>407861</text:p>
          </table:table-cell>
          <table:table-cell office:value-type="string" calcext:value-type="string">
            <text:p>Patauium</text:p>
          </table:table-cell>
          <table:table-cell office:value-type="string" calcext:value-type="string">
            <text:p>estlocus1</text:p>
          </table:table-cell>
          <table:table-cell office:value-type="string" calcext:value-type="string">
            <text:p>Iulius pontifex Rauennam, Ceruiam, Fauentiam, Cesenam, Ariminium etc. in potestatem suam redigit; Ferrariae dux et Mantuae marchio sua recuperant; urbes Neapolitanae a Venetis ad Hispanos redeunt; Dalmatae defectionem minantur; Vladislaui regis ignauia; Veneti in Dalmatia plebem concitant, quae optimatum armis sopitur; Verona et Patauium imperatori, sed Germanis mox pulsis Patauium iterum cedit Venetis; pacis conditiones Maximilianus reicit; Patauium frustra obsessum deserit.</text:p>
          </table:table-cell>
          <table:table-cell office:value-type="string" calcext:value-type="string">
            <text:p>urn:cts:croala:tubero.commentarii.croala-loci:body1.div9.div4.argument1.p1.s1.placeName50</text:p>
          </table:table-cell>
          <table:table-cell office:value-type="string" calcext:value-type="string">
            <text:p>urn:cite:croala:loci.407861</text:p>
          </table:table-cell>
          <table:table-cell office:value-type="string" calcext:value-type="string">
            <text:p>urn:cite:croala:loci.ana.407861</text:p>
          </table:table-cell>
          <table:table-cell table:number-columns-repeated="1017"/>
        </table:table-row>
        <table:table-row table:style-name="ro8">
          <table:table-cell office:value-type="float" office:value="407903" calcext:value-type="float">
            <text:p>407903</text:p>
          </table:table-cell>
          <table:table-cell office:value-type="string" calcext:value-type="string">
            <text:p>Patauium</text:p>
          </table:table-cell>
          <table:table-cell office:value-type="string" calcext:value-type="string">
            <text:p>estlocus1</text:p>
          </table:table-cell>
          <table:table-cell office:value-type="string" calcext:value-type="string">
            <text:p>Iulius pontifex Rauennam, Ceruiam, Fauentiam, Cesenam, Ariminium etc. in potestatem suam redigit; Ferrariae dux et Mantuae marchio sua recuperant; urbes Neapolitanae a Venetis ad Hispanos redeunt; Dalmatae defectionem minantur; Vladislaui regis ignauia; Veneti in Dalmatia plebem concitant, quae optimatum armis sopitur; Verona et Patauium imperatori, sed Germanis mox pulsis Patauium iterum cedit Venetis; pacis conditiones Maximilianus reicit; Patauium frustra obsessum deserit.</text:p>
          </table:table-cell>
          <table:table-cell office:value-type="string" calcext:value-type="string">
            <text:p>urn:cts:croala:tubero.commentarii.croala-loci:body1.div9.div4.argument1.p1.s1.placeName58</text:p>
          </table:table-cell>
          <table:table-cell office:value-type="string" calcext:value-type="string">
            <text:p>urn:cite:croala:loci.407903</text:p>
          </table:table-cell>
          <table:table-cell office:value-type="string" calcext:value-type="string">
            <text:p>urn:cite:croala:loci.ana.407903</text:p>
          </table:table-cell>
          <table:table-cell table:number-columns-repeated="1017"/>
        </table:table-row>
        <table:table-row table:style-name="ro6">
          <table:table-cell office:value-type="float" office:value="410117" calcext:value-type="float">
            <text:p>410117</text:p>
          </table:table-cell>
          <table:table-cell office:value-type="string" calcext:value-type="string">
            <text:p>Patauium</text:p>
          </table:table-cell>
          <table:table-cell office:value-type="string" calcext:value-type="string">
            <text:p>estlocus1</text:p>
          </table:table-cell>
          <table:table-cell office:value-type="string" calcext:value-type="string">
            <text:p>Caeterum dum et Maximilianus contrahendo exercitu in Germania moratur, et rex Gallorum Mincium amnem Benacumque lacum imperio suo terminum constituit, Veneti paulum a terrore collecti, Patauina plebe eorum coepta adiuuante ― plebs enim senatui suo semper aduersatur ― Patauium recipiunt, pulso Alemanorum praesidio, quod numero hominum eo minus firmum fuerat, quia Alemani, Patauinae nobilitatis uoluntate ac amicitia confisi, nihil sibi a Venetis tanta strage infractis timendum putabant, ignorantes Venetorum animos non ita mercatura corruptos, quin existiment interdum fortunae esse obluctandum.</text:p>
          </table:table-cell>
          <table:table-cell office:value-type="string" calcext:value-type="string">
            <text:p>urn:cts:croala:tubero.commentarii.croala-loci:body1.div9.div4.p4.s3.placeName37</text:p>
          </table:table-cell>
          <table:table-cell office:value-type="string" calcext:value-type="string">
            <text:p>urn:cite:croala:loci.410117</text:p>
          </table:table-cell>
          <table:table-cell office:value-type="string" calcext:value-type="string">
            <text:p>urn:cite:croala:loci.ana.410117</text:p>
          </table:table-cell>
          <table:table-cell table:number-columns-repeated="1017"/>
        </table:table-row>
        <table:table-row table:style-name="ro2">
          <table:table-cell office:value-type="float" office:value="410895" calcext:value-type="float">
            <text:p>410895</text:p>
          </table:table-cell>
          <table:table-cell office:value-type="string" calcext:value-type="string">
            <text:p>Patauium</text:p>
          </table:table-cell>
          <table:table-cell office:value-type="string" calcext:value-type="string">
            <text:p>estlocus1</text:p>
          </table:table-cell>
          <table:table-cell office:value-type="string" calcext:value-type="string">
            <text:p>Alemanus animaduertens Venetorum postulatis manifestam subesse fraudem, nec eos quicquam aliud quaerere quam sociorum regum dissidium, eos re infecta ab se dimisit, exercitumque Patauium admouit.</text:p>
          </table:table-cell>
          <table:table-cell office:value-type="string" calcext:value-type="string">
            <text:p>urn:cts:croala:tubero.commentarii.croala-loci:body1.div9.div4.p5.s5.placeName24</text:p>
          </table:table-cell>
          <table:table-cell office:value-type="string" calcext:value-type="string">
            <text:p>urn:cite:croala:loci.410895</text:p>
          </table:table-cell>
          <table:table-cell office:value-type="string" calcext:value-type="string">
            <text:p>urn:cite:croala:loci.ana.410895</text:p>
          </table:table-cell>
          <table:table-cell table:number-columns-repeated="1017"/>
        </table:table-row>
        <table:table-row table:style-name="ro1">
          <table:table-cell office:value-type="float" office:value="411507" calcext:value-type="float">
            <text:p>411507</text:p>
          </table:table-cell>
          <table:table-cell office:value-type="string" calcext:value-type="string">
            <text:p>Patauium</text:p>
          </table:table-cell>
          <table:table-cell office:value-type="string" calcext:value-type="string">
            <text:p>estlocus1</text:p>
          </table:table-cell>
          <table:table-cell office:value-type="string" calcext:value-type="string">
            <text:p>Vnde non solum militum praesidio, sed etiam opere Patauium egregie emunitum erat.</text:p>
          </table:table-cell>
          <table:table-cell office:value-type="string" calcext:value-type="string">
            <text:p>urn:cts:croala:tubero.commentarii.croala-loci:body1.div9.div4.p6.s3.placeName9</text:p>
          </table:table-cell>
          <table:table-cell office:value-type="string" calcext:value-type="string">
            <text:p>urn:cite:croala:loci.411507</text:p>
          </table:table-cell>
          <table:table-cell office:value-type="string" calcext:value-type="string">
            <text:p>urn:cite:croala:loci.ana.411507</text:p>
          </table:table-cell>
          <table:table-cell table:number-columns-repeated="1017"/>
        </table:table-row>
        <table:table-row table:style-name="ro4">
          <table:table-cell office:value-type="float" office:value="95401" calcext:value-type="float">
            <text:p>95401</text:p>
          </table:table-cell>
          <table:table-cell office:value-type="string" calcext:value-type="string">
            <text:p>Pestano</text:p>
          </table:table-cell>
          <table:table-cell office:value-type="string" calcext:value-type="string">
            <text:p>estlocus2</text:p>
          </table:table-cell>
          <table:table-cell office:value-type="string" calcext:value-type="string">
            <text:p>Igitur cum Hungarorum quispiam regum e uita decedit, nullo ex se genito relicto successore (alioqui filius patri superstes iniussu etiam optimatum nulliusque interposita auctoritate regnum inire solet), uniuersa nobilitas a principe senatus conuocata ad Rhacosium campum armata conuenit, quem esse in Pestano agro supra demonstrauimus.</text:p>
          </table:table-cell>
          <table:table-cell office:value-type="string" calcext:value-type="string">
            <text:p>urn:cts:croala:tubero.commentarii.croala-loci:body1.div2.div7.p1.s1.placeName42</text:p>
          </table:table-cell>
          <table:table-cell office:value-type="string" calcext:value-type="string">
            <text:p>urn:cite:croala:loci.95401</text:p>
          </table:table-cell>
          <table:table-cell office:value-type="string" calcext:value-type="string">
            <text:p>urn:cite:croala:loci.ana.95401</text:p>
          </table:table-cell>
          <table:table-cell table:number-columns-repeated="1017"/>
        </table:table-row>
        <table:table-row table:style-name="ro2">
          <table:table-cell office:value-type="float" office:value="98143" calcext:value-type="float">
            <text:p>98143</text:p>
          </table:table-cell>
          <table:table-cell office:value-type="string" calcext:value-type="string">
            <text:p>Pesto</text:p>
          </table:table-cell>
          <table:table-cell office:value-type="string" calcext:value-type="string">
            <text:p>estlocus1</text:p>
          </table:table-cell>
          <table:table-cell office:value-type="string" calcext:value-type="string">
            <text:p>Sed postea quam uidit oppidanos iussu Vuladislaui ― uir enim fuit, ni stupidum dixeris, satis mansueti ingenii ― quietos esse, atque intra muros sese continere, frendens ac hostiles spiritus gerens castra circiter quinquaginta millia passuum a Pesto retulit.</text:p>
          </table:table-cell>
          <table:table-cell office:value-type="string" calcext:value-type="string">
            <text:p>urn:cts:croala:tubero.commentarii.croala-loci:body1.div2.div8.p2.s5.placeName35</text:p>
          </table:table-cell>
          <table:table-cell office:value-type="string" calcext:value-type="string">
            <text:p>urn:cite:croala:loci.98143</text:p>
          </table:table-cell>
          <table:table-cell office:value-type="string" calcext:value-type="string">
            <text:p>urn:cite:croala:loci.ana.98143</text:p>
          </table:table-cell>
          <table:table-cell table:number-columns-repeated="1017"/>
        </table:table-row>
        <table:table-row table:style-name="ro4">
          <table:table-cell office:value-type="float" office:value="151001" calcext:value-type="float">
            <text:p>151001</text:p>
          </table:table-cell>
          <table:table-cell office:value-type="string" calcext:value-type="string">
            <text:p>Polonia</text:p>
          </table:table-cell>
          <table:table-cell office:value-type="string" calcext:value-type="string">
            <text:p>estlocus1</text:p>
          </table:table-cell>
          <table:table-cell office:value-type="string" calcext:value-type="string">
            <text:p>Alberthus, ut dictum est, indutiis dolo impetratis, quo moram ac dilationem ad colligendas uires haberet, supplemento iam militum e Polonia accersito, iterum exercitum, nil tamen hostiliter agens, in Hungariam induxit, forte credens, quod quidam arbitrati sunt, Vuladislauum fratrem morbo, quem Albae contraxerat, interiturum.</text:p>
          </table:table-cell>
          <table:table-cell office:value-type="string" calcext:value-type="string">
            <text:p>urn:cts:croala:tubero.commentarii.croala-loci:body1.div4.div7.p2.s4.placeName20</text:p>
          </table:table-cell>
          <table:table-cell office:value-type="string" calcext:value-type="string">
            <text:p>urn:cite:croala:loci.151001</text:p>
          </table:table-cell>
          <table:table-cell office:value-type="string" calcext:value-type="string">
            <text:p>urn:cite:croala:loci.ana.151001</text:p>
          </table:table-cell>
          <table:table-cell table:number-columns-repeated="1017"/>
        </table:table-row>
        <table:table-row table:style-name="ro8">
          <table:table-cell office:value-type="float" office:value="218994" calcext:value-type="float">
            <text:p>218994</text:p>
          </table:table-cell>
          <table:table-cell office:value-type="string" calcext:value-type="string">
            <text:p>Polonia</text:p>
          </table:table-cell>
          <table:table-cell office:value-type="string" calcext:value-type="string">
            <text:p>estlocus1</text:p>
          </table:table-cell>
          <table:table-cell office:value-type="string" calcext:value-type="string">
            <text:p>Igitur uxor Casimiri tametsi Polonos principes magna ex parte conciliasset Albertho, rata tamen, uti res sese habebat, non nisi Vuladislaui interposita auctoritate Polonos passuros Alberthum in Polonia quiete regnum obtinere, regni Polonici rebus, simul et liberorum prospiciens concordiae, hominem ex suis, cuius fidem erga Alberthum exploratam habebat, oratorem ad Vuladislauum filium in Hungariam mittit, huic mandat, uti salutato rege matris nomine huiuscemodi eum amotis arbitris alloquatur oratione:</text:p>
          </table:table-cell>
          <table:table-cell office:value-type="string" calcext:value-type="string">
            <text:p>urn:cts:croala:tubero.commentarii.croala-loci:body1.div6.div1.p2.s4.placeName27</text:p>
          </table:table-cell>
          <table:table-cell office:value-type="string" calcext:value-type="string">
            <text:p>urn:cite:croala:loci.218994</text:p>
          </table:table-cell>
          <table:table-cell office:value-type="string" calcext:value-type="string">
            <text:p>urn:cite:croala:loci.ana.218994</text:p>
          </table:table-cell>
          <table:table-cell table:number-columns-repeated="1017"/>
        </table:table-row>
        <table:table-row table:style-name="ro2">
          <table:table-cell office:value-type="float" office:value="264335" calcext:value-type="float">
            <text:p>264335</text:p>
          </table:table-cell>
          <table:table-cell office:value-type="string" calcext:value-type="string">
            <text:p>Polonia</text:p>
          </table:table-cell>
          <table:table-cell office:value-type="string" calcext:value-type="string">
            <text:p>estlocus1</text:p>
          </table:table-cell>
          <table:table-cell office:value-type="string" calcext:value-type="string">
            <text:p>Sat emolumenti atque gloriae Balyn Marconium e Polonia reportasse pro se quisque apud regem contendebat, atque haud esse aequum, neque ex usu regio fore, uni duntaxat tantam splendoris materiam praeberi, quum gloria immodica humanus animus maxime insolescat.</text:p>
          </table:table-cell>
          <table:table-cell office:value-type="string" calcext:value-type="string">
            <text:p>urn:cts:croala:tubero.commentarii.croala-loci:body1.div6.div14.p1.s3.placeName8</text:p>
          </table:table-cell>
          <table:table-cell office:value-type="string" calcext:value-type="string">
            <text:p>urn:cite:croala:loci.264335</text:p>
          </table:table-cell>
          <table:table-cell office:value-type="string" calcext:value-type="string">
            <text:p>urn:cite:croala:loci.ana.264335</text:p>
          </table:table-cell>
          <table:table-cell table:number-columns-repeated="1017"/>
        </table:table-row>
        <table:table-row table:style-name="ro7">
          <table:table-cell office:value-type="float" office:value="264912" calcext:value-type="float">
            <text:p>264912</text:p>
          </table:table-cell>
          <table:table-cell office:value-type="string" calcext:value-type="string">
            <text:p>Polonia</text:p>
          </table:table-cell>
          <table:table-cell office:value-type="string" calcext:value-type="string">
            <text:p>estlocus1</text:p>
          </table:table-cell>
          <table:table-cell office:value-type="string" calcext:value-type="string">
            <text:p>Etsi superuacaneum puto, rex Bazethes, apud te suspitionem refellere, qua in mei odium tuis auribus aemuli mei obstrepunt, nacti criminum occasionem ex ea uictoria, qua te Deus maximis laboribus meis in Polonia honestauit, quoniam et calumniae naturam, quae est prudentia tua, tibi satis notam esse scio, et quia si aetas mea (iam enim septuagesimum prope annum ago) ab hac suspitione me parum uindicaret, certe idem tanti temporis fidei tenor, quum in parentem tuum, tum in te maxime perspectus, ab ea me prorsus eximeret, securumque iam diu cognita redderet integritas; non possum tamen de iniquitate aduersariorum meorum non conqueri, qui quidem non modo impudenter, sed etiam scelerate, et mihi uirtutis praemia, et tibi maximam nominis ac gloriae accessionem corrumpere conantur.</text:p>
          </table:table-cell>
          <table:table-cell office:value-type="string" calcext:value-type="string">
            <text:p>urn:cts:croala:tubero.commentarii.croala-loci:body1.div6.div14.quote1.p1.s1.placeName32</text:p>
          </table:table-cell>
          <table:table-cell office:value-type="string" calcext:value-type="string">
            <text:p>urn:cite:croala:loci.264912</text:p>
          </table:table-cell>
          <table:table-cell office:value-type="string" calcext:value-type="string">
            <text:p>urn:cite:croala:loci.ana.264912</text:p>
          </table:table-cell>
          <table:table-cell table:number-columns-repeated="1017"/>
        </table:table-row>
        <table:table-row table:style-name="ro5">
          <table:table-cell office:value-type="float" office:value="268694" calcext:value-type="float">
            <text:p>268694</text:p>
          </table:table-cell>
          <table:table-cell office:value-type="string" calcext:value-type="string">
            <text:p>Polonia</text:p>
          </table:table-cell>
          <table:table-cell office:value-type="string" calcext:value-type="string">
            <text:p>estlocus1</text:p>
          </table:table-cell>
          <table:table-cell office:value-type="string" calcext:value-type="string">
            <text:p>Regressi enim pene seminudi e Polonia circa Istrum, ut diximus, adeo atroci uexati sunt tempestate, ut paucis diebus magna ex parte interirent.</text:p>
          </table:table-cell>
          <table:table-cell office:value-type="string" calcext:value-type="string">
            <text:p>urn:cts:croala:tubero.commentarii.croala-loci:body1.div6.div14.p4.s4.placeName6</text:p>
          </table:table-cell>
          <table:table-cell office:value-type="string" calcext:value-type="string">
            <text:p>urn:cite:croala:loci.268694</text:p>
          </table:table-cell>
          <table:table-cell office:value-type="string" calcext:value-type="string">
            <text:p>urn:cite:croala:loci.ana.268694</text:p>
          </table:table-cell>
          <table:table-cell table:number-columns-repeated="1017"/>
        </table:table-row>
        <table:table-row table:style-name="ro3">
          <table:table-cell office:value-type="float" office:value="554783" calcext:value-type="float">
            <text:p>554783</text:p>
          </table:table-cell>
          <table:table-cell office:value-type="string" calcext:value-type="string">
            <text:p>Polonia</text:p>
          </table:table-cell>
          <table:table-cell office:value-type="string" calcext:value-type="string">
            <text:p>estlocus1</text:p>
          </table:table-cell>
          <table:table-cell office:value-type="string" calcext:value-type="string">
            <text:p>Nec satis uisum Turcis ad distringendos Hungaros Polonum Thataricis armis in Polonia continere, sed etiam terrore Hungarici nominis compulsi Mechmetem Alydem Michallium, ex regiis purpuratis ducem impigrum, cum quadraginta millibus equitum, quos Turcae a praedandi studio achangias uocant, ultra Danubium miserunt, qui fines ibi Hungaricos populando non sinerent Transistranos Pannoniis adiungi, nec ullam his opem inde afferri.</text:p>
          </table:table-cell>
          <table:table-cell office:value-type="string" calcext:value-type="string">
            <text:p>urn:cts:croala:tubero.commentarii.croala-loci:body1.div11.div3.p2.s4.placeName12</text:p>
          </table:table-cell>
          <table:table-cell office:value-type="string" calcext:value-type="string">
            <text:p>urn:cite:croala:loci.554783</text:p>
          </table:table-cell>
          <table:table-cell office:value-type="string" calcext:value-type="string">
            <text:p>urn:cite:croala:loci.ana.554783</text:p>
          </table:table-cell>
          <table:table-cell table:number-columns-repeated="1017"/>
        </table:table-row>
        <table:table-row table:style-name="ro5">
          <table:table-cell office:value-type="float" office:value="166623" calcext:value-type="float">
            <text:p>166623</text:p>
          </table:table-cell>
          <table:table-cell office:value-type="string" calcext:value-type="string">
            <text:p>Poloniam</text:p>
          </table:table-cell>
          <table:table-cell office:value-type="string" calcext:value-type="string">
            <text:p>estlocus1</text:p>
          </table:table-cell>
          <table:table-cell office:value-type="string" calcext:value-type="string">
            <text:p>Vterque exercitus concurrit; Poloni magna strage uincuntur; Alberthus capitur, et certis conditionibus in Poloniam dimittitur.</text:p>
          </table:table-cell>
          <table:table-cell office:value-type="string" calcext:value-type="string">
            <text:p>urn:cts:croala:tubero.commentarii.croala-loci:body1.div4.div13.argument1.p1.s1.placeName14</text:p>
          </table:table-cell>
          <table:table-cell office:value-type="string" calcext:value-type="string">
            <text:p>urn:cite:croala:loci.166623</text:p>
          </table:table-cell>
          <table:table-cell office:value-type="string" calcext:value-type="string">
            <text:p>urn:cite:croala:loci.ana.166623</text:p>
          </table:table-cell>
          <table:table-cell table:number-columns-repeated="1017"/>
        </table:table-row>
        <table:table-row table:style-name="ro2">
          <table:table-cell office:value-type="float" office:value="169448" calcext:value-type="float">
            <text:p>169448</text:p>
          </table:table-cell>
          <table:table-cell office:value-type="string" calcext:value-type="string">
            <text:p>Poloniam</text:p>
          </table:table-cell>
          <table:table-cell office:value-type="string" calcext:value-type="string">
            <text:p>estlocus1</text:p>
          </table:table-cell>
          <table:table-cell office:value-type="string" calcext:value-type="string">
            <text:p>Postea quam in has iurauit conditiones, confestim in Poloniam proficiscitur, omnemque exercitum inuiolatum, haud consueta Hungarorum in subactos mansuetudine, ex terra Hungaria deportauit.</text:p>
          </table:table-cell>
          <table:table-cell office:value-type="string" calcext:value-type="string">
            <text:p>urn:cts:croala:tubero.commentarii.croala-loci:body1.div4.div13.p5.s1.placeName9</text:p>
          </table:table-cell>
          <table:table-cell office:value-type="string" calcext:value-type="string">
            <text:p>urn:cite:croala:loci.169448</text:p>
          </table:table-cell>
          <table:table-cell office:value-type="string" calcext:value-type="string">
            <text:p>urn:cite:croala:loci.ana.169448</text:p>
          </table:table-cell>
          <table:table-cell table:number-columns-repeated="1017"/>
        </table:table-row>
        <table:table-row table:style-name="ro2">
          <table:table-cell office:value-type="float" office:value="221647" calcext:value-type="float">
            <text:p>221647</text:p>
          </table:table-cell>
          <table:table-cell office:value-type="string" calcext:value-type="string">
            <text:p>Poloniam</text:p>
          </table:table-cell>
          <table:table-cell office:value-type="string" calcext:value-type="string">
            <text:p>estlocus1</text:p>
          </table:table-cell>
          <table:table-cell office:value-type="string" calcext:value-type="string">
            <text:p>Si igitur, Vuladislaue, quod petimus, in fratrem contuleris, et apud Hungaros, qui magis praesentes uereri consueuerunt reges quam his ipsis, dum absunt, parere, tuto semper regnabis, et Poloniam tuo prope imperio obtinebis.</text:p>
          </table:table-cell>
          <table:table-cell office:value-type="string" calcext:value-type="string">
            <text:p>urn:cts:croala:tubero.commentarii.croala-loci:body1.div6.div1.quote1.p1.s17.placeName28</text:p>
          </table:table-cell>
          <table:table-cell office:value-type="string" calcext:value-type="string">
            <text:p>urn:cite:croala:loci.221647</text:p>
          </table:table-cell>
          <table:table-cell office:value-type="string" calcext:value-type="string">
            <text:p>urn:cite:croala:loci.ana.221647</text:p>
          </table:table-cell>
          <table:table-cell table:number-columns-repeated="1017"/>
        </table:table-row>
        <table:table-row table:style-name="ro1">
          <table:table-cell office:value-type="float" office:value="238982" calcext:value-type="float">
            <text:p>238982</text:p>
          </table:table-cell>
          <table:table-cell office:value-type="string" calcext:value-type="string">
            <text:p>Poloniam</text:p>
          </table:table-cell>
          <table:table-cell office:value-type="string" calcext:value-type="string">
            <text:p>estlocus1</text:p>
          </table:table-cell>
          <table:table-cell office:value-type="string" calcext:value-type="string">
            <text:p>Turcae cum Moldauis et Tartaris Poloniam misere depopulantur.</text:p>
          </table:table-cell>
          <table:table-cell office:value-type="string" calcext:value-type="string">
            <text:p>urn:cts:croala:tubero.commentarii.croala-loci:body1.div6.div8.argument1.p1.s1.placeName6</text:p>
          </table:table-cell>
          <table:table-cell office:value-type="string" calcext:value-type="string">
            <text:p>urn:cite:croala:loci.238982</text:p>
          </table:table-cell>
          <table:table-cell office:value-type="string" calcext:value-type="string">
            <text:p>urn:cite:croala:loci.ana.238982</text:p>
          </table:table-cell>
          <table:table-cell table:number-columns-repeated="1017"/>
        </table:table-row>
        <table:table-row table:style-name="ro5">
          <table:table-cell office:value-type="float" office:value="263994" calcext:value-type="float">
            <text:p>263994</text:p>
          </table:table-cell>
          <table:table-cell office:value-type="string" calcext:value-type="string">
            <text:p>Poloniam</text:p>
          </table:table-cell>
          <table:table-cell office:value-type="string" calcext:value-type="string">
            <text:p>estlocus1</text:p>
          </table:table-cell>
          <table:table-cell office:value-type="string" calcext:value-type="string">
            <text:p>Turcae magna cum spe et acclamatione denuo aggrediuntur Poloniam, a tempestate tamen aliisque calamitatibus foedissime attriti, sedes suas infectis rebus repetunt.</text:p>
          </table:table-cell>
          <table:table-cell office:value-type="string" calcext:value-type="string">
            <text:p>urn:cts:croala:tubero.commentarii.croala-loci:body1.div6.div14.argument1.p1.s1.placeName9</text:p>
          </table:table-cell>
          <table:table-cell office:value-type="string" calcext:value-type="string">
            <text:p>urn:cite:croala:loci.263994</text:p>
          </table:table-cell>
          <table:table-cell office:value-type="string" calcext:value-type="string">
            <text:p>urn:cite:croala:loci.ana.263994</text:p>
          </table:table-cell>
          <table:table-cell table:number-columns-repeated="1017"/>
        </table:table-row>
        <table:table-row table:style-name="ro2">
          <table:table-cell office:value-type="float" office:value="264178" calcext:value-type="float">
            <text:p>264178</text:p>
          </table:table-cell>
          <table:table-cell office:value-type="string" calcext:value-type="string">
            <text:p>Poloniam</text:p>
          </table:table-cell>
          <table:table-cell office:value-type="string" calcext:value-type="string">
            <text:p>estlocus1</text:p>
          </table:table-cell>
          <table:table-cell office:value-type="string" calcext:value-type="string">
            <text:p>Ingenti praeda, ut supra docuimus, quum caeterarum rerum, tum hominum, e Rhoxano agro abacta, cognitaque Polonorum ignauia, Turcarum animi ad Poloniam denuo incursandam uehementius quam antea inflammantur.</text:p>
          </table:table-cell>
          <table:table-cell office:value-type="string" calcext:value-type="string">
            <text:p>urn:cts:croala:tubero.commentarii.croala-loci:body1.div6.div14.p1.s1.placeName21</text:p>
          </table:table-cell>
          <table:table-cell office:value-type="string" calcext:value-type="string">
            <text:p>urn:cite:croala:loci.264178</text:p>
          </table:table-cell>
          <table:table-cell office:value-type="string" calcext:value-type="string">
            <text:p>urn:cite:croala:loci.ana.264178</text:p>
          </table:table-cell>
          <table:table-cell table:number-columns-repeated="1017"/>
        </table:table-row>
        <table:table-row table:style-name="ro1">
          <table:table-cell office:value-type="float" office:value="268449" calcext:value-type="float">
            <text:p>268449</text:p>
          </table:table-cell>
          <table:table-cell office:value-type="string" calcext:value-type="string">
            <text:p>Poloniam</text:p>
          </table:table-cell>
          <table:table-cell office:value-type="string" calcext:value-type="string">
            <text:p>estlocus1</text:p>
          </table:table-cell>
          <table:table-cell office:value-type="string" calcext:value-type="string">
            <text:p>Turcae igitur, dum Poloniam petunt, ad temporis incommoda uestis inopiam addunt.</text:p>
          </table:table-cell>
          <table:table-cell office:value-type="string" calcext:value-type="string">
            <text:p>urn:cts:croala:tubero.commentarii.croala-loci:body1.div6.div14.p4.s1.placeName4</text:p>
          </table:table-cell>
          <table:table-cell office:value-type="string" calcext:value-type="string">
            <text:p>urn:cite:croala:loci.268449</text:p>
          </table:table-cell>
          <table:table-cell office:value-type="string" calcext:value-type="string">
            <text:p>urn:cite:croala:loci.ana.268449</text:p>
          </table:table-cell>
          <table:table-cell table:number-columns-repeated="1017"/>
        </table:table-row>
        <table:table-row table:style-name="ro2">
          <table:table-cell office:value-type="float" office:value="269023" calcext:value-type="float">
            <text:p>269023</text:p>
          </table:table-cell>
          <table:table-cell office:value-type="string" calcext:value-type="string">
            <text:p>Poloniam</text:p>
          </table:table-cell>
          <table:table-cell office:value-type="string" calcext:value-type="string">
            <text:p>estlocus1</text:p>
          </table:table-cell>
          <table:table-cell office:value-type="string" calcext:value-type="string">
            <text:p>In ea corpora fame ac longi itineris labore defatigata sternere cogebantur, eo quod a Dacis Moldouiis propter iniurias, dum in Poloniam proficiscerentur, illatas tectis haudquaquam accipiebantur.</text:p>
          </table:table-cell>
          <table:table-cell office:value-type="string" calcext:value-type="string">
            <text:p>urn:cts:croala:tubero.commentarii.croala-loci:body1.div6.div14.p5.s2.placeName21</text:p>
          </table:table-cell>
          <table:table-cell office:value-type="string" calcext:value-type="string">
            <text:p>urn:cite:croala:loci.269023</text:p>
          </table:table-cell>
          <table:table-cell office:value-type="string" calcext:value-type="string">
            <text:p>urn:cite:croala:loci.ana.269023</text:p>
          </table:table-cell>
          <table:table-cell table:number-columns-repeated="1017"/>
        </table:table-row>
        <table:table-row table:style-name="ro5">
          <table:table-cell office:value-type="float" office:value="221841" calcext:value-type="float">
            <text:p>221841</text:p>
          </table:table-cell>
          <table:table-cell office:value-type="string" calcext:value-type="string">
            <text:p>Pragam</text:p>
          </table:table-cell>
          <table:table-cell office:value-type="string" calcext:value-type="string">
            <text:p>estlocus1</text:p>
          </table:table-cell>
          <table:table-cell office:value-type="string" calcext:value-type="string">
            <text:p>Vladislauus, Poloniae regno Albertho fratri cesso, Pragam petit; Poloni mouent contra Valachos et Moldauos.</text:p>
          </table:table-cell>
          <table:table-cell office:value-type="string" calcext:value-type="string">
            <text:p>urn:cts:croala:tubero.commentarii.croala-loci:body1.div6.div2.argument1.p1.s1.placeName7</text:p>
          </table:table-cell>
          <table:table-cell office:value-type="string" calcext:value-type="string">
            <text:p>urn:cite:croala:loci.221841</text:p>
          </table:table-cell>
          <table:table-cell office:value-type="string" calcext:value-type="string">
            <text:p>urn:cite:croala:loci.ana.221841</text:p>
          </table:table-cell>
          <table:table-cell table:number-columns-repeated="1017"/>
        </table:table-row>
        <table:table-row table:style-name="ro5">
          <table:table-cell office:value-type="float" office:value="222401" calcext:value-type="float">
            <text:p>222401</text:p>
          </table:table-cell>
          <table:table-cell office:value-type="string" calcext:value-type="string">
            <text:p>Pragam</text:p>
          </table:table-cell>
          <table:table-cell office:value-type="string" calcext:value-type="string">
            <text:p>estlocus1</text:p>
          </table:table-cell>
          <table:table-cell office:value-type="string" calcext:value-type="string">
            <text:p>Non ita multo post Vuladislauus regnum Boemiae, quinque annis post quam inde abscesserat, inuisurus, Pragam, sedes ea regni est, maximo apparatu profectus est.</text:p>
          </table:table-cell>
          <table:table-cell office:value-type="string" calcext:value-type="string">
            <text:p>urn:cts:croala:tubero.commentarii.croala-loci:body1.div6.div2.p2.s1.placeName15</text:p>
          </table:table-cell>
          <table:table-cell office:value-type="string" calcext:value-type="string">
            <text:p>urn:cite:croala:loci.222401</text:p>
          </table:table-cell>
          <table:table-cell office:value-type="string" calcext:value-type="string">
            <text:p>urn:cite:croala:loci.ana.222401</text:p>
          </table:table-cell>
          <table:table-cell table:number-columns-repeated="1017"/>
        </table:table-row>
        <table:table-row table:style-name="ro3">
          <table:table-cell office:value-type="float" office:value="302837" calcext:value-type="float">
            <text:p>302837</text:p>
          </table:table-cell>
          <table:table-cell office:value-type="string" calcext:value-type="string">
            <text:p>Rha</text:p>
          </table:table-cell>
          <table:table-cell office:value-type="string" calcext:value-type="string">
            <text:p>estlocus1</text:p>
          </table:table-cell>
          <table:table-cell office:value-type="string" calcext:value-type="string">
            <text:p>Non enim me praeterit accolas olim Rha fluminis, quos nunc partim Rhacianos, partim Bulgaros appellant, pulsos a Thataris e patriis sedibus profugos ad Tanaim amnem, inde ad Istrum peruenisse, tandem occupatis Thraciis atque Illyrico Macedoniae quoque mediterranea subegisse; inde Albanesios relictis campestribus Macedoniae locis, montana totius fere Graeciae necessario insedisse.</text:p>
          </table:table-cell>
          <table:table-cell office:value-type="string" calcext:value-type="string">
            <text:p>urn:cts:croala:tubero.commentarii.croala-loci:body1.div7.div8.p1.s3.placeName7</text:p>
          </table:table-cell>
          <table:table-cell office:value-type="string" calcext:value-type="string">
            <text:p>urn:cite:croala:loci.302837</text:p>
          </table:table-cell>
          <table:table-cell office:value-type="string" calcext:value-type="string">
            <text:p>urn:cite:croala:loci.ana.302837</text:p>
          </table:table-cell>
          <table:table-cell table:number-columns-repeated="1017"/>
        </table:table-row>
        <table:table-row table:style-name="ro6">
          <table:table-cell office:value-type="float" office:value="583269" calcext:value-type="float">
            <text:p>583269</text:p>
          </table:table-cell>
          <table:table-cell office:value-type="string" calcext:value-type="string">
            <text:p>Rha</text:p>
          </table:table-cell>
          <table:table-cell office:value-type="string" calcext:value-type="string">
            <text:p>estlocus1</text:p>
          </table:table-cell>
          <table:table-cell office:value-type="string" calcext:value-type="string">
            <text:p>Quod quidem oppidum olim a Thracibus conditum, mox ab Vcris, de qua gente alio loco diximus, deletum, Stephanus Nemannius, Moesorum rex, quos aetas nostra a Rha, maximo in Sarmatia Asiatica flumine, Rhascianos, Bulgaris affines, uocat (inde enim utraque gens septingentesimo fere a Christi natali die anno in Moesias aduenit), abhinc centum et quadraginta annos aduersus Hungaros propugnaculum instaurarat, et pro antiquo Tauruno Belgradum, tametsi Hungari eandem urbem Nanderalbam uocent, appellarat; deinde moriens, quo posteris suis Hungaros conciliaret, Pannonico agro adiungi iusserat.</text:p>
          </table:table-cell>
          <table:table-cell office:value-type="string" calcext:value-type="string">
            <text:p>urn:cts:croala:tubero.commentarii.croala-loci:body1.div11.div10.p1.s2.placeName26</text:p>
          </table:table-cell>
          <table:table-cell office:value-type="string" calcext:value-type="string">
            <text:p>urn:cite:croala:loci.583269</text:p>
          </table:table-cell>
          <table:table-cell office:value-type="string" calcext:value-type="string">
            <text:p>urn:cite:croala:loci.ana.583269</text:p>
          </table:table-cell>
          <table:table-cell table:number-columns-repeated="1017"/>
        </table:table-row>
        <table:table-row table:style-name="ro4">
          <table:table-cell office:value-type="float" office:value="95368" calcext:value-type="float">
            <text:p>95368</text:p>
          </table:table-cell>
          <table:table-cell office:value-type="string" calcext:value-type="string">
            <text:p>Rhacosium</text:p>
          </table:table-cell>
          <table:table-cell office:value-type="string" calcext:value-type="string">
            <text:p>estlocus2</text:p>
          </table:table-cell>
          <table:table-cell office:value-type="string" calcext:value-type="string">
            <text:p>Igitur cum Hungarorum quispiam regum e uita decedit, nullo ex se genito relicto successore (alioqui filius patri superstes iniussu etiam optimatum nulliusque interposita auctoritate regnum inire solet), uniuersa nobilitas a principe senatus conuocata ad Rhacosium campum armata conuenit, quem esse in Pestano agro supra demonstrauimus.</text:p>
          </table:table-cell>
          <table:table-cell office:value-type="string" calcext:value-type="string">
            <text:p>urn:cts:croala:tubero.commentarii.croala-loci:body1.div2.div7.p1.s1.placeName35</text:p>
          </table:table-cell>
          <table:table-cell office:value-type="string" calcext:value-type="string">
            <text:p>urn:cite:croala:loci.95368</text:p>
          </table:table-cell>
          <table:table-cell office:value-type="string" calcext:value-type="string">
            <text:p>urn:cite:croala:loci.ana.95368</text:p>
          </table:table-cell>
          <table:table-cell table:number-columns-repeated="1017"/>
        </table:table-row>
        <table:table-row table:style-name="ro8">
          <table:table-cell office:value-type="float" office:value="189284" calcext:value-type="float">
            <text:p>189284</text:p>
          </table:table-cell>
          <table:table-cell office:value-type="string" calcext:value-type="string">
            <text:p>Rhacusa</text:p>
          </table:table-cell>
          <table:table-cell office:value-type="string" calcext:value-type="string">
            <text:p>estlocus1</text:p>
          </table:table-cell>
          <table:table-cell office:value-type="string" calcext:value-type="string">
            <text:p>Igitur Polimirus, postea quam in Dalmatiam nauibus appulit in portu qui tredecim circiter stadiis ab urbe Rhacusa abest ― incolae Grauosium a regionis, quae portui adiacet, asperitate nuncupant ― se suosque exponit, quos inter Romanici quidam seu Romae nati, ex Illyrico tamen oriundi, fuere apud suos satis honesti, quorum quidem maiores una cum Rhatislauo patria extorres Romam sese recaeperant, atque studio antiquae patriae repetendae, una cum liberis ac coniugibus, Belum in Illyricum proficiscentem sunt secuti.</text:p>
          </table:table-cell>
          <table:table-cell office:value-type="string" calcext:value-type="string">
            <text:p>urn:cts:croala:tubero.commentarii.croala-loci:body1.div5.div4.p4.s3.placeName17</text:p>
          </table:table-cell>
          <table:table-cell office:value-type="string" calcext:value-type="string">
            <text:p>urn:cite:croala:loci.189284</text:p>
          </table:table-cell>
          <table:table-cell office:value-type="string" calcext:value-type="string">
            <text:p>urn:cite:croala:loci.ana.189284</text:p>
          </table:table-cell>
          <table:table-cell table:number-columns-repeated="1017"/>
        </table:table-row>
        <table:table-row table:style-name="ro4">
          <table:table-cell office:value-type="float" office:value="190745" calcext:value-type="float">
            <text:p>190745</text:p>
          </table:table-cell>
          <table:table-cell office:value-type="string" calcext:value-type="string">
            <text:p>Rhacusa</text:p>
          </table:table-cell>
          <table:table-cell office:value-type="string" calcext:value-type="string">
            <text:p>estlocus1</text:p>
          </table:table-cell>
          <table:table-cell office:value-type="string" calcext:value-type="string">
            <text:p>Verum natura munitior locus uisus, licet urbi amplificandae haud satis esset commodus, ubi nunc Rhacusa sita est, quoniam, praeter quam quod aeditus esset atque magna ex parte praeruptus, a circunfuso insuper mari pene undique ea tempestate in peninsulae modum alluebatur.</text:p>
          </table:table-cell>
          <table:table-cell office:value-type="string" calcext:value-type="string">
            <text:p>urn:cts:croala:tubero.commentarii.croala-loci:body1.div5.div4.p6.s3.placeName15</text:p>
          </table:table-cell>
          <table:table-cell office:value-type="string" calcext:value-type="string">
            <text:p>urn:cite:croala:loci.190745</text:p>
          </table:table-cell>
          <table:table-cell office:value-type="string" calcext:value-type="string">
            <text:p>urn:cite:croala:loci.ana.190745</text:p>
          </table:table-cell>
          <table:table-cell table:number-columns-repeated="1017"/>
        </table:table-row>
        <table:table-row table:style-name="ro2">
          <table:table-cell office:value-type="float" office:value="191978" calcext:value-type="float">
            <text:p>191978</text:p>
          </table:table-cell>
          <table:table-cell office:value-type="string" calcext:value-type="string">
            <text:p>Rhacusa</text:p>
          </table:table-cell>
          <table:table-cell office:value-type="string" calcext:value-type="string">
            <text:p>estlocus1</text:p>
          </table:table-cell>
          <table:table-cell office:value-type="string" calcext:value-type="string">
            <text:p>Nomen urbis quidam a Rhacusa, Siciliae oppido, eius insulae putantes coloniam deducunt, nonnulli a quodam Rhadacaso, Slouinorum seu Gothorum rege, a quo Polimirus ipse uetustam ducebat originem.</text:p>
          </table:table-cell>
          <table:table-cell office:value-type="string" calcext:value-type="string">
            <text:p>urn:cts:croala:tubero.commentarii.croala-loci:body1.div5.div4.p9.s1.placeName5</text:p>
          </table:table-cell>
          <table:table-cell office:value-type="string" calcext:value-type="string">
            <text:p>urn:cite:croala:loci.191978</text:p>
          </table:table-cell>
          <table:table-cell office:value-type="string" calcext:value-type="string">
            <text:p>urn:cite:croala:loci.ana.191978</text:p>
          </table:table-cell>
          <table:table-cell table:number-columns-repeated="1017"/>
        </table:table-row>
        <table:table-row table:style-name="ro2">
          <table:table-cell office:value-type="float" office:value="201459" calcext:value-type="float">
            <text:p>201459</text:p>
          </table:table-cell>
          <table:table-cell office:value-type="string" calcext:value-type="string">
            <text:p>Rhacusa</text:p>
          </table:table-cell>
          <table:table-cell office:value-type="string" calcext:value-type="string">
            <text:p>estlocus1</text:p>
          </table:table-cell>
          <table:table-cell office:value-type="string" calcext:value-type="string">
            <text:p>Distat autem Rhatanea chersonesus ab urbe Rhacusa, qua illa continenti adnectitur, triginta fere millibus passuum, qua quidem in fauonium excurrens quinquaginta circiter millia passuum protenditur.</text:p>
          </table:table-cell>
          <table:table-cell office:value-type="string" calcext:value-type="string">
            <text:p>urn:cts:croala:tubero.commentarii.croala-loci:body1.div5.div4.p20.s4.placeName7</text:p>
          </table:table-cell>
          <table:table-cell office:value-type="string" calcext:value-type="string">
            <text:p>urn:cite:croala:loci.201459</text:p>
          </table:table-cell>
          <table:table-cell office:value-type="string" calcext:value-type="string">
            <text:p>urn:cite:croala:loci.ana.201459</text:p>
          </table:table-cell>
          <table:table-cell table:number-columns-repeated="1017"/>
        </table:table-row>
        <table:table-row table:style-name="ro1">
          <table:table-cell office:value-type="float" office:value="234989" calcext:value-type="float">
            <text:p>234989</text:p>
          </table:table-cell>
          <table:table-cell office:value-type="string" calcext:value-type="string">
            <text:p>Rhodum</text:p>
          </table:table-cell>
          <table:table-cell office:value-type="string" calcext:value-type="string">
            <text:p>estlocus1</text:p>
          </table:table-cell>
          <table:table-cell office:value-type="string" calcext:value-type="string">
            <text:p>Inde tuto accessu impetrato Rhodum sese recepit.</text:p>
          </table:table-cell>
          <table:table-cell office:value-type="string" calcext:value-type="string">
            <text:p>urn:cts:croala:tubero.commentarii.croala-loci:body1.div6.div6.p3.s4.placeName5</text:p>
          </table:table-cell>
          <table:table-cell office:value-type="string" calcext:value-type="string">
            <text:p>urn:cite:croala:loci.234989</text:p>
          </table:table-cell>
          <table:table-cell office:value-type="string" calcext:value-type="string">
            <text:p>urn:cite:croala:loci.ana.234989</text:p>
          </table:table-cell>
          <table:table-cell table:number-columns-repeated="1017"/>
        </table:table-row>
        <table:table-row table:style-name="ro5">
          <table:table-cell office:value-type="float" office:value="190346" calcext:value-type="float">
            <text:p>190346</text:p>
          </table:table-cell>
          <table:table-cell office:value-type="string" calcext:value-type="string">
            <text:p>Roma</text:p>
          </table:table-cell>
          <table:table-cell office:value-type="string" calcext:value-type="string">
            <text:p>estlocus1</text:p>
          </table:table-cell>
          <table:table-cell office:value-type="string" calcext:value-type="string">
            <text:p>Adeptus auitum regnum Polimirus conuocat ad se, quos secum Roma in Dalmatiam uenisse demonstrauimus, sciscitatur, in mediterraneisne locis, an maritimis malint sedes habere.</text:p>
          </table:table-cell>
          <table:table-cell office:value-type="string" calcext:value-type="string">
            <text:p>urn:cts:croala:tubero.commentarii.croala-loci:body1.div5.div4.p6.s1.placeName10</text:p>
          </table:table-cell>
          <table:table-cell office:value-type="string" calcext:value-type="string">
            <text:p>urn:cite:croala:loci.190346</text:p>
          </table:table-cell>
          <table:table-cell office:value-type="string" calcext:value-type="string">
            <text:p>urn:cite:croala:loci.ana.190346</text:p>
          </table:table-cell>
          <table:table-cell table:number-columns-repeated="1017"/>
        </table:table-row>
        <table:table-row table:style-name="ro3">
          <table:table-cell office:value-type="float" office:value="191853" calcext:value-type="float">
            <text:p>191853</text:p>
          </table:table-cell>
          <table:table-cell office:value-type="string" calcext:value-type="string">
            <text:p>Roma</text:p>
          </table:table-cell>
          <table:table-cell office:value-type="string" calcext:value-type="string">
            <text:p>estlocus1</text:p>
          </table:table-cell>
          <table:table-cell office:value-type="string" calcext:value-type="string">
            <text:p>In medio fere oppidi, regionem hanc nunc incolae Pusternam nuncupant, Polimirus diui Stephani Protomartyris erigit templum, reliquiasque Neraei, Archilei ac Pancratii martyrum, Petronillaeque ac Domitillae uirginum argento inclusas, secumque Roma asportatas ibi condit, attributa templi cura quibusdam clientibus suis e familia a cruce denominata, quae iam maiorum ignauia pene extincta est.</text:p>
          </table:table-cell>
          <table:table-cell office:value-type="string" calcext:value-type="string">
            <text:p>urn:cts:croala:tubero.commentarii.croala-loci:body1.div5.div4.p8.s3.placeName30</text:p>
          </table:table-cell>
          <table:table-cell office:value-type="string" calcext:value-type="string">
            <text:p>urn:cite:croala:loci.191853</text:p>
          </table:table-cell>
          <table:table-cell office:value-type="string" calcext:value-type="string">
            <text:p>urn:cite:croala:loci.ana.191853</text:p>
          </table:table-cell>
          <table:table-cell table:number-columns-repeated="1017"/>
        </table:table-row>
        <table:table-row table:style-name="ro3">
          <table:table-cell office:value-type="float" office:value="366599" calcext:value-type="float">
            <text:p>366599</text:p>
          </table:table-cell>
          <table:table-cell office:value-type="string" calcext:value-type="string">
            <text:p>Roma</text:p>
          </table:table-cell>
          <table:table-cell office:value-type="string" calcext:value-type="string">
            <text:p>estlocus1</text:p>
          </table:table-cell>
          <table:table-cell office:value-type="string" calcext:value-type="string">
            <text:p>Huius praeterea tempestatis acerbitas Epidaurum quoque euertit, unde quaedam antiquae familiae a Romanis ciuibus originem ducentes cremata patria ad munitiorem locum commigrauere, in quo haud multis post annis Polimirum Belum Slauenorum regem, Roma, ubi aliquamdiu exulauerat, in Illyricum a principibus regionum accitum, urbem Rhacusam condidisse supra demonstrauimus.</text:p>
          </table:table-cell>
          <table:table-cell office:value-type="string" calcext:value-type="string">
            <text:p>urn:cts:croala:tubero.commentarii.croala-loci:body1.div8.div10.p3.s2.placeName33</text:p>
          </table:table-cell>
          <table:table-cell office:value-type="string" calcext:value-type="string">
            <text:p>urn:cite:croala:loci.366599</text:p>
          </table:table-cell>
          <table:table-cell office:value-type="string" calcext:value-type="string">
            <text:p>urn:cite:croala:loci.ana.366599</text:p>
          </table:table-cell>
          <table:table-cell table:number-columns-repeated="1017"/>
        </table:table-row>
        <table:table-row table:style-name="ro2">
          <table:table-cell office:value-type="float" office:value="480816" calcext:value-type="float">
            <text:p>480816</text:p>
          </table:table-cell>
          <table:table-cell office:value-type="string" calcext:value-type="string">
            <text:p>Roma</text:p>
          </table:table-cell>
          <table:table-cell office:value-type="string" calcext:value-type="string">
            <text:p>estlocus1</text:p>
          </table:table-cell>
          <table:table-cell office:value-type="string" calcext:value-type="string">
            <text:p>Per idem fere tempus Thomas, cardinalis ac Strigonensium antistes, Roma in Hungariam redierat, quo profectus fuerat sub extremum tempus pontificatus Iulii Secundi, pontificis Romani, spe fere tota ob ingentes diuitias Iulio in pontificatum Romanum succedendi.</text:p>
          </table:table-cell>
          <table:table-cell office:value-type="string" calcext:value-type="string">
            <text:p>urn:cts:croala:tubero.commentarii.croala-loci:body1.div10.div3.p3.s1.placeName10</text:p>
          </table:table-cell>
          <table:table-cell office:value-type="string" calcext:value-type="string">
            <text:p>urn:cite:croala:loci.480816</text:p>
          </table:table-cell>
          <table:table-cell office:value-type="string" calcext:value-type="string">
            <text:p>urn:cite:croala:loci.ana.480816</text:p>
          </table:table-cell>
          <table:table-cell table:number-columns-repeated="1017"/>
        </table:table-row>
        <table:table-row table:style-name="ro8">
          <table:table-cell office:value-type="float" office:value="189383" calcext:value-type="float">
            <text:p>189383</text:p>
          </table:table-cell>
          <table:table-cell office:value-type="string" calcext:value-type="string">
            <text:p>Romae</text:p>
          </table:table-cell>
          <table:table-cell office:value-type="string" calcext:value-type="string">
            <text:p>estlocus1</text:p>
          </table:table-cell>
          <table:table-cell office:value-type="string" calcext:value-type="string">
            <text:p>Igitur Polimirus, postea quam in Dalmatiam nauibus appulit in portu qui tredecim circiter stadiis ab urbe Rhacusa abest ― incolae Grauosium a regionis, quae portui adiacet, asperitate nuncupant ― se suosque exponit, quos inter Romanici quidam seu Romae nati, ex Illyrico tamen oriundi, fuere apud suos satis honesti, quorum quidem maiores una cum Rhatislauo patria extorres Romam sese recaeperant, atque studio antiquae patriae repetendae, una cum liberis ac coniugibus, Belum in Illyricum proficiscentem sunt secuti.</text:p>
          </table:table-cell>
          <table:table-cell office:value-type="string" calcext:value-type="string">
            <text:p>urn:cts:croala:tubero.commentarii.croala-loci:body1.div5.div4.p4.s3.placeName36</text:p>
          </table:table-cell>
          <table:table-cell office:value-type="string" calcext:value-type="string">
            <text:p>urn:cite:croala:loci.189383</text:p>
          </table:table-cell>
          <table:table-cell office:value-type="string" calcext:value-type="string">
            <text:p>urn:cite:croala:loci.ana.189383</text:p>
          </table:table-cell>
          <table:table-cell table:number-columns-repeated="1017"/>
        </table:table-row>
        <table:table-row table:style-name="ro11">
          <table:table-cell office:value-type="float" office:value="471023" calcext:value-type="float">
            <text:p>471023</text:p>
          </table:table-cell>
          <table:table-cell office:value-type="string" calcext:value-type="string">
            <text:p>Romae</text:p>
          </table:table-cell>
          <table:table-cell office:value-type="string" calcext:value-type="string">
            <text:p>estlocus1</text:p>
          </table:table-cell>
          <table:table-cell office:value-type="string" calcext:value-type="string">
            <text:p>Qui ubi sensit se supremis appropinquare, iamque mortalitatem expleturum, conuocatis cardinalibus, qui id temporis Romae aderant, hortatur eos, ut patrimonium ecclesiasticum curae habeant, de corruptissimis sacerdotum moribus emendandis nullam prorsus faciens mentionem, quasi magis opibus quam sacerdotum sanctimonia res Christiana staret, nec satis constaret sacerdotum nomen, quum ob multa alia scelera, tum maxime ob inexplebilem auaritiam adeo inuisum esse, praesertim apud Boemos, quos a nostris haereticos uocari diximus, ut eos omnium gentium latrones appellent, asserentes, siue quis Christianorum Romam rei suae expediendae causa petierit, exhaustum pecuniis domum inde reuerti ― pontifex enim Romanus etiam minimi sacerdotii tam collationem quam confirmationem studio pecuniae congerendae sibi uendicauit ― siue legatus a Sede Apostolica in aliquam regionem missus fuerit, onustum auro per omne nefas quaesito Romam regredi.</text:p>
          </table:table-cell>
          <table:table-cell office:value-type="string" calcext:value-type="string">
            <text:p>urn:cts:croala:tubero.commentarii.croala-loci:body1.div9.div20.p1.s2.placeName15</text:p>
          </table:table-cell>
          <table:table-cell office:value-type="string" calcext:value-type="string">
            <text:p>urn:cite:croala:loci.471023</text:p>
          </table:table-cell>
          <table:table-cell office:value-type="string" calcext:value-type="string">
            <text:p>urn:cite:croala:loci.ana.471023</text:p>
          </table:table-cell>
          <table:table-cell table:number-columns-repeated="1017"/>
        </table:table-row>
        <table:table-row table:style-name="ro2">
          <table:table-cell office:value-type="float" office:value="481052" calcext:value-type="float">
            <text:p>481052</text:p>
          </table:table-cell>
          <table:table-cell office:value-type="string" calcext:value-type="string">
            <text:p>Romae</text:p>
          </table:table-cell>
          <table:table-cell office:value-type="string" calcext:value-type="string">
            <text:p>estlocus1</text:p>
          </table:table-cell>
          <table:table-cell office:value-type="string" calcext:value-type="string">
            <text:p>Eo enim mores Romanae Ecclesiae deuenere, ut qui cardinalium opibus instructior est, is ad pontificatus munus obeundum magis idoneus existimetur, quod quidem argumento est Romae integritati ac doctrinae nullum fere locum esse.</text:p>
          </table:table-cell>
          <table:table-cell office:value-type="string" calcext:value-type="string">
            <text:p>urn:cts:croala:tubero.commentarii.croala-loci:body1.div10.div3.p3.s2.placeName25</text:p>
          </table:table-cell>
          <table:table-cell office:value-type="string" calcext:value-type="string">
            <text:p>urn:cite:croala:loci.481052</text:p>
          </table:table-cell>
          <table:table-cell office:value-type="string" calcext:value-type="string">
            <text:p>urn:cite:croala:loci.ana.481052</text:p>
          </table:table-cell>
          <table:table-cell table:number-columns-repeated="1017"/>
        </table:table-row>
        <table:table-row table:style-name="ro8">
          <table:table-cell office:value-type="float" office:value="481121" calcext:value-type="float">
            <text:p>481121</text:p>
          </table:table-cell>
          <table:table-cell office:value-type="string" calcext:value-type="string">
            <text:p>Romae</text:p>
          </table:table-cell>
          <table:table-cell office:value-type="string" calcext:value-type="string">
            <text:p>estlocus1</text:p>
          </table:table-cell>
          <table:table-cell office:value-type="string" calcext:value-type="string">
            <text:p>Et quo Thomas cardinalis pecuniam, quam Romae absumpserat, in Hungaria resarciret nempe dum Romanum pontificatum ambit, atque a splendore ac magnificentia commendari curat, sine ingenti sumptu ibi agere nequiuerat ― impetrata a pontifice Romano Leone Decimo legatione apostolica, re nunquam non quaestuaria et lucrosa, regressus in Pannoniam coepit Hungaros hortari pollicendo peccatorum purgationem ad expeditionem in Turcas suscipiendam, credens nec Hungaris id ingratum fore, et nullum inde tumultum aut periculum ortum iri.</text:p>
          </table:table-cell>
          <table:table-cell office:value-type="string" calcext:value-type="string">
            <text:p>urn:cts:croala:tubero.commentarii.croala-loci:body1.div10.div3.p3.s3.placeName7</text:p>
          </table:table-cell>
          <table:table-cell office:value-type="string" calcext:value-type="string">
            <text:p>urn:cite:croala:loci.481121</text:p>
          </table:table-cell>
          <table:table-cell office:value-type="string" calcext:value-type="string">
            <text:p>urn:cite:croala:loci.ana.481121</text:p>
          </table:table-cell>
          <table:table-cell table:number-columns-repeated="1017"/>
        </table:table-row>
        <table:table-row table:style-name="ro4">
          <table:table-cell office:value-type="float" office:value="588701" calcext:value-type="float">
            <text:p>588701</text:p>
          </table:table-cell>
          <table:table-cell office:value-type="string" calcext:value-type="string">
            <text:p>Romae</text:p>
          </table:table-cell>
          <table:table-cell office:value-type="string" calcext:value-type="string">
            <text:p>estlocus1</text:p>
          </table:table-cell>
          <table:table-cell office:value-type="string" calcext:value-type="string">
            <text:p>Digna sane notho et trapezitae filio sententia, qui non ingenii solum, sed etiam nationis uitio parum admodum curans, quid de se homines sentiant, de religione lucrum sectari in animum induxerat, ne discederet ab eorum instituto, qui nimia pontificum indulgentia omnia uenalia Romae semper habuere.</text:p>
          </table:table-cell>
          <table:table-cell office:value-type="string" calcext:value-type="string">
            <text:p>urn:cts:croala:tubero.commentarii.croala-loci:body1.div11.div11.p2.s2.placeName42</text:p>
          </table:table-cell>
          <table:table-cell office:value-type="string" calcext:value-type="string">
            <text:p>urn:cite:croala:loci.588701</text:p>
          </table:table-cell>
          <table:table-cell office:value-type="string" calcext:value-type="string">
            <text:p>urn:cite:croala:loci.ana.588701</text:p>
          </table:table-cell>
          <table:table-cell table:number-columns-repeated="1017"/>
        </table:table-row>
        <table:table-row table:style-name="ro2">
          <table:table-cell office:value-type="float" office:value="188824" calcext:value-type="float">
            <text:p>188824</text:p>
          </table:table-cell>
          <table:table-cell office:value-type="string" calcext:value-type="string">
            <text:p>Romam</text:p>
          </table:table-cell>
          <table:table-cell office:value-type="string" calcext:value-type="string">
            <text:p>estlocus1</text:p>
          </table:table-cell>
          <table:table-cell office:value-type="string" calcext:value-type="string">
            <text:p>Aliquot deinde post annis Polimirus cognomento Belus, materno genere Romanus, paterno uero Rhathislaui Bossinatium quondam regis pronepos, qui a filio Gothislauo regno pulsus Romam sese exulatum contulerat, in Illyricum studio auiti regni recuperandi est profectus.</text:p>
          </table:table-cell>
          <table:table-cell office:value-type="string" calcext:value-type="string">
            <text:p>urn:cts:croala:tubero.commentarii.croala-loci:body1.div5.div4.p4.s1.placeName24</text:p>
          </table:table-cell>
          <table:table-cell office:value-type="string" calcext:value-type="string">
            <text:p>urn:cite:croala:loci.188824</text:p>
          </table:table-cell>
          <table:table-cell office:value-type="string" calcext:value-type="string">
            <text:p>urn:cite:croala:loci.ana.188824</text:p>
          </table:table-cell>
          <table:table-cell table:number-columns-repeated="1017"/>
        </table:table-row>
        <table:table-row table:style-name="ro8">
          <table:table-cell office:value-type="float" office:value="189473" calcext:value-type="float">
            <text:p>189473</text:p>
          </table:table-cell>
          <table:table-cell office:value-type="string" calcext:value-type="string">
            <text:p>Romam</text:p>
          </table:table-cell>
          <table:table-cell office:value-type="string" calcext:value-type="string">
            <text:p>estlocus1</text:p>
          </table:table-cell>
          <table:table-cell office:value-type="string" calcext:value-type="string">
            <text:p>Igitur Polimirus, postea quam in Dalmatiam nauibus appulit in portu qui tredecim circiter stadiis ab urbe Rhacusa abest ― incolae Grauosium a regionis, quae portui adiacet, asperitate nuncupant ― se suosque exponit, quos inter Romanici quidam seu Romae nati, ex Illyrico tamen oriundi, fuere apud suos satis honesti, quorum quidem maiores una cum Rhatislauo patria extorres Romam sese recaeperant, atque studio antiquae patriae repetendae, una cum liberis ac coniugibus, Belum in Illyricum proficiscentem sunt secuti.</text:p>
          </table:table-cell>
          <table:table-cell office:value-type="string" calcext:value-type="string">
            <text:p>urn:cts:croala:tubero.commentarii.croala-loci:body1.div5.div4.p4.s3.placeName55</text:p>
          </table:table-cell>
          <table:table-cell office:value-type="string" calcext:value-type="string">
            <text:p>urn:cite:croala:loci.189473</text:p>
          </table:table-cell>
          <table:table-cell office:value-type="string" calcext:value-type="string">
            <text:p>urn:cite:croala:loci.ana.189473</text:p>
          </table:table-cell>
          <table:table-cell table:number-columns-repeated="1017"/>
        </table:table-row>
        <table:table-row table:style-name="ro4">
          <table:table-cell office:value-type="float" office:value="314503" calcext:value-type="float">
            <text:p>314503</text:p>
          </table:table-cell>
          <table:table-cell office:value-type="string" calcext:value-type="string">
            <text:p>Romam</text:p>
          </table:table-cell>
          <table:table-cell office:value-type="string" calcext:value-type="string">
            <text:p>estlocus1</text:p>
          </table:table-cell>
          <table:table-cell office:value-type="string" calcext:value-type="string">
            <text:p>Qui quidem transmissis cum non mediocri manu Alpibus ubi Astam togatae Galliae oppidum ingressus est, promissum a Lodouico confestim accepit aurum, quo militibus numerato magnis itineribus per Ligusticum agrum Florentiam contendit, ubi quum tantundem pecuniae publicae ei tributum esset, Romam perrexit.</text:p>
          </table:table-cell>
          <table:table-cell office:value-type="string" calcext:value-type="string">
            <text:p>urn:cts:croala:tubero.commentarii.croala-loci:body1.div7.div12.p6.s3.placeName40</text:p>
          </table:table-cell>
          <table:table-cell office:value-type="string" calcext:value-type="string">
            <text:p>urn:cite:croala:loci.314503</text:p>
          </table:table-cell>
          <table:table-cell office:value-type="string" calcext:value-type="string">
            <text:p>urn:cite:croala:loci.ana.314503</text:p>
          </table:table-cell>
          <table:table-cell table:number-columns-repeated="1017"/>
        </table:table-row>
        <table:table-row table:style-name="ro3">
          <table:table-cell office:value-type="float" office:value="392741" calcext:value-type="float">
            <text:p>392741</text:p>
          </table:table-cell>
          <table:table-cell office:value-type="string" calcext:value-type="string">
            <text:p>Romam</text:p>
          </table:table-cell>
          <table:table-cell office:value-type="string" calcext:value-type="string">
            <text:p>estlocus1</text:p>
          </table:table-cell>
          <table:table-cell office:value-type="string" calcext:value-type="string">
            <text:p>Sed quoniam, quoad superatis Alpibus, quae Italos a Germanis dirimunt, in Italiam transcenderet, dissimulare bellum tutius uidebatur quam illud aperte indicere, seu uiribus suis, seu fidei illorum, qui eum in Italiam uocabant, diffisus misit ad Venetos nuntium se iter Romam habere, quo ibi a Romano pontifice imperii insignia de more acciperet; uelle sibi Venetorum permissu liceret per agrum Venetae ditionis exercitum ducere.</text:p>
          </table:table-cell>
          <table:table-cell office:value-type="string" calcext:value-type="string">
            <text:p>urn:cts:croala:tubero.commentarii.croala-loci:body1.div8.div17.p5.s3.placeName40</text:p>
          </table:table-cell>
          <table:table-cell office:value-type="string" calcext:value-type="string">
            <text:p>urn:cite:croala:loci.392741</text:p>
          </table:table-cell>
          <table:table-cell office:value-type="string" calcext:value-type="string">
            <text:p>urn:cite:croala:loci.ana.392741</text:p>
          </table:table-cell>
          <table:table-cell table:number-columns-repeated="1017"/>
        </table:table-row>
        <table:table-row table:style-name="ro4">
          <table:table-cell office:value-type="float" office:value="392974" calcext:value-type="float">
            <text:p>392974</text:p>
          </table:table-cell>
          <table:table-cell office:value-type="string" calcext:value-type="string">
            <text:p>Romam</text:p>
          </table:table-cell>
          <table:table-cell office:value-type="string" calcext:value-type="string">
            <text:p>estlocus1</text:p>
          </table:table-cell>
          <table:table-cell office:value-type="string" calcext:value-type="string">
            <text:p>Veneti, ut qui in deliberando ad tutiora semper inclinant, uel forte alicuius Alemani ipsorum pecunia corrupti enuntiatione consilio Maximiliani perspecto, respondent imperatorem multis militum copiis, quibuscum Romam iret, haud indigere, se paratos esse in eius gratiam, cum suo exercitu illum, quo uellet, deducere.</text:p>
          </table:table-cell>
          <table:table-cell office:value-type="string" calcext:value-type="string">
            <text:p>urn:cts:croala:tubero.commentarii.croala-loci:body1.div8.div17.p5.s4.placeName27</text:p>
          </table:table-cell>
          <table:table-cell office:value-type="string" calcext:value-type="string">
            <text:p>urn:cite:croala:loci.392974</text:p>
          </table:table-cell>
          <table:table-cell office:value-type="string" calcext:value-type="string">
            <text:p>urn:cite:croala:loci.ana.392974</text:p>
          </table:table-cell>
          <table:table-cell table:number-columns-repeated="1017"/>
        </table:table-row>
        <table:table-row table:style-name="ro4">
          <table:table-cell office:value-type="float" office:value="414699" calcext:value-type="float">
            <text:p>414699</text:p>
          </table:table-cell>
          <table:table-cell office:value-type="string" calcext:value-type="string">
            <text:p>Romam</text:p>
          </table:table-cell>
          <table:table-cell office:value-type="string" calcext:value-type="string">
            <text:p>estlocus1</text:p>
          </table:table-cell>
          <table:table-cell office:value-type="string" calcext:value-type="string">
            <text:p>Hac clade animo haudquaquam demisso, immo magis ad bellum gerendum accenso, quum Romam sese pontifex recaepisset, uocat ad se Hispani regis oratorem, et uoce ita sublata, ut a circumstantibus exaudiretur, Scribe, inquit, confestim regi tuo, ut, si ille regnum Neapolitanum retinere uelit, totis regni uiribus Romanam Ecclesiam aduersus Gallos iuuet.</text:p>
          </table:table-cell>
          <table:table-cell office:value-type="string" calcext:value-type="string">
            <text:p>urn:cts:croala:tubero.commentarii.croala-loci:body1.div9.div5.p5.s4.placeName13</text:p>
          </table:table-cell>
          <table:table-cell office:value-type="string" calcext:value-type="string">
            <text:p>urn:cite:croala:loci.414699</text:p>
          </table:table-cell>
          <table:table-cell office:value-type="string" calcext:value-type="string">
            <text:p>urn:cite:croala:loci.ana.414699</text:p>
          </table:table-cell>
          <table:table-cell table:number-columns-repeated="1017"/>
        </table:table-row>
        <table:table-row table:style-name="ro11">
          <table:table-cell office:value-type="float" office:value="471328" calcext:value-type="float">
            <text:p>471328</text:p>
          </table:table-cell>
          <table:table-cell office:value-type="string" calcext:value-type="string">
            <text:p>Romam</text:p>
          </table:table-cell>
          <table:table-cell office:value-type="string" calcext:value-type="string">
            <text:p>estlocus1</text:p>
          </table:table-cell>
          <table:table-cell office:value-type="string" calcext:value-type="string">
            <text:p>Qui ubi sensit se supremis appropinquare, iamque mortalitatem expleturum, conuocatis cardinalibus, qui id temporis Romae aderant, hortatur eos, ut patrimonium ecclesiasticum curae habeant, de corruptissimis sacerdotum moribus emendandis nullam prorsus faciens mentionem, quasi magis opibus quam sacerdotum sanctimonia res Christiana staret, nec satis constaret sacerdotum nomen, quum ob multa alia scelera, tum maxime ob inexplebilem auaritiam adeo inuisum esse, praesertim apud Boemos, quos a nostris haereticos uocari diximus, ut eos omnium gentium latrones appellent, asserentes, siue quis Christianorum Romam rei suae expediendae causa petierit, exhaustum pecuniis domum inde reuerti ― pontifex enim Romanus etiam minimi sacerdotii tam collationem quam confirmationem studio pecuniae congerendae sibi uendicauit ― siue legatus a Sede Apostolica in aliquam regionem missus fuerit, onustum auro per omne nefas quaesito Romam regredi.</text:p>
          </table:table-cell>
          <table:table-cell office:value-type="string" calcext:value-type="string">
            <text:p>urn:cts:croala:tubero.commentarii.croala-loci:body1.div9.div20.p1.s2.placeName79</text:p>
          </table:table-cell>
          <table:table-cell office:value-type="string" calcext:value-type="string">
            <text:p>urn:cite:croala:loci.471328</text:p>
          </table:table-cell>
          <table:table-cell office:value-type="string" calcext:value-type="string">
            <text:p>urn:cite:croala:loci.ana.471328</text:p>
          </table:table-cell>
          <table:table-cell table:number-columns-repeated="1017"/>
        </table:table-row>
        <table:table-row table:style-name="ro11">
          <table:table-cell office:value-type="float" office:value="471514" calcext:value-type="float">
            <text:p>471514</text:p>
          </table:table-cell>
          <table:table-cell office:value-type="string" calcext:value-type="string">
            <text:p>Romam</text:p>
          </table:table-cell>
          <table:table-cell office:value-type="string" calcext:value-type="string">
            <text:p>estlocus1</text:p>
          </table:table-cell>
          <table:table-cell office:value-type="string" calcext:value-type="string">
            <text:p>Qui ubi sensit se supremis appropinquare, iamque mortalitatem expleturum, conuocatis cardinalibus, qui id temporis Romae aderant, hortatur eos, ut patrimonium ecclesiasticum curae habeant, de corruptissimis sacerdotum moribus emendandis nullam prorsus faciens mentionem, quasi magis opibus quam sacerdotum sanctimonia res Christiana staret, nec satis constaret sacerdotum nomen, quum ob multa alia scelera, tum maxime ob inexplebilem auaritiam adeo inuisum esse, praesertim apud Boemos, quos a nostris haereticos uocari diximus, ut eos omnium gentium latrones appellent, asserentes, siue quis Christianorum Romam rei suae expediendae causa petierit, exhaustum pecuniis domum inde reuerti ― pontifex enim Romanus etiam minimi sacerdotii tam collationem quam confirmationem studio pecuniae congerendae sibi uendicauit ― siue legatus a Sede Apostolica in aliquam regionem missus fuerit, onustum auro per omne nefas quaesito Romam regredi.</text:p>
          </table:table-cell>
          <table:table-cell office:value-type="string" calcext:value-type="string">
            <text:p>urn:cts:croala:tubero.commentarii.croala-loci:body1.div9.div20.p1.s2.placeName121</text:p>
          </table:table-cell>
          <table:table-cell office:value-type="string" calcext:value-type="string">
            <text:p>urn:cite:croala:loci.471514</text:p>
          </table:table-cell>
          <table:table-cell office:value-type="string" calcext:value-type="string">
            <text:p>urn:cite:croala:loci.ana.471514</text:p>
          </table:table-cell>
          <table:table-cell table:number-columns-repeated="1017"/>
        </table:table-row>
        <table:table-row table:style-name="ro4">
          <table:table-cell office:value-type="float" office:value="557956" calcext:value-type="float">
            <text:p>557956</text:p>
          </table:table-cell>
          <table:table-cell office:value-type="string" calcext:value-type="string">
            <text:p>Romam</text:p>
          </table:table-cell>
          <table:table-cell office:value-type="string" calcext:value-type="string">
            <text:p>estlocus1</text:p>
          </table:table-cell>
          <table:table-cell office:value-type="string" calcext:value-type="string">
            <text:p>Itaque peractis Christiano ritu diuinis rebus regem armatum de more Hungarico equum ascendere, delectumque militum habere decernunt, misso prius Romam ad pontificem Leonem Decimum oratore, qui et periculum regni Hungarici indicaret, et pecuniam ad conducendum militem ab eo peteret.</text:p>
          </table:table-cell>
          <table:table-cell office:value-type="string" calcext:value-type="string">
            <text:p>urn:cts:croala:tubero.commentarii.croala-loci:body1.div11.div4.p2.s3.placeName20</text:p>
          </table:table-cell>
          <table:table-cell office:value-type="string" calcext:value-type="string">
            <text:p>urn:cite:croala:loci.557956</text:p>
          </table:table-cell>
          <table:table-cell office:value-type="string" calcext:value-type="string">
            <text:p>urn:cite:croala:loci.ana.557956</text:p>
          </table:table-cell>
          <table:table-cell table:number-columns-repeated="1017"/>
        </table:table-row>
        <table:table-row table:style-name="ro2">
          <table:table-cell office:value-type="float" office:value="560996" calcext:value-type="float">
            <text:p>560996</text:p>
          </table:table-cell>
          <table:table-cell office:value-type="string" calcext:value-type="string">
            <text:p>Romam</text:p>
          </table:table-cell>
          <table:table-cell office:value-type="string" calcext:value-type="string">
            <text:p>estlocus1</text:p>
          </table:table-cell>
          <table:table-cell office:value-type="string" calcext:value-type="string">
            <text:p>Quot autem dierum iter, ut omittam breuissimum e Macedonia in Italiam traiectum, inde Romam sit, in qua Vrbe templum Deo suo erigere Selynes, Salomonis pater, uouerat, per te ipsum, aut adhibito aliquo regionum ac locorum prudente, considerato.</text:p>
          </table:table-cell>
          <table:table-cell office:value-type="string" calcext:value-type="string">
            <text:p>urn:cts:croala:tubero.commentarii.croala-loci:body1.div11.div4.quote1.p1.s19.placeName14</text:p>
          </table:table-cell>
          <table:table-cell office:value-type="string" calcext:value-type="string">
            <text:p>urn:cite:croala:loci.560996</text:p>
          </table:table-cell>
          <table:table-cell office:value-type="string" calcext:value-type="string">
            <text:p>urn:cite:croala:loci.ana.560996</text:p>
          </table:table-cell>
          <table:table-cell table:number-columns-repeated="1017"/>
        </table:table-row>
        <table:table-row table:style-name="ro8">
          <table:table-cell office:value-type="float" office:value="163213" calcext:value-type="float">
            <text:p>163213</text:p>
          </table:table-cell>
          <table:table-cell office:value-type="string" calcext:value-type="string">
            <text:p>Scythiae</text:p>
          </table:table-cell>
          <table:table-cell office:value-type="string" calcext:value-type="string">
            <text:p>estlocus2</text:p>
          </table:table-cell>
          <table:table-cell office:value-type="string" calcext:value-type="string">
            <text:p>Etsi, milites, haec terra, quam nunc Hungariam dicunt, natura ipsa, que quidem singulis fere gentibus suas atribuit regiones, antiqua nostrae nationis patria est ― Hungari nempe, ignobilis gens Scythiae Asiaticae, depulsis olim partim Dacis, partim Pannoniis atque Illyricis, progenitoribus nostris, quum hi essent in plures diuisi principatus, has demum occupauere sedes, dum hos modo, modo illos separatim agrediuntur ― atque iccirco nostro et optimo sane iure hoc regnum ab Hungaris esset reposcendum.</text:p>
          </table:table-cell>
          <table:table-cell office:value-type="string" calcext:value-type="string">
            <text:p>urn:cts:croala:tubero.commentarii.croala-loci:body1.div4.div12.quote1.p1.s1.placeName28</text:p>
          </table:table-cell>
          <table:table-cell office:value-type="string" calcext:value-type="string">
            <text:p>urn:cite:croala:loci.163213</text:p>
          </table:table-cell>
          <table:table-cell office:value-type="string" calcext:value-type="string">
            <text:p>urn:cite:croala:loci.ana.163213</text:p>
          </table:table-cell>
          <table:table-cell table:number-columns-repeated="1017"/>
        </table:table-row>
        <table:table-row table:style-name="ro2">
          <table:table-cell office:value-type="float" office:value="258836" calcext:value-type="float">
            <text:p>258836</text:p>
          </table:table-cell>
          <table:table-cell office:value-type="string" calcext:value-type="string">
            <text:p>Scythiae</text:p>
          </table:table-cell>
          <table:table-cell office:value-type="string" calcext:value-type="string">
            <text:p>estlocus2</text:p>
          </table:table-cell>
          <table:table-cell office:value-type="string" calcext:value-type="string">
            <text:p>Ex Europaeo Ponti latere usque ad Istri ostia, atque Arpispolim, ex Asiatico uero usque ad Phasim fluuium sub imperium suum coegit, omissaque ora Scythiae maritima, quae inter Istrum et Carcinitem sinum interiacet, Thauricam Chersonesum de Tatharis coepit.</text:p>
          </table:table-cell>
          <table:table-cell office:value-type="string" calcext:value-type="string">
            <text:p>urn:cts:croala:tubero.commentarii.croala-loci:body1.div6.div12.p8.s2.placeName24</text:p>
          </table:table-cell>
          <table:table-cell office:value-type="string" calcext:value-type="string">
            <text:p>urn:cite:croala:loci.258836</text:p>
          </table:table-cell>
          <table:table-cell office:value-type="string" calcext:value-type="string">
            <text:p>urn:cite:croala:loci.ana.258836</text:p>
          </table:table-cell>
          <table:table-cell table:number-columns-repeated="1017"/>
        </table:table-row>
        <table:table-row table:style-name="ro3">
          <table:table-cell office:value-type="float" office:value="497666" calcext:value-type="float">
            <text:p>497666</text:p>
          </table:table-cell>
          <table:table-cell office:value-type="string" calcext:value-type="string">
            <text:p>Scythiae</text:p>
          </table:table-cell>
          <table:table-cell office:value-type="string" calcext:value-type="string">
            <text:p>estlocus2</text:p>
          </table:table-cell>
          <table:table-cell office:value-type="string" calcext:value-type="string">
            <text:p>Ismahel, quum sese crederet ueram illorum regum progeniem, qui septingentos ab hinc annos ex ultimis Scythiae Asiaticae oris profecti in Maiore Armenia sedes posuissent, totamque Minorem Asiam imperio obtinuissent, aegre ferebat Othomani stirpem Asiae dominari, quandoquidem Othomanus ex pastore satelles proximi regis Asiae fuerit, a quo ipse Ismahel originem duceret.</text:p>
          </table:table-cell>
          <table:table-cell office:value-type="string" calcext:value-type="string">
            <text:p>urn:cts:croala:tubero.commentarii.croala-loci:body1.div10.div8.p1.s3.placeName16</text:p>
          </table:table-cell>
          <table:table-cell office:value-type="string" calcext:value-type="string">
            <text:p>urn:cite:croala:loci.497666</text:p>
          </table:table-cell>
          <table:table-cell office:value-type="string" calcext:value-type="string">
            <text:p>urn:cite:croala:loci.ana.497666</text:p>
          </table:table-cell>
          <table:table-cell table:number-columns-repeated="1017"/>
        </table:table-row>
        <table:table-row table:style-name="ro4">
          <table:table-cell office:value-type="float" office:value="511709" calcext:value-type="float">
            <text:p>511709</text:p>
          </table:table-cell>
          <table:table-cell office:value-type="string" calcext:value-type="string">
            <text:p>Scythiae</text:p>
          </table:table-cell>
          <table:table-cell office:value-type="string" calcext:value-type="string">
            <text:p>estlocus1</text:p>
          </table:table-cell>
          <table:table-cell office:value-type="string" calcext:value-type="string">
            <text:p>Porro Panticapes, quem nunc Scythae Beresinam nuncupant, et Borysthenes, e diuersis fontibus orti, multum campi inter se relinquentes Amadocenas Scythiae regiones percurrunt, ubi ad Olbiam, nunc uicum infrequentem, olim urbem nobilem, peruenere, confluunt, deinde ambo in unum abeuntes nomen Ponticum mare eodem alueo subeunt.</text:p>
          </table:table-cell>
          <table:table-cell office:value-type="string" calcext:value-type="string">
            <text:p>urn:cts:croala:tubero.commentarii.croala-loci:body1.div10.div12.p2.s2.placeName20</text:p>
          </table:table-cell>
          <table:table-cell office:value-type="string" calcext:value-type="string">
            <text:p>urn:cite:croala:loci.511709</text:p>
          </table:table-cell>
          <table:table-cell office:value-type="string" calcext:value-type="string">
            <text:p>urn:cite:croala:loci.ana.511709</text:p>
          </table:table-cell>
          <table:table-cell table:number-columns-repeated="1017"/>
        </table:table-row>
        <table:table-row table:style-name="ro2">
          <table:table-cell office:value-type="float" office:value="90948" calcext:value-type="float">
            <text:p>90948</text:p>
          </table:table-cell>
          <table:table-cell office:value-type="string" calcext:value-type="string">
            <text:p>Strigonium</text:p>
          </table:table-cell>
          <table:table-cell office:value-type="string" calcext:value-type="string">
            <text:p>estlocus1</text:p>
          </table:table-cell>
          <table:table-cell office:value-type="string" calcext:value-type="string">
            <text:p>Vuladislauus Danubio, qua Strigonium praeterfluit, traiecto, haud mediocri partim Hungarorum, partim Boemorum multitudine comitatus Budam petit, magnoque ciuium studio in urbe excipitur, sacrificiisque prius de more factis in regiam deductus est.</text:p>
          </table:table-cell>
          <table:table-cell office:value-type="string" calcext:value-type="string">
            <text:p>urn:cts:croala:tubero.commentarii.croala-loci:body1.div2.div5.p2.s3.placeName4</text:p>
          </table:table-cell>
          <table:table-cell office:value-type="string" calcext:value-type="string">
            <text:p>urn:cite:croala:loci.90948</text:p>
          </table:table-cell>
          <table:table-cell office:value-type="string" calcext:value-type="string">
            <text:p>urn:cite:croala:loci.ana.90948</text:p>
          </table:table-cell>
          <table:table-cell table:number-columns-repeated="1017"/>
        </table:table-row>
        <table:table-row table:style-name="ro2">
          <table:table-cell office:value-type="float" office:value="189936" calcext:value-type="float">
            <text:p>189936</text:p>
          </table:table-cell>
          <table:table-cell office:value-type="string" calcext:value-type="string">
            <text:p>Thracia</text:p>
          </table:table-cell>
          <table:table-cell office:value-type="string" calcext:value-type="string">
            <text:p>estlocus1</text:p>
          </table:table-cell>
          <table:table-cell office:value-type="string" calcext:value-type="string">
            <text:p>Porro Bossinates, Thracum Bossorum soboles, olim Thracia a Bulgaris pulsi eas regiones Illyrici insederunt, quae Sauo, Valdano, Drino amnibus et mari Adriatico, qua Dalmatiae pretenditur, continentur.</text:p>
          </table:table-cell>
          <table:table-cell office:value-type="string" calcext:value-type="string">
            <text:p>urn:cts:croala:tubero.commentarii.croala-loci:body1.div5.div4.p5.s1.placeName7</text:p>
          </table:table-cell>
          <table:table-cell office:value-type="string" calcext:value-type="string">
            <text:p>urn:cite:croala:loci.189936</text:p>
          </table:table-cell>
          <table:table-cell office:value-type="string" calcext:value-type="string">
            <text:p>urn:cite:croala:loci.ana.189936</text:p>
          </table:table-cell>
          <table:table-cell table:number-columns-repeated="1017"/>
        </table:table-row>
        <table:table-row table:style-name="ro4">
          <table:table-cell office:value-type="float" office:value="432865" calcext:value-type="float">
            <text:p>432865</text:p>
          </table:table-cell>
          <table:table-cell office:value-type="string" calcext:value-type="string">
            <text:p>Thracia</text:p>
          </table:table-cell>
          <table:table-cell office:value-type="string" calcext:value-type="string">
            <text:p>estlocus1</text:p>
          </table:table-cell>
          <table:table-cell office:value-type="string" calcext:value-type="string">
            <text:p>Interea Selynes, natu ultimus regulorum, magni uir spiritus, cognito patris consilio, insita animo industria haud cunctandum tali tempore ratus aliquem in Thracia locum, Constantinopoli uicinum, occupandum censuit, satis gnarus, qui regulorum sedem regni tenuerit, eum imperio quoque procul dubio potiturum.</text:p>
          </table:table-cell>
          <table:table-cell office:value-type="string" calcext:value-type="string">
            <text:p>urn:cts:croala:tubero.commentarii.croala-loci:body1.div9.div11.p1.s1.placeName22</text:p>
          </table:table-cell>
          <table:table-cell office:value-type="string" calcext:value-type="string">
            <text:p>urn:cite:croala:loci.432865</text:p>
          </table:table-cell>
          <table:table-cell office:value-type="string" calcext:value-type="string">
            <text:p>urn:cite:croala:loci.ana.432865</text:p>
          </table:table-cell>
          <table:table-cell table:number-columns-repeated="1017"/>
        </table:table-row>
        <table:table-row table:style-name="ro2">
          <table:table-cell office:value-type="float" office:value="501506" calcext:value-type="float">
            <text:p>501506</text:p>
          </table:table-cell>
          <table:table-cell office:value-type="string" calcext:value-type="string">
            <text:p>Thracia</text:p>
          </table:table-cell>
          <table:table-cell office:value-type="string" calcext:value-type="string">
            <text:p>estlocus1</text:p>
          </table:table-cell>
          <table:table-cell office:value-type="string" calcext:value-type="string">
            <text:p>Vnde hac tempestate neque Thracia, neque Illyricum, neque Macedonia ullum Turcaico imperio militem dare potest, quippe omnes hae regiones rarissimis pagis habitantur, solisque seruitiis a solitudine uindicantur.</text:p>
          </table:table-cell>
          <table:table-cell office:value-type="string" calcext:value-type="string">
            <text:p>urn:cts:croala:tubero.commentarii.croala-loci:body1.div10.div9.quote1.p1.s9.placeName5</text:p>
          </table:table-cell>
          <table:table-cell office:value-type="string" calcext:value-type="string">
            <text:p>urn:cite:croala:loci.501506</text:p>
          </table:table-cell>
          <table:table-cell office:value-type="string" calcext:value-type="string">
            <text:p>urn:cite:croala:loci.ana.501506</text:p>
          </table:table-cell>
          <table:table-cell table:number-columns-repeated="1017"/>
        </table:table-row>
        <table:table-row table:style-name="ro2">
          <table:table-cell office:value-type="float" office:value="473390" calcext:value-type="float">
            <text:p>473390</text:p>
          </table:table-cell>
          <table:table-cell office:value-type="string" calcext:value-type="string">
            <text:p>Valdanum</text:p>
          </table:table-cell>
          <table:table-cell office:value-type="string" calcext:value-type="string">
            <text:p>estlocus1</text:p>
          </table:table-cell>
          <table:table-cell office:value-type="string" calcext:value-type="string">
            <text:p>Alii item Turcae, quum aliquot prosperis populationibus Dalmatarum agros incursassent, Valdanum amnem spe praedae transmittunt; ibi quoque ab incolis regionum adiunctis Hungaricis auxiliis populatores opressi sunt.</text:p>
          </table:table-cell>
          <table:table-cell office:value-type="string" calcext:value-type="string">
            <text:p>urn:cts:croala:tubero.commentarii.croala-loci:body1.div10.div1.p2.s2.placeName11</text:p>
          </table:table-cell>
          <table:table-cell office:value-type="string" calcext:value-type="string">
            <text:p>urn:cite:croala:loci.473390</text:p>
          </table:table-cell>
          <table:table-cell office:value-type="string" calcext:value-type="string">
            <text:p>urn:cite:croala:loci.ana.473390</text:p>
          </table:table-cell>
          <table:table-cell table:number-columns-repeated="1017"/>
        </table:table-row>
        <table:table-row table:style-name="ro2">
          <table:table-cell office:value-type="float" office:value="551397" calcext:value-type="float">
            <text:p>551397</text:p>
          </table:table-cell>
          <table:table-cell office:value-type="string" calcext:value-type="string">
            <text:p>Valdanum</text:p>
          </table:table-cell>
          <table:table-cell office:value-type="string" calcext:value-type="string">
            <text:p>estlocus1</text:p>
          </table:table-cell>
          <table:table-cell office:value-type="string" calcext:value-type="string">
            <text:p>Magna pars nobilitatis Inferioris Dalmatiae, quam Choruatiam appellant, fessa populationibus aedes suas et castella colonis abactis uacua reliquit, permisitque imperium nostrum sine ullo certamine usque ad Valdanum amnem proferri.</text:p>
          </table:table-cell>
          <table:table-cell office:value-type="string" calcext:value-type="string">
            <text:p>urn:cts:croala:tubero.commentarii.croala-loci:body1.div11.div2.quote1.p1.s20.placeName27</text:p>
          </table:table-cell>
          <table:table-cell office:value-type="string" calcext:value-type="string">
            <text:p>urn:cite:croala:loci.551397</text:p>
          </table:table-cell>
          <table:table-cell office:value-type="string" calcext:value-type="string">
            <text:p>urn:cite:croala:loci.ana.551397</text:p>
          </table:table-cell>
          <table:table-cell table:number-columns-repeated="1017"/>
        </table:table-row>
        <table:table-row table:style-name="ro5">
          <table:table-cell office:value-type="float" office:value="195689" calcext:value-type="float">
            <text:p>195689</text:p>
          </table:table-cell>
          <table:table-cell office:value-type="string" calcext:value-type="string">
            <text:p>Venetias</text:p>
          </table:table-cell>
          <table:table-cell office:value-type="string" calcext:value-type="string">
            <text:p>estlocus1</text:p>
          </table:table-cell>
          <table:table-cell office:value-type="string" calcext:value-type="string">
            <text:p>Itaque nihil ueriti Venetorum fraudem mandant Benessae, ut praetextu negotiationis proficiscatur Venetias auxilium a Veneto senatu aduersus tyrannum petiturus.</text:p>
          </table:table-cell>
          <table:table-cell office:value-type="string" calcext:value-type="string">
            <text:p>urn:cts:croala:tubero.commentarii.croala-loci:body1.div5.div4.p13.s6.placeName12</text:p>
          </table:table-cell>
          <table:table-cell office:value-type="string" calcext:value-type="string">
            <text:p>urn:cite:croala:loci.195689</text:p>
          </table:table-cell>
          <table:table-cell office:value-type="string" calcext:value-type="string">
            <text:p>urn:cite:croala:loci.ana.195689</text:p>
          </table:table-cell>
          <table:table-cell table:number-columns-repeated="1017"/>
        </table:table-row>
        <table:table-row table:style-name="ro2">
          <table:table-cell office:value-type="float" office:value="283259" calcext:value-type="float">
            <text:p>283259</text:p>
          </table:table-cell>
          <table:table-cell office:value-type="string" calcext:value-type="string">
            <text:p>Venetias</text:p>
          </table:table-cell>
          <table:table-cell office:value-type="string" calcext:value-type="string">
            <text:p>estlocus1</text:p>
          </table:table-cell>
          <table:table-cell office:value-type="string" calcext:value-type="string">
            <text:p>Accendebat praeterea Achimathis odium suspicio quaedam, qua credebat non nihil paterni thesauri apud Venetos esse, quem sane uxor Latcouii fratris, qui ultimus Cossiciorum in Illyrico regnauit, secum Venetias attulisse ferebatur.</text:p>
          </table:table-cell>
          <table:table-cell office:value-type="string" calcext:value-type="string">
            <text:p>urn:cts:croala:tubero.commentarii.croala-loci:body1.div7.div1.p3.s4.placeName28</text:p>
          </table:table-cell>
          <table:table-cell office:value-type="string" calcext:value-type="string">
            <text:p>urn:cite:croala:loci.283259</text:p>
          </table:table-cell>
          <table:table-cell office:value-type="string" calcext:value-type="string">
            <text:p>urn:cite:croala:loci.ana.283259</text:p>
          </table:table-cell>
          <table:table-cell table:number-columns-repeated="1017"/>
        </table:table-row>
        <table:table-row table:style-name="ro2">
          <table:table-cell office:value-type="float" office:value="333684" calcext:value-type="float">
            <text:p>333684</text:p>
          </table:table-cell>
          <table:table-cell office:value-type="string" calcext:value-type="string">
            <text:p>Venetias</text:p>
          </table:table-cell>
          <table:table-cell office:value-type="string" calcext:value-type="string">
            <text:p>estlocus1</text:p>
          </table:table-cell>
          <table:table-cell office:value-type="string" calcext:value-type="string">
            <text:p>Qui quidem quum sese parum purgasse uisi essent, acerbissima primo lacerati sunt a legato oratione, deinde cathene his iniectae, uinctique Venetias missi ibique in carcerem coniecti, tandem post aliquos menses mulcta dicta dimissi.</text:p>
          </table:table-cell>
          <table:table-cell office:value-type="string" calcext:value-type="string">
            <text:p>urn:cts:croala:tubero.commentarii.croala-loci:body1.div7.div18.p1.s3.placeName21</text:p>
          </table:table-cell>
          <table:table-cell office:value-type="string" calcext:value-type="string">
            <text:p>urn:cite:croala:loci.333684</text:p>
          </table:table-cell>
          <table:table-cell office:value-type="string" calcext:value-type="string">
            <text:p>urn:cite:croala:loci.ana.333684</text:p>
          </table:table-cell>
          <table:table-cell table:number-columns-repeated="1017"/>
        </table:table-row>
        <table:table-row table:style-name="ro5">
          <table:table-cell office:value-type="float" office:value="401574" calcext:value-type="float">
            <text:p>401574</text:p>
          </table:table-cell>
          <table:table-cell office:value-type="string" calcext:value-type="string">
            <text:p>Venetias</text:p>
          </table:table-cell>
          <table:table-cell office:value-type="string" calcext:value-type="string">
            <text:p>estlocus1</text:p>
          </table:table-cell>
          <table:table-cell office:value-type="string" calcext:value-type="string">
            <text:p>Inde misso Venetias uno ex aulicis nobili uiro senatui Veneto suo solius nomine (et ita inter socios conuenerat) bellum denuntiauit.</text:p>
          </table:table-cell>
          <table:table-cell office:value-type="string" calcext:value-type="string">
            <text:p>urn:cts:croala:tubero.commentarii.croala-loci:body1.div9.div2.p1.s2.placeName3</text:p>
          </table:table-cell>
          <table:table-cell office:value-type="string" calcext:value-type="string">
            <text:p>urn:cite:croala:loci.401574</text:p>
          </table:table-cell>
          <table:table-cell office:value-type="string" calcext:value-type="string">
            <text:p>urn:cite:croala:loci.ana.401574</text:p>
          </table:table-cell>
          <table:table-cell table:number-columns-repeated="1017"/>
        </table:table-row>
        <table:table-row table:style-name="ro5">
          <table:table-cell office:value-type="float" office:value="405686" calcext:value-type="float">
            <text:p>405686</text:p>
          </table:table-cell>
          <table:table-cell office:value-type="string" calcext:value-type="string">
            <text:p>Venetias</text:p>
          </table:table-cell>
          <table:table-cell office:value-type="string" calcext:value-type="string">
            <text:p>estlocus1</text:p>
          </table:table-cell>
          <table:table-cell office:value-type="string" calcext:value-type="string">
            <text:p>Brixiam non admissus Venetias uersus abiit atque ad oppidum, quod Venetiis tribus millibus passuum distat (incolae Mestrim uocant) consedit.</text:p>
          </table:table-cell>
          <table:table-cell office:value-type="string" calcext:value-type="string">
            <text:p>urn:cts:croala:tubero.commentarii.croala-loci:body1.div9.div3.p2.s2.placeName4</text:p>
          </table:table-cell>
          <table:table-cell office:value-type="string" calcext:value-type="string">
            <text:p>urn:cite:croala:loci.405686</text:p>
          </table:table-cell>
          <table:table-cell office:value-type="string" calcext:value-type="string">
            <text:p>urn:cite:croala:loci.ana.405686</text:p>
          </table:table-cell>
          <table:table-cell table:number-columns-repeated="1017"/>
        </table:table-row>
        <table:table-row table:style-name="ro2">
          <table:table-cell office:value-type="float" office:value="475854" calcext:value-type="float">
            <text:p>475854</text:p>
          </table:table-cell>
          <table:table-cell office:value-type="string" calcext:value-type="string">
            <text:p>Venetias</text:p>
          </table:table-cell>
          <table:table-cell office:value-type="string" calcext:value-type="string">
            <text:p>estlocus1</text:p>
          </table:table-cell>
          <table:table-cell office:value-type="string" calcext:value-type="string">
            <text:p>Quem adeo per triennium fere euastarunt, ut Vincentia, nobili eius regionis urbe, ab omnibus principibus, qui genere ac diuitiis clariores erant, excessum sit, partimque Venetias sese receperint, partim Veronam abierint.</text:p>
          </table:table-cell>
          <table:table-cell office:value-type="string" calcext:value-type="string">
            <text:p>urn:cts:croala:tubero.commentarii.croala-loci:body1.div10.div2.p2.s4.placeName25</text:p>
          </table:table-cell>
          <table:table-cell office:value-type="string" calcext:value-type="string">
            <text:p>urn:cite:croala:loci.475854</text:p>
          </table:table-cell>
          <table:table-cell office:value-type="string" calcext:value-type="string">
            <text:p>urn:cite:croala:loci.ana.475854</text:p>
          </table:table-cell>
          <table:table-cell table:number-columns-repeated="1017"/>
        </table:table-row>
        <table:table-row table:style-name="ro2">
          <table:table-cell office:value-type="float" office:value="108231" calcext:value-type="float">
            <text:p>108231</text:p>
          </table:table-cell>
          <table:table-cell office:value-type="string" calcext:value-type="string">
            <text:p>Viannae</text:p>
          </table:table-cell>
          <table:table-cell office:value-type="string" calcext:value-type="string">
            <text:p>estlocus1</text:p>
          </table:table-cell>
          <table:table-cell office:value-type="string" calcext:value-type="string">
            <text:p>Ad solicitandas Austriae urbeis, ut in fidem Ostricii imperii redirent, clam quosdam summittit, cum immunitate defectionis quoque ad Hungaros impunitatem ciuitatibus, Viannae maxime, quae regionis caput est, polliceri iubet.</text:p>
          </table:table-cell>
          <table:table-cell office:value-type="string" calcext:value-type="string">
            <text:p>urn:cts:croala:tubero.commentarii.croala-loci:body1.div3.div1.p1.s5.placeName22</text:p>
          </table:table-cell>
          <table:table-cell office:value-type="string" calcext:value-type="string">
            <text:p>urn:cite:croala:loci.108231</text:p>
          </table:table-cell>
          <table:table-cell office:value-type="string" calcext:value-type="string">
            <text:p>urn:cite:croala:loci.ana.108231</text:p>
          </table:table-cell>
          <table:table-cell table:number-columns-repeated="1017"/>
        </table:table-row>
        <table:table-row table:style-name="ro6">
          <table:table-cell office:value-type="float" office:value="113921" calcext:value-type="float">
            <text:p>113921</text:p>
          </table:table-cell>
          <table:table-cell office:value-type="string" calcext:value-type="string">
            <text:p>Viannam</text:p>
          </table:table-cell>
          <table:table-cell office:value-type="string" calcext:value-type="string">
            <text:p>estlocus1</text:p>
          </table:table-cell>
          <table:table-cell office:value-type="string" calcext:value-type="string">
            <text:p>Quamquam eius factum iure excusari nequit, uel si neque in summo apud Hungaros magistratu tunc fuisset, neque ipsam Austriam imperio obtinuisset, propterea quod cum esset ciuium suorum princeps, decebat eum potius Hungarorum prouinciae, quam propriis possessionibus in finibus Polonorum positis consulere, nec Austriam, eius fidei commissam, metu simul et auaritia deserere; cum presertim fama sit eum potuisse Viannam retinere, si stipendium, quod, ut ferunt, abunde habuit, militibus persoluisset, nec sua commoda rebus publicis anteposuisset.</text:p>
          </table:table-cell>
          <table:table-cell office:value-type="string" calcext:value-type="string">
            <text:p>urn:cts:croala:tubero.commentarii.croala-loci:body1.div3.div3.p1.s5.placeName58</text:p>
          </table:table-cell>
          <table:table-cell office:value-type="string" calcext:value-type="string">
            <text:p>urn:cite:croala:loci.113921</text:p>
          </table:table-cell>
          <table:table-cell office:value-type="string" calcext:value-type="string">
            <text:p>urn:cite:croala:loci.ana.113921</text:p>
          </table:table-cell>
          <table:table-cell table:number-columns-repeated="1017"/>
        </table:table-row>
        <table:table-row table:style-name="ro5">
          <table:table-cell office:value-type="float" office:value="114373" calcext:value-type="float">
            <text:p>114373</text:p>
          </table:table-cell>
          <table:table-cell office:value-type="string" calcext:value-type="string">
            <text:p>Viannam</text:p>
          </table:table-cell>
          <table:table-cell office:value-type="string" calcext:value-type="string">
            <text:p>estlocus1</text:p>
          </table:table-cell>
          <table:table-cell office:value-type="string" calcext:value-type="string">
            <text:p>Alemanus, Noua Vrbe ciuium uoluntate recepta, relictisque qui arcem obsiderent, ne parua res magnas corrumperet opportunitates, Viannam sexdecim millibus passuum inde distantem petit.</text:p>
          </table:table-cell>
          <table:table-cell office:value-type="string" calcext:value-type="string">
            <text:p>urn:cts:croala:tubero.commentarii.croala-loci:body1.div3.div3.p2.s1.placeName17</text:p>
          </table:table-cell>
          <table:table-cell office:value-type="string" calcext:value-type="string">
            <text:p>urn:cite:croala:loci.114373</text:p>
          </table:table-cell>
          <table:table-cell office:value-type="string" calcext:value-type="string">
            <text:p>urn:cite:croala:loci.ana.114373</text:p>
          </table:table-cell>
          <table:table-cell table:number-columns-repeated="1017"/>
        </table:table-row>
        <table:table-row table:style-name="ro8">
          <table:table-cell office:value-type="float" office:value="139698" calcext:value-type="float">
            <text:p>139698</text:p>
          </table:table-cell>
          <table:table-cell office:value-type="string" calcext:value-type="string">
            <text:p>Viannam</text:p>
          </table:table-cell>
          <table:table-cell office:value-type="string" calcext:value-type="string">
            <text:p>estlocus1</text:p>
          </table:table-cell>
          <table:table-cell office:value-type="string" calcext:value-type="string">
            <text:p>Ostendit eius peruicacia regnum Hungariae in summum periculum esse coniectum, Viannam amissam, Alemanos magna utriusque infamia in Hungariam inductos, seque eius insolentia ac temeritate ignauiae suspitionem omnibus facile dedisse, dum tot ciuilibus pariter ac externis motibus non tam imparem animum gereret quam ab exercitu nondum paratus inops consilii ambigeret, cui primum ingruenti procellae obuiam iret; illum uero ambitionis ac impietatis nota aspersum, quod iure gentium neglecto fratris natu maioris regnum inuadat.</text:p>
          </table:table-cell>
          <table:table-cell office:value-type="string" calcext:value-type="string">
            <text:p>urn:cts:croala:tubero.commentarii.croala-loci:body1.div4.div3.p1.s2.placeName11</text:p>
          </table:table-cell>
          <table:table-cell office:value-type="string" calcext:value-type="string">
            <text:p>urn:cite:croala:loci.139698</text:p>
          </table:table-cell>
          <table:table-cell office:value-type="string" calcext:value-type="string">
            <text:p>urn:cite:croala:loci.ana.139698</text:p>
          </table:table-cell>
          <table:table-cell table:number-columns-repeated="1017"/>
        </table:table-row>
        <table:table-row table:style-name="ro6">
          <table:table-cell office:value-type="float" office:value="146844" calcext:value-type="float">
            <text:p>146844</text:p>
          </table:table-cell>
          <table:table-cell office:value-type="string" calcext:value-type="string">
            <text:p>Viannam</text:p>
          </table:table-cell>
          <table:table-cell office:value-type="string" calcext:value-type="string">
            <text:p>estlocus1</text:p>
          </table:table-cell>
          <table:table-cell office:value-type="string" calcext:value-type="string">
            <text:p>Itaque rex cum magnam Boemorum ac Hungarorum manum contraxisset, aduocato senatus Hungarici concilio cum eo deliberauit, an Viannam iret oppugnatum, prius quam copias ad Albam admoueret, non quod id sentiret, aut quicquam tale animo concoepisset ― nam satis desidem ac inglorium regem semper egit ― sed quia, quum exploratum haberet Hungaros id fieri non permissuros, ad maiestatem regiam tuendam spectare putabat citra secordiae suae notam fama uulgari neque suam neque Hungarorum uirtutem cum magni nominis rege Matthia Coruino esse extinctam, nec se in regnum duntaxat tanti regis, uerum in gloriam quoque successisse.</text:p>
          </table:table-cell>
          <table:table-cell office:value-type="string" calcext:value-type="string">
            <text:p>urn:cts:croala:tubero.commentarii.croala-loci:body1.div4.div6.p2.s1.placeName18</text:p>
          </table:table-cell>
          <table:table-cell office:value-type="string" calcext:value-type="string">
            <text:p>urn:cite:croala:loci.146844</text:p>
          </table:table-cell>
          <table:table-cell office:value-type="string" calcext:value-type="string">
            <text:p>urn:cite:croala:loci.ana.146844</text:p>
          </table:table-cell>
          <table:table-cell table:number-columns-repeated="1017"/>
        </table:table-row>
        <table:table-row table:style-name="ro5">
          <table:table-cell office:value-type="float" office:value="114304" calcext:value-type="float">
            <text:p>114304</text:p>
          </table:table-cell>
          <table:table-cell office:value-type="string" calcext:value-type="string">
            <text:p>Vrbe</text:p>
          </table:table-cell>
          <table:table-cell office:value-type="string" calcext:value-type="string">
            <text:p>estlocus2</text:p>
          </table:table-cell>
          <table:table-cell office:value-type="string" calcext:value-type="string">
            <text:p>Alemanus, Noua Vrbe ciuium uoluntate recepta, relictisque qui arcem obsiderent, ne parua res magnas corrumperet opportunitates, Viannam sexdecim millibus passuum inde distantem petit.</text:p>
          </table:table-cell>
          <table:table-cell office:value-type="string" calcext:value-type="string">
            <text:p>urn:cts:croala:tubero.commentarii.croala-loci:body1.div3.div3.p2.s1.placeName3</text:p>
          </table:table-cell>
          <table:table-cell office:value-type="string" calcext:value-type="string">
            <text:p>urn:cite:croala:loci.114304</text:p>
          </table:table-cell>
          <table:table-cell office:value-type="string" calcext:value-type="string">
            <text:p>urn:cite:croala:loci.ana.114304</text:p>
          </table:table-cell>
          <table:table-cell table:number-columns-repeated="1017"/>
        </table:table-row>
        <table:table-row table:style-name="ro4">
          <table:table-cell office:value-type="float" office:value="506192" calcext:value-type="float">
            <text:p>506192</text:p>
          </table:table-cell>
          <table:table-cell office:value-type="string" calcext:value-type="string">
            <text:p>Vrbe</text:p>
          </table:table-cell>
          <table:table-cell office:value-type="string" calcext:value-type="string">
            <text:p>estlocus0</text:p>
          </table:table-cell>
          <table:table-cell office:value-type="string" calcext:value-type="string">
            <text:p>Vrbe inuiolata relicta, et quia uoluntarie se dediderat, et quia apud Armenios clementiae famam quaerebat, eodem itinere, quo ad Araxem uenerat, in Capadociam regressus est, abductis secum multis ferrariis fabris et id genus opificibus, quorum ars erat tegmina militum e laminis ferreis conficere.</text:p>
          </table:table-cell>
          <table:table-cell office:value-type="string" calcext:value-type="string">
            <text:p>urn:cts:croala:tubero.commentarii.croala-loci:body1.div10.div10.p3.s5.placeName1</text:p>
          </table:table-cell>
          <table:table-cell office:value-type="string" calcext:value-type="string">
            <text:p>urn:cite:croala:loci.506192</text:p>
          </table:table-cell>
          <table:table-cell office:value-type="string" calcext:value-type="string">
            <text:p>urn:cite:croala:loci.ana.506192</text:p>
          </table:table-cell>
          <table:table-cell table:number-columns-repeated="1017"/>
        </table:table-row>
        <table:table-row table:style-name="ro2">
          <table:table-cell office:value-type="float" office:value="561017" calcext:value-type="float">
            <text:p>561017</text:p>
          </table:table-cell>
          <table:table-cell office:value-type="string" calcext:value-type="string">
            <text:p>Vrbe</text:p>
          </table:table-cell>
          <table:table-cell office:value-type="string" calcext:value-type="string">
            <text:p>estlocus1</text:p>
          </table:table-cell>
          <table:table-cell office:value-type="string" calcext:value-type="string">
            <text:p>Quot autem dierum iter, ut omittam breuissimum e Macedonia in Italiam traiectum, inde Romam sit, in qua Vrbe templum Deo suo erigere Selynes, Salomonis pater, uouerat, per te ipsum, aut adhibito aliquo regionum ac locorum prudente, considerato.</text:p>
          </table:table-cell>
          <table:table-cell office:value-type="string" calcext:value-type="string">
            <text:p>urn:cts:croala:tubero.commentarii.croala-loci:body1.div11.div4.quote1.p1.s19.placeName18</text:p>
          </table:table-cell>
          <table:table-cell office:value-type="string" calcext:value-type="string">
            <text:p>urn:cite:croala:loci.561017</text:p>
          </table:table-cell>
          <table:table-cell office:value-type="string" calcext:value-type="string">
            <text:p>urn:cite:croala:loci.ana.561017</text:p>
          </table:table-cell>
          <table:table-cell table:number-columns-repeated="1017"/>
        </table:table-row>
        <table:table-row table:style-name="ro1" table:number-rows-repeated="1048072">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tub-x-from-estlocus1'.A1:'tub-x-from-estlocus1'.G503"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 svg:font-family="Inconsolata"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31">00/00/0000</text:date>, <text:time style:data-style-name="N2" text:time-value="12:16:56.1590744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31T21:07:59.639886490</dc:date>
    <dc:creator>Neven Jovanović</dc:creator>
    <meta:editing-duration>PT5H6M17S</meta:editing-duration>
    <meta:editing-cycles>17</meta:editing-cycles>
    <meta:generator>LibreOffice/4.3.3.2$Linux_X86_64 LibreOffice_project/430m0$Build-2</meta:generator>
    <meta:document-statistic meta:table-count="2" meta:cell-count="4403" meta:object-count="0"/>
  </office:meta>
</office:document-meta>
</file>